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95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I1:'10 percent'.I1 '10 percent'.I2:'10 percent'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J1:'10 percent'.J1 '10 percent'.J2:'10 percent'.J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K1:'10 percent'.K1 '10 percent'.K2:'10 percent'.K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0005">
            <text:p>5E-010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0005">
            <text:p>5E-010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6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6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8.4">
            <text:p>1398.4</text:p>
          </table:table-cell>
          <table:table-cell table:formula="of:=[.Q3]*1000000" office:value-type="float" office:value="0.0000089445">
            <text:p>8.9445E-006</text:p>
          </table:table-cell>
          <table:table-cell table:formula="of:=[.R3]*1000000" office:value-type="float" office:value="0.00000057058">
            <text:p>5.7058E-007</text:p>
          </table:table-cell>
          <table:table-cell table:formula="of:=[.S3]*1000000" office:value-type="float" office:value="0.0000096986">
            <text:p>9.6986E-006</text:p>
          </table:table-cell>
          <table:table-cell table:formula="of:=[.T3]*1000000" office:value-type="float" office:value="0.0000000084969">
            <text:p>8.4969E-009</text:p>
          </table:table-cell>
          <table:table-cell table:formula="of:=[.U3]*1000000" office:value-type="float" office:value="19.064">
            <text:p>19.064</text:p>
          </table:table-cell>
          <table:table-cell table:formula="of:=[.V3]*1000000" office:value-type="float" office:value="0.00000000035689">
            <text:p>3.5689E-010</text:p>
          </table:table-cell>
          <table:table-cell table:formula="of:=[.W3]*1000000" office:value-type="float" office:value="1398.4">
            <text:p>1398.4</text:p>
          </table:table-cell>
          <table:table-cell table:formula="of:=[.X3]*1000000" office:value-type="float" office:value="0.0000089471">
            <text:p>8.9471E-006</text:p>
          </table:table-cell>
          <table:table-cell table:formula="of:=[.Y3]*1000000" office:value-type="float" office:value="0.00000057099">
            <text:p>0.000000571</text:p>
          </table:table-cell>
          <table:table-cell table:formula="of:=[.Z3]*1000000" office:value-type="float" office:value="0.0000097009">
            <text:p>9.7009E-006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9.064">
            <text:p>19.064</text:p>
          </table:table-cell>
          <table:table-cell table:formula="of:=[.AC3]*1000000" office:value-type="float" office:value="0.00000000035689">
            <text:p>3.5689E-010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8.9445e-12</text:p>
          </table:table-cell>
          <table:table-cell table:style-name="ce1" office:value-type="string">
            <text:p>5.7058e-13</text:p>
          </table:table-cell>
          <table:table-cell table:style-name="ce1" office:value-type="string">
            <text:p>9.6986e-12</text:p>
          </table:table-cell>
          <table:table-cell table:style-name="ce1" office:value-type="string">
            <text:p>8.4969e-15</text:p>
          </table:table-cell>
          <table:table-cell table:style-name="ce1" office:value-type="string">
            <text:p>1.9064e-05</text:p>
          </table:table-cell>
          <table:table-cell table:style-name="ce1" office:value-type="string">
            <text:p>3.5689e-16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8.9471e-12</text:p>
          </table:table-cell>
          <table:table-cell table:style-name="ce1" office:value-type="string">
            <text:p>5.7099e-13</text:p>
          </table:table-cell>
          <table:table-cell table:style-name="ce1" office:value-type="string">
            <text:p>9.7009e-12</text:p>
          </table:table-cell>
          <table:table-cell office:value-type="float" office:value="0">
            <text:p>0</text:p>
          </table:table-cell>
          <table:table-cell table:style-name="ce1" office:value-type="string">
            <text:p>1.9064e-05</text:p>
          </table:table-cell>
          <table:table-cell table:style-name="ce1" office:value-type="string">
            <text:p>3.5689e-16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8.6">
            <text:p>1398.6</text:p>
          </table:table-cell>
          <table:table-cell table:formula="of:=[.Q4]*1000000" office:value-type="float" office:value="0.00003726">
            <text:p>0.00003726</text:p>
          </table:table-cell>
          <table:table-cell table:formula="of:=[.R4]*1000000" office:value-type="float" office:value="0.0000050219">
            <text:p>5.0219E-006</text:p>
          </table:table-cell>
          <table:table-cell table:formula="of:=[.S4]*1000000" office:value-type="float" office:value="0.00013172">
            <text:p>0.00013172</text:p>
          </table:table-cell>
          <table:table-cell table:formula="of:=[.T4]*1000000" office:value-type="float" office:value="0.000000078008">
            <text:p>0.000000078</text:p>
          </table:table-cell>
          <table:table-cell table:formula="of:=[.U4]*1000000" office:value-type="float" office:value="18.608">
            <text:p>18.608</text:p>
          </table:table-cell>
          <table:table-cell table:formula="of:=[.V4]*1000000" office:value-type="float" office:value="0.00000000025781">
            <text:p>2.5781E-010</text:p>
          </table:table-cell>
          <table:table-cell table:formula="of:=[.W4]*1000000" office:value-type="float" office:value="1398.6">
            <text:p>1398.6</text:p>
          </table:table-cell>
          <table:table-cell table:formula="of:=[.X4]*1000000" office:value-type="float" office:value="0.000037274">
            <text:p>0.000037274</text:p>
          </table:table-cell>
          <table:table-cell table:formula="of:=[.Y4]*1000000" office:value-type="float" office:value="0.0000050251">
            <text:p>5.0251E-006</text:p>
          </table:table-cell>
          <table:table-cell table:formula="of:=[.Z4]*1000000" office:value-type="float" office:value="0.00013176">
            <text:p>0.00013176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8.608">
            <text:p>18.608</text:p>
          </table:table-cell>
          <table:table-cell table:formula="of:=[.AC4]*1000000" office:value-type="float" office:value="0.00000000025781">
            <text:p>2.5781E-010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726e-11</text:p>
          </table:table-cell>
          <table:table-cell table:style-name="ce1" office:value-type="string">
            <text:p>5.0219e-12</text:p>
          </table:table-cell>
          <table:table-cell table:style-name="ce1" office:value-type="string">
            <text:p>1.3172e-10</text:p>
          </table:table-cell>
          <table:table-cell table:style-name="ce1" office:value-type="string">
            <text:p>7.8008e-14</text:p>
          </table:table-cell>
          <table:table-cell table:style-name="ce1" office:value-type="string">
            <text:p>1.8608e-05</text:p>
          </table:table-cell>
          <table:table-cell table:style-name="ce1" office:value-type="string">
            <text:p>2.5781e-16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7274e-11</text:p>
          </table:table-cell>
          <table:table-cell table:style-name="ce1" office:value-type="string">
            <text:p>5.0251e-12</text:p>
          </table:table-cell>
          <table:table-cell table:style-name="ce1" office:value-type="string">
            <text:p>1.3176e-10</text:p>
          </table:table-cell>
          <table:table-cell office:value-type="float" office:value="0">
            <text:p>0</text:p>
          </table:table-cell>
          <table:table-cell table:style-name="ce1" office:value-type="string">
            <text:p>1.8608e-05</text:p>
          </table:table-cell>
          <table:table-cell table:style-name="ce1" office:value-type="string">
            <text:p>2.5781e-16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8.8">
            <text:p>1398.8</text:p>
          </table:table-cell>
          <table:table-cell table:formula="of:=[.Q5]*1000000" office:value-type="float" office:value="0.000076667">
            <text:p>0.000076667</text:p>
          </table:table-cell>
          <table:table-cell table:formula="of:=[.R5]*1000000" office:value-type="float" office:value="0.00001587">
            <text:p>0.00001587</text:p>
          </table:table-cell>
          <table:table-cell table:formula="of:=[.S5]*1000000" office:value-type="float" office:value="0.00050763">
            <text:p>0.00050763</text:p>
          </table:table-cell>
          <table:table-cell table:formula="of:=[.T5]*1000000" office:value-type="float" office:value="0.00000023536">
            <text:p>2.3536E-007</text:p>
          </table:table-cell>
          <table:table-cell table:formula="of:=[.U5]*1000000" office:value-type="float" office:value="18.267">
            <text:p>18.267</text:p>
          </table:table-cell>
          <table:table-cell table:formula="of:=[.V5]*1000000" office:value-type="float" office:value="0.00000000018949">
            <text:p>1.8949E-010</text:p>
          </table:table-cell>
          <table:table-cell table:formula="of:=[.W5]*1000000" office:value-type="float" office:value="1398.8">
            <text:p>1398.8</text:p>
          </table:table-cell>
          <table:table-cell table:formula="of:=[.X5]*1000000" office:value-type="float" office:value="0.000076695">
            <text:p>0.000076695</text:p>
          </table:table-cell>
          <table:table-cell table:formula="of:=[.Y5]*1000000" office:value-type="float" office:value="0.000015879">
            <text:p>0.000015879</text:p>
          </table:table-cell>
          <table:table-cell table:formula="of:=[.Z5]*1000000" office:value-type="float" office:value="0.00050778">
            <text:p>0.00050778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8.267">
            <text:p>18.267</text:p>
          </table:table-cell>
          <table:table-cell table:formula="of:=[.AC5]*1000000" office:value-type="float" office:value="0.00000000018949">
            <text:p>1.8949E-010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7.6667e-11</text:p>
          </table:table-cell>
          <table:table-cell table:style-name="ce1" office:value-type="string">
            <text:p>1.587e-11</text:p>
          </table:table-cell>
          <table:table-cell table:style-name="ce1" office:value-type="string">
            <text:p>5.0763e-10</text:p>
          </table:table-cell>
          <table:table-cell table:style-name="ce1" office:value-type="string">
            <text:p>2.3536e-13</text:p>
          </table:table-cell>
          <table:table-cell table:style-name="ce1" office:value-type="string">
            <text:p>1.8267e-05</text:p>
          </table:table-cell>
          <table:table-cell table:style-name="ce1" office:value-type="string">
            <text:p>1.8949e-16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7.6695e-11</text:p>
          </table:table-cell>
          <table:table-cell table:style-name="ce1" office:value-type="string">
            <text:p>1.5879e-11</text:p>
          </table:table-cell>
          <table:table-cell table:style-name="ce1" office:value-type="string">
            <text:p>5.0778e-10</text:p>
          </table:table-cell>
          <table:table-cell office:value-type="float" office:value="0">
            <text:p>0</text:p>
          </table:table-cell>
          <table:table-cell table:style-name="ce1" office:value-type="string">
            <text:p>1.8267e-05</text:p>
          </table:table-cell>
          <table:table-cell table:style-name="ce1" office:value-type="string">
            <text:p>1.8949e-16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8.9">
            <text:p>1398.9</text:p>
          </table:table-cell>
          <table:table-cell table:formula="of:=[.Q6]*1000000" office:value-type="float" office:value="0.00012935">
            <text:p>0.00012935</text:p>
          </table:table-cell>
          <table:table-cell table:formula="of:=[.R6]*1000000" office:value-type="float" office:value="0.000034644">
            <text:p>0.000034644</text:p>
          </table:table-cell>
          <table:table-cell table:formula="of:=[.S6]*1000000" office:value-type="float" office:value="0.0012422">
            <text:p>0.0012422</text:p>
          </table:table-cell>
          <table:table-cell table:formula="of:=[.T6]*1000000" office:value-type="float" office:value="0.00000048702">
            <text:p>0.000000487</text:p>
          </table:table-cell>
          <table:table-cell table:formula="of:=[.U6]*1000000" office:value-type="float" office:value="18.037">
            <text:p>18.037</text:p>
          </table:table-cell>
          <table:table-cell table:formula="of:=[.V6]*1000000" office:value-type="float" office:value="0.00000000014262">
            <text:p>1.4262E-010</text:p>
          </table:table-cell>
          <table:table-cell table:formula="of:=[.W6]*1000000" office:value-type="float" office:value="1398.9">
            <text:p>1398.9</text:p>
          </table:table-cell>
          <table:table-cell table:formula="of:=[.X6]*1000000" office:value-type="float" office:value="0.0001294">
            <text:p>0.0001294</text:p>
          </table:table-cell>
          <table:table-cell table:formula="of:=[.Y6]*1000000" office:value-type="float" office:value="0.000034661">
            <text:p>0.000034661</text:p>
          </table:table-cell>
          <table:table-cell table:formula="of:=[.Z6]*1000000" office:value-type="float" office:value="0.0012426">
            <text:p>0.0012426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8.037">
            <text:p>18.037</text:p>
          </table:table-cell>
          <table:table-cell table:formula="of:=[.AC6]*1000000" office:value-type="float" office:value="0.00000000014262">
            <text:p>1.4262E-010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2935e-10</text:p>
          </table:table-cell>
          <table:table-cell table:style-name="ce1" office:value-type="string">
            <text:p>3.4644e-11</text:p>
          </table:table-cell>
          <table:table-cell table:style-name="ce1" office:value-type="string">
            <text:p>1.2422e-09</text:p>
          </table:table-cell>
          <table:table-cell table:style-name="ce1" office:value-type="string">
            <text:p>4.8702e-13</text:p>
          </table:table-cell>
          <table:table-cell table:style-name="ce1" office:value-type="string">
            <text:p>1.8037e-05</text:p>
          </table:table-cell>
          <table:table-cell table:style-name="ce1" office:value-type="string">
            <text:p>1.4262e-16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294e-10</text:p>
          </table:table-cell>
          <table:table-cell table:style-name="ce1" office:value-type="string">
            <text:p>3.4661e-11</text:p>
          </table:table-cell>
          <table:table-cell table:style-name="ce1" office:value-type="string">
            <text:p>1.2426e-09</text:p>
          </table:table-cell>
          <table:table-cell office:value-type="float" office:value="0">
            <text:p>0</text:p>
          </table:table-cell>
          <table:table-cell table:style-name="ce1" office:value-type="string">
            <text:p>1.8037e-05</text:p>
          </table:table-cell>
          <table:table-cell table:style-name="ce1" office:value-type="string">
            <text:p>1.4262e-16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9">
            <text:p>1399</text:p>
          </table:table-cell>
          <table:table-cell table:formula="of:=[.Q7]*1000000" office:value-type="float" office:value="0.00021382">
            <text:p>0.00021382</text:p>
          </table:table-cell>
          <table:table-cell table:formula="of:=[.R7]*1000000" office:value-type="float" office:value="0.000064244">
            <text:p>0.000064244</text:p>
          </table:table-cell>
          <table:table-cell table:formula="of:=[.S7]*1000000" office:value-type="float" office:value="0.002522">
            <text:p>0.002522</text:p>
          </table:table-cell>
          <table:table-cell table:formula="of:=[.T7]*1000000" office:value-type="float" office:value="0.00000086972">
            <text:p>8.6972E-007</text:p>
          </table:table-cell>
          <table:table-cell table:formula="of:=[.U7]*1000000" office:value-type="float" office:value="17.911">
            <text:p>17.911</text:p>
          </table:table-cell>
          <table:table-cell table:formula="of:=[.V7]*1000000" office:value-type="float" office:value="0.00000000011101">
            <text:p>1.1101E-010</text:p>
          </table:table-cell>
          <table:table-cell table:formula="of:=[.W7]*1000000" office:value-type="float" office:value="1399">
            <text:p>1399</text:p>
          </table:table-cell>
          <table:table-cell table:formula="of:=[.X7]*1000000" office:value-type="float" office:value="0.0002139">
            <text:p>0.0002139</text:p>
          </table:table-cell>
          <table:table-cell table:formula="of:=[.Y7]*1000000" office:value-type="float" office:value="0.000064274">
            <text:p>0.000064274</text:p>
          </table:table-cell>
          <table:table-cell table:formula="of:=[.Z7]*1000000" office:value-type="float" office:value="0.0025227">
            <text:p>0.0025227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7.911">
            <text:p>17.911</text:p>
          </table:table-cell>
          <table:table-cell table:formula="of:=[.AC7]*1000000" office:value-type="float" office:value="0.00000000011101">
            <text:p>1.1101E-010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2.1382e-10</text:p>
          </table:table-cell>
          <table:table-cell table:style-name="ce1" office:value-type="string">
            <text:p>6.4244e-11</text:p>
          </table:table-cell>
          <table:table-cell table:style-name="ce1" office:value-type="string">
            <text:p>2.522e-09</text:p>
          </table:table-cell>
          <table:table-cell table:style-name="ce1" office:value-type="string">
            <text:p>8.6972e-13</text:p>
          </table:table-cell>
          <table:table-cell table:style-name="ce1" office:value-type="string">
            <text:p>1.7911e-05</text:p>
          </table:table-cell>
          <table:table-cell table:style-name="ce1" office:value-type="string">
            <text:p>1.1101e-16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2.139e-10</text:p>
          </table:table-cell>
          <table:table-cell table:style-name="ce1" office:value-type="string">
            <text:p>6.4274e-11</text:p>
          </table:table-cell>
          <table:table-cell table:style-name="ce1" office:value-type="string">
            <text:p>2.5227e-09</text:p>
          </table:table-cell>
          <table:table-cell office:value-type="float" office:value="0">
            <text:p>0</text:p>
          </table:table-cell>
          <table:table-cell table:style-name="ce1" office:value-type="string">
            <text:p>1.7911e-05</text:p>
          </table:table-cell>
          <table:table-cell table:style-name="ce1" office:value-type="string">
            <text:p>1.1101e-16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9.1">
            <text:p>1399.1</text:p>
          </table:table-cell>
          <table:table-cell table:formula="of:=[.Q8]*1000000" office:value-type="float" office:value="0.00037589">
            <text:p>0.00037589</text:p>
          </table:table-cell>
          <table:table-cell table:formula="of:=[.R8]*1000000" office:value-type="float" office:value="0.00011411">
            <text:p>0.00011411</text:p>
          </table:table-cell>
          <table:table-cell table:formula="of:=[.S8]*1000000" office:value-type="float" office:value="0.0049203">
            <text:p>0.0049203</text:p>
          </table:table-cell>
          <table:table-cell table:formula="of:=[.T8]*1000000" office:value-type="float" office:value="0.0000015218">
            <text:p>1.5218E-006</text:p>
          </table:table-cell>
          <table:table-cell table:formula="of:=[.U8]*1000000" office:value-type="float" office:value="17.869">
            <text:p>17.869</text:p>
          </table:table-cell>
          <table:table-cell table:formula="of:=[.V8]*1000000" office:value-type="float" office:value="0.000000000089081">
            <text:p>8.9081E-011</text:p>
          </table:table-cell>
          <table:table-cell table:formula="of:=[.W8]*1000000" office:value-type="float" office:value="1399.1">
            <text:p>1399.1</text:p>
          </table:table-cell>
          <table:table-cell table:formula="of:=[.X8]*1000000" office:value-type="float" office:value="0.00037604">
            <text:p>0.00037604</text:p>
          </table:table-cell>
          <table:table-cell table:formula="of:=[.Y8]*1000000" office:value-type="float" office:value="0.00011416">
            <text:p>0.00011416</text:p>
          </table:table-cell>
          <table:table-cell table:formula="of:=[.Z8]*1000000" office:value-type="float" office:value="0.0049217">
            <text:p>0.0049217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7.869">
            <text:p>17.869</text:p>
          </table:table-cell>
          <table:table-cell table:formula="of:=[.AC8]*1000000" office:value-type="float" office:value="0.000000000089081">
            <text:p>8.9081E-011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3.7589e-10</text:p>
          </table:table-cell>
          <table:table-cell table:style-name="ce1" office:value-type="string">
            <text:p>1.1411e-10</text:p>
          </table:table-cell>
          <table:table-cell table:style-name="ce1" office:value-type="string">
            <text:p>4.9203e-09</text:p>
          </table:table-cell>
          <table:table-cell table:style-name="ce1" office:value-type="string">
            <text:p>1.5218e-12</text:p>
          </table:table-cell>
          <table:table-cell table:style-name="ce1" office:value-type="string">
            <text:p>1.7869e-05</text:p>
          </table:table-cell>
          <table:table-cell table:style-name="ce1" office:value-type="string">
            <text:p>8.9081e-17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3.7604e-10</text:p>
          </table:table-cell>
          <table:table-cell table:style-name="ce1" office:value-type="string">
            <text:p>1.1416e-10</text:p>
          </table:table-cell>
          <table:table-cell table:style-name="ce1" office:value-type="string">
            <text:p>4.9217e-09</text:p>
          </table:table-cell>
          <table:table-cell office:value-type="float" office:value="0">
            <text:p>0</text:p>
          </table:table-cell>
          <table:table-cell table:style-name="ce1" office:value-type="string">
            <text:p>1.7869e-05</text:p>
          </table:table-cell>
          <table:table-cell table:style-name="ce1" office:value-type="string">
            <text:p>8.9081e-17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9.1">
            <text:p>1399.1</text:p>
          </table:table-cell>
          <table:table-cell table:formula="of:=[.Q9]*1000000" office:value-type="float" office:value="0.00073449">
            <text:p>0.00073449</text:p>
          </table:table-cell>
          <table:table-cell table:formula="of:=[.R9]*1000000" office:value-type="float" office:value="0.00021161">
            <text:p>0.00021161</text:p>
          </table:table-cell>
          <table:table-cell table:formula="of:=[.S9]*1000000" office:value-type="float" office:value="0.010111">
            <text:p>0.010111</text:p>
          </table:table-cell>
          <table:table-cell table:formula="of:=[.T9]*1000000" office:value-type="float" office:value="0.0000028482">
            <text:p>2.8482E-006</text:p>
          </table:table-cell>
          <table:table-cell table:formula="of:=[.U9]*1000000" office:value-type="float" office:value="17.89">
            <text:p>17.89</text:p>
          </table:table-cell>
          <table:table-cell table:formula="of:=[.V9]*1000000" office:value-type="float" office:value="0.000000000073152">
            <text:p>7.3152E-011</text:p>
          </table:table-cell>
          <table:table-cell table:formula="of:=[.W9]*1000000" office:value-type="float" office:value="1399.1">
            <text:p>1399.1</text:p>
          </table:table-cell>
          <table:table-cell table:formula="of:=[.X9]*1000000" office:value-type="float" office:value="0.00073482">
            <text:p>0.00073482</text:p>
          </table:table-cell>
          <table:table-cell table:formula="of:=[.Y9]*1000000" office:value-type="float" office:value="0.00021172">
            <text:p>0.00021172</text:p>
          </table:table-cell>
          <table:table-cell table:formula="of:=[.Z9]*1000000" office:value-type="float" office:value="0.010114">
            <text:p>0.010114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7.89">
            <text:p>17.89</text:p>
          </table:table-cell>
          <table:table-cell table:formula="of:=[.AC9]*1000000" office:value-type="float" office:value="0.000000000073152">
            <text:p>7.3152E-011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7.3449e-10</text:p>
          </table:table-cell>
          <table:table-cell table:style-name="ce1" office:value-type="string">
            <text:p>2.1161e-10</text:p>
          </table:table-cell>
          <table:table-cell table:style-name="ce1" office:value-type="string">
            <text:p>1.0111e-08</text:p>
          </table:table-cell>
          <table:table-cell table:style-name="ce1" office:value-type="string">
            <text:p>2.8482e-12</text:p>
          </table:table-cell>
          <table:table-cell table:style-name="ce1" office:value-type="string">
            <text:p>1.789e-05</text:p>
          </table:table-cell>
          <table:table-cell table:style-name="ce1" office:value-type="string">
            <text:p>7.3152e-17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7.3482e-10</text:p>
          </table:table-cell>
          <table:table-cell table:style-name="ce1" office:value-type="string">
            <text:p>2.1172e-10</text:p>
          </table:table-cell>
          <table:table-cell table:style-name="ce1" office:value-type="string">
            <text:p>1.0114e-08</text:p>
          </table:table-cell>
          <table:table-cell office:value-type="float" office:value="0">
            <text:p>0</text:p>
          </table:table-cell>
          <table:table-cell table:style-name="ce1" office:value-type="string">
            <text:p>1.789e-05</text:p>
          </table:table-cell>
          <table:table-cell table:style-name="ce1" office:value-type="string">
            <text:p>7.3152e-17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99.2">
            <text:p>1399.2</text:p>
          </table:table-cell>
          <table:table-cell table:formula="of:=[.Q10]*1000000" office:value-type="float" office:value="0.0014537">
            <text:p>0.0014537</text:p>
          </table:table-cell>
          <table:table-cell table:formula="of:=[.R10]*1000000" office:value-type="float" office:value="0.00039164">
            <text:p>0.00039164</text:p>
          </table:table-cell>
          <table:table-cell table:formula="of:=[.S10]*1000000" office:value-type="float" office:value="0.020437">
            <text:p>0.020437</text:p>
          </table:table-cell>
          <table:table-cell table:formula="of:=[.T10]*1000000" office:value-type="float" office:value="0.0000054268">
            <text:p>5.4268E-006</text:p>
          </table:table-cell>
          <table:table-cell table:formula="of:=[.U10]*1000000" office:value-type="float" office:value="17.946">
            <text:p>17.946</text:p>
          </table:table-cell>
          <table:table-cell table:formula="of:=[.V10]*1000000" office:value-type="float" office:value="0.00000000006281">
            <text:p>6.281E-011</text:p>
          </table:table-cell>
          <table:table-cell table:formula="of:=[.W10]*1000000" office:value-type="float" office:value="1399.2">
            <text:p>1399.2</text:p>
          </table:table-cell>
          <table:table-cell table:formula="of:=[.X10]*1000000" office:value-type="float" office:value="0.0014545">
            <text:p>0.0014545</text:p>
          </table:table-cell>
          <table:table-cell table:formula="of:=[.Y10]*1000000" office:value-type="float" office:value="0.00039186">
            <text:p>0.00039186</text:p>
          </table:table-cell>
          <table:table-cell table:formula="of:=[.Z10]*1000000" office:value-type="float" office:value="0.020445">
            <text:p>0.020445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7.946">
            <text:p>17.946</text:p>
          </table:table-cell>
          <table:table-cell table:formula="of:=[.AC10]*1000000" office:value-type="float" office:value="0.00000000006281">
            <text:p>6.281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4537e-09</text:p>
          </table:table-cell>
          <table:table-cell table:style-name="ce1" office:value-type="string">
            <text:p>3.9164e-10</text:p>
          </table:table-cell>
          <table:table-cell table:style-name="ce1" office:value-type="string">
            <text:p>2.0437e-08</text:p>
          </table:table-cell>
          <table:table-cell table:style-name="ce1" office:value-type="string">
            <text:p>5.4268e-12</text:p>
          </table:table-cell>
          <table:table-cell table:style-name="ce1" office:value-type="string">
            <text:p>1.7946e-05</text:p>
          </table:table-cell>
          <table:table-cell table:style-name="ce1" office:value-type="string">
            <text:p>6.281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4545e-09</text:p>
          </table:table-cell>
          <table:table-cell table:style-name="ce1" office:value-type="string">
            <text:p>3.9186e-10</text:p>
          </table:table-cell>
          <table:table-cell table:style-name="ce1" office:value-type="string">
            <text:p>2.0445e-08</text:p>
          </table:table-cell>
          <table:table-cell office:value-type="float" office:value="0">
            <text:p>0</text:p>
          </table:table-cell>
          <table:table-cell table:style-name="ce1" office:value-type="string">
            <text:p>1.7946e-05</text:p>
          </table:table-cell>
          <table:table-cell table:style-name="ce1" office:value-type="string">
            <text:p>6.281e-17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99.2">
            <text:p>1399.2</text:p>
          </table:table-cell>
          <table:table-cell table:formula="of:=[.Q11]*1000000" office:value-type="float" office:value="0.0030749">
            <text:p>0.0030749</text:p>
          </table:table-cell>
          <table:table-cell table:formula="of:=[.R11]*1000000" office:value-type="float" office:value="0.00077716">
            <text:p>0.00077716</text:p>
          </table:table-cell>
          <table:table-cell table:formula="of:=[.S11]*1000000" office:value-type="float" office:value="0.043647">
            <text:p>0.043647</text:p>
          </table:table-cell>
          <table:table-cell table:formula="of:=[.T11]*1000000" office:value-type="float" office:value="0.000011358">
            <text:p>0.000011358</text:p>
          </table:table-cell>
          <table:table-cell table:formula="of:=[.U11]*1000000" office:value-type="float" office:value="18.018">
            <text:p>18.018</text:p>
          </table:table-cell>
          <table:table-cell table:formula="of:=[.V11]*1000000" office:value-type="float" office:value="0.000000000055279">
            <text:p>5.5279E-011</text:p>
          </table:table-cell>
          <table:table-cell table:formula="of:=[.W11]*1000000" office:value-type="float" office:value="1399.2">
            <text:p>1399.2</text:p>
          </table:table-cell>
          <table:table-cell table:formula="of:=[.X11]*1000000" office:value-type="float" office:value="0.0030765">
            <text:p>0.0030765</text:p>
          </table:table-cell>
          <table:table-cell table:formula="of:=[.Y11]*1000000" office:value-type="float" office:value="0.00077763">
            <text:p>0.00077763</text:p>
          </table:table-cell>
          <table:table-cell table:formula="of:=[.Z11]*1000000" office:value-type="float" office:value="0.043666">
            <text:p>0.043666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8.018">
            <text:p>18.018</text:p>
          </table:table-cell>
          <table:table-cell table:formula="of:=[.AC11]*1000000" office:value-type="float" office:value="0.000000000055279">
            <text:p>5.5279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3.0749e-09</text:p>
          </table:table-cell>
          <table:table-cell table:style-name="ce1" office:value-type="string">
            <text:p>7.7716e-10</text:p>
          </table:table-cell>
          <table:table-cell table:style-name="ce1" office:value-type="string">
            <text:p>4.3647e-08</text:p>
          </table:table-cell>
          <table:table-cell table:style-name="ce1" office:value-type="string">
            <text:p>1.1358e-11</text:p>
          </table:table-cell>
          <table:table-cell table:style-name="ce1" office:value-type="string">
            <text:p>1.8018e-05</text:p>
          </table:table-cell>
          <table:table-cell table:style-name="ce1" office:value-type="string">
            <text:p>5.5279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3.0765e-09</text:p>
          </table:table-cell>
          <table:table-cell table:style-name="ce1" office:value-type="string">
            <text:p>7.7763e-10</text:p>
          </table:table-cell>
          <table:table-cell table:style-name="ce1" office:value-type="string">
            <text:p>4.3666e-08</text:p>
          </table:table-cell>
          <table:table-cell office:value-type="float" office:value="0">
            <text:p>0</text:p>
          </table:table-cell>
          <table:table-cell table:style-name="ce1" office:value-type="string">
            <text:p>1.8018e-05</text:p>
          </table:table-cell>
          <table:table-cell table:style-name="ce1" office:value-type="string">
            <text:p>5.5279e-17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99.2">
            <text:p>1399.2</text:p>
          </table:table-cell>
          <table:table-cell table:formula="of:=[.Q12]*1000000" office:value-type="float" office:value="0.0067503">
            <text:p>0.0067503</text:p>
          </table:table-cell>
          <table:table-cell table:formula="of:=[.R12]*1000000" office:value-type="float" office:value="0.0016294">
            <text:p>0.0016294</text:p>
          </table:table-cell>
          <table:table-cell table:formula="of:=[.S12]*1000000" office:value-type="float" office:value="0.096434">
            <text:p>0.096434</text:p>
          </table:table-cell>
          <table:table-cell table:formula="of:=[.T12]*1000000" office:value-type="float" office:value="0.000026053">
            <text:p>0.000026053</text:p>
          </table:table-cell>
          <table:table-cell table:formula="of:=[.U12]*1000000" office:value-type="float" office:value="18.079">
            <text:p>18.079</text:p>
          </table:table-cell>
          <table:table-cell table:formula="of:=[.V12]*1000000" office:value-type="float" office:value="0.00000000004994">
            <text:p>4.994E-011</text:p>
          </table:table-cell>
          <table:table-cell table:formula="of:=[.W12]*1000000" office:value-type="float" office:value="1399.2">
            <text:p>1399.2</text:p>
          </table:table-cell>
          <table:table-cell table:formula="of:=[.X12]*1000000" office:value-type="float" office:value="0.006754">
            <text:p>0.006754</text:p>
          </table:table-cell>
          <table:table-cell table:formula="of:=[.Y12]*1000000" office:value-type="float" office:value="0.0016305">
            <text:p>0.0016305</text:p>
          </table:table-cell>
          <table:table-cell table:formula="of:=[.Z12]*1000000" office:value-type="float" office:value="0.096482">
            <text:p>0.096482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8.078">
            <text:p>18.078</text:p>
          </table:table-cell>
          <table:table-cell table:formula="of:=[.AC12]*1000000" office:value-type="float" office:value="0.00000000004994">
            <text:p>4.994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6.7503e-09</text:p>
          </table:table-cell>
          <table:table-cell table:style-name="ce1" office:value-type="string">
            <text:p>1.6294e-09</text:p>
          </table:table-cell>
          <table:table-cell table:style-name="ce1" office:value-type="string">
            <text:p>9.6434e-08</text:p>
          </table:table-cell>
          <table:table-cell table:style-name="ce1" office:value-type="string">
            <text:p>2.6053e-11</text:p>
          </table:table-cell>
          <table:table-cell table:style-name="ce1" office:value-type="string">
            <text:p>1.8079e-05</text:p>
          </table:table-cell>
          <table:table-cell table:style-name="ce1" office:value-type="string">
            <text:p>4.994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6.754e-09</text:p>
          </table:table-cell>
          <table:table-cell table:style-name="ce1" office:value-type="string">
            <text:p>1.6305e-09</text:p>
          </table:table-cell>
          <table:table-cell table:style-name="ce1" office:value-type="string">
            <text:p>9.6482e-08</text:p>
          </table:table-cell>
          <table:table-cell office:value-type="float" office:value="0">
            <text:p>0</text:p>
          </table:table-cell>
          <table:table-cell table:style-name="ce1" office:value-type="string">
            <text:p>1.8078e-05</text:p>
          </table:table-cell>
          <table:table-cell table:style-name="ce1" office:value-type="string">
            <text:p>4.994e-17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99.2">
            <text:p>1399.2</text:p>
          </table:table-cell>
          <table:table-cell table:formula="of:=[.Q13]*1000000" office:value-type="float" office:value="0.01423">
            <text:p>0.01423</text:p>
          </table:table-cell>
          <table:table-cell table:formula="of:=[.R13]*1000000" office:value-type="float" office:value="0.0033807">
            <text:p>0.0033807</text:p>
          </table:table-cell>
          <table:table-cell table:formula="of:=[.S13]*1000000" office:value-type="float" office:value="0.20565">
            <text:p>0.20565</text:p>
          </table:table-cell>
          <table:table-cell table:formula="of:=[.T13]*1000000" office:value-type="float" office:value="0.000061288">
            <text:p>0.000061288</text:p>
          </table:table-cell>
          <table:table-cell table:formula="of:=[.U13]*1000000" office:value-type="float" office:value="18.096">
            <text:p>18.096</text:p>
          </table:table-cell>
          <table:table-cell table:formula="of:=[.V13]*1000000" office:value-type="float" office:value="0.00000000004638">
            <text:p>4.638E-011</text:p>
          </table:table-cell>
          <table:table-cell table:formula="of:=[.W13]*1000000" office:value-type="float" office:value="1399.2">
            <text:p>1399.2</text:p>
          </table:table-cell>
          <table:table-cell table:formula="of:=[.X13]*1000000" office:value-type="float" office:value="0.014237">
            <text:p>0.014237</text:p>
          </table:table-cell>
          <table:table-cell table:formula="of:=[.Y13]*1000000" office:value-type="float" office:value="0.0033831">
            <text:p>0.0033831</text:p>
          </table:table-cell>
          <table:table-cell table:formula="of:=[.Z13]*1000000" office:value-type="float" office:value="0.20577">
            <text:p>0.20577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8.096">
            <text:p>18.096</text:p>
          </table:table-cell>
          <table:table-cell table:formula="of:=[.AC13]*1000000" office:value-type="float" office:value="0.00000000004638">
            <text:p>4.638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423e-08</text:p>
          </table:table-cell>
          <table:table-cell table:style-name="ce1" office:value-type="string">
            <text:p>3.3807e-09</text:p>
          </table:table-cell>
          <table:table-cell table:style-name="ce1" office:value-type="string">
            <text:p>2.0565e-07</text:p>
          </table:table-cell>
          <table:table-cell table:style-name="ce1" office:value-type="string">
            <text:p>6.1288e-11</text:p>
          </table:table-cell>
          <table:table-cell table:style-name="ce1" office:value-type="string">
            <text:p>1.8096e-05</text:p>
          </table:table-cell>
          <table:table-cell table:style-name="ce1" office:value-type="string">
            <text:p>4.638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1.4237e-08</text:p>
          </table:table-cell>
          <table:table-cell table:style-name="ce1" office:value-type="string">
            <text:p>3.3831e-09</text:p>
          </table:table-cell>
          <table:table-cell table:style-name="ce1" office:value-type="string">
            <text:p>2.0577e-07</text:p>
          </table:table-cell>
          <table:table-cell office:value-type="float" office:value="0">
            <text:p>0</text:p>
          </table:table-cell>
          <table:table-cell table:style-name="ce1" office:value-type="string">
            <text:p>1.8096e-05</text:p>
          </table:table-cell>
          <table:table-cell table:style-name="ce1" office:value-type="string">
            <text:p>4.638e-17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399.2">
            <text:p>1399.2</text:p>
          </table:table-cell>
          <table:table-cell table:formula="of:=[.Q14]*1000000" office:value-type="float" office:value="0.029175">
            <text:p>0.029175</text:p>
          </table:table-cell>
          <table:table-cell table:formula="of:=[.R14]*1000000" office:value-type="float" office:value="0.007021">
            <text:p>0.007021</text:p>
          </table:table-cell>
          <table:table-cell table:formula="of:=[.S14]*1000000" office:value-type="float" office:value="0.42971">
            <text:p>0.42971</text:p>
          </table:table-cell>
          <table:table-cell table:formula="of:=[.T14]*1000000" office:value-type="float" office:value="0.00014576">
            <text:p>0.00014576</text:p>
          </table:table-cell>
          <table:table-cell table:formula="of:=[.U14]*1000000" office:value-type="float" office:value="18.033">
            <text:p>18.033</text:p>
          </table:table-cell>
          <table:table-cell table:formula="of:=[.V14]*1000000" office:value-type="float" office:value="0.000000000043847">
            <text:p>4.3847E-011</text:p>
          </table:table-cell>
          <table:table-cell table:formula="of:=[.W14]*1000000" office:value-type="float" office:value="1399.2">
            <text:p>1399.2</text:p>
          </table:table-cell>
          <table:table-cell table:formula="of:=[.X14]*1000000" office:value-type="float" office:value="0.029189">
            <text:p>0.029189</text:p>
          </table:table-cell>
          <table:table-cell table:formula="of:=[.Y14]*1000000" office:value-type="float" office:value="0.0070259">
            <text:p>0.0070259</text:p>
          </table:table-cell>
          <table:table-cell table:formula="of:=[.Z14]*1000000" office:value-type="float" office:value="0.43001">
            <text:p>0.43001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8.033">
            <text:p>18.033</text:p>
          </table:table-cell>
          <table:table-cell table:formula="of:=[.AC14]*1000000" office:value-type="float" office:value="0.000000000043847">
            <text:p>4.3847E-011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2.9175e-08</text:p>
          </table:table-cell>
          <table:table-cell table:style-name="ce1" office:value-type="string">
            <text:p>7.021e-09</text:p>
          </table:table-cell>
          <table:table-cell table:style-name="ce1" office:value-type="string">
            <text:p>4.2971e-07</text:p>
          </table:table-cell>
          <table:table-cell table:style-name="ce1" office:value-type="string">
            <text:p>1.4576e-10</text:p>
          </table:table-cell>
          <table:table-cell table:style-name="ce1" office:value-type="string">
            <text:p>1.8033e-05</text:p>
          </table:table-cell>
          <table:table-cell table:style-name="ce1" office:value-type="string">
            <text:p>4.3847e-17</text:p>
          </table:table-cell>
          <table:table-cell office:value-type="float" office:value="0.0013992">
            <text:p>0.0013992</text:p>
          </table:table-cell>
          <table:table-cell table:style-name="ce1" office:value-type="string">
            <text:p>2.9189e-08</text:p>
          </table:table-cell>
          <table:table-cell table:style-name="ce1" office:value-type="string">
            <text:p>7.0259e-09</text:p>
          </table:table-cell>
          <table:table-cell table:style-name="ce1" office:value-type="string">
            <text:p>4.3001e-07</text:p>
          </table:table-cell>
          <table:table-cell office:value-type="float" office:value="0">
            <text:p>0</text:p>
          </table:table-cell>
          <table:table-cell table:style-name="ce1" office:value-type="string">
            <text:p>1.8033e-05</text:p>
          </table:table-cell>
          <table:table-cell table:style-name="ce1" office:value-type="string">
            <text:p>4.3847e-17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399">
            <text:p>1399</text:p>
          </table:table-cell>
          <table:table-cell table:formula="of:=[.Q15]*1000000" office:value-type="float" office:value="0.057702">
            <text:p>0.057702</text:p>
          </table:table-cell>
          <table:table-cell table:formula="of:=[.R15]*1000000" office:value-type="float" office:value="0.014311">
            <text:p>0.014311</text:p>
          </table:table-cell>
          <table:table-cell table:formula="of:=[.S15]*1000000" office:value-type="float" office:value="0.86088">
            <text:p>0.86088</text:p>
          </table:table-cell>
          <table:table-cell table:formula="of:=[.T15]*1000000" office:value-type="float" office:value="0.00031773">
            <text:p>0.00031773</text:p>
          </table:table-cell>
          <table:table-cell table:formula="of:=[.U15]*1000000" office:value-type="float" office:value="17.834">
            <text:p>17.834</text:p>
          </table:table-cell>
          <table:table-cell table:formula="of:=[.V15]*1000000" office:value-type="float" office:value="0.000000000041987">
            <text:p>4.1987E-011</text:p>
          </table:table-cell>
          <table:table-cell table:formula="of:=[.W15]*1000000" office:value-type="float" office:value="1399">
            <text:p>1399</text:p>
          </table:table-cell>
          <table:table-cell table:formula="of:=[.X15]*1000000" office:value-type="float" office:value="0.057726">
            <text:p>0.057726</text:p>
          </table:table-cell>
          <table:table-cell table:formula="of:=[.Y15]*1000000" office:value-type="float" office:value="0.014321">
            <text:p>0.014321</text:p>
          </table:table-cell>
          <table:table-cell table:formula="of:=[.Z15]*1000000" office:value-type="float" office:value="0.86167">
            <text:p>0.86167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17.834">
            <text:p>17.834</text:p>
          </table:table-cell>
          <table:table-cell table:formula="of:=[.AC15]*1000000" office:value-type="float" office:value="0.000000000041987">
            <text:p>4.1987E-011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5.7702e-08</text:p>
          </table:table-cell>
          <table:table-cell table:style-name="ce1" office:value-type="string">
            <text:p>1.4311e-08</text:p>
          </table:table-cell>
          <table:table-cell table:style-name="ce1" office:value-type="string">
            <text:p>8.6088e-07</text:p>
          </table:table-cell>
          <table:table-cell table:style-name="ce1" office:value-type="string">
            <text:p>3.1773e-10</text:p>
          </table:table-cell>
          <table:table-cell table:style-name="ce1" office:value-type="string">
            <text:p>1.7834e-05</text:p>
          </table:table-cell>
          <table:table-cell table:style-name="ce1" office:value-type="string">
            <text:p>4.1987e-17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5.7726e-08</text:p>
          </table:table-cell>
          <table:table-cell table:style-name="ce1" office:value-type="string">
            <text:p>1.4321e-08</text:p>
          </table:table-cell>
          <table:table-cell table:style-name="ce1" office:value-type="string">
            <text:p>8.6167e-07</text:p>
          </table:table-cell>
          <table:table-cell office:value-type="float" office:value="0">
            <text:p>0</text:p>
          </table:table-cell>
          <table:table-cell table:style-name="ce1" office:value-type="string">
            <text:p>1.7834e-05</text:p>
          </table:table-cell>
          <table:table-cell table:style-name="ce1" office:value-type="string">
            <text:p>4.1987e-17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398.5">
            <text:p>1398.5</text:p>
          </table:table-cell>
          <table:table-cell table:formula="of:=[.Q16]*1000000" office:value-type="float" office:value="0.11198">
            <text:p>0.11198</text:p>
          </table:table-cell>
          <table:table-cell table:formula="of:=[.R16]*1000000" office:value-type="float" office:value="0.028484">
            <text:p>0.028484</text:p>
          </table:table-cell>
          <table:table-cell table:formula="of:=[.S16]*1000000" office:value-type="float" office:value="1.6271">
            <text:p>1.6271</text:p>
          </table:table-cell>
          <table:table-cell table:formula="of:=[.T16]*1000000" office:value-type="float" office:value="0.00060163">
            <text:p>0.00060163</text:p>
          </table:table-cell>
          <table:table-cell table:formula="of:=[.U16]*1000000" office:value-type="float" office:value="17.423">
            <text:p>17.423</text:p>
          </table:table-cell>
          <table:table-cell table:formula="of:=[.V16]*1000000" office:value-type="float" office:value="0.000000000040515">
            <text:p>4.0515E-011</text:p>
          </table:table-cell>
          <table:table-cell table:formula="of:=[.W16]*1000000" office:value-type="float" office:value="1398.5">
            <text:p>1398.5</text:p>
          </table:table-cell>
          <table:table-cell table:formula="of:=[.X16]*1000000" office:value-type="float" office:value="0.11202">
            <text:p>0.11202</text:p>
          </table:table-cell>
          <table:table-cell table:formula="of:=[.Y16]*1000000" office:value-type="float" office:value="0.028501">
            <text:p>0.028501</text:p>
          </table:table-cell>
          <table:table-cell table:formula="of:=[.Z16]*1000000" office:value-type="float" office:value="1.6292">
            <text:p>1.6292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17.422">
            <text:p>17.422</text:p>
          </table:table-cell>
          <table:table-cell table:formula="of:=[.AC16]*1000000" office:value-type="float" office:value="0.000000000040515">
            <text:p>4.0515E-011</text:p>
          </table:table-cell>
          <table:table-cell office:value-type="float" office:value="0.0013985">
            <text:p>0.0013985</text:p>
          </table:table-cell>
          <table:table-cell table:style-name="ce1" office:value-type="string">
            <text:p>1.1198e-07</text:p>
          </table:table-cell>
          <table:table-cell table:style-name="ce1" office:value-type="string">
            <text:p>2.8484e-08</text:p>
          </table:table-cell>
          <table:table-cell table:style-name="ce1" office:value-type="string">
            <text:p>1.6271e-06</text:p>
          </table:table-cell>
          <table:table-cell table:style-name="ce1" office:value-type="string">
            <text:p>6.0163e-10</text:p>
          </table:table-cell>
          <table:table-cell table:style-name="ce1" office:value-type="string">
            <text:p>1.7423e-05</text:p>
          </table:table-cell>
          <table:table-cell table:style-name="ce1" office:value-type="string">
            <text:p>4.0515e-17</text:p>
          </table:table-cell>
          <table:table-cell office:value-type="float" office:value="0.0013985">
            <text:p>0.0013985</text:p>
          </table:table-cell>
          <table:table-cell table:style-name="ce1" office:value-type="string">
            <text:p>1.1202e-07</text:p>
          </table:table-cell>
          <table:table-cell table:style-name="ce1" office:value-type="string">
            <text:p>2.8501e-08</text:p>
          </table:table-cell>
          <table:table-cell table:style-name="ce1" office:value-type="string">
            <text:p>1.6292e-06</text:p>
          </table:table-cell>
          <table:table-cell office:value-type="float" office:value="0">
            <text:p>0</text:p>
          </table:table-cell>
          <table:table-cell table:style-name="ce1" office:value-type="string">
            <text:p>1.7422e-05</text:p>
          </table:table-cell>
          <table:table-cell table:style-name="ce1" office:value-type="string">
            <text:p>4.0515e-17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397.3">
            <text:p>1397.3</text:p>
          </table:table-cell>
          <table:table-cell table:formula="of:=[.Q17]*1000000" office:value-type="float" office:value="0.2223">
            <text:p>0.2223</text:p>
          </table:table-cell>
          <table:table-cell table:formula="of:=[.R17]*1000000" office:value-type="float" office:value="0.056138">
            <text:p>0.056138</text:p>
          </table:table-cell>
          <table:table-cell table:formula="of:=[.S17]*1000000" office:value-type="float" office:value="2.8625">
            <text:p>2.8625</text:p>
          </table:table-cell>
          <table:table-cell table:formula="of:=[.T17]*1000000" office:value-type="float" office:value="0.001006">
            <text:p>0.001006</text:p>
          </table:table-cell>
          <table:table-cell table:formula="of:=[.U17]*1000000" office:value-type="float" office:value="16.709">
            <text:p>16.709</text:p>
          </table:table-cell>
          <table:table-cell table:formula="of:=[.V17]*1000000" office:value-type="float" office:value="0.000000000039155">
            <text:p>3.9155E-011</text:p>
          </table:table-cell>
          <table:table-cell table:formula="of:=[.W17]*1000000" office:value-type="float" office:value="1397.3">
            <text:p>1397.3</text:p>
          </table:table-cell>
          <table:table-cell table:formula="of:=[.X17]*1000000" office:value-type="float" office:value="0.22238">
            <text:p>0.22238</text:p>
          </table:table-cell>
          <table:table-cell table:formula="of:=[.Y17]*1000000" office:value-type="float" office:value="0.056168">
            <text:p>0.056168</text:p>
          </table:table-cell>
          <table:table-cell table:formula="of:=[.Z17]*1000000" office:value-type="float" office:value="2.8672">
            <text:p>2.8672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16.708">
            <text:p>16.708</text:p>
          </table:table-cell>
          <table:table-cell table:formula="of:=[.AC17]*1000000" office:value-type="float" office:value="0.000000000039154">
            <text:p>3.9154E-011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2.223e-07</text:p>
          </table:table-cell>
          <table:table-cell table:style-name="ce1" office:value-type="string">
            <text:p>5.6138e-08</text:p>
          </table:table-cell>
          <table:table-cell table:style-name="ce1" office:value-type="string">
            <text:p>2.8625e-06</text:p>
          </table:table-cell>
          <table:table-cell table:style-name="ce1" office:value-type="string">
            <text:p>1.006e-09</text:p>
          </table:table-cell>
          <table:table-cell table:style-name="ce1" office:value-type="string">
            <text:p>1.6709e-05</text:p>
          </table:table-cell>
          <table:table-cell table:style-name="ce1" office:value-type="string">
            <text:p>3.9155e-17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2.2238e-07</text:p>
          </table:table-cell>
          <table:table-cell table:style-name="ce1" office:value-type="string">
            <text:p>5.6168e-08</text:p>
          </table:table-cell>
          <table:table-cell table:style-name="ce1" office:value-type="string">
            <text:p>2.8672e-06</text:p>
          </table:table-cell>
          <table:table-cell office:value-type="float" office:value="0">
            <text:p>0</text:p>
          </table:table-cell>
          <table:table-cell table:style-name="ce1" office:value-type="string">
            <text:p>1.6708e-05</text:p>
          </table:table-cell>
          <table:table-cell table:style-name="ce1" office:value-type="string">
            <text:p>3.9154e-17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394.4">
            <text:p>1394.4</text:p>
          </table:table-cell>
          <table:table-cell table:formula="of:=[.Q18]*1000000" office:value-type="float" office:value="0.48297">
            <text:p>0.48297</text:p>
          </table:table-cell>
          <table:table-cell table:formula="of:=[.R18]*1000000" office:value-type="float" office:value="0.11358">
            <text:p>0.11358</text:p>
          </table:table-cell>
          <table:table-cell table:formula="of:=[.S18]*1000000" office:value-type="float" office:value="4.6149">
            <text:p>4.6149</text:p>
          </table:table-cell>
          <table:table-cell table:formula="of:=[.T18]*1000000" office:value-type="float" office:value="0.0015322">
            <text:p>0.0015322</text:p>
          </table:table-cell>
          <table:table-cell table:formula="of:=[.U18]*1000000" office:value-type="float" office:value="15.573">
            <text:p>15.573</text:p>
          </table:table-cell>
          <table:table-cell table:formula="of:=[.V18]*1000000" office:value-type="float" office:value="0.000000000037576">
            <text:p>3.7576E-011</text:p>
          </table:table-cell>
          <table:table-cell table:formula="of:=[.W18]*1000000" office:value-type="float" office:value="1394.4">
            <text:p>1394.4</text:p>
          </table:table-cell>
          <table:table-cell table:formula="of:=[.X18]*1000000" office:value-type="float" office:value="0.48317">
            <text:p>0.48317</text:p>
          </table:table-cell>
          <table:table-cell table:formula="of:=[.Y18]*1000000" office:value-type="float" office:value="0.11364">
            <text:p>0.11364</text:p>
          </table:table-cell>
          <table:table-cell table:formula="of:=[.Z18]*1000000" office:value-type="float" office:value="4.6246">
            <text:p>4.6246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15.572">
            <text:p>15.572</text:p>
          </table:table-cell>
          <table:table-cell table:formula="of:=[.AC18]*1000000" office:value-type="float" office:value="0.000000000037575">
            <text:p>3.7575E-011</text:p>
          </table:table-cell>
          <table:table-cell office:value-type="float" office:value="0.0013944">
            <text:p>0.0013944</text:p>
          </table:table-cell>
          <table:table-cell table:style-name="ce1" office:value-type="string">
            <text:p>4.8297e-07</text:p>
          </table:table-cell>
          <table:table-cell table:style-name="ce1" office:value-type="string">
            <text:p>1.1358e-07</text:p>
          </table:table-cell>
          <table:table-cell table:style-name="ce1" office:value-type="string">
            <text:p>4.6149e-06</text:p>
          </table:table-cell>
          <table:table-cell table:style-name="ce1" office:value-type="string">
            <text:p>1.5322e-09</text:p>
          </table:table-cell>
          <table:table-cell table:style-name="ce1" office:value-type="string">
            <text:p>1.5573e-05</text:p>
          </table:table-cell>
          <table:table-cell table:style-name="ce1" office:value-type="string">
            <text:p>3.7576e-17</text:p>
          </table:table-cell>
          <table:table-cell office:value-type="float" office:value="0.0013944">
            <text:p>0.0013944</text:p>
          </table:table-cell>
          <table:table-cell table:style-name="ce1" office:value-type="string">
            <text:p>4.8317e-07</text:p>
          </table:table-cell>
          <table:table-cell table:style-name="ce1" office:value-type="string">
            <text:p>1.1364e-07</text:p>
          </table:table-cell>
          <table:table-cell table:style-name="ce1" office:value-type="string">
            <text:p>4.6246e-06</text:p>
          </table:table-cell>
          <table:table-cell office:value-type="float" office:value="0">
            <text:p>0</text:p>
          </table:table-cell>
          <table:table-cell table:style-name="ce1" office:value-type="string">
            <text:p>1.5572e-05</text:p>
          </table:table-cell>
          <table:table-cell table:style-name="ce1" office:value-type="string">
            <text:p>3.7575e-17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388.5">
            <text:p>1388.5</text:p>
          </table:table-cell>
          <table:table-cell table:formula="of:=[.Q19]*1000000" office:value-type="float" office:value="1.2172">
            <text:p>1.2172</text:p>
          </table:table-cell>
          <table:table-cell table:formula="of:=[.R19]*1000000" office:value-type="float" office:value="0.25036">
            <text:p>0.25036</text:p>
          </table:table-cell>
          <table:table-cell table:formula="of:=[.S19]*1000000" office:value-type="float" office:value="6.8049">
            <text:p>6.8049</text:p>
          </table:table-cell>
          <table:table-cell table:formula="of:=[.T19]*1000000" office:value-type="float" office:value="0.0021727">
            <text:p>0.0021727</text:p>
          </table:table-cell>
          <table:table-cell table:formula="of:=[.U19]*1000000" office:value-type="float" office:value="13.875">
            <text:p>13.875</text:p>
          </table:table-cell>
          <table:table-cell table:formula="of:=[.V19]*1000000" office:value-type="float" office:value="0.000000000035346">
            <text:p>3.5346E-011</text:p>
          </table:table-cell>
          <table:table-cell table:formula="of:=[.W19]*1000000" office:value-type="float" office:value="1388.5">
            <text:p>1388.5</text:p>
          </table:table-cell>
          <table:table-cell table:formula="of:=[.X19]*1000000" office:value-type="float" office:value="1.2177">
            <text:p>1.2177</text:p>
          </table:table-cell>
          <table:table-cell table:formula="of:=[.Y19]*1000000" office:value-type="float" office:value="0.25048">
            <text:p>0.25048</text:p>
          </table:table-cell>
          <table:table-cell table:formula="of:=[.Z19]*1000000" office:value-type="float" office:value="6.8236">
            <text:p>6.8236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13.874">
            <text:p>13.874</text:p>
          </table:table-cell>
          <table:table-cell table:formula="of:=[.AC19]*1000000" office:value-type="float" office:value="0.000000000035345">
            <text:p>3.5345E-011</text:p>
          </table:table-cell>
          <table:table-cell office:value-type="float" office:value="0.0013885">
            <text:p>0.0013885</text:p>
          </table:table-cell>
          <table:table-cell table:style-name="ce1" office:value-type="string">
            <text:p>1.2172e-06</text:p>
          </table:table-cell>
          <table:table-cell table:style-name="ce1" office:value-type="string">
            <text:p>2.5036e-07</text:p>
          </table:table-cell>
          <table:table-cell table:style-name="ce1" office:value-type="string">
            <text:p>6.8049e-06</text:p>
          </table:table-cell>
          <table:table-cell table:style-name="ce1" office:value-type="string">
            <text:p>2.1727e-09</text:p>
          </table:table-cell>
          <table:table-cell table:style-name="ce1" office:value-type="string">
            <text:p>1.3875e-05</text:p>
          </table:table-cell>
          <table:table-cell table:style-name="ce1" office:value-type="string">
            <text:p>3.5346e-17</text:p>
          </table:table-cell>
          <table:table-cell office:value-type="float" office:value="0.0013885">
            <text:p>0.0013885</text:p>
          </table:table-cell>
          <table:table-cell table:style-name="ce1" office:value-type="string">
            <text:p>1.2177e-06</text:p>
          </table:table-cell>
          <table:table-cell table:style-name="ce1" office:value-type="string">
            <text:p>2.5048e-07</text:p>
          </table:table-cell>
          <table:table-cell table:style-name="ce1" office:value-type="string">
            <text:p>6.8236e-06</text:p>
          </table:table-cell>
          <table:table-cell office:value-type="float" office:value="0">
            <text:p>0</text:p>
          </table:table-cell>
          <table:table-cell table:style-name="ce1" office:value-type="string">
            <text:p>1.3874e-05</text:p>
          </table:table-cell>
          <table:table-cell table:style-name="ce1" office:value-type="string">
            <text:p>3.5345e-17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378.3">
            <text:p>1378.3</text:p>
          </table:table-cell>
          <table:table-cell table:formula="of:=[.Q20]*1000000" office:value-type="float" office:value="3.2542">
            <text:p>3.2542</text:p>
          </table:table-cell>
          <table:table-cell table:formula="of:=[.R20]*1000000" office:value-type="float" office:value="0.61664">
            <text:p>0.61664</text:p>
          </table:table-cell>
          <table:table-cell table:formula="of:=[.S20]*1000000" office:value-type="float" office:value="9.3786">
            <text:p>9.3786</text:p>
          </table:table-cell>
          <table:table-cell table:formula="of:=[.T20]*1000000" office:value-type="float" office:value="0.0028992">
            <text:p>0.0028992</text:p>
          </table:table-cell>
          <table:table-cell table:formula="of:=[.U20]*1000000" office:value-type="float" office:value="11.571">
            <text:p>11.571</text:p>
          </table:table-cell>
          <table:table-cell table:formula="of:=[.V20]*1000000" office:value-type="float" office:value="0.00000000003197">
            <text:p>3.197E-011</text:p>
          </table:table-cell>
          <table:table-cell table:formula="of:=[.W20]*1000000" office:value-type="float" office:value="1378.3">
            <text:p>1378.3</text:p>
          </table:table-cell>
          <table:table-cell table:formula="of:=[.X20]*1000000" office:value-type="float" office:value="3.2558">
            <text:p>3.2558</text:p>
          </table:table-cell>
          <table:table-cell table:formula="of:=[.Y20]*1000000" office:value-type="float" office:value="0.61695">
            <text:p>0.61695</text:p>
          </table:table-cell>
          <table:table-cell table:formula="of:=[.Z20]*1000000" office:value-type="float" office:value="9.4117">
            <text:p>9.4117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11.57">
            <text:p>11.57</text:p>
          </table:table-cell>
          <table:table-cell table:formula="of:=[.AC20]*1000000" office:value-type="float" office:value="0.000000000031968">
            <text:p>3.1968E-011</text:p>
          </table:table-cell>
          <table:table-cell office:value-type="float" office:value="0.0013783">
            <text:p>0.0013783</text:p>
          </table:table-cell>
          <table:table-cell table:style-name="ce1" office:value-type="string">
            <text:p>3.2542e-06</text:p>
          </table:table-cell>
          <table:table-cell table:style-name="ce1" office:value-type="string">
            <text:p>6.1664e-07</text:p>
          </table:table-cell>
          <table:table-cell table:style-name="ce1" office:value-type="string">
            <text:p>9.3786e-06</text:p>
          </table:table-cell>
          <table:table-cell table:style-name="ce1" office:value-type="string">
            <text:p>2.8992e-09</text:p>
          </table:table-cell>
          <table:table-cell table:style-name="ce1" office:value-type="string">
            <text:p>1.1571e-05</text:p>
          </table:table-cell>
          <table:table-cell table:style-name="ce1" office:value-type="string">
            <text:p>3.197e-17</text:p>
          </table:table-cell>
          <table:table-cell office:value-type="float" office:value="0.0013783">
            <text:p>0.0013783</text:p>
          </table:table-cell>
          <table:table-cell table:style-name="ce1" office:value-type="string">
            <text:p>3.2558e-06</text:p>
          </table:table-cell>
          <table:table-cell table:style-name="ce1" office:value-type="string">
            <text:p>6.1695e-07</text:p>
          </table:table-cell>
          <table:table-cell table:style-name="ce1" office:value-type="string">
            <text:p>9.4117e-06</text:p>
          </table:table-cell>
          <table:table-cell office:value-type="float" office:value="0">
            <text:p>0</text:p>
          </table:table-cell>
          <table:table-cell table:style-name="ce1" office:value-type="string">
            <text:p>1.157e-05</text:p>
          </table:table-cell>
          <table:table-cell table:style-name="ce1" office:value-type="string">
            <text:p>3.1968e-17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363.7">
            <text:p>1363.7</text:p>
          </table:table-cell>
          <table:table-cell table:formula="of:=[.Q21]*1000000" office:value-type="float" office:value="7.6584">
            <text:p>7.6584</text:p>
          </table:table-cell>
          <table:table-cell table:formula="of:=[.R21]*1000000" office:value-type="float" office:value="1.5396">
            <text:p>1.5396</text:p>
          </table:table-cell>
          <table:table-cell table:formula="of:=[.S21]*1000000" office:value-type="float" office:value="12.173">
            <text:p>12.173</text:p>
          </table:table-cell>
          <table:table-cell table:formula="of:=[.T21]*1000000" office:value-type="float" office:value="0.0036698">
            <text:p>0.0036698</text:p>
          </table:table-cell>
          <table:table-cell table:formula="of:=[.U21]*1000000" office:value-type="float" office:value="8.8903">
            <text:p>8.8903</text:p>
          </table:table-cell>
          <table:table-cell table:formula="of:=[.V21]*1000000" office:value-type="float" office:value="0.000000000027333">
            <text:p>2.7333E-011</text:p>
          </table:table-cell>
          <table:table-cell table:formula="of:=[.W21]*1000000" office:value-type="float" office:value="1363.7">
            <text:p>1363.7</text:p>
          </table:table-cell>
          <table:table-cell table:formula="of:=[.X21]*1000000" office:value-type="float" office:value="7.6613">
            <text:p>7.6613</text:p>
          </table:table-cell>
          <table:table-cell table:formula="of:=[.Y21]*1000000" office:value-type="float" office:value="1.5403">
            <text:p>1.5403</text:p>
          </table:table-cell>
          <table:table-cell table:formula="of:=[.Z21]*1000000" office:value-type="float" office:value="12.228">
            <text:p>12.228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8.8889">
            <text:p>8.8889</text:p>
          </table:table-cell>
          <table:table-cell table:formula="of:=[.AC21]*1000000" office:value-type="float" office:value="0.00000000002733">
            <text:p>2.733E-011</text:p>
          </table:table-cell>
          <table:table-cell office:value-type="float" office:value="0.0013637">
            <text:p>0.0013637</text:p>
          </table:table-cell>
          <table:table-cell table:style-name="ce1" office:value-type="string">
            <text:p>7.6584e-06</text:p>
          </table:table-cell>
          <table:table-cell table:style-name="ce1" office:value-type="string">
            <text:p>1.5396e-06</text:p>
          </table:table-cell>
          <table:table-cell table:style-name="ce1" office:value-type="string">
            <text:p>1.2173e-05</text:p>
          </table:table-cell>
          <table:table-cell table:style-name="ce1" office:value-type="string">
            <text:p>3.6698e-09</text:p>
          </table:table-cell>
          <table:table-cell table:style-name="ce1" office:value-type="string">
            <text:p>8.8903e-06</text:p>
          </table:table-cell>
          <table:table-cell table:style-name="ce1" office:value-type="string">
            <text:p>2.7333e-17</text:p>
          </table:table-cell>
          <table:table-cell office:value-type="float" office:value="0.0013637">
            <text:p>0.0013637</text:p>
          </table:table-cell>
          <table:table-cell table:style-name="ce1" office:value-type="string">
            <text:p>7.6613e-06</text:p>
          </table:table-cell>
          <table:table-cell table:style-name="ce1" office:value-type="string">
            <text:p>1.5403e-06</text:p>
          </table:table-cell>
          <table:table-cell table:style-name="ce1" office:value-type="string">
            <text:p>1.2228e-05</text:p>
          </table:table-cell>
          <table:table-cell office:value-type="float" office:value="0">
            <text:p>0</text:p>
          </table:table-cell>
          <table:table-cell table:style-name="ce1" office:value-type="string">
            <text:p>8.8889e-06</text:p>
          </table:table-cell>
          <table:table-cell table:style-name="ce1" office:value-type="string">
            <text:p>2.733e-17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345.4">
            <text:p>1345.4</text:p>
          </table:table-cell>
          <table:table-cell table:formula="of:=[.Q22]*1000000" office:value-type="float" office:value="14.812">
            <text:p>14.812</text:p>
          </table:table-cell>
          <table:table-cell table:formula="of:=[.R22]*1000000" office:value-type="float" office:value="3.4669">
            <text:p>3.4669</text:p>
          </table:table-cell>
          <table:table-cell table:formula="of:=[.S22]*1000000" office:value-type="float" office:value="14.751">
            <text:p>14.751</text:p>
          </table:table-cell>
          <table:table-cell table:formula="of:=[.T22]*1000000" office:value-type="float" office:value="0.004462">
            <text:p>0.004462</text:p>
          </table:table-cell>
          <table:table-cell table:formula="of:=[.U22]*1000000" office:value-type="float" office:value="6.3323">
            <text:p>6.3323</text:p>
          </table:table-cell>
          <table:table-cell table:formula="of:=[.V22]*1000000" office:value-type="float" office:value="0.000000000022082">
            <text:p>2.2082E-011</text:p>
          </table:table-cell>
          <table:table-cell table:formula="of:=[.W22]*1000000" office:value-type="float" office:value="1345.4">
            <text:p>1345.4</text:p>
          </table:table-cell>
          <table:table-cell table:formula="of:=[.X22]*1000000" office:value-type="float" office:value="14.817">
            <text:p>14.817</text:p>
          </table:table-cell>
          <table:table-cell table:formula="of:=[.Y22]*1000000" office:value-type="float" office:value="3.4682">
            <text:p>3.4682</text:p>
          </table:table-cell>
          <table:table-cell table:formula="of:=[.Z22]*1000000" office:value-type="float" office:value="14.838">
            <text:p>14.838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6.3311">
            <text:p>6.3311</text:p>
          </table:table-cell>
          <table:table-cell table:formula="of:=[.AC22]*1000000" office:value-type="float" office:value="0.000000000022079">
            <text:p>2.2079E-011</text:p>
          </table:table-cell>
          <table:table-cell office:value-type="float" office:value="0.0013454">
            <text:p>0.0013454</text:p>
          </table:table-cell>
          <table:table-cell table:style-name="ce1" office:value-type="string">
            <text:p>1.4812e-05</text:p>
          </table:table-cell>
          <table:table-cell table:style-name="ce1" office:value-type="string">
            <text:p>3.4669e-06</text:p>
          </table:table-cell>
          <table:table-cell table:style-name="ce1" office:value-type="string">
            <text:p>1.4751e-05</text:p>
          </table:table-cell>
          <table:table-cell table:style-name="ce1" office:value-type="string">
            <text:p>4.462e-09</text:p>
          </table:table-cell>
          <table:table-cell table:style-name="ce1" office:value-type="string">
            <text:p>6.3323e-06</text:p>
          </table:table-cell>
          <table:table-cell table:style-name="ce1" office:value-type="string">
            <text:p>2.2082e-17</text:p>
          </table:table-cell>
          <table:table-cell office:value-type="float" office:value="0.0013454">
            <text:p>0.0013454</text:p>
          </table:table-cell>
          <table:table-cell table:style-name="ce1" office:value-type="string">
            <text:p>1.4817e-05</text:p>
          </table:table-cell>
          <table:table-cell table:style-name="ce1" office:value-type="string">
            <text:p>3.4682e-06</text:p>
          </table:table-cell>
          <table:table-cell table:style-name="ce1" office:value-type="string">
            <text:p>1.4838e-05</text:p>
          </table:table-cell>
          <table:table-cell office:value-type="float" office:value="0">
            <text:p>0</text:p>
          </table:table-cell>
          <table:table-cell table:style-name="ce1" office:value-type="string">
            <text:p>6.3311e-06</text:p>
          </table:table-cell>
          <table:table-cell table:style-name="ce1" office:value-type="string">
            <text:p>2.2079e-17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324.7">
            <text:p>1324.7</text:p>
          </table:table-cell>
          <table:table-cell table:formula="of:=[.Q23]*1000000" office:value-type="float" office:value="24.237">
            <text:p>24.237</text:p>
          </table:table-cell>
          <table:table-cell table:formula="of:=[.R23]*1000000" office:value-type="float" office:value="6.7985">
            <text:p>6.7985</text:p>
          </table:table-cell>
          <table:table-cell table:formula="of:=[.S23]*1000000" office:value-type="float" office:value="16.612">
            <text:p>16.612</text:p>
          </table:table-cell>
          <table:table-cell table:formula="of:=[.T23]*1000000" office:value-type="float" office:value="0.0052923">
            <text:p>0.0052923</text:p>
          </table:table-cell>
          <table:table-cell table:formula="of:=[.U23]*1000000" office:value-type="float" office:value="4.4098">
            <text:p>4.4098</text:p>
          </table:table-cell>
          <table:table-cell table:formula="of:=[.V23]*1000000" office:value-type="float" office:value="0.000000000017018">
            <text:p>1.7018E-011</text:p>
          </table:table-cell>
          <table:table-cell table:formula="of:=[.W23]*1000000" office:value-type="float" office:value="1324.7">
            <text:p>1324.7</text:p>
          </table:table-cell>
          <table:table-cell table:formula="of:=[.X23]*1000000" office:value-type="float" office:value="24.242">
            <text:p>24.242</text:p>
          </table:table-cell>
          <table:table-cell table:formula="of:=[.Y23]*1000000" office:value-type="float" office:value="6.8006">
            <text:p>6.8006</text:p>
          </table:table-cell>
          <table:table-cell table:formula="of:=[.Z23]*1000000" office:value-type="float" office:value="16.74">
            <text:p>16.74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4.409">
            <text:p>4.409</text:p>
          </table:table-cell>
          <table:table-cell table:formula="of:=[.AC23]*1000000" office:value-type="float" office:value="0.000000000017015">
            <text:p>1.7015E-011</text:p>
          </table:table-cell>
          <table:table-cell office:value-type="float" office:value="0.0013247">
            <text:p>0.0013247</text:p>
          </table:table-cell>
          <table:table-cell table:style-name="ce1" office:value-type="string">
            <text:p>2.4237e-05</text:p>
          </table:table-cell>
          <table:table-cell table:style-name="ce1" office:value-type="string">
            <text:p>6.7985e-06</text:p>
          </table:table-cell>
          <table:table-cell table:style-name="ce1" office:value-type="string">
            <text:p>1.6612e-05</text:p>
          </table:table-cell>
          <table:table-cell table:style-name="ce1" office:value-type="string">
            <text:p>5.2923e-09</text:p>
          </table:table-cell>
          <table:table-cell table:style-name="ce1" office:value-type="string">
            <text:p>4.4098e-06</text:p>
          </table:table-cell>
          <table:table-cell table:style-name="ce1" office:value-type="string">
            <text:p>1.7018e-17</text:p>
          </table:table-cell>
          <table:table-cell office:value-type="float" office:value="0.0013247">
            <text:p>0.0013247</text:p>
          </table:table-cell>
          <table:table-cell table:style-name="ce1" office:value-type="string">
            <text:p>2.4242e-05</text:p>
          </table:table-cell>
          <table:table-cell table:style-name="ce1" office:value-type="string">
            <text:p>6.8006e-06</text:p>
          </table:table-cell>
          <table:table-cell table:style-name="ce1" office:value-type="string">
            <text:p>1.674e-05</text:p>
          </table:table-cell>
          <table:table-cell office:value-type="float" office:value="0">
            <text:p>0</text:p>
          </table:table-cell>
          <table:table-cell table:style-name="ce1" office:value-type="string">
            <text:p>4.409e-06</text:p>
          </table:table-cell>
          <table:table-cell table:style-name="ce1" office:value-type="string">
            <text:p>1.7015e-17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302.9">
            <text:p>1302.9</text:p>
          </table:table-cell>
          <table:table-cell table:formula="of:=[.Q24]*1000000" office:value-type="float" office:value="35.126">
            <text:p>35.126</text:p>
          </table:table-cell>
          <table:table-cell table:formula="of:=[.R24]*1000000" office:value-type="float" office:value="11.785">
            <text:p>11.785</text:p>
          </table:table-cell>
          <table:table-cell table:formula="of:=[.S24]*1000000" office:value-type="float" office:value="17.632">
            <text:p>17.632</text:p>
          </table:table-cell>
          <table:table-cell table:formula="of:=[.T24]*1000000" office:value-type="float" office:value="0.0061799">
            <text:p>0.0061799</text:p>
          </table:table-cell>
          <table:table-cell table:formula="of:=[.U24]*1000000" office:value-type="float" office:value="3.2499">
            <text:p>3.2499</text:p>
          </table:table-cell>
          <table:table-cell table:formula="of:=[.V24]*1000000" office:value-type="float" office:value="0.000000000012643">
            <text:p>1.2643E-011</text:p>
          </table:table-cell>
          <table:table-cell table:formula="of:=[.W24]*1000000" office:value-type="float" office:value="1302.9">
            <text:p>1302.9</text:p>
          </table:table-cell>
          <table:table-cell table:formula="of:=[.X24]*1000000" office:value-type="float" office:value="35.132">
            <text:p>35.132</text:p>
          </table:table-cell>
          <table:table-cell table:formula="of:=[.Y24]*1000000" office:value-type="float" office:value="11.788">
            <text:p>11.788</text:p>
          </table:table-cell>
          <table:table-cell table:formula="of:=[.Z24]*1000000" office:value-type="float" office:value="17.812">
            <text:p>17.812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3.2495">
            <text:p>3.2495</text:p>
          </table:table-cell>
          <table:table-cell table:formula="of:=[.AC24]*1000000" office:value-type="float" office:value="0.000000000012641">
            <text:p>1.2641E-011</text:p>
          </table:table-cell>
          <table:table-cell office:value-type="float" office:value="0.0013029">
            <text:p>0.0013029</text:p>
          </table:table-cell>
          <table:table-cell table:style-name="ce1" office:value-type="string">
            <text:p>3.5126e-05</text:p>
          </table:table-cell>
          <table:table-cell table:style-name="ce1" office:value-type="string">
            <text:p>1.1785e-05</text:p>
          </table:table-cell>
          <table:table-cell table:style-name="ce1" office:value-type="string">
            <text:p>1.7632e-05</text:p>
          </table:table-cell>
          <table:table-cell table:style-name="ce1" office:value-type="string">
            <text:p>6.1799e-09</text:p>
          </table:table-cell>
          <table:table-cell table:style-name="ce1" office:value-type="string">
            <text:p>3.2499e-06</text:p>
          </table:table-cell>
          <table:table-cell table:style-name="ce1" office:value-type="string">
            <text:p>1.2643e-17</text:p>
          </table:table-cell>
          <table:table-cell office:value-type="float" office:value="0.0013029">
            <text:p>0.0013029</text:p>
          </table:table-cell>
          <table:table-cell table:style-name="ce1" office:value-type="string">
            <text:p>3.5132e-05</text:p>
          </table:table-cell>
          <table:table-cell table:style-name="ce1" office:value-type="string">
            <text:p>1.1788e-05</text:p>
          </table:table-cell>
          <table:table-cell table:style-name="ce1" office:value-type="string">
            <text:p>1.7812e-05</text:p>
          </table:table-cell>
          <table:table-cell office:value-type="float" office:value="0">
            <text:p>0</text:p>
          </table:table-cell>
          <table:table-cell table:style-name="ce1" office:value-type="string">
            <text:p>3.2495e-06</text:p>
          </table:table-cell>
          <table:table-cell table:style-name="ce1" office:value-type="string">
            <text:p>1.2641e-17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281">
            <text:p>1281</text:p>
          </table:table-cell>
          <table:table-cell table:formula="of:=[.Q25]*1000000" office:value-type="float" office:value="46.669">
            <text:p>46.669</text:p>
          </table:table-cell>
          <table:table-cell table:formula="of:=[.R25]*1000000" office:value-type="float" office:value="18.517">
            <text:p>18.517</text:p>
          </table:table-cell>
          <table:table-cell table:formula="of:=[.S25]*1000000" office:value-type="float" office:value="18.148">
            <text:p>18.148</text:p>
          </table:table-cell>
          <table:table-cell table:formula="of:=[.T25]*1000000" office:value-type="float" office:value="0.0070915">
            <text:p>0.0070915</text:p>
          </table:table-cell>
          <table:table-cell table:formula="of:=[.U25]*1000000" office:value-type="float" office:value="2.5664">
            <text:p>2.5664</text:p>
          </table:table-cell>
          <table:table-cell table:formula="of:=[.V25]*1000000" office:value-type="float" office:value="0.0000000000093344">
            <text:p>9.3344E-012</text:p>
          </table:table-cell>
          <table:table-cell table:formula="of:=[.W25]*1000000" office:value-type="float" office:value="1281">
            <text:p>1281</text:p>
          </table:table-cell>
          <table:table-cell table:formula="of:=[.X25]*1000000" office:value-type="float" office:value="46.675">
            <text:p>46.675</text:p>
          </table:table-cell>
          <table:table-cell table:formula="of:=[.Y25]*1000000" office:value-type="float" office:value="18.521">
            <text:p>18.521</text:p>
          </table:table-cell>
          <table:table-cell table:formula="of:=[.Z25]*1000000" office:value-type="float" office:value="18.388">
            <text:p>18.388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2.5662">
            <text:p>2.5662</text:p>
          </table:table-cell>
          <table:table-cell table:formula="of:=[.AC25]*1000000" office:value-type="float" office:value="0.000000000009333">
            <text:p>9.333E-012</text:p>
          </table:table-cell>
          <table:table-cell office:value-type="float" office:value="0.001281">
            <text:p>0.001281</text:p>
          </table:table-cell>
          <table:table-cell table:style-name="ce1" office:value-type="string">
            <text:p>4.6669e-05</text:p>
          </table:table-cell>
          <table:table-cell table:style-name="ce1" office:value-type="string">
            <text:p>1.8517e-05</text:p>
          </table:table-cell>
          <table:table-cell table:style-name="ce1" office:value-type="string">
            <text:p>1.8148e-05</text:p>
          </table:table-cell>
          <table:table-cell table:style-name="ce1" office:value-type="string">
            <text:p>7.0915e-09</text:p>
          </table:table-cell>
          <table:table-cell table:style-name="ce1" office:value-type="string">
            <text:p>2.5664e-06</text:p>
          </table:table-cell>
          <table:table-cell table:style-name="ce1" office:value-type="string">
            <text:p>9.3344e-18</text:p>
          </table:table-cell>
          <table:table-cell office:value-type="float" office:value="0.001281">
            <text:p>0.001281</text:p>
          </table:table-cell>
          <table:table-cell table:style-name="ce1" office:value-type="string">
            <text:p>4.6675e-05</text:p>
          </table:table-cell>
          <table:table-cell table:style-name="ce1" office:value-type="string">
            <text:p>1.8521e-05</text:p>
          </table:table-cell>
          <table:table-cell table:style-name="ce1" office:value-type="string">
            <text:p>1.8388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62e-06</text:p>
          </table:table-cell>
          <table:table-cell table:style-name="ce1" office:value-type="string">
            <text:p>9.333e-18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1259.6">
            <text:p>1259.6</text:p>
          </table:table-cell>
          <table:table-cell table:formula="of:=[.Q26]*1000000" office:value-type="float" office:value="58.06">
            <text:p>58.06</text:p>
          </table:table-cell>
          <table:table-cell table:formula="of:=[.R26]*1000000" office:value-type="float" office:value="26.939">
            <text:p>26.939</text:p>
          </table:table-cell>
          <table:table-cell table:formula="of:=[.S26]*1000000" office:value-type="float" office:value="18.472">
            <text:p>18.472</text:p>
          </table:table-cell>
          <table:table-cell table:formula="of:=[.T26]*1000000" office:value-type="float" office:value="0.0079788">
            <text:p>0.0079788</text:p>
          </table:table-cell>
          <table:table-cell table:formula="of:=[.U26]*1000000" office:value-type="float" office:value="2.0821">
            <text:p>2.0821</text:p>
          </table:table-cell>
          <table:table-cell table:formula="of:=[.V26]*1000000" office:value-type="float" office:value="0.0000000000072683">
            <text:p>7.2683E-012</text:p>
          </table:table-cell>
          <table:table-cell table:formula="of:=[.W26]*1000000" office:value-type="float" office:value="1259.6">
            <text:p>1259.6</text:p>
          </table:table-cell>
          <table:table-cell table:formula="of:=[.X26]*1000000" office:value-type="float" office:value="58.065">
            <text:p>58.065</text:p>
          </table:table-cell>
          <table:table-cell table:formula="of:=[.Y26]*1000000" office:value-type="float" office:value="26.944">
            <text:p>26.944</text:p>
          </table:table-cell>
          <table:table-cell table:formula="of:=[.Z26]*1000000" office:value-type="float" office:value="18.779">
            <text:p>18.779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2.0819">
            <text:p>2.0819</text:p>
          </table:table-cell>
          <table:table-cell table:formula="of:=[.AC26]*1000000" office:value-type="float" office:value="0.0000000000072675">
            <text:p>7.2675E-012</text:p>
          </table:table-cell>
          <table:table-cell office:value-type="float" office:value="0.0012596">
            <text:p>0.0012596</text:p>
          </table:table-cell>
          <table:table-cell table:style-name="ce1" office:value-type="string">
            <text:p>5.806e-05</text:p>
          </table:table-cell>
          <table:table-cell table:style-name="ce1" office:value-type="string">
            <text:p>2.6939e-05</text:p>
          </table:table-cell>
          <table:table-cell table:style-name="ce1" office:value-type="string">
            <text:p>1.8472e-05</text:p>
          </table:table-cell>
          <table:table-cell table:style-name="ce1" office:value-type="string">
            <text:p>7.9788e-09</text:p>
          </table:table-cell>
          <table:table-cell table:style-name="ce1" office:value-type="string">
            <text:p>2.0821e-06</text:p>
          </table:table-cell>
          <table:table-cell table:style-name="ce1" office:value-type="string">
            <text:p>7.2683e-18</text:p>
          </table:table-cell>
          <table:table-cell office:value-type="float" office:value="0.0012596">
            <text:p>0.0012596</text:p>
          </table:table-cell>
          <table:table-cell table:style-name="ce1" office:value-type="string">
            <text:p>5.8065e-05</text:p>
          </table:table-cell>
          <table:table-cell table:style-name="ce1" office:value-type="string">
            <text:p>2.6944e-05</text:p>
          </table:table-cell>
          <table:table-cell table:style-name="ce1" office:value-type="string">
            <text:p>1.8779e-05</text:p>
          </table:table-cell>
          <table:table-cell office:value-type="float" office:value="0">
            <text:p>0</text:p>
          </table:table-cell>
          <table:table-cell table:style-name="ce1" office:value-type="string">
            <text:p>2.0819e-06</text:p>
          </table:table-cell>
          <table:table-cell table:style-name="ce1" office:value-type="string">
            <text:p>7.2675e-18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1238.9">
            <text:p>1238.9</text:p>
          </table:table-cell>
          <table:table-cell table:formula="of:=[.Q27]*1000000" office:value-type="float" office:value="68.574">
            <text:p>68.574</text:p>
          </table:table-cell>
          <table:table-cell table:formula="of:=[.R27]*1000000" office:value-type="float" office:value="36.868">
            <text:p>36.868</text:p>
          </table:table-cell>
          <table:table-cell table:formula="of:=[.S27]*1000000" office:value-type="float" office:value="18.714">
            <text:p>18.714</text:p>
          </table:table-cell>
          <table:table-cell table:formula="of:=[.T27]*1000000" office:value-type="float" office:value="0.0088245">
            <text:p>0.0088245</text:p>
          </table:table-cell>
          <table:table-cell table:formula="of:=[.U27]*1000000" office:value-type="float" office:value="1.6898">
            <text:p>1.6898</text:p>
          </table:table-cell>
          <table:table-cell table:formula="of:=[.V27]*1000000" office:value-type="float" office:value="0.0000000000061539">
            <text:p>6.1539E-012</text:p>
          </table:table-cell>
          <table:table-cell table:formula="of:=[.W27]*1000000" office:value-type="float" office:value="1238.9">
            <text:p>1238.9</text:p>
          </table:table-cell>
          <table:table-cell table:formula="of:=[.X27]*1000000" office:value-type="float" office:value="68.579">
            <text:p>68.579</text:p>
          </table:table-cell>
          <table:table-cell table:formula="of:=[.Y27]*1000000" office:value-type="float" office:value="36.874">
            <text:p>36.874</text:p>
          </table:table-cell>
          <table:table-cell table:formula="of:=[.Z27]*1000000" office:value-type="float" office:value="19.094">
            <text:p>19.094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1.6896">
            <text:p>1.6896</text:p>
          </table:table-cell>
          <table:table-cell table:formula="of:=[.AC27]*1000000" office:value-type="float" office:value="0.0000000000061534">
            <text:p>6.1534E-012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6.8574e-05</text:p>
          </table:table-cell>
          <table:table-cell table:style-name="ce1" office:value-type="string">
            <text:p>3.6868e-05</text:p>
          </table:table-cell>
          <table:table-cell table:style-name="ce1" office:value-type="string">
            <text:p>1.8714e-05</text:p>
          </table:table-cell>
          <table:table-cell table:style-name="ce1" office:value-type="string">
            <text:p>8.8245e-09</text:p>
          </table:table-cell>
          <table:table-cell table:style-name="ce1" office:value-type="string">
            <text:p>1.6898e-06</text:p>
          </table:table-cell>
          <table:table-cell table:style-name="ce1" office:value-type="string">
            <text:p>6.1539e-18</text:p>
          </table:table-cell>
          <table:table-cell office:value-type="float" office:value="0.0012389">
            <text:p>0.0012389</text:p>
          </table:table-cell>
          <table:table-cell table:style-name="ce1" office:value-type="string">
            <text:p>6.8579e-05</text:p>
          </table:table-cell>
          <table:table-cell table:style-name="ce1" office:value-type="string">
            <text:p>3.6874e-05</text:p>
          </table:table-cell>
          <table:table-cell table:style-name="ce1" office:value-type="string">
            <text:p>1.909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896e-06</text:p>
          </table:table-cell>
          <table:table-cell table:style-name="ce1" office:value-type="string">
            <text:p>6.1534e-18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1219">
            <text:p>1219</text:p>
          </table:table-cell>
          <table:table-cell table:formula="of:=[.Q28]*1000000" office:value-type="float" office:value="77.751">
            <text:p>77.751</text:p>
          </table:table-cell>
          <table:table-cell table:formula="of:=[.R28]*1000000" office:value-type="float" office:value="48.034">
            <text:p>48.034</text:p>
          </table:table-cell>
          <table:table-cell table:formula="of:=[.S28]*1000000" office:value-type="float" office:value="18.903">
            <text:p>18.903</text:p>
          </table:table-cell>
          <table:table-cell table:formula="of:=[.T28]*1000000" office:value-type="float" office:value="0.0096284">
            <text:p>0.0096284</text:p>
          </table:table-cell>
          <table:table-cell table:formula="of:=[.U28]*1000000" office:value-type="float" office:value="1.3574">
            <text:p>1.3574</text:p>
          </table:table-cell>
          <table:table-cell table:formula="of:=[.V28]*1000000" office:value-type="float" office:value="0.0000000000055214">
            <text:p>5.5214E-012</text:p>
          </table:table-cell>
          <table:table-cell table:formula="of:=[.W28]*1000000" office:value-type="float" office:value="1219">
            <text:p>1219</text:p>
          </table:table-cell>
          <table:table-cell table:formula="of:=[.X28]*1000000" office:value-type="float" office:value="77.755">
            <text:p>77.755</text:p>
          </table:table-cell>
          <table:table-cell table:formula="of:=[.Y28]*1000000" office:value-type="float" office:value="48.04">
            <text:p>48.04</text:p>
          </table:table-cell>
          <table:table-cell table:formula="of:=[.Z28]*1000000" office:value-type="float" office:value="19.363">
            <text:p>19.363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1.3573">
            <text:p>1.3573</text:p>
          </table:table-cell>
          <table:table-cell table:formula="of:=[.AC28]*1000000" office:value-type="float" office:value="0.0000000000055212">
            <text:p>5.5212E-012</text:p>
          </table:table-cell>
          <table:table-cell office:value-type="float" office:value="0.001219">
            <text:p>0.001219</text:p>
          </table:table-cell>
          <table:table-cell table:style-name="ce1" office:value-type="string">
            <text:p>7.7751e-05</text:p>
          </table:table-cell>
          <table:table-cell table:style-name="ce1" office:value-type="string">
            <text:p>4.8034e-05</text:p>
          </table:table-cell>
          <table:table-cell table:style-name="ce1" office:value-type="string">
            <text:p>1.8903e-05</text:p>
          </table:table-cell>
          <table:table-cell table:style-name="ce1" office:value-type="string">
            <text:p>9.6284e-09</text:p>
          </table:table-cell>
          <table:table-cell table:style-name="ce1" office:value-type="string">
            <text:p>1.3574e-06</text:p>
          </table:table-cell>
          <table:table-cell table:style-name="ce1" office:value-type="string">
            <text:p>5.5214e-18</text:p>
          </table:table-cell>
          <table:table-cell office:value-type="float" office:value="0.001219">
            <text:p>0.001219</text:p>
          </table:table-cell>
          <table:table-cell table:style-name="ce1" office:value-type="string">
            <text:p>7.7755e-05</text:p>
          </table:table-cell>
          <table:table-cell table:style-name="ce1" office:value-type="string">
            <text:p>4.804e-05</text:p>
          </table:table-cell>
          <table:table-cell table:style-name="ce1" office:value-type="string">
            <text:p>1.93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573e-06</text:p>
          </table:table-cell>
          <table:table-cell table:style-name="ce1" office:value-type="string">
            <text:p>5.5212e-18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1200.1">
            <text:p>1200.1</text:p>
          </table:table-cell>
          <table:table-cell table:formula="of:=[.Q29]*1000000" office:value-type="float" office:value="85.433">
            <text:p>85.433</text:p>
          </table:table-cell>
          <table:table-cell table:formula="of:=[.R29]*1000000" office:value-type="float" office:value="60.137">
            <text:p>60.137</text:p>
          </table:table-cell>
          <table:table-cell table:formula="of:=[.S29]*1000000" office:value-type="float" office:value="19.049">
            <text:p>19.049</text:p>
          </table:table-cell>
          <table:table-cell table:formula="of:=[.T29]*1000000" office:value-type="float" office:value="0.010394">
            <text:p>0.010394</text:p>
          </table:table-cell>
          <table:table-cell table:formula="of:=[.U29]*1000000" office:value-type="float" office:value="1.0722">
            <text:p>1.0722</text:p>
          </table:table-cell>
          <table:table-cell table:formula="of:=[.V29]*1000000" office:value-type="float" office:value="0.0000000000051014">
            <text:p>5.1014E-012</text:p>
          </table:table-cell>
          <table:table-cell table:formula="of:=[.W29]*1000000" office:value-type="float" office:value="1200.1">
            <text:p>1200.1</text:p>
          </table:table-cell>
          <table:table-cell table:formula="of:=[.X29]*1000000" office:value-type="float" office:value="85.436">
            <text:p>85.436</text:p>
          </table:table-cell>
          <table:table-cell table:formula="of:=[.Y29]*1000000" office:value-type="float" office:value="60.144">
            <text:p>60.144</text:p>
          </table:table-cell>
          <table:table-cell table:formula="of:=[.Z29]*1000000" office:value-type="float" office:value="19.595">
            <text:p>19.595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1.072">
            <text:p>1.072</text:p>
          </table:table-cell>
          <table:table-cell table:formula="of:=[.AC29]*1000000" office:value-type="float" office:value="0.0000000000051012">
            <text:p>5.1012E-012</text:p>
          </table:table-cell>
          <table:table-cell office:value-type="float" office:value="0.0012001">
            <text:p>0.0012001</text:p>
          </table:table-cell>
          <table:table-cell table:style-name="ce1" office:value-type="string">
            <text:p>8.5433e-05</text:p>
          </table:table-cell>
          <table:table-cell table:style-name="ce1" office:value-type="string">
            <text:p>6.0137e-05</text:p>
          </table:table-cell>
          <table:table-cell table:style-name="ce1" office:value-type="string">
            <text:p>1.9049e-05</text:p>
          </table:table-cell>
          <table:table-cell table:style-name="ce1" office:value-type="string">
            <text:p>1.0394e-08</text:p>
          </table:table-cell>
          <table:table-cell table:style-name="ce1" office:value-type="string">
            <text:p>1.0722e-06</text:p>
          </table:table-cell>
          <table:table-cell table:style-name="ce1" office:value-type="string">
            <text:p>5.1014e-18</text:p>
          </table:table-cell>
          <table:table-cell office:value-type="float" office:value="0.0012001">
            <text:p>0.0012001</text:p>
          </table:table-cell>
          <table:table-cell table:style-name="ce1" office:value-type="string">
            <text:p>8.5436e-05</text:p>
          </table:table-cell>
          <table:table-cell table:style-name="ce1" office:value-type="string">
            <text:p>6.0144e-05</text:p>
          </table:table-cell>
          <table:table-cell table:style-name="ce1" office:value-type="string">
            <text:p>1.9595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2e-06</text:p>
          </table:table-cell>
          <table:table-cell table:style-name="ce1" office:value-type="string">
            <text:p>5.1012e-18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1182.1">
            <text:p>1182.1</text:p>
          </table:table-cell>
          <table:table-cell table:formula="of:=[.Q30]*1000000" office:value-type="float" office:value="91.68">
            <text:p>91.68</text:p>
          </table:table-cell>
          <table:table-cell table:formula="of:=[.R30]*1000000" office:value-type="float" office:value="72.897">
            <text:p>72.897</text:p>
          </table:table-cell>
          <table:table-cell table:formula="of:=[.S30]*1000000" office:value-type="float" office:value="19.157">
            <text:p>19.157</text:p>
          </table:table-cell>
          <table:table-cell table:formula="of:=[.T30]*1000000" office:value-type="float" office:value="0.011125">
            <text:p>0.011125</text:p>
          </table:table-cell>
          <table:table-cell table:formula="of:=[.U30]*1000000" office:value-type="float" office:value="0.82799">
            <text:p>0.82799</text:p>
          </table:table-cell>
          <table:table-cell table:formula="of:=[.V30]*1000000" office:value-type="float" office:value="0.0000000000047891">
            <text:p>4.7891E-012</text:p>
          </table:table-cell>
          <table:table-cell table:formula="of:=[.W30]*1000000" office:value-type="float" office:value="1182.1">
            <text:p>1182.1</text:p>
          </table:table-cell>
          <table:table-cell table:formula="of:=[.X30]*1000000" office:value-type="float" office:value="91.682">
            <text:p>91.682</text:p>
          </table:table-cell>
          <table:table-cell table:formula="of:=[.Y30]*1000000" office:value-type="float" office:value="72.904">
            <text:p>72.904</text:p>
          </table:table-cell>
          <table:table-cell table:formula="of:=[.Z30]*1000000" office:value-type="float" office:value="19.793">
            <text:p>19.793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82787">
            <text:p>0.82787</text:p>
          </table:table-cell>
          <table:table-cell table:formula="of:=[.AC30]*1000000" office:value-type="float" office:value="0.000000000004789">
            <text:p>4.789E-012</text:p>
          </table:table-cell>
          <table:table-cell office:value-type="float" office:value="0.0011821">
            <text:p>0.0011821</text:p>
          </table:table-cell>
          <table:table-cell table:style-name="ce1" office:value-type="string">
            <text:p>9.168e-05</text:p>
          </table:table-cell>
          <table:table-cell table:style-name="ce1" office:value-type="string">
            <text:p>7.2897e-05</text:p>
          </table:table-cell>
          <table:table-cell table:style-name="ce1" office:value-type="string">
            <text:p>1.9157e-05</text:p>
          </table:table-cell>
          <table:table-cell table:style-name="ce1" office:value-type="string">
            <text:p>1.1125e-08</text:p>
          </table:table-cell>
          <table:table-cell table:style-name="ce1" office:value-type="string">
            <text:p>8.2799e-07</text:p>
          </table:table-cell>
          <table:table-cell table:style-name="ce1" office:value-type="string">
            <text:p>4.7891e-18</text:p>
          </table:table-cell>
          <table:table-cell office:value-type="float" office:value="0.0011821">
            <text:p>0.0011821</text:p>
          </table:table-cell>
          <table:table-cell table:style-name="ce1" office:value-type="string">
            <text:p>9.1682e-05</text:p>
          </table:table-cell>
          <table:table-cell table:style-name="ce1" office:value-type="string">
            <text:p>7.2904e-05</text:p>
          </table:table-cell>
          <table:table-cell table:style-name="ce1" office:value-type="string">
            <text:p>1.9793e-05</text:p>
          </table:table-cell>
          <table:table-cell office:value-type="float" office:value="0">
            <text:p>0</text:p>
          </table:table-cell>
          <table:table-cell table:style-name="ce1" office:value-type="string">
            <text:p>8.2787e-07</text:p>
          </table:table-cell>
          <table:table-cell table:style-name="ce1" office:value-type="string">
            <text:p>4.789e-18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1165.1">
            <text:p>1165.1</text:p>
          </table:table-cell>
          <table:table-cell table:formula="of:=[.Q31]*1000000" office:value-type="float" office:value="96.651">
            <text:p>96.651</text:p>
          </table:table-cell>
          <table:table-cell table:formula="of:=[.R31]*1000000" office:value-type="float" office:value="86.073">
            <text:p>86.073</text:p>
          </table:table-cell>
          <table:table-cell table:formula="of:=[.S31]*1000000" office:value-type="float" office:value="19.227">
            <text:p>19.227</text:p>
          </table:table-cell>
          <table:table-cell table:formula="of:=[.T31]*1000000" office:value-type="float" office:value="0.011825">
            <text:p>0.011825</text:p>
          </table:table-cell>
          <table:table-cell table:formula="of:=[.U31]*1000000" office:value-type="float" office:value="0.62205">
            <text:p>0.62205</text:p>
          </table:table-cell>
          <table:table-cell table:formula="of:=[.V31]*1000000" office:value-type="float" office:value="0.0000000000045436">
            <text:p>4.5436E-012</text:p>
          </table:table-cell>
          <table:table-cell table:formula="of:=[.W31]*1000000" office:value-type="float" office:value="1165.1">
            <text:p>1165.1</text:p>
          </table:table-cell>
          <table:table-cell table:formula="of:=[.X31]*1000000" office:value-type="float" office:value="96.652">
            <text:p>96.652</text:p>
          </table:table-cell>
          <table:table-cell table:formula="of:=[.Y31]*1000000" office:value-type="float" office:value="86.08">
            <text:p>86.08</text:p>
          </table:table-cell>
          <table:table-cell table:formula="of:=[.Z31]*1000000" office:value-type="float" office:value="19.958">
            <text:p>19.958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62196">
            <text:p>0.62196</text:p>
          </table:table-cell>
          <table:table-cell table:formula="of:=[.AC31]*1000000" office:value-type="float" office:value="0.0000000000045435">
            <text:p>4.5435E-012</text:p>
          </table:table-cell>
          <table:table-cell office:value-type="float" office:value="0.0011651">
            <text:p>0.0011651</text:p>
          </table:table-cell>
          <table:table-cell table:style-name="ce1" office:value-type="string">
            <text:p>9.6651e-05</text:p>
          </table:table-cell>
          <table:table-cell table:style-name="ce1" office:value-type="string">
            <text:p>8.6073e-05</text:p>
          </table:table-cell>
          <table:table-cell table:style-name="ce1" office:value-type="string">
            <text:p>1.9227e-05</text:p>
          </table:table-cell>
          <table:table-cell table:style-name="ce1" office:value-type="string">
            <text:p>1.1825e-08</text:p>
          </table:table-cell>
          <table:table-cell table:style-name="ce1" office:value-type="string">
            <text:p>6.2205e-07</text:p>
          </table:table-cell>
          <table:table-cell table:style-name="ce1" office:value-type="string">
            <text:p>4.5436e-18</text:p>
          </table:table-cell>
          <table:table-cell office:value-type="float" office:value="0.0011651">
            <text:p>0.0011651</text:p>
          </table:table-cell>
          <table:table-cell table:style-name="ce1" office:value-type="string">
            <text:p>9.6652e-05</text:p>
          </table:table-cell>
          <table:table-cell table:style-name="ce1" office:value-type="string">
            <text:p>8.608e-05</text:p>
          </table:table-cell>
          <table:table-cell table:style-name="ce1" office:value-type="string">
            <text:p>1.9958e-05</text:p>
          </table:table-cell>
          <table:table-cell office:value-type="float" office:value="0">
            <text:p>0</text:p>
          </table:table-cell>
          <table:table-cell table:style-name="ce1" office:value-type="string">
            <text:p>6.2196e-07</text:p>
          </table:table-cell>
          <table:table-cell table:style-name="ce1" office:value-type="string">
            <text:p>4.5435e-18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1148.8">
            <text:p>1148.8</text:p>
          </table:table-cell>
          <table:table-cell table:formula="of:=[.Q32]*1000000" office:value-type="float" office:value="100.54">
            <text:p>100.54</text:p>
          </table:table-cell>
          <table:table-cell table:formula="of:=[.R32]*1000000" office:value-type="float" office:value="99.472">
            <text:p>99.472</text:p>
          </table:table-cell>
          <table:table-cell table:formula="of:=[.S32]*1000000" office:value-type="float" office:value="19.261">
            <text:p>19.261</text:p>
          </table:table-cell>
          <table:table-cell table:formula="of:=[.T32]*1000000" office:value-type="float" office:value="0.012498">
            <text:p>0.012498</text:p>
          </table:table-cell>
          <table:table-cell table:formula="of:=[.U32]*1000000" office:value-type="float" office:value="0.45276">
            <text:p>0.45276</text:p>
          </table:table-cell>
          <table:table-cell table:formula="of:=[.V32]*1000000" office:value-type="float" office:value="0.0000000000043431">
            <text:p>4.3431E-012</text:p>
          </table:table-cell>
          <table:table-cell table:formula="of:=[.W32]*1000000" office:value-type="float" office:value="1148.8">
            <text:p>1148.8</text:p>
          </table:table-cell>
          <table:table-cell table:formula="of:=[.X32]*1000000" office:value-type="float" office:value="100.54">
            <text:p>100.54</text:p>
          </table:table-cell>
          <table:table-cell table:formula="of:=[.Y32]*1000000" office:value-type="float" office:value="99.479">
            <text:p>99.479</text:p>
          </table:table-cell>
          <table:table-cell table:formula="of:=[.Z32]*1000000" office:value-type="float" office:value="20.092">
            <text:p>20.092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45269">
            <text:p>0.45269</text:p>
          </table:table-cell>
          <table:table-cell table:formula="of:=[.AC32]*1000000" office:value-type="float" office:value="0.000000000004343">
            <text:p>4.343E-012</text:p>
          </table:table-cell>
          <table:table-cell office:value-type="float" office:value="0.0011488">
            <text:p>0.0011488</text:p>
          </table:table-cell>
          <table:table-cell office:value-type="float" office:value="0.00010054">
            <text:p>0.00010054</text:p>
          </table:table-cell>
          <table:table-cell table:style-name="ce1" office:value-type="string">
            <text:p>9.9472e-05</text:p>
          </table:table-cell>
          <table:table-cell table:style-name="ce1" office:value-type="string">
            <text:p>1.9261e-05</text:p>
          </table:table-cell>
          <table:table-cell table:style-name="ce1" office:value-type="string">
            <text:p>1.2498e-08</text:p>
          </table:table-cell>
          <table:table-cell table:style-name="ce1" office:value-type="string">
            <text:p>4.5276e-07</text:p>
          </table:table-cell>
          <table:table-cell table:style-name="ce1" office:value-type="string">
            <text:p>4.3431e-18</text:p>
          </table:table-cell>
          <table:table-cell office:value-type="float" office:value="0.0011488">
            <text:p>0.0011488</text:p>
          </table:table-cell>
          <table:table-cell office:value-type="float" office:value="0.00010054">
            <text:p>0.00010054</text:p>
          </table:table-cell>
          <table:table-cell table:style-name="ce1" office:value-type="string">
            <text:p>9.9479e-05</text:p>
          </table:table-cell>
          <table:table-cell table:style-name="ce1" office:value-type="string">
            <text:p>2.0092e-05</text:p>
          </table:table-cell>
          <table:table-cell office:value-type="float" office:value="0">
            <text:p>0</text:p>
          </table:table-cell>
          <table:table-cell table:style-name="ce1" office:value-type="string">
            <text:p>4.5269e-07</text:p>
          </table:table-cell>
          <table:table-cell table:style-name="ce1" office:value-type="string">
            <text:p>4.343e-18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1133.4">
            <text:p>1133.4</text:p>
          </table:table-cell>
          <table:table-cell table:formula="of:=[.Q33]*1000000" office:value-type="float" office:value="103.52">
            <text:p>103.52</text:p>
          </table:table-cell>
          <table:table-cell table:formula="of:=[.R33]*1000000" office:value-type="float" office:value="112.94">
            <text:p>112.94</text:p>
          </table:table-cell>
          <table:table-cell table:formula="of:=[.S33]*1000000" office:value-type="float" office:value="19.26">
            <text:p>19.26</text:p>
          </table:table-cell>
          <table:table-cell table:formula="of:=[.T33]*1000000" office:value-type="float" office:value="0.013145">
            <text:p>0.013145</text:p>
          </table:table-cell>
          <table:table-cell table:formula="of:=[.U33]*1000000" office:value-type="float" office:value="0.31826">
            <text:p>0.31826</text:p>
          </table:table-cell>
          <table:table-cell table:formula="of:=[.V33]*1000000" office:value-type="float" office:value="0.0000000000041727">
            <text:p>4.1727E-012</text:p>
          </table:table-cell>
          <table:table-cell table:formula="of:=[.W33]*1000000" office:value-type="float" office:value="1133.4">
            <text:p>1133.4</text:p>
          </table:table-cell>
          <table:table-cell table:formula="of:=[.X33]*1000000" office:value-type="float" office:value="103.52">
            <text:p>103.52</text:p>
          </table:table-cell>
          <table:table-cell table:formula="of:=[.Y33]*1000000" office:value-type="float" office:value="112.95">
            <text:p>112.95</text:p>
          </table:table-cell>
          <table:table-cell table:formula="of:=[.Z33]*1000000" office:value-type="float" office:value="20.195">
            <text:p>20.195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3182">
            <text:p>0.3182</text:p>
          </table:table-cell>
          <table:table-cell table:formula="of:=[.AC33]*1000000" office:value-type="float" office:value="0.0000000000041727">
            <text:p>4.1727E-012</text:p>
          </table:table-cell>
          <table:table-cell office:value-type="float" office:value="0.0011334">
            <text:p>0.0011334</text:p>
          </table:table-cell>
          <table:table-cell office:value-type="float" office:value="0.00010352">
            <text:p>0.00010352</text:p>
          </table:table-cell>
          <table:table-cell office:value-type="float" office:value="0.00011294">
            <text:p>0.00011294</text:p>
          </table:table-cell>
          <table:table-cell table:style-name="ce1" office:value-type="string">
            <text:p>1.926e-05</text:p>
          </table:table-cell>
          <table:table-cell table:style-name="ce1" office:value-type="string">
            <text:p>1.3145e-08</text:p>
          </table:table-cell>
          <table:table-cell table:style-name="ce1" office:value-type="string">
            <text:p>3.1826e-07</text:p>
          </table:table-cell>
          <table:table-cell table:style-name="ce1" office:value-type="string">
            <text:p>4.1727e-18</text:p>
          </table:table-cell>
          <table:table-cell office:value-type="float" office:value="0.0011334">
            <text:p>0.0011334</text:p>
          </table:table-cell>
          <table:table-cell office:value-type="float" office:value="0.00010352">
            <text:p>0.00010352</text:p>
          </table:table-cell>
          <table:table-cell office:value-type="float" office:value="0.00011295">
            <text:p>0.00011295</text:p>
          </table:table-cell>
          <table:table-cell table:style-name="ce1" office:value-type="string">
            <text:p>2.0195e-05</text:p>
          </table:table-cell>
          <table:table-cell office:value-type="float" office:value="0">
            <text:p>0</text:p>
          </table:table-cell>
          <table:table-cell table:style-name="ce1" office:value-type="string">
            <text:p>3.182e-07</text:p>
          </table:table-cell>
          <table:table-cell table:style-name="ce1" office:value-type="string">
            <text:p>4.1727e-18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1118.7">
            <text:p>1118.7</text:p>
          </table:table-cell>
          <table:table-cell table:formula="of:=[.Q34]*1000000" office:value-type="float" office:value="105.77">
            <text:p>105.77</text:p>
          </table:table-cell>
          <table:table-cell table:formula="of:=[.R34]*1000000" office:value-type="float" office:value="126.37">
            <text:p>126.37</text:p>
          </table:table-cell>
          <table:table-cell table:formula="of:=[.S34]*1000000" office:value-type="float" office:value="19.226">
            <text:p>19.226</text:p>
          </table:table-cell>
          <table:table-cell table:formula="of:=[.T34]*1000000" office:value-type="float" office:value="0.013768">
            <text:p>0.013768</text:p>
          </table:table-cell>
          <table:table-cell table:formula="of:=[.U34]*1000000" office:value-type="float" office:value="0.21561">
            <text:p>0.21561</text:p>
          </table:table-cell>
          <table:table-cell table:formula="of:=[.V34]*1000000" office:value-type="float" office:value="0.0000000000040224">
            <text:p>4.0224E-012</text:p>
          </table:table-cell>
          <table:table-cell table:formula="of:=[.W34]*1000000" office:value-type="float" office:value="1118.7">
            <text:p>1118.7</text:p>
          </table:table-cell>
          <table:table-cell table:formula="of:=[.X34]*1000000" office:value-type="float" office:value="105.77">
            <text:p>105.77</text:p>
          </table:table-cell>
          <table:table-cell table:formula="of:=[.Y34]*1000000" office:value-type="float" office:value="126.38">
            <text:p>126.38</text:p>
          </table:table-cell>
          <table:table-cell table:formula="of:=[.Z34]*1000000" office:value-type="float" office:value="20.27">
            <text:p>20.27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21557">
            <text:p>0.21557</text:p>
          </table:table-cell>
          <table:table-cell table:formula="of:=[.AC34]*1000000" office:value-type="float" office:value="0.0000000000040224">
            <text:p>4.0224E-012</text:p>
          </table:table-cell>
          <table:table-cell office:value-type="float" office:value="0.0011187">
            <text:p>0.0011187</text:p>
          </table:table-cell>
          <table:table-cell office:value-type="float" office:value="0.00010577">
            <text:p>0.00010577</text:p>
          </table:table-cell>
          <table:table-cell office:value-type="float" office:value="0.00012637">
            <text:p>0.00012637</text:p>
          </table:table-cell>
          <table:table-cell table:style-name="ce1" office:value-type="string">
            <text:p>1.9226e-05</text:p>
          </table:table-cell>
          <table:table-cell table:style-name="ce1" office:value-type="string">
            <text:p>1.3768e-08</text:p>
          </table:table-cell>
          <table:table-cell table:style-name="ce1" office:value-type="string">
            <text:p>2.1561e-07</text:p>
          </table:table-cell>
          <table:table-cell table:style-name="ce1" office:value-type="string">
            <text:p>4.0224e-18</text:p>
          </table:table-cell>
          <table:table-cell office:value-type="float" office:value="0.0011187">
            <text:p>0.0011187</text:p>
          </table:table-cell>
          <table:table-cell office:value-type="float" office:value="0.00010577">
            <text:p>0.00010577</text:p>
          </table:table-cell>
          <table:table-cell office:value-type="float" office:value="0.00012638">
            <text:p>0.00012638</text:p>
          </table:table-cell>
          <table:table-cell table:style-name="ce1" office:value-type="string">
            <text:p>2.02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557e-07</text:p>
          </table:table-cell>
          <table:table-cell table:style-name="ce1" office:value-type="string">
            <text:p>4.0224e-18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1104.6">
            <text:p>1104.6</text:p>
          </table:table-cell>
          <table:table-cell table:formula="of:=[.Q35]*1000000" office:value-type="float" office:value="107.43">
            <text:p>107.43</text:p>
          </table:table-cell>
          <table:table-cell table:formula="of:=[.R35]*1000000" office:value-type="float" office:value="139.67">
            <text:p>139.67</text:p>
          </table:table-cell>
          <table:table-cell table:formula="of:=[.S35]*1000000" office:value-type="float" office:value="19.164">
            <text:p>19.164</text:p>
          </table:table-cell>
          <table:table-cell table:formula="of:=[.T35]*1000000" office:value-type="float" office:value="0.014371">
            <text:p>0.014371</text:p>
          </table:table-cell>
          <table:table-cell table:formula="of:=[.U35]*1000000" office:value-type="float" office:value="0.14067">
            <text:p>0.14067</text:p>
          </table:table-cell>
          <table:table-cell table:formula="of:=[.V35]*1000000" office:value-type="float" office:value="0.0000000000038855">
            <text:p>3.8855E-012</text:p>
          </table:table-cell>
          <table:table-cell table:formula="of:=[.W35]*1000000" office:value-type="float" office:value="1104.6">
            <text:p>1104.6</text:p>
          </table:table-cell>
          <table:table-cell table:formula="of:=[.X35]*1000000" office:value-type="float" office:value="107.43">
            <text:p>107.43</text:p>
          </table:table-cell>
          <table:table-cell table:formula="of:=[.Y35]*1000000" office:value-type="float" office:value="139.68">
            <text:p>139.68</text:p>
          </table:table-cell>
          <table:table-cell table:formula="of:=[.Z35]*1000000" office:value-type="float" office:value="20.32">
            <text:p>20.32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14064">
            <text:p>0.14064</text:p>
          </table:table-cell>
          <table:table-cell table:formula="of:=[.AC35]*1000000" office:value-type="float" office:value="0.0000000000038855">
            <text:p>3.8855E-012</text:p>
          </table:table-cell>
          <table:table-cell office:value-type="float" office:value="0.0011046">
            <text:p>0.0011046</text:p>
          </table:table-cell>
          <table:table-cell office:value-type="float" office:value="0.00010743">
            <text:p>0.00010743</text:p>
          </table:table-cell>
          <table:table-cell office:value-type="float" office:value="0.00013967">
            <text:p>0.00013967</text:p>
          </table:table-cell>
          <table:table-cell table:style-name="ce1" office:value-type="string">
            <text:p>1.9164e-05</text:p>
          </table:table-cell>
          <table:table-cell table:style-name="ce1" office:value-type="string">
            <text:p>1.4371e-08</text:p>
          </table:table-cell>
          <table:table-cell table:style-name="ce1" office:value-type="string">
            <text:p>1.4067e-07</text:p>
          </table:table-cell>
          <table:table-cell table:style-name="ce1" office:value-type="string">
            <text:p>3.8855e-18</text:p>
          </table:table-cell>
          <table:table-cell office:value-type="float" office:value="0.0011046">
            <text:p>0.0011046</text:p>
          </table:table-cell>
          <table:table-cell office:value-type="float" office:value="0.00010743">
            <text:p>0.00010743</text:p>
          </table:table-cell>
          <table:table-cell office:value-type="float" office:value="0.00013968">
            <text:p>0.00013968</text:p>
          </table:table-cell>
          <table:table-cell table:style-name="ce1" office:value-type="string">
            <text:p>2.03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64e-07</text:p>
          </table:table-cell>
          <table:table-cell table:style-name="ce1" office:value-type="string">
            <text:p>3.8855e-18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1091.2">
            <text:p>1091.2</text:p>
          </table:table-cell>
          <table:table-cell table:formula="of:=[.Q36]*1000000" office:value-type="float" office:value="108.62">
            <text:p>108.62</text:p>
          </table:table-cell>
          <table:table-cell table:formula="of:=[.R36]*1000000" office:value-type="float" office:value="152.79">
            <text:p>152.79</text:p>
          </table:table-cell>
          <table:table-cell table:formula="of:=[.S36]*1000000" office:value-type="float" office:value="19.078">
            <text:p>19.078</text:p>
          </table:table-cell>
          <table:table-cell table:formula="of:=[.T36]*1000000" office:value-type="float" office:value="0.014955">
            <text:p>0.014955</text:p>
          </table:table-cell>
          <table:table-cell table:formula="of:=[.U36]*1000000" office:value-type="float" office:value="0.088397">
            <text:p>0.088397</text:p>
          </table:table-cell>
          <table:table-cell table:formula="of:=[.V36]*1000000" office:value-type="float" office:value="0.000000000003758">
            <text:p>3.758E-012</text:p>
          </table:table-cell>
          <table:table-cell table:formula="of:=[.W36]*1000000" office:value-type="float" office:value="1091.2">
            <text:p>1091.2</text:p>
          </table:table-cell>
          <table:table-cell table:formula="of:=[.X36]*1000000" office:value-type="float" office:value="108.62">
            <text:p>108.62</text:p>
          </table:table-cell>
          <table:table-cell table:formula="of:=[.Y36]*1000000" office:value-type="float" office:value="152.79">
            <text:p>152.79</text:p>
          </table:table-cell>
          <table:table-cell table:formula="of:=[.Z36]*1000000" office:value-type="float" office:value="20.349">
            <text:p>20.349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88376">
            <text:p>0.088376</text:p>
          </table:table-cell>
          <table:table-cell table:formula="of:=[.AC36]*1000000" office:value-type="float" office:value="0.000000000003758">
            <text:p>3.758E-012</text:p>
          </table:table-cell>
          <table:table-cell office:value-type="float" office:value="0.0010912">
            <text:p>0.0010912</text:p>
          </table:table-cell>
          <table:table-cell office:value-type="float" office:value="0.00010862">
            <text:p>0.00010862</text:p>
          </table:table-cell>
          <table:table-cell office:value-type="float" office:value="0.00015279">
            <text:p>0.00015279</text:p>
          </table:table-cell>
          <table:table-cell table:style-name="ce1" office:value-type="string">
            <text:p>1.9078e-05</text:p>
          </table:table-cell>
          <table:table-cell table:style-name="ce1" office:value-type="string">
            <text:p>1.4955e-08</text:p>
          </table:table-cell>
          <table:table-cell table:style-name="ce1" office:value-type="string">
            <text:p>8.8397e-08</text:p>
          </table:table-cell>
          <table:table-cell table:style-name="ce1" office:value-type="string">
            <text:p>3.758e-18</text:p>
          </table:table-cell>
          <table:table-cell office:value-type="float" office:value="0.0010912">
            <text:p>0.0010912</text:p>
          </table:table-cell>
          <table:table-cell office:value-type="float" office:value="0.00010862">
            <text:p>0.00010862</text:p>
          </table:table-cell>
          <table:table-cell office:value-type="float" office:value="0.00015279">
            <text:p>0.00015279</text:p>
          </table:table-cell>
          <table:table-cell table:style-name="ce1" office:value-type="string">
            <text:p>2.0349e-05</text:p>
          </table:table-cell>
          <table:table-cell office:value-type="float" office:value="0">
            <text:p>0</text:p>
          </table:table-cell>
          <table:table-cell table:style-name="ce1" office:value-type="string">
            <text:p>8.8376e-08</text:p>
          </table:table-cell>
          <table:table-cell table:style-name="ce1" office:value-type="string">
            <text:p>3.758e-18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1078.3">
            <text:p>1078.3</text:p>
          </table:table-cell>
          <table:table-cell table:formula="of:=[.Q37]*1000000" office:value-type="float" office:value="109.42">
            <text:p>109.42</text:p>
          </table:table-cell>
          <table:table-cell table:formula="of:=[.R37]*1000000" office:value-type="float" office:value="165.67">
            <text:p>165.67</text:p>
          </table:table-cell>
          <table:table-cell table:formula="of:=[.S37]*1000000" office:value-type="float" office:value="18.973">
            <text:p>18.973</text:p>
          </table:table-cell>
          <table:table-cell table:formula="of:=[.T37]*1000000" office:value-type="float" office:value="0.01552">
            <text:p>0.01552</text:p>
          </table:table-cell>
          <table:table-cell table:formula="of:=[.U37]*1000000" office:value-type="float" office:value="0.053563">
            <text:p>0.053563</text:p>
          </table:table-cell>
          <table:table-cell table:formula="of:=[.V37]*1000000" office:value-type="float" office:value="0.0000000000036376">
            <text:p>3.6376E-012</text:p>
          </table:table-cell>
          <table:table-cell table:formula="of:=[.W37]*1000000" office:value-type="float" office:value="1078.3">
            <text:p>1078.3</text:p>
          </table:table-cell>
          <table:table-cell table:formula="of:=[.X37]*1000000" office:value-type="float" office:value="109.42">
            <text:p>109.42</text:p>
          </table:table-cell>
          <table:table-cell table:formula="of:=[.Y37]*1000000" office:value-type="float" office:value="165.68">
            <text:p>165.68</text:p>
          </table:table-cell>
          <table:table-cell table:formula="of:=[.Z37]*1000000" office:value-type="float" office:value="20.363">
            <text:p>20.363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5355">
            <text:p>0.05355</text:p>
          </table:table-cell>
          <table:table-cell table:formula="of:=[.AC37]*1000000" office:value-type="float" office:value="0.0000000000036375">
            <text:p>3.6375E-012</text:p>
          </table:table-cell>
          <table:table-cell office:value-type="float" office:value="0.0010783">
            <text:p>0.0010783</text:p>
          </table:table-cell>
          <table:table-cell office:value-type="float" office:value="0.00010942">
            <text:p>0.00010942</text:p>
          </table:table-cell>
          <table:table-cell office:value-type="float" office:value="0.00016567">
            <text:p>0.00016567</text:p>
          </table:table-cell>
          <table:table-cell table:style-name="ce1" office:value-type="string">
            <text:p>1.8973e-05</text:p>
          </table:table-cell>
          <table:table-cell table:style-name="ce1" office:value-type="string">
            <text:p>1.552e-08</text:p>
          </table:table-cell>
          <table:table-cell table:style-name="ce1" office:value-type="string">
            <text:p>5.3563e-08</text:p>
          </table:table-cell>
          <table:table-cell table:style-name="ce1" office:value-type="string">
            <text:p>3.6376e-18</text:p>
          </table:table-cell>
          <table:table-cell office:value-type="float" office:value="0.0010783">
            <text:p>0.0010783</text:p>
          </table:table-cell>
          <table:table-cell office:value-type="float" office:value="0.00010942">
            <text:p>0.00010942</text:p>
          </table:table-cell>
          <table:table-cell office:value-type="float" office:value="0.00016568">
            <text:p>0.00016568</text:p>
          </table:table-cell>
          <table:table-cell table:style-name="ce1" office:value-type="string">
            <text:p>2.0363e-05</text:p>
          </table:table-cell>
          <table:table-cell office:value-type="float" office:value="0">
            <text:p>0</text:p>
          </table:table-cell>
          <table:table-cell table:style-name="ce1" office:value-type="string">
            <text:p>5.355e-08</text:p>
          </table:table-cell>
          <table:table-cell table:style-name="ce1" office:value-type="string">
            <text:p>3.6375e-18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1065.9">
            <text:p>1065.9</text:p>
          </table:table-cell>
          <table:table-cell table:formula="of:=[.Q38]*1000000" office:value-type="float" office:value="109.93">
            <text:p>109.93</text:p>
          </table:table-cell>
          <table:table-cell table:formula="of:=[.R38]*1000000" office:value-type="float" office:value="178.31">
            <text:p>178.31</text:p>
          </table:table-cell>
          <table:table-cell table:formula="of:=[.S38]*1000000" office:value-type="float" office:value="18.855">
            <text:p>18.855</text:p>
          </table:table-cell>
          <table:table-cell table:formula="of:=[.T38]*1000000" office:value-type="float" office:value="0.016068">
            <text:p>0.016068</text:p>
          </table:table-cell>
          <table:table-cell table:formula="of:=[.U38]*1000000" office:value-type="float" office:value="0.031349">
            <text:p>0.031349</text:p>
          </table:table-cell>
          <table:table-cell table:formula="of:=[.V38]*1000000" office:value-type="float" office:value="0.0000000000035227">
            <text:p>3.5227E-012</text:p>
          </table:table-cell>
          <table:table-cell table:formula="of:=[.W38]*1000000" office:value-type="float" office:value="1065.9">
            <text:p>1065.9</text:p>
          </table:table-cell>
          <table:table-cell table:formula="of:=[.X38]*1000000" office:value-type="float" office:value="109.93">
            <text:p>109.93</text:p>
          </table:table-cell>
          <table:table-cell table:formula="of:=[.Y38]*1000000" office:value-type="float" office:value="178.32">
            <text:p>178.32</text:p>
          </table:table-cell>
          <table:table-cell table:formula="of:=[.Z38]*1000000" office:value-type="float" office:value="20.366">
            <text:p>20.366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31341">
            <text:p>0.031341</text:p>
          </table:table-cell>
          <table:table-cell table:formula="of:=[.AC38]*1000000" office:value-type="float" office:value="0.0000000000035227">
            <text:p>3.5227E-012</text:p>
          </table:table-cell>
          <table:table-cell office:value-type="float" office:value="0.0010659">
            <text:p>0.0010659</text:p>
          </table:table-cell>
          <table:table-cell office:value-type="float" office:value="0.00010993">
            <text:p>0.00010993</text:p>
          </table:table-cell>
          <table:table-cell office:value-type="float" office:value="0.00017831">
            <text:p>0.00017831</text:p>
          </table:table-cell>
          <table:table-cell table:style-name="ce1" office:value-type="string">
            <text:p>1.8855e-05</text:p>
          </table:table-cell>
          <table:table-cell table:style-name="ce1" office:value-type="string">
            <text:p>1.6068e-08</text:p>
          </table:table-cell>
          <table:table-cell table:style-name="ce1" office:value-type="string">
            <text:p>3.1349e-08</text:p>
          </table:table-cell>
          <table:table-cell table:style-name="ce1" office:value-type="string">
            <text:p>3.5227e-18</text:p>
          </table:table-cell>
          <table:table-cell office:value-type="float" office:value="0.0010659">
            <text:p>0.0010659</text:p>
          </table:table-cell>
          <table:table-cell office:value-type="float" office:value="0.00010993">
            <text:p>0.00010993</text:p>
          </table:table-cell>
          <table:table-cell office:value-type="float" office:value="0.00017832">
            <text:p>0.00017832</text:p>
          </table:table-cell>
          <table:table-cell table:style-name="ce1" office:value-type="string">
            <text:p>2.0366e-05</text:p>
          </table:table-cell>
          <table:table-cell office:value-type="float" office:value="0">
            <text:p>0</text:p>
          </table:table-cell>
          <table:table-cell table:style-name="ce1" office:value-type="string">
            <text:p>3.1341e-08</text:p>
          </table:table-cell>
          <table:table-cell table:style-name="ce1" office:value-type="string">
            <text:p>3.5227e-18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1054">
            <text:p>1054</text:p>
          </table:table-cell>
          <table:table-cell table:formula="of:=[.Q39]*1000000" office:value-type="float" office:value="110.21">
            <text:p>110.21</text:p>
          </table:table-cell>
          <table:table-cell table:formula="of:=[.R39]*1000000" office:value-type="float" office:value="190.67">
            <text:p>190.67</text:p>
          </table:table-cell>
          <table:table-cell table:formula="of:=[.S39]*1000000" office:value-type="float" office:value="18.726">
            <text:p>18.726</text:p>
          </table:table-cell>
          <table:table-cell table:formula="of:=[.T39]*1000000" office:value-type="float" office:value="0.016601">
            <text:p>0.016601</text:p>
          </table:table-cell>
          <table:table-cell table:formula="of:=[.U39]*1000000" office:value-type="float" office:value="0.017758">
            <text:p>0.017758</text:p>
          </table:table-cell>
          <table:table-cell table:formula="of:=[.V39]*1000000" office:value-type="float" office:value="0.0000000000034127">
            <text:p>3.4127E-012</text:p>
          </table:table-cell>
          <table:table-cell table:formula="of:=[.W39]*1000000" office:value-type="float" office:value="1054">
            <text:p>1054</text:p>
          </table:table-cell>
          <table:table-cell table:formula="of:=[.X39]*1000000" office:value-type="float" office:value="110.2">
            <text:p>110.2</text:p>
          </table:table-cell>
          <table:table-cell table:formula="of:=[.Y39]*1000000" office:value-type="float" office:value="190.68">
            <text:p>190.68</text:p>
          </table:table-cell>
          <table:table-cell table:formula="of:=[.Z39]*1000000" office:value-type="float" office:value="20.363">
            <text:p>20.363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17753">
            <text:p>0.017753</text:p>
          </table:table-cell>
          <table:table-cell table:formula="of:=[.AC39]*1000000" office:value-type="float" office:value="0.0000000000034126">
            <text:p>3.4126E-012</text:p>
          </table:table-cell>
          <table:table-cell office:value-type="float" office:value="0.001054">
            <text:p>0.001054</text:p>
          </table:table-cell>
          <table:table-cell office:value-type="float" office:value="0.00011021">
            <text:p>0.00011021</text:p>
          </table:table-cell>
          <table:table-cell office:value-type="float" office:value="0.00019067">
            <text:p>0.00019067</text:p>
          </table:table-cell>
          <table:table-cell table:style-name="ce1" office:value-type="string">
            <text:p>1.8726e-05</text:p>
          </table:table-cell>
          <table:table-cell table:style-name="ce1" office:value-type="string">
            <text:p>1.6601e-08</text:p>
          </table:table-cell>
          <table:table-cell table:style-name="ce1" office:value-type="string">
            <text:p>1.7758e-08</text:p>
          </table:table-cell>
          <table:table-cell table:style-name="ce1" office:value-type="string">
            <text:p>3.4127e-18</text:p>
          </table:table-cell>
          <table:table-cell office:value-type="float" office:value="0.001054">
            <text:p>0.001054</text:p>
          </table:table-cell>
          <table:table-cell office:value-type="float" office:value="0.0001102">
            <text:p>0.0001102</text:p>
          </table:table-cell>
          <table:table-cell office:value-type="float" office:value="0.00019068">
            <text:p>0.00019068</text:p>
          </table:table-cell>
          <table:table-cell table:style-name="ce1" office:value-type="string">
            <text:p>2.03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753e-08</text:p>
          </table:table-cell>
          <table:table-cell table:style-name="ce1" office:value-type="string">
            <text:p>3.4126e-18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1042.5">
            <text:p>1042.5</text:p>
          </table:table-cell>
          <table:table-cell table:formula="of:=[.Q40]*1000000" office:value-type="float" office:value="110.29">
            <text:p>110.29</text:p>
          </table:table-cell>
          <table:table-cell table:formula="of:=[.R40]*1000000" office:value-type="float" office:value="202.76">
            <text:p>202.76</text:p>
          </table:table-cell>
          <table:table-cell table:formula="of:=[.S40]*1000000" office:value-type="float" office:value="18.591">
            <text:p>18.591</text:p>
          </table:table-cell>
          <table:table-cell table:formula="of:=[.T40]*1000000" office:value-type="float" office:value="0.017119">
            <text:p>0.017119</text:p>
          </table:table-cell>
          <table:table-cell table:formula="of:=[.U40]*1000000" office:value-type="float" office:value="0.0097581">
            <text:p>0.0097581</text:p>
          </table:table-cell>
          <table:table-cell table:formula="of:=[.V40]*1000000" office:value-type="float" office:value="0.0000000000033067">
            <text:p>3.3067E-012</text:p>
          </table:table-cell>
          <table:table-cell table:formula="of:=[.W40]*1000000" office:value-type="float" office:value="1042.5">
            <text:p>1042.5</text:p>
          </table:table-cell>
          <table:table-cell table:formula="of:=[.X40]*1000000" office:value-type="float" office:value="110.29">
            <text:p>110.29</text:p>
          </table:table-cell>
          <table:table-cell table:formula="of:=[.Y40]*1000000" office:value-type="float" office:value="202.77">
            <text:p>202.77</text:p>
          </table:table-cell>
          <table:table-cell table:formula="of:=[.Z40]*1000000" office:value-type="float" office:value="20.355">
            <text:p>20.355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97552">
            <text:p>0.0097552</text:p>
          </table:table-cell>
          <table:table-cell table:formula="of:=[.AC40]*1000000" office:value-type="float" office:value="0.0000000000033067">
            <text:p>3.3067E-012</text:p>
          </table:table-cell>
          <table:table-cell office:value-type="float" office:value="0.0010425">
            <text:p>0.0010425</text:p>
          </table:table-cell>
          <table:table-cell office:value-type="float" office:value="0.00011029">
            <text:p>0.00011029</text:p>
          </table:table-cell>
          <table:table-cell office:value-type="float" office:value="0.00020276">
            <text:p>0.00020276</text:p>
          </table:table-cell>
          <table:table-cell table:style-name="ce1" office:value-type="string">
            <text:p>1.8591e-05</text:p>
          </table:table-cell>
          <table:table-cell table:style-name="ce1" office:value-type="string">
            <text:p>1.7119e-08</text:p>
          </table:table-cell>
          <table:table-cell table:style-name="ce1" office:value-type="string">
            <text:p>9.7581e-09</text:p>
          </table:table-cell>
          <table:table-cell table:style-name="ce1" office:value-type="string">
            <text:p>3.3067e-18</text:p>
          </table:table-cell>
          <table:table-cell office:value-type="float" office:value="0.0010425">
            <text:p>0.0010425</text:p>
          </table:table-cell>
          <table:table-cell office:value-type="float" office:value="0.00011029">
            <text:p>0.00011029</text:p>
          </table:table-cell>
          <table:table-cell office:value-type="float" office:value="0.00020277">
            <text:p>0.00020277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9.7552e-09</text:p>
          </table:table-cell>
          <table:table-cell table:style-name="ce1" office:value-type="string">
            <text:p>3.3067e-18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1031.4">
            <text:p>1031.4</text:p>
          </table:table-cell>
          <table:table-cell table:formula="of:=[.Q41]*1000000" office:value-type="float" office:value="110.23">
            <text:p>110.23</text:p>
          </table:table-cell>
          <table:table-cell table:formula="of:=[.R41]*1000000" office:value-type="float" office:value="214.57">
            <text:p>214.57</text:p>
          </table:table-cell>
          <table:table-cell table:formula="of:=[.S41]*1000000" office:value-type="float" office:value="18.451">
            <text:p>18.451</text:p>
          </table:table-cell>
          <table:table-cell table:formula="of:=[.T41]*1000000" office:value-type="float" office:value="0.017623">
            <text:p>0.017623</text:p>
          </table:table-cell>
          <table:table-cell table:formula="of:=[.U41]*1000000" office:value-type="float" office:value="0.0052126">
            <text:p>0.0052126</text:p>
          </table:table-cell>
          <table:table-cell table:formula="of:=[.V41]*1000000" office:value-type="float" office:value="0.0000000000032046">
            <text:p>3.2046E-012</text:p>
          </table:table-cell>
          <table:table-cell table:formula="of:=[.W41]*1000000" office:value-type="float" office:value="1031.4">
            <text:p>1031.4</text:p>
          </table:table-cell>
          <table:table-cell table:formula="of:=[.X41]*1000000" office:value-type="float" office:value="110.23">
            <text:p>110.23</text:p>
          </table:table-cell>
          <table:table-cell table:formula="of:=[.Y41]*1000000" office:value-type="float" office:value="214.57">
            <text:p>214.57</text:p>
          </table:table-cell>
          <table:table-cell table:formula="of:=[.Z41]*1000000" office:value-type="float" office:value="20.345">
            <text:p>20.345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5211">
            <text:p>0.005211</text:p>
          </table:table-cell>
          <table:table-cell table:formula="of:=[.AC41]*1000000" office:value-type="float" office:value="0.0000000000032045">
            <text:p>3.2045E-012</text:p>
          </table:table-cell>
          <table:table-cell office:value-type="float" office:value="0.0010314">
            <text:p>0.0010314</text:p>
          </table:table-cell>
          <table:table-cell office:value-type="float" office:value="0.00011023">
            <text:p>0.00011023</text:p>
          </table:table-cell>
          <table:table-cell office:value-type="float" office:value="0.00021457">
            <text:p>0.00021457</text:p>
          </table:table-cell>
          <table:table-cell table:style-name="ce1" office:value-type="string">
            <text:p>1.8451e-05</text:p>
          </table:table-cell>
          <table:table-cell table:style-name="ce1" office:value-type="string">
            <text:p>1.7623e-08</text:p>
          </table:table-cell>
          <table:table-cell table:style-name="ce1" office:value-type="string">
            <text:p>5.2126e-09</text:p>
          </table:table-cell>
          <table:table-cell table:style-name="ce1" office:value-type="string">
            <text:p>3.2046e-18</text:p>
          </table:table-cell>
          <table:table-cell office:value-type="float" office:value="0.0010314">
            <text:p>0.0010314</text:p>
          </table:table-cell>
          <table:table-cell office:value-type="float" office:value="0.00011023">
            <text:p>0.00011023</text:p>
          </table:table-cell>
          <table:table-cell office:value-type="float" office:value="0.00021457">
            <text:p>0.00021457</text:p>
          </table:table-cell>
          <table:table-cell table:style-name="ce1" office:value-type="string">
            <text:p>2.0345e-05</text:p>
          </table:table-cell>
          <table:table-cell office:value-type="float" office:value="0">
            <text:p>0</text:p>
          </table:table-cell>
          <table:table-cell table:style-name="ce1" office:value-type="string">
            <text:p>5.211e-09</text:p>
          </table:table-cell>
          <table:table-cell table:style-name="ce1" office:value-type="string">
            <text:p>3.2045e-18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1020.7">
            <text:p>1020.7</text:p>
          </table:table-cell>
          <table:table-cell table:formula="of:=[.Q42]*1000000" office:value-type="float" office:value="110.05">
            <text:p>110.05</text:p>
          </table:table-cell>
          <table:table-cell table:formula="of:=[.R42]*1000000" office:value-type="float" office:value="226.1">
            <text:p>226.1</text:p>
          </table:table-cell>
          <table:table-cell table:formula="of:=[.S42]*1000000" office:value-type="float" office:value="18.307">
            <text:p>18.307</text:p>
          </table:table-cell>
          <table:table-cell table:formula="of:=[.T42]*1000000" office:value-type="float" office:value="0.018113">
            <text:p>0.018113</text:p>
          </table:table-cell>
          <table:table-cell table:formula="of:=[.U42]*1000000" office:value-type="float" office:value="0.0027125">
            <text:p>0.0027125</text:p>
          </table:table-cell>
          <table:table-cell table:formula="of:=[.V42]*1000000" office:value-type="float" office:value="0.0000000000031059">
            <text:p>3.1059E-012</text:p>
          </table:table-cell>
          <table:table-cell table:formula="of:=[.W42]*1000000" office:value-type="float" office:value="1020.7">
            <text:p>1020.7</text:p>
          </table:table-cell>
          <table:table-cell table:formula="of:=[.X42]*1000000" office:value-type="float" office:value="110.05">
            <text:p>110.05</text:p>
          </table:table-cell>
          <table:table-cell table:formula="of:=[.Y42]*1000000" office:value-type="float" office:value="226.1">
            <text:p>226.1</text:p>
          </table:table-cell>
          <table:table-cell table:formula="of:=[.Z42]*1000000" office:value-type="float" office:value="20.334">
            <text:p>20.334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27116">
            <text:p>0.0027116</text:p>
          </table:table-cell>
          <table:table-cell table:formula="of:=[.AC42]*1000000" office:value-type="float" office:value="0.0000000000031059">
            <text:p>3.1059E-012</text:p>
          </table:table-cell>
          <table:table-cell office:value-type="float" office:value="0.0010207">
            <text:p>0.0010207</text:p>
          </table:table-cell>
          <table:table-cell office:value-type="float" office:value="0.00011005">
            <text:p>0.00011005</text:p>
          </table:table-cell>
          <table:table-cell office:value-type="float" office:value="0.0002261">
            <text:p>0.0002261</text:p>
          </table:table-cell>
          <table:table-cell table:style-name="ce1" office:value-type="string">
            <text:p>1.8307e-05</text:p>
          </table:table-cell>
          <table:table-cell table:style-name="ce1" office:value-type="string">
            <text:p>1.8113e-08</text:p>
          </table:table-cell>
          <table:table-cell table:style-name="ce1" office:value-type="string">
            <text:p>2.7125e-09</text:p>
          </table:table-cell>
          <table:table-cell table:style-name="ce1" office:value-type="string">
            <text:p>3.1059e-18</text:p>
          </table:table-cell>
          <table:table-cell office:value-type="float" office:value="0.0010207">
            <text:p>0.0010207</text:p>
          </table:table-cell>
          <table:table-cell office:value-type="float" office:value="0.00011005">
            <text:p>0.00011005</text:p>
          </table:table-cell>
          <table:table-cell office:value-type="float" office:value="0.0002261">
            <text:p>0.0002261</text:p>
          </table:table-cell>
          <table:table-cell table:style-name="ce1" office:value-type="string">
            <text:p>2.0334e-05</text:p>
          </table:table-cell>
          <table:table-cell office:value-type="float" office:value="0">
            <text:p>0</text:p>
          </table:table-cell>
          <table:table-cell table:style-name="ce1" office:value-type="string">
            <text:p>2.7116e-09</text:p>
          </table:table-cell>
          <table:table-cell table:style-name="ce1" office:value-type="string">
            <text:p>3.1059e-18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1010.2">
            <text:p>1010.2</text:p>
          </table:table-cell>
          <table:table-cell table:formula="of:=[.Q43]*1000000" office:value-type="float" office:value="109.78">
            <text:p>109.78</text:p>
          </table:table-cell>
          <table:table-cell table:formula="of:=[.R43]*1000000" office:value-type="float" office:value="237.36">
            <text:p>237.36</text:p>
          </table:table-cell>
          <table:table-cell table:formula="of:=[.S43]*1000000" office:value-type="float" office:value="18.161">
            <text:p>18.161</text:p>
          </table:table-cell>
          <table:table-cell table:formula="of:=[.T43]*1000000" office:value-type="float" office:value="0.018591">
            <text:p>0.018591</text:p>
          </table:table-cell>
          <table:table-cell table:formula="of:=[.U43]*1000000" office:value-type="float" office:value="0.0013776">
            <text:p>0.0013776</text:p>
          </table:table-cell>
          <table:table-cell table:formula="of:=[.V43]*1000000" office:value-type="float" office:value="0.0000000000030105">
            <text:p>3.0105E-012</text:p>
          </table:table-cell>
          <table:table-cell table:formula="of:=[.W43]*1000000" office:value-type="float" office:value="1010.2">
            <text:p>1010.2</text:p>
          </table:table-cell>
          <table:table-cell table:formula="of:=[.X43]*1000000" office:value-type="float" office:value="109.78">
            <text:p>109.78</text:p>
          </table:table-cell>
          <table:table-cell table:formula="of:=[.Y43]*1000000" office:value-type="float" office:value="237.37">
            <text:p>237.37</text:p>
          </table:table-cell>
          <table:table-cell table:formula="of:=[.Z43]*1000000" office:value-type="float" office:value="20.323">
            <text:p>20.323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13771">
            <text:p>0.0013771</text:p>
          </table:table-cell>
          <table:table-cell table:formula="of:=[.AC43]*1000000" office:value-type="float" office:value="0.0000000000030105">
            <text:p>3.0105E-012</text:p>
          </table:table-cell>
          <table:table-cell office:value-type="float" office:value="0.0010102">
            <text:p>0.0010102</text:p>
          </table:table-cell>
          <table:table-cell office:value-type="float" office:value="0.00010978">
            <text:p>0.00010978</text:p>
          </table:table-cell>
          <table:table-cell office:value-type="float" office:value="0.00023736">
            <text:p>0.00023736</text:p>
          </table:table-cell>
          <table:table-cell table:style-name="ce1" office:value-type="string">
            <text:p>1.8161e-05</text:p>
          </table:table-cell>
          <table:table-cell table:style-name="ce1" office:value-type="string">
            <text:p>1.8591e-08</text:p>
          </table:table-cell>
          <table:table-cell table:style-name="ce1" office:value-type="string">
            <text:p>1.3776e-09</text:p>
          </table:table-cell>
          <table:table-cell table:style-name="ce1" office:value-type="string">
            <text:p>3.0105e-18</text:p>
          </table:table-cell>
          <table:table-cell office:value-type="float" office:value="0.0010102">
            <text:p>0.0010102</text:p>
          </table:table-cell>
          <table:table-cell office:value-type="float" office:value="0.00010978">
            <text:p>0.00010978</text:p>
          </table:table-cell>
          <table:table-cell office:value-type="float" office:value="0.00023737">
            <text:p>0.00023737</text:p>
          </table:table-cell>
          <table:table-cell table:style-name="ce1" office:value-type="string">
            <text:p>2.0323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71e-09</text:p>
          </table:table-cell>
          <table:table-cell table:style-name="ce1" office:value-type="string">
            <text:p>3.0105e-18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1000.1">
            <text:p>1000.1</text:p>
          </table:table-cell>
          <table:table-cell table:formula="of:=[.Q44]*1000000" office:value-type="float" office:value="109.44">
            <text:p>109.44</text:p>
          </table:table-cell>
          <table:table-cell table:formula="of:=[.R44]*1000000" office:value-type="float" office:value="248.36">
            <text:p>248.36</text:p>
          </table:table-cell>
          <table:table-cell table:formula="of:=[.S44]*1000000" office:value-type="float" office:value="18.012">
            <text:p>18.012</text:p>
          </table:table-cell>
          <table:table-cell table:formula="of:=[.T44]*1000000" office:value-type="float" office:value="0.019057">
            <text:p>0.019057</text:p>
          </table:table-cell>
          <table:table-cell table:formula="of:=[.U44]*1000000" office:value-type="float" office:value="0.000684">
            <text:p>0.000684</text:p>
          </table:table-cell>
          <table:table-cell table:formula="of:=[.V44]*1000000" office:value-type="float" office:value="0.0000000000029182">
            <text:p>2.9182E-012</text:p>
          </table:table-cell>
          <table:table-cell table:formula="of:=[.W44]*1000000" office:value-type="float" office:value="1000.1">
            <text:p>1000.1</text:p>
          </table:table-cell>
          <table:table-cell table:formula="of:=[.X44]*1000000" office:value-type="float" office:value="109.44">
            <text:p>109.44</text:p>
          </table:table-cell>
          <table:table-cell table:formula="of:=[.Y44]*1000000" office:value-type="float" office:value="248.36">
            <text:p>248.36</text:p>
          </table:table-cell>
          <table:table-cell table:formula="of:=[.Z44]*1000000" office:value-type="float" office:value="20.312">
            <text:p>20.312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68377">
            <text:p>0.00068377</text:p>
          </table:table-cell>
          <table:table-cell table:formula="of:=[.AC44]*1000000" office:value-type="float" office:value="0.0000000000029182">
            <text:p>2.9182E-012</text:p>
          </table:table-cell>
          <table:table-cell office:value-type="float" office:value="0.0010001">
            <text:p>0.0010001</text:p>
          </table:table-cell>
          <table:table-cell office:value-type="float" office:value="0.00010944">
            <text:p>0.00010944</text:p>
          </table:table-cell>
          <table:table-cell office:value-type="float" office:value="0.00024836">
            <text:p>0.00024836</text:p>
          </table:table-cell>
          <table:table-cell table:style-name="ce1" office:value-type="string">
            <text:p>1.8012e-05</text:p>
          </table:table-cell>
          <table:table-cell table:style-name="ce1" office:value-type="string">
            <text:p>1.9057e-08</text:p>
          </table:table-cell>
          <table:table-cell table:style-name="ce1" office:value-type="string">
            <text:p>6.84e-10</text:p>
          </table:table-cell>
          <table:table-cell table:style-name="ce1" office:value-type="string">
            <text:p>2.9182e-18</text:p>
          </table:table-cell>
          <table:table-cell office:value-type="float" office:value="0.0010001">
            <text:p>0.0010001</text:p>
          </table:table-cell>
          <table:table-cell office:value-type="float" office:value="0.00010944">
            <text:p>0.00010944</text:p>
          </table:table-cell>
          <table:table-cell office:value-type="float" office:value="0.00024836">
            <text:p>0.00024836</text:p>
          </table:table-cell>
          <table:table-cell table:style-name="ce1" office:value-type="string">
            <text:p>2.0312e-05</text:p>
          </table:table-cell>
          <table:table-cell office:value-type="float" office:value="0">
            <text:p>0</text:p>
          </table:table-cell>
          <table:table-cell table:style-name="ce1" office:value-type="string">
            <text:p>6.8377e-10</text:p>
          </table:table-cell>
          <table:table-cell table:style-name="ce1" office:value-type="string">
            <text:p>2.9182e-18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990.29">
            <text:p>990.29</text:p>
          </table:table-cell>
          <table:table-cell table:formula="of:=[.Q45]*1000000" office:value-type="float" office:value="109.05">
            <text:p>109.05</text:p>
          </table:table-cell>
          <table:table-cell table:formula="of:=[.R45]*1000000" office:value-type="float" office:value="259.1">
            <text:p>259.1</text:p>
          </table:table-cell>
          <table:table-cell table:formula="of:=[.S45]*1000000" office:value-type="float" office:value="17.863">
            <text:p>17.863</text:p>
          </table:table-cell>
          <table:table-cell table:formula="of:=[.T45]*1000000" office:value-type="float" office:value="0.019512">
            <text:p>0.019512</text:p>
          </table:table-cell>
          <table:table-cell table:formula="of:=[.U45]*1000000" office:value-type="float" office:value="0.00033253">
            <text:p>0.00033253</text:p>
          </table:table-cell>
          <table:table-cell table:formula="of:=[.V45]*1000000" office:value-type="float" office:value="0.0000000000028289">
            <text:p>2.8289E-012</text:p>
          </table:table-cell>
          <table:table-cell table:formula="of:=[.W45]*1000000" office:value-type="float" office:value="990.28">
            <text:p>990.28</text:p>
          </table:table-cell>
          <table:table-cell table:formula="of:=[.X45]*1000000" office:value-type="float" office:value="109.05">
            <text:p>109.05</text:p>
          </table:table-cell>
          <table:table-cell table:formula="of:=[.Y45]*1000000" office:value-type="float" office:value="259.11">
            <text:p>259.11</text:p>
          </table:table-cell>
          <table:table-cell table:formula="of:=[.Z45]*1000000" office:value-type="float" office:value="20.302">
            <text:p>20.302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33241">
            <text:p>0.00033241</text:p>
          </table:table-cell>
          <table:table-cell table:formula="of:=[.AC45]*1000000" office:value-type="float" office:value="0.0000000000028288">
            <text:p>2.8288E-012</text:p>
          </table:table-cell>
          <table:table-cell office:value-type="float" office:value="0.00099029">
            <text:p>0.00099029</text:p>
          </table:table-cell>
          <table:table-cell office:value-type="float" office:value="0.00010905">
            <text:p>0.00010905</text:p>
          </table:table-cell>
          <table:table-cell office:value-type="float" office:value="0.0002591">
            <text:p>0.0002591</text:p>
          </table:table-cell>
          <table:table-cell table:style-name="ce1" office:value-type="string">
            <text:p>1.7863e-05</text:p>
          </table:table-cell>
          <table:table-cell table:style-name="ce1" office:value-type="string">
            <text:p>1.9512e-08</text:p>
          </table:table-cell>
          <table:table-cell table:style-name="ce1" office:value-type="string">
            <text:p>3.3253e-10</text:p>
          </table:table-cell>
          <table:table-cell table:style-name="ce1" office:value-type="string">
            <text:p>2.8289e-18</text:p>
          </table:table-cell>
          <table:table-cell office:value-type="float" office:value="0.00099028">
            <text:p>0.00099028</text:p>
          </table:table-cell>
          <table:table-cell office:value-type="float" office:value="0.00010905">
            <text:p>0.00010905</text:p>
          </table:table-cell>
          <table:table-cell office:value-type="float" office:value="0.00025911">
            <text:p>0.00025911</text:p>
          </table:table-cell>
          <table:table-cell table:style-name="ce1" office:value-type="string">
            <text:p>2.0302e-05</text:p>
          </table:table-cell>
          <table:table-cell office:value-type="float" office:value="0">
            <text:p>0</text:p>
          </table:table-cell>
          <table:table-cell table:style-name="ce1" office:value-type="string">
            <text:p>3.3241e-10</text:p>
          </table:table-cell>
          <table:table-cell table:style-name="ce1" office:value-type="string">
            <text:p>2.8288e-18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980.71">
            <text:p>980.71</text:p>
          </table:table-cell>
          <table:table-cell table:formula="of:=[.Q46]*1000000" office:value-type="float" office:value="108.61">
            <text:p>108.61</text:p>
          </table:table-cell>
          <table:table-cell table:formula="of:=[.R46]*1000000" office:value-type="float" office:value="269.61">
            <text:p>269.61</text:p>
          </table:table-cell>
          <table:table-cell table:formula="of:=[.S46]*1000000" office:value-type="float" office:value="17.711">
            <text:p>17.711</text:p>
          </table:table-cell>
          <table:table-cell table:formula="of:=[.T46]*1000000" office:value-type="float" office:value="0.019955">
            <text:p>0.019955</text:p>
          </table:table-cell>
          <table:table-cell table:formula="of:=[.U46]*1000000" office:value-type="float" office:value="0.00015849">
            <text:p>0.00015849</text:p>
          </table:table-cell>
          <table:table-cell table:formula="of:=[.V46]*1000000" office:value-type="float" office:value="0.0000000000027423">
            <text:p>2.7423E-012</text:p>
          </table:table-cell>
          <table:table-cell table:formula="of:=[.W46]*1000000" office:value-type="float" office:value="980.71">
            <text:p>980.71</text:p>
          </table:table-cell>
          <table:table-cell table:formula="of:=[.X46]*1000000" office:value-type="float" office:value="108.61">
            <text:p>108.61</text:p>
          </table:table-cell>
          <table:table-cell table:formula="of:=[.Y46]*1000000" office:value-type="float" office:value="269.61">
            <text:p>269.61</text:p>
          </table:table-cell>
          <table:table-cell table:formula="of:=[.Z46]*1000000" office:value-type="float" office:value="20.293">
            <text:p>20.293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15844">
            <text:p>0.00015844</text:p>
          </table:table-cell>
          <table:table-cell table:formula="of:=[.AC46]*1000000" office:value-type="float" office:value="0.0000000000027423">
            <text:p>2.7423E-012</text:p>
          </table:table-cell>
          <table:table-cell office:value-type="float" office:value="0.00098071">
            <text:p>0.00098071</text:p>
          </table:table-cell>
          <table:table-cell office:value-type="float" office:value="0.00010861">
            <text:p>0.00010861</text:p>
          </table:table-cell>
          <table:table-cell office:value-type="float" office:value="0.00026961">
            <text:p>0.00026961</text:p>
          </table:table-cell>
          <table:table-cell table:style-name="ce1" office:value-type="string">
            <text:p>1.7711e-05</text:p>
          </table:table-cell>
          <table:table-cell table:style-name="ce1" office:value-type="string">
            <text:p>1.9955e-08</text:p>
          </table:table-cell>
          <table:table-cell table:style-name="ce1" office:value-type="string">
            <text:p>1.5849e-10</text:p>
          </table:table-cell>
          <table:table-cell table:style-name="ce1" office:value-type="string">
            <text:p>2.7423e-18</text:p>
          </table:table-cell>
          <table:table-cell office:value-type="float" office:value="0.00098071">
            <text:p>0.00098071</text:p>
          </table:table-cell>
          <table:table-cell office:value-type="float" office:value="0.00010861">
            <text:p>0.00010861</text:p>
          </table:table-cell>
          <table:table-cell office:value-type="float" office:value="0.00026961">
            <text:p>0.00026961</text:p>
          </table:table-cell>
          <table:table-cell table:style-name="ce1" office:value-type="string">
            <text:p>2.029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44e-10</text:p>
          </table:table-cell>
          <table:table-cell table:style-name="ce1" office:value-type="string">
            <text:p>2.7423e-18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971.38">
            <text:p>971.38</text:p>
          </table:table-cell>
          <table:table-cell table:formula="of:=[.Q47]*1000000" office:value-type="float" office:value="108.14">
            <text:p>108.14</text:p>
          </table:table-cell>
          <table:table-cell table:formula="of:=[.R47]*1000000" office:value-type="float" office:value="279.88">
            <text:p>279.88</text:p>
          </table:table-cell>
          <table:table-cell table:formula="of:=[.S47]*1000000" office:value-type="float" office:value="17.559">
            <text:p>17.559</text:p>
          </table:table-cell>
          <table:table-cell table:formula="of:=[.T47]*1000000" office:value-type="float" office:value="0.020389">
            <text:p>0.020389</text:p>
          </table:table-cell>
          <table:table-cell table:formula="of:=[.U47]*1000000" office:value-type="float" office:value="0.000074152">
            <text:p>0.000074152</text:p>
          </table:table-cell>
          <table:table-cell table:formula="of:=[.V47]*1000000" office:value-type="float" office:value="0.0000000000026585">
            <text:p>2.6585E-012</text:p>
          </table:table-cell>
          <table:table-cell table:formula="of:=[.W47]*1000000" office:value-type="float" office:value="971.37">
            <text:p>971.37</text:p>
          </table:table-cell>
          <table:table-cell table:formula="of:=[.X47]*1000000" office:value-type="float" office:value="108.14">
            <text:p>108.14</text:p>
          </table:table-cell>
          <table:table-cell table:formula="of:=[.Y47]*1000000" office:value-type="float" office:value="279.89">
            <text:p>279.89</text:p>
          </table:table-cell>
          <table:table-cell table:formula="of:=[.Z47]*1000000" office:value-type="float" office:value="20.284">
            <text:p>20.284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74125">
            <text:p>0.000074125</text:p>
          </table:table-cell>
          <table:table-cell table:formula="of:=[.AC47]*1000000" office:value-type="float" office:value="0.0000000000026585">
            <text:p>2.6585E-012</text:p>
          </table:table-cell>
          <table:table-cell office:value-type="float" office:value="0.00097138">
            <text:p>0.00097138</text:p>
          </table:table-cell>
          <table:table-cell office:value-type="float" office:value="0.00010814">
            <text:p>0.00010814</text:p>
          </table:table-cell>
          <table:table-cell office:value-type="float" office:value="0.00027988">
            <text:p>0.00027988</text:p>
          </table:table-cell>
          <table:table-cell table:style-name="ce1" office:value-type="string">
            <text:p>1.7559e-05</text:p>
          </table:table-cell>
          <table:table-cell table:style-name="ce1" office:value-type="string">
            <text:p>2.0389e-08</text:p>
          </table:table-cell>
          <table:table-cell table:style-name="ce1" office:value-type="string">
            <text:p>7.4152e-11</text:p>
          </table:table-cell>
          <table:table-cell table:style-name="ce1" office:value-type="string">
            <text:p>2.6585e-18</text:p>
          </table:table-cell>
          <table:table-cell office:value-type="float" office:value="0.00097137">
            <text:p>0.00097137</text:p>
          </table:table-cell>
          <table:table-cell office:value-type="float" office:value="0.00010814">
            <text:p>0.00010814</text:p>
          </table:table-cell>
          <table:table-cell office:value-type="float" office:value="0.00027989">
            <text:p>0.00027989</text:p>
          </table:table-cell>
          <table:table-cell table:style-name="ce1" office:value-type="string">
            <text:p>2.0284e-05</text:p>
          </table:table-cell>
          <table:table-cell office:value-type="float" office:value="0">
            <text:p>0</text:p>
          </table:table-cell>
          <table:table-cell table:style-name="ce1" office:value-type="string">
            <text:p>7.4125e-11</text:p>
          </table:table-cell>
          <table:table-cell table:style-name="ce1" office:value-type="string">
            <text:p>2.6585e-18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962.26">
            <text:p>962.26</text:p>
          </table:table-cell>
          <table:table-cell table:formula="of:=[.Q48]*1000000" office:value-type="float" office:value="107.64">
            <text:p>107.64</text:p>
          </table:table-cell>
          <table:table-cell table:formula="of:=[.R48]*1000000" office:value-type="float" office:value="289.93">
            <text:p>289.93</text:p>
          </table:table-cell>
          <table:table-cell table:formula="of:=[.S48]*1000000" office:value-type="float" office:value="17.405">
            <text:p>17.405</text:p>
          </table:table-cell>
          <table:table-cell table:formula="of:=[.T48]*1000000" office:value-type="float" office:value="0.020812">
            <text:p>0.020812</text:p>
          </table:table-cell>
          <table:table-cell table:formula="of:=[.U48]*1000000" office:value-type="float" office:value="0.00003409">
            <text:p>0.00003409</text:p>
          </table:table-cell>
          <table:table-cell table:formula="of:=[.V48]*1000000" office:value-type="float" office:value="0.0000000000025773">
            <text:p>2.5773E-012</text:p>
          </table:table-cell>
          <table:table-cell table:formula="of:=[.W48]*1000000" office:value-type="float" office:value="962.26">
            <text:p>962.26</text:p>
          </table:table-cell>
          <table:table-cell table:formula="of:=[.X48]*1000000" office:value-type="float" office:value="107.64">
            <text:p>107.64</text:p>
          </table:table-cell>
          <table:table-cell table:formula="of:=[.Y48]*1000000" office:value-type="float" office:value="289.94">
            <text:p>289.94</text:p>
          </table:table-cell>
          <table:table-cell table:formula="of:=[.Z48]*1000000" office:value-type="float" office:value="20.276">
            <text:p>20.276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34077">
            <text:p>0.000034077</text:p>
          </table:table-cell>
          <table:table-cell table:formula="of:=[.AC48]*1000000" office:value-type="float" office:value="0.0000000000025772">
            <text:p>2.5772E-012</text:p>
          </table:table-cell>
          <table:table-cell office:value-type="float" office:value="0.00096226">
            <text:p>0.00096226</text:p>
          </table:table-cell>
          <table:table-cell office:value-type="float" office:value="0.00010764">
            <text:p>0.00010764</text:p>
          </table:table-cell>
          <table:table-cell office:value-type="float" office:value="0.00028993">
            <text:p>0.00028993</text:p>
          </table:table-cell>
          <table:table-cell table:style-name="ce1" office:value-type="string">
            <text:p>1.7405e-05</text:p>
          </table:table-cell>
          <table:table-cell table:style-name="ce1" office:value-type="string">
            <text:p>2.0812e-08</text:p>
          </table:table-cell>
          <table:table-cell table:style-name="ce1" office:value-type="string">
            <text:p>3.409e-11</text:p>
          </table:table-cell>
          <table:table-cell table:style-name="ce1" office:value-type="string">
            <text:p>2.5773e-18</text:p>
          </table:table-cell>
          <table:table-cell office:value-type="float" office:value="0.00096226">
            <text:p>0.00096226</text:p>
          </table:table-cell>
          <table:table-cell office:value-type="float" office:value="0.00010764">
            <text:p>0.00010764</text:p>
          </table:table-cell>
          <table:table-cell office:value-type="float" office:value="0.00028994">
            <text:p>0.00028994</text:p>
          </table:table-cell>
          <table:table-cell table:style-name="ce1" office:value-type="string">
            <text:p>2.0276e-05</text:p>
          </table:table-cell>
          <table:table-cell office:value-type="float" office:value="0">
            <text:p>0</text:p>
          </table:table-cell>
          <table:table-cell table:style-name="ce1" office:value-type="string">
            <text:p>3.4077e-11</text:p>
          </table:table-cell>
          <table:table-cell table:style-name="ce1" office:value-type="string">
            <text:p>2.5772e-18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953.36">
            <text:p>953.36</text:p>
          </table:table-cell>
          <table:table-cell table:formula="of:=[.Q49]*1000000" office:value-type="float" office:value="107.13">
            <text:p>107.13</text:p>
          </table:table-cell>
          <table:table-cell table:formula="of:=[.R49]*1000000" office:value-type="float" office:value="299.77">
            <text:p>299.77</text:p>
          </table:table-cell>
          <table:table-cell table:formula="of:=[.S49]*1000000" office:value-type="float" office:value="17.25">
            <text:p>17.25</text:p>
          </table:table-cell>
          <table:table-cell table:formula="of:=[.T49]*1000000" office:value-type="float" office:value="0.021226">
            <text:p>0.021226</text:p>
          </table:table-cell>
          <table:table-cell table:formula="of:=[.U49]*1000000" office:value-type="float" office:value="0.000015414">
            <text:p>0.000015414</text:p>
          </table:table-cell>
          <table:table-cell table:formula="of:=[.V49]*1000000" office:value-type="float" office:value="0.0000000000024986">
            <text:p>2.4986E-012</text:p>
          </table:table-cell>
          <table:table-cell table:formula="of:=[.W49]*1000000" office:value-type="float" office:value="953.35">
            <text:p>953.35</text:p>
          </table:table-cell>
          <table:table-cell table:formula="of:=[.X49]*1000000" office:value-type="float" office:value="107.13">
            <text:p>107.13</text:p>
          </table:table-cell>
          <table:table-cell table:formula="of:=[.Y49]*1000000" office:value-type="float" office:value="299.78">
            <text:p>299.78</text:p>
          </table:table-cell>
          <table:table-cell table:formula="of:=[.Z49]*1000000" office:value-type="float" office:value="20.268">
            <text:p>20.268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15408">
            <text:p>0.000015408</text:p>
          </table:table-cell>
          <table:table-cell table:formula="of:=[.AC49]*1000000" office:value-type="float" office:value="0.0000000000024986">
            <text:p>2.4986E-012</text:p>
          </table:table-cell>
          <table:table-cell office:value-type="float" office:value="0.00095336">
            <text:p>0.00095336</text:p>
          </table:table-cell>
          <table:table-cell office:value-type="float" office:value="0.00010713">
            <text:p>0.00010713</text:p>
          </table:table-cell>
          <table:table-cell office:value-type="float" office:value="0.00029977">
            <text:p>0.00029977</text:p>
          </table:table-cell>
          <table:table-cell table:style-name="ce1" office:value-type="string">
            <text:p>1.725e-05</text:p>
          </table:table-cell>
          <table:table-cell table:style-name="ce1" office:value-type="string">
            <text:p>2.1226e-08</text:p>
          </table:table-cell>
          <table:table-cell table:style-name="ce1" office:value-type="string">
            <text:p>1.5414e-11</text:p>
          </table:table-cell>
          <table:table-cell table:style-name="ce1" office:value-type="string">
            <text:p>2.4986e-18</text:p>
          </table:table-cell>
          <table:table-cell office:value-type="float" office:value="0.00095335">
            <text:p>0.00095335</text:p>
          </table:table-cell>
          <table:table-cell office:value-type="float" office:value="0.00010713">
            <text:p>0.00010713</text:p>
          </table:table-cell>
          <table:table-cell office:value-type="float" office:value="0.00029978">
            <text:p>0.00029978</text:p>
          </table:table-cell>
          <table:table-cell table:style-name="ce1" office:value-type="string">
            <text:p>2.02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5408e-11</text:p>
          </table:table-cell>
          <table:table-cell table:style-name="ce1" office:value-type="string">
            <text:p>2.4986e-18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944.65">
            <text:p>944.65</text:p>
          </table:table-cell>
          <table:table-cell table:formula="of:=[.Q50]*1000000" office:value-type="float" office:value="106.59">
            <text:p>106.59</text:p>
          </table:table-cell>
          <table:table-cell table:formula="of:=[.R50]*1000000" office:value-type="float" office:value="309.41">
            <text:p>309.41</text:p>
          </table:table-cell>
          <table:table-cell table:formula="of:=[.S50]*1000000" office:value-type="float" office:value="17.093">
            <text:p>17.093</text:p>
          </table:table-cell>
          <table:table-cell table:formula="of:=[.T50]*1000000" office:value-type="float" office:value="0.02163">
            <text:p>0.02163</text:p>
          </table:table-cell>
          <table:table-cell table:formula="of:=[.U50]*1000000" office:value-type="float" office:value="0.0000068606">
            <text:p>6.8606E-006</text:p>
          </table:table-cell>
          <table:table-cell table:formula="of:=[.V50]*1000000" office:value-type="float" office:value="0.0000000000024224">
            <text:p>2.4224E-012</text:p>
          </table:table-cell>
          <table:table-cell table:formula="of:=[.W50]*1000000" office:value-type="float" office:value="944.64">
            <text:p>944.64</text:p>
          </table:table-cell>
          <table:table-cell table:formula="of:=[.X50]*1000000" office:value-type="float" office:value="106.59">
            <text:p>106.59</text:p>
          </table:table-cell>
          <table:table-cell table:formula="of:=[.Y50]*1000000" office:value-type="float" office:value="309.42">
            <text:p>309.42</text:p>
          </table:table-cell>
          <table:table-cell table:formula="of:=[.Z50]*1000000" office:value-type="float" office:value="20.261">
            <text:p>20.261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0.000006858">
            <text:p>0.000006858</text:p>
          </table:table-cell>
          <table:table-cell table:formula="of:=[.AC50]*1000000" office:value-type="float" office:value="0.0000000000024223">
            <text:p>2.4223E-012</text:p>
          </table:table-cell>
          <table:table-cell office:value-type="float" office:value="0.00094465">
            <text:p>0.00094465</text:p>
          </table:table-cell>
          <table:table-cell office:value-type="float" office:value="0.00010659">
            <text:p>0.00010659</text:p>
          </table:table-cell>
          <table:table-cell office:value-type="float" office:value="0.00030941">
            <text:p>0.00030941</text:p>
          </table:table-cell>
          <table:table-cell table:style-name="ce1" office:value-type="string">
            <text:p>1.7093e-05</text:p>
          </table:table-cell>
          <table:table-cell table:style-name="ce1" office:value-type="string">
            <text:p>2.163e-08</text:p>
          </table:table-cell>
          <table:table-cell table:style-name="ce1" office:value-type="string">
            <text:p>6.8606e-12</text:p>
          </table:table-cell>
          <table:table-cell table:style-name="ce1" office:value-type="string">
            <text:p>2.4224e-18</text:p>
          </table:table-cell>
          <table:table-cell office:value-type="float" office:value="0.00094464">
            <text:p>0.00094464</text:p>
          </table:table-cell>
          <table:table-cell office:value-type="float" office:value="0.00010659">
            <text:p>0.00010659</text:p>
          </table:table-cell>
          <table:table-cell office:value-type="float" office:value="0.00030942">
            <text:p>0.00030942</text:p>
          </table:table-cell>
          <table:table-cell table:style-name="ce1" office:value-type="string">
            <text:p>2.0261e-05</text:p>
          </table:table-cell>
          <table:table-cell office:value-type="float" office:value="0">
            <text:p>0</text:p>
          </table:table-cell>
          <table:table-cell table:style-name="ce1" office:value-type="string">
            <text:p>6.858e-12</text:p>
          </table:table-cell>
          <table:table-cell table:style-name="ce1" office:value-type="string">
            <text:p>2.4223e-18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936.12">
            <text:p>936.12</text:p>
          </table:table-cell>
          <table:table-cell table:formula="of:=[.Q51]*1000000" office:value-type="float" office:value="106.05">
            <text:p>106.05</text:p>
          </table:table-cell>
          <table:table-cell table:formula="of:=[.R51]*1000000" office:value-type="float" office:value="318.87">
            <text:p>318.87</text:p>
          </table:table-cell>
          <table:table-cell table:formula="of:=[.S51]*1000000" office:value-type="float" office:value="16.936">
            <text:p>16.936</text:p>
          </table:table-cell>
          <table:table-cell table:formula="of:=[.T51]*1000000" office:value-type="float" office:value="0.022026">
            <text:p>0.022026</text:p>
          </table:table-cell>
          <table:table-cell table:formula="of:=[.U51]*1000000" office:value-type="float" office:value="0.0000030082">
            <text:p>3.0082E-006</text:p>
          </table:table-cell>
          <table:table-cell table:formula="of:=[.V51]*1000000" office:value-type="float" office:value="0.0000000000023485">
            <text:p>2.3485E-012</text:p>
          </table:table-cell>
          <table:table-cell table:formula="of:=[.W51]*1000000" office:value-type="float" office:value="936.12">
            <text:p>936.12</text:p>
          </table:table-cell>
          <table:table-cell table:formula="of:=[.X51]*1000000" office:value-type="float" office:value="106.05">
            <text:p>106.05</text:p>
          </table:table-cell>
          <table:table-cell table:formula="of:=[.Y51]*1000000" office:value-type="float" office:value="318.87">
            <text:p>318.87</text:p>
          </table:table-cell>
          <table:table-cell table:formula="of:=[.Z51]*1000000" office:value-type="float" office:value="20.255">
            <text:p>20.255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3007">
            <text:p>0.000003007</text:p>
          </table:table-cell>
          <table:table-cell table:formula="of:=[.AC51]*1000000" office:value-type="float" office:value="0.0000000000023484">
            <text:p>2.3484E-012</text:p>
          </table:table-cell>
          <table:table-cell office:value-type="float" office:value="0.00093612">
            <text:p>0.00093612</text:p>
          </table:table-cell>
          <table:table-cell office:value-type="float" office:value="0.00010605">
            <text:p>0.00010605</text:p>
          </table:table-cell>
          <table:table-cell office:value-type="float" office:value="0.00031887">
            <text:p>0.00031887</text:p>
          </table:table-cell>
          <table:table-cell table:style-name="ce1" office:value-type="string">
            <text:p>1.6936e-05</text:p>
          </table:table-cell>
          <table:table-cell table:style-name="ce1" office:value-type="string">
            <text:p>2.2026e-08</text:p>
          </table:table-cell>
          <table:table-cell table:style-name="ce1" office:value-type="string">
            <text:p>3.0082e-12</text:p>
          </table:table-cell>
          <table:table-cell table:style-name="ce1" office:value-type="string">
            <text:p>2.3485e-18</text:p>
          </table:table-cell>
          <table:table-cell office:value-type="float" office:value="0.00093612">
            <text:p>0.00093612</text:p>
          </table:table-cell>
          <table:table-cell office:value-type="float" office:value="0.00010605">
            <text:p>0.00010605</text:p>
          </table:table-cell>
          <table:table-cell office:value-type="float" office:value="0.00031887">
            <text:p>0.00031887</text:p>
          </table:table-cell>
          <table:table-cell table:style-name="ce1" office:value-type="string">
            <text:p>2.0255e-05</text:p>
          </table:table-cell>
          <table:table-cell office:value-type="float" office:value="0">
            <text:p>0</text:p>
          </table:table-cell>
          <table:table-cell table:style-name="ce1" office:value-type="string">
            <text:p>3.007e-12</text:p>
          </table:table-cell>
          <table:table-cell table:style-name="ce1" office:value-type="string">
            <text:p>2.3484e-18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927.76">
            <text:p>927.76</text:p>
          </table:table-cell>
          <table:table-cell table:formula="of:=[.Q52]*1000000" office:value-type="float" office:value="105.5">
            <text:p>105.5</text:p>
          </table:table-cell>
          <table:table-cell table:formula="of:=[.R52]*1000000" office:value-type="float" office:value="328.14">
            <text:p>328.14</text:p>
          </table:table-cell>
          <table:table-cell table:formula="of:=[.S52]*1000000" office:value-type="float" office:value="16.778">
            <text:p>16.778</text:p>
          </table:table-cell>
          <table:table-cell table:formula="of:=[.T52]*1000000" office:value-type="float" office:value="0.022413">
            <text:p>0.022413</text:p>
          </table:table-cell>
          <table:table-cell table:formula="of:=[.U52]*1000000" office:value-type="float" office:value="0.0000013003">
            <text:p>1.3003E-006</text:p>
          </table:table-cell>
          <table:table-cell table:formula="of:=[.V52]*1000000" office:value-type="float" office:value="0.0000000000022768">
            <text:p>2.2768E-012</text:p>
          </table:table-cell>
          <table:table-cell table:formula="of:=[.W52]*1000000" office:value-type="float" office:value="927.76">
            <text:p>927.76</text:p>
          </table:table-cell>
          <table:table-cell table:formula="of:=[.X52]*1000000" office:value-type="float" office:value="105.5">
            <text:p>105.5</text:p>
          </table:table-cell>
          <table:table-cell table:formula="of:=[.Y52]*1000000" office:value-type="float" office:value="328.14">
            <text:p>328.14</text:p>
          </table:table-cell>
          <table:table-cell table:formula="of:=[.Z52]*1000000" office:value-type="float" office:value="20.249">
            <text:p>20.249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12998">
            <text:p>1.2998E-006</text:p>
          </table:table-cell>
          <table:table-cell table:formula="of:=[.AC52]*1000000" office:value-type="float" office:value="0.0000000000022768">
            <text:p>2.2768E-012</text:p>
          </table:table-cell>
          <table:table-cell office:value-type="float" office:value="0.00092776">
            <text:p>0.00092776</text:p>
          </table:table-cell>
          <table:table-cell office:value-type="float" office:value="0.0001055">
            <text:p>0.0001055</text:p>
          </table:table-cell>
          <table:table-cell office:value-type="float" office:value="0.00032814">
            <text:p>0.00032814</text:p>
          </table:table-cell>
          <table:table-cell table:style-name="ce1" office:value-type="string">
            <text:p>1.6778e-05</text:p>
          </table:table-cell>
          <table:table-cell table:style-name="ce1" office:value-type="string">
            <text:p>2.2413e-08</text:p>
          </table:table-cell>
          <table:table-cell table:style-name="ce1" office:value-type="string">
            <text:p>1.3003e-12</text:p>
          </table:table-cell>
          <table:table-cell table:style-name="ce1" office:value-type="string">
            <text:p>2.2768e-18</text:p>
          </table:table-cell>
          <table:table-cell office:value-type="float" office:value="0.00092776">
            <text:p>0.00092776</text:p>
          </table:table-cell>
          <table:table-cell office:value-type="float" office:value="0.0001055">
            <text:p>0.0001055</text:p>
          </table:table-cell>
          <table:table-cell office:value-type="float" office:value="0.00032814">
            <text:p>0.00032814</text:p>
          </table:table-cell>
          <table:table-cell table:style-name="ce1" office:value-type="string">
            <text:p>2.024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98e-12</text:p>
          </table:table-cell>
          <table:table-cell table:style-name="ce1" office:value-type="string">
            <text:p>2.2768e-18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919.56">
            <text:p>919.56</text:p>
          </table:table-cell>
          <table:table-cell table:formula="of:=[.Q53]*1000000" office:value-type="float" office:value="104.94">
            <text:p>104.94</text:p>
          </table:table-cell>
          <table:table-cell table:formula="of:=[.R53]*1000000" office:value-type="float" office:value="337.24">
            <text:p>337.24</text:p>
          </table:table-cell>
          <table:table-cell table:formula="of:=[.S53]*1000000" office:value-type="float" office:value="16.618">
            <text:p>16.618</text:p>
          </table:table-cell>
          <table:table-cell table:formula="of:=[.T53]*1000000" office:value-type="float" office:value="0.022792">
            <text:p>0.022792</text:p>
          </table:table-cell>
          <table:table-cell table:formula="of:=[.U53]*1000000" office:value-type="float" office:value="0.0000005544">
            <text:p>5.544E-007</text:p>
          </table:table-cell>
          <table:table-cell table:formula="of:=[.V53]*1000000" office:value-type="float" office:value="0.0000000000022074">
            <text:p>2.2074E-012</text:p>
          </table:table-cell>
          <table:table-cell table:formula="of:=[.W53]*1000000" office:value-type="float" office:value="919.56">
            <text:p>919.56</text:p>
          </table:table-cell>
          <table:table-cell table:formula="of:=[.X53]*1000000" office:value-type="float" office:value="104.94">
            <text:p>104.94</text:p>
          </table:table-cell>
          <table:table-cell table:formula="of:=[.Y53]*1000000" office:value-type="float" office:value="337.25">
            <text:p>337.25</text:p>
          </table:table-cell>
          <table:table-cell table:formula="of:=[.Z53]*1000000" office:value-type="float" office:value="20.243">
            <text:p>20.243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55419">
            <text:p>5.5419E-007</text:p>
          </table:table-cell>
          <table:table-cell table:formula="of:=[.AC53]*1000000" office:value-type="float" office:value="0.0000000000022074">
            <text:p>2.2074E-012</text:p>
          </table:table-cell>
          <table:table-cell office:value-type="float" office:value="0.00091956">
            <text:p>0.00091956</text:p>
          </table:table-cell>
          <table:table-cell office:value-type="float" office:value="0.00010494">
            <text:p>0.00010494</text:p>
          </table:table-cell>
          <table:table-cell office:value-type="float" office:value="0.00033724">
            <text:p>0.00033724</text:p>
          </table:table-cell>
          <table:table-cell table:style-name="ce1" office:value-type="string">
            <text:p>1.6618e-05</text:p>
          </table:table-cell>
          <table:table-cell table:style-name="ce1" office:value-type="string">
            <text:p>2.2792e-08</text:p>
          </table:table-cell>
          <table:table-cell table:style-name="ce1" office:value-type="string">
            <text:p>5.544e-13</text:p>
          </table:table-cell>
          <table:table-cell table:style-name="ce1" office:value-type="string">
            <text:p>2.2074e-18</text:p>
          </table:table-cell>
          <table:table-cell office:value-type="float" office:value="0.00091956">
            <text:p>0.00091956</text:p>
          </table:table-cell>
          <table:table-cell office:value-type="float" office:value="0.00010494">
            <text:p>0.00010494</text:p>
          </table:table-cell>
          <table:table-cell office:value-type="float" office:value="0.00033725">
            <text:p>0.00033725</text:p>
          </table:table-cell>
          <table:table-cell table:style-name="ce1" office:value-type="string">
            <text:p>2.0243e-05</text:p>
          </table:table-cell>
          <table:table-cell office:value-type="float" office:value="0">
            <text:p>0</text:p>
          </table:table-cell>
          <table:table-cell table:style-name="ce1" office:value-type="string">
            <text:p>5.5419e-13</text:p>
          </table:table-cell>
          <table:table-cell table:style-name="ce1" office:value-type="string">
            <text:p>2.2074e-18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911.52">
            <text:p>911.52</text:p>
          </table:table-cell>
          <table:table-cell table:formula="of:=[.Q54]*1000000" office:value-type="float" office:value="104.37">
            <text:p>104.37</text:p>
          </table:table-cell>
          <table:table-cell table:formula="of:=[.R54]*1000000" office:value-type="float" office:value="346.18">
            <text:p>346.18</text:p>
          </table:table-cell>
          <table:table-cell table:formula="of:=[.S54]*1000000" office:value-type="float" office:value="16.458">
            <text:p>16.458</text:p>
          </table:table-cell>
          <table:table-cell table:formula="of:=[.T54]*1000000" office:value-type="float" office:value="0.023163">
            <text:p>0.023163</text:p>
          </table:table-cell>
          <table:table-cell table:formula="of:=[.U54]*1000000" office:value-type="float" office:value="0.00000023331">
            <text:p>2.3331E-007</text:p>
          </table:table-cell>
          <table:table-cell table:formula="of:=[.V54]*1000000" office:value-type="float" office:value="0.0000000000021402">
            <text:p>2.1402E-012</text:p>
          </table:table-cell>
          <table:table-cell table:formula="of:=[.W54]*1000000" office:value-type="float" office:value="911.51">
            <text:p>911.51</text:p>
          </table:table-cell>
          <table:table-cell table:formula="of:=[.X54]*1000000" office:value-type="float" office:value="104.37">
            <text:p>104.37</text:p>
          </table:table-cell>
          <table:table-cell table:formula="of:=[.Y54]*1000000" office:value-type="float" office:value="346.19">
            <text:p>346.19</text:p>
          </table:table-cell>
          <table:table-cell table:formula="of:=[.Z54]*1000000" office:value-type="float" office:value="20.238">
            <text:p>20.238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23323">
            <text:p>2.3323E-007</text:p>
          </table:table-cell>
          <table:table-cell table:formula="of:=[.AC54]*1000000" office:value-type="float" office:value="0.0000000000021401">
            <text:p>2.1401E-012</text:p>
          </table:table-cell>
          <table:table-cell office:value-type="float" office:value="0.00091152">
            <text:p>0.00091152</text:p>
          </table:table-cell>
          <table:table-cell office:value-type="float" office:value="0.00010437">
            <text:p>0.00010437</text:p>
          </table:table-cell>
          <table:table-cell office:value-type="float" office:value="0.00034618">
            <text:p>0.00034618</text:p>
          </table:table-cell>
          <table:table-cell table:style-name="ce1" office:value-type="string">
            <text:p>1.6458e-05</text:p>
          </table:table-cell>
          <table:table-cell table:style-name="ce1" office:value-type="string">
            <text:p>2.3163e-08</text:p>
          </table:table-cell>
          <table:table-cell table:style-name="ce1" office:value-type="string">
            <text:p>2.3331e-13</text:p>
          </table:table-cell>
          <table:table-cell table:style-name="ce1" office:value-type="string">
            <text:p>2.1402e-18</text:p>
          </table:table-cell>
          <table:table-cell office:value-type="float" office:value="0.00091151">
            <text:p>0.00091151</text:p>
          </table:table-cell>
          <table:table-cell office:value-type="float" office:value="0.00010437">
            <text:p>0.00010437</text:p>
          </table:table-cell>
          <table:table-cell office:value-type="float" office:value="0.00034619">
            <text:p>0.00034619</text:p>
          </table:table-cell>
          <table:table-cell table:style-name="ce1" office:value-type="string">
            <text:p>2.023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323e-13</text:p>
          </table:table-cell>
          <table:table-cell table:style-name="ce1" office:value-type="string">
            <text:p>2.1401e-18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903.61">
            <text:p>903.61</text:p>
          </table:table-cell>
          <table:table-cell table:formula="of:=[.Q55]*1000000" office:value-type="float" office:value="103.8">
            <text:p>103.8</text:p>
          </table:table-cell>
          <table:table-cell table:formula="of:=[.R55]*1000000" office:value-type="float" office:value="354.97">
            <text:p>354.97</text:p>
          </table:table-cell>
          <table:table-cell table:formula="of:=[.S55]*1000000" office:value-type="float" office:value="16.297">
            <text:p>16.297</text:p>
          </table:table-cell>
          <table:table-cell table:formula="of:=[.T55]*1000000" office:value-type="float" office:value="0.023527">
            <text:p>0.023527</text:p>
          </table:table-cell>
          <table:table-cell table:formula="of:=[.U55]*1000000" office:value-type="float" office:value="0.000000096966">
            <text:p>0.000000097</text:p>
          </table:table-cell>
          <table:table-cell table:formula="of:=[.V55]*1000000" office:value-type="float" office:value="0.000000000002075">
            <text:p>2.075E-012</text:p>
          </table:table-cell>
          <table:table-cell table:formula="of:=[.W55]*1000000" office:value-type="float" office:value="903.61">
            <text:p>903.61</text:p>
          </table:table-cell>
          <table:table-cell table:formula="of:=[.X55]*1000000" office:value-type="float" office:value="103.8">
            <text:p>103.8</text:p>
          </table:table-cell>
          <table:table-cell table:formula="of:=[.Y55]*1000000" office:value-type="float" office:value="354.97">
            <text:p>354.97</text:p>
          </table:table-cell>
          <table:table-cell table:formula="of:=[.Z55]*1000000" office:value-type="float" office:value="20.233">
            <text:p>20.233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0.000000096938">
            <text:p>9.6938E-008</text:p>
          </table:table-cell>
          <table:table-cell table:formula="of:=[.AC55]*1000000" office:value-type="float" office:value="0.0000000000020749">
            <text:p>2.0749E-012</text:p>
          </table:table-cell>
          <table:table-cell office:value-type="float" office:value="0.00090361">
            <text:p>0.00090361</text:p>
          </table:table-cell>
          <table:table-cell office:value-type="float" office:value="0.0001038">
            <text:p>0.0001038</text:p>
          </table:table-cell>
          <table:table-cell office:value-type="float" office:value="0.00035497">
            <text:p>0.00035497</text:p>
          </table:table-cell>
          <table:table-cell table:style-name="ce1" office:value-type="string">
            <text:p>1.6297e-05</text:p>
          </table:table-cell>
          <table:table-cell table:style-name="ce1" office:value-type="string">
            <text:p>2.3527e-08</text:p>
          </table:table-cell>
          <table:table-cell table:style-name="ce1" office:value-type="string">
            <text:p>9.6966e-14</text:p>
          </table:table-cell>
          <table:table-cell table:style-name="ce1" office:value-type="string">
            <text:p>2.075e-18</text:p>
          </table:table-cell>
          <table:table-cell office:value-type="float" office:value="0.00090361">
            <text:p>0.00090361</text:p>
          </table:table-cell>
          <table:table-cell office:value-type="float" office:value="0.0001038">
            <text:p>0.0001038</text:p>
          </table:table-cell>
          <table:table-cell office:value-type="float" office:value="0.00035497">
            <text:p>0.00035497</text:p>
          </table:table-cell>
          <table:table-cell table:style-name="ce1" office:value-type="string">
            <text:p>2.0233e-05</text:p>
          </table:table-cell>
          <table:table-cell office:value-type="float" office:value="0">
            <text:p>0</text:p>
          </table:table-cell>
          <table:table-cell table:style-name="ce1" office:value-type="string">
            <text:p>9.6938e-14</text:p>
          </table:table-cell>
          <table:table-cell table:style-name="ce1" office:value-type="string">
            <text:p>2.0749e-18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895.84">
            <text:p>895.84</text:p>
          </table:table-cell>
          <table:table-cell table:formula="of:=[.Q56]*1000000" office:value-type="float" office:value="103.23">
            <text:p>103.23</text:p>
          </table:table-cell>
          <table:table-cell table:formula="of:=[.R56]*1000000" office:value-type="float" office:value="363.61">
            <text:p>363.61</text:p>
          </table:table-cell>
          <table:table-cell table:formula="of:=[.S56]*1000000" office:value-type="float" office:value="16.134">
            <text:p>16.134</text:p>
          </table:table-cell>
          <table:table-cell table:formula="of:=[.T56]*1000000" office:value-type="float" office:value="0.023882">
            <text:p>0.023882</text:p>
          </table:table-cell>
          <table:table-cell table:formula="of:=[.U56]*1000000" office:value-type="float" office:value="0.000000039821">
            <text:p>3.9821E-008</text:p>
          </table:table-cell>
          <table:table-cell table:formula="of:=[.V56]*1000000" office:value-type="float" office:value="0.0000000000020118">
            <text:p>2.0118E-012</text:p>
          </table:table-cell>
          <table:table-cell table:formula="of:=[.W56]*1000000" office:value-type="float" office:value="895.84">
            <text:p>895.84</text:p>
          </table:table-cell>
          <table:table-cell table:formula="of:=[.X56]*1000000" office:value-type="float" office:value="103.23">
            <text:p>103.23</text:p>
          </table:table-cell>
          <table:table-cell table:formula="of:=[.Y56]*1000000" office:value-type="float" office:value="363.61">
            <text:p>363.61</text:p>
          </table:table-cell>
          <table:table-cell table:formula="of:=[.Z56]*1000000" office:value-type="float" office:value="20.229">
            <text:p>20.229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0.000000039815">
            <text:p>3.9815E-008</text:p>
          </table:table-cell>
          <table:table-cell table:formula="of:=[.AC56]*1000000" office:value-type="float" office:value="0.0000000000020117">
            <text:p>2.0117E-012</text:p>
          </table:table-cell>
          <table:table-cell office:value-type="float" office:value="0.00089584">
            <text:p>0.00089584</text:p>
          </table:table-cell>
          <table:table-cell office:value-type="float" office:value="0.00010323">
            <text:p>0.00010323</text:p>
          </table:table-cell>
          <table:table-cell office:value-type="float" office:value="0.00036361">
            <text:p>0.00036361</text:p>
          </table:table-cell>
          <table:table-cell table:style-name="ce1" office:value-type="string">
            <text:p>1.6134e-05</text:p>
          </table:table-cell>
          <table:table-cell table:style-name="ce1" office:value-type="string">
            <text:p>2.3882e-08</text:p>
          </table:table-cell>
          <table:table-cell table:style-name="ce1" office:value-type="string">
            <text:p>3.9821e-14</text:p>
          </table:table-cell>
          <table:table-cell table:style-name="ce1" office:value-type="string">
            <text:p>2.0118e-18</text:p>
          </table:table-cell>
          <table:table-cell office:value-type="float" office:value="0.00089584">
            <text:p>0.00089584</text:p>
          </table:table-cell>
          <table:table-cell office:value-type="float" office:value="0.00010323">
            <text:p>0.00010323</text:p>
          </table:table-cell>
          <table:table-cell office:value-type="float" office:value="0.00036361">
            <text:p>0.00036361</text:p>
          </table:table-cell>
          <table:table-cell table:style-name="ce1" office:value-type="string">
            <text:p>2.0229e-05</text:p>
          </table:table-cell>
          <table:table-cell office:value-type="float" office:value="0">
            <text:p>0</text:p>
          </table:table-cell>
          <table:table-cell table:style-name="ce1" office:value-type="string">
            <text:p>3.9815e-14</text:p>
          </table:table-cell>
          <table:table-cell table:style-name="ce1" office:value-type="string">
            <text:p>2.0117e-18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888.2">
            <text:p>888.2</text:p>
          </table:table-cell>
          <table:table-cell table:formula="of:=[.Q57]*1000000" office:value-type="float" office:value="102.66">
            <text:p>102.66</text:p>
          </table:table-cell>
          <table:table-cell table:formula="of:=[.R57]*1000000" office:value-type="float" office:value="372.11">
            <text:p>372.11</text:p>
          </table:table-cell>
          <table:table-cell table:formula="of:=[.S57]*1000000" office:value-type="float" office:value="15.971">
            <text:p>15.971</text:p>
          </table:table-cell>
          <table:table-cell table:formula="of:=[.T57]*1000000" office:value-type="float" office:value="0.024231">
            <text:p>0.024231</text:p>
          </table:table-cell>
          <table:table-cell table:formula="of:=[.U57]*1000000" office:value-type="float" office:value="0.000000016167">
            <text:p>1.6167E-008</text:p>
          </table:table-cell>
          <table:table-cell table:formula="of:=[.V57]*1000000" office:value-type="float" office:value="0.0000000000019505">
            <text:p>1.9505E-012</text:p>
          </table:table-cell>
          <table:table-cell table:formula="of:=[.W57]*1000000" office:value-type="float" office:value="888.19">
            <text:p>888.19</text:p>
          </table:table-cell>
          <table:table-cell table:formula="of:=[.X57]*1000000" office:value-type="float" office:value="102.66">
            <text:p>102.66</text:p>
          </table:table-cell>
          <table:table-cell table:formula="of:=[.Y57]*1000000" office:value-type="float" office:value="372.12">
            <text:p>372.12</text:p>
          </table:table-cell>
          <table:table-cell table:formula="of:=[.Z57]*1000000" office:value-type="float" office:value="20.224">
            <text:p>20.224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16158">
            <text:p>1.6158E-008</text:p>
          </table:table-cell>
          <table:table-cell table:formula="of:=[.AC57]*1000000" office:value-type="float" office:value="0.0000000000019505">
            <text:p>1.9505E-012</text:p>
          </table:table-cell>
          <table:table-cell office:value-type="float" office:value="0.0008882">
            <text:p>0.0008882</text:p>
          </table:table-cell>
          <table:table-cell office:value-type="float" office:value="0.00010266">
            <text:p>0.00010266</text:p>
          </table:table-cell>
          <table:table-cell office:value-type="float" office:value="0.00037211">
            <text:p>0.00037211</text:p>
          </table:table-cell>
          <table:table-cell table:style-name="ce1" office:value-type="string">
            <text:p>1.5971e-05</text:p>
          </table:table-cell>
          <table:table-cell table:style-name="ce1" office:value-type="string">
            <text:p>2.4231e-08</text:p>
          </table:table-cell>
          <table:table-cell table:style-name="ce1" office:value-type="string">
            <text:p>1.6167e-14</text:p>
          </table:table-cell>
          <table:table-cell table:style-name="ce1" office:value-type="string">
            <text:p>1.9505e-18</text:p>
          </table:table-cell>
          <table:table-cell office:value-type="float" office:value="0.00088819">
            <text:p>0.00088819</text:p>
          </table:table-cell>
          <table:table-cell office:value-type="float" office:value="0.00010266">
            <text:p>0.00010266</text:p>
          </table:table-cell>
          <table:table-cell office:value-type="float" office:value="0.00037212">
            <text:p>0.00037212</text:p>
          </table:table-cell>
          <table:table-cell table:style-name="ce1" office:value-type="string">
            <text:p>2.02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58e-14</text:p>
          </table:table-cell>
          <table:table-cell table:style-name="ce1" office:value-type="string">
            <text:p>1.9505e-18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880.67">
            <text:p>880.67</text:p>
          </table:table-cell>
          <table:table-cell table:formula="of:=[.Q58]*1000000" office:value-type="float" office:value="102.08">
            <text:p>102.08</text:p>
          </table:table-cell>
          <table:table-cell table:formula="of:=[.R58]*1000000" office:value-type="float" office:value="380.49">
            <text:p>380.49</text:p>
          </table:table-cell>
          <table:table-cell table:formula="of:=[.S58]*1000000" office:value-type="float" office:value="15.808">
            <text:p>15.808</text:p>
          </table:table-cell>
          <table:table-cell table:formula="of:=[.T58]*1000000" office:value-type="float" office:value="0.024572">
            <text:p>0.024572</text:p>
          </table:table-cell>
          <table:table-cell table:formula="of:=[.U58]*1000000" office:value-type="float" office:value="0.0000000064906">
            <text:p>6.4906E-009</text:p>
          </table:table-cell>
          <table:table-cell table:formula="of:=[.V58]*1000000" office:value-type="float" office:value="0.0000000000018911">
            <text:p>1.8911E-012</text:p>
          </table:table-cell>
          <table:table-cell table:formula="of:=[.W58]*1000000" office:value-type="float" office:value="880.67">
            <text:p>880.67</text:p>
          </table:table-cell>
          <table:table-cell table:formula="of:=[.X58]*1000000" office:value-type="float" office:value="102.08">
            <text:p>102.08</text:p>
          </table:table-cell>
          <table:table-cell table:formula="of:=[.Y58]*1000000" office:value-type="float" office:value="380.49">
            <text:p>380.49</text:p>
          </table:table-cell>
          <table:table-cell table:formula="of:=[.Z58]*1000000" office:value-type="float" office:value="20.221">
            <text:p>20.221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0.0000000064832">
            <text:p>6.4832E-009</text:p>
          </table:table-cell>
          <table:table-cell table:formula="of:=[.AC58]*1000000" office:value-type="float" office:value="0.0000000000018911">
            <text:p>1.8911E-012</text:p>
          </table:table-cell>
          <table:table-cell office:value-type="float" office:value="0.00088067">
            <text:p>0.00088067</text:p>
          </table:table-cell>
          <table:table-cell office:value-type="float" office:value="0.00010208">
            <text:p>0.00010208</text:p>
          </table:table-cell>
          <table:table-cell office:value-type="float" office:value="0.00038049">
            <text:p>0.00038049</text:p>
          </table:table-cell>
          <table:table-cell table:style-name="ce1" office:value-type="string">
            <text:p>1.5808e-05</text:p>
          </table:table-cell>
          <table:table-cell table:style-name="ce1" office:value-type="string">
            <text:p>2.4572e-08</text:p>
          </table:table-cell>
          <table:table-cell table:style-name="ce1" office:value-type="string">
            <text:p>6.4906e-15</text:p>
          </table:table-cell>
          <table:table-cell table:style-name="ce1" office:value-type="string">
            <text:p>1.8911e-18</text:p>
          </table:table-cell>
          <table:table-cell office:value-type="float" office:value="0.00088067">
            <text:p>0.00088067</text:p>
          </table:table-cell>
          <table:table-cell office:value-type="float" office:value="0.00010208">
            <text:p>0.00010208</text:p>
          </table:table-cell>
          <table:table-cell office:value-type="float" office:value="0.00038049">
            <text:p>0.00038049</text:p>
          </table:table-cell>
          <table:table-cell table:style-name="ce1" office:value-type="string">
            <text:p>2.0221e-05</text:p>
          </table:table-cell>
          <table:table-cell office:value-type="float" office:value="0">
            <text:p>0</text:p>
          </table:table-cell>
          <table:table-cell table:style-name="ce1" office:value-type="string">
            <text:p>6.4832e-15</text:p>
          </table:table-cell>
          <table:table-cell table:style-name="ce1" office:value-type="string">
            <text:p>1.8911e-18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873.26">
            <text:p>873.26</text:p>
          </table:table-cell>
          <table:table-cell table:formula="of:=[.Q59]*1000000" office:value-type="float" office:value="101.51">
            <text:p>101.51</text:p>
          </table:table-cell>
          <table:table-cell table:formula="of:=[.R59]*1000000" office:value-type="float" office:value="388.73">
            <text:p>388.73</text:p>
          </table:table-cell>
          <table:table-cell table:formula="of:=[.S59]*1000000" office:value-type="float" office:value="15.643">
            <text:p>15.643</text:p>
          </table:table-cell>
          <table:table-cell table:formula="of:=[.T59]*1000000" office:value-type="float" office:value="0.024907">
            <text:p>0.024907</text:p>
          </table:table-cell>
          <table:table-cell table:formula="of:=[.U59]*1000000" office:value-type="float" office:value="0.0000000025776">
            <text:p>2.5776E-009</text:p>
          </table:table-cell>
          <table:table-cell table:formula="of:=[.V59]*1000000" office:value-type="float" office:value="0.0000000000018336">
            <text:p>1.8336E-012</text:p>
          </table:table-cell>
          <table:table-cell table:formula="of:=[.W59]*1000000" office:value-type="float" office:value="873.25">
            <text:p>873.25</text:p>
          </table:table-cell>
          <table:table-cell table:formula="of:=[.X59]*1000000" office:value-type="float" office:value="101.51">
            <text:p>101.51</text:p>
          </table:table-cell>
          <table:table-cell table:formula="of:=[.Y59]*1000000" office:value-type="float" office:value="388.74">
            <text:p>388.74</text:p>
          </table:table-cell>
          <table:table-cell table:formula="of:=[.Z59]*1000000" office:value-type="float" office:value="20.217">
            <text:p>20.217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25693">
            <text:p>2.5693E-009</text:p>
          </table:table-cell>
          <table:table-cell table:formula="of:=[.AC59]*1000000" office:value-type="float" office:value="0.0000000000018335">
            <text:p>1.8335E-012</text:p>
          </table:table-cell>
          <table:table-cell office:value-type="float" office:value="0.00087326">
            <text:p>0.00087326</text:p>
          </table:table-cell>
          <table:table-cell office:value-type="float" office:value="0.00010151">
            <text:p>0.00010151</text:p>
          </table:table-cell>
          <table:table-cell office:value-type="float" office:value="0.00038873">
            <text:p>0.00038873</text:p>
          </table:table-cell>
          <table:table-cell table:style-name="ce1" office:value-type="string">
            <text:p>1.5643e-05</text:p>
          </table:table-cell>
          <table:table-cell table:style-name="ce1" office:value-type="string">
            <text:p>2.4907e-08</text:p>
          </table:table-cell>
          <table:table-cell table:style-name="ce1" office:value-type="string">
            <text:p>2.5776e-15</text:p>
          </table:table-cell>
          <table:table-cell table:style-name="ce1" office:value-type="string">
            <text:p>1.8336e-18</text:p>
          </table:table-cell>
          <table:table-cell office:value-type="float" office:value="0.00087325">
            <text:p>0.00087325</text:p>
          </table:table-cell>
          <table:table-cell office:value-type="float" office:value="0.00010151">
            <text:p>0.00010151</text:p>
          </table:table-cell>
          <table:table-cell office:value-type="float" office:value="0.00038874">
            <text:p>0.00038874</text:p>
          </table:table-cell>
          <table:table-cell table:style-name="ce1" office:value-type="string">
            <text:p>2.0217e-05</text:p>
          </table:table-cell>
          <table:table-cell office:value-type="float" office:value="0">
            <text:p>0</text:p>
          </table:table-cell>
          <table:table-cell table:style-name="ce1" office:value-type="string">
            <text:p>2.5693e-15</text:p>
          </table:table-cell>
          <table:table-cell table:style-name="ce1" office:value-type="string">
            <text:p>1.8335e-18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865.96">
            <text:p>865.96</text:p>
          </table:table-cell>
          <table:table-cell table:formula="of:=[.Q60]*1000000" office:value-type="float" office:value="100.93">
            <text:p>100.93</text:p>
          </table:table-cell>
          <table:table-cell table:formula="of:=[.R60]*1000000" office:value-type="float" office:value="396.86">
            <text:p>396.86</text:p>
          </table:table-cell>
          <table:table-cell table:formula="of:=[.S60]*1000000" office:value-type="float" office:value="15.478">
            <text:p>15.478</text:p>
          </table:table-cell>
          <table:table-cell table:formula="of:=[.T60]*1000000" office:value-type="float" office:value="0.025234">
            <text:p>0.025234</text:p>
          </table:table-cell>
          <table:table-cell table:formula="of:=[.U60]*1000000" office:value-type="float" office:value="0.0000000010116">
            <text:p>0.000000001</text:p>
          </table:table-cell>
          <table:table-cell table:formula="of:=[.V60]*1000000" office:value-type="float" office:value="0.0000000000017778">
            <text:p>1.7778E-012</text:p>
          </table:table-cell>
          <table:table-cell table:formula="of:=[.W60]*1000000" office:value-type="float" office:value="865.95">
            <text:p>865.95</text:p>
          </table:table-cell>
          <table:table-cell table:formula="of:=[.X60]*1000000" office:value-type="float" office:value="100.93">
            <text:p>100.93</text:p>
          </table:table-cell>
          <table:table-cell table:formula="of:=[.Y60]*1000000" office:value-type="float" office:value="396.86">
            <text:p>396.86</text:p>
          </table:table-cell>
          <table:table-cell table:formula="of:=[.Z60]*1000000" office:value-type="float" office:value="20.214">
            <text:p>20.214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0.0000000010033">
            <text:p>0.000000001</text:p>
          </table:table-cell>
          <table:table-cell table:formula="of:=[.AC60]*1000000" office:value-type="float" office:value="0.0000000000017777">
            <text:p>1.7777E-012</text:p>
          </table:table-cell>
          <table:table-cell office:value-type="float" office:value="0.00086596">
            <text:p>0.00086596</text:p>
          </table:table-cell>
          <table:table-cell office:value-type="float" office:value="0.00010093">
            <text:p>0.00010093</text:p>
          </table:table-cell>
          <table:table-cell office:value-type="float" office:value="0.00039686">
            <text:p>0.00039686</text:p>
          </table:table-cell>
          <table:table-cell table:style-name="ce1" office:value-type="string">
            <text:p>1.5478e-05</text:p>
          </table:table-cell>
          <table:table-cell table:style-name="ce1" office:value-type="string">
            <text:p>2.5234e-08</text:p>
          </table:table-cell>
          <table:table-cell table:style-name="ce1" office:value-type="string">
            <text:p>1.0116e-15</text:p>
          </table:table-cell>
          <table:table-cell table:style-name="ce1" office:value-type="string">
            <text:p>1.7778e-18</text:p>
          </table:table-cell>
          <table:table-cell office:value-type="float" office:value="0.00086595">
            <text:p>0.00086595</text:p>
          </table:table-cell>
          <table:table-cell office:value-type="float" office:value="0.00010093">
            <text:p>0.00010093</text:p>
          </table:table-cell>
          <table:table-cell office:value-type="float" office:value="0.00039686">
            <text:p>0.00039686</text:p>
          </table:table-cell>
          <table:table-cell table:style-name="ce1" office:value-type="string">
            <text:p>2.021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33e-15</text:p>
          </table:table-cell>
          <table:table-cell table:style-name="ce1" office:value-type="string">
            <text:p>1.7777e-18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858.76">
            <text:p>858.76</text:p>
          </table:table-cell>
          <table:table-cell table:formula="of:=[.Q61]*1000000" office:value-type="float" office:value="100.36">
            <text:p>100.36</text:p>
          </table:table-cell>
          <table:table-cell table:formula="of:=[.R61]*1000000" office:value-type="float" office:value="404.87">
            <text:p>404.87</text:p>
          </table:table-cell>
          <table:table-cell table:formula="of:=[.S61]*1000000" office:value-type="float" office:value="15.312">
            <text:p>15.312</text:p>
          </table:table-cell>
          <table:table-cell table:formula="of:=[.T61]*1000000" office:value-type="float" office:value="0.025555">
            <text:p>0.025555</text:p>
          </table:table-cell>
          <table:table-cell table:formula="of:=[.U61]*1000000" office:value-type="float" office:value="0.00000000039425">
            <text:p>3.9425E-010</text:p>
          </table:table-cell>
          <table:table-cell table:formula="of:=[.V61]*1000000" office:value-type="float" office:value="0.0000000000017237">
            <text:p>1.7237E-012</text:p>
          </table:table-cell>
          <table:table-cell table:formula="of:=[.W61]*1000000" office:value-type="float" office:value="858.75">
            <text:p>858.75</text:p>
          </table:table-cell>
          <table:table-cell table:formula="of:=[.X61]*1000000" office:value-type="float" office:value="100.35">
            <text:p>100.35</text:p>
          </table:table-cell>
          <table:table-cell table:formula="of:=[.Y61]*1000000" office:value-type="float" office:value="404.88">
            <text:p>404.88</text:p>
          </table:table-cell>
          <table:table-cell table:formula="of:=[.Z61]*1000000" office:value-type="float" office:value="20.211">
            <text:p>20.211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0.00000000038605">
            <text:p>3.8605E-010</text:p>
          </table:table-cell>
          <table:table-cell table:formula="of:=[.AC61]*1000000" office:value-type="float" office:value="0.0000000000017237">
            <text:p>1.7237E-012</text:p>
          </table:table-cell>
          <table:table-cell office:value-type="float" office:value="0.00085876">
            <text:p>0.00085876</text:p>
          </table:table-cell>
          <table:table-cell office:value-type="float" office:value="0.00010036">
            <text:p>0.00010036</text:p>
          </table:table-cell>
          <table:table-cell office:value-type="float" office:value="0.00040487">
            <text:p>0.00040487</text:p>
          </table:table-cell>
          <table:table-cell table:style-name="ce1" office:value-type="string">
            <text:p>1.5312e-05</text:p>
          </table:table-cell>
          <table:table-cell table:style-name="ce1" office:value-type="string">
            <text:p>2.5555e-08</text:p>
          </table:table-cell>
          <table:table-cell table:style-name="ce1" office:value-type="string">
            <text:p>3.9425e-16</text:p>
          </table:table-cell>
          <table:table-cell table:style-name="ce1" office:value-type="string">
            <text:p>1.7237e-18</text:p>
          </table:table-cell>
          <table:table-cell office:value-type="float" office:value="0.00085875">
            <text:p>0.00085875</text:p>
          </table:table-cell>
          <table:table-cell office:value-type="float" office:value="0.00010035">
            <text:p>0.00010035</text:p>
          </table:table-cell>
          <table:table-cell office:value-type="float" office:value="0.00040488">
            <text:p>0.00040488</text:p>
          </table:table-cell>
          <table:table-cell table:style-name="ce1" office:value-type="string">
            <text:p>2.0211e-05</text:p>
          </table:table-cell>
          <table:table-cell office:value-type="float" office:value="0">
            <text:p>0</text:p>
          </table:table-cell>
          <table:table-cell table:style-name="ce1" office:value-type="string">
            <text:p>3.8605e-16</text:p>
          </table:table-cell>
          <table:table-cell table:style-name="ce1" office:value-type="string">
            <text:p>1.7237e-18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851.65">
            <text:p>851.65</text:p>
          </table:table-cell>
          <table:table-cell table:formula="of:=[.Q62]*1000000" office:value-type="float" office:value="99.78">
            <text:p>99.78</text:p>
          </table:table-cell>
          <table:table-cell table:formula="of:=[.R62]*1000000" office:value-type="float" office:value="412.78">
            <text:p>412.78</text:p>
          </table:table-cell>
          <table:table-cell table:formula="of:=[.S62]*1000000" office:value-type="float" office:value="15.146">
            <text:p>15.146</text:p>
          </table:table-cell>
          <table:table-cell table:formula="of:=[.T62]*1000000" office:value-type="float" office:value="0.02587">
            <text:p>0.02587</text:p>
          </table:table-cell>
          <table:table-cell table:formula="of:=[.U62]*1000000" office:value-type="float" office:value="0.00000000015558">
            <text:p>1.5558E-010</text:p>
          </table:table-cell>
          <table:table-cell table:formula="of:=[.V62]*1000000" office:value-type="float" office:value="0.0000000000016712">
            <text:p>1.6712E-012</text:p>
          </table:table-cell>
          <table:table-cell table:formula="of:=[.W62]*1000000" office:value-type="float" office:value="851.65">
            <text:p>851.65</text:p>
          </table:table-cell>
          <table:table-cell table:formula="of:=[.X62]*1000000" office:value-type="float" office:value="99.779">
            <text:p>99.779</text:p>
          </table:table-cell>
          <table:table-cell table:formula="of:=[.Y62]*1000000" office:value-type="float" office:value="412.78">
            <text:p>412.78</text:p>
          </table:table-cell>
          <table:table-cell table:formula="of:=[.Z62]*1000000" office:value-type="float" office:value="20.208">
            <text:p>20.208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0.0000000001498">
            <text:p>1.498E-010</text:p>
          </table:table-cell>
          <table:table-cell table:formula="of:=[.AC62]*1000000" office:value-type="float" office:value="0.0000000000016712">
            <text:p>1.6712E-012</text:p>
          </table:table-cell>
          <table:table-cell office:value-type="float" office:value="0.00085165">
            <text:p>0.00085165</text:p>
          </table:table-cell>
          <table:table-cell table:style-name="ce1" office:value-type="string">
            <text:p>9.978e-05</text:p>
          </table:table-cell>
          <table:table-cell office:value-type="float" office:value="0.00041278">
            <text:p>0.00041278</text:p>
          </table:table-cell>
          <table:table-cell table:style-name="ce1" office:value-type="string">
            <text:p>1.5146e-05</text:p>
          </table:table-cell>
          <table:table-cell table:style-name="ce1" office:value-type="string">
            <text:p>2.587e-08</text:p>
          </table:table-cell>
          <table:table-cell table:style-name="ce1" office:value-type="string">
            <text:p>1.5558e-16</text:p>
          </table:table-cell>
          <table:table-cell table:style-name="ce1" office:value-type="string">
            <text:p>1.6712e-18</text:p>
          </table:table-cell>
          <table:table-cell office:value-type="float" office:value="0.00085165">
            <text:p>0.00085165</text:p>
          </table:table-cell>
          <table:table-cell table:style-name="ce1" office:value-type="string">
            <text:p>9.9779e-05</text:p>
          </table:table-cell>
          <table:table-cell office:value-type="float" office:value="0.00041278">
            <text:p>0.00041278</text:p>
          </table:table-cell>
          <table:table-cell table:style-name="ce1" office:value-type="string">
            <text:p>2.02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8e-16</text:p>
          </table:table-cell>
          <table:table-cell table:style-name="ce1" office:value-type="string">
            <text:p>1.6712e-18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844.65">
            <text:p>844.65</text:p>
          </table:table-cell>
          <table:table-cell table:formula="of:=[.Q63]*1000000" office:value-type="float" office:value="99.205">
            <text:p>99.205</text:p>
          </table:table-cell>
          <table:table-cell table:formula="of:=[.R63]*1000000" office:value-type="float" office:value="420.58">
            <text:p>420.58</text:p>
          </table:table-cell>
          <table:table-cell table:formula="of:=[.S63]*1000000" office:value-type="float" office:value="14.979">
            <text:p>14.979</text:p>
          </table:table-cell>
          <table:table-cell table:formula="of:=[.T63]*1000000" office:value-type="float" office:value="0.026178">
            <text:p>0.026178</text:p>
          </table:table-cell>
          <table:table-cell table:formula="of:=[.U63]*1000000" office:value-type="float" office:value="0.000000000059655">
            <text:p>5.9655E-011</text:p>
          </table:table-cell>
          <table:table-cell table:formula="of:=[.V63]*1000000" office:value-type="float" office:value="0.0000000000016204">
            <text:p>1.6204E-012</text:p>
          </table:table-cell>
          <table:table-cell table:formula="of:=[.W63]*1000000" office:value-type="float" office:value="844.64">
            <text:p>844.64</text:p>
          </table:table-cell>
          <table:table-cell table:formula="of:=[.X63]*1000000" office:value-type="float" office:value="99.203">
            <text:p>99.203</text:p>
          </table:table-cell>
          <table:table-cell table:formula="of:=[.Y63]*1000000" office:value-type="float" office:value="420.58">
            <text:p>420.58</text:p>
          </table:table-cell>
          <table:table-cell table:formula="of:=[.Z63]*1000000" office:value-type="float" office:value="20.205">
            <text:p>20.205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57331">
            <text:p>5.7331E-011</text:p>
          </table:table-cell>
          <table:table-cell table:formula="of:=[.AC63]*1000000" office:value-type="float" office:value="0.0000000000016204">
            <text:p>1.6204E-012</text:p>
          </table:table-cell>
          <table:table-cell office:value-type="float" office:value="0.00084465">
            <text:p>0.00084465</text:p>
          </table:table-cell>
          <table:table-cell table:style-name="ce1" office:value-type="string">
            <text:p>9.9205e-05</text:p>
          </table:table-cell>
          <table:table-cell office:value-type="float" office:value="0.00042058">
            <text:p>0.00042058</text:p>
          </table:table-cell>
          <table:table-cell table:style-name="ce1" office:value-type="string">
            <text:p>1.4979e-05</text:p>
          </table:table-cell>
          <table:table-cell table:style-name="ce1" office:value-type="string">
            <text:p>2.6178e-08</text:p>
          </table:table-cell>
          <table:table-cell table:style-name="ce1" office:value-type="string">
            <text:p>5.9655e-17</text:p>
          </table:table-cell>
          <table:table-cell table:style-name="ce1" office:value-type="string">
            <text:p>1.6204e-18</text:p>
          </table:table-cell>
          <table:table-cell office:value-type="float" office:value="0.00084464">
            <text:p>0.00084464</text:p>
          </table:table-cell>
          <table:table-cell table:style-name="ce1" office:value-type="string">
            <text:p>9.9203e-05</text:p>
          </table:table-cell>
          <table:table-cell office:value-type="float" office:value="0.00042058">
            <text:p>0.00042058</text:p>
          </table:table-cell>
          <table:table-cell table:style-name="ce1" office:value-type="string">
            <text:p>2.0205e-05</text:p>
          </table:table-cell>
          <table:table-cell office:value-type="float" office:value="0">
            <text:p>0</text:p>
          </table:table-cell>
          <table:table-cell table:style-name="ce1" office:value-type="string">
            <text:p>5.7331e-17</text:p>
          </table:table-cell>
          <table:table-cell table:style-name="ce1" office:value-type="string">
            <text:p>1.6204e-18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837.73">
            <text:p>837.73</text:p>
          </table:table-cell>
          <table:table-cell table:formula="of:=[.Q64]*1000000" office:value-type="float" office:value="98.629">
            <text:p>98.629</text:p>
          </table:table-cell>
          <table:table-cell table:formula="of:=[.R64]*1000000" office:value-type="float" office:value="428.28">
            <text:p>428.28</text:p>
          </table:table-cell>
          <table:table-cell table:formula="of:=[.S64]*1000000" office:value-type="float" office:value="14.812">
            <text:p>14.812</text:p>
          </table:table-cell>
          <table:table-cell table:formula="of:=[.T64]*1000000" office:value-type="float" office:value="0.02648">
            <text:p>0.02648</text:p>
          </table:table-cell>
          <table:table-cell table:formula="of:=[.U64]*1000000" office:value-type="float" office:value="0.000000000023203">
            <text:p>2.3203E-011</text:p>
          </table:table-cell>
          <table:table-cell table:formula="of:=[.V64]*1000000" office:value-type="float" office:value="0.0000000000015712">
            <text:p>1.5712E-012</text:p>
          </table:table-cell>
          <table:table-cell table:formula="of:=[.W64]*1000000" office:value-type="float" office:value="837.73">
            <text:p>837.73</text:p>
          </table:table-cell>
          <table:table-cell table:formula="of:=[.X64]*1000000" office:value-type="float" office:value="98.627">
            <text:p>98.627</text:p>
          </table:table-cell>
          <table:table-cell table:formula="of:=[.Y64]*1000000" office:value-type="float" office:value="428.28">
            <text:p>428.28</text:p>
          </table:table-cell>
          <table:table-cell table:formula="of:=[.Z64]*1000000" office:value-type="float" office:value="20.203">
            <text:p>20.203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0.000000000018353">
            <text:p>1.8353E-011</text:p>
          </table:table-cell>
          <table:table-cell table:formula="of:=[.AC64]*1000000" office:value-type="float" office:value="0.0000000000015711">
            <text:p>1.5711E-012</text:p>
          </table:table-cell>
          <table:table-cell office:value-type="float" office:value="0.00083773">
            <text:p>0.00083773</text:p>
          </table:table-cell>
          <table:table-cell table:style-name="ce1" office:value-type="string">
            <text:p>9.8629e-05</text:p>
          </table:table-cell>
          <table:table-cell office:value-type="float" office:value="0.00042828">
            <text:p>0.00042828</text:p>
          </table:table-cell>
          <table:table-cell table:style-name="ce1" office:value-type="string">
            <text:p>1.4812e-05</text:p>
          </table:table-cell>
          <table:table-cell table:style-name="ce1" office:value-type="string">
            <text:p>2.648e-08</text:p>
          </table:table-cell>
          <table:table-cell table:style-name="ce1" office:value-type="string">
            <text:p>2.3203e-17</text:p>
          </table:table-cell>
          <table:table-cell table:style-name="ce1" office:value-type="string">
            <text:p>1.5712e-18</text:p>
          </table:table-cell>
          <table:table-cell office:value-type="float" office:value="0.00083773">
            <text:p>0.00083773</text:p>
          </table:table-cell>
          <table:table-cell table:style-name="ce1" office:value-type="string">
            <text:p>9.8627e-05</text:p>
          </table:table-cell>
          <table:table-cell office:value-type="float" office:value="0.00042828">
            <text:p>0.00042828</text:p>
          </table:table-cell>
          <table:table-cell table:style-name="ce1" office:value-type="string">
            <text:p>2.020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353e-17</text:p>
          </table:table-cell>
          <table:table-cell table:style-name="ce1" office:value-type="string">
            <text:p>1.5711e-18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830.9">
            <text:p>830.9</text:p>
          </table:table-cell>
          <table:table-cell table:formula="of:=[.Q65]*1000000" office:value-type="float" office:value="98.054">
            <text:p>98.054</text:p>
          </table:table-cell>
          <table:table-cell table:formula="of:=[.R65]*1000000" office:value-type="float" office:value="435.88">
            <text:p>435.88</text:p>
          </table:table-cell>
          <table:table-cell table:formula="of:=[.S65]*1000000" office:value-type="float" office:value="14.644">
            <text:p>14.644</text:p>
          </table:table-cell>
          <table:table-cell table:formula="of:=[.T65]*1000000" office:value-type="float" office:value="0.026776">
            <text:p>0.026776</text:p>
          </table:table-cell>
          <table:table-cell table:formula="of:=[.U65]*1000000" office:value-type="float" office:value="0.0000000000072773">
            <text:p>7.2773E-012</text:p>
          </table:table-cell>
          <table:table-cell table:formula="of:=[.V65]*1000000" office:value-type="float" office:value="0.0000000000015234">
            <text:p>1.5234E-012</text:p>
          </table:table-cell>
          <table:table-cell table:formula="of:=[.W65]*1000000" office:value-type="float" office:value="830.9">
            <text:p>830.9</text:p>
          </table:table-cell>
          <table:table-cell table:formula="of:=[.X65]*1000000" office:value-type="float" office:value="98.052">
            <text:p>98.052</text:p>
          </table:table-cell>
          <table:table-cell table:formula="of:=[.Y65]*1000000" office:value-type="float" office:value="435.89">
            <text:p>435.89</text:p>
          </table:table-cell>
          <table:table-cell table:formula="of:=[.Z65]*1000000" office:value-type="float" office:value="20.201">
            <text:p>20.201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0.0000000000028572">
            <text:p>2.8572E-012</text:p>
          </table:table-cell>
          <table:table-cell table:formula="of:=[.AC65]*1000000" office:value-type="float" office:value="0.0000000000015234">
            <text:p>1.5234E-012</text:p>
          </table:table-cell>
          <table:table-cell office:value-type="float" office:value="0.0008309">
            <text:p>0.0008309</text:p>
          </table:table-cell>
          <table:table-cell table:style-name="ce1" office:value-type="string">
            <text:p>9.8054e-05</text:p>
          </table:table-cell>
          <table:table-cell office:value-type="float" office:value="0.00043588">
            <text:p>0.00043588</text:p>
          </table:table-cell>
          <table:table-cell table:style-name="ce1" office:value-type="string">
            <text:p>1.4644e-05</text:p>
          </table:table-cell>
          <table:table-cell table:style-name="ce1" office:value-type="string">
            <text:p>2.6776e-08</text:p>
          </table:table-cell>
          <table:table-cell table:style-name="ce1" office:value-type="string">
            <text:p>7.2773e-18</text:p>
          </table:table-cell>
          <table:table-cell table:style-name="ce1" office:value-type="string">
            <text:p>1.5234e-18</text:p>
          </table:table-cell>
          <table:table-cell office:value-type="float" office:value="0.0008309">
            <text:p>0.0008309</text:p>
          </table:table-cell>
          <table:table-cell table:style-name="ce1" office:value-type="string">
            <text:p>9.8052e-05</text:p>
          </table:table-cell>
          <table:table-cell office:value-type="float" office:value="0.00043589">
            <text:p>0.00043589</text:p>
          </table:table-cell>
          <table:table-cell table:style-name="ce1" office:value-type="string">
            <text:p>2.02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8572e-18</text:p>
          </table:table-cell>
          <table:table-cell table:style-name="ce1" office:value-type="string">
            <text:p>1.5234e-18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824.16">
            <text:p>824.16</text:p>
          </table:table-cell>
          <table:table-cell table:formula="of:=[.Q66]*1000000" office:value-type="float" office:value="97.479">
            <text:p>97.479</text:p>
          </table:table-cell>
          <table:table-cell table:formula="of:=[.R66]*1000000" office:value-type="float" office:value="443.4">
            <text:p>443.4</text:p>
          </table:table-cell>
          <table:table-cell table:formula="of:=[.S66]*1000000" office:value-type="float" office:value="14.476">
            <text:p>14.476</text:p>
          </table:table-cell>
          <table:table-cell table:formula="of:=[.T66]*1000000" office:value-type="float" office:value="0.027066">
            <text:p>0.027066</text:p>
          </table:table-cell>
          <table:table-cell table:formula="of:=[.U66]*1000000" office:value-type="float" office:value="0.0000000000042766">
            <text:p>4.2766E-012</text:p>
          </table:table-cell>
          <table:table-cell table:formula="of:=[.V66]*1000000" office:value-type="float" office:value="0.0000000000014771">
            <text:p>1.4771E-012</text:p>
          </table:table-cell>
          <table:table-cell table:formula="of:=[.W66]*1000000" office:value-type="float" office:value="824.15">
            <text:p>824.15</text:p>
          </table:table-cell>
          <table:table-cell table:formula="of:=[.X66]*1000000" office:value-type="float" office:value="97.477">
            <text:p>97.477</text:p>
          </table:table-cell>
          <table:table-cell table:formula="of:=[.Y66]*1000000" office:value-type="float" office:value="443.4">
            <text:p>443.4</text:p>
          </table:table-cell>
          <table:table-cell table:formula="of:=[.Z66]*1000000" office:value-type="float" office:value="20.199">
            <text:p>20.199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-0.0000000000024219">
            <text:p>-2.4219E-012</text:p>
          </table:table-cell>
          <table:table-cell table:formula="of:=[.AC66]*1000000" office:value-type="float" office:value="0.0000000000014771">
            <text:p>1.4771E-012</text:p>
          </table:table-cell>
          <table:table-cell office:value-type="float" office:value="0.00082416">
            <text:p>0.00082416</text:p>
          </table:table-cell>
          <table:table-cell table:style-name="ce1" office:value-type="string">
            <text:p>9.7479e-05</text:p>
          </table:table-cell>
          <table:table-cell office:value-type="float" office:value="0.0004434">
            <text:p>0.0004434</text:p>
          </table:table-cell>
          <table:table-cell table:style-name="ce1" office:value-type="string">
            <text:p>1.4476e-05</text:p>
          </table:table-cell>
          <table:table-cell table:style-name="ce1" office:value-type="string">
            <text:p>2.7066e-08</text:p>
          </table:table-cell>
          <table:table-cell table:style-name="ce1" office:value-type="string">
            <text:p>4.2766e-18</text:p>
          </table:table-cell>
          <table:table-cell table:style-name="ce1" office:value-type="string">
            <text:p>1.4771e-18</text:p>
          </table:table-cell>
          <table:table-cell office:value-type="float" office:value="0.00082415">
            <text:p>0.00082415</text:p>
          </table:table-cell>
          <table:table-cell table:style-name="ce1" office:value-type="string">
            <text:p>9.7477e-05</text:p>
          </table:table-cell>
          <table:table-cell office:value-type="float" office:value="0.0004434">
            <text:p>0.0004434</text:p>
          </table:table-cell>
          <table:table-cell table:style-name="ce1" office:value-type="string">
            <text:p>2.019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219e-18</text:p>
          </table:table-cell>
          <table:table-cell table:style-name="ce1" office:value-type="string">
            <text:p>1.4771e-18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817.49">
            <text:p>817.49</text:p>
          </table:table-cell>
          <table:table-cell table:formula="of:=[.Q67]*1000000" office:value-type="float" office:value="96.904">
            <text:p>96.904</text:p>
          </table:table-cell>
          <table:table-cell table:formula="of:=[.R67]*1000000" office:value-type="float" office:value="450.82">
            <text:p>450.82</text:p>
          </table:table-cell>
          <table:table-cell table:formula="of:=[.S67]*1000000" office:value-type="float" office:value="14.308">
            <text:p>14.308</text:p>
          </table:table-cell>
          <table:table-cell table:formula="of:=[.T67]*1000000" office:value-type="float" office:value="0.02735">
            <text:p>0.02735</text:p>
          </table:table-cell>
          <table:table-cell table:formula="of:=[.U67]*1000000" office:value-type="float" office:value="0.0000000000032366">
            <text:p>3.2366E-012</text:p>
          </table:table-cell>
          <table:table-cell table:formula="of:=[.V67]*1000000" office:value-type="float" office:value="0.0000000000014322">
            <text:p>1.4322E-012</text:p>
          </table:table-cell>
          <table:table-cell table:formula="of:=[.W67]*1000000" office:value-type="float" office:value="817.49">
            <text:p>817.49</text:p>
          </table:table-cell>
          <table:table-cell table:formula="of:=[.X67]*1000000" office:value-type="float" office:value="96.903">
            <text:p>96.903</text:p>
          </table:table-cell>
          <table:table-cell table:formula="of:=[.Y67]*1000000" office:value-type="float" office:value="450.82">
            <text:p>450.82</text:p>
          </table:table-cell>
          <table:table-cell table:formula="of:=[.Z67]*1000000" office:value-type="float" office:value="20.197">
            <text:p>20.197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041592">
            <text:p>-4.1592E-012</text:p>
          </table:table-cell>
          <table:table-cell table:formula="of:=[.AC67]*1000000" office:value-type="float" office:value="0.0000000000014322">
            <text:p>1.4322E-012</text:p>
          </table:table-cell>
          <table:table-cell office:value-type="float" office:value="0.00081749">
            <text:p>0.00081749</text:p>
          </table:table-cell>
          <table:table-cell table:style-name="ce1" office:value-type="string">
            <text:p>9.6904e-05</text:p>
          </table:table-cell>
          <table:table-cell office:value-type="float" office:value="0.00045082">
            <text:p>0.00045082</text:p>
          </table:table-cell>
          <table:table-cell table:style-name="ce1" office:value-type="string">
            <text:p>1.4308e-05</text:p>
          </table:table-cell>
          <table:table-cell table:style-name="ce1" office:value-type="string">
            <text:p>2.735e-08</text:p>
          </table:table-cell>
          <table:table-cell table:style-name="ce1" office:value-type="string">
            <text:p>3.2366e-18</text:p>
          </table:table-cell>
          <table:table-cell table:style-name="ce1" office:value-type="string">
            <text:p>1.4322e-18</text:p>
          </table:table-cell>
          <table:table-cell office:value-type="float" office:value="0.00081749">
            <text:p>0.00081749</text:p>
          </table:table-cell>
          <table:table-cell table:style-name="ce1" office:value-type="string">
            <text:p>9.6903e-05</text:p>
          </table:table-cell>
          <table:table-cell office:value-type="float" office:value="0.00045082">
            <text:p>0.00045082</text:p>
          </table:table-cell>
          <table:table-cell table:style-name="ce1" office:value-type="string">
            <text:p>2.019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1592e-18</text:p>
          </table:table-cell>
          <table:table-cell table:style-name="ce1" office:value-type="string">
            <text:p>1.4322e-18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810.9">
            <text:p>810.9</text:p>
          </table:table-cell>
          <table:table-cell table:formula="of:=[.Q68]*1000000" office:value-type="float" office:value="96.331">
            <text:p>96.331</text:p>
          </table:table-cell>
          <table:table-cell table:formula="of:=[.R68]*1000000" office:value-type="float" office:value="458.16">
            <text:p>458.16</text:p>
          </table:table-cell>
          <table:table-cell table:formula="of:=[.S68]*1000000" office:value-type="float" office:value="14.14">
            <text:p>14.14</text:p>
          </table:table-cell>
          <table:table-cell table:formula="of:=[.T68]*1000000" office:value-type="float" office:value="0.027628">
            <text:p>0.027628</text:p>
          </table:table-cell>
          <table:table-cell table:formula="of:=[.U68]*1000000" office:value-type="float" office:value="0.0000000000018817">
            <text:p>1.8817E-012</text:p>
          </table:table-cell>
          <table:table-cell table:formula="of:=[.V68]*1000000" office:value-type="float" office:value="0.0000000000013887">
            <text:p>1.3887E-012</text:p>
          </table:table-cell>
          <table:table-cell table:formula="of:=[.W68]*1000000" office:value-type="float" office:value="810.9">
            <text:p>810.9</text:p>
          </table:table-cell>
          <table:table-cell table:formula="of:=[.X68]*1000000" office:value-type="float" office:value="96.329">
            <text:p>96.329</text:p>
          </table:table-cell>
          <table:table-cell table:formula="of:=[.Y68]*1000000" office:value-type="float" office:value="458.16">
            <text:p>458.16</text:p>
          </table:table-cell>
          <table:table-cell table:formula="of:=[.Z68]*1000000" office:value-type="float" office:value="20.195">
            <text:p>20.195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085813">
            <text:p>8.5813E-013</text:p>
          </table:table-cell>
          <table:table-cell table:formula="of:=[.AC68]*1000000" office:value-type="float" office:value="0.0000000000013887">
            <text:p>1.3887E-012</text:p>
          </table:table-cell>
          <table:table-cell office:value-type="float" office:value="0.0008109">
            <text:p>0.0008109</text:p>
          </table:table-cell>
          <table:table-cell table:style-name="ce1" office:value-type="string">
            <text:p>9.6331e-05</text:p>
          </table:table-cell>
          <table:table-cell office:value-type="float" office:value="0.00045816">
            <text:p>0.00045816</text:p>
          </table:table-cell>
          <table:table-cell table:style-name="ce1" office:value-type="string">
            <text:p>1.414e-05</text:p>
          </table:table-cell>
          <table:table-cell table:style-name="ce1" office:value-type="string">
            <text:p>2.7628e-08</text:p>
          </table:table-cell>
          <table:table-cell table:style-name="ce1" office:value-type="string">
            <text:p>1.8817e-18</text:p>
          </table:table-cell>
          <table:table-cell table:style-name="ce1" office:value-type="string">
            <text:p>1.3887e-18</text:p>
          </table:table-cell>
          <table:table-cell office:value-type="float" office:value="0.0008109">
            <text:p>0.0008109</text:p>
          </table:table-cell>
          <table:table-cell table:style-name="ce1" office:value-type="string">
            <text:p>9.6329e-05</text:p>
          </table:table-cell>
          <table:table-cell office:value-type="float" office:value="0.00045816">
            <text:p>0.00045816</text:p>
          </table:table-cell>
          <table:table-cell table:style-name="ce1" office:value-type="string">
            <text:p>2.0195e-05</text:p>
          </table:table-cell>
          <table:table-cell office:value-type="float" office:value="0">
            <text:p>0</text:p>
          </table:table-cell>
          <table:table-cell table:style-name="ce1" office:value-type="string">
            <text:p>8.5813e-19</text:p>
          </table:table-cell>
          <table:table-cell table:style-name="ce1" office:value-type="string">
            <text:p>1.3887e-18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804.39">
            <text:p>804.39</text:p>
          </table:table-cell>
          <table:table-cell table:formula="of:=[.Q69]*1000000" office:value-type="float" office:value="95.757">
            <text:p>95.757</text:p>
          </table:table-cell>
          <table:table-cell table:formula="of:=[.R69]*1000000" office:value-type="float" office:value="465.41">
            <text:p>465.41</text:p>
          </table:table-cell>
          <table:table-cell table:formula="of:=[.S69]*1000000" office:value-type="float" office:value="13.971">
            <text:p>13.971</text:p>
          </table:table-cell>
          <table:table-cell table:formula="of:=[.T69]*1000000" office:value-type="float" office:value="0.0279">
            <text:p>0.0279</text:p>
          </table:table-cell>
          <table:table-cell table:formula="of:=[.U69]*1000000" office:value-type="float" office:value="0.00000000000073998">
            <text:p>7.3998E-013</text:p>
          </table:table-cell>
          <table:table-cell table:formula="of:=[.V69]*1000000" office:value-type="float" office:value="0.0000000000013465">
            <text:p>1.3465E-012</text:p>
          </table:table-cell>
          <table:table-cell table:formula="of:=[.W69]*1000000" office:value-type="float" office:value="804.39">
            <text:p>804.39</text:p>
          </table:table-cell>
          <table:table-cell table:formula="of:=[.X69]*1000000" office:value-type="float" office:value="95.755">
            <text:p>95.755</text:p>
          </table:table-cell>
          <table:table-cell table:formula="of:=[.Y69]*1000000" office:value-type="float" office:value="465.41">
            <text:p>465.41</text:p>
          </table:table-cell>
          <table:table-cell table:formula="of:=[.Z69]*1000000" office:value-type="float" office:value="20.193">
            <text:p>20.193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0.0000000000055608">
            <text:p>5.5608E-012</text:p>
          </table:table-cell>
          <table:table-cell table:formula="of:=[.AC69]*1000000" office:value-type="float" office:value="0.0000000000013465">
            <text:p>1.3465E-012</text:p>
          </table:table-cell>
          <table:table-cell office:value-type="float" office:value="0.00080439">
            <text:p>0.00080439</text:p>
          </table:table-cell>
          <table:table-cell table:style-name="ce1" office:value-type="string">
            <text:p>9.5757e-05</text:p>
          </table:table-cell>
          <table:table-cell office:value-type="float" office:value="0.00046541">
            <text:p>0.00046541</text:p>
          </table:table-cell>
          <table:table-cell table:style-name="ce1" office:value-type="string">
            <text:p>1.3971e-05</text:p>
          </table:table-cell>
          <table:table-cell table:style-name="ce1" office:value-type="string">
            <text:p>2.79e-08</text:p>
          </table:table-cell>
          <table:table-cell table:style-name="ce1" office:value-type="string">
            <text:p>7.3998e-19</text:p>
          </table:table-cell>
          <table:table-cell table:style-name="ce1" office:value-type="string">
            <text:p>1.3465e-18</text:p>
          </table:table-cell>
          <table:table-cell office:value-type="float" office:value="0.00080439">
            <text:p>0.00080439</text:p>
          </table:table-cell>
          <table:table-cell table:style-name="ce1" office:value-type="string">
            <text:p>9.5755e-05</text:p>
          </table:table-cell>
          <table:table-cell office:value-type="float" office:value="0.00046541">
            <text:p>0.00046541</text:p>
          </table:table-cell>
          <table:table-cell table:style-name="ce1" office:value-type="string">
            <text:p>2.0193e-05</text:p>
          </table:table-cell>
          <table:table-cell office:value-type="float" office:value="0">
            <text:p>0</text:p>
          </table:table-cell>
          <table:table-cell table:style-name="ce1" office:value-type="string">
            <text:p>5.5608e-18</text:p>
          </table:table-cell>
          <table:table-cell table:style-name="ce1" office:value-type="string">
            <text:p>1.3465e-18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797.95">
            <text:p>797.95</text:p>
          </table:table-cell>
          <table:table-cell table:formula="of:=[.Q70]*1000000" office:value-type="float" office:value="95.184">
            <text:p>95.184</text:p>
          </table:table-cell>
          <table:table-cell table:formula="of:=[.R70]*1000000" office:value-type="float" office:value="472.59">
            <text:p>472.59</text:p>
          </table:table-cell>
          <table:table-cell table:formula="of:=[.S70]*1000000" office:value-type="float" office:value="13.803">
            <text:p>13.803</text:p>
          </table:table-cell>
          <table:table-cell table:formula="of:=[.T70]*1000000" office:value-type="float" office:value="0.028167">
            <text:p>0.028167</text:p>
          </table:table-cell>
          <table:table-cell table:formula="of:=[.U70]*1000000" office:value-type="float" office:value="0.0000000000018655">
            <text:p>1.8655E-012</text:p>
          </table:table-cell>
          <table:table-cell table:formula="of:=[.V70]*1000000" office:value-type="float" office:value="0.0000000000013056">
            <text:p>1.3056E-012</text:p>
          </table:table-cell>
          <table:table-cell table:formula="of:=[.W70]*1000000" office:value-type="float" office:value="797.95">
            <text:p>797.95</text:p>
          </table:table-cell>
          <table:table-cell table:formula="of:=[.X70]*1000000" office:value-type="float" office:value="95.182">
            <text:p>95.182</text:p>
          </table:table-cell>
          <table:table-cell table:formula="of:=[.Y70]*1000000" office:value-type="float" office:value="472.59">
            <text:p>472.59</text:p>
          </table:table-cell>
          <table:table-cell table:formula="of:=[.Z70]*1000000" office:value-type="float" office:value="20.192">
            <text:p>20.192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0.0000000000051091">
            <text:p>5.1091E-012</text:p>
          </table:table-cell>
          <table:table-cell table:formula="of:=[.AC70]*1000000" office:value-type="float" office:value="0.0000000000013056">
            <text:p>1.3056E-012</text:p>
          </table:table-cell>
          <table:table-cell office:value-type="float" office:value="0.00079795">
            <text:p>0.00079795</text:p>
          </table:table-cell>
          <table:table-cell table:style-name="ce1" office:value-type="string">
            <text:p>9.5184e-05</text:p>
          </table:table-cell>
          <table:table-cell office:value-type="float" office:value="0.00047259">
            <text:p>0.00047259</text:p>
          </table:table-cell>
          <table:table-cell table:style-name="ce1" office:value-type="string">
            <text:p>1.3803e-05</text:p>
          </table:table-cell>
          <table:table-cell table:style-name="ce1" office:value-type="string">
            <text:p>2.8167e-08</text:p>
          </table:table-cell>
          <table:table-cell table:style-name="ce1" office:value-type="string">
            <text:p>1.8655e-18</text:p>
          </table:table-cell>
          <table:table-cell table:style-name="ce1" office:value-type="string">
            <text:p>1.3056e-18</text:p>
          </table:table-cell>
          <table:table-cell office:value-type="float" office:value="0.00079795">
            <text:p>0.00079795</text:p>
          </table:table-cell>
          <table:table-cell table:style-name="ce1" office:value-type="string">
            <text:p>9.5182e-05</text:p>
          </table:table-cell>
          <table:table-cell office:value-type="float" office:value="0.00047259">
            <text:p>0.00047259</text:p>
          </table:table-cell>
          <table:table-cell table:style-name="ce1" office:value-type="string">
            <text:p>2.0192e-05</text:p>
          </table:table-cell>
          <table:table-cell office:value-type="float" office:value="0">
            <text:p>0</text:p>
          </table:table-cell>
          <table:table-cell table:style-name="ce1" office:value-type="string">
            <text:p>5.1091e-18</text:p>
          </table:table-cell>
          <table:table-cell table:style-name="ce1" office:value-type="string">
            <text:p>1.3056e-18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791.58">
            <text:p>791.58</text:p>
          </table:table-cell>
          <table:table-cell table:formula="of:=[.Q71]*1000000" office:value-type="float" office:value="94.612">
            <text:p>94.612</text:p>
          </table:table-cell>
          <table:table-cell table:formula="of:=[.R71]*1000000" office:value-type="float" office:value="479.68">
            <text:p>479.68</text:p>
          </table:table-cell>
          <table:table-cell table:formula="of:=[.S71]*1000000" office:value-type="float" office:value="13.635">
            <text:p>13.635</text:p>
          </table:table-cell>
          <table:table-cell table:formula="of:=[.T71]*1000000" office:value-type="float" office:value="0.028428">
            <text:p>0.028428</text:p>
          </table:table-cell>
          <table:table-cell table:formula="of:=[.U71]*1000000" office:value-type="float" office:value="-0.0000000000015245">
            <text:p>-1.5245E-012</text:p>
          </table:table-cell>
          <table:table-cell table:formula="of:=[.V71]*1000000" office:value-type="float" office:value="0.000000000001266">
            <text:p>1.266E-012</text:p>
          </table:table-cell>
          <table:table-cell table:formula="of:=[.W71]*1000000" office:value-type="float" office:value="791.58">
            <text:p>791.58</text:p>
          </table:table-cell>
          <table:table-cell table:formula="of:=[.X71]*1000000" office:value-type="float" office:value="94.61">
            <text:p>94.61</text:p>
          </table:table-cell>
          <table:table-cell table:formula="of:=[.Y71]*1000000" office:value-type="float" office:value="479.69">
            <text:p>479.69</text:p>
          </table:table-cell>
          <table:table-cell table:formula="of:=[.Z71]*1000000" office:value-type="float" office:value="20.19">
            <text:p>20.19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0.0000000000011386">
            <text:p>1.1386E-012</text:p>
          </table:table-cell>
          <table:table-cell table:formula="of:=[.AC71]*1000000" office:value-type="float" office:value="0.000000000001266">
            <text:p>1.266E-012</text:p>
          </table:table-cell>
          <table:table-cell office:value-type="float" office:value="0.00079158">
            <text:p>0.00079158</text:p>
          </table:table-cell>
          <table:table-cell table:style-name="ce1" office:value-type="string">
            <text:p>9.4612e-05</text:p>
          </table:table-cell>
          <table:table-cell office:value-type="float" office:value="0.00047968">
            <text:p>0.00047968</text:p>
          </table:table-cell>
          <table:table-cell table:style-name="ce1" office:value-type="string">
            <text:p>1.3635e-05</text:p>
          </table:table-cell>
          <table:table-cell table:style-name="ce1" office:value-type="string">
            <text:p>2.8428e-08</text:p>
          </table:table-cell>
          <table:table-cell table:style-name="ce1" office:value-type="string">
            <text:p>-1.5245e-18</text:p>
          </table:table-cell>
          <table:table-cell table:style-name="ce1" office:value-type="string">
            <text:p>1.266e-18</text:p>
          </table:table-cell>
          <table:table-cell office:value-type="float" office:value="0.00079158">
            <text:p>0.00079158</text:p>
          </table:table-cell>
          <table:table-cell table:style-name="ce1" office:value-type="string">
            <text:p>9.461e-05</text:p>
          </table:table-cell>
          <table:table-cell office:value-type="float" office:value="0.00047969">
            <text:p>0.00047969</text:p>
          </table:table-cell>
          <table:table-cell table:style-name="ce1" office:value-type="string">
            <text:p>2.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386e-18</text:p>
          </table:table-cell>
          <table:table-cell table:style-name="ce1" office:value-type="string">
            <text:p>1.266e-18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785.28">
            <text:p>785.28</text:p>
          </table:table-cell>
          <table:table-cell table:formula="of:=[.Q72]*1000000" office:value-type="float" office:value="94.04">
            <text:p>94.04</text:p>
          </table:table-cell>
          <table:table-cell table:formula="of:=[.R72]*1000000" office:value-type="float" office:value="486.71">
            <text:p>486.71</text:p>
          </table:table-cell>
          <table:table-cell table:formula="of:=[.S72]*1000000" office:value-type="float" office:value="13.466">
            <text:p>13.466</text:p>
          </table:table-cell>
          <table:table-cell table:formula="of:=[.T72]*1000000" office:value-type="float" office:value="0.028684">
            <text:p>0.028684</text:p>
          </table:table-cell>
          <table:table-cell table:formula="of:=[.U72]*1000000" office:value-type="float" office:value="0.00000000000016226">
            <text:p>1.6226E-013</text:p>
          </table:table-cell>
          <table:table-cell table:formula="of:=[.V72]*1000000" office:value-type="float" office:value="0.0000000000012275">
            <text:p>1.2275E-012</text:p>
          </table:table-cell>
          <table:table-cell table:formula="of:=[.W72]*1000000" office:value-type="float" office:value="785.28">
            <text:p>785.28</text:p>
          </table:table-cell>
          <table:table-cell table:formula="of:=[.X72]*1000000" office:value-type="float" office:value="94.038">
            <text:p>94.038</text:p>
          </table:table-cell>
          <table:table-cell table:formula="of:=[.Y72]*1000000" office:value-type="float" office:value="486.71">
            <text:p>486.71</text:p>
          </table:table-cell>
          <table:table-cell table:formula="of:=[.Z72]*1000000" office:value-type="float" office:value="20.189">
            <text:p>20.189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0.0000000000029822">
            <text:p>2.9822E-012</text:p>
          </table:table-cell>
          <table:table-cell table:formula="of:=[.AC72]*1000000" office:value-type="float" office:value="0.0000000000012275">
            <text:p>1.2275E-012</text:p>
          </table:table-cell>
          <table:table-cell office:value-type="float" office:value="0.00078528">
            <text:p>0.00078528</text:p>
          </table:table-cell>
          <table:table-cell table:style-name="ce1" office:value-type="string">
            <text:p>9.404e-05</text:p>
          </table:table-cell>
          <table:table-cell office:value-type="float" office:value="0.00048671">
            <text:p>0.00048671</text:p>
          </table:table-cell>
          <table:table-cell table:style-name="ce1" office:value-type="string">
            <text:p>1.3466e-05</text:p>
          </table:table-cell>
          <table:table-cell table:style-name="ce1" office:value-type="string">
            <text:p>2.8684e-08</text:p>
          </table:table-cell>
          <table:table-cell table:style-name="ce1" office:value-type="string">
            <text:p>1.6226e-19</text:p>
          </table:table-cell>
          <table:table-cell table:style-name="ce1" office:value-type="string">
            <text:p>1.2275e-18</text:p>
          </table:table-cell>
          <table:table-cell office:value-type="float" office:value="0.00078528">
            <text:p>0.00078528</text:p>
          </table:table-cell>
          <table:table-cell table:style-name="ce1" office:value-type="string">
            <text:p>9.4038e-05</text:p>
          </table:table-cell>
          <table:table-cell office:value-type="float" office:value="0.00048671">
            <text:p>0.00048671</text:p>
          </table:table-cell>
          <table:table-cell table:style-name="ce1" office:value-type="string">
            <text:p>2.0189e-05</text:p>
          </table:table-cell>
          <table:table-cell office:value-type="float" office:value="0">
            <text:p>0</text:p>
          </table:table-cell>
          <table:table-cell table:style-name="ce1" office:value-type="string">
            <text:p>2.9822e-18</text:p>
          </table:table-cell>
          <table:table-cell table:style-name="ce1" office:value-type="string">
            <text:p>1.2275e-18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779.05">
            <text:p>779.05</text:p>
          </table:table-cell>
          <table:table-cell table:formula="of:=[.Q73]*1000000" office:value-type="float" office:value="93.469">
            <text:p>93.469</text:p>
          </table:table-cell>
          <table:table-cell table:formula="of:=[.R73]*1000000" office:value-type="float" office:value="493.66">
            <text:p>493.66</text:p>
          </table:table-cell>
          <table:table-cell table:formula="of:=[.S73]*1000000" office:value-type="float" office:value="13.298">
            <text:p>13.298</text:p>
          </table:table-cell>
          <table:table-cell table:formula="of:=[.T73]*1000000" office:value-type="float" office:value="0.028935">
            <text:p>0.028935</text:p>
          </table:table-cell>
          <table:table-cell table:formula="of:=[.U73]*1000000" office:value-type="float" office:value="0.0000000000020995">
            <text:p>2.0995E-012</text:p>
          </table:table-cell>
          <table:table-cell table:formula="of:=[.V73]*1000000" office:value-type="float" office:value="0.0000000000011903">
            <text:p>1.1903E-012</text:p>
          </table:table-cell>
          <table:table-cell table:formula="of:=[.W73]*1000000" office:value-type="float" office:value="779.04">
            <text:p>779.04</text:p>
          </table:table-cell>
          <table:table-cell table:formula="of:=[.X73]*1000000" office:value-type="float" office:value="93.467">
            <text:p>93.467</text:p>
          </table:table-cell>
          <table:table-cell table:formula="of:=[.Y73]*1000000" office:value-type="float" office:value="493.66">
            <text:p>493.66</text:p>
          </table:table-cell>
          <table:table-cell table:formula="of:=[.Z73]*1000000" office:value-type="float" office:value="20.188">
            <text:p>20.188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016667">
            <text:p>-1.6667E-012</text:p>
          </table:table-cell>
          <table:table-cell table:formula="of:=[.AC73]*1000000" office:value-type="float" office:value="0.0000000000011903">
            <text:p>1.1903E-012</text:p>
          </table:table-cell>
          <table:table-cell office:value-type="float" office:value="0.00077905">
            <text:p>0.00077905</text:p>
          </table:table-cell>
          <table:table-cell table:style-name="ce1" office:value-type="string">
            <text:p>9.3469e-05</text:p>
          </table:table-cell>
          <table:table-cell office:value-type="float" office:value="0.00049366">
            <text:p>0.00049366</text:p>
          </table:table-cell>
          <table:table-cell table:style-name="ce1" office:value-type="string">
            <text:p>1.3298e-05</text:p>
          </table:table-cell>
          <table:table-cell table:style-name="ce1" office:value-type="string">
            <text:p>2.8935e-08</text:p>
          </table:table-cell>
          <table:table-cell table:style-name="ce1" office:value-type="string">
            <text:p>2.0995e-18</text:p>
          </table:table-cell>
          <table:table-cell table:style-name="ce1" office:value-type="string">
            <text:p>1.1903e-18</text:p>
          </table:table-cell>
          <table:table-cell office:value-type="float" office:value="0.00077904">
            <text:p>0.00077904</text:p>
          </table:table-cell>
          <table:table-cell table:style-name="ce1" office:value-type="string">
            <text:p>9.3467e-05</text:p>
          </table:table-cell>
          <table:table-cell office:value-type="float" office:value="0.00049366">
            <text:p>0.00049366</text:p>
          </table:table-cell>
          <table:table-cell table:style-name="ce1" office:value-type="string">
            <text:p>2.018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667e-18</text:p>
          </table:table-cell>
          <table:table-cell table:style-name="ce1" office:value-type="string">
            <text:p>1.1903e-18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772.88">
            <text:p>772.88</text:p>
          </table:table-cell>
          <table:table-cell table:formula="of:=[.Q74]*1000000" office:value-type="float" office:value="92.899">
            <text:p>92.899</text:p>
          </table:table-cell>
          <table:table-cell table:formula="of:=[.R74]*1000000" office:value-type="float" office:value="500.53">
            <text:p>500.53</text:p>
          </table:table-cell>
          <table:table-cell table:formula="of:=[.S74]*1000000" office:value-type="float" office:value="13.13">
            <text:p>13.13</text:p>
          </table:table-cell>
          <table:table-cell table:formula="of:=[.T74]*1000000" office:value-type="float" office:value="0.02918">
            <text:p>0.02918</text:p>
          </table:table-cell>
          <table:table-cell table:formula="of:=[.U74]*1000000" office:value-type="float" office:value="-0.00000000000038701">
            <text:p>-3.8701E-013</text:p>
          </table:table-cell>
          <table:table-cell table:formula="of:=[.V74]*1000000" office:value-type="float" office:value="0.0000000000011542">
            <text:p>1.1542E-012</text:p>
          </table:table-cell>
          <table:table-cell table:formula="of:=[.W74]*1000000" office:value-type="float" office:value="772.87">
            <text:p>772.87</text:p>
          </table:table-cell>
          <table:table-cell table:formula="of:=[.X74]*1000000" office:value-type="float" office:value="92.897">
            <text:p>92.897</text:p>
          </table:table-cell>
          <table:table-cell table:formula="of:=[.Y74]*1000000" office:value-type="float" office:value="500.53">
            <text:p>500.53</text:p>
          </table:table-cell>
          <table:table-cell table:formula="of:=[.Z74]*1000000" office:value-type="float" office:value="20.187">
            <text:p>20.187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-0.0000000000040249">
            <text:p>-4.0249E-012</text:p>
          </table:table-cell>
          <table:table-cell table:formula="of:=[.AC74]*1000000" office:value-type="float" office:value="0.0000000000011541">
            <text:p>1.1541E-012</text:p>
          </table:table-cell>
          <table:table-cell office:value-type="float" office:value="0.00077288">
            <text:p>0.00077288</text:p>
          </table:table-cell>
          <table:table-cell table:style-name="ce1" office:value-type="string">
            <text:p>9.2899e-05</text:p>
          </table:table-cell>
          <table:table-cell office:value-type="float" office:value="0.00050053">
            <text:p>0.00050053</text:p>
          </table:table-cell>
          <table:table-cell table:style-name="ce1" office:value-type="string">
            <text:p>1.313e-05</text:p>
          </table:table-cell>
          <table:table-cell table:style-name="ce1" office:value-type="string">
            <text:p>2.918e-08</text:p>
          </table:table-cell>
          <table:table-cell table:style-name="ce1" office:value-type="string">
            <text:p>-3.8701e-19</text:p>
          </table:table-cell>
          <table:table-cell table:style-name="ce1" office:value-type="string">
            <text:p>1.1542e-18</text:p>
          </table:table-cell>
          <table:table-cell office:value-type="float" office:value="0.00077287">
            <text:p>0.00077287</text:p>
          </table:table-cell>
          <table:table-cell table:style-name="ce1" office:value-type="string">
            <text:p>9.2897e-05</text:p>
          </table:table-cell>
          <table:table-cell office:value-type="float" office:value="0.00050053">
            <text:p>0.00050053</text:p>
          </table:table-cell>
          <table:table-cell table:style-name="ce1" office:value-type="string">
            <text:p>2.018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249e-18</text:p>
          </table:table-cell>
          <table:table-cell table:style-name="ce1" office:value-type="string">
            <text:p>1.1541e-18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766.77">
            <text:p>766.77</text:p>
          </table:table-cell>
          <table:table-cell table:formula="of:=[.Q75]*1000000" office:value-type="float" office:value="92.329">
            <text:p>92.329</text:p>
          </table:table-cell>
          <table:table-cell table:formula="of:=[.R75]*1000000" office:value-type="float" office:value="507.34">
            <text:p>507.34</text:p>
          </table:table-cell>
          <table:table-cell table:formula="of:=[.S75]*1000000" office:value-type="float" office:value="12.962">
            <text:p>12.962</text:p>
          </table:table-cell>
          <table:table-cell table:formula="of:=[.T75]*1000000" office:value-type="float" office:value="0.02942">
            <text:p>0.02942</text:p>
          </table:table-cell>
          <table:table-cell table:formula="of:=[.U75]*1000000" office:value-type="float" office:value="-0.00000000000039292">
            <text:p>-3.9292E-013</text:p>
          </table:table-cell>
          <table:table-cell table:formula="of:=[.V75]*1000000" office:value-type="float" office:value="0.0000000000011191">
            <text:p>1.1191E-012</text:p>
          </table:table-cell>
          <table:table-cell table:formula="of:=[.W75]*1000000" office:value-type="float" office:value="766.77">
            <text:p>766.77</text:p>
          </table:table-cell>
          <table:table-cell table:formula="of:=[.X75]*1000000" office:value-type="float" office:value="92.327">
            <text:p>92.327</text:p>
          </table:table-cell>
          <table:table-cell table:formula="of:=[.Y75]*1000000" office:value-type="float" office:value="507.34">
            <text:p>507.34</text:p>
          </table:table-cell>
          <table:table-cell table:formula="of:=[.Z75]*1000000" office:value-type="float" office:value="20.186">
            <text:p>20.186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-0.0000000000029198">
            <text:p>-2.9198E-012</text:p>
          </table:table-cell>
          <table:table-cell table:formula="of:=[.AC75]*1000000" office:value-type="float" office:value="0.0000000000011191">
            <text:p>1.1191E-012</text:p>
          </table:table-cell>
          <table:table-cell office:value-type="float" office:value="0.00076677">
            <text:p>0.00076677</text:p>
          </table:table-cell>
          <table:table-cell table:style-name="ce1" office:value-type="string">
            <text:p>9.2329e-05</text:p>
          </table:table-cell>
          <table:table-cell office:value-type="float" office:value="0.00050734">
            <text:p>0.00050734</text:p>
          </table:table-cell>
          <table:table-cell table:style-name="ce1" office:value-type="string">
            <text:p>1.2962e-05</text:p>
          </table:table-cell>
          <table:table-cell table:style-name="ce1" office:value-type="string">
            <text:p>2.942e-08</text:p>
          </table:table-cell>
          <table:table-cell table:style-name="ce1" office:value-type="string">
            <text:p>-3.9292e-19</text:p>
          </table:table-cell>
          <table:table-cell table:style-name="ce1" office:value-type="string">
            <text:p>1.1191e-18</text:p>
          </table:table-cell>
          <table:table-cell office:value-type="float" office:value="0.00076677">
            <text:p>0.00076677</text:p>
          </table:table-cell>
          <table:table-cell table:style-name="ce1" office:value-type="string">
            <text:p>9.2327e-05</text:p>
          </table:table-cell>
          <table:table-cell office:value-type="float" office:value="0.00050734">
            <text:p>0.00050734</text:p>
          </table:table-cell>
          <table:table-cell table:style-name="ce1" office:value-type="string">
            <text:p>2.018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198e-18</text:p>
          </table:table-cell>
          <table:table-cell table:style-name="ce1" office:value-type="string">
            <text:p>1.1191e-18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760.73">
            <text:p>760.73</text:p>
          </table:table-cell>
          <table:table-cell table:formula="of:=[.Q76]*1000000" office:value-type="float" office:value="91.76">
            <text:p>91.76</text:p>
          </table:table-cell>
          <table:table-cell table:formula="of:=[.R76]*1000000" office:value-type="float" office:value="514.08">
            <text:p>514.08</text:p>
          </table:table-cell>
          <table:table-cell table:formula="of:=[.S76]*1000000" office:value-type="float" office:value="12.795">
            <text:p>12.795</text:p>
          </table:table-cell>
          <table:table-cell table:formula="of:=[.T76]*1000000" office:value-type="float" office:value="0.029655">
            <text:p>0.029655</text:p>
          </table:table-cell>
          <table:table-cell table:formula="of:=[.U76]*1000000" office:value-type="float" office:value="-0.0000000000012685">
            <text:p>-1.2685E-012</text:p>
          </table:table-cell>
          <table:table-cell table:formula="of:=[.V76]*1000000" office:value-type="float" office:value="0.0000000000010852">
            <text:p>1.0852E-012</text:p>
          </table:table-cell>
          <table:table-cell table:formula="of:=[.W76]*1000000" office:value-type="float" office:value="760.73">
            <text:p>760.73</text:p>
          </table:table-cell>
          <table:table-cell table:formula="of:=[.X76]*1000000" office:value-type="float" office:value="91.758">
            <text:p>91.758</text:p>
          </table:table-cell>
          <table:table-cell table:formula="of:=[.Y76]*1000000" office:value-type="float" office:value="514.08">
            <text:p>514.08</text:p>
          </table:table-cell>
          <table:table-cell table:formula="of:=[.Z76]*1000000" office:value-type="float" office:value="20.185">
            <text:p>20.185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-0.0000000000014087">
            <text:p>-1.4087E-012</text:p>
          </table:table-cell>
          <table:table-cell table:formula="of:=[.AC76]*1000000" office:value-type="float" office:value="0.0000000000010852">
            <text:p>1.0852E-012</text:p>
          </table:table-cell>
          <table:table-cell office:value-type="float" office:value="0.00076073">
            <text:p>0.00076073</text:p>
          </table:table-cell>
          <table:table-cell table:style-name="ce1" office:value-type="string">
            <text:p>9.176e-05</text:p>
          </table:table-cell>
          <table:table-cell office:value-type="float" office:value="0.00051408">
            <text:p>0.00051408</text:p>
          </table:table-cell>
          <table:table-cell table:style-name="ce1" office:value-type="string">
            <text:p>1.2795e-05</text:p>
          </table:table-cell>
          <table:table-cell table:style-name="ce1" office:value-type="string">
            <text:p>2.9655e-08</text:p>
          </table:table-cell>
          <table:table-cell table:style-name="ce1" office:value-type="string">
            <text:p>-1.2685e-18</text:p>
          </table:table-cell>
          <table:table-cell table:style-name="ce1" office:value-type="string">
            <text:p>1.0852e-18</text:p>
          </table:table-cell>
          <table:table-cell office:value-type="float" office:value="0.00076073">
            <text:p>0.00076073</text:p>
          </table:table-cell>
          <table:table-cell table:style-name="ce1" office:value-type="string">
            <text:p>9.1758e-05</text:p>
          </table:table-cell>
          <table:table-cell office:value-type="float" office:value="0.00051408">
            <text:p>0.00051408</text:p>
          </table:table-cell>
          <table:table-cell table:style-name="ce1" office:value-type="string">
            <text:p>2.018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087e-18</text:p>
          </table:table-cell>
          <table:table-cell table:style-name="ce1" office:value-type="string">
            <text:p>1.0852e-18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754.75">
            <text:p>754.75</text:p>
          </table:table-cell>
          <table:table-cell table:formula="of:=[.Q77]*1000000" office:value-type="float" office:value="91.192">
            <text:p>91.192</text:p>
          </table:table-cell>
          <table:table-cell table:formula="of:=[.R77]*1000000" office:value-type="float" office:value="520.76">
            <text:p>520.76</text:p>
          </table:table-cell>
          <table:table-cell table:formula="of:=[.S77]*1000000" office:value-type="float" office:value="12.628">
            <text:p>12.628</text:p>
          </table:table-cell>
          <table:table-cell table:formula="of:=[.T77]*1000000" office:value-type="float" office:value="0.029884">
            <text:p>0.029884</text:p>
          </table:table-cell>
          <table:table-cell table:formula="of:=[.U77]*1000000" office:value-type="float" office:value="0.00000000000053426">
            <text:p>5.3426E-013</text:p>
          </table:table-cell>
          <table:table-cell table:formula="of:=[.V77]*1000000" office:value-type="float" office:value="0.0000000000010523">
            <text:p>1.0523E-012</text:p>
          </table:table-cell>
          <table:table-cell table:formula="of:=[.W77]*1000000" office:value-type="float" office:value="754.74">
            <text:p>754.74</text:p>
          </table:table-cell>
          <table:table-cell table:formula="of:=[.X77]*1000000" office:value-type="float" office:value="91.19">
            <text:p>91.19</text:p>
          </table:table-cell>
          <table:table-cell table:formula="of:=[.Y77]*1000000" office:value-type="float" office:value="520.76">
            <text:p>520.76</text:p>
          </table:table-cell>
          <table:table-cell table:formula="of:=[.Z77]*1000000" office:value-type="float" office:value="20.184">
            <text:p>20.184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45572">
            <text:p>-4.5572E-012</text:p>
          </table:table-cell>
          <table:table-cell table:formula="of:=[.AC77]*1000000" office:value-type="float" office:value="0.0000000000010523">
            <text:p>1.0523E-012</text:p>
          </table:table-cell>
          <table:table-cell office:value-type="float" office:value="0.00075475">
            <text:p>0.00075475</text:p>
          </table:table-cell>
          <table:table-cell table:style-name="ce1" office:value-type="string">
            <text:p>9.1192e-05</text:p>
          </table:table-cell>
          <table:table-cell office:value-type="float" office:value="0.00052076">
            <text:p>0.00052076</text:p>
          </table:table-cell>
          <table:table-cell table:style-name="ce1" office:value-type="string">
            <text:p>1.2628e-05</text:p>
          </table:table-cell>
          <table:table-cell table:style-name="ce1" office:value-type="string">
            <text:p>2.9884e-08</text:p>
          </table:table-cell>
          <table:table-cell table:style-name="ce1" office:value-type="string">
            <text:p>5.3426e-19</text:p>
          </table:table-cell>
          <table:table-cell table:style-name="ce1" office:value-type="string">
            <text:p>1.0523e-18</text:p>
          </table:table-cell>
          <table:table-cell office:value-type="float" office:value="0.00075474">
            <text:p>0.00075474</text:p>
          </table:table-cell>
          <table:table-cell table:style-name="ce1" office:value-type="string">
            <text:p>9.119e-05</text:p>
          </table:table-cell>
          <table:table-cell office:value-type="float" office:value="0.00052076">
            <text:p>0.00052076</text:p>
          </table:table-cell>
          <table:table-cell table:style-name="ce1" office:value-type="string">
            <text:p>2.018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572e-18</text:p>
          </table:table-cell>
          <table:table-cell table:style-name="ce1" office:value-type="string">
            <text:p>1.0523e-18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748.82">
            <text:p>748.82</text:p>
          </table:table-cell>
          <table:table-cell table:formula="of:=[.Q78]*1000000" office:value-type="float" office:value="90.625">
            <text:p>90.625</text:p>
          </table:table-cell>
          <table:table-cell table:formula="of:=[.R78]*1000000" office:value-type="float" office:value="527.37">
            <text:p>527.37</text:p>
          </table:table-cell>
          <table:table-cell table:formula="of:=[.S78]*1000000" office:value-type="float" office:value="12.461">
            <text:p>12.461</text:p>
          </table:table-cell>
          <table:table-cell table:formula="of:=[.T78]*1000000" office:value-type="float" office:value="0.030109">
            <text:p>0.030109</text:p>
          </table:table-cell>
          <table:table-cell table:formula="of:=[.U78]*1000000" office:value-type="float" office:value="0.0000000000023519">
            <text:p>2.3519E-012</text:p>
          </table:table-cell>
          <table:table-cell table:formula="of:=[.V78]*1000000" office:value-type="float" office:value="0.0000000000010204">
            <text:p>1.0204E-012</text:p>
          </table:table-cell>
          <table:table-cell table:formula="of:=[.W78]*1000000" office:value-type="float" office:value="748.82">
            <text:p>748.82</text:p>
          </table:table-cell>
          <table:table-cell table:formula="of:=[.X78]*1000000" office:value-type="float" office:value="90.622">
            <text:p>90.622</text:p>
          </table:table-cell>
          <table:table-cell table:formula="of:=[.Y78]*1000000" office:value-type="float" office:value="527.37">
            <text:p>527.37</text:p>
          </table:table-cell>
          <table:table-cell table:formula="of:=[.Z78]*1000000" office:value-type="float" office:value="20.183">
            <text:p>20.183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19343">
            <text:p>-1.9343E-012</text:p>
          </table:table-cell>
          <table:table-cell table:formula="of:=[.AC78]*1000000" office:value-type="float" office:value="0.0000000000010204">
            <text:p>1.0204E-012</text:p>
          </table:table-cell>
          <table:table-cell office:value-type="float" office:value="0.00074882">
            <text:p>0.00074882</text:p>
          </table:table-cell>
          <table:table-cell table:style-name="ce1" office:value-type="string">
            <text:p>9.0625e-05</text:p>
          </table:table-cell>
          <table:table-cell office:value-type="float" office:value="0.00052737">
            <text:p>0.00052737</text:p>
          </table:table-cell>
          <table:table-cell table:style-name="ce1" office:value-type="string">
            <text:p>1.2461e-05</text:p>
          </table:table-cell>
          <table:table-cell table:style-name="ce1" office:value-type="string">
            <text:p>3.0109e-08</text:p>
          </table:table-cell>
          <table:table-cell table:style-name="ce1" office:value-type="string">
            <text:p>2.3519e-18</text:p>
          </table:table-cell>
          <table:table-cell table:style-name="ce1" office:value-type="string">
            <text:p>1.0204e-18</text:p>
          </table:table-cell>
          <table:table-cell office:value-type="float" office:value="0.00074882">
            <text:p>0.00074882</text:p>
          </table:table-cell>
          <table:table-cell table:style-name="ce1" office:value-type="string">
            <text:p>9.0622e-05</text:p>
          </table:table-cell>
          <table:table-cell office:value-type="float" office:value="0.00052737">
            <text:p>0.00052737</text:p>
          </table:table-cell>
          <table:table-cell table:style-name="ce1" office:value-type="string">
            <text:p>2.018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343e-18</text:p>
          </table:table-cell>
          <table:table-cell table:style-name="ce1" office:value-type="string">
            <text:p>1.0204e-18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742.96">
            <text:p>742.96</text:p>
          </table:table-cell>
          <table:table-cell table:formula="of:=[.Q79]*1000000" office:value-type="float" office:value="90.058">
            <text:p>90.058</text:p>
          </table:table-cell>
          <table:table-cell table:formula="of:=[.R79]*1000000" office:value-type="float" office:value="533.91">
            <text:p>533.91</text:p>
          </table:table-cell>
          <table:table-cell table:formula="of:=[.S79]*1000000" office:value-type="float" office:value="12.295">
            <text:p>12.295</text:p>
          </table:table-cell>
          <table:table-cell table:formula="of:=[.T79]*1000000" office:value-type="float" office:value="0.030329">
            <text:p>0.030329</text:p>
          </table:table-cell>
          <table:table-cell table:formula="of:=[.U79]*1000000" office:value-type="float" office:value="0.00000000000094804">
            <text:p>9.4804E-013</text:p>
          </table:table-cell>
          <table:table-cell table:formula="of:=[.V79]*1000000" office:value-type="float" office:value="0.00000000000098944">
            <text:p>9.8944E-013</text:p>
          </table:table-cell>
          <table:table-cell table:formula="of:=[.W79]*1000000" office:value-type="float" office:value="742.96">
            <text:p>742.96</text:p>
          </table:table-cell>
          <table:table-cell table:formula="of:=[.X79]*1000000" office:value-type="float" office:value="90.055">
            <text:p>90.055</text:p>
          </table:table-cell>
          <table:table-cell table:formula="of:=[.Y79]*1000000" office:value-type="float" office:value="533.92">
            <text:p>533.92</text:p>
          </table:table-cell>
          <table:table-cell table:formula="of:=[.Z79]*1000000" office:value-type="float" office:value="20.182">
            <text:p>20.182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-0.000000000001635">
            <text:p>-1.635E-012</text:p>
          </table:table-cell>
          <table:table-cell table:formula="of:=[.AC79]*1000000" office:value-type="float" office:value="0.00000000000098943">
            <text:p>9.8943E-013</text:p>
          </table:table-cell>
          <table:table-cell office:value-type="float" office:value="0.00074296">
            <text:p>0.00074296</text:p>
          </table:table-cell>
          <table:table-cell table:style-name="ce1" office:value-type="string">
            <text:p>9.0058e-05</text:p>
          </table:table-cell>
          <table:table-cell office:value-type="float" office:value="0.00053391">
            <text:p>0.00053391</text:p>
          </table:table-cell>
          <table:table-cell table:style-name="ce1" office:value-type="string">
            <text:p>1.2295e-05</text:p>
          </table:table-cell>
          <table:table-cell table:style-name="ce1" office:value-type="string">
            <text:p>3.0329e-08</text:p>
          </table:table-cell>
          <table:table-cell table:style-name="ce1" office:value-type="string">
            <text:p>9.4804e-19</text:p>
          </table:table-cell>
          <table:table-cell table:style-name="ce1" office:value-type="string">
            <text:p>9.8944e-19</text:p>
          </table:table-cell>
          <table:table-cell office:value-type="float" office:value="0.00074296">
            <text:p>0.00074296</text:p>
          </table:table-cell>
          <table:table-cell table:style-name="ce1" office:value-type="string">
            <text:p>9.0055e-05</text:p>
          </table:table-cell>
          <table:table-cell office:value-type="float" office:value="0.00053392">
            <text:p>0.00053392</text:p>
          </table:table-cell>
          <table:table-cell table:style-name="ce1" office:value-type="string">
            <text:p>2.018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35e-18</text:p>
          </table:table-cell>
          <table:table-cell table:style-name="ce1" office:value-type="string">
            <text:p>9.8943e-19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737.15">
            <text:p>737.15</text:p>
          </table:table-cell>
          <table:table-cell table:formula="of:=[.Q80]*1000000" office:value-type="float" office:value="89.492">
            <text:p>89.492</text:p>
          </table:table-cell>
          <table:table-cell table:formula="of:=[.R80]*1000000" office:value-type="float" office:value="540.4">
            <text:p>540.4</text:p>
          </table:table-cell>
          <table:table-cell table:formula="of:=[.S80]*1000000" office:value-type="float" office:value="12.13">
            <text:p>12.13</text:p>
          </table:table-cell>
          <table:table-cell table:formula="of:=[.T80]*1000000" office:value-type="float" office:value="0.030545">
            <text:p>0.030545</text:p>
          </table:table-cell>
          <table:table-cell table:formula="of:=[.U80]*1000000" office:value-type="float" office:value="-0.00000000000028409">
            <text:p>-2.8409E-013</text:p>
          </table:table-cell>
          <table:table-cell table:formula="of:=[.V80]*1000000" office:value-type="float" office:value="0.00000000000095945">
            <text:p>9.5945E-013</text:p>
          </table:table-cell>
          <table:table-cell table:formula="of:=[.W80]*1000000" office:value-type="float" office:value="737.15">
            <text:p>737.15</text:p>
          </table:table-cell>
          <table:table-cell table:formula="of:=[.X80]*1000000" office:value-type="float" office:value="89.49">
            <text:p>89.49</text:p>
          </table:table-cell>
          <table:table-cell table:formula="of:=[.Y80]*1000000" office:value-type="float" office:value="540.4">
            <text:p>540.4</text:p>
          </table:table-cell>
          <table:table-cell table:formula="of:=[.Z80]*1000000" office:value-type="float" office:value="20.181">
            <text:p>20.181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014394">
            <text:p>-1.4394E-012</text:p>
          </table:table-cell>
          <table:table-cell table:formula="of:=[.AC80]*1000000" office:value-type="float" office:value="0.00000000000095944">
            <text:p>9.5944E-013</text:p>
          </table:table-cell>
          <table:table-cell office:value-type="float" office:value="0.00073715">
            <text:p>0.00073715</text:p>
          </table:table-cell>
          <table:table-cell table:style-name="ce1" office:value-type="string">
            <text:p>8.9492e-05</text:p>
          </table:table-cell>
          <table:table-cell office:value-type="float" office:value="0.0005404">
            <text:p>0.0005404</text:p>
          </table:table-cell>
          <table:table-cell table:style-name="ce1" office:value-type="string">
            <text:p>1.213e-05</text:p>
          </table:table-cell>
          <table:table-cell table:style-name="ce1" office:value-type="string">
            <text:p>3.0545e-08</text:p>
          </table:table-cell>
          <table:table-cell table:style-name="ce1" office:value-type="string">
            <text:p>-2.8409e-19</text:p>
          </table:table-cell>
          <table:table-cell table:style-name="ce1" office:value-type="string">
            <text:p>9.5945e-19</text:p>
          </table:table-cell>
          <table:table-cell office:value-type="float" office:value="0.00073715">
            <text:p>0.00073715</text:p>
          </table:table-cell>
          <table:table-cell table:style-name="ce1" office:value-type="string">
            <text:p>8.949e-05</text:p>
          </table:table-cell>
          <table:table-cell office:value-type="float" office:value="0.0005404">
            <text:p>0.0005404</text:p>
          </table:table-cell>
          <table:table-cell table:style-name="ce1" office:value-type="string">
            <text:p>2.018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394e-18</text:p>
          </table:table-cell>
          <table:table-cell table:style-name="ce1" office:value-type="string">
            <text:p>9.5944e-19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731.4">
            <text:p>731.4</text:p>
          </table:table-cell>
          <table:table-cell table:formula="of:=[.Q81]*1000000" office:value-type="float" office:value="88.927">
            <text:p>88.927</text:p>
          </table:table-cell>
          <table:table-cell table:formula="of:=[.R81]*1000000" office:value-type="float" office:value="546.82">
            <text:p>546.82</text:p>
          </table:table-cell>
          <table:table-cell table:formula="of:=[.S81]*1000000" office:value-type="float" office:value="11.965">
            <text:p>11.965</text:p>
          </table:table-cell>
          <table:table-cell table:formula="of:=[.T81]*1000000" office:value-type="float" office:value="0.030755">
            <text:p>0.030755</text:p>
          </table:table-cell>
          <table:table-cell table:formula="of:=[.U81]*1000000" office:value-type="float" office:value="0.00000000000037859">
            <text:p>3.7859E-013</text:p>
          </table:table-cell>
          <table:table-cell table:formula="of:=[.V81]*1000000" office:value-type="float" office:value="0.00000000000093038">
            <text:p>9.3038E-013</text:p>
          </table:table-cell>
          <table:table-cell table:formula="of:=[.W81]*1000000" office:value-type="float" office:value="731.4">
            <text:p>731.4</text:p>
          </table:table-cell>
          <table:table-cell table:formula="of:=[.X81]*1000000" office:value-type="float" office:value="88.925">
            <text:p>88.925</text:p>
          </table:table-cell>
          <table:table-cell table:formula="of:=[.Y81]*1000000" office:value-type="float" office:value="546.82">
            <text:p>546.82</text:p>
          </table:table-cell>
          <table:table-cell table:formula="of:=[.Z81]*1000000" office:value-type="float" office:value="20.181">
            <text:p>20.181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086055">
            <text:p>8.6055E-013</text:p>
          </table:table-cell>
          <table:table-cell table:formula="of:=[.AC81]*1000000" office:value-type="float" office:value="0.00000000000093037">
            <text:p>9.3037E-013</text:p>
          </table:table-cell>
          <table:table-cell office:value-type="float" office:value="0.0007314">
            <text:p>0.0007314</text:p>
          </table:table-cell>
          <table:table-cell table:style-name="ce1" office:value-type="string">
            <text:p>8.8927e-05</text:p>
          </table:table-cell>
          <table:table-cell office:value-type="float" office:value="0.00054682">
            <text:p>0.00054682</text:p>
          </table:table-cell>
          <table:table-cell table:style-name="ce1" office:value-type="string">
            <text:p>1.1965e-05</text:p>
          </table:table-cell>
          <table:table-cell table:style-name="ce1" office:value-type="string">
            <text:p>3.0755e-08</text:p>
          </table:table-cell>
          <table:table-cell table:style-name="ce1" office:value-type="string">
            <text:p>3.7859e-19</text:p>
          </table:table-cell>
          <table:table-cell table:style-name="ce1" office:value-type="string">
            <text:p>9.3038e-19</text:p>
          </table:table-cell>
          <table:table-cell office:value-type="float" office:value="0.0007314">
            <text:p>0.0007314</text:p>
          </table:table-cell>
          <table:table-cell table:style-name="ce1" office:value-type="string">
            <text:p>8.8925e-05</text:p>
          </table:table-cell>
          <table:table-cell office:value-type="float" office:value="0.00054682">
            <text:p>0.00054682</text:p>
          </table:table-cell>
          <table:table-cell table:style-name="ce1" office:value-type="string">
            <text:p>2.0181e-05</text:p>
          </table:table-cell>
          <table:table-cell office:value-type="float" office:value="0">
            <text:p>0</text:p>
          </table:table-cell>
          <table:table-cell table:style-name="ce1" office:value-type="string">
            <text:p>8.6055e-19</text:p>
          </table:table-cell>
          <table:table-cell table:style-name="ce1" office:value-type="string">
            <text:p>9.3037e-19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725.7">
            <text:p>725.7</text:p>
          </table:table-cell>
          <table:table-cell table:formula="of:=[.Q82]*1000000" office:value-type="float" office:value="88.363">
            <text:p>88.363</text:p>
          </table:table-cell>
          <table:table-cell table:formula="of:=[.R82]*1000000" office:value-type="float" office:value="553.19">
            <text:p>553.19</text:p>
          </table:table-cell>
          <table:table-cell table:formula="of:=[.S82]*1000000" office:value-type="float" office:value="11.8">
            <text:p>11.8</text:p>
          </table:table-cell>
          <table:table-cell table:formula="of:=[.T82]*1000000" office:value-type="float" office:value="0.030961">
            <text:p>0.030961</text:p>
          </table:table-cell>
          <table:table-cell table:formula="of:=[.U82]*1000000" office:value-type="float" office:value="-0.0000000000024008">
            <text:p>-2.4008E-012</text:p>
          </table:table-cell>
          <table:table-cell table:formula="of:=[.V82]*1000000" office:value-type="float" office:value="0.00000000000090219">
            <text:p>9.0219E-013</text:p>
          </table:table-cell>
          <table:table-cell table:formula="of:=[.W82]*1000000" office:value-type="float" office:value="725.7">
            <text:p>725.7</text:p>
          </table:table-cell>
          <table:table-cell table:formula="of:=[.X82]*1000000" office:value-type="float" office:value="88.36">
            <text:p>88.36</text:p>
          </table:table-cell>
          <table:table-cell table:formula="of:=[.Y82]*1000000" office:value-type="float" office:value="553.19">
            <text:p>553.19</text:p>
          </table:table-cell>
          <table:table-cell table:formula="of:=[.Z82]*1000000" office:value-type="float" office:value="20.18">
            <text:p>20.18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-0.00000000000045005">
            <text:p>-4.5005E-013</text:p>
          </table:table-cell>
          <table:table-cell table:formula="of:=[.AC82]*1000000" office:value-type="float" office:value="0.00000000000090218">
            <text:p>9.0218E-013</text:p>
          </table:table-cell>
          <table:table-cell office:value-type="float" office:value="0.0007257">
            <text:p>0.0007257</text:p>
          </table:table-cell>
          <table:table-cell table:style-name="ce1" office:value-type="string">
            <text:p>8.8363e-05</text:p>
          </table:table-cell>
          <table:table-cell office:value-type="float" office:value="0.00055319">
            <text:p>0.00055319</text:p>
          </table:table-cell>
          <table:table-cell table:style-name="ce1" office:value-type="string">
            <text:p>1.18e-05</text:p>
          </table:table-cell>
          <table:table-cell table:style-name="ce1" office:value-type="string">
            <text:p>3.0961e-08</text:p>
          </table:table-cell>
          <table:table-cell table:style-name="ce1" office:value-type="string">
            <text:p>-2.4008e-18</text:p>
          </table:table-cell>
          <table:table-cell table:style-name="ce1" office:value-type="string">
            <text:p>9.0219e-19</text:p>
          </table:table-cell>
          <table:table-cell office:value-type="float" office:value="0.0007257">
            <text:p>0.0007257</text:p>
          </table:table-cell>
          <table:table-cell table:style-name="ce1" office:value-type="string">
            <text:p>8.836e-05</text:p>
          </table:table-cell>
          <table:table-cell office:value-type="float" office:value="0.00055319">
            <text:p>0.00055319</text:p>
          </table:table-cell>
          <table:table-cell table:style-name="ce1" office:value-type="string">
            <text:p>2.01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005e-19</text:p>
          </table:table-cell>
          <table:table-cell table:style-name="ce1" office:value-type="string">
            <text:p>9.0218e-19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720.06">
            <text:p>720.06</text:p>
          </table:table-cell>
          <table:table-cell table:formula="of:=[.Q83]*1000000" office:value-type="float" office:value="87.8">
            <text:p>87.8</text:p>
          </table:table-cell>
          <table:table-cell table:formula="of:=[.R83]*1000000" office:value-type="float" office:value="559.49">
            <text:p>559.49</text:p>
          </table:table-cell>
          <table:table-cell table:formula="of:=[.S83]*1000000" office:value-type="float" office:value="11.637">
            <text:p>11.637</text:p>
          </table:table-cell>
          <table:table-cell table:formula="of:=[.T83]*1000000" office:value-type="float" office:value="0.031162">
            <text:p>0.031162</text:p>
          </table:table-cell>
          <table:table-cell table:formula="of:=[.U83]*1000000" office:value-type="float" office:value="-0.0000000000010203">
            <text:p>-1.0203E-012</text:p>
          </table:table-cell>
          <table:table-cell table:formula="of:=[.V83]*1000000" office:value-type="float" office:value="0.00000000000087487">
            <text:p>8.7487E-013</text:p>
          </table:table-cell>
          <table:table-cell table:formula="of:=[.W83]*1000000" office:value-type="float" office:value="720.06">
            <text:p>720.06</text:p>
          </table:table-cell>
          <table:table-cell table:formula="of:=[.X83]*1000000" office:value-type="float" office:value="87.797">
            <text:p>87.797</text:p>
          </table:table-cell>
          <table:table-cell table:formula="of:=[.Y83]*1000000" office:value-type="float" office:value="559.49">
            <text:p>559.49</text:p>
          </table:table-cell>
          <table:table-cell table:formula="of:=[.Z83]*1000000" office:value-type="float" office:value="20.18">
            <text:p>20.18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045833">
            <text:p>-4.5833E-012</text:p>
          </table:table-cell>
          <table:table-cell table:formula="of:=[.AC83]*1000000" office:value-type="float" office:value="0.00000000000087485">
            <text:p>8.7485E-013</text:p>
          </table:table-cell>
          <table:table-cell office:value-type="float" office:value="0.00072006">
            <text:p>0.00072006</text:p>
          </table:table-cell>
          <table:table-cell table:style-name="ce1" office:value-type="string">
            <text:p>8.78e-05</text:p>
          </table:table-cell>
          <table:table-cell office:value-type="float" office:value="0.00055949">
            <text:p>0.00055949</text:p>
          </table:table-cell>
          <table:table-cell table:style-name="ce1" office:value-type="string">
            <text:p>1.1637e-05</text:p>
          </table:table-cell>
          <table:table-cell table:style-name="ce1" office:value-type="string">
            <text:p>3.1162e-08</text:p>
          </table:table-cell>
          <table:table-cell table:style-name="ce1" office:value-type="string">
            <text:p>-1.0203e-18</text:p>
          </table:table-cell>
          <table:table-cell table:style-name="ce1" office:value-type="string">
            <text:p>8.7487e-19</text:p>
          </table:table-cell>
          <table:table-cell office:value-type="float" office:value="0.00072006">
            <text:p>0.00072006</text:p>
          </table:table-cell>
          <table:table-cell table:style-name="ce1" office:value-type="string">
            <text:p>8.7797e-05</text:p>
          </table:table-cell>
          <table:table-cell office:value-type="float" office:value="0.00055949">
            <text:p>0.00055949</text:p>
          </table:table-cell>
          <table:table-cell table:style-name="ce1" office:value-type="string">
            <text:p>2.01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833e-18</text:p>
          </table:table-cell>
          <table:table-cell table:style-name="ce1" office:value-type="string">
            <text:p>8.7485e-19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714.47">
            <text:p>714.47</text:p>
          </table:table-cell>
          <table:table-cell table:formula="of:=[.Q84]*1000000" office:value-type="float" office:value="87.238">
            <text:p>87.238</text:p>
          </table:table-cell>
          <table:table-cell table:formula="of:=[.R84]*1000000" office:value-type="float" office:value="565.74">
            <text:p>565.74</text:p>
          </table:table-cell>
          <table:table-cell table:formula="of:=[.S84]*1000000" office:value-type="float" office:value="11.474">
            <text:p>11.474</text:p>
          </table:table-cell>
          <table:table-cell table:formula="of:=[.T84]*1000000" office:value-type="float" office:value="0.031359">
            <text:p>0.031359</text:p>
          </table:table-cell>
          <table:table-cell table:formula="of:=[.U84]*1000000" office:value-type="float" office:value="0.00000000000010972">
            <text:p>1.0972E-013</text:p>
          </table:table-cell>
          <table:table-cell table:formula="of:=[.V84]*1000000" office:value-type="float" office:value="0.00000000000084838">
            <text:p>8.4838E-013</text:p>
          </table:table-cell>
          <table:table-cell table:formula="of:=[.W84]*1000000" office:value-type="float" office:value="714.47">
            <text:p>714.47</text:p>
          </table:table-cell>
          <table:table-cell table:formula="of:=[.X84]*1000000" office:value-type="float" office:value="87.235">
            <text:p>87.235</text:p>
          </table:table-cell>
          <table:table-cell table:formula="of:=[.Y84]*1000000" office:value-type="float" office:value="565.74">
            <text:p>565.74</text:p>
          </table:table-cell>
          <table:table-cell table:formula="of:=[.Z84]*1000000" office:value-type="float" office:value="20.179">
            <text:p>20.179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-9.6271E-015">
            <text:p>-9.6271E-015</text:p>
          </table:table-cell>
          <table:table-cell table:formula="of:=[.AC84]*1000000" office:value-type="float" office:value="0.00000000000084836">
            <text:p>8.4836E-013</text:p>
          </table:table-cell>
          <table:table-cell office:value-type="float" office:value="0.00071447">
            <text:p>0.00071447</text:p>
          </table:table-cell>
          <table:table-cell table:style-name="ce1" office:value-type="string">
            <text:p>8.7238e-05</text:p>
          </table:table-cell>
          <table:table-cell office:value-type="float" office:value="0.00056574">
            <text:p>0.00056574</text:p>
          </table:table-cell>
          <table:table-cell table:style-name="ce1" office:value-type="string">
            <text:p>1.1474e-05</text:p>
          </table:table-cell>
          <table:table-cell table:style-name="ce1" office:value-type="string">
            <text:p>3.1359e-08</text:p>
          </table:table-cell>
          <table:table-cell table:style-name="ce1" office:value-type="string">
            <text:p>1.0972e-19</text:p>
          </table:table-cell>
          <table:table-cell table:style-name="ce1" office:value-type="string">
            <text:p>8.4838e-19</text:p>
          </table:table-cell>
          <table:table-cell office:value-type="float" office:value="0.00071447">
            <text:p>0.00071447</text:p>
          </table:table-cell>
          <table:table-cell table:style-name="ce1" office:value-type="string">
            <text:p>8.7235e-05</text:p>
          </table:table-cell>
          <table:table-cell office:value-type="float" office:value="0.00056574">
            <text:p>0.00056574</text:p>
          </table:table-cell>
          <table:table-cell table:style-name="ce1" office:value-type="string">
            <text:p>2.017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6271e-21</text:p>
          </table:table-cell>
          <table:table-cell table:style-name="ce1" office:value-type="string">
            <text:p>8.4836e-19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708.94">
            <text:p>708.94</text:p>
          </table:table-cell>
          <table:table-cell table:formula="of:=[.Q85]*1000000" office:value-type="float" office:value="86.677">
            <text:p>86.677</text:p>
          </table:table-cell>
          <table:table-cell table:formula="of:=[.R85]*1000000" office:value-type="float" office:value="571.93">
            <text:p>571.93</text:p>
          </table:table-cell>
          <table:table-cell table:formula="of:=[.S85]*1000000" office:value-type="float" office:value="11.312">
            <text:p>11.312</text:p>
          </table:table-cell>
          <table:table-cell table:formula="of:=[.T85]*1000000" office:value-type="float" office:value="0.031551">
            <text:p>0.031551</text:p>
          </table:table-cell>
          <table:table-cell table:formula="of:=[.U85]*1000000" office:value-type="float" office:value="0.00000000000091057">
            <text:p>9.1057E-013</text:p>
          </table:table-cell>
          <table:table-cell table:formula="of:=[.V85]*1000000" office:value-type="float" office:value="0.00000000000082269">
            <text:p>8.2269E-013</text:p>
          </table:table-cell>
          <table:table-cell table:formula="of:=[.W85]*1000000" office:value-type="float" office:value="708.93">
            <text:p>708.93</text:p>
          </table:table-cell>
          <table:table-cell table:formula="of:=[.X85]*1000000" office:value-type="float" office:value="86.674">
            <text:p>86.674</text:p>
          </table:table-cell>
          <table:table-cell table:formula="of:=[.Y85]*1000000" office:value-type="float" office:value="571.93">
            <text:p>571.93</text:p>
          </table:table-cell>
          <table:table-cell table:formula="of:=[.Z85]*1000000" office:value-type="float" office:value="20.179">
            <text:p>20.179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-0.00000000000056064">
            <text:p>-5.6064E-013</text:p>
          </table:table-cell>
          <table:table-cell table:formula="of:=[.AC85]*1000000" office:value-type="float" office:value="0.00000000000082268">
            <text:p>8.2268E-013</text:p>
          </table:table-cell>
          <table:table-cell office:value-type="float" office:value="0.00070894">
            <text:p>0.00070894</text:p>
          </table:table-cell>
          <table:table-cell table:style-name="ce1" office:value-type="string">
            <text:p>8.6677e-05</text:p>
          </table:table-cell>
          <table:table-cell office:value-type="float" office:value="0.00057193">
            <text:p>0.00057193</text:p>
          </table:table-cell>
          <table:table-cell table:style-name="ce1" office:value-type="string">
            <text:p>1.1312e-05</text:p>
          </table:table-cell>
          <table:table-cell table:style-name="ce1" office:value-type="string">
            <text:p>3.1551e-08</text:p>
          </table:table-cell>
          <table:table-cell table:style-name="ce1" office:value-type="string">
            <text:p>9.1057e-19</text:p>
          </table:table-cell>
          <table:table-cell table:style-name="ce1" office:value-type="string">
            <text:p>8.2269e-19</text:p>
          </table:table-cell>
          <table:table-cell office:value-type="float" office:value="0.00070893">
            <text:p>0.00070893</text:p>
          </table:table-cell>
          <table:table-cell table:style-name="ce1" office:value-type="string">
            <text:p>8.6674e-05</text:p>
          </table:table-cell>
          <table:table-cell office:value-type="float" office:value="0.00057193">
            <text:p>0.00057193</text:p>
          </table:table-cell>
          <table:table-cell table:style-name="ce1" office:value-type="string">
            <text:p>2.0179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064e-19</text:p>
          </table:table-cell>
          <table:table-cell table:style-name="ce1" office:value-type="string">
            <text:p>8.2268e-19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703.45">
            <text:p>703.45</text:p>
          </table:table-cell>
          <table:table-cell table:formula="of:=[.Q86]*1000000" office:value-type="float" office:value="86.117">
            <text:p>86.117</text:p>
          </table:table-cell>
          <table:table-cell table:formula="of:=[.R86]*1000000" office:value-type="float" office:value="578.07">
            <text:p>578.07</text:p>
          </table:table-cell>
          <table:table-cell table:formula="of:=[.S86]*1000000" office:value-type="float" office:value="11.151">
            <text:p>11.151</text:p>
          </table:table-cell>
          <table:table-cell table:formula="of:=[.T86]*1000000" office:value-type="float" office:value="0.031739">
            <text:p>0.031739</text:p>
          </table:table-cell>
          <table:table-cell table:formula="of:=[.U86]*1000000" office:value-type="float" office:value="-0.00000000000089813">
            <text:p>-8.9813E-013</text:p>
          </table:table-cell>
          <table:table-cell table:formula="of:=[.V86]*1000000" office:value-type="float" office:value="0.00000000000079779">
            <text:p>7.9779E-013</text:p>
          </table:table-cell>
          <table:table-cell table:formula="of:=[.W86]*1000000" office:value-type="float" office:value="703.45">
            <text:p>703.45</text:p>
          </table:table-cell>
          <table:table-cell table:formula="of:=[.X86]*1000000" office:value-type="float" office:value="86.114">
            <text:p>86.114</text:p>
          </table:table-cell>
          <table:table-cell table:formula="of:=[.Y86]*1000000" office:value-type="float" office:value="578.07">
            <text:p>578.07</text:p>
          </table:table-cell>
          <table:table-cell table:formula="of:=[.Z86]*1000000" office:value-type="float" office:value="20.178">
            <text:p>20.178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033983">
            <text:p>-3.3983E-012</text:p>
          </table:table-cell>
          <table:table-cell table:formula="of:=[.AC86]*1000000" office:value-type="float" office:value="0.00000000000079778">
            <text:p>7.9778E-013</text:p>
          </table:table-cell>
          <table:table-cell office:value-type="float" office:value="0.00070345">
            <text:p>0.00070345</text:p>
          </table:table-cell>
          <table:table-cell table:style-name="ce1" office:value-type="string">
            <text:p>8.6117e-05</text:p>
          </table:table-cell>
          <table:table-cell office:value-type="float" office:value="0.00057807">
            <text:p>0.00057807</text:p>
          </table:table-cell>
          <table:table-cell table:style-name="ce1" office:value-type="string">
            <text:p>1.1151e-05</text:p>
          </table:table-cell>
          <table:table-cell table:style-name="ce1" office:value-type="string">
            <text:p>3.1739e-08</text:p>
          </table:table-cell>
          <table:table-cell table:style-name="ce1" office:value-type="string">
            <text:p>-8.9813e-19</text:p>
          </table:table-cell>
          <table:table-cell table:style-name="ce1" office:value-type="string">
            <text:p>7.9779e-19</text:p>
          </table:table-cell>
          <table:table-cell office:value-type="float" office:value="0.00070345">
            <text:p>0.00070345</text:p>
          </table:table-cell>
          <table:table-cell table:style-name="ce1" office:value-type="string">
            <text:p>8.6114e-05</text:p>
          </table:table-cell>
          <table:table-cell office:value-type="float" office:value="0.00057807">
            <text:p>0.00057807</text:p>
          </table:table-cell>
          <table:table-cell table:style-name="ce1" office:value-type="string">
            <text:p>2.017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983e-18</text:p>
          </table:table-cell>
          <table:table-cell table:style-name="ce1" office:value-type="string">
            <text:p>7.9778e-19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698.02">
            <text:p>698.02</text:p>
          </table:table-cell>
          <table:table-cell table:formula="of:=[.Q87]*1000000" office:value-type="float" office:value="85.558">
            <text:p>85.558</text:p>
          </table:table-cell>
          <table:table-cell table:formula="of:=[.R87]*1000000" office:value-type="float" office:value="584.15">
            <text:p>584.15</text:p>
          </table:table-cell>
          <table:table-cell table:formula="of:=[.S87]*1000000" office:value-type="float" office:value="10.991">
            <text:p>10.991</text:p>
          </table:table-cell>
          <table:table-cell table:formula="of:=[.T87]*1000000" office:value-type="float" office:value="0.031923">
            <text:p>0.031923</text:p>
          </table:table-cell>
          <table:table-cell table:formula="of:=[.U87]*1000000" office:value-type="float" office:value="-0.0000000000001907">
            <text:p>-1.907E-013</text:p>
          </table:table-cell>
          <table:table-cell table:formula="of:=[.V87]*1000000" office:value-type="float" office:value="0.00000000000077365">
            <text:p>7.7365E-013</text:p>
          </table:table-cell>
          <table:table-cell table:formula="of:=[.W87]*1000000" office:value-type="float" office:value="698.01">
            <text:p>698.01</text:p>
          </table:table-cell>
          <table:table-cell table:formula="of:=[.X87]*1000000" office:value-type="float" office:value="85.555">
            <text:p>85.555</text:p>
          </table:table-cell>
          <table:table-cell table:formula="of:=[.Y87]*1000000" office:value-type="float" office:value="584.15">
            <text:p>584.15</text:p>
          </table:table-cell>
          <table:table-cell table:formula="of:=[.Z87]*1000000" office:value-type="float" office:value="20.178">
            <text:p>20.178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0.00000000000033668">
            <text:p>3.3668E-013</text:p>
          </table:table-cell>
          <table:table-cell table:formula="of:=[.AC87]*1000000" office:value-type="float" office:value="0.00000000000077364">
            <text:p>7.7364E-013</text:p>
          </table:table-cell>
          <table:table-cell office:value-type="float" office:value="0.00069802">
            <text:p>0.00069802</text:p>
          </table:table-cell>
          <table:table-cell table:style-name="ce1" office:value-type="string">
            <text:p>8.5558e-05</text:p>
          </table:table-cell>
          <table:table-cell office:value-type="float" office:value="0.00058415">
            <text:p>0.00058415</text:p>
          </table:table-cell>
          <table:table-cell table:style-name="ce1" office:value-type="string">
            <text:p>1.0991e-05</text:p>
          </table:table-cell>
          <table:table-cell table:style-name="ce1" office:value-type="string">
            <text:p>3.1923e-08</text:p>
          </table:table-cell>
          <table:table-cell table:style-name="ce1" office:value-type="string">
            <text:p>-1.907e-19</text:p>
          </table:table-cell>
          <table:table-cell table:style-name="ce1" office:value-type="string">
            <text:p>7.7365e-19</text:p>
          </table:table-cell>
          <table:table-cell office:value-type="float" office:value="0.00069801">
            <text:p>0.00069801</text:p>
          </table:table-cell>
          <table:table-cell table:style-name="ce1" office:value-type="string">
            <text:p>8.5555e-05</text:p>
          </table:table-cell>
          <table:table-cell office:value-type="float" office:value="0.00058415">
            <text:p>0.00058415</text:p>
          </table:table-cell>
          <table:table-cell table:style-name="ce1" office:value-type="string">
            <text:p>2.0178e-05</text:p>
          </table:table-cell>
          <table:table-cell office:value-type="float" office:value="0">
            <text:p>0</text:p>
          </table:table-cell>
          <table:table-cell table:style-name="ce1" office:value-type="string">
            <text:p>3.3668e-19</text:p>
          </table:table-cell>
          <table:table-cell table:style-name="ce1" office:value-type="string">
            <text:p>7.7364e-19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692.64">
            <text:p>692.64</text:p>
          </table:table-cell>
          <table:table-cell table:formula="of:=[.Q88]*1000000" office:value-type="float" office:value="85">
            <text:p>85</text:p>
          </table:table-cell>
          <table:table-cell table:formula="of:=[.R88]*1000000" office:value-type="float" office:value="590.17">
            <text:p>590.17</text:p>
          </table:table-cell>
          <table:table-cell table:formula="of:=[.S88]*1000000" office:value-type="float" office:value="10.832">
            <text:p>10.832</text:p>
          </table:table-cell>
          <table:table-cell table:formula="of:=[.T88]*1000000" office:value-type="float" office:value="0.032103">
            <text:p>0.032103</text:p>
          </table:table-cell>
          <table:table-cell table:formula="of:=[.U88]*1000000" office:value-type="float" office:value="-0.00000000000020433">
            <text:p>-2.0433E-013</text:p>
          </table:table-cell>
          <table:table-cell table:formula="of:=[.V88]*1000000" office:value-type="float" office:value="0.00000000000075024">
            <text:p>7.5024E-013</text:p>
          </table:table-cell>
          <table:table-cell table:formula="of:=[.W88]*1000000" office:value-type="float" office:value="692.63">
            <text:p>692.63</text:p>
          </table:table-cell>
          <table:table-cell table:formula="of:=[.X88]*1000000" office:value-type="float" office:value="84.998">
            <text:p>84.998</text:p>
          </table:table-cell>
          <table:table-cell table:formula="of:=[.Y88]*1000000" office:value-type="float" office:value="590.17">
            <text:p>590.17</text:p>
          </table:table-cell>
          <table:table-cell table:formula="of:=[.Z88]*1000000" office:value-type="float" office:value="20.177">
            <text:p>20.177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016549">
            <text:p>1.6549E-012</text:p>
          </table:table-cell>
          <table:table-cell table:formula="of:=[.AC88]*1000000" office:value-type="float" office:value="0.00000000000075023">
            <text:p>7.5023E-013</text:p>
          </table:table-cell>
          <table:table-cell office:value-type="float" office:value="0.00069264">
            <text:p>0.00069264</text:p>
          </table:table-cell>
          <table:table-cell table:style-name="ce1" office:value-type="string">
            <text:p>8.5e-05</text:p>
          </table:table-cell>
          <table:table-cell office:value-type="float" office:value="0.00059017">
            <text:p>0.00059017</text:p>
          </table:table-cell>
          <table:table-cell table:style-name="ce1" office:value-type="string">
            <text:p>1.0832e-05</text:p>
          </table:table-cell>
          <table:table-cell table:style-name="ce1" office:value-type="string">
            <text:p>3.2103e-08</text:p>
          </table:table-cell>
          <table:table-cell table:style-name="ce1" office:value-type="string">
            <text:p>-2.0433e-19</text:p>
          </table:table-cell>
          <table:table-cell table:style-name="ce1" office:value-type="string">
            <text:p>7.5024e-19</text:p>
          </table:table-cell>
          <table:table-cell office:value-type="float" office:value="0.00069263">
            <text:p>0.00069263</text:p>
          </table:table-cell>
          <table:table-cell table:style-name="ce1" office:value-type="string">
            <text:p>8.4998e-05</text:p>
          </table:table-cell>
          <table:table-cell office:value-type="float" office:value="0.00059017">
            <text:p>0.00059017</text:p>
          </table:table-cell>
          <table:table-cell table:style-name="ce1" office:value-type="string">
            <text:p>2.01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49e-18</text:p>
          </table:table-cell>
          <table:table-cell table:style-name="ce1" office:value-type="string">
            <text:p>7.5023e-19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687.3">
            <text:p>687.3</text:p>
          </table:table-cell>
          <table:table-cell table:formula="of:=[.Q89]*1000000" office:value-type="float" office:value="84.444">
            <text:p>84.444</text:p>
          </table:table-cell>
          <table:table-cell table:formula="of:=[.R89]*1000000" office:value-type="float" office:value="596.15">
            <text:p>596.15</text:p>
          </table:table-cell>
          <table:table-cell table:formula="of:=[.S89]*1000000" office:value-type="float" office:value="10.674">
            <text:p>10.674</text:p>
          </table:table-cell>
          <table:table-cell table:formula="of:=[.T89]*1000000" office:value-type="float" office:value="0.032279">
            <text:p>0.032279</text:p>
          </table:table-cell>
          <table:table-cell table:formula="of:=[.U89]*1000000" office:value-type="float" office:value="0.00000000000021583">
            <text:p>2.1583E-013</text:p>
          </table:table-cell>
          <table:table-cell table:formula="of:=[.V89]*1000000" office:value-type="float" office:value="0.00000000000072755">
            <text:p>7.2755E-013</text:p>
          </table:table-cell>
          <table:table-cell table:formula="of:=[.W89]*1000000" office:value-type="float" office:value="687.3">
            <text:p>687.3</text:p>
          </table:table-cell>
          <table:table-cell table:formula="of:=[.X89]*1000000" office:value-type="float" office:value="84.441">
            <text:p>84.441</text:p>
          </table:table-cell>
          <table:table-cell table:formula="of:=[.Y89]*1000000" office:value-type="float" office:value="596.14">
            <text:p>596.14</text:p>
          </table:table-cell>
          <table:table-cell table:formula="of:=[.Z89]*1000000" office:value-type="float" office:value="20.177">
            <text:p>20.177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-0.00000000000059204">
            <text:p>-5.9204E-013</text:p>
          </table:table-cell>
          <table:table-cell table:formula="of:=[.AC89]*1000000" office:value-type="float" office:value="0.00000000000072754">
            <text:p>7.2754E-013</text:p>
          </table:table-cell>
          <table:table-cell office:value-type="float" office:value="0.0006873">
            <text:p>0.0006873</text:p>
          </table:table-cell>
          <table:table-cell table:style-name="ce1" office:value-type="string">
            <text:p>8.4444e-05</text:p>
          </table:table-cell>
          <table:table-cell office:value-type="float" office:value="0.00059615">
            <text:p>0.00059615</text:p>
          </table:table-cell>
          <table:table-cell table:style-name="ce1" office:value-type="string">
            <text:p>1.0674e-05</text:p>
          </table:table-cell>
          <table:table-cell table:style-name="ce1" office:value-type="string">
            <text:p>3.2279e-08</text:p>
          </table:table-cell>
          <table:table-cell table:style-name="ce1" office:value-type="string">
            <text:p>2.1583e-19</text:p>
          </table:table-cell>
          <table:table-cell table:style-name="ce1" office:value-type="string">
            <text:p>7.2755e-19</text:p>
          </table:table-cell>
          <table:table-cell office:value-type="float" office:value="0.0006873">
            <text:p>0.0006873</text:p>
          </table:table-cell>
          <table:table-cell table:style-name="ce1" office:value-type="string">
            <text:p>8.4441e-05</text:p>
          </table:table-cell>
          <table:table-cell office:value-type="float" office:value="0.00059614">
            <text:p>0.00059614</text:p>
          </table:table-cell>
          <table:table-cell table:style-name="ce1" office:value-type="string">
            <text:p>2.017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9204e-19</text:p>
          </table:table-cell>
          <table:table-cell table:style-name="ce1" office:value-type="string">
            <text:p>7.2754e-19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682.02">
            <text:p>682.02</text:p>
          </table:table-cell>
          <table:table-cell table:formula="of:=[.Q90]*1000000" office:value-type="float" office:value="83.889">
            <text:p>83.889</text:p>
          </table:table-cell>
          <table:table-cell table:formula="of:=[.R90]*1000000" office:value-type="float" office:value="602.06">
            <text:p>602.06</text:p>
          </table:table-cell>
          <table:table-cell table:formula="of:=[.S90]*1000000" office:value-type="float" office:value="10.517">
            <text:p>10.517</text:p>
          </table:table-cell>
          <table:table-cell table:formula="of:=[.T90]*1000000" office:value-type="float" office:value="0.03245">
            <text:p>0.03245</text:p>
          </table:table-cell>
          <table:table-cell table:formula="of:=[.U90]*1000000" office:value-type="float" office:value="-0.00000000000066577">
            <text:p>-6.6577E-013</text:p>
          </table:table-cell>
          <table:table-cell table:formula="of:=[.V90]*1000000" office:value-type="float" office:value="0.00000000000070555">
            <text:p>7.0555E-013</text:p>
          </table:table-cell>
          <table:table-cell table:formula="of:=[.W90]*1000000" office:value-type="float" office:value="682.01">
            <text:p>682.01</text:p>
          </table:table-cell>
          <table:table-cell table:formula="of:=[.X90]*1000000" office:value-type="float" office:value="83.886">
            <text:p>83.886</text:p>
          </table:table-cell>
          <table:table-cell table:formula="of:=[.Y90]*1000000" office:value-type="float" office:value="602.06">
            <text:p>602.06</text:p>
          </table:table-cell>
          <table:table-cell table:formula="of:=[.Z90]*1000000" office:value-type="float" office:value="20.177">
            <text:p>20.177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-0.0000000000011518">
            <text:p>-1.1518E-012</text:p>
          </table:table-cell>
          <table:table-cell table:formula="of:=[.AC90]*1000000" office:value-type="float" office:value="0.00000000000070554">
            <text:p>7.0554E-013</text:p>
          </table:table-cell>
          <table:table-cell office:value-type="float" office:value="0.00068202">
            <text:p>0.00068202</text:p>
          </table:table-cell>
          <table:table-cell table:style-name="ce1" office:value-type="string">
            <text:p>8.3889e-05</text:p>
          </table:table-cell>
          <table:table-cell office:value-type="float" office:value="0.00060206">
            <text:p>0.00060206</text:p>
          </table:table-cell>
          <table:table-cell table:style-name="ce1" office:value-type="string">
            <text:p>1.0517e-05</text:p>
          </table:table-cell>
          <table:table-cell table:style-name="ce1" office:value-type="string">
            <text:p>3.245e-08</text:p>
          </table:table-cell>
          <table:table-cell table:style-name="ce1" office:value-type="string">
            <text:p>-6.6577e-19</text:p>
          </table:table-cell>
          <table:table-cell table:style-name="ce1" office:value-type="string">
            <text:p>7.0555e-19</text:p>
          </table:table-cell>
          <table:table-cell office:value-type="float" office:value="0.00068201">
            <text:p>0.00068201</text:p>
          </table:table-cell>
          <table:table-cell table:style-name="ce1" office:value-type="string">
            <text:p>8.3886e-05</text:p>
          </table:table-cell>
          <table:table-cell office:value-type="float" office:value="0.00060206">
            <text:p>0.00060206</text:p>
          </table:table-cell>
          <table:table-cell table:style-name="ce1" office:value-type="string">
            <text:p>2.017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518e-18</text:p>
          </table:table-cell>
          <table:table-cell table:style-name="ce1" office:value-type="string">
            <text:p>7.0554e-19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676.78">
            <text:p>676.78</text:p>
          </table:table-cell>
          <table:table-cell table:formula="of:=[.Q91]*1000000" office:value-type="float" office:value="83.335">
            <text:p>83.335</text:p>
          </table:table-cell>
          <table:table-cell table:formula="of:=[.R91]*1000000" office:value-type="float" office:value="607.93">
            <text:p>607.93</text:p>
          </table:table-cell>
          <table:table-cell table:formula="of:=[.S91]*1000000" office:value-type="float" office:value="10.361">
            <text:p>10.361</text:p>
          </table:table-cell>
          <table:table-cell table:formula="of:=[.T91]*1000000" office:value-type="float" office:value="0.032618">
            <text:p>0.032618</text:p>
          </table:table-cell>
          <table:table-cell table:formula="of:=[.U91]*1000000" office:value-type="float" office:value="-0.0000000000017449">
            <text:p>-1.7449E-012</text:p>
          </table:table-cell>
          <table:table-cell table:formula="of:=[.V91]*1000000" office:value-type="float" office:value="0.00000000000068422">
            <text:p>6.8422E-013</text:p>
          </table:table-cell>
          <table:table-cell table:formula="of:=[.W91]*1000000" office:value-type="float" office:value="676.78">
            <text:p>676.78</text:p>
          </table:table-cell>
          <table:table-cell table:formula="of:=[.X91]*1000000" office:value-type="float" office:value="83.332">
            <text:p>83.332</text:p>
          </table:table-cell>
          <table:table-cell table:formula="of:=[.Y91]*1000000" office:value-type="float" office:value="607.93">
            <text:p>607.93</text:p>
          </table:table-cell>
          <table:table-cell table:formula="of:=[.Z91]*1000000" office:value-type="float" office:value="20.176">
            <text:p>20.176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0.0000000000004376">
            <text:p>4.376E-013</text:p>
          </table:table-cell>
          <table:table-cell table:formula="of:=[.AC91]*1000000" office:value-type="float" office:value="0.00000000000068421">
            <text:p>6.8421E-013</text:p>
          </table:table-cell>
          <table:table-cell office:value-type="float" office:value="0.00067678">
            <text:p>0.00067678</text:p>
          </table:table-cell>
          <table:table-cell table:style-name="ce1" office:value-type="string">
            <text:p>8.3335e-05</text:p>
          </table:table-cell>
          <table:table-cell office:value-type="float" office:value="0.00060793">
            <text:p>0.00060793</text:p>
          </table:table-cell>
          <table:table-cell table:style-name="ce1" office:value-type="string">
            <text:p>1.0361e-05</text:p>
          </table:table-cell>
          <table:table-cell table:style-name="ce1" office:value-type="string">
            <text:p>3.2618e-08</text:p>
          </table:table-cell>
          <table:table-cell table:style-name="ce1" office:value-type="string">
            <text:p>-1.7449e-18</text:p>
          </table:table-cell>
          <table:table-cell table:style-name="ce1" office:value-type="string">
            <text:p>6.8422e-19</text:p>
          </table:table-cell>
          <table:table-cell office:value-type="float" office:value="0.00067678">
            <text:p>0.00067678</text:p>
          </table:table-cell>
          <table:table-cell table:style-name="ce1" office:value-type="string">
            <text:p>8.3332e-05</text:p>
          </table:table-cell>
          <table:table-cell office:value-type="float" office:value="0.00060793">
            <text:p>0.00060793</text:p>
          </table:table-cell>
          <table:table-cell table:style-name="ce1" office:value-type="string">
            <text:p>2.0176e-05</text:p>
          </table:table-cell>
          <table:table-cell office:value-type="float" office:value="0">
            <text:p>0</text:p>
          </table:table-cell>
          <table:table-cell table:style-name="ce1" office:value-type="string">
            <text:p>4.376e-19</text:p>
          </table:table-cell>
          <table:table-cell table:style-name="ce1" office:value-type="string">
            <text:p>6.8421e-19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671.6">
            <text:p>671.6</text:p>
          </table:table-cell>
          <table:table-cell table:formula="of:=[.Q92]*1000000" office:value-type="float" office:value="82.783">
            <text:p>82.783</text:p>
          </table:table-cell>
          <table:table-cell table:formula="of:=[.R92]*1000000" office:value-type="float" office:value="613.75">
            <text:p>613.75</text:p>
          </table:table-cell>
          <table:table-cell table:formula="of:=[.S92]*1000000" office:value-type="float" office:value="10.206">
            <text:p>10.206</text:p>
          </table:table-cell>
          <table:table-cell table:formula="of:=[.T92]*1000000" office:value-type="float" office:value="0.032782">
            <text:p>0.032782</text:p>
          </table:table-cell>
          <table:table-cell table:formula="of:=[.U92]*1000000" office:value-type="float" office:value="-0.0000000000012393">
            <text:p>-1.2393E-012</text:p>
          </table:table-cell>
          <table:table-cell table:formula="of:=[.V92]*1000000" office:value-type="float" office:value="0.00000000000066355">
            <text:p>6.6355E-013</text:p>
          </table:table-cell>
          <table:table-cell table:formula="of:=[.W92]*1000000" office:value-type="float" office:value="671.59">
            <text:p>671.59</text:p>
          </table:table-cell>
          <table:table-cell table:formula="of:=[.X92]*1000000" office:value-type="float" office:value="82.78">
            <text:p>82.78</text:p>
          </table:table-cell>
          <table:table-cell table:formula="of:=[.Y92]*1000000" office:value-type="float" office:value="613.74">
            <text:p>613.74</text:p>
          </table:table-cell>
          <table:table-cell table:formula="of:=[.Z92]*1000000" office:value-type="float" office:value="20.176">
            <text:p>20.176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-0.0000000000032592">
            <text:p>-3.2592E-012</text:p>
          </table:table-cell>
          <table:table-cell table:formula="of:=[.AC92]*1000000" office:value-type="float" office:value="0.00000000000066354">
            <text:p>6.6354E-013</text:p>
          </table:table-cell>
          <table:table-cell office:value-type="float" office:value="0.0006716">
            <text:p>0.0006716</text:p>
          </table:table-cell>
          <table:table-cell table:style-name="ce1" office:value-type="string">
            <text:p>8.2783e-05</text:p>
          </table:table-cell>
          <table:table-cell office:value-type="float" office:value="0.00061375">
            <text:p>0.00061375</text:p>
          </table:table-cell>
          <table:table-cell table:style-name="ce1" office:value-type="string">
            <text:p>1.0206e-05</text:p>
          </table:table-cell>
          <table:table-cell table:style-name="ce1" office:value-type="string">
            <text:p>3.2782e-08</text:p>
          </table:table-cell>
          <table:table-cell table:style-name="ce1" office:value-type="string">
            <text:p>-1.2393e-18</text:p>
          </table:table-cell>
          <table:table-cell table:style-name="ce1" office:value-type="string">
            <text:p>6.6355e-19</text:p>
          </table:table-cell>
          <table:table-cell office:value-type="float" office:value="0.00067159">
            <text:p>0.00067159</text:p>
          </table:table-cell>
          <table:table-cell table:style-name="ce1" office:value-type="string">
            <text:p>8.278e-05</text:p>
          </table:table-cell>
          <table:table-cell office:value-type="float" office:value="0.00061374">
            <text:p>0.00061374</text:p>
          </table:table-cell>
          <table:table-cell table:style-name="ce1" office:value-type="string">
            <text:p>2.0176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592e-18</text:p>
          </table:table-cell>
          <table:table-cell table:style-name="ce1" office:value-type="string">
            <text:p>6.6354e-19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666.46">
            <text:p>666.46</text:p>
          </table:table-cell>
          <table:table-cell table:formula="of:=[.Q93]*1000000" office:value-type="float" office:value="82.232">
            <text:p>82.232</text:p>
          </table:table-cell>
          <table:table-cell table:formula="of:=[.R93]*1000000" office:value-type="float" office:value="619.51">
            <text:p>619.51</text:p>
          </table:table-cell>
          <table:table-cell table:formula="of:=[.S93]*1000000" office:value-type="float" office:value="10.052">
            <text:p>10.052</text:p>
          </table:table-cell>
          <table:table-cell table:formula="of:=[.T93]*1000000" office:value-type="float" office:value="0.032942">
            <text:p>0.032942</text:p>
          </table:table-cell>
          <table:table-cell table:formula="of:=[.U93]*1000000" office:value-type="float" office:value="0.0000000000014757">
            <text:p>1.4757E-012</text:p>
          </table:table-cell>
          <table:table-cell table:formula="of:=[.V93]*1000000" office:value-type="float" office:value="0.0000000000006435">
            <text:p>6.435E-013</text:p>
          </table:table-cell>
          <table:table-cell table:formula="of:=[.W93]*1000000" office:value-type="float" office:value="666.45">
            <text:p>666.45</text:p>
          </table:table-cell>
          <table:table-cell table:formula="of:=[.X93]*1000000" office:value-type="float" office:value="82.229">
            <text:p>82.229</text:p>
          </table:table-cell>
          <table:table-cell table:formula="of:=[.Y93]*1000000" office:value-type="float" office:value="619.51">
            <text:p>619.51</text:p>
          </table:table-cell>
          <table:table-cell table:formula="of:=[.Z93]*1000000" office:value-type="float" office:value="20.176">
            <text:p>20.176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037844">
            <text:p>-3.7844E-012</text:p>
          </table:table-cell>
          <table:table-cell table:formula="of:=[.AC93]*1000000" office:value-type="float" office:value="0.00000000000064349">
            <text:p>6.4349E-013</text:p>
          </table:table-cell>
          <table:table-cell office:value-type="float" office:value="0.00066646">
            <text:p>0.00066646</text:p>
          </table:table-cell>
          <table:table-cell table:style-name="ce1" office:value-type="string">
            <text:p>8.2232e-05</text:p>
          </table:table-cell>
          <table:table-cell office:value-type="float" office:value="0.00061951">
            <text:p>0.00061951</text:p>
          </table:table-cell>
          <table:table-cell table:style-name="ce1" office:value-type="string">
            <text:p>1.0052e-05</text:p>
          </table:table-cell>
          <table:table-cell table:style-name="ce1" office:value-type="string">
            <text:p>3.2942e-08</text:p>
          </table:table-cell>
          <table:table-cell table:style-name="ce1" office:value-type="string">
            <text:p>1.4757e-18</text:p>
          </table:table-cell>
          <table:table-cell table:style-name="ce1" office:value-type="string">
            <text:p>6.435e-19</text:p>
          </table:table-cell>
          <table:table-cell office:value-type="float" office:value="0.00066645">
            <text:p>0.00066645</text:p>
          </table:table-cell>
          <table:table-cell table:style-name="ce1" office:value-type="string">
            <text:p>8.2229e-05</text:p>
          </table:table-cell>
          <table:table-cell office:value-type="float" office:value="0.00061951">
            <text:p>0.00061951</text:p>
          </table:table-cell>
          <table:table-cell table:style-name="ce1" office:value-type="string">
            <text:p>2.0176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844e-18</text:p>
          </table:table-cell>
          <table:table-cell table:style-name="ce1" office:value-type="string">
            <text:p>6.4349e-19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661.36">
            <text:p>661.36</text:p>
          </table:table-cell>
          <table:table-cell table:formula="of:=[.Q94]*1000000" office:value-type="float" office:value="81.683">
            <text:p>81.683</text:p>
          </table:table-cell>
          <table:table-cell table:formula="of:=[.R94]*1000000" office:value-type="float" office:value="625.22">
            <text:p>625.22</text:p>
          </table:table-cell>
          <table:table-cell table:formula="of:=[.S94]*1000000" office:value-type="float" office:value="9.8999">
            <text:p>9.8999</text:p>
          </table:table-cell>
          <table:table-cell table:formula="of:=[.T94]*1000000" office:value-type="float" office:value="0.033099">
            <text:p>0.033099</text:p>
          </table:table-cell>
          <table:table-cell table:formula="of:=[.U94]*1000000" office:value-type="float" office:value="0.00000000000079025">
            <text:p>7.9025E-013</text:p>
          </table:table-cell>
          <table:table-cell table:formula="of:=[.V94]*1000000" office:value-type="float" office:value="0.00000000000062406">
            <text:p>6.2406E-013</text:p>
          </table:table-cell>
          <table:table-cell table:formula="of:=[.W94]*1000000" office:value-type="float" office:value="661.36">
            <text:p>661.36</text:p>
          </table:table-cell>
          <table:table-cell table:formula="of:=[.X94]*1000000" office:value-type="float" office:value="81.68">
            <text:p>81.68</text:p>
          </table:table-cell>
          <table:table-cell table:formula="of:=[.Y94]*1000000" office:value-type="float" office:value="625.22">
            <text:p>625.22</text:p>
          </table:table-cell>
          <table:table-cell table:formula="of:=[.Z94]*1000000" office:value-type="float" office:value="20.175">
            <text:p>20.175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0.00000000000053349">
            <text:p>5.3349E-013</text:p>
          </table:table-cell>
          <table:table-cell table:formula="of:=[.AC94]*1000000" office:value-type="float" office:value="0.00000000000062405">
            <text:p>6.2405E-013</text:p>
          </table:table-cell>
          <table:table-cell office:value-type="float" office:value="0.00066136">
            <text:p>0.00066136</text:p>
          </table:table-cell>
          <table:table-cell table:style-name="ce1" office:value-type="string">
            <text:p>8.1683e-05</text:p>
          </table:table-cell>
          <table:table-cell office:value-type="float" office:value="0.00062522">
            <text:p>0.00062522</text:p>
          </table:table-cell>
          <table:table-cell table:style-name="ce1" office:value-type="string">
            <text:p>9.8999e-06</text:p>
          </table:table-cell>
          <table:table-cell table:style-name="ce1" office:value-type="string">
            <text:p>3.3099e-08</text:p>
          </table:table-cell>
          <table:table-cell table:style-name="ce1" office:value-type="string">
            <text:p>7.9025e-19</text:p>
          </table:table-cell>
          <table:table-cell table:style-name="ce1" office:value-type="string">
            <text:p>6.2406e-19</text:p>
          </table:table-cell>
          <table:table-cell office:value-type="float" office:value="0.00066136">
            <text:p>0.00066136</text:p>
          </table:table-cell>
          <table:table-cell table:style-name="ce1" office:value-type="string">
            <text:p>8.168e-05</text:p>
          </table:table-cell>
          <table:table-cell office:value-type="float" office:value="0.00062522">
            <text:p>0.00062522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5.3349e-19</text:p>
          </table:table-cell>
          <table:table-cell table:style-name="ce1" office:value-type="string">
            <text:p>6.2405e-19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656.32">
            <text:p>656.32</text:p>
          </table:table-cell>
          <table:table-cell table:formula="of:=[.Q95]*1000000" office:value-type="float" office:value="81.135">
            <text:p>81.135</text:p>
          </table:table-cell>
          <table:table-cell table:formula="of:=[.R95]*1000000" office:value-type="float" office:value="630.89">
            <text:p>630.89</text:p>
          </table:table-cell>
          <table:table-cell table:formula="of:=[.S95]*1000000" office:value-type="float" office:value="9.7486">
            <text:p>9.7486</text:p>
          </table:table-cell>
          <table:table-cell table:formula="of:=[.T95]*1000000" office:value-type="float" office:value="0.033252">
            <text:p>0.033252</text:p>
          </table:table-cell>
          <table:table-cell table:formula="of:=[.U95]*1000000" office:value-type="float" office:value="0.0000000000011067">
            <text:p>1.1067E-012</text:p>
          </table:table-cell>
          <table:table-cell table:formula="of:=[.V95]*1000000" office:value-type="float" office:value="0.00000000000060522">
            <text:p>6.0522E-013</text:p>
          </table:table-cell>
          <table:table-cell table:formula="of:=[.W95]*1000000" office:value-type="float" office:value="656.31">
            <text:p>656.31</text:p>
          </table:table-cell>
          <table:table-cell table:formula="of:=[.X95]*1000000" office:value-type="float" office:value="81.132">
            <text:p>81.132</text:p>
          </table:table-cell>
          <table:table-cell table:formula="of:=[.Y95]*1000000" office:value-type="float" office:value="630.88">
            <text:p>630.88</text:p>
          </table:table-cell>
          <table:table-cell table:formula="of:=[.Z95]*1000000" office:value-type="float" office:value="20.175">
            <text:p>20.175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0.0000000000016479">
            <text:p>1.6479E-012</text:p>
          </table:table-cell>
          <table:table-cell table:formula="of:=[.AC95]*1000000" office:value-type="float" office:value="0.00000000000060521">
            <text:p>6.0521E-013</text:p>
          </table:table-cell>
          <table:table-cell office:value-type="float" office:value="0.00065632">
            <text:p>0.00065632</text:p>
          </table:table-cell>
          <table:table-cell table:style-name="ce1" office:value-type="string">
            <text:p>8.1135e-05</text:p>
          </table:table-cell>
          <table:table-cell office:value-type="float" office:value="0.00063089">
            <text:p>0.00063089</text:p>
          </table:table-cell>
          <table:table-cell table:style-name="ce1" office:value-type="string">
            <text:p>9.7486e-06</text:p>
          </table:table-cell>
          <table:table-cell table:style-name="ce1" office:value-type="string">
            <text:p>3.3252e-08</text:p>
          </table:table-cell>
          <table:table-cell table:style-name="ce1" office:value-type="string">
            <text:p>1.1067e-18</text:p>
          </table:table-cell>
          <table:table-cell table:style-name="ce1" office:value-type="string">
            <text:p>6.0522e-19</text:p>
          </table:table-cell>
          <table:table-cell office:value-type="float" office:value="0.00065631">
            <text:p>0.00065631</text:p>
          </table:table-cell>
          <table:table-cell table:style-name="ce1" office:value-type="string">
            <text:p>8.1132e-05</text:p>
          </table:table-cell>
          <table:table-cell office:value-type="float" office:value="0.00063088">
            <text:p>0.00063088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1.6479e-18</text:p>
          </table:table-cell>
          <table:table-cell table:style-name="ce1" office:value-type="string">
            <text:p>6.0521e-19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651.32">
            <text:p>651.32</text:p>
          </table:table-cell>
          <table:table-cell table:formula="of:=[.Q96]*1000000" office:value-type="float" office:value="80.589">
            <text:p>80.589</text:p>
          </table:table-cell>
          <table:table-cell table:formula="of:=[.R96]*1000000" office:value-type="float" office:value="636.5">
            <text:p>636.5</text:p>
          </table:table-cell>
          <table:table-cell table:formula="of:=[.S96]*1000000" office:value-type="float" office:value="9.5987">
            <text:p>9.5987</text:p>
          </table:table-cell>
          <table:table-cell table:formula="of:=[.T96]*1000000" office:value-type="float" office:value="0.033401">
            <text:p>0.033401</text:p>
          </table:table-cell>
          <table:table-cell table:formula="of:=[.U96]*1000000" office:value-type="float" office:value="0.0000000000012517">
            <text:p>1.2517E-012</text:p>
          </table:table-cell>
          <table:table-cell table:formula="of:=[.V96]*1000000" office:value-type="float" office:value="0.00000000000058695">
            <text:p>5.8695E-013</text:p>
          </table:table-cell>
          <table:table-cell table:formula="of:=[.W96]*1000000" office:value-type="float" office:value="651.31">
            <text:p>651.31</text:p>
          </table:table-cell>
          <table:table-cell table:formula="of:=[.X96]*1000000" office:value-type="float" office:value="80.586">
            <text:p>80.586</text:p>
          </table:table-cell>
          <table:table-cell table:formula="of:=[.Y96]*1000000" office:value-type="float" office:value="636.5">
            <text:p>636.5</text:p>
          </table:table-cell>
          <table:table-cell table:formula="of:=[.Z96]*1000000" office:value-type="float" office:value="20.175">
            <text:p>20.175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019053">
            <text:p>-1.9053E-012</text:p>
          </table:table-cell>
          <table:table-cell table:formula="of:=[.AC96]*1000000" office:value-type="float" office:value="0.00000000000058694">
            <text:p>5.8694E-013</text:p>
          </table:table-cell>
          <table:table-cell office:value-type="float" office:value="0.00065132">
            <text:p>0.00065132</text:p>
          </table:table-cell>
          <table:table-cell table:style-name="ce1" office:value-type="string">
            <text:p>8.0589e-05</text:p>
          </table:table-cell>
          <table:table-cell office:value-type="float" office:value="0.0006365">
            <text:p>0.0006365</text:p>
          </table:table-cell>
          <table:table-cell table:style-name="ce1" office:value-type="string">
            <text:p>9.5987e-06</text:p>
          </table:table-cell>
          <table:table-cell table:style-name="ce1" office:value-type="string">
            <text:p>3.3401e-08</text:p>
          </table:table-cell>
          <table:table-cell table:style-name="ce1" office:value-type="string">
            <text:p>1.2517e-18</text:p>
          </table:table-cell>
          <table:table-cell table:style-name="ce1" office:value-type="string">
            <text:p>5.8695e-19</text:p>
          </table:table-cell>
          <table:table-cell office:value-type="float" office:value="0.00065131">
            <text:p>0.00065131</text:p>
          </table:table-cell>
          <table:table-cell table:style-name="ce1" office:value-type="string">
            <text:p>8.0586e-05</text:p>
          </table:table-cell>
          <table:table-cell office:value-type="float" office:value="0.0006365">
            <text:p>0.0006365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053e-18</text:p>
          </table:table-cell>
          <table:table-cell table:style-name="ce1" office:value-type="string">
            <text:p>5.8694e-19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646.36">
            <text:p>646.36</text:p>
          </table:table-cell>
          <table:table-cell table:formula="of:=[.Q97]*1000000" office:value-type="float" office:value="80.045">
            <text:p>80.045</text:p>
          </table:table-cell>
          <table:table-cell table:formula="of:=[.R97]*1000000" office:value-type="float" office:value="642.06">
            <text:p>642.06</text:p>
          </table:table-cell>
          <table:table-cell table:formula="of:=[.S97]*1000000" office:value-type="float" office:value="9.45">
            <text:p>9.45</text:p>
          </table:table-cell>
          <table:table-cell table:formula="of:=[.T97]*1000000" office:value-type="float" office:value="0.033547">
            <text:p>0.033547</text:p>
          </table:table-cell>
          <table:table-cell table:formula="of:=[.U97]*1000000" office:value-type="float" office:value="0.00000000000043818">
            <text:p>4.3818E-013</text:p>
          </table:table-cell>
          <table:table-cell table:formula="of:=[.V97]*1000000" office:value-type="float" office:value="0.00000000000056924">
            <text:p>5.6924E-013</text:p>
          </table:table-cell>
          <table:table-cell table:formula="of:=[.W97]*1000000" office:value-type="float" office:value="646.36">
            <text:p>646.36</text:p>
          </table:table-cell>
          <table:table-cell table:formula="of:=[.X97]*1000000" office:value-type="float" office:value="80.041">
            <text:p>80.041</text:p>
          </table:table-cell>
          <table:table-cell table:formula="of:=[.Y97]*1000000" office:value-type="float" office:value="642.06">
            <text:p>642.06</text:p>
          </table:table-cell>
          <table:table-cell table:formula="of:=[.Z97]*1000000" office:value-type="float" office:value="20.175">
            <text:p>20.175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053334">
            <text:p>5.3334E-013</text:p>
          </table:table-cell>
          <table:table-cell table:formula="of:=[.AC97]*1000000" office:value-type="float" office:value="0.00000000000056923">
            <text:p>5.6923E-013</text:p>
          </table:table-cell>
          <table:table-cell office:value-type="float" office:value="0.00064636">
            <text:p>0.00064636</text:p>
          </table:table-cell>
          <table:table-cell table:style-name="ce1" office:value-type="string">
            <text:p>8.0045e-05</text:p>
          </table:table-cell>
          <table:table-cell office:value-type="float" office:value="0.00064206">
            <text:p>0.00064206</text:p>
          </table:table-cell>
          <table:table-cell table:style-name="ce1" office:value-type="string">
            <text:p>9.45e-06</text:p>
          </table:table-cell>
          <table:table-cell table:style-name="ce1" office:value-type="string">
            <text:p>3.3547e-08</text:p>
          </table:table-cell>
          <table:table-cell table:style-name="ce1" office:value-type="string">
            <text:p>4.3818e-19</text:p>
          </table:table-cell>
          <table:table-cell table:style-name="ce1" office:value-type="string">
            <text:p>5.6924e-19</text:p>
          </table:table-cell>
          <table:table-cell office:value-type="float" office:value="0.00064636">
            <text:p>0.00064636</text:p>
          </table:table-cell>
          <table:table-cell table:style-name="ce1" office:value-type="string">
            <text:p>8.0041e-05</text:p>
          </table:table-cell>
          <table:table-cell office:value-type="float" office:value="0.00064206">
            <text:p>0.00064206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5.3334e-19</text:p>
          </table:table-cell>
          <table:table-cell table:style-name="ce1" office:value-type="string">
            <text:p>5.6923e-19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641.45">
            <text:p>641.45</text:p>
          </table:table-cell>
          <table:table-cell table:formula="of:=[.Q98]*1000000" office:value-type="float" office:value="79.502">
            <text:p>79.502</text:p>
          </table:table-cell>
          <table:table-cell table:formula="of:=[.R98]*1000000" office:value-type="float" office:value="647.58">
            <text:p>647.58</text:p>
          </table:table-cell>
          <table:table-cell table:formula="of:=[.S98]*1000000" office:value-type="float" office:value="9.3026">
            <text:p>9.3026</text:p>
          </table:table-cell>
          <table:table-cell table:formula="of:=[.T98]*1000000" office:value-type="float" office:value="0.03369">
            <text:p>0.03369</text:p>
          </table:table-cell>
          <table:table-cell table:formula="of:=[.U98]*1000000" office:value-type="float" office:value="0.0000000000016842">
            <text:p>1.6842E-012</text:p>
          </table:table-cell>
          <table:table-cell table:formula="of:=[.V98]*1000000" office:value-type="float" office:value="0.00000000000055207">
            <text:p>5.5207E-013</text:p>
          </table:table-cell>
          <table:table-cell table:formula="of:=[.W98]*1000000" office:value-type="float" office:value="641.45">
            <text:p>641.45</text:p>
          </table:table-cell>
          <table:table-cell table:formula="of:=[.X98]*1000000" office:value-type="float" office:value="79.499">
            <text:p>79.499</text:p>
          </table:table-cell>
          <table:table-cell table:formula="of:=[.Y98]*1000000" office:value-type="float" office:value="647.58">
            <text:p>647.58</text:p>
          </table:table-cell>
          <table:table-cell table:formula="of:=[.Z98]*1000000" office:value-type="float" office:value="20.175">
            <text:p>20.175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0.00000000000078524">
            <text:p>7.8524E-013</text:p>
          </table:table-cell>
          <table:table-cell table:formula="of:=[.AC98]*1000000" office:value-type="float" office:value="0.00000000000055206">
            <text:p>5.5206E-013</text:p>
          </table:table-cell>
          <table:table-cell office:value-type="float" office:value="0.00064145">
            <text:p>0.00064145</text:p>
          </table:table-cell>
          <table:table-cell table:style-name="ce1" office:value-type="string">
            <text:p>7.9502e-05</text:p>
          </table:table-cell>
          <table:table-cell office:value-type="float" office:value="0.00064758">
            <text:p>0.00064758</text:p>
          </table:table-cell>
          <table:table-cell table:style-name="ce1" office:value-type="string">
            <text:p>9.3026e-06</text:p>
          </table:table-cell>
          <table:table-cell table:style-name="ce1" office:value-type="string">
            <text:p>3.369e-08</text:p>
          </table:table-cell>
          <table:table-cell table:style-name="ce1" office:value-type="string">
            <text:p>1.6842e-18</text:p>
          </table:table-cell>
          <table:table-cell table:style-name="ce1" office:value-type="string">
            <text:p>5.5207e-19</text:p>
          </table:table-cell>
          <table:table-cell office:value-type="float" office:value="0.00064145">
            <text:p>0.00064145</text:p>
          </table:table-cell>
          <table:table-cell table:style-name="ce1" office:value-type="string">
            <text:p>7.9499e-05</text:p>
          </table:table-cell>
          <table:table-cell office:value-type="float" office:value="0.00064758">
            <text:p>0.00064758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7.8524e-19</text:p>
          </table:table-cell>
          <table:table-cell table:style-name="ce1" office:value-type="string">
            <text:p>5.5206e-19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636.59">
            <text:p>636.59</text:p>
          </table:table-cell>
          <table:table-cell table:formula="of:=[.Q99]*1000000" office:value-type="float" office:value="78.961">
            <text:p>78.961</text:p>
          </table:table-cell>
          <table:table-cell table:formula="of:=[.R99]*1000000" office:value-type="float" office:value="653.05">
            <text:p>653.05</text:p>
          </table:table-cell>
          <table:table-cell table:formula="of:=[.S99]*1000000" office:value-type="float" office:value="9.1565">
            <text:p>9.1565</text:p>
          </table:table-cell>
          <table:table-cell table:formula="of:=[.T99]*1000000" office:value-type="float" office:value="0.03383">
            <text:p>0.03383</text:p>
          </table:table-cell>
          <table:table-cell table:formula="of:=[.U99]*1000000" office:value-type="float" office:value="0.00000000000093679">
            <text:p>9.3679E-013</text:p>
          </table:table-cell>
          <table:table-cell table:formula="of:=[.V99]*1000000" office:value-type="float" office:value="0.00000000000053542">
            <text:p>5.3542E-013</text:p>
          </table:table-cell>
          <table:table-cell table:formula="of:=[.W99]*1000000" office:value-type="float" office:value="636.58">
            <text:p>636.58</text:p>
          </table:table-cell>
          <table:table-cell table:formula="of:=[.X99]*1000000" office:value-type="float" office:value="78.958">
            <text:p>78.958</text:p>
          </table:table-cell>
          <table:table-cell table:formula="of:=[.Y99]*1000000" office:value-type="float" office:value="653.04">
            <text:p>653.04</text:p>
          </table:table-cell>
          <table:table-cell table:formula="of:=[.Z99]*1000000" office:value-type="float" office:value="20.174">
            <text:p>20.174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-0.0000000000015239">
            <text:p>-1.5239E-012</text:p>
          </table:table-cell>
          <table:table-cell table:formula="of:=[.AC99]*1000000" office:value-type="float" office:value="0.00000000000053541">
            <text:p>5.3541E-013</text:p>
          </table:table-cell>
          <table:table-cell office:value-type="float" office:value="0.00063659">
            <text:p>0.00063659</text:p>
          </table:table-cell>
          <table:table-cell table:style-name="ce1" office:value-type="string">
            <text:p>7.8961e-05</text:p>
          </table:table-cell>
          <table:table-cell office:value-type="float" office:value="0.00065305">
            <text:p>0.00065305</text:p>
          </table:table-cell>
          <table:table-cell table:style-name="ce1" office:value-type="string">
            <text:p>9.1565e-06</text:p>
          </table:table-cell>
          <table:table-cell table:style-name="ce1" office:value-type="string">
            <text:p>3.383e-08</text:p>
          </table:table-cell>
          <table:table-cell table:style-name="ce1" office:value-type="string">
            <text:p>9.3679e-19</text:p>
          </table:table-cell>
          <table:table-cell table:style-name="ce1" office:value-type="string">
            <text:p>5.3542e-19</text:p>
          </table:table-cell>
          <table:table-cell office:value-type="float" office:value="0.00063658">
            <text:p>0.00063658</text:p>
          </table:table-cell>
          <table:table-cell table:style-name="ce1" office:value-type="string">
            <text:p>7.8958e-05</text:p>
          </table:table-cell>
          <table:table-cell office:value-type="float" office:value="0.00065304">
            <text:p>0.00065304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239e-18</text:p>
          </table:table-cell>
          <table:table-cell table:style-name="ce1" office:value-type="string">
            <text:p>5.3541e-19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631.76">
            <text:p>631.76</text:p>
          </table:table-cell>
          <table:table-cell table:formula="of:=[.Q100]*1000000" office:value-type="float" office:value="78.422">
            <text:p>78.422</text:p>
          </table:table-cell>
          <table:table-cell table:formula="of:=[.R100]*1000000" office:value-type="float" office:value="658.47">
            <text:p>658.47</text:p>
          </table:table-cell>
          <table:table-cell table:formula="of:=[.S100]*1000000" office:value-type="float" office:value="9.0119">
            <text:p>9.0119</text:p>
          </table:table-cell>
          <table:table-cell table:formula="of:=[.T100]*1000000" office:value-type="float" office:value="0.033966">
            <text:p>0.033966</text:p>
          </table:table-cell>
          <table:table-cell table:formula="of:=[.U100]*1000000" office:value-type="float" office:value="0.00000000000060594">
            <text:p>6.0594E-013</text:p>
          </table:table-cell>
          <table:table-cell table:formula="of:=[.V100]*1000000" office:value-type="float" office:value="0.00000000000051928">
            <text:p>5.1928E-013</text:p>
          </table:table-cell>
          <table:table-cell table:formula="of:=[.W100]*1000000" office:value-type="float" office:value="631.76">
            <text:p>631.76</text:p>
          </table:table-cell>
          <table:table-cell table:formula="of:=[.X100]*1000000" office:value-type="float" office:value="78.418">
            <text:p>78.418</text:p>
          </table:table-cell>
          <table:table-cell table:formula="of:=[.Y100]*1000000" office:value-type="float" office:value="658.46">
            <text:p>658.46</text:p>
          </table:table-cell>
          <table:table-cell table:formula="of:=[.Z100]*1000000" office:value-type="float" office:value="20.174">
            <text:p>20.174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0048803">
            <text:p>-4.8803E-013</text:p>
          </table:table-cell>
          <table:table-cell table:formula="of:=[.AC100]*1000000" office:value-type="float" office:value="0.00000000000051927">
            <text:p>5.1927E-013</text:p>
          </table:table-cell>
          <table:table-cell office:value-type="float" office:value="0.00063176">
            <text:p>0.00063176</text:p>
          </table:table-cell>
          <table:table-cell table:style-name="ce1" office:value-type="string">
            <text:p>7.8422e-05</text:p>
          </table:table-cell>
          <table:table-cell office:value-type="float" office:value="0.00065847">
            <text:p>0.00065847</text:p>
          </table:table-cell>
          <table:table-cell table:style-name="ce1" office:value-type="string">
            <text:p>9.0119e-06</text:p>
          </table:table-cell>
          <table:table-cell table:style-name="ce1" office:value-type="string">
            <text:p>3.3966e-08</text:p>
          </table:table-cell>
          <table:table-cell table:style-name="ce1" office:value-type="string">
            <text:p>6.0594e-19</text:p>
          </table:table-cell>
          <table:table-cell table:style-name="ce1" office:value-type="string">
            <text:p>5.1928e-19</text:p>
          </table:table-cell>
          <table:table-cell office:value-type="float" office:value="0.00063176">
            <text:p>0.00063176</text:p>
          </table:table-cell>
          <table:table-cell table:style-name="ce1" office:value-type="string">
            <text:p>7.8418e-05</text:p>
          </table:table-cell>
          <table:table-cell office:value-type="float" office:value="0.00065846">
            <text:p>0.00065846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803e-19</text:p>
          </table:table-cell>
          <table:table-cell table:style-name="ce1" office:value-type="string">
            <text:p>5.1927e-19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626.99">
            <text:p>626.99</text:p>
          </table:table-cell>
          <table:table-cell table:formula="of:=[.Q101]*1000000" office:value-type="float" office:value="77.884">
            <text:p>77.884</text:p>
          </table:table-cell>
          <table:table-cell table:formula="of:=[.R101]*1000000" office:value-type="float" office:value="663.84">
            <text:p>663.84</text:p>
          </table:table-cell>
          <table:table-cell table:formula="of:=[.S101]*1000000" office:value-type="float" office:value="8.8686">
            <text:p>8.8686</text:p>
          </table:table-cell>
          <table:table-cell table:formula="of:=[.T101]*1000000" office:value-type="float" office:value="0.0341">
            <text:p>0.0341</text:p>
          </table:table-cell>
          <table:table-cell table:formula="of:=[.U101]*1000000" office:value-type="float" office:value="0.00000000000078437">
            <text:p>7.8437E-013</text:p>
          </table:table-cell>
          <table:table-cell table:formula="of:=[.V101]*1000000" office:value-type="float" office:value="0.00000000000050363">
            <text:p>5.0363E-013</text:p>
          </table:table-cell>
          <table:table-cell table:formula="of:=[.W101]*1000000" office:value-type="float" office:value="626.98">
            <text:p>626.98</text:p>
          </table:table-cell>
          <table:table-cell table:formula="of:=[.X101]*1000000" office:value-type="float" office:value="77.881">
            <text:p>77.881</text:p>
          </table:table-cell>
          <table:table-cell table:formula="of:=[.Y101]*1000000" office:value-type="float" office:value="663.83">
            <text:p>663.83</text:p>
          </table:table-cell>
          <table:table-cell table:formula="of:=[.Z101]*1000000" office:value-type="float" office:value="20.174">
            <text:p>20.174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0.0000000000037322">
            <text:p>3.7322E-012</text:p>
          </table:table-cell>
          <table:table-cell table:formula="of:=[.AC101]*1000000" office:value-type="float" office:value="0.00000000000050362">
            <text:p>5.0362E-013</text:p>
          </table:table-cell>
          <table:table-cell office:value-type="float" office:value="0.00062699">
            <text:p>0.00062699</text:p>
          </table:table-cell>
          <table:table-cell table:style-name="ce1" office:value-type="string">
            <text:p>7.7884e-05</text:p>
          </table:table-cell>
          <table:table-cell office:value-type="float" office:value="0.00066384">
            <text:p>0.00066384</text:p>
          </table:table-cell>
          <table:table-cell table:style-name="ce1" office:value-type="string">
            <text:p>8.8686e-06</text:p>
          </table:table-cell>
          <table:table-cell table:style-name="ce1" office:value-type="string">
            <text:p>3.41e-08</text:p>
          </table:table-cell>
          <table:table-cell table:style-name="ce1" office:value-type="string">
            <text:p>7.8437e-19</text:p>
          </table:table-cell>
          <table:table-cell table:style-name="ce1" office:value-type="string">
            <text:p>5.0363e-19</text:p>
          </table:table-cell>
          <table:table-cell office:value-type="float" office:value="0.00062698">
            <text:p>0.00062698</text:p>
          </table:table-cell>
          <table:table-cell table:style-name="ce1" office:value-type="string">
            <text:p>7.7881e-05</text:p>
          </table:table-cell>
          <table:table-cell office:value-type="float" office:value="0.00066383">
            <text:p>0.00066383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3.7322e-18</text:p>
          </table:table-cell>
          <table:table-cell table:style-name="ce1" office:value-type="string">
            <text:p>5.0362e-19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622.25">
            <text:p>622.25</text:p>
          </table:table-cell>
          <table:table-cell table:formula="of:=[.Q102]*1000000" office:value-type="float" office:value="77.349">
            <text:p>77.349</text:p>
          </table:table-cell>
          <table:table-cell table:formula="of:=[.R102]*1000000" office:value-type="float" office:value="669.16">
            <text:p>669.16</text:p>
          </table:table-cell>
          <table:table-cell table:formula="of:=[.S102]*1000000" office:value-type="float" office:value="8.7267">
            <text:p>8.7267</text:p>
          </table:table-cell>
          <table:table-cell table:formula="of:=[.T102]*1000000" office:value-type="float" office:value="0.03423">
            <text:p>0.03423</text:p>
          </table:table-cell>
          <table:table-cell table:formula="of:=[.U102]*1000000" office:value-type="float" office:value="0.0000000000012131">
            <text:p>1.2131E-012</text:p>
          </table:table-cell>
          <table:table-cell table:formula="of:=[.V102]*1000000" office:value-type="float" office:value="0.00000000000048846">
            <text:p>4.8846E-013</text:p>
          </table:table-cell>
          <table:table-cell table:formula="of:=[.W102]*1000000" office:value-type="float" office:value="622.25">
            <text:p>622.25</text:p>
          </table:table-cell>
          <table:table-cell table:formula="of:=[.X102]*1000000" office:value-type="float" office:value="77.345">
            <text:p>77.345</text:p>
          </table:table-cell>
          <table:table-cell table:formula="of:=[.Y102]*1000000" office:value-type="float" office:value="669.16">
            <text:p>669.16</text:p>
          </table:table-cell>
          <table:table-cell table:formula="of:=[.Z102]*1000000" office:value-type="float" office:value="20.174">
            <text:p>20.174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0012105">
            <text:p>1.2105E-013</text:p>
          </table:table-cell>
          <table:table-cell table:formula="of:=[.AC102]*1000000" office:value-type="float" office:value="0.00000000000048845">
            <text:p>4.8845E-013</text:p>
          </table:table-cell>
          <table:table-cell office:value-type="float" office:value="0.00062225">
            <text:p>0.00062225</text:p>
          </table:table-cell>
          <table:table-cell table:style-name="ce1" office:value-type="string">
            <text:p>7.7349e-05</text:p>
          </table:table-cell>
          <table:table-cell office:value-type="float" office:value="0.00066916">
            <text:p>0.00066916</text:p>
          </table:table-cell>
          <table:table-cell table:style-name="ce1" office:value-type="string">
            <text:p>8.7267e-06</text:p>
          </table:table-cell>
          <table:table-cell table:style-name="ce1" office:value-type="string">
            <text:p>3.423e-08</text:p>
          </table:table-cell>
          <table:table-cell table:style-name="ce1" office:value-type="string">
            <text:p>1.2131e-18</text:p>
          </table:table-cell>
          <table:table-cell table:style-name="ce1" office:value-type="string">
            <text:p>4.8846e-19</text:p>
          </table:table-cell>
          <table:table-cell office:value-type="float" office:value="0.00062225">
            <text:p>0.00062225</text:p>
          </table:table-cell>
          <table:table-cell table:style-name="ce1" office:value-type="string">
            <text:p>7.7345e-05</text:p>
          </table:table-cell>
          <table:table-cell office:value-type="float" office:value="0.00066916">
            <text:p>0.00066916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05e-19</text:p>
          </table:table-cell>
          <table:table-cell table:style-name="ce1" office:value-type="string">
            <text:p>4.8845e-19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617.56">
            <text:p>617.56</text:p>
          </table:table-cell>
          <table:table-cell table:formula="of:=[.Q103]*1000000" office:value-type="float" office:value="76.815">
            <text:p>76.815</text:p>
          </table:table-cell>
          <table:table-cell table:formula="of:=[.R103]*1000000" office:value-type="float" office:value="674.44">
            <text:p>674.44</text:p>
          </table:table-cell>
          <table:table-cell table:formula="of:=[.S103]*1000000" office:value-type="float" office:value="8.5863">
            <text:p>8.5863</text:p>
          </table:table-cell>
          <table:table-cell table:formula="of:=[.T103]*1000000" office:value-type="float" office:value="0.034358">
            <text:p>0.034358</text:p>
          </table:table-cell>
          <table:table-cell table:formula="of:=[.U103]*1000000" office:value-type="float" office:value="0.0000000000012734">
            <text:p>1.2734E-012</text:p>
          </table:table-cell>
          <table:table-cell table:formula="of:=[.V103]*1000000" office:value-type="float" office:value="0.00000000000047375">
            <text:p>4.7375E-013</text:p>
          </table:table-cell>
          <table:table-cell table:formula="of:=[.W103]*1000000" office:value-type="float" office:value="617.56">
            <text:p>617.56</text:p>
          </table:table-cell>
          <table:table-cell table:formula="of:=[.X103]*1000000" office:value-type="float" office:value="76.812">
            <text:p>76.812</text:p>
          </table:table-cell>
          <table:table-cell table:formula="of:=[.Y103]*1000000" office:value-type="float" office:value="674.44">
            <text:p>674.44</text:p>
          </table:table-cell>
          <table:table-cell table:formula="of:=[.Z103]*1000000" office:value-type="float" office:value="20.174">
            <text:p>20.174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-0.0000000000029464">
            <text:p>-2.9464E-012</text:p>
          </table:table-cell>
          <table:table-cell table:formula="of:=[.AC103]*1000000" office:value-type="float" office:value="0.00000000000047374">
            <text:p>4.7374E-013</text:p>
          </table:table-cell>
          <table:table-cell office:value-type="float" office:value="0.00061756">
            <text:p>0.00061756</text:p>
          </table:table-cell>
          <table:table-cell table:style-name="ce1" office:value-type="string">
            <text:p>7.6815e-05</text:p>
          </table:table-cell>
          <table:table-cell office:value-type="float" office:value="0.00067444">
            <text:p>0.00067444</text:p>
          </table:table-cell>
          <table:table-cell table:style-name="ce1" office:value-type="string">
            <text:p>8.5863e-06</text:p>
          </table:table-cell>
          <table:table-cell table:style-name="ce1" office:value-type="string">
            <text:p>3.4358e-08</text:p>
          </table:table-cell>
          <table:table-cell table:style-name="ce1" office:value-type="string">
            <text:p>1.2734e-18</text:p>
          </table:table-cell>
          <table:table-cell table:style-name="ce1" office:value-type="string">
            <text:p>4.7375e-19</text:p>
          </table:table-cell>
          <table:table-cell office:value-type="float" office:value="0.00061756">
            <text:p>0.00061756</text:p>
          </table:table-cell>
          <table:table-cell table:style-name="ce1" office:value-type="string">
            <text:p>7.6812e-05</text:p>
          </table:table-cell>
          <table:table-cell office:value-type="float" office:value="0.00067444">
            <text:p>0.00067444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464e-18</text:p>
          </table:table-cell>
          <table:table-cell table:style-name="ce1" office:value-type="string">
            <text:p>4.7374e-19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612.91">
            <text:p>612.91</text:p>
          </table:table-cell>
          <table:table-cell table:formula="of:=[.Q104]*1000000" office:value-type="float" office:value="76.284">
            <text:p>76.284</text:p>
          </table:table-cell>
          <table:table-cell table:formula="of:=[.R104]*1000000" office:value-type="float" office:value="679.68">
            <text:p>679.68</text:p>
          </table:table-cell>
          <table:table-cell table:formula="of:=[.S104]*1000000" office:value-type="float" office:value="8.4473">
            <text:p>8.4473</text:p>
          </table:table-cell>
          <table:table-cell table:formula="of:=[.T104]*1000000" office:value-type="float" office:value="0.034483">
            <text:p>0.034483</text:p>
          </table:table-cell>
          <table:table-cell table:formula="of:=[.U104]*1000000" office:value-type="float" office:value="0.0000000000012045">
            <text:p>1.2045E-012</text:p>
          </table:table-cell>
          <table:table-cell table:formula="of:=[.V104]*1000000" office:value-type="float" office:value="0.00000000000045949">
            <text:p>4.5949E-013</text:p>
          </table:table-cell>
          <table:table-cell table:formula="of:=[.W104]*1000000" office:value-type="float" office:value="612.91">
            <text:p>612.91</text:p>
          </table:table-cell>
          <table:table-cell table:formula="of:=[.X104]*1000000" office:value-type="float" office:value="76.28">
            <text:p>76.28</text:p>
          </table:table-cell>
          <table:table-cell table:formula="of:=[.Y104]*1000000" office:value-type="float" office:value="679.67">
            <text:p>679.67</text:p>
          </table:table-cell>
          <table:table-cell table:formula="of:=[.Z104]*1000000" office:value-type="float" office:value="20.174">
            <text:p>20.174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17702">
            <text:p>1.7702E-012</text:p>
          </table:table-cell>
          <table:table-cell table:formula="of:=[.AC104]*1000000" office:value-type="float" office:value="0.00000000000045948">
            <text:p>4.5948E-013</text:p>
          </table:table-cell>
          <table:table-cell office:value-type="float" office:value="0.00061291">
            <text:p>0.00061291</text:p>
          </table:table-cell>
          <table:table-cell table:style-name="ce1" office:value-type="string">
            <text:p>7.6284e-05</text:p>
          </table:table-cell>
          <table:table-cell office:value-type="float" office:value="0.00067968">
            <text:p>0.00067968</text:p>
          </table:table-cell>
          <table:table-cell table:style-name="ce1" office:value-type="string">
            <text:p>8.4473e-06</text:p>
          </table:table-cell>
          <table:table-cell table:style-name="ce1" office:value-type="string">
            <text:p>3.4483e-08</text:p>
          </table:table-cell>
          <table:table-cell table:style-name="ce1" office:value-type="string">
            <text:p>1.2045e-18</text:p>
          </table:table-cell>
          <table:table-cell table:style-name="ce1" office:value-type="string">
            <text:p>4.5949e-19</text:p>
          </table:table-cell>
          <table:table-cell office:value-type="float" office:value="0.00061291">
            <text:p>0.00061291</text:p>
          </table:table-cell>
          <table:table-cell table:style-name="ce1" office:value-type="string">
            <text:p>7.628e-05</text:p>
          </table:table-cell>
          <table:table-cell office:value-type="float" office:value="0.00067967">
            <text:p>0.00067967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702e-18</text:p>
          </table:table-cell>
          <table:table-cell table:style-name="ce1" office:value-type="string">
            <text:p>4.5948e-19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608.31">
            <text:p>608.31</text:p>
          </table:table-cell>
          <table:table-cell table:formula="of:=[.Q105]*1000000" office:value-type="float" office:value="75.754">
            <text:p>75.754</text:p>
          </table:table-cell>
          <table:table-cell table:formula="of:=[.R105]*1000000" office:value-type="float" office:value="684.87">
            <text:p>684.87</text:p>
          </table:table-cell>
          <table:table-cell table:formula="of:=[.S105]*1000000" office:value-type="float" office:value="8.3098">
            <text:p>8.3098</text:p>
          </table:table-cell>
          <table:table-cell table:formula="of:=[.T105]*1000000" office:value-type="float" office:value="0.034605">
            <text:p>0.034605</text:p>
          </table:table-cell>
          <table:table-cell table:formula="of:=[.U105]*1000000" office:value-type="float" office:value="0.00000000000090294">
            <text:p>9.0294E-013</text:p>
          </table:table-cell>
          <table:table-cell table:formula="of:=[.V105]*1000000" office:value-type="float" office:value="0.00000000000044567">
            <text:p>4.4567E-013</text:p>
          </table:table-cell>
          <table:table-cell table:formula="of:=[.W105]*1000000" office:value-type="float" office:value="608.3">
            <text:p>608.3</text:p>
          </table:table-cell>
          <table:table-cell table:formula="of:=[.X105]*1000000" office:value-type="float" office:value="75.751">
            <text:p>75.751</text:p>
          </table:table-cell>
          <table:table-cell table:formula="of:=[.Y105]*1000000" office:value-type="float" office:value="684.86">
            <text:p>684.86</text:p>
          </table:table-cell>
          <table:table-cell table:formula="of:=[.Z105]*1000000" office:value-type="float" office:value="20.174">
            <text:p>20.174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34842">
            <text:p>3.4842E-012</text:p>
          </table:table-cell>
          <table:table-cell table:formula="of:=[.AC105]*1000000" office:value-type="float" office:value="0.00000000000044566">
            <text:p>4.4566E-013</text:p>
          </table:table-cell>
          <table:table-cell office:value-type="float" office:value="0.00060831">
            <text:p>0.00060831</text:p>
          </table:table-cell>
          <table:table-cell table:style-name="ce1" office:value-type="string">
            <text:p>7.5754e-05</text:p>
          </table:table-cell>
          <table:table-cell office:value-type="float" office:value="0.00068487">
            <text:p>0.00068487</text:p>
          </table:table-cell>
          <table:table-cell table:style-name="ce1" office:value-type="string">
            <text:p>8.3098e-06</text:p>
          </table:table-cell>
          <table:table-cell table:style-name="ce1" office:value-type="string">
            <text:p>3.4605e-08</text:p>
          </table:table-cell>
          <table:table-cell table:style-name="ce1" office:value-type="string">
            <text:p>9.0294e-19</text:p>
          </table:table-cell>
          <table:table-cell table:style-name="ce1" office:value-type="string">
            <text:p>4.4567e-19</text:p>
          </table:table-cell>
          <table:table-cell office:value-type="float" office:value="0.0006083">
            <text:p>0.0006083</text:p>
          </table:table-cell>
          <table:table-cell table:style-name="ce1" office:value-type="string">
            <text:p>7.5751e-05</text:p>
          </table:table-cell>
          <table:table-cell office:value-type="float" office:value="0.00068486">
            <text:p>0.00068486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3.4842e-18</text:p>
          </table:table-cell>
          <table:table-cell table:style-name="ce1" office:value-type="string">
            <text:p>4.4566e-19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603.74">
            <text:p>603.74</text:p>
          </table:table-cell>
          <table:table-cell table:formula="of:=[.Q106]*1000000" office:value-type="float" office:value="75.227">
            <text:p>75.227</text:p>
          </table:table-cell>
          <table:table-cell table:formula="of:=[.R106]*1000000" office:value-type="float" office:value="690.01">
            <text:p>690.01</text:p>
          </table:table-cell>
          <table:table-cell table:formula="of:=[.S106]*1000000" office:value-type="float" office:value="8.1737">
            <text:p>8.1737</text:p>
          </table:table-cell>
          <table:table-cell table:formula="of:=[.T106]*1000000" office:value-type="float" office:value="0.034724">
            <text:p>0.034724</text:p>
          </table:table-cell>
          <table:table-cell table:formula="of:=[.U106]*1000000" office:value-type="float" office:value="0.00000000000038868">
            <text:p>3.8868E-013</text:p>
          </table:table-cell>
          <table:table-cell table:formula="of:=[.V106]*1000000" office:value-type="float" office:value="0.00000000000043226">
            <text:p>4.3226E-013</text:p>
          </table:table-cell>
          <table:table-cell table:formula="of:=[.W106]*1000000" office:value-type="float" office:value="603.74">
            <text:p>603.74</text:p>
          </table:table-cell>
          <table:table-cell table:formula="of:=[.X106]*1000000" office:value-type="float" office:value="75.223">
            <text:p>75.223</text:p>
          </table:table-cell>
          <table:table-cell table:formula="of:=[.Y106]*1000000" office:value-type="float" office:value="690">
            <text:p>690</text:p>
          </table:table-cell>
          <table:table-cell table:formula="of:=[.Z106]*1000000" office:value-type="float" office:value="20.173">
            <text:p>20.173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22799">
            <text:p>-2.2799E-012</text:p>
          </table:table-cell>
          <table:table-cell table:formula="of:=[.AC106]*1000000" office:value-type="float" office:value="0.00000000000043226">
            <text:p>4.3226E-013</text:p>
          </table:table-cell>
          <table:table-cell office:value-type="float" office:value="0.00060374">
            <text:p>0.00060374</text:p>
          </table:table-cell>
          <table:table-cell table:style-name="ce1" office:value-type="string">
            <text:p>7.5227e-05</text:p>
          </table:table-cell>
          <table:table-cell office:value-type="float" office:value="0.00069001">
            <text:p>0.00069001</text:p>
          </table:table-cell>
          <table:table-cell table:style-name="ce1" office:value-type="string">
            <text:p>8.1737e-06</text:p>
          </table:table-cell>
          <table:table-cell table:style-name="ce1" office:value-type="string">
            <text:p>3.4724e-08</text:p>
          </table:table-cell>
          <table:table-cell table:style-name="ce1" office:value-type="string">
            <text:p>3.8868e-19</text:p>
          </table:table-cell>
          <table:table-cell table:style-name="ce1" office:value-type="string">
            <text:p>4.3226e-19</text:p>
          </table:table-cell>
          <table:table-cell office:value-type="float" office:value="0.00060374">
            <text:p>0.00060374</text:p>
          </table:table-cell>
          <table:table-cell table:style-name="ce1" office:value-type="string">
            <text:p>7.5223e-05</text:p>
          </table:table-cell>
          <table:table-cell office:value-type="float" office:value="0.00069">
            <text:p>0.00069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799e-18</text:p>
          </table:table-cell>
          <table:table-cell table:style-name="ce1" office:value-type="string">
            <text:p>4.3226e-19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599.22">
            <text:p>599.22</text:p>
          </table:table-cell>
          <table:table-cell table:formula="of:=[.Q107]*1000000" office:value-type="float" office:value="74.701">
            <text:p>74.701</text:p>
          </table:table-cell>
          <table:table-cell table:formula="of:=[.R107]*1000000" office:value-type="float" office:value="695.11">
            <text:p>695.11</text:p>
          </table:table-cell>
          <table:table-cell table:formula="of:=[.S107]*1000000" office:value-type="float" office:value="8.0391">
            <text:p>8.0391</text:p>
          </table:table-cell>
          <table:table-cell table:formula="of:=[.T107]*1000000" office:value-type="float" office:value="0.034841">
            <text:p>0.034841</text:p>
          </table:table-cell>
          <table:table-cell table:formula="of:=[.U107]*1000000" office:value-type="float" office:value="0.0000000000003497">
            <text:p>3.497E-013</text:p>
          </table:table-cell>
          <table:table-cell table:formula="of:=[.V107]*1000000" office:value-type="float" office:value="0.00000000000041927">
            <text:p>4.1927E-013</text:p>
          </table:table-cell>
          <table:table-cell table:formula="of:=[.W107]*1000000" office:value-type="float" office:value="599.22">
            <text:p>599.22</text:p>
          </table:table-cell>
          <table:table-cell table:formula="of:=[.X107]*1000000" office:value-type="float" office:value="74.698">
            <text:p>74.698</text:p>
          </table:table-cell>
          <table:table-cell table:formula="of:=[.Y107]*1000000" office:value-type="float" office:value="695.1">
            <text:p>695.1</text:p>
          </table:table-cell>
          <table:table-cell table:formula="of:=[.Z107]*1000000" office:value-type="float" office:value="20.173">
            <text:p>20.173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17946">
            <text:p>-1.7946E-012</text:p>
          </table:table-cell>
          <table:table-cell table:formula="of:=[.AC107]*1000000" office:value-type="float" office:value="0.00000000000041926">
            <text:p>4.1926E-013</text:p>
          </table:table-cell>
          <table:table-cell office:value-type="float" office:value="0.00059922">
            <text:p>0.00059922</text:p>
          </table:table-cell>
          <table:table-cell table:style-name="ce1" office:value-type="string">
            <text:p>7.4701e-05</text:p>
          </table:table-cell>
          <table:table-cell office:value-type="float" office:value="0.00069511">
            <text:p>0.00069511</text:p>
          </table:table-cell>
          <table:table-cell table:style-name="ce1" office:value-type="string">
            <text:p>8.0391e-06</text:p>
          </table:table-cell>
          <table:table-cell table:style-name="ce1" office:value-type="string">
            <text:p>3.4841e-08</text:p>
          </table:table-cell>
          <table:table-cell table:style-name="ce1" office:value-type="string">
            <text:p>3.497e-19</text:p>
          </table:table-cell>
          <table:table-cell table:style-name="ce1" office:value-type="string">
            <text:p>4.1927e-19</text:p>
          </table:table-cell>
          <table:table-cell office:value-type="float" office:value="0.00059922">
            <text:p>0.00059922</text:p>
          </table:table-cell>
          <table:table-cell table:style-name="ce1" office:value-type="string">
            <text:p>7.4698e-05</text:p>
          </table:table-cell>
          <table:table-cell office:value-type="float" office:value="0.0006951">
            <text:p>0.0006951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946e-18</text:p>
          </table:table-cell>
          <table:table-cell table:style-name="ce1" office:value-type="string">
            <text:p>4.1926e-19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594.74">
            <text:p>594.74</text:p>
          </table:table-cell>
          <table:table-cell table:formula="of:=[.Q108]*1000000" office:value-type="float" office:value="74.178">
            <text:p>74.178</text:p>
          </table:table-cell>
          <table:table-cell table:formula="of:=[.R108]*1000000" office:value-type="float" office:value="700.16">
            <text:p>700.16</text:p>
          </table:table-cell>
          <table:table-cell table:formula="of:=[.S108]*1000000" office:value-type="float" office:value="7.906">
            <text:p>7.906</text:p>
          </table:table-cell>
          <table:table-cell table:formula="of:=[.T108]*1000000" office:value-type="float" office:value="0.034956">
            <text:p>0.034956</text:p>
          </table:table-cell>
          <table:table-cell table:formula="of:=[.U108]*1000000" office:value-type="float" office:value="-0.00000000000067131">
            <text:p>-6.7131E-013</text:p>
          </table:table-cell>
          <table:table-cell table:formula="of:=[.V108]*1000000" office:value-type="float" office:value="0.00000000000040667">
            <text:p>4.0667E-013</text:p>
          </table:table-cell>
          <table:table-cell table:formula="of:=[.W108]*1000000" office:value-type="float" office:value="594.73">
            <text:p>594.73</text:p>
          </table:table-cell>
          <table:table-cell table:formula="of:=[.X108]*1000000" office:value-type="float" office:value="74.174">
            <text:p>74.174</text:p>
          </table:table-cell>
          <table:table-cell table:formula="of:=[.Y108]*1000000" office:value-type="float" office:value="700.15">
            <text:p>700.15</text:p>
          </table:table-cell>
          <table:table-cell table:formula="of:=[.Z108]*1000000" office:value-type="float" office:value="20.173">
            <text:p>20.173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0.0000000000044488">
            <text:p>4.4488E-012</text:p>
          </table:table-cell>
          <table:table-cell table:formula="of:=[.AC108]*1000000" office:value-type="float" office:value="0.00000000000040666">
            <text:p>4.0666E-013</text:p>
          </table:table-cell>
          <table:table-cell office:value-type="float" office:value="0.00059474">
            <text:p>0.00059474</text:p>
          </table:table-cell>
          <table:table-cell table:style-name="ce1" office:value-type="string">
            <text:p>7.4178e-05</text:p>
          </table:table-cell>
          <table:table-cell office:value-type="float" office:value="0.00070016">
            <text:p>0.00070016</text:p>
          </table:table-cell>
          <table:table-cell table:style-name="ce1" office:value-type="string">
            <text:p>7.906e-06</text:p>
          </table:table-cell>
          <table:table-cell table:style-name="ce1" office:value-type="string">
            <text:p>3.4956e-08</text:p>
          </table:table-cell>
          <table:table-cell table:style-name="ce1" office:value-type="string">
            <text:p>-6.7131e-19</text:p>
          </table:table-cell>
          <table:table-cell table:style-name="ce1" office:value-type="string">
            <text:p>4.0667e-19</text:p>
          </table:table-cell>
          <table:table-cell office:value-type="float" office:value="0.00059473">
            <text:p>0.00059473</text:p>
          </table:table-cell>
          <table:table-cell table:style-name="ce1" office:value-type="string">
            <text:p>7.4174e-05</text:p>
          </table:table-cell>
          <table:table-cell office:value-type="float" office:value="0.00070015">
            <text:p>0.00070015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4.4488e-18</text:p>
          </table:table-cell>
          <table:table-cell table:style-name="ce1" office:value-type="string">
            <text:p>4.0666e-19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590.3">
            <text:p>590.3</text:p>
          </table:table-cell>
          <table:table-cell table:formula="of:=[.Q109]*1000000" office:value-type="float" office:value="73.657">
            <text:p>73.657</text:p>
          </table:table-cell>
          <table:table-cell table:formula="of:=[.R109]*1000000" office:value-type="float" office:value="705.17">
            <text:p>705.17</text:p>
          </table:table-cell>
          <table:table-cell table:formula="of:=[.S109]*1000000" office:value-type="float" office:value="7.7745">
            <text:p>7.7745</text:p>
          </table:table-cell>
          <table:table-cell table:formula="of:=[.T109]*1000000" office:value-type="float" office:value="0.035068">
            <text:p>0.035068</text:p>
          </table:table-cell>
          <table:table-cell table:formula="of:=[.U109]*1000000" office:value-type="float" office:value="-0.00000000000061105">
            <text:p>-6.1105E-013</text:p>
          </table:table-cell>
          <table:table-cell table:formula="of:=[.V109]*1000000" office:value-type="float" office:value="0.00000000000039445">
            <text:p>3.9445E-013</text:p>
          </table:table-cell>
          <table:table-cell table:formula="of:=[.W109]*1000000" office:value-type="float" office:value="590.29">
            <text:p>590.29</text:p>
          </table:table-cell>
          <table:table-cell table:formula="of:=[.X109]*1000000" office:value-type="float" office:value="73.653">
            <text:p>73.653</text:p>
          </table:table-cell>
          <table:table-cell table:formula="of:=[.Y109]*1000000" office:value-type="float" office:value="705.16">
            <text:p>705.16</text:p>
          </table:table-cell>
          <table:table-cell table:formula="of:=[.Z109]*1000000" office:value-type="float" office:value="20.173">
            <text:p>20.173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0.00000000000059546">
            <text:p>5.9546E-013</text:p>
          </table:table-cell>
          <table:table-cell table:formula="of:=[.AC109]*1000000" office:value-type="float" office:value="0.00000000000039445">
            <text:p>3.9445E-013</text:p>
          </table:table-cell>
          <table:table-cell office:value-type="float" office:value="0.0005903">
            <text:p>0.0005903</text:p>
          </table:table-cell>
          <table:table-cell table:style-name="ce1" office:value-type="string">
            <text:p>7.3657e-05</text:p>
          </table:table-cell>
          <table:table-cell office:value-type="float" office:value="0.00070517">
            <text:p>0.00070517</text:p>
          </table:table-cell>
          <table:table-cell table:style-name="ce1" office:value-type="string">
            <text:p>7.7745e-06</text:p>
          </table:table-cell>
          <table:table-cell table:style-name="ce1" office:value-type="string">
            <text:p>3.5068e-08</text:p>
          </table:table-cell>
          <table:table-cell table:style-name="ce1" office:value-type="string">
            <text:p>-6.1105e-19</text:p>
          </table:table-cell>
          <table:table-cell table:style-name="ce1" office:value-type="string">
            <text:p>3.9445e-19</text:p>
          </table:table-cell>
          <table:table-cell office:value-type="float" office:value="0.00059029">
            <text:p>0.00059029</text:p>
          </table:table-cell>
          <table:table-cell table:style-name="ce1" office:value-type="string">
            <text:p>7.3653e-05</text:p>
          </table:table-cell>
          <table:table-cell office:value-type="float" office:value="0.00070516">
            <text:p>0.00070516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5.9546e-19</text:p>
          </table:table-cell>
          <table:table-cell table:style-name="ce1" office:value-type="string">
            <text:p>3.9445e-19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585.9">
            <text:p>585.9</text:p>
          </table:table-cell>
          <table:table-cell table:formula="of:=[.Q110]*1000000" office:value-type="float" office:value="73.138">
            <text:p>73.138</text:p>
          </table:table-cell>
          <table:table-cell table:formula="of:=[.R110]*1000000" office:value-type="float" office:value="710.13">
            <text:p>710.13</text:p>
          </table:table-cell>
          <table:table-cell table:formula="of:=[.S110]*1000000" office:value-type="float" office:value="7.6444">
            <text:p>7.6444</text:p>
          </table:table-cell>
          <table:table-cell table:formula="of:=[.T110]*1000000" office:value-type="float" office:value="0.035177">
            <text:p>0.035177</text:p>
          </table:table-cell>
          <table:table-cell table:formula="of:=[.U110]*1000000" office:value-type="float" office:value="-0.00000000000089253">
            <text:p>-8.9253E-013</text:p>
          </table:table-cell>
          <table:table-cell table:formula="of:=[.V110]*1000000" office:value-type="float" office:value="0.00000000000038261">
            <text:p>3.8261E-013</text:p>
          </table:table-cell>
          <table:table-cell table:formula="of:=[.W110]*1000000" office:value-type="float" office:value="585.89">
            <text:p>585.89</text:p>
          </table:table-cell>
          <table:table-cell table:formula="of:=[.X110]*1000000" office:value-type="float" office:value="73.134">
            <text:p>73.134</text:p>
          </table:table-cell>
          <table:table-cell table:formula="of:=[.Y110]*1000000" office:value-type="float" office:value="710.13">
            <text:p>710.13</text:p>
          </table:table-cell>
          <table:table-cell table:formula="of:=[.Z110]*1000000" office:value-type="float" office:value="20.173">
            <text:p>20.173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-0.0000000000053711">
            <text:p>-5.3711E-012</text:p>
          </table:table-cell>
          <table:table-cell table:formula="of:=[.AC110]*1000000" office:value-type="float" office:value="0.0000000000003826">
            <text:p>3.826E-013</text:p>
          </table:table-cell>
          <table:table-cell office:value-type="float" office:value="0.0005859">
            <text:p>0.0005859</text:p>
          </table:table-cell>
          <table:table-cell table:style-name="ce1" office:value-type="string">
            <text:p>7.3138e-05</text:p>
          </table:table-cell>
          <table:table-cell office:value-type="float" office:value="0.00071013">
            <text:p>0.00071013</text:p>
          </table:table-cell>
          <table:table-cell table:style-name="ce1" office:value-type="string">
            <text:p>7.6444e-06</text:p>
          </table:table-cell>
          <table:table-cell table:style-name="ce1" office:value-type="string">
            <text:p>3.5177e-08</text:p>
          </table:table-cell>
          <table:table-cell table:style-name="ce1" office:value-type="string">
            <text:p>-8.9253e-19</text:p>
          </table:table-cell>
          <table:table-cell table:style-name="ce1" office:value-type="string">
            <text:p>3.8261e-19</text:p>
          </table:table-cell>
          <table:table-cell office:value-type="float" office:value="0.00058589">
            <text:p>0.00058589</text:p>
          </table:table-cell>
          <table:table-cell table:style-name="ce1" office:value-type="string">
            <text:p>7.3134e-05</text:p>
          </table:table-cell>
          <table:table-cell office:value-type="float" office:value="0.00071013">
            <text:p>0.00071013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711e-18</text:p>
          </table:table-cell>
          <table:table-cell table:style-name="ce1" office:value-type="string">
            <text:p>3.826e-19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581.53">
            <text:p>581.53</text:p>
          </table:table-cell>
          <table:table-cell table:formula="of:=[.Q111]*1000000" office:value-type="float" office:value="72.621">
            <text:p>72.621</text:p>
          </table:table-cell>
          <table:table-cell table:formula="of:=[.R111]*1000000" office:value-type="float" office:value="715.06">
            <text:p>715.06</text:p>
          </table:table-cell>
          <table:table-cell table:formula="of:=[.S111]*1000000" office:value-type="float" office:value="7.5159">
            <text:p>7.5159</text:p>
          </table:table-cell>
          <table:table-cell table:formula="of:=[.T111]*1000000" office:value-type="float" office:value="0.035285">
            <text:p>0.035285</text:p>
          </table:table-cell>
          <table:table-cell table:formula="of:=[.U111]*1000000" office:value-type="float" office:value="-0.0000000000012913">
            <text:p>-1.2913E-012</text:p>
          </table:table-cell>
          <table:table-cell table:formula="of:=[.V111]*1000000" office:value-type="float" office:value="0.00000000000037113">
            <text:p>3.7113E-013</text:p>
          </table:table-cell>
          <table:table-cell table:formula="of:=[.W111]*1000000" office:value-type="float" office:value="581.53">
            <text:p>581.53</text:p>
          </table:table-cell>
          <table:table-cell table:formula="of:=[.X111]*1000000" office:value-type="float" office:value="72.617">
            <text:p>72.617</text:p>
          </table:table-cell>
          <table:table-cell table:formula="of:=[.Y111]*1000000" office:value-type="float" office:value="715.05">
            <text:p>715.05</text:p>
          </table:table-cell>
          <table:table-cell table:formula="of:=[.Z111]*1000000" office:value-type="float" office:value="20.173">
            <text:p>20.173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023401">
            <text:p>2.3401E-013</text:p>
          </table:table-cell>
          <table:table-cell table:formula="of:=[.AC111]*1000000" office:value-type="float" office:value="0.00000000000037112">
            <text:p>3.7112E-013</text:p>
          </table:table-cell>
          <table:table-cell office:value-type="float" office:value="0.00058153">
            <text:p>0.00058153</text:p>
          </table:table-cell>
          <table:table-cell table:style-name="ce1" office:value-type="string">
            <text:p>7.2621e-05</text:p>
          </table:table-cell>
          <table:table-cell office:value-type="float" office:value="0.00071506">
            <text:p>0.00071506</text:p>
          </table:table-cell>
          <table:table-cell table:style-name="ce1" office:value-type="string">
            <text:p>7.5159e-06</text:p>
          </table:table-cell>
          <table:table-cell table:style-name="ce1" office:value-type="string">
            <text:p>3.5285e-08</text:p>
          </table:table-cell>
          <table:table-cell table:style-name="ce1" office:value-type="string">
            <text:p>-1.2913e-18</text:p>
          </table:table-cell>
          <table:table-cell table:style-name="ce1" office:value-type="string">
            <text:p>3.7113e-19</text:p>
          </table:table-cell>
          <table:table-cell office:value-type="float" office:value="0.00058153">
            <text:p>0.00058153</text:p>
          </table:table-cell>
          <table:table-cell table:style-name="ce1" office:value-type="string">
            <text:p>7.2617e-05</text:p>
          </table:table-cell>
          <table:table-cell office:value-type="float" office:value="0.00071505">
            <text:p>0.00071505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2.3401e-19</text:p>
          </table:table-cell>
          <table:table-cell table:style-name="ce1" office:value-type="string">
            <text:p>3.7112e-19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577.21">
            <text:p>577.21</text:p>
          </table:table-cell>
          <table:table-cell table:formula="of:=[.Q112]*1000000" office:value-type="float" office:value="72.107">
            <text:p>72.107</text:p>
          </table:table-cell>
          <table:table-cell table:formula="of:=[.R112]*1000000" office:value-type="float" office:value="719.94">
            <text:p>719.94</text:p>
          </table:table-cell>
          <table:table-cell table:formula="of:=[.S112]*1000000" office:value-type="float" office:value="7.3889">
            <text:p>7.3889</text:p>
          </table:table-cell>
          <table:table-cell table:formula="of:=[.T112]*1000000" office:value-type="float" office:value="0.03539">
            <text:p>0.03539</text:p>
          </table:table-cell>
          <table:table-cell table:formula="of:=[.U112]*1000000" office:value-type="float" office:value="-0.00000000000095427">
            <text:p>-9.5427E-013</text:p>
          </table:table-cell>
          <table:table-cell table:formula="of:=[.V112]*1000000" office:value-type="float" office:value="0.00000000000036">
            <text:p>3.6E-013</text:p>
          </table:table-cell>
          <table:table-cell table:formula="of:=[.W112]*1000000" office:value-type="float" office:value="577.21">
            <text:p>577.21</text:p>
          </table:table-cell>
          <table:table-cell table:formula="of:=[.X112]*1000000" office:value-type="float" office:value="72.103">
            <text:p>72.103</text:p>
          </table:table-cell>
          <table:table-cell table:formula="of:=[.Y112]*1000000" office:value-type="float" office:value="719.93">
            <text:p>719.93</text:p>
          </table:table-cell>
          <table:table-cell table:formula="of:=[.Z112]*1000000" office:value-type="float" office:value="20.173">
            <text:p>20.173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30414">
            <text:p>3.0414E-012</text:p>
          </table:table-cell>
          <table:table-cell table:formula="of:=[.AC112]*1000000" office:value-type="float" office:value="0.00000000000035999">
            <text:p>3.5999E-013</text:p>
          </table:table-cell>
          <table:table-cell office:value-type="float" office:value="0.00057721">
            <text:p>0.00057721</text:p>
          </table:table-cell>
          <table:table-cell table:style-name="ce1" office:value-type="string">
            <text:p>7.2107e-05</text:p>
          </table:table-cell>
          <table:table-cell office:value-type="float" office:value="0.00071994">
            <text:p>0.00071994</text:p>
          </table:table-cell>
          <table:table-cell table:style-name="ce1" office:value-type="string">
            <text:p>7.3889e-06</text:p>
          </table:table-cell>
          <table:table-cell table:style-name="ce1" office:value-type="string">
            <text:p>3.539e-08</text:p>
          </table:table-cell>
          <table:table-cell table:style-name="ce1" office:value-type="string">
            <text:p>-9.5427e-19</text:p>
          </table:table-cell>
          <table:table-cell table:style-name="ce1" office:value-type="string">
            <text:p>3.6e-19</text:p>
          </table:table-cell>
          <table:table-cell office:value-type="float" office:value="0.00057721">
            <text:p>0.00057721</text:p>
          </table:table-cell>
          <table:table-cell table:style-name="ce1" office:value-type="string">
            <text:p>7.2103e-05</text:p>
          </table:table-cell>
          <table:table-cell office:value-type="float" office:value="0.00071993">
            <text:p>0.00071993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3.0414e-18</text:p>
          </table:table-cell>
          <table:table-cell table:style-name="ce1" office:value-type="string">
            <text:p>3.5999e-19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572.93">
            <text:p>572.93</text:p>
          </table:table-cell>
          <table:table-cell table:formula="of:=[.Q113]*1000000" office:value-type="float" office:value="71.595">
            <text:p>71.595</text:p>
          </table:table-cell>
          <table:table-cell table:formula="of:=[.R113]*1000000" office:value-type="float" office:value="724.77">
            <text:p>724.77</text:p>
          </table:table-cell>
          <table:table-cell table:formula="of:=[.S113]*1000000" office:value-type="float" office:value="7.2634">
            <text:p>7.2634</text:p>
          </table:table-cell>
          <table:table-cell table:formula="of:=[.T113]*1000000" office:value-type="float" office:value="0.035494">
            <text:p>0.035494</text:p>
          </table:table-cell>
          <table:table-cell table:formula="of:=[.U113]*1000000" office:value-type="float" office:value="-0.00000000000065811">
            <text:p>-6.5811E-013</text:p>
          </table:table-cell>
          <table:table-cell table:formula="of:=[.V113]*1000000" office:value-type="float" office:value="0.0000000000003492">
            <text:p>3.492E-013</text:p>
          </table:table-cell>
          <table:table-cell table:formula="of:=[.W113]*1000000" office:value-type="float" office:value="572.93">
            <text:p>572.93</text:p>
          </table:table-cell>
          <table:table-cell table:formula="of:=[.X113]*1000000" office:value-type="float" office:value="71.591">
            <text:p>71.591</text:p>
          </table:table-cell>
          <table:table-cell table:formula="of:=[.Y113]*1000000" office:value-type="float" office:value="724.77">
            <text:p>724.77</text:p>
          </table:table-cell>
          <table:table-cell table:formula="of:=[.Z113]*1000000" office:value-type="float" office:value="20.173">
            <text:p>20.173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020005">
            <text:p>-2.0005E-012</text:p>
          </table:table-cell>
          <table:table-cell table:formula="of:=[.AC113]*1000000" office:value-type="float" office:value="0.0000000000003492">
            <text:p>3.492E-013</text:p>
          </table:table-cell>
          <table:table-cell office:value-type="float" office:value="0.00057293">
            <text:p>0.00057293</text:p>
          </table:table-cell>
          <table:table-cell table:style-name="ce1" office:value-type="string">
            <text:p>7.1595e-05</text:p>
          </table:table-cell>
          <table:table-cell office:value-type="float" office:value="0.00072477">
            <text:p>0.00072477</text:p>
          </table:table-cell>
          <table:table-cell table:style-name="ce1" office:value-type="string">
            <text:p>7.2634e-06</text:p>
          </table:table-cell>
          <table:table-cell table:style-name="ce1" office:value-type="string">
            <text:p>3.5494e-08</text:p>
          </table:table-cell>
          <table:table-cell table:style-name="ce1" office:value-type="string">
            <text:p>-6.5811e-19</text:p>
          </table:table-cell>
          <table:table-cell table:style-name="ce1" office:value-type="string">
            <text:p>3.492e-19</text:p>
          </table:table-cell>
          <table:table-cell office:value-type="float" office:value="0.00057293">
            <text:p>0.00057293</text:p>
          </table:table-cell>
          <table:table-cell table:style-name="ce1" office:value-type="string">
            <text:p>7.1591e-05</text:p>
          </table:table-cell>
          <table:table-cell office:value-type="float" office:value="0.00072477">
            <text:p>0.00072477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005e-18</text:p>
          </table:table-cell>
          <table:table-cell table:style-name="ce1" office:value-type="string">
            <text:p>3.492e-19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568.69">
            <text:p>568.69</text:p>
          </table:table-cell>
          <table:table-cell table:formula="of:=[.Q114]*1000000" office:value-type="float" office:value="71.085">
            <text:p>71.085</text:p>
          </table:table-cell>
          <table:table-cell table:formula="of:=[.R114]*1000000" office:value-type="float" office:value="729.57">
            <text:p>729.57</text:p>
          </table:table-cell>
          <table:table-cell table:formula="of:=[.S114]*1000000" office:value-type="float" office:value="7.1395">
            <text:p>7.1395</text:p>
          </table:table-cell>
          <table:table-cell table:formula="of:=[.T114]*1000000" office:value-type="float" office:value="0.035595">
            <text:p>0.035595</text:p>
          </table:table-cell>
          <table:table-cell table:formula="of:=[.U114]*1000000" office:value-type="float" office:value="-0.00000000000068749">
            <text:p>-6.8749E-013</text:p>
          </table:table-cell>
          <table:table-cell table:formula="of:=[.V114]*1000000" office:value-type="float" office:value="0.00000000000033874">
            <text:p>3.3874E-013</text:p>
          </table:table-cell>
          <table:table-cell table:formula="of:=[.W114]*1000000" office:value-type="float" office:value="568.68">
            <text:p>568.68</text:p>
          </table:table-cell>
          <table:table-cell table:formula="of:=[.X114]*1000000" office:value-type="float" office:value="71.081">
            <text:p>71.081</text:p>
          </table:table-cell>
          <table:table-cell table:formula="of:=[.Y114]*1000000" office:value-type="float" office:value="729.56">
            <text:p>729.56</text:p>
          </table:table-cell>
          <table:table-cell table:formula="of:=[.Z114]*1000000" office:value-type="float" office:value="20.173">
            <text:p>20.173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-0.0000000000045564">
            <text:p>-4.5564E-012</text:p>
          </table:table-cell>
          <table:table-cell table:formula="of:=[.AC114]*1000000" office:value-type="float" office:value="0.00000000000033873">
            <text:p>3.3873E-013</text:p>
          </table:table-cell>
          <table:table-cell office:value-type="float" office:value="0.00056869">
            <text:p>0.00056869</text:p>
          </table:table-cell>
          <table:table-cell table:style-name="ce1" office:value-type="string">
            <text:p>7.1085e-05</text:p>
          </table:table-cell>
          <table:table-cell office:value-type="float" office:value="0.00072957">
            <text:p>0.00072957</text:p>
          </table:table-cell>
          <table:table-cell table:style-name="ce1" office:value-type="string">
            <text:p>7.1395e-06</text:p>
          </table:table-cell>
          <table:table-cell table:style-name="ce1" office:value-type="string">
            <text:p>3.5595e-08</text:p>
          </table:table-cell>
          <table:table-cell table:style-name="ce1" office:value-type="string">
            <text:p>-6.8749e-19</text:p>
          </table:table-cell>
          <table:table-cell table:style-name="ce1" office:value-type="string">
            <text:p>3.3874e-19</text:p>
          </table:table-cell>
          <table:table-cell office:value-type="float" office:value="0.00056868">
            <text:p>0.00056868</text:p>
          </table:table-cell>
          <table:table-cell table:style-name="ce1" office:value-type="string">
            <text:p>7.1081e-05</text:p>
          </table:table-cell>
          <table:table-cell office:value-type="float" office:value="0.00072956">
            <text:p>0.00072956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564e-18</text:p>
          </table:table-cell>
          <table:table-cell table:style-name="ce1" office:value-type="string">
            <text:p>3.3873e-19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564.48">
            <text:p>564.48</text:p>
          </table:table-cell>
          <table:table-cell table:formula="of:=[.Q115]*1000000" office:value-type="float" office:value="70.577">
            <text:p>70.577</text:p>
          </table:table-cell>
          <table:table-cell table:formula="of:=[.R115]*1000000" office:value-type="float" office:value="734.32">
            <text:p>734.32</text:p>
          </table:table-cell>
          <table:table-cell table:formula="of:=[.S115]*1000000" office:value-type="float" office:value="7.0171">
            <text:p>7.0171</text:p>
          </table:table-cell>
          <table:table-cell table:formula="of:=[.T115]*1000000" office:value-type="float" office:value="0.035694">
            <text:p>0.035694</text:p>
          </table:table-cell>
          <table:table-cell table:formula="of:=[.U115]*1000000" office:value-type="float" office:value="-0.00000000000035094">
            <text:p>-3.5094E-013</text:p>
          </table:table-cell>
          <table:table-cell table:formula="of:=[.V115]*1000000" office:value-type="float" office:value="0.00000000000032859">
            <text:p>3.2859E-013</text:p>
          </table:table-cell>
          <table:table-cell table:formula="of:=[.W115]*1000000" office:value-type="float" office:value="564.48">
            <text:p>564.48</text:p>
          </table:table-cell>
          <table:table-cell table:formula="of:=[.X115]*1000000" office:value-type="float" office:value="70.573">
            <text:p>70.573</text:p>
          </table:table-cell>
          <table:table-cell table:formula="of:=[.Y115]*1000000" office:value-type="float" office:value="734.31">
            <text:p>734.31</text:p>
          </table:table-cell>
          <table:table-cell table:formula="of:=[.Z115]*1000000" office:value-type="float" office:value="20.173">
            <text:p>20.173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17946">
            <text:p>1.7946E-012</text:p>
          </table:table-cell>
          <table:table-cell table:formula="of:=[.AC115]*1000000" office:value-type="float" office:value="0.00000000000032859">
            <text:p>3.2859E-013</text:p>
          </table:table-cell>
          <table:table-cell office:value-type="float" office:value="0.00056448">
            <text:p>0.00056448</text:p>
          </table:table-cell>
          <table:table-cell table:style-name="ce1" office:value-type="string">
            <text:p>7.0577e-05</text:p>
          </table:table-cell>
          <table:table-cell office:value-type="float" office:value="0.00073432">
            <text:p>0.00073432</text:p>
          </table:table-cell>
          <table:table-cell table:style-name="ce1" office:value-type="string">
            <text:p>7.0171e-06</text:p>
          </table:table-cell>
          <table:table-cell table:style-name="ce1" office:value-type="string">
            <text:p>3.5694e-08</text:p>
          </table:table-cell>
          <table:table-cell table:style-name="ce1" office:value-type="string">
            <text:p>-3.5094e-19</text:p>
          </table:table-cell>
          <table:table-cell table:style-name="ce1" office:value-type="string">
            <text:p>3.2859e-19</text:p>
          </table:table-cell>
          <table:table-cell office:value-type="float" office:value="0.00056448">
            <text:p>0.00056448</text:p>
          </table:table-cell>
          <table:table-cell table:style-name="ce1" office:value-type="string">
            <text:p>7.0573e-05</text:p>
          </table:table-cell>
          <table:table-cell office:value-type="float" office:value="0.00073431">
            <text:p>0.00073431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946e-18</text:p>
          </table:table-cell>
          <table:table-cell table:style-name="ce1" office:value-type="string">
            <text:p>3.2859e-19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560.32">
            <text:p>560.32</text:p>
          </table:table-cell>
          <table:table-cell table:formula="of:=[.Q116]*1000000" office:value-type="float" office:value="70.072">
            <text:p>70.072</text:p>
          </table:table-cell>
          <table:table-cell table:formula="of:=[.R116]*1000000" office:value-type="float" office:value="739.03">
            <text:p>739.03</text:p>
          </table:table-cell>
          <table:table-cell table:formula="of:=[.S116]*1000000" office:value-type="float" office:value="6.8963">
            <text:p>6.8963</text:p>
          </table:table-cell>
          <table:table-cell table:formula="of:=[.T116]*1000000" office:value-type="float" office:value="0.035792">
            <text:p>0.035792</text:p>
          </table:table-cell>
          <table:table-cell table:formula="of:=[.U116]*1000000" office:value-type="float" office:value="-0.00000000000081514">
            <text:p>-8.1514E-013</text:p>
          </table:table-cell>
          <table:table-cell table:formula="of:=[.V116]*1000000" office:value-type="float" office:value="0.00000000000031876">
            <text:p>3.1876E-013</text:p>
          </table:table-cell>
          <table:table-cell table:formula="of:=[.W116]*1000000" office:value-type="float" office:value="560.31">
            <text:p>560.31</text:p>
          </table:table-cell>
          <table:table-cell table:formula="of:=[.X116]*1000000" office:value-type="float" office:value="70.068">
            <text:p>70.068</text:p>
          </table:table-cell>
          <table:table-cell table:formula="of:=[.Y116]*1000000" office:value-type="float" office:value="739.02">
            <text:p>739.02</text:p>
          </table:table-cell>
          <table:table-cell table:formula="of:=[.Z116]*1000000" office:value-type="float" office:value="20.173">
            <text:p>20.173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047676">
            <text:p>4.7676E-012</text:p>
          </table:table-cell>
          <table:table-cell table:formula="of:=[.AC116]*1000000" office:value-type="float" office:value="0.00000000000031875">
            <text:p>3.1875E-013</text:p>
          </table:table-cell>
          <table:table-cell office:value-type="float" office:value="0.00056032">
            <text:p>0.00056032</text:p>
          </table:table-cell>
          <table:table-cell table:style-name="ce1" office:value-type="string">
            <text:p>7.0072e-05</text:p>
          </table:table-cell>
          <table:table-cell office:value-type="float" office:value="0.00073903">
            <text:p>0.00073903</text:p>
          </table:table-cell>
          <table:table-cell table:style-name="ce1" office:value-type="string">
            <text:p>6.8963e-06</text:p>
          </table:table-cell>
          <table:table-cell table:style-name="ce1" office:value-type="string">
            <text:p>3.5792e-08</text:p>
          </table:table-cell>
          <table:table-cell table:style-name="ce1" office:value-type="string">
            <text:p>-8.1514e-19</text:p>
          </table:table-cell>
          <table:table-cell table:style-name="ce1" office:value-type="string">
            <text:p>3.1876e-19</text:p>
          </table:table-cell>
          <table:table-cell office:value-type="float" office:value="0.00056031">
            <text:p>0.00056031</text:p>
          </table:table-cell>
          <table:table-cell table:style-name="ce1" office:value-type="string">
            <text:p>7.0068e-05</text:p>
          </table:table-cell>
          <table:table-cell office:value-type="float" office:value="0.00073902">
            <text:p>0.00073902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4.7676e-18</text:p>
          </table:table-cell>
          <table:table-cell table:style-name="ce1" office:value-type="string">
            <text:p>3.1875e-19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556.19">
            <text:p>556.19</text:p>
          </table:table-cell>
          <table:table-cell table:formula="of:=[.Q117]*1000000" office:value-type="float" office:value="69.569">
            <text:p>69.569</text:p>
          </table:table-cell>
          <table:table-cell table:formula="of:=[.R117]*1000000" office:value-type="float" office:value="743.7">
            <text:p>743.7</text:p>
          </table:table-cell>
          <table:table-cell table:formula="of:=[.S117]*1000000" office:value-type="float" office:value="6.777">
            <text:p>6.777</text:p>
          </table:table-cell>
          <table:table-cell table:formula="of:=[.T117]*1000000" office:value-type="float" office:value="0.035888">
            <text:p>0.035888</text:p>
          </table:table-cell>
          <table:table-cell table:formula="of:=[.U117]*1000000" office:value-type="float" office:value="-0.0000000000002567">
            <text:p>-2.567E-013</text:p>
          </table:table-cell>
          <table:table-cell table:formula="of:=[.V117]*1000000" office:value-type="float" office:value="0.00000000000030922">
            <text:p>3.0922E-013</text:p>
          </table:table-cell>
          <table:table-cell table:formula="of:=[.W117]*1000000" office:value-type="float" office:value="556.19">
            <text:p>556.19</text:p>
          </table:table-cell>
          <table:table-cell table:formula="of:=[.X117]*1000000" office:value-type="float" office:value="69.565">
            <text:p>69.565</text:p>
          </table:table-cell>
          <table:table-cell table:formula="of:=[.Y117]*1000000" office:value-type="float" office:value="743.69">
            <text:p>743.69</text:p>
          </table:table-cell>
          <table:table-cell table:formula="of:=[.Z117]*1000000" office:value-type="float" office:value="20.173">
            <text:p>20.173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-0.0000000000015053">
            <text:p>-1.5053E-012</text:p>
          </table:table-cell>
          <table:table-cell table:formula="of:=[.AC117]*1000000" office:value-type="float" office:value="0.00000000000030922">
            <text:p>3.0922E-013</text:p>
          </table:table-cell>
          <table:table-cell office:value-type="float" office:value="0.00055619">
            <text:p>0.00055619</text:p>
          </table:table-cell>
          <table:table-cell table:style-name="ce1" office:value-type="string">
            <text:p>6.9569e-05</text:p>
          </table:table-cell>
          <table:table-cell office:value-type="float" office:value="0.0007437">
            <text:p>0.0007437</text:p>
          </table:table-cell>
          <table:table-cell table:style-name="ce1" office:value-type="string">
            <text:p>6.777e-06</text:p>
          </table:table-cell>
          <table:table-cell table:style-name="ce1" office:value-type="string">
            <text:p>3.5888e-08</text:p>
          </table:table-cell>
          <table:table-cell table:style-name="ce1" office:value-type="string">
            <text:p>-2.567e-19</text:p>
          </table:table-cell>
          <table:table-cell table:style-name="ce1" office:value-type="string">
            <text:p>3.0922e-19</text:p>
          </table:table-cell>
          <table:table-cell office:value-type="float" office:value="0.00055619">
            <text:p>0.00055619</text:p>
          </table:table-cell>
          <table:table-cell table:style-name="ce1" office:value-type="string">
            <text:p>6.9565e-05</text:p>
          </table:table-cell>
          <table:table-cell office:value-type="float" office:value="0.00074369">
            <text:p>0.00074369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053e-18</text:p>
          </table:table-cell>
          <table:table-cell table:style-name="ce1" office:value-type="string">
            <text:p>3.0922e-19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552.1">
            <text:p>552.1</text:p>
          </table:table-cell>
          <table:table-cell table:formula="of:=[.Q118]*1000000" office:value-type="float" office:value="69.069">
            <text:p>69.069</text:p>
          </table:table-cell>
          <table:table-cell table:formula="of:=[.R118]*1000000" office:value-type="float" office:value="748.33">
            <text:p>748.33</text:p>
          </table:table-cell>
          <table:table-cell table:formula="of:=[.S118]*1000000" office:value-type="float" office:value="6.6593">
            <text:p>6.6593</text:p>
          </table:table-cell>
          <table:table-cell table:formula="of:=[.T118]*1000000" office:value-type="float" office:value="0.035982">
            <text:p>0.035982</text:p>
          </table:table-cell>
          <table:table-cell table:formula="of:=[.U118]*1000000" office:value-type="float" office:value="-0.00000000000034998">
            <text:p>-3.4998E-013</text:p>
          </table:table-cell>
          <table:table-cell table:formula="of:=[.V118]*1000000" office:value-type="float" office:value="0.00000000000029998">
            <text:p>2.9998E-013</text:p>
          </table:table-cell>
          <table:table-cell table:formula="of:=[.W118]*1000000" office:value-type="float" office:value="552.09">
            <text:p>552.09</text:p>
          </table:table-cell>
          <table:table-cell table:formula="of:=[.X118]*1000000" office:value-type="float" office:value="69.065">
            <text:p>69.065</text:p>
          </table:table-cell>
          <table:table-cell table:formula="of:=[.Y118]*1000000" office:value-type="float" office:value="748.32">
            <text:p>748.32</text:p>
          </table:table-cell>
          <table:table-cell table:formula="of:=[.Z118]*1000000" office:value-type="float" office:value="20.173">
            <text:p>20.173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-0.0000000000035834">
            <text:p>-3.5834E-012</text:p>
          </table:table-cell>
          <table:table-cell table:formula="of:=[.AC118]*1000000" office:value-type="float" office:value="0.00000000000029997">
            <text:p>2.9997E-013</text:p>
          </table:table-cell>
          <table:table-cell office:value-type="float" office:value="0.0005521">
            <text:p>0.0005521</text:p>
          </table:table-cell>
          <table:table-cell table:style-name="ce1" office:value-type="string">
            <text:p>6.9069e-05</text:p>
          </table:table-cell>
          <table:table-cell office:value-type="float" office:value="0.00074833">
            <text:p>0.00074833</text:p>
          </table:table-cell>
          <table:table-cell table:style-name="ce1" office:value-type="string">
            <text:p>6.6593e-06</text:p>
          </table:table-cell>
          <table:table-cell table:style-name="ce1" office:value-type="string">
            <text:p>3.5982e-08</text:p>
          </table:table-cell>
          <table:table-cell table:style-name="ce1" office:value-type="string">
            <text:p>-3.4998e-19</text:p>
          </table:table-cell>
          <table:table-cell table:style-name="ce1" office:value-type="string">
            <text:p>2.9998e-19</text:p>
          </table:table-cell>
          <table:table-cell office:value-type="float" office:value="0.00055209">
            <text:p>0.00055209</text:p>
          </table:table-cell>
          <table:table-cell table:style-name="ce1" office:value-type="string">
            <text:p>6.9065e-05</text:p>
          </table:table-cell>
          <table:table-cell office:value-type="float" office:value="0.00074832">
            <text:p>0.00074832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834e-18</text:p>
          </table:table-cell>
          <table:table-cell table:style-name="ce1" office:value-type="string">
            <text:p>2.9997e-19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548.04">
            <text:p>548.04</text:p>
          </table:table-cell>
          <table:table-cell table:formula="of:=[.Q119]*1000000" office:value-type="float" office:value="68.571">
            <text:p>68.571</text:p>
          </table:table-cell>
          <table:table-cell table:formula="of:=[.R119]*1000000" office:value-type="float" office:value="752.92">
            <text:p>752.92</text:p>
          </table:table-cell>
          <table:table-cell table:formula="of:=[.S119]*1000000" office:value-type="float" office:value="6.543">
            <text:p>6.543</text:p>
          </table:table-cell>
          <table:table-cell table:formula="of:=[.T119]*1000000" office:value-type="float" office:value="0.036074">
            <text:p>0.036074</text:p>
          </table:table-cell>
          <table:table-cell table:formula="of:=[.U119]*1000000" office:value-type="float" office:value="-0.00000000000056529">
            <text:p>-5.6529E-013</text:p>
          </table:table-cell>
          <table:table-cell table:formula="of:=[.V119]*1000000" office:value-type="float" office:value="0.00000000000029102">
            <text:p>2.9102E-013</text:p>
          </table:table-cell>
          <table:table-cell table:formula="of:=[.W119]*1000000" office:value-type="float" office:value="548.04">
            <text:p>548.04</text:p>
          </table:table-cell>
          <table:table-cell table:formula="of:=[.X119]*1000000" office:value-type="float" office:value="68.567">
            <text:p>68.567</text:p>
          </table:table-cell>
          <table:table-cell table:formula="of:=[.Y119]*1000000" office:value-type="float" office:value="752.91">
            <text:p>752.91</text:p>
          </table:table-cell>
          <table:table-cell table:formula="of:=[.Z119]*1000000" office:value-type="float" office:value="20.173">
            <text:p>20.173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0.0000000000035606">
            <text:p>3.5606E-012</text:p>
          </table:table-cell>
          <table:table-cell table:formula="of:=[.AC119]*1000000" office:value-type="float" office:value="0.00000000000029101">
            <text:p>2.9101E-013</text:p>
          </table:table-cell>
          <table:table-cell office:value-type="float" office:value="0.00054804">
            <text:p>0.00054804</text:p>
          </table:table-cell>
          <table:table-cell table:style-name="ce1" office:value-type="string">
            <text:p>6.8571e-05</text:p>
          </table:table-cell>
          <table:table-cell office:value-type="float" office:value="0.00075292">
            <text:p>0.00075292</text:p>
          </table:table-cell>
          <table:table-cell table:style-name="ce1" office:value-type="string">
            <text:p>6.543e-06</text:p>
          </table:table-cell>
          <table:table-cell table:style-name="ce1" office:value-type="string">
            <text:p>3.6074e-08</text:p>
          </table:table-cell>
          <table:table-cell table:style-name="ce1" office:value-type="string">
            <text:p>-5.6529e-19</text:p>
          </table:table-cell>
          <table:table-cell table:style-name="ce1" office:value-type="string">
            <text:p>2.9102e-19</text:p>
          </table:table-cell>
          <table:table-cell office:value-type="float" office:value="0.00054804">
            <text:p>0.00054804</text:p>
          </table:table-cell>
          <table:table-cell table:style-name="ce1" office:value-type="string">
            <text:p>6.8567e-05</text:p>
          </table:table-cell>
          <table:table-cell office:value-type="float" office:value="0.00075291">
            <text:p>0.00075291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3.5606e-18</text:p>
          </table:table-cell>
          <table:table-cell table:style-name="ce1" office:value-type="string">
            <text:p>2.9101e-19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544.03">
            <text:p>544.03</text:p>
          </table:table-cell>
          <table:table-cell table:formula="of:=[.Q120]*1000000" office:value-type="float" office:value="68.076">
            <text:p>68.076</text:p>
          </table:table-cell>
          <table:table-cell table:formula="of:=[.R120]*1000000" office:value-type="float" office:value="757.47">
            <text:p>757.47</text:p>
          </table:table-cell>
          <table:table-cell table:formula="of:=[.S120]*1000000" office:value-type="float" office:value="6.4284">
            <text:p>6.4284</text:p>
          </table:table-cell>
          <table:table-cell table:formula="of:=[.T120]*1000000" office:value-type="float" office:value="0.036165">
            <text:p>0.036165</text:p>
          </table:table-cell>
          <table:table-cell table:formula="of:=[.U120]*1000000" office:value-type="float" office:value="-0.00000000000060557">
            <text:p>-6.0557E-013</text:p>
          </table:table-cell>
          <table:table-cell table:formula="of:=[.V120]*1000000" office:value-type="float" office:value="0.00000000000028233">
            <text:p>2.8233E-013</text:p>
          </table:table-cell>
          <table:table-cell table:formula="of:=[.W120]*1000000" office:value-type="float" office:value="544.02">
            <text:p>544.02</text:p>
          </table:table-cell>
          <table:table-cell table:formula="of:=[.X120]*1000000" office:value-type="float" office:value="68.071">
            <text:p>68.071</text:p>
          </table:table-cell>
          <table:table-cell table:formula="of:=[.Y120]*1000000" office:value-type="float" office:value="757.46">
            <text:p>757.46</text:p>
          </table:table-cell>
          <table:table-cell table:formula="of:=[.Z120]*1000000" office:value-type="float" office:value="20.172">
            <text:p>20.172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0.0000000000045768">
            <text:p>4.5768E-012</text:p>
          </table:table-cell>
          <table:table-cell table:formula="of:=[.AC120]*1000000" office:value-type="float" office:value="0.00000000000028232">
            <text:p>2.8232E-013</text:p>
          </table:table-cell>
          <table:table-cell office:value-type="float" office:value="0.00054403">
            <text:p>0.00054403</text:p>
          </table:table-cell>
          <table:table-cell table:style-name="ce1" office:value-type="string">
            <text:p>6.8076e-05</text:p>
          </table:table-cell>
          <table:table-cell office:value-type="float" office:value="0.00075747">
            <text:p>0.00075747</text:p>
          </table:table-cell>
          <table:table-cell table:style-name="ce1" office:value-type="string">
            <text:p>6.4284e-06</text:p>
          </table:table-cell>
          <table:table-cell table:style-name="ce1" office:value-type="string">
            <text:p>3.6165e-08</text:p>
          </table:table-cell>
          <table:table-cell table:style-name="ce1" office:value-type="string">
            <text:p>-6.0557e-19</text:p>
          </table:table-cell>
          <table:table-cell table:style-name="ce1" office:value-type="string">
            <text:p>2.8233e-19</text:p>
          </table:table-cell>
          <table:table-cell office:value-type="float" office:value="0.00054402">
            <text:p>0.00054402</text:p>
          </table:table-cell>
          <table:table-cell table:style-name="ce1" office:value-type="string">
            <text:p>6.8071e-05</text:p>
          </table:table-cell>
          <table:table-cell office:value-type="float" office:value="0.00075746">
            <text:p>0.0007574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4.5768e-18</text:p>
          </table:table-cell>
          <table:table-cell table:style-name="ce1" office:value-type="string">
            <text:p>2.8232e-19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540.05">
            <text:p>540.05</text:p>
          </table:table-cell>
          <table:table-cell table:formula="of:=[.Q121]*1000000" office:value-type="float" office:value="67.583">
            <text:p>67.583</text:p>
          </table:table-cell>
          <table:table-cell table:formula="of:=[.R121]*1000000" office:value-type="float" office:value="761.98">
            <text:p>761.98</text:p>
          </table:table-cell>
          <table:table-cell table:formula="of:=[.S121]*1000000" office:value-type="float" office:value="6.3152">
            <text:p>6.3152</text:p>
          </table:table-cell>
          <table:table-cell table:formula="of:=[.T121]*1000000" office:value-type="float" office:value="0.036254">
            <text:p>0.036254</text:p>
          </table:table-cell>
          <table:table-cell table:formula="of:=[.U121]*1000000" office:value-type="float" office:value="-0.00000000000078525">
            <text:p>-7.8525E-013</text:p>
          </table:table-cell>
          <table:table-cell table:formula="of:=[.V121]*1000000" office:value-type="float" office:value="0.0000000000002739">
            <text:p>2.739E-013</text:p>
          </table:table-cell>
          <table:table-cell table:formula="of:=[.W121]*1000000" office:value-type="float" office:value="540.04">
            <text:p>540.04</text:p>
          </table:table-cell>
          <table:table-cell table:formula="of:=[.X121]*1000000" office:value-type="float" office:value="67.578">
            <text:p>67.578</text:p>
          </table:table-cell>
          <table:table-cell table:formula="of:=[.Y121]*1000000" office:value-type="float" office:value="761.97">
            <text:p>761.97</text:p>
          </table:table-cell>
          <table:table-cell table:formula="of:=[.Z121]*1000000" office:value-type="float" office:value="20.172">
            <text:p>20.172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19202">
            <text:p>-1.9202E-012</text:p>
          </table:table-cell>
          <table:table-cell table:formula="of:=[.AC121]*1000000" office:value-type="float" office:value="0.0000000000002739">
            <text:p>2.739E-013</text:p>
          </table:table-cell>
          <table:table-cell office:value-type="float" office:value="0.00054005">
            <text:p>0.00054005</text:p>
          </table:table-cell>
          <table:table-cell table:style-name="ce1" office:value-type="string">
            <text:p>6.7583e-05</text:p>
          </table:table-cell>
          <table:table-cell office:value-type="float" office:value="0.00076198">
            <text:p>0.00076198</text:p>
          </table:table-cell>
          <table:table-cell table:style-name="ce1" office:value-type="string">
            <text:p>6.3152e-06</text:p>
          </table:table-cell>
          <table:table-cell table:style-name="ce1" office:value-type="string">
            <text:p>3.6254e-08</text:p>
          </table:table-cell>
          <table:table-cell table:style-name="ce1" office:value-type="string">
            <text:p>-7.8525e-19</text:p>
          </table:table-cell>
          <table:table-cell table:style-name="ce1" office:value-type="string">
            <text:p>2.739e-19</text:p>
          </table:table-cell>
          <table:table-cell office:value-type="float" office:value="0.00054004">
            <text:p>0.00054004</text:p>
          </table:table-cell>
          <table:table-cell table:style-name="ce1" office:value-type="string">
            <text:p>6.7578e-05</text:p>
          </table:table-cell>
          <table:table-cell office:value-type="float" office:value="0.00076197">
            <text:p>0.0007619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202e-18</text:p>
          </table:table-cell>
          <table:table-cell table:style-name="ce1" office:value-type="string">
            <text:p>2.739e-19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536.1">
            <text:p>536.1</text:p>
          </table:table-cell>
          <table:table-cell table:formula="of:=[.Q122]*1000000" office:value-type="float" office:value="67.092">
            <text:p>67.092</text:p>
          </table:table-cell>
          <table:table-cell table:formula="of:=[.R122]*1000000" office:value-type="float" office:value="766.44">
            <text:p>766.44</text:p>
          </table:table-cell>
          <table:table-cell table:formula="of:=[.S122]*1000000" office:value-type="float" office:value="6.2036">
            <text:p>6.2036</text:p>
          </table:table-cell>
          <table:table-cell table:formula="of:=[.T122]*1000000" office:value-type="float" office:value="0.036342">
            <text:p>0.036342</text:p>
          </table:table-cell>
          <table:table-cell table:formula="of:=[.U122]*1000000" office:value-type="float" office:value="-0.00000000000082229">
            <text:p>-8.2229E-013</text:p>
          </table:table-cell>
          <table:table-cell table:formula="of:=[.V122]*1000000" office:value-type="float" office:value="0.00000000000026573">
            <text:p>2.6573E-013</text:p>
          </table:table-cell>
          <table:table-cell table:formula="of:=[.W122]*1000000" office:value-type="float" office:value="536.1">
            <text:p>536.1</text:p>
          </table:table-cell>
          <table:table-cell table:formula="of:=[.X122]*1000000" office:value-type="float" office:value="67.088">
            <text:p>67.088</text:p>
          </table:table-cell>
          <table:table-cell table:formula="of:=[.Y122]*1000000" office:value-type="float" office:value="766.43">
            <text:p>766.43</text:p>
          </table:table-cell>
          <table:table-cell table:formula="of:=[.Z122]*1000000" office:value-type="float" office:value="20.172">
            <text:p>20.172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62362">
            <text:p>-6.2362E-012</text:p>
          </table:table-cell>
          <table:table-cell table:formula="of:=[.AC122]*1000000" office:value-type="float" office:value="0.00000000000026573">
            <text:p>2.6573E-013</text:p>
          </table:table-cell>
          <table:table-cell office:value-type="float" office:value="0.0005361">
            <text:p>0.0005361</text:p>
          </table:table-cell>
          <table:table-cell table:style-name="ce1" office:value-type="string">
            <text:p>6.7092e-05</text:p>
          </table:table-cell>
          <table:table-cell office:value-type="float" office:value="0.00076644">
            <text:p>0.00076644</text:p>
          </table:table-cell>
          <table:table-cell table:style-name="ce1" office:value-type="string">
            <text:p>6.2036e-06</text:p>
          </table:table-cell>
          <table:table-cell table:style-name="ce1" office:value-type="string">
            <text:p>3.6342e-08</text:p>
          </table:table-cell>
          <table:table-cell table:style-name="ce1" office:value-type="string">
            <text:p>-8.2229e-19</text:p>
          </table:table-cell>
          <table:table-cell table:style-name="ce1" office:value-type="string">
            <text:p>2.6573e-19</text:p>
          </table:table-cell>
          <table:table-cell office:value-type="float" office:value="0.0005361">
            <text:p>0.0005361</text:p>
          </table:table-cell>
          <table:table-cell table:style-name="ce1" office:value-type="string">
            <text:p>6.7088e-05</text:p>
          </table:table-cell>
          <table:table-cell office:value-type="float" office:value="0.00076643">
            <text:p>0.0007664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362e-18</text:p>
          </table:table-cell>
          <table:table-cell table:style-name="ce1" office:value-type="string">
            <text:p>2.6573e-19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532.2">
            <text:p>532.2</text:p>
          </table:table-cell>
          <table:table-cell table:formula="of:=[.Q123]*1000000" office:value-type="float" office:value="66.604">
            <text:p>66.604</text:p>
          </table:table-cell>
          <table:table-cell table:formula="of:=[.R123]*1000000" office:value-type="float" office:value="770.87">
            <text:p>770.87</text:p>
          </table:table-cell>
          <table:table-cell table:formula="of:=[.S123]*1000000" office:value-type="float" office:value="6.0935">
            <text:p>6.0935</text:p>
          </table:table-cell>
          <table:table-cell table:formula="of:=[.T123]*1000000" office:value-type="float" office:value="0.036428">
            <text:p>0.036428</text:p>
          </table:table-cell>
          <table:table-cell table:formula="of:=[.U123]*1000000" office:value-type="float" office:value="-0.00000000000069742">
            <text:p>-6.9742E-013</text:p>
          </table:table-cell>
          <table:table-cell table:formula="of:=[.V123]*1000000" office:value-type="float" office:value="0.00000000000025781">
            <text:p>2.5781E-013</text:p>
          </table:table-cell>
          <table:table-cell table:formula="of:=[.W123]*1000000" office:value-type="float" office:value="532.19">
            <text:p>532.19</text:p>
          </table:table-cell>
          <table:table-cell table:formula="of:=[.X123]*1000000" office:value-type="float" office:value="66.6">
            <text:p>66.6</text:p>
          </table:table-cell>
          <table:table-cell table:formula="of:=[.Y123]*1000000" office:value-type="float" office:value="770.86">
            <text:p>770.86</text:p>
          </table:table-cell>
          <table:table-cell table:formula="of:=[.Z123]*1000000" office:value-type="float" office:value="20.172">
            <text:p>20.172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078295">
            <text:p>7.8295E-013</text:p>
          </table:table-cell>
          <table:table-cell table:formula="of:=[.AC123]*1000000" office:value-type="float" office:value="0.00000000000025781">
            <text:p>2.5781E-013</text:p>
          </table:table-cell>
          <table:table-cell office:value-type="float" office:value="0.0005322">
            <text:p>0.0005322</text:p>
          </table:table-cell>
          <table:table-cell table:style-name="ce1" office:value-type="string">
            <text:p>6.6604e-05</text:p>
          </table:table-cell>
          <table:table-cell office:value-type="float" office:value="0.00077087">
            <text:p>0.00077087</text:p>
          </table:table-cell>
          <table:table-cell table:style-name="ce1" office:value-type="string">
            <text:p>6.0935e-06</text:p>
          </table:table-cell>
          <table:table-cell table:style-name="ce1" office:value-type="string">
            <text:p>3.6428e-08</text:p>
          </table:table-cell>
          <table:table-cell table:style-name="ce1" office:value-type="string">
            <text:p>-6.9742e-19</text:p>
          </table:table-cell>
          <table:table-cell table:style-name="ce1" office:value-type="string">
            <text:p>2.5781e-19</text:p>
          </table:table-cell>
          <table:table-cell office:value-type="float" office:value="0.00053219">
            <text:p>0.00053219</text:p>
          </table:table-cell>
          <table:table-cell table:style-name="ce1" office:value-type="string">
            <text:p>6.66e-05</text:p>
          </table:table-cell>
          <table:table-cell office:value-type="float" office:value="0.00077086">
            <text:p>0.0007708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7.8295e-19</text:p>
          </table:table-cell>
          <table:table-cell table:style-name="ce1" office:value-type="string">
            <text:p>2.5781e-19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528.32">
            <text:p>528.32</text:p>
          </table:table-cell>
          <table:table-cell table:formula="of:=[.Q124]*1000000" office:value-type="float" office:value="66.119">
            <text:p>66.119</text:p>
          </table:table-cell>
          <table:table-cell table:formula="of:=[.R124]*1000000" office:value-type="float" office:value="775.26">
            <text:p>775.26</text:p>
          </table:table-cell>
          <table:table-cell table:formula="of:=[.S124]*1000000" office:value-type="float" office:value="5.985">
            <text:p>5.985</text:p>
          </table:table-cell>
          <table:table-cell table:formula="of:=[.T124]*1000000" office:value-type="float" office:value="0.036513">
            <text:p>0.036513</text:p>
          </table:table-cell>
          <table:table-cell table:formula="of:=[.U124]*1000000" office:value-type="float" office:value="-0.00000000000066171">
            <text:p>-6.6171E-013</text:p>
          </table:table-cell>
          <table:table-cell table:formula="of:=[.V124]*1000000" office:value-type="float" office:value="0.00000000000025013">
            <text:p>2.5013E-013</text:p>
          </table:table-cell>
          <table:table-cell table:formula="of:=[.W124]*1000000" office:value-type="float" office:value="528.32">
            <text:p>528.32</text:p>
          </table:table-cell>
          <table:table-cell table:formula="of:=[.X124]*1000000" office:value-type="float" office:value="66.114">
            <text:p>66.114</text:p>
          </table:table-cell>
          <table:table-cell table:formula="of:=[.Y124]*1000000" office:value-type="float" office:value="775.25">
            <text:p>775.25</text:p>
          </table:table-cell>
          <table:table-cell table:formula="of:=[.Z124]*1000000" office:value-type="float" office:value="20.172">
            <text:p>20.172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063568">
            <text:p>6.3568E-012</text:p>
          </table:table-cell>
          <table:table-cell table:formula="of:=[.AC124]*1000000" office:value-type="float" office:value="0.00000000000025013">
            <text:p>2.5013E-013</text:p>
          </table:table-cell>
          <table:table-cell office:value-type="float" office:value="0.00052832">
            <text:p>0.00052832</text:p>
          </table:table-cell>
          <table:table-cell table:style-name="ce1" office:value-type="string">
            <text:p>6.6119e-05</text:p>
          </table:table-cell>
          <table:table-cell office:value-type="float" office:value="0.00077526">
            <text:p>0.00077526</text:p>
          </table:table-cell>
          <table:table-cell table:style-name="ce1" office:value-type="string">
            <text:p>5.985e-06</text:p>
          </table:table-cell>
          <table:table-cell table:style-name="ce1" office:value-type="string">
            <text:p>3.6513e-08</text:p>
          </table:table-cell>
          <table:table-cell table:style-name="ce1" office:value-type="string">
            <text:p>-6.6171e-19</text:p>
          </table:table-cell>
          <table:table-cell table:style-name="ce1" office:value-type="string">
            <text:p>2.5013e-19</text:p>
          </table:table-cell>
          <table:table-cell office:value-type="float" office:value="0.00052832">
            <text:p>0.00052832</text:p>
          </table:table-cell>
          <table:table-cell table:style-name="ce1" office:value-type="string">
            <text:p>6.6114e-05</text:p>
          </table:table-cell>
          <table:table-cell office:value-type="float" office:value="0.00077525">
            <text:p>0.00077525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6.3568e-18</text:p>
          </table:table-cell>
          <table:table-cell table:style-name="ce1" office:value-type="string">
            <text:p>2.5013e-19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524.49">
            <text:p>524.49</text:p>
          </table:table-cell>
          <table:table-cell table:formula="of:=[.Q125]*1000000" office:value-type="float" office:value="65.636">
            <text:p>65.636</text:p>
          </table:table-cell>
          <table:table-cell table:formula="of:=[.R125]*1000000" office:value-type="float" office:value="779.62">
            <text:p>779.62</text:p>
          </table:table-cell>
          <table:table-cell table:formula="of:=[.S125]*1000000" office:value-type="float" office:value="5.8779">
            <text:p>5.8779</text:p>
          </table:table-cell>
          <table:table-cell table:formula="of:=[.T125]*1000000" office:value-type="float" office:value="0.036597">
            <text:p>0.036597</text:p>
          </table:table-cell>
          <table:table-cell table:formula="of:=[.U125]*1000000" office:value-type="float" office:value="-0.00000000000081197">
            <text:p>-8.1197E-013</text:p>
          </table:table-cell>
          <table:table-cell table:formula="of:=[.V125]*1000000" office:value-type="float" office:value="0.00000000000024269">
            <text:p>2.4269E-013</text:p>
          </table:table-cell>
          <table:table-cell table:formula="of:=[.W125]*1000000" office:value-type="float" office:value="524.48">
            <text:p>524.48</text:p>
          </table:table-cell>
          <table:table-cell table:formula="of:=[.X125]*1000000" office:value-type="float" office:value="65.631">
            <text:p>65.631</text:p>
          </table:table-cell>
          <table:table-cell table:formula="of:=[.Y125]*1000000" office:value-type="float" office:value="779.61">
            <text:p>779.61</text:p>
          </table:table-cell>
          <table:table-cell table:formula="of:=[.Z125]*1000000" office:value-type="float" office:value="20.172">
            <text:p>20.172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-0.00000000000085195">
            <text:p>-8.5195E-013</text:p>
          </table:table-cell>
          <table:table-cell table:formula="of:=[.AC125]*1000000" office:value-type="float" office:value="0.00000000000024269">
            <text:p>2.4269E-013</text:p>
          </table:table-cell>
          <table:table-cell office:value-type="float" office:value="0.00052449">
            <text:p>0.00052449</text:p>
          </table:table-cell>
          <table:table-cell table:style-name="ce1" office:value-type="string">
            <text:p>6.5636e-05</text:p>
          </table:table-cell>
          <table:table-cell office:value-type="float" office:value="0.00077962">
            <text:p>0.00077962</text:p>
          </table:table-cell>
          <table:table-cell table:style-name="ce1" office:value-type="string">
            <text:p>5.8779e-06</text:p>
          </table:table-cell>
          <table:table-cell table:style-name="ce1" office:value-type="string">
            <text:p>3.6597e-08</text:p>
          </table:table-cell>
          <table:table-cell table:style-name="ce1" office:value-type="string">
            <text:p>-8.1197e-19</text:p>
          </table:table-cell>
          <table:table-cell table:style-name="ce1" office:value-type="string">
            <text:p>2.4269e-19</text:p>
          </table:table-cell>
          <table:table-cell office:value-type="float" office:value="0.00052448">
            <text:p>0.00052448</text:p>
          </table:table-cell>
          <table:table-cell table:style-name="ce1" office:value-type="string">
            <text:p>6.5631e-05</text:p>
          </table:table-cell>
          <table:table-cell office:value-type="float" office:value="0.00077961">
            <text:p>0.0007796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5195e-19</text:p>
          </table:table-cell>
          <table:table-cell table:style-name="ce1" office:value-type="string">
            <text:p>2.4269e-19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520.69">
            <text:p>520.69</text:p>
          </table:table-cell>
          <table:table-cell table:formula="of:=[.Q126]*1000000" office:value-type="float" office:value="65.155">
            <text:p>65.155</text:p>
          </table:table-cell>
          <table:table-cell table:formula="of:=[.R126]*1000000" office:value-type="float" office:value="783.93">
            <text:p>783.93</text:p>
          </table:table-cell>
          <table:table-cell table:formula="of:=[.S126]*1000000" office:value-type="float" office:value="5.7724">
            <text:p>5.7724</text:p>
          </table:table-cell>
          <table:table-cell table:formula="of:=[.T126]*1000000" office:value-type="float" office:value="0.036679">
            <text:p>0.036679</text:p>
          </table:table-cell>
          <table:table-cell table:formula="of:=[.U126]*1000000" office:value-type="float" office:value="-0.00000000000049822">
            <text:p>-4.9822E-013</text:p>
          </table:table-cell>
          <table:table-cell table:formula="of:=[.V126]*1000000" office:value-type="float" office:value="0.00000000000023547">
            <text:p>2.3547E-013</text:p>
          </table:table-cell>
          <table:table-cell table:formula="of:=[.W126]*1000000" office:value-type="float" office:value="520.68">
            <text:p>520.68</text:p>
          </table:table-cell>
          <table:table-cell table:formula="of:=[.X126]*1000000" office:value-type="float" office:value="65.151">
            <text:p>65.151</text:p>
          </table:table-cell>
          <table:table-cell table:formula="of:=[.Y126]*1000000" office:value-type="float" office:value="783.92">
            <text:p>783.92</text:p>
          </table:table-cell>
          <table:table-cell table:formula="of:=[.Z126]*1000000" office:value-type="float" office:value="20.172">
            <text:p>20.172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65001">
            <text:p>-6.5001E-012</text:p>
          </table:table-cell>
          <table:table-cell table:formula="of:=[.AC126]*1000000" office:value-type="float" office:value="0.00000000000023547">
            <text:p>2.3547E-013</text:p>
          </table:table-cell>
          <table:table-cell office:value-type="float" office:value="0.00052069">
            <text:p>0.00052069</text:p>
          </table:table-cell>
          <table:table-cell table:style-name="ce1" office:value-type="string">
            <text:p>6.5155e-05</text:p>
          </table:table-cell>
          <table:table-cell office:value-type="float" office:value="0.00078393">
            <text:p>0.00078393</text:p>
          </table:table-cell>
          <table:table-cell table:style-name="ce1" office:value-type="string">
            <text:p>5.7724e-06</text:p>
          </table:table-cell>
          <table:table-cell table:style-name="ce1" office:value-type="string">
            <text:p>3.6679e-08</text:p>
          </table:table-cell>
          <table:table-cell table:style-name="ce1" office:value-type="string">
            <text:p>-4.9822e-19</text:p>
          </table:table-cell>
          <table:table-cell table:style-name="ce1" office:value-type="string">
            <text:p>2.3547e-19</text:p>
          </table:table-cell>
          <table:table-cell office:value-type="float" office:value="0.00052068">
            <text:p>0.00052068</text:p>
          </table:table-cell>
          <table:table-cell table:style-name="ce1" office:value-type="string">
            <text:p>6.5151e-05</text:p>
          </table:table-cell>
          <table:table-cell office:value-type="float" office:value="0.00078392">
            <text:p>0.0007839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5001e-18</text:p>
          </table:table-cell>
          <table:table-cell table:style-name="ce1" office:value-type="string">
            <text:p>2.3547e-19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516.92">
            <text:p>516.92</text:p>
          </table:table-cell>
          <table:table-cell table:formula="of:=[.Q127]*1000000" office:value-type="float" office:value="64.677">
            <text:p>64.677</text:p>
          </table:table-cell>
          <table:table-cell table:formula="of:=[.R127]*1000000" office:value-type="float" office:value="788.21">
            <text:p>788.21</text:p>
          </table:table-cell>
          <table:table-cell table:formula="of:=[.S127]*1000000" office:value-type="float" office:value="5.6683">
            <text:p>5.6683</text:p>
          </table:table-cell>
          <table:table-cell table:formula="of:=[.T127]*1000000" office:value-type="float" office:value="0.036761">
            <text:p>0.036761</text:p>
          </table:table-cell>
          <table:table-cell table:formula="of:=[.U127]*1000000" office:value-type="float" office:value="-0.00000000000048192">
            <text:p>-4.8192E-013</text:p>
          </table:table-cell>
          <table:table-cell table:formula="of:=[.V127]*1000000" office:value-type="float" office:value="0.00000000000022848">
            <text:p>2.2848E-013</text:p>
          </table:table-cell>
          <table:table-cell table:formula="of:=[.W127]*1000000" office:value-type="float" office:value="516.91">
            <text:p>516.91</text:p>
          </table:table-cell>
          <table:table-cell table:formula="of:=[.X127]*1000000" office:value-type="float" office:value="64.673">
            <text:p>64.673</text:p>
          </table:table-cell>
          <table:table-cell table:formula="of:=[.Y127]*1000000" office:value-type="float" office:value="788.19">
            <text:p>788.19</text:p>
          </table:table-cell>
          <table:table-cell table:formula="of:=[.Z127]*1000000" office:value-type="float" office:value="20.172">
            <text:p>20.172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-0.000000000003755">
            <text:p>-3.755E-012</text:p>
          </table:table-cell>
          <table:table-cell table:formula="of:=[.AC127]*1000000" office:value-type="float" office:value="0.00000000000022847">
            <text:p>2.2847E-013</text:p>
          </table:table-cell>
          <table:table-cell office:value-type="float" office:value="0.00051692">
            <text:p>0.00051692</text:p>
          </table:table-cell>
          <table:table-cell table:style-name="ce1" office:value-type="string">
            <text:p>6.4677e-05</text:p>
          </table:table-cell>
          <table:table-cell office:value-type="float" office:value="0.00078821">
            <text:p>0.00078821</text:p>
          </table:table-cell>
          <table:table-cell table:style-name="ce1" office:value-type="string">
            <text:p>5.6683e-06</text:p>
          </table:table-cell>
          <table:table-cell table:style-name="ce1" office:value-type="string">
            <text:p>3.6761e-08</text:p>
          </table:table-cell>
          <table:table-cell table:style-name="ce1" office:value-type="string">
            <text:p>-4.8192e-19</text:p>
          </table:table-cell>
          <table:table-cell table:style-name="ce1" office:value-type="string">
            <text:p>2.2848e-19</text:p>
          </table:table-cell>
          <table:table-cell office:value-type="float" office:value="0.00051691">
            <text:p>0.00051691</text:p>
          </table:table-cell>
          <table:table-cell table:style-name="ce1" office:value-type="string">
            <text:p>6.4673e-05</text:p>
          </table:table-cell>
          <table:table-cell office:value-type="float" office:value="0.00078819">
            <text:p>0.0007881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55e-18</text:p>
          </table:table-cell>
          <table:table-cell table:style-name="ce1" office:value-type="string">
            <text:p>2.2847e-19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513.19">
            <text:p>513.19</text:p>
          </table:table-cell>
          <table:table-cell table:formula="of:=[.Q128]*1000000" office:value-type="float" office:value="64.202">
            <text:p>64.202</text:p>
          </table:table-cell>
          <table:table-cell table:formula="of:=[.R128]*1000000" office:value-type="float" office:value="792.44">
            <text:p>792.44</text:p>
          </table:table-cell>
          <table:table-cell table:formula="of:=[.S128]*1000000" office:value-type="float" office:value="5.5658">
            <text:p>5.5658</text:p>
          </table:table-cell>
          <table:table-cell table:formula="of:=[.T128]*1000000" office:value-type="float" office:value="0.036841">
            <text:p>0.036841</text:p>
          </table:table-cell>
          <table:table-cell table:formula="of:=[.U128]*1000000" office:value-type="float" office:value="-0.00000000000037833">
            <text:p>-3.7833E-013</text:p>
          </table:table-cell>
          <table:table-cell table:formula="of:=[.V128]*1000000" office:value-type="float" office:value="0.00000000000022169">
            <text:p>2.2169E-013</text:p>
          </table:table-cell>
          <table:table-cell table:formula="of:=[.W128]*1000000" office:value-type="float" office:value="513.18">
            <text:p>513.18</text:p>
          </table:table-cell>
          <table:table-cell table:formula="of:=[.X128]*1000000" office:value-type="float" office:value="64.198">
            <text:p>64.198</text:p>
          </table:table-cell>
          <table:table-cell table:formula="of:=[.Y128]*1000000" office:value-type="float" office:value="792.43">
            <text:p>792.43</text:p>
          </table:table-cell>
          <table:table-cell table:formula="of:=[.Z128]*1000000" office:value-type="float" office:value="20.172">
            <text:p>20.172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05111">
            <text:p>5.111E-012</text:p>
          </table:table-cell>
          <table:table-cell table:formula="of:=[.AC128]*1000000" office:value-type="float" office:value="0.00000000000022169">
            <text:p>2.2169E-013</text:p>
          </table:table-cell>
          <table:table-cell office:value-type="float" office:value="0.00051319">
            <text:p>0.00051319</text:p>
          </table:table-cell>
          <table:table-cell table:style-name="ce1" office:value-type="string">
            <text:p>6.4202e-05</text:p>
          </table:table-cell>
          <table:table-cell office:value-type="float" office:value="0.00079244">
            <text:p>0.00079244</text:p>
          </table:table-cell>
          <table:table-cell table:style-name="ce1" office:value-type="string">
            <text:p>5.5658e-06</text:p>
          </table:table-cell>
          <table:table-cell table:style-name="ce1" office:value-type="string">
            <text:p>3.6841e-08</text:p>
          </table:table-cell>
          <table:table-cell table:style-name="ce1" office:value-type="string">
            <text:p>-3.7833e-19</text:p>
          </table:table-cell>
          <table:table-cell table:style-name="ce1" office:value-type="string">
            <text:p>2.2169e-19</text:p>
          </table:table-cell>
          <table:table-cell office:value-type="float" office:value="0.00051318">
            <text:p>0.00051318</text:p>
          </table:table-cell>
          <table:table-cell table:style-name="ce1" office:value-type="string">
            <text:p>6.4198e-05</text:p>
          </table:table-cell>
          <table:table-cell office:value-type="float" office:value="0.00079243">
            <text:p>0.0007924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5.111e-18</text:p>
          </table:table-cell>
          <table:table-cell table:style-name="ce1" office:value-type="string">
            <text:p>2.2169e-19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509.49">
            <text:p>509.49</text:p>
          </table:table-cell>
          <table:table-cell table:formula="of:=[.Q129]*1000000" office:value-type="float" office:value="63.73">
            <text:p>63.73</text:p>
          </table:table-cell>
          <table:table-cell table:formula="of:=[.R129]*1000000" office:value-type="float" office:value="796.64">
            <text:p>796.64</text:p>
          </table:table-cell>
          <table:table-cell table:formula="of:=[.S129]*1000000" office:value-type="float" office:value="5.4647">
            <text:p>5.4647</text:p>
          </table:table-cell>
          <table:table-cell table:formula="of:=[.T129]*1000000" office:value-type="float" office:value="0.03692">
            <text:p>0.03692</text:p>
          </table:table-cell>
          <table:table-cell table:formula="of:=[.U129]*1000000" office:value-type="float" office:value="-0.00000000000041945">
            <text:p>-4.1945E-013</text:p>
          </table:table-cell>
          <table:table-cell table:formula="of:=[.V129]*1000000" office:value-type="float" office:value="0.00000000000021512">
            <text:p>2.1512E-013</text:p>
          </table:table-cell>
          <table:table-cell table:formula="of:=[.W129]*1000000" office:value-type="float" office:value="509.48">
            <text:p>509.48</text:p>
          </table:table-cell>
          <table:table-cell table:formula="of:=[.X129]*1000000" office:value-type="float" office:value="63.725">
            <text:p>63.725</text:p>
          </table:table-cell>
          <table:table-cell table:formula="of:=[.Y129]*1000000" office:value-type="float" office:value="796.63">
            <text:p>796.63</text:p>
          </table:table-cell>
          <table:table-cell table:formula="of:=[.Z129]*1000000" office:value-type="float" office:value="20.172">
            <text:p>20.172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78651">
            <text:p>7.8651E-012</text:p>
          </table:table-cell>
          <table:table-cell table:formula="of:=[.AC129]*1000000" office:value-type="float" office:value="0.00000000000021511">
            <text:p>2.1511E-013</text:p>
          </table:table-cell>
          <table:table-cell office:value-type="float" office:value="0.00050949">
            <text:p>0.00050949</text:p>
          </table:table-cell>
          <table:table-cell table:style-name="ce1" office:value-type="string">
            <text:p>6.373e-05</text:p>
          </table:table-cell>
          <table:table-cell office:value-type="float" office:value="0.00079664">
            <text:p>0.00079664</text:p>
          </table:table-cell>
          <table:table-cell table:style-name="ce1" office:value-type="string">
            <text:p>5.4647e-06</text:p>
          </table:table-cell>
          <table:table-cell table:style-name="ce1" office:value-type="string">
            <text:p>3.692e-08</text:p>
          </table:table-cell>
          <table:table-cell table:style-name="ce1" office:value-type="string">
            <text:p>-4.1945e-19</text:p>
          </table:table-cell>
          <table:table-cell table:style-name="ce1" office:value-type="string">
            <text:p>2.1512e-19</text:p>
          </table:table-cell>
          <table:table-cell office:value-type="float" office:value="0.00050948">
            <text:p>0.00050948</text:p>
          </table:table-cell>
          <table:table-cell table:style-name="ce1" office:value-type="string">
            <text:p>6.3725e-05</text:p>
          </table:table-cell>
          <table:table-cell office:value-type="float" office:value="0.00079663">
            <text:p>0.0007966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7.8651e-18</text:p>
          </table:table-cell>
          <table:table-cell table:style-name="ce1" office:value-type="string">
            <text:p>2.1511e-19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505.82">
            <text:p>505.82</text:p>
          </table:table-cell>
          <table:table-cell table:formula="of:=[.Q130]*1000000" office:value-type="float" office:value="63.26">
            <text:p>63.26</text:p>
          </table:table-cell>
          <table:table-cell table:formula="of:=[.R130]*1000000" office:value-type="float" office:value="800.81">
            <text:p>800.81</text:p>
          </table:table-cell>
          <table:table-cell table:formula="of:=[.S130]*1000000" office:value-type="float" office:value="5.3651">
            <text:p>5.3651</text:p>
          </table:table-cell>
          <table:table-cell table:formula="of:=[.T130]*1000000" office:value-type="float" office:value="0.036998">
            <text:p>0.036998</text:p>
          </table:table-cell>
          <table:table-cell table:formula="of:=[.U130]*1000000" office:value-type="float" office:value="-0.00000000000030091">
            <text:p>-3.0091E-013</text:p>
          </table:table-cell>
          <table:table-cell table:formula="of:=[.V130]*1000000" office:value-type="float" office:value="0.00000000000020874">
            <text:p>2.0874E-013</text:p>
          </table:table-cell>
          <table:table-cell table:formula="of:=[.W130]*1000000" office:value-type="float" office:value="505.82">
            <text:p>505.82</text:p>
          </table:table-cell>
          <table:table-cell table:formula="of:=[.X130]*1000000" office:value-type="float" office:value="63.255">
            <text:p>63.255</text:p>
          </table:table-cell>
          <table:table-cell table:formula="of:=[.Y130]*1000000" office:value-type="float" office:value="800.8">
            <text:p>800.8</text:p>
          </table:table-cell>
          <table:table-cell table:formula="of:=[.Z130]*1000000" office:value-type="float" office:value="20.172">
            <text:p>20.172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020916">
            <text:p>2.0916E-013</text:p>
          </table:table-cell>
          <table:table-cell table:formula="of:=[.AC130]*1000000" office:value-type="float" office:value="0.00000000000020874">
            <text:p>2.0874E-013</text:p>
          </table:table-cell>
          <table:table-cell office:value-type="float" office:value="0.00050582">
            <text:p>0.00050582</text:p>
          </table:table-cell>
          <table:table-cell table:style-name="ce1" office:value-type="string">
            <text:p>6.326e-05</text:p>
          </table:table-cell>
          <table:table-cell office:value-type="float" office:value="0.00080081">
            <text:p>0.00080081</text:p>
          </table:table-cell>
          <table:table-cell table:style-name="ce1" office:value-type="string">
            <text:p>5.3651e-06</text:p>
          </table:table-cell>
          <table:table-cell table:style-name="ce1" office:value-type="string">
            <text:p>3.6998e-08</text:p>
          </table:table-cell>
          <table:table-cell table:style-name="ce1" office:value-type="string">
            <text:p>-3.0091e-19</text:p>
          </table:table-cell>
          <table:table-cell table:style-name="ce1" office:value-type="string">
            <text:p>2.0874e-19</text:p>
          </table:table-cell>
          <table:table-cell office:value-type="float" office:value="0.00050582">
            <text:p>0.00050582</text:p>
          </table:table-cell>
          <table:table-cell table:style-name="ce1" office:value-type="string">
            <text:p>6.3255e-05</text:p>
          </table:table-cell>
          <table:table-cell office:value-type="float" office:value="0.0008008">
            <text:p>0.000800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916e-19</text:p>
          </table:table-cell>
          <table:table-cell table:style-name="ce1" office:value-type="string">
            <text:p>2.0874e-19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502.19">
            <text:p>502.19</text:p>
          </table:table-cell>
          <table:table-cell table:formula="of:=[.Q131]*1000000" office:value-type="float" office:value="62.792">
            <text:p>62.792</text:p>
          </table:table-cell>
          <table:table-cell table:formula="of:=[.R131]*1000000" office:value-type="float" office:value="804.93">
            <text:p>804.93</text:p>
          </table:table-cell>
          <table:table-cell table:formula="of:=[.S131]*1000000" office:value-type="float" office:value="5.267">
            <text:p>5.267</text:p>
          </table:table-cell>
          <table:table-cell table:formula="of:=[.T131]*1000000" office:value-type="float" office:value="0.037075">
            <text:p>0.037075</text:p>
          </table:table-cell>
          <table:table-cell table:formula="of:=[.U131]*1000000" office:value-type="float" office:value="-0.00000000000013788">
            <text:p>-1.3788E-013</text:p>
          </table:table-cell>
          <table:table-cell table:formula="of:=[.V131]*1000000" office:value-type="float" office:value="0.00000000000020256">
            <text:p>2.0256E-013</text:p>
          </table:table-cell>
          <table:table-cell table:formula="of:=[.W131]*1000000" office:value-type="float" office:value="502.19">
            <text:p>502.19</text:p>
          </table:table-cell>
          <table:table-cell table:formula="of:=[.X131]*1000000" office:value-type="float" office:value="62.788">
            <text:p>62.788</text:p>
          </table:table-cell>
          <table:table-cell table:formula="of:=[.Y131]*1000000" office:value-type="float" office:value="804.92">
            <text:p>804.92</text:p>
          </table:table-cell>
          <table:table-cell table:formula="of:=[.Z131]*1000000" office:value-type="float" office:value="20.172">
            <text:p>20.172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-0.0000000000078558">
            <text:p>-7.8558E-012</text:p>
          </table:table-cell>
          <table:table-cell table:formula="of:=[.AC131]*1000000" office:value-type="float" office:value="0.00000000000020255">
            <text:p>2.0255E-013</text:p>
          </table:table-cell>
          <table:table-cell office:value-type="float" office:value="0.00050219">
            <text:p>0.00050219</text:p>
          </table:table-cell>
          <table:table-cell table:style-name="ce1" office:value-type="string">
            <text:p>6.2792e-05</text:p>
          </table:table-cell>
          <table:table-cell office:value-type="float" office:value="0.00080493">
            <text:p>0.00080493</text:p>
          </table:table-cell>
          <table:table-cell table:style-name="ce1" office:value-type="string">
            <text:p>5.267e-06</text:p>
          </table:table-cell>
          <table:table-cell table:style-name="ce1" office:value-type="string">
            <text:p>3.7075e-08</text:p>
          </table:table-cell>
          <table:table-cell table:style-name="ce1" office:value-type="string">
            <text:p>-1.3788e-19</text:p>
          </table:table-cell>
          <table:table-cell table:style-name="ce1" office:value-type="string">
            <text:p>2.0256e-19</text:p>
          </table:table-cell>
          <table:table-cell office:value-type="float" office:value="0.00050219">
            <text:p>0.00050219</text:p>
          </table:table-cell>
          <table:table-cell table:style-name="ce1" office:value-type="string">
            <text:p>6.2788e-05</text:p>
          </table:table-cell>
          <table:table-cell office:value-type="float" office:value="0.00080492">
            <text:p>0.0008049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8558e-18</text:p>
          </table:table-cell>
          <table:table-cell table:style-name="ce1" office:value-type="string">
            <text:p>2.0255e-19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498.59">
            <text:p>498.59</text:p>
          </table:table-cell>
          <table:table-cell table:formula="of:=[.Q132]*1000000" office:value-type="float" office:value="62.327">
            <text:p>62.327</text:p>
          </table:table-cell>
          <table:table-cell table:formula="of:=[.R132]*1000000" office:value-type="float" office:value="809.02">
            <text:p>809.02</text:p>
          </table:table-cell>
          <table:table-cell table:formula="of:=[.S132]*1000000" office:value-type="float" office:value="5.1703">
            <text:p>5.1703</text:p>
          </table:table-cell>
          <table:table-cell table:formula="of:=[.T132]*1000000" office:value-type="float" office:value="0.037151">
            <text:p>0.037151</text:p>
          </table:table-cell>
          <table:table-cell table:formula="of:=[.U132]*1000000" office:value-type="float" office:value="0.000000000000099819">
            <text:p>9.9819E-014</text:p>
          </table:table-cell>
          <table:table-cell table:formula="of:=[.V132]*1000000" office:value-type="float" office:value="0.00000000000019656">
            <text:p>1.9656E-013</text:p>
          </table:table-cell>
          <table:table-cell table:formula="of:=[.W132]*1000000" office:value-type="float" office:value="498.59">
            <text:p>498.59</text:p>
          </table:table-cell>
          <table:table-cell table:formula="of:=[.X132]*1000000" office:value-type="float" office:value="62.323">
            <text:p>62.323</text:p>
          </table:table-cell>
          <table:table-cell table:formula="of:=[.Y132]*1000000" office:value-type="float" office:value="809.01">
            <text:p>809.01</text:p>
          </table:table-cell>
          <table:table-cell table:formula="of:=[.Z132]*1000000" office:value-type="float" office:value="20.172">
            <text:p>20.172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91711">
            <text:p>-9.1711E-012</text:p>
          </table:table-cell>
          <table:table-cell table:formula="of:=[.AC132]*1000000" office:value-type="float" office:value="0.00000000000019656">
            <text:p>1.9656E-013</text:p>
          </table:table-cell>
          <table:table-cell office:value-type="float" office:value="0.00049859">
            <text:p>0.00049859</text:p>
          </table:table-cell>
          <table:table-cell table:style-name="ce1" office:value-type="string">
            <text:p>6.2327e-05</text:p>
          </table:table-cell>
          <table:table-cell office:value-type="float" office:value="0.00080902">
            <text:p>0.00080902</text:p>
          </table:table-cell>
          <table:table-cell table:style-name="ce1" office:value-type="string">
            <text:p>5.1703e-06</text:p>
          </table:table-cell>
          <table:table-cell table:style-name="ce1" office:value-type="string">
            <text:p>3.7151e-08</text:p>
          </table:table-cell>
          <table:table-cell table:style-name="ce1" office:value-type="string">
            <text:p>9.9819e-20</text:p>
          </table:table-cell>
          <table:table-cell table:style-name="ce1" office:value-type="string">
            <text:p>1.9656e-19</text:p>
          </table:table-cell>
          <table:table-cell office:value-type="float" office:value="0.00049859">
            <text:p>0.00049859</text:p>
          </table:table-cell>
          <table:table-cell table:style-name="ce1" office:value-type="string">
            <text:p>6.2323e-05</text:p>
          </table:table-cell>
          <table:table-cell office:value-type="float" office:value="0.00080901">
            <text:p>0.0008090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1711e-18</text:p>
          </table:table-cell>
          <table:table-cell table:style-name="ce1" office:value-type="string">
            <text:p>1.9656e-19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495.03">
            <text:p>495.03</text:p>
          </table:table-cell>
          <table:table-cell table:formula="of:=[.Q133]*1000000" office:value-type="float" office:value="61.865">
            <text:p>61.865</text:p>
          </table:table-cell>
          <table:table-cell table:formula="of:=[.R133]*1000000" office:value-type="float" office:value="813.08">
            <text:p>813.08</text:p>
          </table:table-cell>
          <table:table-cell table:formula="of:=[.S133]*1000000" office:value-type="float" office:value="5.075">
            <text:p>5.075</text:p>
          </table:table-cell>
          <table:table-cell table:formula="of:=[.T133]*1000000" office:value-type="float" office:value="0.037227">
            <text:p>0.037227</text:p>
          </table:table-cell>
          <table:table-cell table:formula="of:=[.U133]*1000000" office:value-type="float" office:value="0.00000000000022478">
            <text:p>2.2478E-013</text:p>
          </table:table-cell>
          <table:table-cell table:formula="of:=[.V133]*1000000" office:value-type="float" office:value="0.00000000000019075">
            <text:p>1.9075E-013</text:p>
          </table:table-cell>
          <table:table-cell table:formula="of:=[.W133]*1000000" office:value-type="float" office:value="495.03">
            <text:p>495.03</text:p>
          </table:table-cell>
          <table:table-cell table:formula="of:=[.X133]*1000000" office:value-type="float" office:value="61.861">
            <text:p>61.861</text:p>
          </table:table-cell>
          <table:table-cell table:formula="of:=[.Y133]*1000000" office:value-type="float" office:value="813.07">
            <text:p>813.07</text:p>
          </table:table-cell>
          <table:table-cell table:formula="of:=[.Z133]*1000000" office:value-type="float" office:value="20.172">
            <text:p>20.172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-0.0000000000067353">
            <text:p>-6.7353E-012</text:p>
          </table:table-cell>
          <table:table-cell table:formula="of:=[.AC133]*1000000" office:value-type="float" office:value="0.00000000000019075">
            <text:p>1.9075E-013</text:p>
          </table:table-cell>
          <table:table-cell office:value-type="float" office:value="0.00049503">
            <text:p>0.00049503</text:p>
          </table:table-cell>
          <table:table-cell table:style-name="ce1" office:value-type="string">
            <text:p>6.1865e-05</text:p>
          </table:table-cell>
          <table:table-cell office:value-type="float" office:value="0.00081308">
            <text:p>0.00081308</text:p>
          </table:table-cell>
          <table:table-cell table:style-name="ce1" office:value-type="string">
            <text:p>5.075e-06</text:p>
          </table:table-cell>
          <table:table-cell table:style-name="ce1" office:value-type="string">
            <text:p>3.7227e-08</text:p>
          </table:table-cell>
          <table:table-cell table:style-name="ce1" office:value-type="string">
            <text:p>2.2478e-19</text:p>
          </table:table-cell>
          <table:table-cell table:style-name="ce1" office:value-type="string">
            <text:p>1.9075e-19</text:p>
          </table:table-cell>
          <table:table-cell office:value-type="float" office:value="0.00049503">
            <text:p>0.00049503</text:p>
          </table:table-cell>
          <table:table-cell table:style-name="ce1" office:value-type="string">
            <text:p>6.1861e-05</text:p>
          </table:table-cell>
          <table:table-cell office:value-type="float" office:value="0.00081307">
            <text:p>0.0008130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353e-18</text:p>
          </table:table-cell>
          <table:table-cell table:style-name="ce1" office:value-type="string">
            <text:p>1.9075e-19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491.5">
            <text:p>491.5</text:p>
          </table:table-cell>
          <table:table-cell table:formula="of:=[.Q134]*1000000" office:value-type="float" office:value="61.405">
            <text:p>61.405</text:p>
          </table:table-cell>
          <table:table-cell table:formula="of:=[.R134]*1000000" office:value-type="float" office:value="817.1">
            <text:p>817.1</text:p>
          </table:table-cell>
          <table:table-cell table:formula="of:=[.S134]*1000000" office:value-type="float" office:value="4.9812">
            <text:p>4.9812</text:p>
          </table:table-cell>
          <table:table-cell table:formula="of:=[.T134]*1000000" office:value-type="float" office:value="0.037301">
            <text:p>0.037301</text:p>
          </table:table-cell>
          <table:table-cell table:formula="of:=[.U134]*1000000" office:value-type="float" office:value="-0.000000000000061667">
            <text:p>-6.1667E-014</text:p>
          </table:table-cell>
          <table:table-cell table:formula="of:=[.V134]*1000000" office:value-type="float" office:value="0.00000000000018512">
            <text:p>1.8512E-013</text:p>
          </table:table-cell>
          <table:table-cell table:formula="of:=[.W134]*1000000" office:value-type="float" office:value="491.49">
            <text:p>491.49</text:p>
          </table:table-cell>
          <table:table-cell table:formula="of:=[.X134]*1000000" office:value-type="float" office:value="61.401">
            <text:p>61.401</text:p>
          </table:table-cell>
          <table:table-cell table:formula="of:=[.Y134]*1000000" office:value-type="float" office:value="817.08">
            <text:p>817.08</text:p>
          </table:table-cell>
          <table:table-cell table:formula="of:=[.Z134]*1000000" office:value-type="float" office:value="20.172">
            <text:p>20.172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-0.0000000000042098">
            <text:p>-4.2098E-012</text:p>
          </table:table-cell>
          <table:table-cell table:formula="of:=[.AC134]*1000000" office:value-type="float" office:value="0.00000000000018512">
            <text:p>1.8512E-013</text:p>
          </table:table-cell>
          <table:table-cell office:value-type="float" office:value="0.0004915">
            <text:p>0.0004915</text:p>
          </table:table-cell>
          <table:table-cell table:style-name="ce1" office:value-type="string">
            <text:p>6.1405e-05</text:p>
          </table:table-cell>
          <table:table-cell office:value-type="float" office:value="0.0008171">
            <text:p>0.0008171</text:p>
          </table:table-cell>
          <table:table-cell table:style-name="ce1" office:value-type="string">
            <text:p>4.9812e-06</text:p>
          </table:table-cell>
          <table:table-cell table:style-name="ce1" office:value-type="string">
            <text:p>3.7301e-08</text:p>
          </table:table-cell>
          <table:table-cell table:style-name="ce1" office:value-type="string">
            <text:p>-6.1667e-20</text:p>
          </table:table-cell>
          <table:table-cell table:style-name="ce1" office:value-type="string">
            <text:p>1.8512e-19</text:p>
          </table:table-cell>
          <table:table-cell office:value-type="float" office:value="0.00049149">
            <text:p>0.00049149</text:p>
          </table:table-cell>
          <table:table-cell table:style-name="ce1" office:value-type="string">
            <text:p>6.1401e-05</text:p>
          </table:table-cell>
          <table:table-cell office:value-type="float" office:value="0.00081708">
            <text:p>0.0008170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098e-18</text:p>
          </table:table-cell>
          <table:table-cell table:style-name="ce1" office:value-type="string">
            <text:p>1.8512e-19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488">
            <text:p>488</text:p>
          </table:table-cell>
          <table:table-cell table:formula="of:=[.Q135]*1000000" office:value-type="float" office:value="60.948">
            <text:p>60.948</text:p>
          </table:table-cell>
          <table:table-cell table:formula="of:=[.R135]*1000000" office:value-type="float" office:value="821.08">
            <text:p>821.08</text:p>
          </table:table-cell>
          <table:table-cell table:formula="of:=[.S135]*1000000" office:value-type="float" office:value="4.8888">
            <text:p>4.8888</text:p>
          </table:table-cell>
          <table:table-cell table:formula="of:=[.T135]*1000000" office:value-type="float" office:value="0.037375">
            <text:p>0.037375</text:p>
          </table:table-cell>
          <table:table-cell table:formula="of:=[.U135]*1000000" office:value-type="float" office:value="-0.00000000000022718">
            <text:p>-2.2718E-013</text:p>
          </table:table-cell>
          <table:table-cell table:formula="of:=[.V135]*1000000" office:value-type="float" office:value="0.00000000000017966">
            <text:p>1.7966E-013</text:p>
          </table:table-cell>
          <table:table-cell table:formula="of:=[.W135]*1000000" office:value-type="float" office:value="487.99">
            <text:p>487.99</text:p>
          </table:table-cell>
          <table:table-cell table:formula="of:=[.X135]*1000000" office:value-type="float" office:value="60.944">
            <text:p>60.944</text:p>
          </table:table-cell>
          <table:table-cell table:formula="of:=[.Y135]*1000000" office:value-type="float" office:value="821.07">
            <text:p>821.07</text:p>
          </table:table-cell>
          <table:table-cell table:formula="of:=[.Z135]*1000000" office:value-type="float" office:value="20.172">
            <text:p>20.172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-0.0000000000051473">
            <text:p>-5.1473E-012</text:p>
          </table:table-cell>
          <table:table-cell table:formula="of:=[.AC135]*1000000" office:value-type="float" office:value="0.00000000000017965">
            <text:p>1.7965E-013</text:p>
          </table:table-cell>
          <table:table-cell office:value-type="float" office:value="0.000488">
            <text:p>0.000488</text:p>
          </table:table-cell>
          <table:table-cell table:style-name="ce1" office:value-type="string">
            <text:p>6.0948e-05</text:p>
          </table:table-cell>
          <table:table-cell office:value-type="float" office:value="0.00082108">
            <text:p>0.00082108</text:p>
          </table:table-cell>
          <table:table-cell table:style-name="ce1" office:value-type="string">
            <text:p>4.8888e-06</text:p>
          </table:table-cell>
          <table:table-cell table:style-name="ce1" office:value-type="string">
            <text:p>3.7375e-08</text:p>
          </table:table-cell>
          <table:table-cell table:style-name="ce1" office:value-type="string">
            <text:p>-2.2718e-19</text:p>
          </table:table-cell>
          <table:table-cell table:style-name="ce1" office:value-type="string">
            <text:p>1.7966e-19</text:p>
          </table:table-cell>
          <table:table-cell office:value-type="float" office:value="0.00048799">
            <text:p>0.00048799</text:p>
          </table:table-cell>
          <table:table-cell table:style-name="ce1" office:value-type="string">
            <text:p>6.0944e-05</text:p>
          </table:table-cell>
          <table:table-cell office:value-type="float" office:value="0.00082107">
            <text:p>0.0008210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473e-18</text:p>
          </table:table-cell>
          <table:table-cell table:style-name="ce1" office:value-type="string">
            <text:p>1.7965e-19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484.53">
            <text:p>484.53</text:p>
          </table:table-cell>
          <table:table-cell table:formula="of:=[.Q136]*1000000" office:value-type="float" office:value="60.494">
            <text:p>60.494</text:p>
          </table:table-cell>
          <table:table-cell table:formula="of:=[.R136]*1000000" office:value-type="float" office:value="825.03">
            <text:p>825.03</text:p>
          </table:table-cell>
          <table:table-cell table:formula="of:=[.S136]*1000000" office:value-type="float" office:value="4.7979">
            <text:p>4.7979</text:p>
          </table:table-cell>
          <table:table-cell table:formula="of:=[.T136]*1000000" office:value-type="float" office:value="0.037448">
            <text:p>0.037448</text:p>
          </table:table-cell>
          <table:table-cell table:formula="of:=[.U136]*1000000" office:value-type="float" office:value="-0.00000000000016736">
            <text:p>-1.6736E-013</text:p>
          </table:table-cell>
          <table:table-cell table:formula="of:=[.V136]*1000000" office:value-type="float" office:value="0.00000000000017436">
            <text:p>1.7436E-013</text:p>
          </table:table-cell>
          <table:table-cell table:formula="of:=[.W136]*1000000" office:value-type="float" office:value="484.53">
            <text:p>484.53</text:p>
          </table:table-cell>
          <table:table-cell table:formula="of:=[.X136]*1000000" office:value-type="float" office:value="60.49">
            <text:p>60.49</text:p>
          </table:table-cell>
          <table:table-cell table:formula="of:=[.Y136]*1000000" office:value-type="float" office:value="825.01">
            <text:p>825.01</text:p>
          </table:table-cell>
          <table:table-cell table:formula="of:=[.Z136]*1000000" office:value-type="float" office:value="20.172">
            <text:p>20.172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-0.0000000000068057">
            <text:p>-6.8057E-012</text:p>
          </table:table-cell>
          <table:table-cell table:formula="of:=[.AC136]*1000000" office:value-type="float" office:value="0.00000000000017436">
            <text:p>1.7436E-013</text:p>
          </table:table-cell>
          <table:table-cell office:value-type="float" office:value="0.00048453">
            <text:p>0.00048453</text:p>
          </table:table-cell>
          <table:table-cell table:style-name="ce1" office:value-type="string">
            <text:p>6.0494e-05</text:p>
          </table:table-cell>
          <table:table-cell office:value-type="float" office:value="0.00082503">
            <text:p>0.00082503</text:p>
          </table:table-cell>
          <table:table-cell table:style-name="ce1" office:value-type="string">
            <text:p>4.7979e-06</text:p>
          </table:table-cell>
          <table:table-cell table:style-name="ce1" office:value-type="string">
            <text:p>3.7448e-08</text:p>
          </table:table-cell>
          <table:table-cell table:style-name="ce1" office:value-type="string">
            <text:p>-1.6736e-19</text:p>
          </table:table-cell>
          <table:table-cell table:style-name="ce1" office:value-type="string">
            <text:p>1.7436e-19</text:p>
          </table:table-cell>
          <table:table-cell office:value-type="float" office:value="0.00048453">
            <text:p>0.00048453</text:p>
          </table:table-cell>
          <table:table-cell table:style-name="ce1" office:value-type="string">
            <text:p>6.049e-05</text:p>
          </table:table-cell>
          <table:table-cell office:value-type="float" office:value="0.00082501">
            <text:p>0.0008250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8057e-18</text:p>
          </table:table-cell>
          <table:table-cell table:style-name="ce1" office:value-type="string">
            <text:p>1.7436e-19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481.09">
            <text:p>481.09</text:p>
          </table:table-cell>
          <table:table-cell table:formula="of:=[.Q137]*1000000" office:value-type="float" office:value="60.042">
            <text:p>60.042</text:p>
          </table:table-cell>
          <table:table-cell table:formula="of:=[.R137]*1000000" office:value-type="float" office:value="828.94">
            <text:p>828.94</text:p>
          </table:table-cell>
          <table:table-cell table:formula="of:=[.S137]*1000000" office:value-type="float" office:value="4.7083">
            <text:p>4.7083</text:p>
          </table:table-cell>
          <table:table-cell table:formula="of:=[.T137]*1000000" office:value-type="float" office:value="0.03752">
            <text:p>0.03752</text:p>
          </table:table-cell>
          <table:table-cell table:formula="of:=[.U137]*1000000" office:value-type="float" office:value="-0.000000000000040942">
            <text:p>-4.0942E-014</text:p>
          </table:table-cell>
          <table:table-cell table:formula="of:=[.V137]*1000000" office:value-type="float" office:value="0.00000000000016923">
            <text:p>1.6923E-013</text:p>
          </table:table-cell>
          <table:table-cell table:formula="of:=[.W137]*1000000" office:value-type="float" office:value="481.09">
            <text:p>481.09</text:p>
          </table:table-cell>
          <table:table-cell table:formula="of:=[.X137]*1000000" office:value-type="float" office:value="60.038">
            <text:p>60.038</text:p>
          </table:table-cell>
          <table:table-cell table:formula="of:=[.Y137]*1000000" office:value-type="float" office:value="828.93">
            <text:p>828.93</text:p>
          </table:table-cell>
          <table:table-cell table:formula="of:=[.Z137]*1000000" office:value-type="float" office:value="20.172">
            <text:p>20.172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55843">
            <text:p>-5.5843E-012</text:p>
          </table:table-cell>
          <table:table-cell table:formula="of:=[.AC137]*1000000" office:value-type="float" office:value="0.00000000000016922">
            <text:p>1.6922E-013</text:p>
          </table:table-cell>
          <table:table-cell office:value-type="float" office:value="0.00048109">
            <text:p>0.00048109</text:p>
          </table:table-cell>
          <table:table-cell table:style-name="ce1" office:value-type="string">
            <text:p>6.0042e-05</text:p>
          </table:table-cell>
          <table:table-cell office:value-type="float" office:value="0.00082894">
            <text:p>0.00082894</text:p>
          </table:table-cell>
          <table:table-cell table:style-name="ce1" office:value-type="string">
            <text:p>4.7083e-06</text:p>
          </table:table-cell>
          <table:table-cell table:style-name="ce1" office:value-type="string">
            <text:p>3.752e-08</text:p>
          </table:table-cell>
          <table:table-cell table:style-name="ce1" office:value-type="string">
            <text:p>-4.0942e-20</text:p>
          </table:table-cell>
          <table:table-cell table:style-name="ce1" office:value-type="string">
            <text:p>1.6923e-19</text:p>
          </table:table-cell>
          <table:table-cell office:value-type="float" office:value="0.00048109">
            <text:p>0.00048109</text:p>
          </table:table-cell>
          <table:table-cell table:style-name="ce1" office:value-type="string">
            <text:p>6.0038e-05</text:p>
          </table:table-cell>
          <table:table-cell office:value-type="float" office:value="0.00082893">
            <text:p>0.0008289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843e-18</text:p>
          </table:table-cell>
          <table:table-cell table:style-name="ce1" office:value-type="string">
            <text:p>1.6922e-19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477.69">
            <text:p>477.69</text:p>
          </table:table-cell>
          <table:table-cell table:formula="of:=[.Q138]*1000000" office:value-type="float" office:value="59.593">
            <text:p>59.593</text:p>
          </table:table-cell>
          <table:table-cell table:formula="of:=[.R138]*1000000" office:value-type="float" office:value="832.82">
            <text:p>832.82</text:p>
          </table:table-cell>
          <table:table-cell table:formula="of:=[.S138]*1000000" office:value-type="float" office:value="4.6201">
            <text:p>4.6201</text:p>
          </table:table-cell>
          <table:table-cell table:formula="of:=[.T138]*1000000" office:value-type="float" office:value="0.037592">
            <text:p>0.037592</text:p>
          </table:table-cell>
          <table:table-cell table:formula="of:=[.U138]*1000000" office:value-type="float" office:value="0.000000000000063046">
            <text:p>6.3046E-014</text:p>
          </table:table-cell>
          <table:table-cell table:formula="of:=[.V138]*1000000" office:value-type="float" office:value="0.00000000000016425">
            <text:p>1.6425E-013</text:p>
          </table:table-cell>
          <table:table-cell table:formula="of:=[.W138]*1000000" office:value-type="float" office:value="477.69">
            <text:p>477.69</text:p>
          </table:table-cell>
          <table:table-cell table:formula="of:=[.X138]*1000000" office:value-type="float" office:value="59.589">
            <text:p>59.589</text:p>
          </table:table-cell>
          <table:table-cell table:formula="of:=[.Y138]*1000000" office:value-type="float" office:value="832.81">
            <text:p>832.81</text:p>
          </table:table-cell>
          <table:table-cell table:formula="of:=[.Z138]*1000000" office:value-type="float" office:value="20.172">
            <text:p>20.172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56589">
            <text:p>-5.6589E-012</text:p>
          </table:table-cell>
          <table:table-cell table:formula="of:=[.AC138]*1000000" office:value-type="float" office:value="0.00000000000016425">
            <text:p>1.6425E-013</text:p>
          </table:table-cell>
          <table:table-cell office:value-type="float" office:value="0.00047769">
            <text:p>0.00047769</text:p>
          </table:table-cell>
          <table:table-cell table:style-name="ce1" office:value-type="string">
            <text:p>5.9593e-05</text:p>
          </table:table-cell>
          <table:table-cell office:value-type="float" office:value="0.00083282">
            <text:p>0.00083282</text:p>
          </table:table-cell>
          <table:table-cell table:style-name="ce1" office:value-type="string">
            <text:p>4.6201e-06</text:p>
          </table:table-cell>
          <table:table-cell table:style-name="ce1" office:value-type="string">
            <text:p>3.7592e-08</text:p>
          </table:table-cell>
          <table:table-cell table:style-name="ce1" office:value-type="string">
            <text:p>6.3046e-20</text:p>
          </table:table-cell>
          <table:table-cell table:style-name="ce1" office:value-type="string">
            <text:p>1.6425e-19</text:p>
          </table:table-cell>
          <table:table-cell office:value-type="float" office:value="0.00047769">
            <text:p>0.00047769</text:p>
          </table:table-cell>
          <table:table-cell table:style-name="ce1" office:value-type="string">
            <text:p>5.9589e-05</text:p>
          </table:table-cell>
          <table:table-cell office:value-type="float" office:value="0.00083281">
            <text:p>0.0008328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589e-18</text:p>
          </table:table-cell>
          <table:table-cell table:style-name="ce1" office:value-type="string">
            <text:p>1.6425e-19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474.32">
            <text:p>474.32</text:p>
          </table:table-cell>
          <table:table-cell table:formula="of:=[.Q139]*1000000" office:value-type="float" office:value="59.147">
            <text:p>59.147</text:p>
          </table:table-cell>
          <table:table-cell table:formula="of:=[.R139]*1000000" office:value-type="float" office:value="836.66">
            <text:p>836.66</text:p>
          </table:table-cell>
          <table:table-cell table:formula="of:=[.S139]*1000000" office:value-type="float" office:value="4.5332">
            <text:p>4.5332</text:p>
          </table:table-cell>
          <table:table-cell table:formula="of:=[.T139]*1000000" office:value-type="float" office:value="0.037663">
            <text:p>0.037663</text:p>
          </table:table-cell>
          <table:table-cell table:formula="of:=[.U139]*1000000" office:value-type="float" office:value="0.00000000000015803">
            <text:p>1.5803E-013</text:p>
          </table:table-cell>
          <table:table-cell table:formula="of:=[.V139]*1000000" office:value-type="float" office:value="0.00000000000015942">
            <text:p>1.5942E-013</text:p>
          </table:table-cell>
          <table:table-cell table:formula="of:=[.W139]*1000000" office:value-type="float" office:value="474.31">
            <text:p>474.31</text:p>
          </table:table-cell>
          <table:table-cell table:formula="of:=[.X139]*1000000" office:value-type="float" office:value="59.142">
            <text:p>59.142</text:p>
          </table:table-cell>
          <table:table-cell table:formula="of:=[.Y139]*1000000" office:value-type="float" office:value="836.65">
            <text:p>836.65</text:p>
          </table:table-cell>
          <table:table-cell table:formula="of:=[.Z139]*1000000" office:value-type="float" office:value="20.172">
            <text:p>20.172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-0.0000000000040609">
            <text:p>-4.0609E-012</text:p>
          </table:table-cell>
          <table:table-cell table:formula="of:=[.AC139]*1000000" office:value-type="float" office:value="0.00000000000015942">
            <text:p>1.5942E-013</text:p>
          </table:table-cell>
          <table:table-cell office:value-type="float" office:value="0.00047432">
            <text:p>0.00047432</text:p>
          </table:table-cell>
          <table:table-cell table:style-name="ce1" office:value-type="string">
            <text:p>5.9147e-05</text:p>
          </table:table-cell>
          <table:table-cell office:value-type="float" office:value="0.00083666">
            <text:p>0.00083666</text:p>
          </table:table-cell>
          <table:table-cell table:style-name="ce1" office:value-type="string">
            <text:p>4.5332e-06</text:p>
          </table:table-cell>
          <table:table-cell table:style-name="ce1" office:value-type="string">
            <text:p>3.7663e-08</text:p>
          </table:table-cell>
          <table:table-cell table:style-name="ce1" office:value-type="string">
            <text:p>1.5803e-19</text:p>
          </table:table-cell>
          <table:table-cell table:style-name="ce1" office:value-type="string">
            <text:p>1.5942e-19</text:p>
          </table:table-cell>
          <table:table-cell office:value-type="float" office:value="0.00047431">
            <text:p>0.00047431</text:p>
          </table:table-cell>
          <table:table-cell table:style-name="ce1" office:value-type="string">
            <text:p>5.9142e-05</text:p>
          </table:table-cell>
          <table:table-cell office:value-type="float" office:value="0.00083665">
            <text:p>0.00083665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609e-18</text:p>
          </table:table-cell>
          <table:table-cell table:style-name="ce1" office:value-type="string">
            <text:p>1.5942e-19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470.97">
            <text:p>470.97</text:p>
          </table:table-cell>
          <table:table-cell table:formula="of:=[.Q140]*1000000" office:value-type="float" office:value="58.703">
            <text:p>58.703</text:p>
          </table:table-cell>
          <table:table-cell table:formula="of:=[.R140]*1000000" office:value-type="float" office:value="840.47">
            <text:p>840.47</text:p>
          </table:table-cell>
          <table:table-cell table:formula="of:=[.S140]*1000000" office:value-type="float" office:value="4.4478">
            <text:p>4.4478</text:p>
          </table:table-cell>
          <table:table-cell table:formula="of:=[.T140]*1000000" office:value-type="float" office:value="0.037733">
            <text:p>0.037733</text:p>
          </table:table-cell>
          <table:table-cell table:formula="of:=[.U140]*1000000" office:value-type="float" office:value="0.00000000000039481">
            <text:p>3.9481E-013</text:p>
          </table:table-cell>
          <table:table-cell table:formula="of:=[.V140]*1000000" office:value-type="float" office:value="0.00000000000015474">
            <text:p>1.5474E-013</text:p>
          </table:table-cell>
          <table:table-cell table:formula="of:=[.W140]*1000000" office:value-type="float" office:value="470.97">
            <text:p>470.97</text:p>
          </table:table-cell>
          <table:table-cell table:formula="of:=[.X140]*1000000" office:value-type="float" office:value="58.699">
            <text:p>58.699</text:p>
          </table:table-cell>
          <table:table-cell table:formula="of:=[.Y140]*1000000" office:value-type="float" office:value="840.46">
            <text:p>840.46</text:p>
          </table:table-cell>
          <table:table-cell table:formula="of:=[.Z140]*1000000" office:value-type="float" office:value="20.172">
            <text:p>20.172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38761">
            <text:p>-3.8761E-012</text:p>
          </table:table-cell>
          <table:table-cell table:formula="of:=[.AC140]*1000000" office:value-type="float" office:value="0.00000000000015474">
            <text:p>1.5474E-013</text:p>
          </table:table-cell>
          <table:table-cell office:value-type="float" office:value="0.00047097">
            <text:p>0.00047097</text:p>
          </table:table-cell>
          <table:table-cell table:style-name="ce1" office:value-type="string">
            <text:p>5.8703e-05</text:p>
          </table:table-cell>
          <table:table-cell office:value-type="float" office:value="0.00084047">
            <text:p>0.00084047</text:p>
          </table:table-cell>
          <table:table-cell table:style-name="ce1" office:value-type="string">
            <text:p>4.4478e-06</text:p>
          </table:table-cell>
          <table:table-cell table:style-name="ce1" office:value-type="string">
            <text:p>3.7733e-08</text:p>
          </table:table-cell>
          <table:table-cell table:style-name="ce1" office:value-type="string">
            <text:p>3.9481e-19</text:p>
          </table:table-cell>
          <table:table-cell table:style-name="ce1" office:value-type="string">
            <text:p>1.5474e-19</text:p>
          </table:table-cell>
          <table:table-cell office:value-type="float" office:value="0.00047097">
            <text:p>0.00047097</text:p>
          </table:table-cell>
          <table:table-cell table:style-name="ce1" office:value-type="string">
            <text:p>5.8699e-05</text:p>
          </table:table-cell>
          <table:table-cell office:value-type="float" office:value="0.00084046">
            <text:p>0.0008404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761e-18</text:p>
          </table:table-cell>
          <table:table-cell table:style-name="ce1" office:value-type="string">
            <text:p>1.5474e-19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467.66">
            <text:p>467.66</text:p>
          </table:table-cell>
          <table:table-cell table:formula="of:=[.Q141]*1000000" office:value-type="float" office:value="58.262">
            <text:p>58.262</text:p>
          </table:table-cell>
          <table:table-cell table:formula="of:=[.R141]*1000000" office:value-type="float" office:value="844.25">
            <text:p>844.25</text:p>
          </table:table-cell>
          <table:table-cell table:formula="of:=[.S141]*1000000" office:value-type="float" office:value="4.3636">
            <text:p>4.3636</text:p>
          </table:table-cell>
          <table:table-cell table:formula="of:=[.T141]*1000000" office:value-type="float" office:value="0.037803">
            <text:p>0.037803</text:p>
          </table:table-cell>
          <table:table-cell table:formula="of:=[.U141]*1000000" office:value-type="float" office:value="0.00000000000020851">
            <text:p>2.0851E-013</text:p>
          </table:table-cell>
          <table:table-cell table:formula="of:=[.V141]*1000000" office:value-type="float" office:value="0.00000000000015021">
            <text:p>1.5021E-013</text:p>
          </table:table-cell>
          <table:table-cell table:formula="of:=[.W141]*1000000" office:value-type="float" office:value="467.66">
            <text:p>467.66</text:p>
          </table:table-cell>
          <table:table-cell table:formula="of:=[.X141]*1000000" office:value-type="float" office:value="58.257">
            <text:p>58.257</text:p>
          </table:table-cell>
          <table:table-cell table:formula="of:=[.Y141]*1000000" office:value-type="float" office:value="844.23">
            <text:p>844.23</text:p>
          </table:table-cell>
          <table:table-cell table:formula="of:=[.Z141]*1000000" office:value-type="float" office:value="20.172">
            <text:p>20.172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33358">
            <text:p>-3.3358E-012</text:p>
          </table:table-cell>
          <table:table-cell table:formula="of:=[.AC141]*1000000" office:value-type="float" office:value="0.00000000000015021">
            <text:p>1.5021E-013</text:p>
          </table:table-cell>
          <table:table-cell office:value-type="float" office:value="0.00046766">
            <text:p>0.00046766</text:p>
          </table:table-cell>
          <table:table-cell table:style-name="ce1" office:value-type="string">
            <text:p>5.8262e-05</text:p>
          </table:table-cell>
          <table:table-cell office:value-type="float" office:value="0.00084425">
            <text:p>0.00084425</text:p>
          </table:table-cell>
          <table:table-cell table:style-name="ce1" office:value-type="string">
            <text:p>4.3636e-06</text:p>
          </table:table-cell>
          <table:table-cell table:style-name="ce1" office:value-type="string">
            <text:p>3.7803e-08</text:p>
          </table:table-cell>
          <table:table-cell table:style-name="ce1" office:value-type="string">
            <text:p>2.0851e-19</text:p>
          </table:table-cell>
          <table:table-cell table:style-name="ce1" office:value-type="string">
            <text:p>1.5021e-19</text:p>
          </table:table-cell>
          <table:table-cell office:value-type="float" office:value="0.00046766">
            <text:p>0.00046766</text:p>
          </table:table-cell>
          <table:table-cell table:style-name="ce1" office:value-type="string">
            <text:p>5.8257e-05</text:p>
          </table:table-cell>
          <table:table-cell office:value-type="float" office:value="0.00084423">
            <text:p>0.0008442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358e-18</text:p>
          </table:table-cell>
          <table:table-cell table:style-name="ce1" office:value-type="string">
            <text:p>1.5021e-19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464.38">
            <text:p>464.38</text:p>
          </table:table-cell>
          <table:table-cell table:formula="of:=[.Q142]*1000000" office:value-type="float" office:value="57.823">
            <text:p>57.823</text:p>
          </table:table-cell>
          <table:table-cell table:formula="of:=[.R142]*1000000" office:value-type="float" office:value="847.99">
            <text:p>847.99</text:p>
          </table:table-cell>
          <table:table-cell table:formula="of:=[.S142]*1000000" office:value-type="float" office:value="4.2809">
            <text:p>4.2809</text:p>
          </table:table-cell>
          <table:table-cell table:formula="of:=[.T142]*1000000" office:value-type="float" office:value="0.037873">
            <text:p>0.037873</text:p>
          </table:table-cell>
          <table:table-cell table:formula="of:=[.U142]*1000000" office:value-type="float" office:value="0.00000000000032688">
            <text:p>3.2688E-013</text:p>
          </table:table-cell>
          <table:table-cell table:formula="of:=[.V142]*1000000" office:value-type="float" office:value="0.00000000000014581">
            <text:p>1.4581E-013</text:p>
          </table:table-cell>
          <table:table-cell table:formula="of:=[.W142]*1000000" office:value-type="float" office:value="464.38">
            <text:p>464.38</text:p>
          </table:table-cell>
          <table:table-cell table:formula="of:=[.X142]*1000000" office:value-type="float" office:value="57.819">
            <text:p>57.819</text:p>
          </table:table-cell>
          <table:table-cell table:formula="of:=[.Y142]*1000000" office:value-type="float" office:value="847.98">
            <text:p>847.98</text:p>
          </table:table-cell>
          <table:table-cell table:formula="of:=[.Z142]*1000000" office:value-type="float" office:value="20.172">
            <text:p>20.172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2929">
            <text:p>-2.929E-012</text:p>
          </table:table-cell>
          <table:table-cell table:formula="of:=[.AC142]*1000000" office:value-type="float" office:value="0.00000000000014581">
            <text:p>1.4581E-013</text:p>
          </table:table-cell>
          <table:table-cell office:value-type="float" office:value="0.00046438">
            <text:p>0.00046438</text:p>
          </table:table-cell>
          <table:table-cell table:style-name="ce1" office:value-type="string">
            <text:p>5.7823e-05</text:p>
          </table:table-cell>
          <table:table-cell office:value-type="float" office:value="0.00084799">
            <text:p>0.00084799</text:p>
          </table:table-cell>
          <table:table-cell table:style-name="ce1" office:value-type="string">
            <text:p>4.2809e-06</text:p>
          </table:table-cell>
          <table:table-cell table:style-name="ce1" office:value-type="string">
            <text:p>3.7873e-08</text:p>
          </table:table-cell>
          <table:table-cell table:style-name="ce1" office:value-type="string">
            <text:p>3.2688e-19</text:p>
          </table:table-cell>
          <table:table-cell table:style-name="ce1" office:value-type="string">
            <text:p>1.4581e-19</text:p>
          </table:table-cell>
          <table:table-cell office:value-type="float" office:value="0.00046438">
            <text:p>0.00046438</text:p>
          </table:table-cell>
          <table:table-cell table:style-name="ce1" office:value-type="string">
            <text:p>5.7819e-05</text:p>
          </table:table-cell>
          <table:table-cell office:value-type="float" office:value="0.00084798">
            <text:p>0.0008479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29e-18</text:p>
          </table:table-cell>
          <table:table-cell table:style-name="ce1" office:value-type="string">
            <text:p>1.4581e-19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461.13">
            <text:p>461.13</text:p>
          </table:table-cell>
          <table:table-cell table:formula="of:=[.Q143]*1000000" office:value-type="float" office:value="57.387">
            <text:p>57.387</text:p>
          </table:table-cell>
          <table:table-cell table:formula="of:=[.R143]*1000000" office:value-type="float" office:value="851.7">
            <text:p>851.7</text:p>
          </table:table-cell>
          <table:table-cell table:formula="of:=[.S143]*1000000" office:value-type="float" office:value="4.1994">
            <text:p>4.1994</text:p>
          </table:table-cell>
          <table:table-cell table:formula="of:=[.T143]*1000000" office:value-type="float" office:value="0.037942">
            <text:p>0.037942</text:p>
          </table:table-cell>
          <table:table-cell table:formula="of:=[.U143]*1000000" office:value-type="float" office:value="0.00000000000022496">
            <text:p>2.2496E-013</text:p>
          </table:table-cell>
          <table:table-cell table:formula="of:=[.V143]*1000000" office:value-type="float" office:value="0.00000000000014155">
            <text:p>1.4155E-013</text:p>
          </table:table-cell>
          <table:table-cell table:formula="of:=[.W143]*1000000" office:value-type="float" office:value="461.13">
            <text:p>461.13</text:p>
          </table:table-cell>
          <table:table-cell table:formula="of:=[.X143]*1000000" office:value-type="float" office:value="57.383">
            <text:p>57.383</text:p>
          </table:table-cell>
          <table:table-cell table:formula="of:=[.Y143]*1000000" office:value-type="float" office:value="851.69">
            <text:p>851.69</text:p>
          </table:table-cell>
          <table:table-cell table:formula="of:=[.Z143]*1000000" office:value-type="float" office:value="20.172">
            <text:p>20.172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23933">
            <text:p>-2.3933E-012</text:p>
          </table:table-cell>
          <table:table-cell table:formula="of:=[.AC143]*1000000" office:value-type="float" office:value="0.00000000000014154">
            <text:p>1.4154E-013</text:p>
          </table:table-cell>
          <table:table-cell office:value-type="float" office:value="0.00046113">
            <text:p>0.00046113</text:p>
          </table:table-cell>
          <table:table-cell table:style-name="ce1" office:value-type="string">
            <text:p>5.7387e-05</text:p>
          </table:table-cell>
          <table:table-cell office:value-type="float" office:value="0.0008517">
            <text:p>0.0008517</text:p>
          </table:table-cell>
          <table:table-cell table:style-name="ce1" office:value-type="string">
            <text:p>4.1994e-06</text:p>
          </table:table-cell>
          <table:table-cell table:style-name="ce1" office:value-type="string">
            <text:p>3.7942e-08</text:p>
          </table:table-cell>
          <table:table-cell table:style-name="ce1" office:value-type="string">
            <text:p>2.2496e-19</text:p>
          </table:table-cell>
          <table:table-cell table:style-name="ce1" office:value-type="string">
            <text:p>1.4155e-19</text:p>
          </table:table-cell>
          <table:table-cell office:value-type="float" office:value="0.00046113">
            <text:p>0.00046113</text:p>
          </table:table-cell>
          <table:table-cell table:style-name="ce1" office:value-type="string">
            <text:p>5.7383e-05</text:p>
          </table:table-cell>
          <table:table-cell office:value-type="float" office:value="0.00085169">
            <text:p>0.0008516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933e-18</text:p>
          </table:table-cell>
          <table:table-cell table:style-name="ce1" office:value-type="string">
            <text:p>1.4154e-19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457.91">
            <text:p>457.91</text:p>
          </table:table-cell>
          <table:table-cell table:formula="of:=[.Q144]*1000000" office:value-type="float" office:value="56.954">
            <text:p>56.954</text:p>
          </table:table-cell>
          <table:table-cell table:formula="of:=[.R144]*1000000" office:value-type="float" office:value="855.38">
            <text:p>855.38</text:p>
          </table:table-cell>
          <table:table-cell table:formula="of:=[.S144]*1000000" office:value-type="float" office:value="4.1192">
            <text:p>4.1192</text:p>
          </table:table-cell>
          <table:table-cell table:formula="of:=[.T144]*1000000" office:value-type="float" office:value="0.03801">
            <text:p>0.03801</text:p>
          </table:table-cell>
          <table:table-cell table:formula="of:=[.U144]*1000000" office:value-type="float" office:value="0.0000000000001889">
            <text:p>1.889E-013</text:p>
          </table:table-cell>
          <table:table-cell table:formula="of:=[.V144]*1000000" office:value-type="float" office:value="0.00000000000013741">
            <text:p>1.3741E-013</text:p>
          </table:table-cell>
          <table:table-cell table:formula="of:=[.W144]*1000000" office:value-type="float" office:value="457.9">
            <text:p>457.9</text:p>
          </table:table-cell>
          <table:table-cell table:formula="of:=[.X144]*1000000" office:value-type="float" office:value="56.95">
            <text:p>56.95</text:p>
          </table:table-cell>
          <table:table-cell table:formula="of:=[.Y144]*1000000" office:value-type="float" office:value="855.36">
            <text:p>855.36</text:p>
          </table:table-cell>
          <table:table-cell table:formula="of:=[.Z144]*1000000" office:value-type="float" office:value="20.172">
            <text:p>20.172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21654">
            <text:p>-2.1654E-012</text:p>
          </table:table-cell>
          <table:table-cell table:formula="of:=[.AC144]*1000000" office:value-type="float" office:value="0.00000000000013741">
            <text:p>1.3741E-013</text:p>
          </table:table-cell>
          <table:table-cell office:value-type="float" office:value="0.00045791">
            <text:p>0.00045791</text:p>
          </table:table-cell>
          <table:table-cell table:style-name="ce1" office:value-type="string">
            <text:p>5.6954e-05</text:p>
          </table:table-cell>
          <table:table-cell office:value-type="float" office:value="0.00085538">
            <text:p>0.00085538</text:p>
          </table:table-cell>
          <table:table-cell table:style-name="ce1" office:value-type="string">
            <text:p>4.1192e-06</text:p>
          </table:table-cell>
          <table:table-cell table:style-name="ce1" office:value-type="string">
            <text:p>3.801e-08</text:p>
          </table:table-cell>
          <table:table-cell table:style-name="ce1" office:value-type="string">
            <text:p>1.889e-19</text:p>
          </table:table-cell>
          <table:table-cell table:style-name="ce1" office:value-type="string">
            <text:p>1.3741e-19</text:p>
          </table:table-cell>
          <table:table-cell office:value-type="float" office:value="0.0004579">
            <text:p>0.0004579</text:p>
          </table:table-cell>
          <table:table-cell table:style-name="ce1" office:value-type="string">
            <text:p>5.695e-05</text:p>
          </table:table-cell>
          <table:table-cell office:value-type="float" office:value="0.00085536">
            <text:p>0.0008553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654e-18</text:p>
          </table:table-cell>
          <table:table-cell table:style-name="ce1" office:value-type="string">
            <text:p>1.3741e-19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454.72">
            <text:p>454.72</text:p>
          </table:table-cell>
          <table:table-cell table:formula="of:=[.Q145]*1000000" office:value-type="float" office:value="56.523">
            <text:p>56.523</text:p>
          </table:table-cell>
          <table:table-cell table:formula="of:=[.R145]*1000000" office:value-type="float" office:value="859.02">
            <text:p>859.02</text:p>
          </table:table-cell>
          <table:table-cell table:formula="of:=[.S145]*1000000" office:value-type="float" office:value="4.0403">
            <text:p>4.0403</text:p>
          </table:table-cell>
          <table:table-cell table:formula="of:=[.T145]*1000000" office:value-type="float" office:value="0.038078">
            <text:p>0.038078</text:p>
          </table:table-cell>
          <table:table-cell table:formula="of:=[.U145]*1000000" office:value-type="float" office:value="0.00000000000050342">
            <text:p>5.0342E-013</text:p>
          </table:table-cell>
          <table:table-cell table:formula="of:=[.V145]*1000000" office:value-type="float" office:value="0.0000000000001334">
            <text:p>1.334E-013</text:p>
          </table:table-cell>
          <table:table-cell table:formula="of:=[.W145]*1000000" office:value-type="float" office:value="454.71">
            <text:p>454.71</text:p>
          </table:table-cell>
          <table:table-cell table:formula="of:=[.X145]*1000000" office:value-type="float" office:value="56.519">
            <text:p>56.519</text:p>
          </table:table-cell>
          <table:table-cell table:formula="of:=[.Y145]*1000000" office:value-type="float" office:value="859.01">
            <text:p>859.01</text:p>
          </table:table-cell>
          <table:table-cell table:formula="of:=[.Z145]*1000000" office:value-type="float" office:value="20.172">
            <text:p>20.172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18226">
            <text:p>-1.8226E-012</text:p>
          </table:table-cell>
          <table:table-cell table:formula="of:=[.AC145]*1000000" office:value-type="float" office:value="0.0000000000001334">
            <text:p>1.334E-013</text:p>
          </table:table-cell>
          <table:table-cell office:value-type="float" office:value="0.00045472">
            <text:p>0.00045472</text:p>
          </table:table-cell>
          <table:table-cell table:style-name="ce1" office:value-type="string">
            <text:p>5.6523e-05</text:p>
          </table:table-cell>
          <table:table-cell office:value-type="float" office:value="0.00085902">
            <text:p>0.00085902</text:p>
          </table:table-cell>
          <table:table-cell table:style-name="ce1" office:value-type="string">
            <text:p>4.0403e-06</text:p>
          </table:table-cell>
          <table:table-cell table:style-name="ce1" office:value-type="string">
            <text:p>3.8078e-08</text:p>
          </table:table-cell>
          <table:table-cell table:style-name="ce1" office:value-type="string">
            <text:p>5.0342e-19</text:p>
          </table:table-cell>
          <table:table-cell table:style-name="ce1" office:value-type="string">
            <text:p>1.334e-19</text:p>
          </table:table-cell>
          <table:table-cell office:value-type="float" office:value="0.00045471">
            <text:p>0.00045471</text:p>
          </table:table-cell>
          <table:table-cell table:style-name="ce1" office:value-type="string">
            <text:p>5.6519e-05</text:p>
          </table:table-cell>
          <table:table-cell office:value-type="float" office:value="0.00085901">
            <text:p>0.0008590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226e-18</text:p>
          </table:table-cell>
          <table:table-cell table:style-name="ce1" office:value-type="string">
            <text:p>1.334e-19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451.55">
            <text:p>451.55</text:p>
          </table:table-cell>
          <table:table-cell table:formula="of:=[.Q146]*1000000" office:value-type="float" office:value="56.095">
            <text:p>56.095</text:p>
          </table:table-cell>
          <table:table-cell table:formula="of:=[.R146]*1000000" office:value-type="float" office:value="862.63">
            <text:p>862.63</text:p>
          </table:table-cell>
          <table:table-cell table:formula="of:=[.S146]*1000000" office:value-type="float" office:value="3.9627">
            <text:p>3.9627</text:p>
          </table:table-cell>
          <table:table-cell table:formula="of:=[.T146]*1000000" office:value-type="float" office:value="0.038146">
            <text:p>0.038146</text:p>
          </table:table-cell>
          <table:table-cell table:formula="of:=[.U146]*1000000" office:value-type="float" office:value="0.00000000000059477">
            <text:p>5.9477E-013</text:p>
          </table:table-cell>
          <table:table-cell table:formula="of:=[.V146]*1000000" office:value-type="float" office:value="0.00000000000012952">
            <text:p>1.2952E-013</text:p>
          </table:table-cell>
          <table:table-cell table:formula="of:=[.W146]*1000000" office:value-type="float" office:value="451.55">
            <text:p>451.55</text:p>
          </table:table-cell>
          <table:table-cell table:formula="of:=[.X146]*1000000" office:value-type="float" office:value="56.091">
            <text:p>56.091</text:p>
          </table:table-cell>
          <table:table-cell table:formula="of:=[.Y146]*1000000" office:value-type="float" office:value="862.62">
            <text:p>862.62</text:p>
          </table:table-cell>
          <table:table-cell table:formula="of:=[.Z146]*1000000" office:value-type="float" office:value="20.172">
            <text:p>20.172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16684">
            <text:p>-1.6684E-012</text:p>
          </table:table-cell>
          <table:table-cell table:formula="of:=[.AC146]*1000000" office:value-type="float" office:value="0.00000000000012952">
            <text:p>1.2952E-013</text:p>
          </table:table-cell>
          <table:table-cell office:value-type="float" office:value="0.00045155">
            <text:p>0.00045155</text:p>
          </table:table-cell>
          <table:table-cell table:style-name="ce1" office:value-type="string">
            <text:p>5.6095e-05</text:p>
          </table:table-cell>
          <table:table-cell office:value-type="float" office:value="0.00086263">
            <text:p>0.00086263</text:p>
          </table:table-cell>
          <table:table-cell table:style-name="ce1" office:value-type="string">
            <text:p>3.9627e-06</text:p>
          </table:table-cell>
          <table:table-cell table:style-name="ce1" office:value-type="string">
            <text:p>3.8146e-08</text:p>
          </table:table-cell>
          <table:table-cell table:style-name="ce1" office:value-type="string">
            <text:p>5.9477e-19</text:p>
          </table:table-cell>
          <table:table-cell table:style-name="ce1" office:value-type="string">
            <text:p>1.2952e-19</text:p>
          </table:table-cell>
          <table:table-cell office:value-type="float" office:value="0.00045155">
            <text:p>0.00045155</text:p>
          </table:table-cell>
          <table:table-cell table:style-name="ce1" office:value-type="string">
            <text:p>5.6091e-05</text:p>
          </table:table-cell>
          <table:table-cell office:value-type="float" office:value="0.00086262">
            <text:p>0.0008626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684e-18</text:p>
          </table:table-cell>
          <table:table-cell table:style-name="ce1" office:value-type="string">
            <text:p>1.2952e-19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448.42">
            <text:p>448.42</text:p>
          </table:table-cell>
          <table:table-cell table:formula="of:=[.Q147]*1000000" office:value-type="float" office:value="55.67">
            <text:p>55.67</text:p>
          </table:table-cell>
          <table:table-cell table:formula="of:=[.R147]*1000000" office:value-type="float" office:value="866.21">
            <text:p>866.21</text:p>
          </table:table-cell>
          <table:table-cell table:formula="of:=[.S147]*1000000" office:value-type="float" office:value="3.8864">
            <text:p>3.8864</text:p>
          </table:table-cell>
          <table:table-cell table:formula="of:=[.T147]*1000000" office:value-type="float" office:value="0.038213">
            <text:p>0.038213</text:p>
          </table:table-cell>
          <table:table-cell table:formula="of:=[.U147]*1000000" office:value-type="float" office:value="0.00000000000036043">
            <text:p>3.6043E-013</text:p>
          </table:table-cell>
          <table:table-cell table:formula="of:=[.V147]*1000000" office:value-type="float" office:value="0.00000000000012575">
            <text:p>1.2575E-013</text:p>
          </table:table-cell>
          <table:table-cell table:formula="of:=[.W147]*1000000" office:value-type="float" office:value="448.42">
            <text:p>448.42</text:p>
          </table:table-cell>
          <table:table-cell table:formula="of:=[.X147]*1000000" office:value-type="float" office:value="55.666">
            <text:p>55.666</text:p>
          </table:table-cell>
          <table:table-cell table:formula="of:=[.Y147]*1000000" office:value-type="float" office:value="866.2">
            <text:p>866.2</text:p>
          </table:table-cell>
          <table:table-cell table:formula="of:=[.Z147]*1000000" office:value-type="float" office:value="20.172">
            <text:p>20.172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14247">
            <text:p>-1.4247E-012</text:p>
          </table:table-cell>
          <table:table-cell table:formula="of:=[.AC147]*1000000" office:value-type="float" office:value="0.00000000000012575">
            <text:p>1.2575E-013</text:p>
          </table:table-cell>
          <table:table-cell office:value-type="float" office:value="0.00044842">
            <text:p>0.00044842</text:p>
          </table:table-cell>
          <table:table-cell table:style-name="ce1" office:value-type="string">
            <text:p>5.567e-05</text:p>
          </table:table-cell>
          <table:table-cell office:value-type="float" office:value="0.00086621">
            <text:p>0.00086621</text:p>
          </table:table-cell>
          <table:table-cell table:style-name="ce1" office:value-type="string">
            <text:p>3.8864e-06</text:p>
          </table:table-cell>
          <table:table-cell table:style-name="ce1" office:value-type="string">
            <text:p>3.8213e-08</text:p>
          </table:table-cell>
          <table:table-cell table:style-name="ce1" office:value-type="string">
            <text:p>3.6043e-19</text:p>
          </table:table-cell>
          <table:table-cell table:style-name="ce1" office:value-type="string">
            <text:p>1.2575e-19</text:p>
          </table:table-cell>
          <table:table-cell office:value-type="float" office:value="0.00044842">
            <text:p>0.00044842</text:p>
          </table:table-cell>
          <table:table-cell table:style-name="ce1" office:value-type="string">
            <text:p>5.5666e-05</text:p>
          </table:table-cell>
          <table:table-cell office:value-type="float" office:value="0.0008662">
            <text:p>0.000866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247e-18</text:p>
          </table:table-cell>
          <table:table-cell table:style-name="ce1" office:value-type="string">
            <text:p>1.2575e-19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445.32">
            <text:p>445.32</text:p>
          </table:table-cell>
          <table:table-cell table:formula="of:=[.Q148]*1000000" office:value-type="float" office:value="55.247">
            <text:p>55.247</text:p>
          </table:table-cell>
          <table:table-cell table:formula="of:=[.R148]*1000000" office:value-type="float" office:value="869.76">
            <text:p>869.76</text:p>
          </table:table-cell>
          <table:table-cell table:formula="of:=[.S148]*1000000" office:value-type="float" office:value="3.8113">
            <text:p>3.8113</text:p>
          </table:table-cell>
          <table:table-cell table:formula="of:=[.T148]*1000000" office:value-type="float" office:value="0.03828">
            <text:p>0.03828</text:p>
          </table:table-cell>
          <table:table-cell table:formula="of:=[.U148]*1000000" office:value-type="float" office:value="0.00000000000034691">
            <text:p>3.4691E-013</text:p>
          </table:table-cell>
          <table:table-cell table:formula="of:=[.V148]*1000000" office:value-type="float" office:value="0.0000000000001221">
            <text:p>1.221E-013</text:p>
          </table:table-cell>
          <table:table-cell table:formula="of:=[.W148]*1000000" office:value-type="float" office:value="445.31">
            <text:p>445.31</text:p>
          </table:table-cell>
          <table:table-cell table:formula="of:=[.X148]*1000000" office:value-type="float" office:value="55.243">
            <text:p>55.243</text:p>
          </table:table-cell>
          <table:table-cell table:formula="of:=[.Y148]*1000000" office:value-type="float" office:value="869.74">
            <text:p>869.74</text:p>
          </table:table-cell>
          <table:table-cell table:formula="of:=[.Z148]*1000000" office:value-type="float" office:value="20.172">
            <text:p>20.172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11665">
            <text:p>-1.1665E-012</text:p>
          </table:table-cell>
          <table:table-cell table:formula="of:=[.AC148]*1000000" office:value-type="float" office:value="0.0000000000001221">
            <text:p>1.221E-013</text:p>
          </table:table-cell>
          <table:table-cell office:value-type="float" office:value="0.00044532">
            <text:p>0.00044532</text:p>
          </table:table-cell>
          <table:table-cell table:style-name="ce1" office:value-type="string">
            <text:p>5.5247e-05</text:p>
          </table:table-cell>
          <table:table-cell office:value-type="float" office:value="0.00086976">
            <text:p>0.00086976</text:p>
          </table:table-cell>
          <table:table-cell table:style-name="ce1" office:value-type="string">
            <text:p>3.8113e-06</text:p>
          </table:table-cell>
          <table:table-cell table:style-name="ce1" office:value-type="string">
            <text:p>3.828e-08</text:p>
          </table:table-cell>
          <table:table-cell table:style-name="ce1" office:value-type="string">
            <text:p>3.4691e-19</text:p>
          </table:table-cell>
          <table:table-cell table:style-name="ce1" office:value-type="string">
            <text:p>1.221e-19</text:p>
          </table:table-cell>
          <table:table-cell office:value-type="float" office:value="0.00044531">
            <text:p>0.00044531</text:p>
          </table:table-cell>
          <table:table-cell table:style-name="ce1" office:value-type="string">
            <text:p>5.5243e-05</text:p>
          </table:table-cell>
          <table:table-cell office:value-type="float" office:value="0.00086974">
            <text:p>0.0008697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665e-18</text:p>
          </table:table-cell>
          <table:table-cell table:style-name="ce1" office:value-type="string">
            <text:p>1.221e-19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442.24">
            <text:p>442.24</text:p>
          </table:table-cell>
          <table:table-cell table:formula="of:=[.Q149]*1000000" office:value-type="float" office:value="54.827">
            <text:p>54.827</text:p>
          </table:table-cell>
          <table:table-cell table:formula="of:=[.R149]*1000000" office:value-type="float" office:value="873.28">
            <text:p>873.28</text:p>
          </table:table-cell>
          <table:table-cell table:formula="of:=[.S149]*1000000" office:value-type="float" office:value="3.7375">
            <text:p>3.7375</text:p>
          </table:table-cell>
          <table:table-cell table:formula="of:=[.T149]*1000000" office:value-type="float" office:value="0.038346">
            <text:p>0.038346</text:p>
          </table:table-cell>
          <table:table-cell table:formula="of:=[.U149]*1000000" office:value-type="float" office:value="0.00000000000030464">
            <text:p>3.0464E-013</text:p>
          </table:table-cell>
          <table:table-cell table:formula="of:=[.V149]*1000000" office:value-type="float" office:value="0.00000000000011856">
            <text:p>1.1856E-013</text:p>
          </table:table-cell>
          <table:table-cell table:formula="of:=[.W149]*1000000" office:value-type="float" office:value="442.24">
            <text:p>442.24</text:p>
          </table:table-cell>
          <table:table-cell table:formula="of:=[.X149]*1000000" office:value-type="float" office:value="54.823">
            <text:p>54.823</text:p>
          </table:table-cell>
          <table:table-cell table:formula="of:=[.Y149]*1000000" office:value-type="float" office:value="873.26">
            <text:p>873.26</text:p>
          </table:table-cell>
          <table:table-cell table:formula="of:=[.Z149]*1000000" office:value-type="float" office:value="20.172">
            <text:p>20.172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0834">
            <text:p>-8.34E-013</text:p>
          </table:table-cell>
          <table:table-cell table:formula="of:=[.AC149]*1000000" office:value-type="float" office:value="0.00000000000011856">
            <text:p>1.1856E-013</text:p>
          </table:table-cell>
          <table:table-cell office:value-type="float" office:value="0.00044224">
            <text:p>0.00044224</text:p>
          </table:table-cell>
          <table:table-cell table:style-name="ce1" office:value-type="string">
            <text:p>5.4827e-05</text:p>
          </table:table-cell>
          <table:table-cell office:value-type="float" office:value="0.00087328">
            <text:p>0.00087328</text:p>
          </table:table-cell>
          <table:table-cell table:style-name="ce1" office:value-type="string">
            <text:p>3.7375e-06</text:p>
          </table:table-cell>
          <table:table-cell table:style-name="ce1" office:value-type="string">
            <text:p>3.8346e-08</text:p>
          </table:table-cell>
          <table:table-cell table:style-name="ce1" office:value-type="string">
            <text:p>3.0464e-19</text:p>
          </table:table-cell>
          <table:table-cell table:style-name="ce1" office:value-type="string">
            <text:p>1.1856e-19</text:p>
          </table:table-cell>
          <table:table-cell office:value-type="float" office:value="0.00044224">
            <text:p>0.00044224</text:p>
          </table:table-cell>
          <table:table-cell table:style-name="ce1" office:value-type="string">
            <text:p>5.4823e-05</text:p>
          </table:table-cell>
          <table:table-cell office:value-type="float" office:value="0.00087326">
            <text:p>0.0008732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34e-19</text:p>
          </table:table-cell>
          <table:table-cell table:style-name="ce1" office:value-type="string">
            <text:p>1.1856e-19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439.19">
            <text:p>439.19</text:p>
          </table:table-cell>
          <table:table-cell table:formula="of:=[.Q150]*1000000" office:value-type="float" office:value="54.41">
            <text:p>54.41</text:p>
          </table:table-cell>
          <table:table-cell table:formula="of:=[.R150]*1000000" office:value-type="float" office:value="876.76">
            <text:p>876.76</text:p>
          </table:table-cell>
          <table:table-cell table:formula="of:=[.S150]*1000000" office:value-type="float" office:value="3.6648">
            <text:p>3.6648</text:p>
          </table:table-cell>
          <table:table-cell table:formula="of:=[.T150]*1000000" office:value-type="float" office:value="0.038413">
            <text:p>0.038413</text:p>
          </table:table-cell>
          <table:table-cell table:formula="of:=[.U150]*1000000" office:value-type="float" office:value="0.00000000000075324">
            <text:p>7.5324E-013</text:p>
          </table:table-cell>
          <table:table-cell table:formula="of:=[.V150]*1000000" office:value-type="float" office:value="0.00000000000011512">
            <text:p>1.1512E-013</text:p>
          </table:table-cell>
          <table:table-cell table:formula="of:=[.W150]*1000000" office:value-type="float" office:value="439.19">
            <text:p>439.19</text:p>
          </table:table-cell>
          <table:table-cell table:formula="of:=[.X150]*1000000" office:value-type="float" office:value="54.405">
            <text:p>54.405</text:p>
          </table:table-cell>
          <table:table-cell table:formula="of:=[.Y150]*1000000" office:value-type="float" office:value="876.75">
            <text:p>876.75</text:p>
          </table:table-cell>
          <table:table-cell table:formula="of:=[.Z150]*1000000" office:value-type="float" office:value="20.172">
            <text:p>20.172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-0.00000000000063944">
            <text:p>-6.3944E-013</text:p>
          </table:table-cell>
          <table:table-cell table:formula="of:=[.AC150]*1000000" office:value-type="float" office:value="0.00000000000011512">
            <text:p>1.1512E-013</text:p>
          </table:table-cell>
          <table:table-cell office:value-type="float" office:value="0.00043919">
            <text:p>0.00043919</text:p>
          </table:table-cell>
          <table:table-cell table:style-name="ce1" office:value-type="string">
            <text:p>5.441e-05</text:p>
          </table:table-cell>
          <table:table-cell office:value-type="float" office:value="0.00087676">
            <text:p>0.00087676</text:p>
          </table:table-cell>
          <table:table-cell table:style-name="ce1" office:value-type="string">
            <text:p>3.6648e-06</text:p>
          </table:table-cell>
          <table:table-cell table:style-name="ce1" office:value-type="string">
            <text:p>3.8413e-08</text:p>
          </table:table-cell>
          <table:table-cell table:style-name="ce1" office:value-type="string">
            <text:p>7.5324e-19</text:p>
          </table:table-cell>
          <table:table-cell table:style-name="ce1" office:value-type="string">
            <text:p>1.1512e-19</text:p>
          </table:table-cell>
          <table:table-cell office:value-type="float" office:value="0.00043919">
            <text:p>0.00043919</text:p>
          </table:table-cell>
          <table:table-cell table:style-name="ce1" office:value-type="string">
            <text:p>5.4405e-05</text:p>
          </table:table-cell>
          <table:table-cell office:value-type="float" office:value="0.00087675">
            <text:p>0.00087675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944e-19</text:p>
          </table:table-cell>
          <table:table-cell table:style-name="ce1" office:value-type="string">
            <text:p>1.1512e-19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436.17">
            <text:p>436.17</text:p>
          </table:table-cell>
          <table:table-cell table:formula="of:=[.Q151]*1000000" office:value-type="float" office:value="53.995">
            <text:p>53.995</text:p>
          </table:table-cell>
          <table:table-cell table:formula="of:=[.R151]*1000000" office:value-type="float" office:value="880.22">
            <text:p>880.22</text:p>
          </table:table-cell>
          <table:table-cell table:formula="of:=[.S151]*1000000" office:value-type="float" office:value="3.5934">
            <text:p>3.5934</text:p>
          </table:table-cell>
          <table:table-cell table:formula="of:=[.T151]*1000000" office:value-type="float" office:value="0.038479">
            <text:p>0.038479</text:p>
          </table:table-cell>
          <table:table-cell table:formula="of:=[.U151]*1000000" office:value-type="float" office:value="0.00000000000024664">
            <text:p>2.4664E-013</text:p>
          </table:table-cell>
          <table:table-cell table:formula="of:=[.V151]*1000000" office:value-type="float" office:value="0.0000000000001118">
            <text:p>1.118E-013</text:p>
          </table:table-cell>
          <table:table-cell table:formula="of:=[.W151]*1000000" office:value-type="float" office:value="436.17">
            <text:p>436.17</text:p>
          </table:table-cell>
          <table:table-cell table:formula="of:=[.X151]*1000000" office:value-type="float" office:value="53.99">
            <text:p>53.99</text:p>
          </table:table-cell>
          <table:table-cell table:formula="of:=[.Y151]*1000000" office:value-type="float" office:value="880.2">
            <text:p>880.2</text:p>
          </table:table-cell>
          <table:table-cell table:formula="of:=[.Z151]*1000000" office:value-type="float" office:value="20.172">
            <text:p>20.172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0479">
            <text:p>-4.79E-013</text:p>
          </table:table-cell>
          <table:table-cell table:formula="of:=[.AC151]*1000000" office:value-type="float" office:value="0.00000000000011179">
            <text:p>1.1179E-013</text:p>
          </table:table-cell>
          <table:table-cell office:value-type="float" office:value="0.00043617">
            <text:p>0.00043617</text:p>
          </table:table-cell>
          <table:table-cell table:style-name="ce1" office:value-type="string">
            <text:p>5.3995e-05</text:p>
          </table:table-cell>
          <table:table-cell office:value-type="float" office:value="0.00088022">
            <text:p>0.00088022</text:p>
          </table:table-cell>
          <table:table-cell table:style-name="ce1" office:value-type="string">
            <text:p>3.5934e-06</text:p>
          </table:table-cell>
          <table:table-cell table:style-name="ce1" office:value-type="string">
            <text:p>3.8479e-08</text:p>
          </table:table-cell>
          <table:table-cell table:style-name="ce1" office:value-type="string">
            <text:p>2.4664e-19</text:p>
          </table:table-cell>
          <table:table-cell table:style-name="ce1" office:value-type="string">
            <text:p>1.118e-19</text:p>
          </table:table-cell>
          <table:table-cell office:value-type="float" office:value="0.00043617">
            <text:p>0.00043617</text:p>
          </table:table-cell>
          <table:table-cell table:style-name="ce1" office:value-type="string">
            <text:p>5.399e-05</text:p>
          </table:table-cell>
          <table:table-cell office:value-type="float" office:value="0.0008802">
            <text:p>0.000880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9e-19</text:p>
          </table:table-cell>
          <table:table-cell table:style-name="ce1" office:value-type="string">
            <text:p>1.1179e-19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433.18">
            <text:p>433.18</text:p>
          </table:table-cell>
          <table:table-cell table:formula="of:=[.Q152]*1000000" office:value-type="float" office:value="53.582">
            <text:p>53.582</text:p>
          </table:table-cell>
          <table:table-cell table:formula="of:=[.R152]*1000000" office:value-type="float" office:value="883.64">
            <text:p>883.64</text:p>
          </table:table-cell>
          <table:table-cell table:formula="of:=[.S152]*1000000" office:value-type="float" office:value="3.5232">
            <text:p>3.5232</text:p>
          </table:table-cell>
          <table:table-cell table:formula="of:=[.T152]*1000000" office:value-type="float" office:value="0.038545">
            <text:p>0.038545</text:p>
          </table:table-cell>
          <table:table-cell table:formula="of:=[.U152]*1000000" office:value-type="float" office:value="0.00000000000021253">
            <text:p>2.1253E-013</text:p>
          </table:table-cell>
          <table:table-cell table:formula="of:=[.V152]*1000000" office:value-type="float" office:value="0.00000000000010857">
            <text:p>1.0857E-013</text:p>
          </table:table-cell>
          <table:table-cell table:formula="of:=[.W152]*1000000" office:value-type="float" office:value="433.18">
            <text:p>433.18</text:p>
          </table:table-cell>
          <table:table-cell table:formula="of:=[.X152]*1000000" office:value-type="float" office:value="53.578">
            <text:p>53.578</text:p>
          </table:table-cell>
          <table:table-cell table:formula="of:=[.Y152]*1000000" office:value-type="float" office:value="883.62">
            <text:p>883.62</text:p>
          </table:table-cell>
          <table:table-cell table:formula="of:=[.Z152]*1000000" office:value-type="float" office:value="20.172">
            <text:p>20.172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033978">
            <text:p>-3.3978E-013</text:p>
          </table:table-cell>
          <table:table-cell table:formula="of:=[.AC152]*1000000" office:value-type="float" office:value="0.00000000000010857">
            <text:p>1.0857E-013</text:p>
          </table:table-cell>
          <table:table-cell office:value-type="float" office:value="0.00043318">
            <text:p>0.00043318</text:p>
          </table:table-cell>
          <table:table-cell table:style-name="ce1" office:value-type="string">
            <text:p>5.3582e-05</text:p>
          </table:table-cell>
          <table:table-cell office:value-type="float" office:value="0.00088364">
            <text:p>0.00088364</text:p>
          </table:table-cell>
          <table:table-cell table:style-name="ce1" office:value-type="string">
            <text:p>3.5232e-06</text:p>
          </table:table-cell>
          <table:table-cell table:style-name="ce1" office:value-type="string">
            <text:p>3.8545e-08</text:p>
          </table:table-cell>
          <table:table-cell table:style-name="ce1" office:value-type="string">
            <text:p>2.1253e-19</text:p>
          </table:table-cell>
          <table:table-cell table:style-name="ce1" office:value-type="string">
            <text:p>1.0857e-19</text:p>
          </table:table-cell>
          <table:table-cell office:value-type="float" office:value="0.00043318">
            <text:p>0.00043318</text:p>
          </table:table-cell>
          <table:table-cell table:style-name="ce1" office:value-type="string">
            <text:p>5.3578e-05</text:p>
          </table:table-cell>
          <table:table-cell office:value-type="float" office:value="0.00088362">
            <text:p>0.0008836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978e-19</text:p>
          </table:table-cell>
          <table:table-cell table:style-name="ce1" office:value-type="string">
            <text:p>1.0857e-19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430.22">
            <text:p>430.22</text:p>
          </table:table-cell>
          <table:table-cell table:formula="of:=[.Q153]*1000000" office:value-type="float" office:value="53.173">
            <text:p>53.173</text:p>
          </table:table-cell>
          <table:table-cell table:formula="of:=[.R153]*1000000" office:value-type="float" office:value="887.03">
            <text:p>887.03</text:p>
          </table:table-cell>
          <table:table-cell table:formula="of:=[.S153]*1000000" office:value-type="float" office:value="3.4541">
            <text:p>3.4541</text:p>
          </table:table-cell>
          <table:table-cell table:formula="of:=[.T153]*1000000" office:value-type="float" office:value="0.03861">
            <text:p>0.03861</text:p>
          </table:table-cell>
          <table:table-cell table:formula="of:=[.U153]*1000000" office:value-type="float" office:value="0.00000000000013509">
            <text:p>1.3509E-013</text:p>
          </table:table-cell>
          <table:table-cell table:formula="of:=[.V153]*1000000" office:value-type="float" office:value="0.00000000000010544">
            <text:p>1.0544E-013</text:p>
          </table:table-cell>
          <table:table-cell table:formula="of:=[.W153]*1000000" office:value-type="float" office:value="430.21">
            <text:p>430.21</text:p>
          </table:table-cell>
          <table:table-cell table:formula="of:=[.X153]*1000000" office:value-type="float" office:value="53.168">
            <text:p>53.168</text:p>
          </table:table-cell>
          <table:table-cell table:formula="of:=[.Y153]*1000000" office:value-type="float" office:value="887.01">
            <text:p>887.01</text:p>
          </table:table-cell>
          <table:table-cell table:formula="of:=[.Z153]*1000000" office:value-type="float" office:value="20.172">
            <text:p>20.172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028303">
            <text:p>-2.8303E-013</text:p>
          </table:table-cell>
          <table:table-cell table:formula="of:=[.AC153]*1000000" office:value-type="float" office:value="0.00000000000010544">
            <text:p>1.0544E-013</text:p>
          </table:table-cell>
          <table:table-cell office:value-type="float" office:value="0.00043022">
            <text:p>0.00043022</text:p>
          </table:table-cell>
          <table:table-cell table:style-name="ce1" office:value-type="string">
            <text:p>5.3173e-05</text:p>
          </table:table-cell>
          <table:table-cell office:value-type="float" office:value="0.00088703">
            <text:p>0.00088703</text:p>
          </table:table-cell>
          <table:table-cell table:style-name="ce1" office:value-type="string">
            <text:p>3.4541e-06</text:p>
          </table:table-cell>
          <table:table-cell table:style-name="ce1" office:value-type="string">
            <text:p>3.861e-08</text:p>
          </table:table-cell>
          <table:table-cell table:style-name="ce1" office:value-type="string">
            <text:p>1.3509e-19</text:p>
          </table:table-cell>
          <table:table-cell table:style-name="ce1" office:value-type="string">
            <text:p>1.0544e-19</text:p>
          </table:table-cell>
          <table:table-cell office:value-type="float" office:value="0.00043021">
            <text:p>0.00043021</text:p>
          </table:table-cell>
          <table:table-cell table:style-name="ce1" office:value-type="string">
            <text:p>5.3168e-05</text:p>
          </table:table-cell>
          <table:table-cell office:value-type="float" office:value="0.00088701">
            <text:p>0.0008870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303e-19</text:p>
          </table:table-cell>
          <table:table-cell table:style-name="ce1" office:value-type="string">
            <text:p>1.0544e-19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427.28">
            <text:p>427.28</text:p>
          </table:table-cell>
          <table:table-cell table:formula="of:=[.Q154]*1000000" office:value-type="float" office:value="52.766">
            <text:p>52.766</text:p>
          </table:table-cell>
          <table:table-cell table:formula="of:=[.R154]*1000000" office:value-type="float" office:value="890.4">
            <text:p>890.4</text:p>
          </table:table-cell>
          <table:table-cell table:formula="of:=[.S154]*1000000" office:value-type="float" office:value="3.3862">
            <text:p>3.3862</text:p>
          </table:table-cell>
          <table:table-cell table:formula="of:=[.T154]*1000000" office:value-type="float" office:value="0.038676">
            <text:p>0.038676</text:p>
          </table:table-cell>
          <table:table-cell table:formula="of:=[.U154]*1000000" office:value-type="float" office:value="0.0000000000004907">
            <text:p>4.907E-013</text:p>
          </table:table-cell>
          <table:table-cell table:formula="of:=[.V154]*1000000" office:value-type="float" office:value="0.00000000000010241">
            <text:p>1.0241E-013</text:p>
          </table:table-cell>
          <table:table-cell table:formula="of:=[.W154]*1000000" office:value-type="float" office:value="427.28">
            <text:p>427.28</text:p>
          </table:table-cell>
          <table:table-cell table:formula="of:=[.X154]*1000000" office:value-type="float" office:value="52.761">
            <text:p>52.761</text:p>
          </table:table-cell>
          <table:table-cell table:formula="of:=[.Y154]*1000000" office:value-type="float" office:value="890.38">
            <text:p>890.38</text:p>
          </table:table-cell>
          <table:table-cell table:formula="of:=[.Z154]*1000000" office:value-type="float" office:value="20.172">
            <text:p>20.172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020518">
            <text:p>-2.0518E-013</text:p>
          </table:table-cell>
          <table:table-cell table:formula="of:=[.AC154]*1000000" office:value-type="float" office:value="0.00000000000010241">
            <text:p>1.0241E-013</text:p>
          </table:table-cell>
          <table:table-cell office:value-type="float" office:value="0.00042728">
            <text:p>0.00042728</text:p>
          </table:table-cell>
          <table:table-cell table:style-name="ce1" office:value-type="string">
            <text:p>5.2766e-05</text:p>
          </table:table-cell>
          <table:table-cell office:value-type="float" office:value="0.0008904">
            <text:p>0.0008904</text:p>
          </table:table-cell>
          <table:table-cell table:style-name="ce1" office:value-type="string">
            <text:p>3.3862e-06</text:p>
          </table:table-cell>
          <table:table-cell table:style-name="ce1" office:value-type="string">
            <text:p>3.8676e-08</text:p>
          </table:table-cell>
          <table:table-cell table:style-name="ce1" office:value-type="string">
            <text:p>4.907e-19</text:p>
          </table:table-cell>
          <table:table-cell table:style-name="ce1" office:value-type="string">
            <text:p>1.0241e-19</text:p>
          </table:table-cell>
          <table:table-cell office:value-type="float" office:value="0.00042728">
            <text:p>0.00042728</text:p>
          </table:table-cell>
          <table:table-cell table:style-name="ce1" office:value-type="string">
            <text:p>5.2761e-05</text:p>
          </table:table-cell>
          <table:table-cell office:value-type="float" office:value="0.00089038">
            <text:p>0.0008903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518e-19</text:p>
          </table:table-cell>
          <table:table-cell table:style-name="ce1" office:value-type="string">
            <text:p>1.0241e-19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424.37">
            <text:p>424.37</text:p>
          </table:table-cell>
          <table:table-cell table:formula="of:=[.Q155]*1000000" office:value-type="float" office:value="52.361">
            <text:p>52.361</text:p>
          </table:table-cell>
          <table:table-cell table:formula="of:=[.R155]*1000000" office:value-type="float" office:value="893.73">
            <text:p>893.73</text:p>
          </table:table-cell>
          <table:table-cell table:formula="of:=[.S155]*1000000" office:value-type="float" office:value="3.3195">
            <text:p>3.3195</text:p>
          </table:table-cell>
          <table:table-cell table:formula="of:=[.T155]*1000000" office:value-type="float" office:value="0.038741">
            <text:p>0.038741</text:p>
          </table:table-cell>
          <table:table-cell table:formula="of:=[.U155]*1000000" office:value-type="float" office:value="0.0000000000000611">
            <text:p>6.11E-014</text:p>
          </table:table-cell>
          <table:table-cell table:formula="of:=[.V155]*1000000" office:value-type="float" office:value="0.000000000000099467">
            <text:p>9.9467E-014</text:p>
          </table:table-cell>
          <table:table-cell table:formula="of:=[.W155]*1000000" office:value-type="float" office:value="424.37">
            <text:p>424.37</text:p>
          </table:table-cell>
          <table:table-cell table:formula="of:=[.X155]*1000000" office:value-type="float" office:value="52.357">
            <text:p>52.357</text:p>
          </table:table-cell>
          <table:table-cell table:formula="of:=[.Y155]*1000000" office:value-type="float" office:value="893.71">
            <text:p>893.71</text:p>
          </table:table-cell>
          <table:table-cell table:formula="of:=[.Z155]*1000000" office:value-type="float" office:value="20.172">
            <text:p>20.172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013371">
            <text:p>-1.3371E-013</text:p>
          </table:table-cell>
          <table:table-cell table:formula="of:=[.AC155]*1000000" office:value-type="float" office:value="0.000000000000099465">
            <text:p>9.9465E-014</text:p>
          </table:table-cell>
          <table:table-cell office:value-type="float" office:value="0.00042437">
            <text:p>0.00042437</text:p>
          </table:table-cell>
          <table:table-cell table:style-name="ce1" office:value-type="string">
            <text:p>5.2361e-05</text:p>
          </table:table-cell>
          <table:table-cell office:value-type="float" office:value="0.00089373">
            <text:p>0.00089373</text:p>
          </table:table-cell>
          <table:table-cell table:style-name="ce1" office:value-type="string">
            <text:p>3.3195e-06</text:p>
          </table:table-cell>
          <table:table-cell table:style-name="ce1" office:value-type="string">
            <text:p>3.8741e-08</text:p>
          </table:table-cell>
          <table:table-cell table:style-name="ce1" office:value-type="string">
            <text:p>6.11e-20</text:p>
          </table:table-cell>
          <table:table-cell table:style-name="ce1" office:value-type="string">
            <text:p>9.9467e-20</text:p>
          </table:table-cell>
          <table:table-cell office:value-type="float" office:value="0.00042437">
            <text:p>0.00042437</text:p>
          </table:table-cell>
          <table:table-cell table:style-name="ce1" office:value-type="string">
            <text:p>5.2357e-05</text:p>
          </table:table-cell>
          <table:table-cell office:value-type="float" office:value="0.00089371">
            <text:p>0.0008937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371e-19</text:p>
          </table:table-cell>
          <table:table-cell table:style-name="ce1" office:value-type="string">
            <text:p>9.9465e-20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421.49">
            <text:p>421.49</text:p>
          </table:table-cell>
          <table:table-cell table:formula="of:=[.Q156]*1000000" office:value-type="float" office:value="51.959">
            <text:p>51.959</text:p>
          </table:table-cell>
          <table:table-cell table:formula="of:=[.R156]*1000000" office:value-type="float" office:value="897.03">
            <text:p>897.03</text:p>
          </table:table-cell>
          <table:table-cell table:formula="of:=[.S156]*1000000" office:value-type="float" office:value="3.2539">
            <text:p>3.2539</text:p>
          </table:table-cell>
          <table:table-cell table:formula="of:=[.T156]*1000000" office:value-type="float" office:value="0.038806">
            <text:p>0.038806</text:p>
          </table:table-cell>
          <table:table-cell table:formula="of:=[.U156]*1000000" office:value-type="float" office:value="-0.00000000000054889">
            <text:p>-5.4889E-013</text:p>
          </table:table-cell>
          <table:table-cell table:formula="of:=[.V156]*1000000" office:value-type="float" office:value="0.000000000000096615">
            <text:p>9.6615E-014</text:p>
          </table:table-cell>
          <table:table-cell table:formula="of:=[.W156]*1000000" office:value-type="float" office:value="421.48">
            <text:p>421.48</text:p>
          </table:table-cell>
          <table:table-cell table:formula="of:=[.X156]*1000000" office:value-type="float" office:value="51.955">
            <text:p>51.955</text:p>
          </table:table-cell>
          <table:table-cell table:formula="of:=[.Y156]*1000000" office:value-type="float" office:value="897.01">
            <text:p>897.01</text:p>
          </table:table-cell>
          <table:table-cell table:formula="of:=[.Z156]*1000000" office:value-type="float" office:value="20.172">
            <text:p>20.172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094355">
            <text:p>-9.4355E-014</text:p>
          </table:table-cell>
          <table:table-cell table:formula="of:=[.AC156]*1000000" office:value-type="float" office:value="0.000000000000096614">
            <text:p>9.6614E-014</text:p>
          </table:table-cell>
          <table:table-cell office:value-type="float" office:value="0.00042149">
            <text:p>0.00042149</text:p>
          </table:table-cell>
          <table:table-cell table:style-name="ce1" office:value-type="string">
            <text:p>5.1959e-05</text:p>
          </table:table-cell>
          <table:table-cell office:value-type="float" office:value="0.00089703">
            <text:p>0.00089703</text:p>
          </table:table-cell>
          <table:table-cell table:style-name="ce1" office:value-type="string">
            <text:p>3.2539e-06</text:p>
          </table:table-cell>
          <table:table-cell table:style-name="ce1" office:value-type="string">
            <text:p>3.8806e-08</text:p>
          </table:table-cell>
          <table:table-cell table:style-name="ce1" office:value-type="string">
            <text:p>-5.4889e-19</text:p>
          </table:table-cell>
          <table:table-cell table:style-name="ce1" office:value-type="string">
            <text:p>9.6615e-20</text:p>
          </table:table-cell>
          <table:table-cell office:value-type="float" office:value="0.00042148">
            <text:p>0.00042148</text:p>
          </table:table-cell>
          <table:table-cell table:style-name="ce1" office:value-type="string">
            <text:p>5.1955e-05</text:p>
          </table:table-cell>
          <table:table-cell office:value-type="float" office:value="0.00089701">
            <text:p>0.0008970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4355e-20</text:p>
          </table:table-cell>
          <table:table-cell table:style-name="ce1" office:value-type="string">
            <text:p>9.6614e-20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418.63">
            <text:p>418.63</text:p>
          </table:table-cell>
          <table:table-cell table:formula="of:=[.Q157]*1000000" office:value-type="float" office:value="51.56">
            <text:p>51.56</text:p>
          </table:table-cell>
          <table:table-cell table:formula="of:=[.R157]*1000000" office:value-type="float" office:value="900.31">
            <text:p>900.31</text:p>
          </table:table-cell>
          <table:table-cell table:formula="of:=[.S157]*1000000" office:value-type="float" office:value="3.1894">
            <text:p>3.1894</text:p>
          </table:table-cell>
          <table:table-cell table:formula="of:=[.T157]*1000000" office:value-type="float" office:value="0.038871">
            <text:p>0.038871</text:p>
          </table:table-cell>
          <table:table-cell table:formula="of:=[.U157]*1000000" office:value-type="float" office:value="-0.000000000000017297">
            <text:p>-1.7297E-014</text:p>
          </table:table-cell>
          <table:table-cell table:formula="of:=[.V157]*1000000" office:value-type="float" office:value="0.000000000000093851">
            <text:p>9.3851E-014</text:p>
          </table:table-cell>
          <table:table-cell table:formula="of:=[.W157]*1000000" office:value-type="float" office:value="418.62">
            <text:p>418.62</text:p>
          </table:table-cell>
          <table:table-cell table:formula="of:=[.X157]*1000000" office:value-type="float" office:value="51.555">
            <text:p>51.555</text:p>
          </table:table-cell>
          <table:table-cell table:formula="of:=[.Y157]*1000000" office:value-type="float" office:value="900.29">
            <text:p>900.29</text:p>
          </table:table-cell>
          <table:table-cell table:formula="of:=[.Z157]*1000000" office:value-type="float" office:value="20.172">
            <text:p>20.172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0.000000000000065968">
            <text:p>-6.5968E-014</text:p>
          </table:table-cell>
          <table:table-cell table:formula="of:=[.AC157]*1000000" office:value-type="float" office:value="0.00000000000009385">
            <text:p>9.385E-014</text:p>
          </table:table-cell>
          <table:table-cell office:value-type="float" office:value="0.00041863">
            <text:p>0.00041863</text:p>
          </table:table-cell>
          <table:table-cell table:style-name="ce1" office:value-type="string">
            <text:p>5.156e-05</text:p>
          </table:table-cell>
          <table:table-cell office:value-type="float" office:value="0.00090031">
            <text:p>0.00090031</text:p>
          </table:table-cell>
          <table:table-cell table:style-name="ce1" office:value-type="string">
            <text:p>3.1894e-06</text:p>
          </table:table-cell>
          <table:table-cell table:style-name="ce1" office:value-type="string">
            <text:p>3.8871e-08</text:p>
          </table:table-cell>
          <table:table-cell table:style-name="ce1" office:value-type="string">
            <text:p>-1.7297e-20</text:p>
          </table:table-cell>
          <table:table-cell table:style-name="ce1" office:value-type="string">
            <text:p>9.3851e-20</text:p>
          </table:table-cell>
          <table:table-cell office:value-type="float" office:value="0.00041862">
            <text:p>0.00041862</text:p>
          </table:table-cell>
          <table:table-cell table:style-name="ce1" office:value-type="string">
            <text:p>5.1555e-05</text:p>
          </table:table-cell>
          <table:table-cell office:value-type="float" office:value="0.00090029">
            <text:p>0.0009002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5968e-20</text:p>
          </table:table-cell>
          <table:table-cell table:style-name="ce1" office:value-type="string">
            <text:p>9.385e-20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415.8">
            <text:p>415.8</text:p>
          </table:table-cell>
          <table:table-cell table:formula="of:=[.Q158]*1000000" office:value-type="float" office:value="51.163">
            <text:p>51.163</text:p>
          </table:table-cell>
          <table:table-cell table:formula="of:=[.R158]*1000000" office:value-type="float" office:value="903.55">
            <text:p>903.55</text:p>
          </table:table-cell>
          <table:table-cell table:formula="of:=[.S158]*1000000" office:value-type="float" office:value="3.126">
            <text:p>3.126</text:p>
          </table:table-cell>
          <table:table-cell table:formula="of:=[.T158]*1000000" office:value-type="float" office:value="0.038936">
            <text:p>0.038936</text:p>
          </table:table-cell>
          <table:table-cell table:formula="of:=[.U158]*1000000" office:value-type="float" office:value="0.000000000000012412">
            <text:p>1.2412E-014</text:p>
          </table:table-cell>
          <table:table-cell table:formula="of:=[.V158]*1000000" office:value-type="float" office:value="0.000000000000091171">
            <text:p>9.1171E-014</text:p>
          </table:table-cell>
          <table:table-cell table:formula="of:=[.W158]*1000000" office:value-type="float" office:value="415.79">
            <text:p>415.79</text:p>
          </table:table-cell>
          <table:table-cell table:formula="of:=[.X158]*1000000" office:value-type="float" office:value="51.159">
            <text:p>51.159</text:p>
          </table:table-cell>
          <table:table-cell table:formula="of:=[.Y158]*1000000" office:value-type="float" office:value="903.53">
            <text:p>903.53</text:p>
          </table:table-cell>
          <table:table-cell table:formula="of:=[.Z158]*1000000" office:value-type="float" office:value="20.172">
            <text:p>20.172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-0.000000000000043304">
            <text:p>-4.3304E-014</text:p>
          </table:table-cell>
          <table:table-cell table:formula="of:=[.AC158]*1000000" office:value-type="float" office:value="0.00000000000009117">
            <text:p>9.117E-014</text:p>
          </table:table-cell>
          <table:table-cell office:value-type="float" office:value="0.0004158">
            <text:p>0.0004158</text:p>
          </table:table-cell>
          <table:table-cell table:style-name="ce1" office:value-type="string">
            <text:p>5.1163e-05</text:p>
          </table:table-cell>
          <table:table-cell office:value-type="float" office:value="0.00090355">
            <text:p>0.00090355</text:p>
          </table:table-cell>
          <table:table-cell table:style-name="ce1" office:value-type="string">
            <text:p>3.126e-06</text:p>
          </table:table-cell>
          <table:table-cell table:style-name="ce1" office:value-type="string">
            <text:p>3.8936e-08</text:p>
          </table:table-cell>
          <table:table-cell table:style-name="ce1" office:value-type="string">
            <text:p>1.2412e-20</text:p>
          </table:table-cell>
          <table:table-cell table:style-name="ce1" office:value-type="string">
            <text:p>9.1171e-20</text:p>
          </table:table-cell>
          <table:table-cell office:value-type="float" office:value="0.00041579">
            <text:p>0.00041579</text:p>
          </table:table-cell>
          <table:table-cell table:style-name="ce1" office:value-type="string">
            <text:p>5.1159e-05</text:p>
          </table:table-cell>
          <table:table-cell office:value-type="float" office:value="0.00090353">
            <text:p>0.0009035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304e-20</text:p>
          </table:table-cell>
          <table:table-cell table:style-name="ce1" office:value-type="string">
            <text:p>9.117e-20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412.99">
            <text:p>412.99</text:p>
          </table:table-cell>
          <table:table-cell table:formula="of:=[.Q159]*1000000" office:value-type="float" office:value="50.769">
            <text:p>50.769</text:p>
          </table:table-cell>
          <table:table-cell table:formula="of:=[.R159]*1000000" office:value-type="float" office:value="906.77">
            <text:p>906.77</text:p>
          </table:table-cell>
          <table:table-cell table:formula="of:=[.S159]*1000000" office:value-type="float" office:value="3.0637">
            <text:p>3.0637</text:p>
          </table:table-cell>
          <table:table-cell table:formula="of:=[.T159]*1000000" office:value-type="float" office:value="0.039001">
            <text:p>0.039001</text:p>
          </table:table-cell>
          <table:table-cell table:formula="of:=[.U159]*1000000" office:value-type="float" office:value="0.00000000000020478">
            <text:p>2.0478E-013</text:p>
          </table:table-cell>
          <table:table-cell table:formula="of:=[.V159]*1000000" office:value-type="float" office:value="0.000000000000088573">
            <text:p>8.8573E-014</text:p>
          </table:table-cell>
          <table:table-cell table:formula="of:=[.W159]*1000000" office:value-type="float" office:value="412.99">
            <text:p>412.99</text:p>
          </table:table-cell>
          <table:table-cell table:formula="of:=[.X159]*1000000" office:value-type="float" office:value="50.764">
            <text:p>50.764</text:p>
          </table:table-cell>
          <table:table-cell table:formula="of:=[.Y159]*1000000" office:value-type="float" office:value="906.75">
            <text:p>906.75</text:p>
          </table:table-cell>
          <table:table-cell table:formula="of:=[.Z159]*1000000" office:value-type="float" office:value="20.172">
            <text:p>20.172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-0.000000000000029169">
            <text:p>-2.9169E-014</text:p>
          </table:table-cell>
          <table:table-cell table:formula="of:=[.AC159]*1000000" office:value-type="float" office:value="0.000000000000088572">
            <text:p>8.8572E-014</text:p>
          </table:table-cell>
          <table:table-cell office:value-type="float" office:value="0.00041299">
            <text:p>0.00041299</text:p>
          </table:table-cell>
          <table:table-cell table:style-name="ce1" office:value-type="string">
            <text:p>5.0769e-05</text:p>
          </table:table-cell>
          <table:table-cell office:value-type="float" office:value="0.00090677">
            <text:p>0.00090677</text:p>
          </table:table-cell>
          <table:table-cell table:style-name="ce1" office:value-type="string">
            <text:p>3.0637e-06</text:p>
          </table:table-cell>
          <table:table-cell table:style-name="ce1" office:value-type="string">
            <text:p>3.9001e-08</text:p>
          </table:table-cell>
          <table:table-cell table:style-name="ce1" office:value-type="string">
            <text:p>2.0478e-19</text:p>
          </table:table-cell>
          <table:table-cell table:style-name="ce1" office:value-type="string">
            <text:p>8.8573e-20</text:p>
          </table:table-cell>
          <table:table-cell office:value-type="float" office:value="0.00041299">
            <text:p>0.00041299</text:p>
          </table:table-cell>
          <table:table-cell table:style-name="ce1" office:value-type="string">
            <text:p>5.0764e-05</text:p>
          </table:table-cell>
          <table:table-cell office:value-type="float" office:value="0.00090675">
            <text:p>0.00090675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169e-20</text:p>
          </table:table-cell>
          <table:table-cell table:style-name="ce1" office:value-type="string">
            <text:p>8.8572e-20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410.21">
            <text:p>410.21</text:p>
          </table:table-cell>
          <table:table-cell table:formula="of:=[.Q160]*1000000" office:value-type="float" office:value="50.377">
            <text:p>50.377</text:p>
          </table:table-cell>
          <table:table-cell table:formula="of:=[.R160]*1000000" office:value-type="float" office:value="909.96">
            <text:p>909.96</text:p>
          </table:table-cell>
          <table:table-cell table:formula="of:=[.S160]*1000000" office:value-type="float" office:value="3.0025">
            <text:p>3.0025</text:p>
          </table:table-cell>
          <table:table-cell table:formula="of:=[.T160]*1000000" office:value-type="float" office:value="0.039065">
            <text:p>0.039065</text:p>
          </table:table-cell>
          <table:table-cell table:formula="of:=[.U160]*1000000" office:value-type="float" office:value="-0.00000000000028313">
            <text:p>-2.8313E-013</text:p>
          </table:table-cell>
          <table:table-cell table:formula="of:=[.V160]*1000000" office:value-type="float" office:value="0.000000000000086054">
            <text:p>8.6054E-014</text:p>
          </table:table-cell>
          <table:table-cell table:formula="of:=[.W160]*1000000" office:value-type="float" office:value="410.21">
            <text:p>410.21</text:p>
          </table:table-cell>
          <table:table-cell table:formula="of:=[.X160]*1000000" office:value-type="float" office:value="50.373">
            <text:p>50.373</text:p>
          </table:table-cell>
          <table:table-cell table:formula="of:=[.Y160]*1000000" office:value-type="float" office:value="909.93">
            <text:p>909.93</text:p>
          </table:table-cell>
          <table:table-cell table:formula="of:=[.Z160]*1000000" office:value-type="float" office:value="20.172">
            <text:p>20.172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0021483">
            <text:p>-2.1483E-014</text:p>
          </table:table-cell>
          <table:table-cell table:formula="of:=[.AC160]*1000000" office:value-type="float" office:value="0.000000000000086053">
            <text:p>8.6053E-014</text:p>
          </table:table-cell>
          <table:table-cell office:value-type="float" office:value="0.00041021">
            <text:p>0.00041021</text:p>
          </table:table-cell>
          <table:table-cell table:style-name="ce1" office:value-type="string">
            <text:p>5.0377e-05</text:p>
          </table:table-cell>
          <table:table-cell office:value-type="float" office:value="0.00090996">
            <text:p>0.00090996</text:p>
          </table:table-cell>
          <table:table-cell table:style-name="ce1" office:value-type="string">
            <text:p>3.0025e-06</text:p>
          </table:table-cell>
          <table:table-cell table:style-name="ce1" office:value-type="string">
            <text:p>3.9065e-08</text:p>
          </table:table-cell>
          <table:table-cell table:style-name="ce1" office:value-type="string">
            <text:p>-2.8313e-19</text:p>
          </table:table-cell>
          <table:table-cell table:style-name="ce1" office:value-type="string">
            <text:p>8.6054e-20</text:p>
          </table:table-cell>
          <table:table-cell office:value-type="float" office:value="0.00041021">
            <text:p>0.00041021</text:p>
          </table:table-cell>
          <table:table-cell table:style-name="ce1" office:value-type="string">
            <text:p>5.0373e-05</text:p>
          </table:table-cell>
          <table:table-cell office:value-type="float" office:value="0.00090993">
            <text:p>0.0009099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483e-20</text:p>
          </table:table-cell>
          <table:table-cell table:style-name="ce1" office:value-type="string">
            <text:p>8.6053e-20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407.46">
            <text:p>407.46</text:p>
          </table:table-cell>
          <table:table-cell table:formula="of:=[.Q161]*1000000" office:value-type="float" office:value="49.988">
            <text:p>49.988</text:p>
          </table:table-cell>
          <table:table-cell table:formula="of:=[.R161]*1000000" office:value-type="float" office:value="913.11">
            <text:p>913.11</text:p>
          </table:table-cell>
          <table:table-cell table:formula="of:=[.S161]*1000000" office:value-type="float" office:value="2.9424">
            <text:p>2.9424</text:p>
          </table:table-cell>
          <table:table-cell table:formula="of:=[.T161]*1000000" office:value-type="float" office:value="0.03913">
            <text:p>0.03913</text:p>
          </table:table-cell>
          <table:table-cell table:formula="of:=[.U161]*1000000" office:value-type="float" office:value="0.00000000000019552">
            <text:p>1.9552E-013</text:p>
          </table:table-cell>
          <table:table-cell table:formula="of:=[.V161]*1000000" office:value-type="float" office:value="0.000000000000083612">
            <text:p>8.3612E-014</text:p>
          </table:table-cell>
          <table:table-cell table:formula="of:=[.W161]*1000000" office:value-type="float" office:value="407.46">
            <text:p>407.46</text:p>
          </table:table-cell>
          <table:table-cell table:formula="of:=[.X161]*1000000" office:value-type="float" office:value="49.984">
            <text:p>49.984</text:p>
          </table:table-cell>
          <table:table-cell table:formula="of:=[.Y161]*1000000" office:value-type="float" office:value="913.09">
            <text:p>913.09</text:p>
          </table:table-cell>
          <table:table-cell table:formula="of:=[.Z161]*1000000" office:value-type="float" office:value="20.172">
            <text:p>20.172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0.000000000000015784">
            <text:p>-1.5784E-014</text:p>
          </table:table-cell>
          <table:table-cell table:formula="of:=[.AC161]*1000000" office:value-type="float" office:value="0.000000000000083611">
            <text:p>8.3611E-014</text:p>
          </table:table-cell>
          <table:table-cell office:value-type="float" office:value="0.00040746">
            <text:p>0.00040746</text:p>
          </table:table-cell>
          <table:table-cell table:style-name="ce1" office:value-type="string">
            <text:p>4.9988e-05</text:p>
          </table:table-cell>
          <table:table-cell office:value-type="float" office:value="0.00091311">
            <text:p>0.00091311</text:p>
          </table:table-cell>
          <table:table-cell table:style-name="ce1" office:value-type="string">
            <text:p>2.9424e-06</text:p>
          </table:table-cell>
          <table:table-cell table:style-name="ce1" office:value-type="string">
            <text:p>3.913e-08</text:p>
          </table:table-cell>
          <table:table-cell table:style-name="ce1" office:value-type="string">
            <text:p>1.9552e-19</text:p>
          </table:table-cell>
          <table:table-cell table:style-name="ce1" office:value-type="string">
            <text:p>8.3612e-20</text:p>
          </table:table-cell>
          <table:table-cell office:value-type="float" office:value="0.00040746">
            <text:p>0.00040746</text:p>
          </table:table-cell>
          <table:table-cell table:style-name="ce1" office:value-type="string">
            <text:p>4.9984e-05</text:p>
          </table:table-cell>
          <table:table-cell office:value-type="float" office:value="0.00091309">
            <text:p>0.0009130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784e-20</text:p>
          </table:table-cell>
          <table:table-cell table:style-name="ce1" office:value-type="string">
            <text:p>8.3611e-20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404.73">
            <text:p>404.73</text:p>
          </table:table-cell>
          <table:table-cell table:formula="of:=[.Q162]*1000000" office:value-type="float" office:value="49.601">
            <text:p>49.601</text:p>
          </table:table-cell>
          <table:table-cell table:formula="of:=[.R162]*1000000" office:value-type="float" office:value="916.25">
            <text:p>916.25</text:p>
          </table:table-cell>
          <table:table-cell table:formula="of:=[.S162]*1000000" office:value-type="float" office:value="2.8833">
            <text:p>2.8833</text:p>
          </table:table-cell>
          <table:table-cell table:formula="of:=[.T162]*1000000" office:value-type="float" office:value="0.039195">
            <text:p>0.039195</text:p>
          </table:table-cell>
          <table:table-cell table:formula="of:=[.U162]*1000000" office:value-type="float" office:value="0.00000000000013866">
            <text:p>1.3866E-013</text:p>
          </table:table-cell>
          <table:table-cell table:formula="of:=[.V162]*1000000" office:value-type="float" office:value="0.000000000000081244">
            <text:p>8.1244E-014</text:p>
          </table:table-cell>
          <table:table-cell table:formula="of:=[.W162]*1000000" office:value-type="float" office:value="404.73">
            <text:p>404.73</text:p>
          </table:table-cell>
          <table:table-cell table:formula="of:=[.X162]*1000000" office:value-type="float" office:value="49.597">
            <text:p>49.597</text:p>
          </table:table-cell>
          <table:table-cell table:formula="of:=[.Y162]*1000000" office:value-type="float" office:value="916.22">
            <text:p>916.22</text:p>
          </table:table-cell>
          <table:table-cell table:formula="of:=[.Z162]*1000000" office:value-type="float" office:value="20.172">
            <text:p>20.172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-0.000000000000012645">
            <text:p>-1.2645E-014</text:p>
          </table:table-cell>
          <table:table-cell table:formula="of:=[.AC162]*1000000" office:value-type="float" office:value="0.000000000000081243">
            <text:p>8.1243E-014</text:p>
          </table:table-cell>
          <table:table-cell office:value-type="float" office:value="0.00040473">
            <text:p>0.00040473</text:p>
          </table:table-cell>
          <table:table-cell table:style-name="ce1" office:value-type="string">
            <text:p>4.9601e-05</text:p>
          </table:table-cell>
          <table:table-cell office:value-type="float" office:value="0.00091625">
            <text:p>0.00091625</text:p>
          </table:table-cell>
          <table:table-cell table:style-name="ce1" office:value-type="string">
            <text:p>2.8833e-06</text:p>
          </table:table-cell>
          <table:table-cell table:style-name="ce1" office:value-type="string">
            <text:p>3.9195e-08</text:p>
          </table:table-cell>
          <table:table-cell table:style-name="ce1" office:value-type="string">
            <text:p>1.3866e-19</text:p>
          </table:table-cell>
          <table:table-cell table:style-name="ce1" office:value-type="string">
            <text:p>8.1244e-20</text:p>
          </table:table-cell>
          <table:table-cell office:value-type="float" office:value="0.00040473">
            <text:p>0.00040473</text:p>
          </table:table-cell>
          <table:table-cell table:style-name="ce1" office:value-type="string">
            <text:p>4.9597e-05</text:p>
          </table:table-cell>
          <table:table-cell office:value-type="float" office:value="0.00091622">
            <text:p>0.0009162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645e-20</text:p>
          </table:table-cell>
          <table:table-cell table:style-name="ce1" office:value-type="string">
            <text:p>8.1243e-20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402.03">
            <text:p>402.03</text:p>
          </table:table-cell>
          <table:table-cell table:formula="of:=[.Q163]*1000000" office:value-type="float" office:value="49.217">
            <text:p>49.217</text:p>
          </table:table-cell>
          <table:table-cell table:formula="of:=[.R163]*1000000" office:value-type="float" office:value="919.35">
            <text:p>919.35</text:p>
          </table:table-cell>
          <table:table-cell table:formula="of:=[.S163]*1000000" office:value-type="float" office:value="2.8252">
            <text:p>2.8252</text:p>
          </table:table-cell>
          <table:table-cell table:formula="of:=[.T163]*1000000" office:value-type="float" office:value="0.039259">
            <text:p>0.039259</text:p>
          </table:table-cell>
          <table:table-cell table:formula="of:=[.U163]*1000000" office:value-type="float" office:value="0.000000000000064169">
            <text:p>6.4169E-014</text:p>
          </table:table-cell>
          <table:table-cell table:formula="of:=[.V163]*1000000" office:value-type="float" office:value="0.000000000000078949">
            <text:p>7.8949E-014</text:p>
          </table:table-cell>
          <table:table-cell table:formula="of:=[.W163]*1000000" office:value-type="float" office:value="402.03">
            <text:p>402.03</text:p>
          </table:table-cell>
          <table:table-cell table:formula="of:=[.X163]*1000000" office:value-type="float" office:value="49.213">
            <text:p>49.213</text:p>
          </table:table-cell>
          <table:table-cell table:formula="of:=[.Y163]*1000000" office:value-type="float" office:value="919.33">
            <text:p>919.33</text:p>
          </table:table-cell>
          <table:table-cell table:formula="of:=[.Z163]*1000000" office:value-type="float" office:value="20.172">
            <text:p>20.172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0.000000000000011098">
            <text:p>-1.1098E-014</text:p>
          </table:table-cell>
          <table:table-cell table:formula="of:=[.AC163]*1000000" office:value-type="float" office:value="0.000000000000078948">
            <text:p>7.8948E-014</text:p>
          </table:table-cell>
          <table:table-cell office:value-type="float" office:value="0.00040203">
            <text:p>0.00040203</text:p>
          </table:table-cell>
          <table:table-cell table:style-name="ce1" office:value-type="string">
            <text:p>4.9217e-05</text:p>
          </table:table-cell>
          <table:table-cell office:value-type="float" office:value="0.00091935">
            <text:p>0.00091935</text:p>
          </table:table-cell>
          <table:table-cell table:style-name="ce1" office:value-type="string">
            <text:p>2.8252e-06</text:p>
          </table:table-cell>
          <table:table-cell table:style-name="ce1" office:value-type="string">
            <text:p>3.9259e-08</text:p>
          </table:table-cell>
          <table:table-cell table:style-name="ce1" office:value-type="string">
            <text:p>6.4169e-20</text:p>
          </table:table-cell>
          <table:table-cell table:style-name="ce1" office:value-type="string">
            <text:p>7.8949e-20</text:p>
          </table:table-cell>
          <table:table-cell office:value-type="float" office:value="0.00040203">
            <text:p>0.00040203</text:p>
          </table:table-cell>
          <table:table-cell table:style-name="ce1" office:value-type="string">
            <text:p>4.9213e-05</text:p>
          </table:table-cell>
          <table:table-cell office:value-type="float" office:value="0.00091933">
            <text:p>0.0009193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98e-20</text:p>
          </table:table-cell>
          <table:table-cell table:style-name="ce1" office:value-type="string">
            <text:p>7.8948e-20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399.35">
            <text:p>399.35</text:p>
          </table:table-cell>
          <table:table-cell table:formula="of:=[.Q164]*1000000" office:value-type="float" office:value="48.836">
            <text:p>48.836</text:p>
          </table:table-cell>
          <table:table-cell table:formula="of:=[.R164]*1000000" office:value-type="float" office:value="922.42">
            <text:p>922.42</text:p>
          </table:table-cell>
          <table:table-cell table:formula="of:=[.S164]*1000000" office:value-type="float" office:value="2.7681">
            <text:p>2.7681</text:p>
          </table:table-cell>
          <table:table-cell table:formula="of:=[.T164]*1000000" office:value-type="float" office:value="0.039324">
            <text:p>0.039324</text:p>
          </table:table-cell>
          <table:table-cell table:formula="of:=[.U164]*1000000" office:value-type="float" office:value="2.3322E-017">
            <text:p>2.3322E-017</text:p>
          </table:table-cell>
          <table:table-cell table:formula="of:=[.V164]*1000000" office:value-type="float" office:value="0.000000000000076723">
            <text:p>7.6723E-014</text:p>
          </table:table-cell>
          <table:table-cell table:formula="of:=[.W164]*1000000" office:value-type="float" office:value="399.35">
            <text:p>399.35</text:p>
          </table:table-cell>
          <table:table-cell table:formula="of:=[.X164]*1000000" office:value-type="float" office:value="48.831">
            <text:p>48.831</text:p>
          </table:table-cell>
          <table:table-cell table:formula="of:=[.Y164]*1000000" office:value-type="float" office:value="922.4">
            <text:p>922.4</text:p>
          </table:table-cell>
          <table:table-cell table:formula="of:=[.Z164]*1000000" office:value-type="float" office:value="20.172">
            <text:p>20.172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-6.3987E-015">
            <text:p>-6.3987E-015</text:p>
          </table:table-cell>
          <table:table-cell table:formula="of:=[.AC164]*1000000" office:value-type="float" office:value="0.000000000000076722">
            <text:p>7.6722E-014</text:p>
          </table:table-cell>
          <table:table-cell office:value-type="float" office:value="0.00039935">
            <text:p>0.00039935</text:p>
          </table:table-cell>
          <table:table-cell table:style-name="ce1" office:value-type="string">
            <text:p>4.8836e-05</text:p>
          </table:table-cell>
          <table:table-cell office:value-type="float" office:value="0.00092242">
            <text:p>0.00092242</text:p>
          </table:table-cell>
          <table:table-cell table:style-name="ce1" office:value-type="string">
            <text:p>2.7681e-06</text:p>
          </table:table-cell>
          <table:table-cell table:style-name="ce1" office:value-type="string">
            <text:p>3.9324e-08</text:p>
          </table:table-cell>
          <table:table-cell table:style-name="ce1" office:value-type="string">
            <text:p>2.3322e-23</text:p>
          </table:table-cell>
          <table:table-cell table:style-name="ce1" office:value-type="string">
            <text:p>7.6723e-20</text:p>
          </table:table-cell>
          <table:table-cell office:value-type="float" office:value="0.00039935">
            <text:p>0.00039935</text:p>
          </table:table-cell>
          <table:table-cell table:style-name="ce1" office:value-type="string">
            <text:p>4.8831e-05</text:p>
          </table:table-cell>
          <table:table-cell office:value-type="float" office:value="0.0009224">
            <text:p>0.000922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987e-21</text:p>
          </table:table-cell>
          <table:table-cell table:style-name="ce1" office:value-type="string">
            <text:p>7.6722e-20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396.7">
            <text:p>396.7</text:p>
          </table:table-cell>
          <table:table-cell table:formula="of:=[.Q165]*1000000" office:value-type="float" office:value="48.457">
            <text:p>48.457</text:p>
          </table:table-cell>
          <table:table-cell table:formula="of:=[.R165]*1000000" office:value-type="float" office:value="925.47">
            <text:p>925.47</text:p>
          </table:table-cell>
          <table:table-cell table:formula="of:=[.S165]*1000000" office:value-type="float" office:value="2.7121">
            <text:p>2.7121</text:p>
          </table:table-cell>
          <table:table-cell table:formula="of:=[.T165]*1000000" office:value-type="float" office:value="0.039388">
            <text:p>0.039388</text:p>
          </table:table-cell>
          <table:table-cell table:formula="of:=[.U165]*1000000" office:value-type="float" office:value="5.7017E-018">
            <text:p>5.7017E-018</text:p>
          </table:table-cell>
          <table:table-cell table:formula="of:=[.V165]*1000000" office:value-type="float" office:value="0.000000000000074565">
            <text:p>7.4565E-014</text:p>
          </table:table-cell>
          <table:table-cell table:formula="of:=[.W165]*1000000" office:value-type="float" office:value="396.7">
            <text:p>396.7</text:p>
          </table:table-cell>
          <table:table-cell table:formula="of:=[.X165]*1000000" office:value-type="float" office:value="48.452">
            <text:p>48.452</text:p>
          </table:table-cell>
          <table:table-cell table:formula="of:=[.Y165]*1000000" office:value-type="float" office:value="925.45">
            <text:p>925.45</text:p>
          </table:table-cell>
          <table:table-cell table:formula="of:=[.Z165]*1000000" office:value-type="float" office:value="20.172">
            <text:p>20.172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-3.7872E-015">
            <text:p>-3.7872E-015</text:p>
          </table:table-cell>
          <table:table-cell table:formula="of:=[.AC165]*1000000" office:value-type="float" office:value="0.000000000000074564">
            <text:p>7.4564E-014</text:p>
          </table:table-cell>
          <table:table-cell office:value-type="float" office:value="0.0003967">
            <text:p>0.0003967</text:p>
          </table:table-cell>
          <table:table-cell table:style-name="ce1" office:value-type="string">
            <text:p>4.8457e-05</text:p>
          </table:table-cell>
          <table:table-cell office:value-type="float" office:value="0.00092547">
            <text:p>0.00092547</text:p>
          </table:table-cell>
          <table:table-cell table:style-name="ce1" office:value-type="string">
            <text:p>2.7121e-06</text:p>
          </table:table-cell>
          <table:table-cell table:style-name="ce1" office:value-type="string">
            <text:p>3.9388e-08</text:p>
          </table:table-cell>
          <table:table-cell table:style-name="ce1" office:value-type="string">
            <text:p>5.7017e-24</text:p>
          </table:table-cell>
          <table:table-cell table:style-name="ce1" office:value-type="string">
            <text:p>7.4565e-20</text:p>
          </table:table-cell>
          <table:table-cell office:value-type="float" office:value="0.0003967">
            <text:p>0.0003967</text:p>
          </table:table-cell>
          <table:table-cell table:style-name="ce1" office:value-type="string">
            <text:p>4.8452e-05</text:p>
          </table:table-cell>
          <table:table-cell office:value-type="float" office:value="0.00092545">
            <text:p>0.00092545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872e-21</text:p>
          </table:table-cell>
          <table:table-cell table:style-name="ce1" office:value-type="string">
            <text:p>7.4564e-20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394.07">
            <text:p>394.07</text:p>
          </table:table-cell>
          <table:table-cell table:formula="of:=[.Q166]*1000000" office:value-type="float" office:value="48.08">
            <text:p>48.08</text:p>
          </table:table-cell>
          <table:table-cell table:formula="of:=[.R166]*1000000" office:value-type="float" office:value="928.49">
            <text:p>928.49</text:p>
          </table:table-cell>
          <table:table-cell table:formula="of:=[.S166]*1000000" office:value-type="float" office:value="2.657">
            <text:p>2.657</text:p>
          </table:table-cell>
          <table:table-cell table:formula="of:=[.T166]*1000000" office:value-type="float" office:value="0.039453">
            <text:p>0.039453</text:p>
          </table:table-cell>
          <table:table-cell table:formula="of:=[.U166]*1000000" office:value-type="float" office:value="1.1229E-019">
            <text:p>1.1229E-019</text:p>
          </table:table-cell>
          <table:table-cell table:formula="of:=[.V166]*1000000" office:value-type="float" office:value="0.000000000000072474">
            <text:p>7.2474E-014</text:p>
          </table:table-cell>
          <table:table-cell table:formula="of:=[.W166]*1000000" office:value-type="float" office:value="394.07">
            <text:p>394.07</text:p>
          </table:table-cell>
          <table:table-cell table:formula="of:=[.X166]*1000000" office:value-type="float" office:value="48.076">
            <text:p>48.076</text:p>
          </table:table-cell>
          <table:table-cell table:formula="of:=[.Y166]*1000000" office:value-type="float" office:value="928.47">
            <text:p>928.47</text:p>
          </table:table-cell>
          <table:table-cell table:formula="of:=[.Z166]*1000000" office:value-type="float" office:value="20.172">
            <text:p>20.172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-2.2476E-015">
            <text:p>-2.2476E-015</text:p>
          </table:table-cell>
          <table:table-cell table:formula="of:=[.AC166]*1000000" office:value-type="float" office:value="0.000000000000072473">
            <text:p>7.2473E-014</text:p>
          </table:table-cell>
          <table:table-cell office:value-type="float" office:value="0.00039407">
            <text:p>0.00039407</text:p>
          </table:table-cell>
          <table:table-cell table:style-name="ce1" office:value-type="string">
            <text:p>4.808e-05</text:p>
          </table:table-cell>
          <table:table-cell office:value-type="float" office:value="0.00092849">
            <text:p>0.00092849</text:p>
          </table:table-cell>
          <table:table-cell table:style-name="ce1" office:value-type="string">
            <text:p>2.657e-06</text:p>
          </table:table-cell>
          <table:table-cell table:style-name="ce1" office:value-type="string">
            <text:p>3.9453e-08</text:p>
          </table:table-cell>
          <table:table-cell table:style-name="ce1" office:value-type="string">
            <text:p>1.1229e-25</text:p>
          </table:table-cell>
          <table:table-cell table:style-name="ce1" office:value-type="string">
            <text:p>7.2474e-20</text:p>
          </table:table-cell>
          <table:table-cell office:value-type="float" office:value="0.00039407">
            <text:p>0.00039407</text:p>
          </table:table-cell>
          <table:table-cell table:style-name="ce1" office:value-type="string">
            <text:p>4.8076e-05</text:p>
          </table:table-cell>
          <table:table-cell office:value-type="float" office:value="0.00092847">
            <text:p>0.0009284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476e-21</text:p>
          </table:table-cell>
          <table:table-cell table:style-name="ce1" office:value-type="string">
            <text:p>7.2473e-20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391.47">
            <text:p>391.47</text:p>
          </table:table-cell>
          <table:table-cell table:formula="of:=[.Q167]*1000000" office:value-type="float" office:value="47.706">
            <text:p>47.706</text:p>
          </table:table-cell>
          <table:table-cell table:formula="of:=[.R167]*1000000" office:value-type="float" office:value="931.49">
            <text:p>931.49</text:p>
          </table:table-cell>
          <table:table-cell table:formula="of:=[.S167]*1000000" office:value-type="float" office:value="2.603">
            <text:p>2.603</text:p>
          </table:table-cell>
          <table:table-cell table:formula="of:=[.T167]*1000000" office:value-type="float" office:value="0.039518">
            <text:p>0.039518</text:p>
          </table:table-cell>
          <table:table-cell table:formula="of:=[.U167]*1000000" office:value-type="float" office:value="4.7584E-020">
            <text:p>4.7584E-020</text:p>
          </table:table-cell>
          <table:table-cell table:formula="of:=[.V167]*1000000" office:value-type="float" office:value="0.000000000000070445">
            <text:p>7.0445E-014</text:p>
          </table:table-cell>
          <table:table-cell table:formula="of:=[.W167]*1000000" office:value-type="float" office:value="391.46">
            <text:p>391.46</text:p>
          </table:table-cell>
          <table:table-cell table:formula="of:=[.X167]*1000000" office:value-type="float" office:value="47.702">
            <text:p>47.702</text:p>
          </table:table-cell>
          <table:table-cell table:formula="of:=[.Y167]*1000000" office:value-type="float" office:value="931.46">
            <text:p>931.46</text:p>
          </table:table-cell>
          <table:table-cell table:formula="of:=[.Z167]*1000000" office:value-type="float" office:value="20.172">
            <text:p>20.172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-1.2383E-015">
            <text:p>-1.2383E-015</text:p>
          </table:table-cell>
          <table:table-cell table:formula="of:=[.AC167]*1000000" office:value-type="float" office:value="0.000000000000070444">
            <text:p>7.0444E-014</text:p>
          </table:table-cell>
          <table:table-cell office:value-type="float" office:value="0.00039147">
            <text:p>0.00039147</text:p>
          </table:table-cell>
          <table:table-cell table:style-name="ce1" office:value-type="string">
            <text:p>4.7706e-05</text:p>
          </table:table-cell>
          <table:table-cell office:value-type="float" office:value="0.00093149">
            <text:p>0.00093149</text:p>
          </table:table-cell>
          <table:table-cell table:style-name="ce1" office:value-type="string">
            <text:p>2.603e-06</text:p>
          </table:table-cell>
          <table:table-cell table:style-name="ce1" office:value-type="string">
            <text:p>3.9518e-08</text:p>
          </table:table-cell>
          <table:table-cell table:style-name="ce1" office:value-type="string">
            <text:p>4.7584e-26</text:p>
          </table:table-cell>
          <table:table-cell table:style-name="ce1" office:value-type="string">
            <text:p>7.0445e-20</text:p>
          </table:table-cell>
          <table:table-cell office:value-type="float" office:value="0.00039146">
            <text:p>0.00039146</text:p>
          </table:table-cell>
          <table:table-cell table:style-name="ce1" office:value-type="string">
            <text:p>4.7702e-05</text:p>
          </table:table-cell>
          <table:table-cell office:value-type="float" office:value="0.00093146">
            <text:p>0.0009314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383e-21</text:p>
          </table:table-cell>
          <table:table-cell table:style-name="ce1" office:value-type="string">
            <text:p>7.0444e-20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388.89">
            <text:p>388.89</text:p>
          </table:table-cell>
          <table:table-cell table:formula="of:=[.Q168]*1000000" office:value-type="float" office:value="47.335">
            <text:p>47.335</text:p>
          </table:table-cell>
          <table:table-cell table:formula="of:=[.R168]*1000000" office:value-type="float" office:value="934.45">
            <text:p>934.45</text:p>
          </table:table-cell>
          <table:table-cell table:formula="of:=[.S168]*1000000" office:value-type="float" office:value="2.5498">
            <text:p>2.5498</text:p>
          </table:table-cell>
          <table:table-cell table:formula="of:=[.T168]*1000000" office:value-type="float" office:value="0.039582">
            <text:p>0.039582</text:p>
          </table:table-cell>
          <table:table-cell table:formula="of:=[.U168]*1000000" office:value-type="float" office:value="1.3631E-020">
            <text:p>1.3631E-020</text:p>
          </table:table-cell>
          <table:table-cell table:formula="of:=[.V168]*1000000" office:value-type="float" office:value="0.000000000000068479">
            <text:p>6.8479E-014</text:p>
          </table:table-cell>
          <table:table-cell table:formula="of:=[.W168]*1000000" office:value-type="float" office:value="388.88">
            <text:p>388.88</text:p>
          </table:table-cell>
          <table:table-cell table:formula="of:=[.X168]*1000000" office:value-type="float" office:value="47.33">
            <text:p>47.33</text:p>
          </table:table-cell>
          <table:table-cell table:formula="of:=[.Y168]*1000000" office:value-type="float" office:value="934.43">
            <text:p>934.43</text:p>
          </table:table-cell>
          <table:table-cell table:formula="of:=[.Z168]*1000000" office:value-type="float" office:value="20.172">
            <text:p>20.172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-6.1639E-016">
            <text:p>-6.1639E-016</text:p>
          </table:table-cell>
          <table:table-cell table:formula="of:=[.AC168]*1000000" office:value-type="float" office:value="0.000000000000068478">
            <text:p>6.8478E-014</text:p>
          </table:table-cell>
          <table:table-cell office:value-type="float" office:value="0.00038889">
            <text:p>0.00038889</text:p>
          </table:table-cell>
          <table:table-cell table:style-name="ce1" office:value-type="string">
            <text:p>4.7335e-05</text:p>
          </table:table-cell>
          <table:table-cell office:value-type="float" office:value="0.00093445">
            <text:p>0.00093445</text:p>
          </table:table-cell>
          <table:table-cell table:style-name="ce1" office:value-type="string">
            <text:p>2.5498e-06</text:p>
          </table:table-cell>
          <table:table-cell table:style-name="ce1" office:value-type="string">
            <text:p>3.9582e-08</text:p>
          </table:table-cell>
          <table:table-cell table:style-name="ce1" office:value-type="string">
            <text:p>1.3631e-26</text:p>
          </table:table-cell>
          <table:table-cell table:style-name="ce1" office:value-type="string">
            <text:p>6.8479e-20</text:p>
          </table:table-cell>
          <table:table-cell office:value-type="float" office:value="0.00038888">
            <text:p>0.00038888</text:p>
          </table:table-cell>
          <table:table-cell table:style-name="ce1" office:value-type="string">
            <text:p>4.733e-05</text:p>
          </table:table-cell>
          <table:table-cell office:value-type="float" office:value="0.00093443">
            <text:p>0.0009344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1639e-22</text:p>
          </table:table-cell>
          <table:table-cell table:style-name="ce1" office:value-type="string">
            <text:p>6.8478e-20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386.33">
            <text:p>386.33</text:p>
          </table:table-cell>
          <table:table-cell table:formula="of:=[.Q169]*1000000" office:value-type="float" office:value="46.965">
            <text:p>46.965</text:p>
          </table:table-cell>
          <table:table-cell table:formula="of:=[.R169]*1000000" office:value-type="float" office:value="937.39">
            <text:p>937.39</text:p>
          </table:table-cell>
          <table:table-cell table:formula="of:=[.S169]*1000000" office:value-type="float" office:value="2.4977">
            <text:p>2.4977</text:p>
          </table:table-cell>
          <table:table-cell table:formula="of:=[.T169]*1000000" office:value-type="float" office:value="0.039647">
            <text:p>0.039647</text:p>
          </table:table-cell>
          <table:table-cell table:formula="of:=[.U169]*1000000" office:value-type="float" office:value="-2.5194E-022">
            <text:p>-2.5194E-022</text:p>
          </table:table-cell>
          <table:table-cell table:formula="of:=[.V169]*1000000" office:value-type="float" office:value="0.000000000000066573">
            <text:p>6.6573E-014</text:p>
          </table:table-cell>
          <table:table-cell table:formula="of:=[.W169]*1000000" office:value-type="float" office:value="386.32">
            <text:p>386.32</text:p>
          </table:table-cell>
          <table:table-cell table:formula="of:=[.X169]*1000000" office:value-type="float" office:value="46.961">
            <text:p>46.961</text:p>
          </table:table-cell>
          <table:table-cell table:formula="of:=[.Y169]*1000000" office:value-type="float" office:value="937.37">
            <text:p>937.37</text:p>
          </table:table-cell>
          <table:table-cell table:formula="of:=[.Z169]*1000000" office:value-type="float" office:value="20.172">
            <text:p>20.172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-3.6178E-016">
            <text:p>-3.6178E-016</text:p>
          </table:table-cell>
          <table:table-cell table:formula="of:=[.AC169]*1000000" office:value-type="float" office:value="0.000000000000066572">
            <text:p>6.6572E-014</text:p>
          </table:table-cell>
          <table:table-cell office:value-type="float" office:value="0.00038633">
            <text:p>0.00038633</text:p>
          </table:table-cell>
          <table:table-cell table:style-name="ce1" office:value-type="string">
            <text:p>4.6965e-05</text:p>
          </table:table-cell>
          <table:table-cell office:value-type="float" office:value="0.00093739">
            <text:p>0.00093739</text:p>
          </table:table-cell>
          <table:table-cell table:style-name="ce1" office:value-type="string">
            <text:p>2.4977e-06</text:p>
          </table:table-cell>
          <table:table-cell table:style-name="ce1" office:value-type="string">
            <text:p>3.9647e-08</text:p>
          </table:table-cell>
          <table:table-cell table:style-name="ce1" office:value-type="string">
            <text:p>-2.5194e-28</text:p>
          </table:table-cell>
          <table:table-cell table:style-name="ce1" office:value-type="string">
            <text:p>6.6573e-20</text:p>
          </table:table-cell>
          <table:table-cell office:value-type="float" office:value="0.00038632">
            <text:p>0.00038632</text:p>
          </table:table-cell>
          <table:table-cell table:style-name="ce1" office:value-type="string">
            <text:p>4.6961e-05</text:p>
          </table:table-cell>
          <table:table-cell office:value-type="float" office:value="0.00093737">
            <text:p>0.0009373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178e-22</text:p>
          </table:table-cell>
          <table:table-cell table:style-name="ce1" office:value-type="string">
            <text:p>6.6572e-20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383.79">
            <text:p>383.79</text:p>
          </table:table-cell>
          <table:table-cell table:formula="of:=[.Q170]*1000000" office:value-type="float" office:value="46.599">
            <text:p>46.599</text:p>
          </table:table-cell>
          <table:table-cell table:formula="of:=[.R170]*1000000" office:value-type="float" office:value="940.31">
            <text:p>940.31</text:p>
          </table:table-cell>
          <table:table-cell table:formula="of:=[.S170]*1000000" office:value-type="float" office:value="2.4465">
            <text:p>2.4465</text:p>
          </table:table-cell>
          <table:table-cell table:formula="of:=[.T170]*1000000" office:value-type="float" office:value="0.039712">
            <text:p>0.039712</text:p>
          </table:table-cell>
          <table:table-cell table:formula="of:=[.U170]*1000000" office:value-type="float" office:value="-1.9735E-022">
            <text:p>-1.9735E-022</text:p>
          </table:table-cell>
          <table:table-cell table:formula="of:=[.V170]*1000000" office:value-type="float" office:value="0.000000000000064725">
            <text:p>6.4725E-014</text:p>
          </table:table-cell>
          <table:table-cell table:formula="of:=[.W170]*1000000" office:value-type="float" office:value="383.79">
            <text:p>383.79</text:p>
          </table:table-cell>
          <table:table-cell table:formula="of:=[.X170]*1000000" office:value-type="float" office:value="46.595">
            <text:p>46.595</text:p>
          </table:table-cell>
          <table:table-cell table:formula="of:=[.Y170]*1000000" office:value-type="float" office:value="940.29">
            <text:p>940.29</text:p>
          </table:table-cell>
          <table:table-cell table:formula="of:=[.Z170]*1000000" office:value-type="float" office:value="20.172">
            <text:p>20.172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2.0933E-016">
            <text:p>-2.0933E-016</text:p>
          </table:table-cell>
          <table:table-cell table:formula="of:=[.AC170]*1000000" office:value-type="float" office:value="0.000000000000064724">
            <text:p>6.4724E-014</text:p>
          </table:table-cell>
          <table:table-cell office:value-type="float" office:value="0.00038379">
            <text:p>0.00038379</text:p>
          </table:table-cell>
          <table:table-cell table:style-name="ce1" office:value-type="string">
            <text:p>4.6599e-05</text:p>
          </table:table-cell>
          <table:table-cell office:value-type="float" office:value="0.00094031">
            <text:p>0.00094031</text:p>
          </table:table-cell>
          <table:table-cell table:style-name="ce1" office:value-type="string">
            <text:p>2.4465e-06</text:p>
          </table:table-cell>
          <table:table-cell table:style-name="ce1" office:value-type="string">
            <text:p>3.9712e-08</text:p>
          </table:table-cell>
          <table:table-cell table:style-name="ce1" office:value-type="string">
            <text:p>-1.9735e-28</text:p>
          </table:table-cell>
          <table:table-cell table:style-name="ce1" office:value-type="string">
            <text:p>6.4725e-20</text:p>
          </table:table-cell>
          <table:table-cell office:value-type="float" office:value="0.00038379">
            <text:p>0.00038379</text:p>
          </table:table-cell>
          <table:table-cell table:style-name="ce1" office:value-type="string">
            <text:p>4.6595e-05</text:p>
          </table:table-cell>
          <table:table-cell office:value-type="float" office:value="0.00094029">
            <text:p>0.0009402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933e-22</text:p>
          </table:table-cell>
          <table:table-cell table:style-name="ce1" office:value-type="string">
            <text:p>6.4724e-20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381.28">
            <text:p>381.28</text:p>
          </table:table-cell>
          <table:table-cell table:formula="of:=[.Q171]*1000000" office:value-type="float" office:value="46.235">
            <text:p>46.235</text:p>
          </table:table-cell>
          <table:table-cell table:formula="of:=[.R171]*1000000" office:value-type="float" office:value="943.2">
            <text:p>943.2</text:p>
          </table:table-cell>
          <table:table-cell table:formula="of:=[.S171]*1000000" office:value-type="float" office:value="2.3962">
            <text:p>2.3962</text:p>
          </table:table-cell>
          <table:table-cell table:formula="of:=[.T171]*1000000" office:value-type="float" office:value="0.039776">
            <text:p>0.039776</text:p>
          </table:table-cell>
          <table:table-cell table:formula="of:=[.U171]*1000000" office:value-type="float" office:value="-3.4335E-022">
            <text:p>-3.4335E-022</text:p>
          </table:table-cell>
          <table:table-cell table:formula="of:=[.V171]*1000000" office:value-type="float" office:value="0.000000000000062933">
            <text:p>6.2933E-014</text:p>
          </table:table-cell>
          <table:table-cell table:formula="of:=[.W171]*1000000" office:value-type="float" office:value="381.28">
            <text:p>381.28</text:p>
          </table:table-cell>
          <table:table-cell table:formula="of:=[.X171]*1000000" office:value-type="float" office:value="46.23">
            <text:p>46.23</text:p>
          </table:table-cell>
          <table:table-cell table:formula="of:=[.Y171]*1000000" office:value-type="float" office:value="943.17">
            <text:p>943.17</text:p>
          </table:table-cell>
          <table:table-cell table:formula="of:=[.Z171]*1000000" office:value-type="float" office:value="20.172">
            <text:p>20.172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-1.3021E-016">
            <text:p>-1.3021E-016</text:p>
          </table:table-cell>
          <table:table-cell table:formula="of:=[.AC171]*1000000" office:value-type="float" office:value="0.000000000000062932">
            <text:p>6.2932E-014</text:p>
          </table:table-cell>
          <table:table-cell office:value-type="float" office:value="0.00038128">
            <text:p>0.00038128</text:p>
          </table:table-cell>
          <table:table-cell table:style-name="ce1" office:value-type="string">
            <text:p>4.6235e-05</text:p>
          </table:table-cell>
          <table:table-cell office:value-type="float" office:value="0.0009432">
            <text:p>0.0009432</text:p>
          </table:table-cell>
          <table:table-cell table:style-name="ce1" office:value-type="string">
            <text:p>2.3962e-06</text:p>
          </table:table-cell>
          <table:table-cell table:style-name="ce1" office:value-type="string">
            <text:p>3.9776e-08</text:p>
          </table:table-cell>
          <table:table-cell table:style-name="ce1" office:value-type="string">
            <text:p>-3.4335e-28</text:p>
          </table:table-cell>
          <table:table-cell table:style-name="ce1" office:value-type="string">
            <text:p>6.2933e-20</text:p>
          </table:table-cell>
          <table:table-cell office:value-type="float" office:value="0.00038128">
            <text:p>0.00038128</text:p>
          </table:table-cell>
          <table:table-cell table:style-name="ce1" office:value-type="string">
            <text:p>4.623e-05</text:p>
          </table:table-cell>
          <table:table-cell office:value-type="float" office:value="0.00094317">
            <text:p>0.0009431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021e-22</text:p>
          </table:table-cell>
          <table:table-cell table:style-name="ce1" office:value-type="string">
            <text:p>6.2932e-20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378.8">
            <text:p>378.8</text:p>
          </table:table-cell>
          <table:table-cell table:formula="of:=[.Q172]*1000000" office:value-type="float" office:value="45.873">
            <text:p>45.873</text:p>
          </table:table-cell>
          <table:table-cell table:formula="of:=[.R172]*1000000" office:value-type="float" office:value="946.06">
            <text:p>946.06</text:p>
          </table:table-cell>
          <table:table-cell table:formula="of:=[.S172]*1000000" office:value-type="float" office:value="2.3468">
            <text:p>2.3468</text:p>
          </table:table-cell>
          <table:table-cell table:formula="of:=[.T172]*1000000" office:value-type="float" office:value="0.039841">
            <text:p>0.039841</text:p>
          </table:table-cell>
          <table:table-cell table:formula="of:=[.U172]*1000000" office:value-type="float" office:value="-2.536E-022">
            <text:p>-2.536E-022</text:p>
          </table:table-cell>
          <table:table-cell table:formula="of:=[.V172]*1000000" office:value-type="float" office:value="0.000000000000061196">
            <text:p>6.1196E-014</text:p>
          </table:table-cell>
          <table:table-cell table:formula="of:=[.W172]*1000000" office:value-type="float" office:value="378.79">
            <text:p>378.79</text:p>
          </table:table-cell>
          <table:table-cell table:formula="of:=[.X172]*1000000" office:value-type="float" office:value="45.869">
            <text:p>45.869</text:p>
          </table:table-cell>
          <table:table-cell table:formula="of:=[.Y172]*1000000" office:value-type="float" office:value="946.04">
            <text:p>946.04</text:p>
          </table:table-cell>
          <table:table-cell table:formula="of:=[.Z172]*1000000" office:value-type="float" office:value="20.172">
            <text:p>20.172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7.1165E-017">
            <text:p>-7.1165E-017</text:p>
          </table:table-cell>
          <table:table-cell table:formula="of:=[.AC172]*1000000" office:value-type="float" office:value="0.000000000000061195">
            <text:p>6.1195E-014</text:p>
          </table:table-cell>
          <table:table-cell office:value-type="float" office:value="0.0003788">
            <text:p>0.0003788</text:p>
          </table:table-cell>
          <table:table-cell table:style-name="ce1" office:value-type="string">
            <text:p>4.5873e-05</text:p>
          </table:table-cell>
          <table:table-cell office:value-type="float" office:value="0.00094606">
            <text:p>0.00094606</text:p>
          </table:table-cell>
          <table:table-cell table:style-name="ce1" office:value-type="string">
            <text:p>2.3468e-06</text:p>
          </table:table-cell>
          <table:table-cell table:style-name="ce1" office:value-type="string">
            <text:p>3.9841e-08</text:p>
          </table:table-cell>
          <table:table-cell table:style-name="ce1" office:value-type="string">
            <text:p>-2.536e-28</text:p>
          </table:table-cell>
          <table:table-cell table:style-name="ce1" office:value-type="string">
            <text:p>6.1196e-20</text:p>
          </table:table-cell>
          <table:table-cell office:value-type="float" office:value="0.00037879">
            <text:p>0.00037879</text:p>
          </table:table-cell>
          <table:table-cell table:style-name="ce1" office:value-type="string">
            <text:p>4.5869e-05</text:p>
          </table:table-cell>
          <table:table-cell office:value-type="float" office:value="0.00094604">
            <text:p>0.0009460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165e-23</text:p>
          </table:table-cell>
          <table:table-cell table:style-name="ce1" office:value-type="string">
            <text:p>6.1195e-20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376.33">
            <text:p>376.33</text:p>
          </table:table-cell>
          <table:table-cell table:formula="of:=[.Q173]*1000000" office:value-type="float" office:value="45.514">
            <text:p>45.514</text:p>
          </table:table-cell>
          <table:table-cell table:formula="of:=[.R173]*1000000" office:value-type="float" office:value="948.9">
            <text:p>948.9</text:p>
          </table:table-cell>
          <table:table-cell table:formula="of:=[.S173]*1000000" office:value-type="float" office:value="2.2983">
            <text:p>2.2983</text:p>
          </table:table-cell>
          <table:table-cell table:formula="of:=[.T173]*1000000" office:value-type="float" office:value="0.039906">
            <text:p>0.039906</text:p>
          </table:table-cell>
          <table:table-cell table:formula="of:=[.U173]*1000000" office:value-type="float" office:value="-2.1145E-022">
            <text:p>-2.1145E-022</text:p>
          </table:table-cell>
          <table:table-cell table:formula="of:=[.V173]*1000000" office:value-type="float" office:value="0.000000000000059512">
            <text:p>5.9512E-014</text:p>
          </table:table-cell>
          <table:table-cell table:formula="of:=[.W173]*1000000" office:value-type="float" office:value="376.33">
            <text:p>376.33</text:p>
          </table:table-cell>
          <table:table-cell table:formula="of:=[.X173]*1000000" office:value-type="float" office:value="45.509">
            <text:p>45.509</text:p>
          </table:table-cell>
          <table:table-cell table:formula="of:=[.Y173]*1000000" office:value-type="float" office:value="948.87">
            <text:p>948.87</text:p>
          </table:table-cell>
          <table:table-cell table:formula="of:=[.Z173]*1000000" office:value-type="float" office:value="20.172">
            <text:p>20.172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-3.8868E-017">
            <text:p>-3.8868E-017</text:p>
          </table:table-cell>
          <table:table-cell table:formula="of:=[.AC173]*1000000" office:value-type="float" office:value="0.000000000000059511">
            <text:p>5.9511E-014</text:p>
          </table:table-cell>
          <table:table-cell office:value-type="float" office:value="0.00037633">
            <text:p>0.00037633</text:p>
          </table:table-cell>
          <table:table-cell table:style-name="ce1" office:value-type="string">
            <text:p>4.5514e-05</text:p>
          </table:table-cell>
          <table:table-cell office:value-type="float" office:value="0.0009489">
            <text:p>0.0009489</text:p>
          </table:table-cell>
          <table:table-cell table:style-name="ce1" office:value-type="string">
            <text:p>2.2983e-06</text:p>
          </table:table-cell>
          <table:table-cell table:style-name="ce1" office:value-type="string">
            <text:p>3.9906e-08</text:p>
          </table:table-cell>
          <table:table-cell table:style-name="ce1" office:value-type="string">
            <text:p>-2.1145e-28</text:p>
          </table:table-cell>
          <table:table-cell table:style-name="ce1" office:value-type="string">
            <text:p>5.9512e-20</text:p>
          </table:table-cell>
          <table:table-cell office:value-type="float" office:value="0.00037633">
            <text:p>0.00037633</text:p>
          </table:table-cell>
          <table:table-cell table:style-name="ce1" office:value-type="string">
            <text:p>4.5509e-05</text:p>
          </table:table-cell>
          <table:table-cell office:value-type="float" office:value="0.00094887">
            <text:p>0.0009488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868e-23</text:p>
          </table:table-cell>
          <table:table-cell table:style-name="ce1" office:value-type="string">
            <text:p>5.9511e-20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373.89">
            <text:p>373.89</text:p>
          </table:table-cell>
          <table:table-cell table:formula="of:=[.Q174]*1000000" office:value-type="float" office:value="45.157">
            <text:p>45.157</text:p>
          </table:table-cell>
          <table:table-cell table:formula="of:=[.R174]*1000000" office:value-type="float" office:value="951.71">
            <text:p>951.71</text:p>
          </table:table-cell>
          <table:table-cell table:formula="of:=[.S174]*1000000" office:value-type="float" office:value="2.2507">
            <text:p>2.2507</text:p>
          </table:table-cell>
          <table:table-cell table:formula="of:=[.T174]*1000000" office:value-type="float" office:value="0.039971">
            <text:p>0.039971</text:p>
          </table:table-cell>
          <table:table-cell table:formula="of:=[.U174]*1000000" office:value-type="float" office:value="-1.0115E-020">
            <text:p>-1.0115E-020</text:p>
          </table:table-cell>
          <table:table-cell table:formula="of:=[.V174]*1000000" office:value-type="float" office:value="0.000000000000057879">
            <text:p>5.7879E-014</text:p>
          </table:table-cell>
          <table:table-cell table:formula="of:=[.W174]*1000000" office:value-type="float" office:value="373.89">
            <text:p>373.89</text:p>
          </table:table-cell>
          <table:table-cell table:formula="of:=[.X174]*1000000" office:value-type="float" office:value="45.153">
            <text:p>45.153</text:p>
          </table:table-cell>
          <table:table-cell table:formula="of:=[.Y174]*1000000" office:value-type="float" office:value="951.69">
            <text:p>951.69</text:p>
          </table:table-cell>
          <table:table-cell table:formula="of:=[.Z174]*1000000" office:value-type="float" office:value="20.172">
            <text:p>20.172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1.8839E-017">
            <text:p>-1.8839E-017</text:p>
          </table:table-cell>
          <table:table-cell table:formula="of:=[.AC174]*1000000" office:value-type="float" office:value="0.000000000000057878">
            <text:p>5.7878E-014</text:p>
          </table:table-cell>
          <table:table-cell office:value-type="float" office:value="0.00037389">
            <text:p>0.00037389</text:p>
          </table:table-cell>
          <table:table-cell table:style-name="ce1" office:value-type="string">
            <text:p>4.5157e-05</text:p>
          </table:table-cell>
          <table:table-cell office:value-type="float" office:value="0.00095171">
            <text:p>0.00095171</text:p>
          </table:table-cell>
          <table:table-cell table:style-name="ce1" office:value-type="string">
            <text:p>2.2507e-06</text:p>
          </table:table-cell>
          <table:table-cell table:style-name="ce1" office:value-type="string">
            <text:p>3.9971e-08</text:p>
          </table:table-cell>
          <table:table-cell table:style-name="ce1" office:value-type="string">
            <text:p>-1.0115e-26</text:p>
          </table:table-cell>
          <table:table-cell table:style-name="ce1" office:value-type="string">
            <text:p>5.7879e-20</text:p>
          </table:table-cell>
          <table:table-cell office:value-type="float" office:value="0.00037389">
            <text:p>0.00037389</text:p>
          </table:table-cell>
          <table:table-cell table:style-name="ce1" office:value-type="string">
            <text:p>4.5153e-05</text:p>
          </table:table-cell>
          <table:table-cell office:value-type="float" office:value="0.00095169">
            <text:p>0.0009516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839e-23</text:p>
          </table:table-cell>
          <table:table-cell table:style-name="ce1" office:value-type="string">
            <text:p>5.7878e-20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371.47">
            <text:p>371.47</text:p>
          </table:table-cell>
          <table:table-cell table:formula="of:=[.Q175]*1000000" office:value-type="float" office:value="44.802">
            <text:p>44.802</text:p>
          </table:table-cell>
          <table:table-cell table:formula="of:=[.R175]*1000000" office:value-type="float" office:value="954.5">
            <text:p>954.5</text:p>
          </table:table-cell>
          <table:table-cell table:formula="of:=[.S175]*1000000" office:value-type="float" office:value="2.2039">
            <text:p>2.2039</text:p>
          </table:table-cell>
          <table:table-cell table:formula="of:=[.T175]*1000000" office:value-type="float" office:value="0.040036">
            <text:p>0.040036</text:p>
          </table:table-cell>
          <table:table-cell table:formula="of:=[.U175]*1000000" office:value-type="float" office:value="-4.5568E-023">
            <text:p>-4.5568E-023</text:p>
          </table:table-cell>
          <table:table-cell table:formula="of:=[.V175]*1000000" office:value-type="float" office:value="0.000000000000056296">
            <text:p>5.6296E-014</text:p>
          </table:table-cell>
          <table:table-cell table:formula="of:=[.W175]*1000000" office:value-type="float" office:value="371.47">
            <text:p>371.47</text:p>
          </table:table-cell>
          <table:table-cell table:formula="of:=[.X175]*1000000" office:value-type="float" office:value="44.798">
            <text:p>44.798</text:p>
          </table:table-cell>
          <table:table-cell table:formula="of:=[.Y175]*1000000" office:value-type="float" office:value="954.47">
            <text:p>954.47</text:p>
          </table:table-cell>
          <table:table-cell table:formula="of:=[.Z175]*1000000" office:value-type="float" office:value="20.172">
            <text:p>20.172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-1.1839E-017">
            <text:p>-1.1839E-017</text:p>
          </table:table-cell>
          <table:table-cell table:formula="of:=[.AC175]*1000000" office:value-type="float" office:value="0.000000000000056295">
            <text:p>5.6295E-014</text:p>
          </table:table-cell>
          <table:table-cell office:value-type="float" office:value="0.00037147">
            <text:p>0.00037147</text:p>
          </table:table-cell>
          <table:table-cell table:style-name="ce1" office:value-type="string">
            <text:p>4.4802e-05</text:p>
          </table:table-cell>
          <table:table-cell office:value-type="float" office:value="0.0009545">
            <text:p>0.0009545</text:p>
          </table:table-cell>
          <table:table-cell table:style-name="ce1" office:value-type="string">
            <text:p>2.2039e-06</text:p>
          </table:table-cell>
          <table:table-cell table:style-name="ce1" office:value-type="string">
            <text:p>4.0036e-08</text:p>
          </table:table-cell>
          <table:table-cell table:style-name="ce1" office:value-type="string">
            <text:p>-4.5568e-29</text:p>
          </table:table-cell>
          <table:table-cell table:style-name="ce1" office:value-type="string">
            <text:p>5.6296e-20</text:p>
          </table:table-cell>
          <table:table-cell office:value-type="float" office:value="0.00037147">
            <text:p>0.00037147</text:p>
          </table:table-cell>
          <table:table-cell table:style-name="ce1" office:value-type="string">
            <text:p>4.4798e-05</text:p>
          </table:table-cell>
          <table:table-cell office:value-type="float" office:value="0.00095447">
            <text:p>0.0009544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839e-23</text:p>
          </table:table-cell>
          <table:table-cell table:style-name="ce1" office:value-type="string">
            <text:p>5.6295e-20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369.08">
            <text:p>369.08</text:p>
          </table:table-cell>
          <table:table-cell table:formula="of:=[.Q176]*1000000" office:value-type="float" office:value="44.45">
            <text:p>44.45</text:p>
          </table:table-cell>
          <table:table-cell table:formula="of:=[.R176]*1000000" office:value-type="float" office:value="957.26">
            <text:p>957.26</text:p>
          </table:table-cell>
          <table:table-cell table:formula="of:=[.S176]*1000000" office:value-type="float" office:value="2.158">
            <text:p>2.158</text:p>
          </table:table-cell>
          <table:table-cell table:formula="of:=[.T176]*1000000" office:value-type="float" office:value="0.040102">
            <text:p>0.040102</text:p>
          </table:table-cell>
          <table:table-cell table:formula="of:=[.U176]*1000000" office:value-type="float" office:value="-1.2004E-023">
            <text:p>-1.2004E-023</text:p>
          </table:table-cell>
          <table:table-cell table:formula="of:=[.V176]*1000000" office:value-type="float" office:value="0.000000000000054761">
            <text:p>5.4761E-014</text:p>
          </table:table-cell>
          <table:table-cell table:formula="of:=[.W176]*1000000" office:value-type="float" office:value="369.07">
            <text:p>369.07</text:p>
          </table:table-cell>
          <table:table-cell table:formula="of:=[.X176]*1000000" office:value-type="float" office:value="44.446">
            <text:p>44.446</text:p>
          </table:table-cell>
          <table:table-cell table:formula="of:=[.Y176]*1000000" office:value-type="float" office:value="957.24">
            <text:p>957.24</text:p>
          </table:table-cell>
          <table:table-cell table:formula="of:=[.Z176]*1000000" office:value-type="float" office:value="20.172">
            <text:p>20.172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-7.0132E-018">
            <text:p>-7.0132E-018</text:p>
          </table:table-cell>
          <table:table-cell table:formula="of:=[.AC176]*1000000" office:value-type="float" office:value="0.00000000000005476">
            <text:p>5.476E-014</text:p>
          </table:table-cell>
          <table:table-cell office:value-type="float" office:value="0.00036908">
            <text:p>0.00036908</text:p>
          </table:table-cell>
          <table:table-cell table:style-name="ce1" office:value-type="string">
            <text:p>4.445e-05</text:p>
          </table:table-cell>
          <table:table-cell office:value-type="float" office:value="0.00095726">
            <text:p>0.00095726</text:p>
          </table:table-cell>
          <table:table-cell table:style-name="ce1" office:value-type="string">
            <text:p>2.158e-06</text:p>
          </table:table-cell>
          <table:table-cell table:style-name="ce1" office:value-type="string">
            <text:p>4.0102e-08</text:p>
          </table:table-cell>
          <table:table-cell table:style-name="ce1" office:value-type="string">
            <text:p>-1.2004e-29</text:p>
          </table:table-cell>
          <table:table-cell table:style-name="ce1" office:value-type="string">
            <text:p>5.4761e-20</text:p>
          </table:table-cell>
          <table:table-cell office:value-type="float" office:value="0.00036907">
            <text:p>0.00036907</text:p>
          </table:table-cell>
          <table:table-cell table:style-name="ce1" office:value-type="string">
            <text:p>4.4446e-05</text:p>
          </table:table-cell>
          <table:table-cell office:value-type="float" office:value="0.00095724">
            <text:p>0.0009572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0132e-24</text:p>
          </table:table-cell>
          <table:table-cell table:style-name="ce1" office:value-type="string">
            <text:p>5.476e-20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366.7">
            <text:p>366.7</text:p>
          </table:table-cell>
          <table:table-cell table:formula="of:=[.Q177]*1000000" office:value-type="float" office:value="44.101">
            <text:p>44.101</text:p>
          </table:table-cell>
          <table:table-cell table:formula="of:=[.R177]*1000000" office:value-type="float" office:value="960">
            <text:p>960</text:p>
          </table:table-cell>
          <table:table-cell table:formula="of:=[.S177]*1000000" office:value-type="float" office:value="2.113">
            <text:p>2.113</text:p>
          </table:table-cell>
          <table:table-cell table:formula="of:=[.T177]*1000000" office:value-type="float" office:value="0.040167">
            <text:p>0.040167</text:p>
          </table:table-cell>
          <table:table-cell table:formula="of:=[.U177]*1000000" office:value-type="float" office:value="3.0155E-021">
            <text:p>3.0155E-021</text:p>
          </table:table-cell>
          <table:table-cell table:formula="of:=[.V177]*1000000" office:value-type="float" office:value="0.000000000000053273">
            <text:p>5.3273E-014</text:p>
          </table:table-cell>
          <table:table-cell table:formula="of:=[.W177]*1000000" office:value-type="float" office:value="366.7">
            <text:p>366.7</text:p>
          </table:table-cell>
          <table:table-cell table:formula="of:=[.X177]*1000000" office:value-type="float" office:value="44.097">
            <text:p>44.097</text:p>
          </table:table-cell>
          <table:table-cell table:formula="of:=[.Y177]*1000000" office:value-type="float" office:value="959.97">
            <text:p>959.97</text:p>
          </table:table-cell>
          <table:table-cell table:formula="of:=[.Z177]*1000000" office:value-type="float" office:value="20.172">
            <text:p>20.172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-3.8554E-018">
            <text:p>-3.8554E-018</text:p>
          </table:table-cell>
          <table:table-cell table:formula="of:=[.AC177]*1000000" office:value-type="float" office:value="0.000000000000053272">
            <text:p>5.3272E-014</text:p>
          </table:table-cell>
          <table:table-cell office:value-type="float" office:value="0.0003667">
            <text:p>0.0003667</text:p>
          </table:table-cell>
          <table:table-cell table:style-name="ce1" office:value-type="string">
            <text:p>4.4101e-05</text:p>
          </table:table-cell>
          <table:table-cell office:value-type="float" office:value="0.00096">
            <text:p>0.00096</text:p>
          </table:table-cell>
          <table:table-cell table:style-name="ce1" office:value-type="string">
            <text:p>2.113e-06</text:p>
          </table:table-cell>
          <table:table-cell table:style-name="ce1" office:value-type="string">
            <text:p>4.0167e-08</text:p>
          </table:table-cell>
          <table:table-cell table:style-name="ce1" office:value-type="string">
            <text:p>3.0155e-27</text:p>
          </table:table-cell>
          <table:table-cell table:style-name="ce1" office:value-type="string">
            <text:p>5.3273e-20</text:p>
          </table:table-cell>
          <table:table-cell office:value-type="float" office:value="0.0003667">
            <text:p>0.0003667</text:p>
          </table:table-cell>
          <table:table-cell table:style-name="ce1" office:value-type="string">
            <text:p>4.4097e-05</text:p>
          </table:table-cell>
          <table:table-cell office:value-type="float" office:value="0.00095997">
            <text:p>0.0009599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554e-24</text:p>
          </table:table-cell>
          <table:table-cell table:style-name="ce1" office:value-type="string">
            <text:p>5.3272e-20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364.35">
            <text:p>364.35</text:p>
          </table:table-cell>
          <table:table-cell table:formula="of:=[.Q178]*1000000" office:value-type="float" office:value="43.753">
            <text:p>43.753</text:p>
          </table:table-cell>
          <table:table-cell table:formula="of:=[.R178]*1000000" office:value-type="float" office:value="962.71">
            <text:p>962.71</text:p>
          </table:table-cell>
          <table:table-cell table:formula="of:=[.S178]*1000000" office:value-type="float" office:value="2.0688">
            <text:p>2.0688</text:p>
          </table:table-cell>
          <table:table-cell table:formula="of:=[.T178]*1000000" office:value-type="float" office:value="0.040232">
            <text:p>0.040232</text:p>
          </table:table-cell>
          <table:table-cell table:formula="of:=[.U178]*1000000" office:value-type="float" office:value="-1.488E-020">
            <text:p>-1.488E-020</text:p>
          </table:table-cell>
          <table:table-cell table:formula="of:=[.V178]*1000000" office:value-type="float" office:value="0.000000000000051831">
            <text:p>5.1831E-014</text:p>
          </table:table-cell>
          <table:table-cell table:formula="of:=[.W178]*1000000" office:value-type="float" office:value="364.34">
            <text:p>364.34</text:p>
          </table:table-cell>
          <table:table-cell table:formula="of:=[.X178]*1000000" office:value-type="float" office:value="43.749">
            <text:p>43.749</text:p>
          </table:table-cell>
          <table:table-cell table:formula="of:=[.Y178]*1000000" office:value-type="float" office:value="962.69">
            <text:p>962.69</text:p>
          </table:table-cell>
          <table:table-cell table:formula="of:=[.Z178]*1000000" office:value-type="float" office:value="20.172">
            <text:p>20.172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-1.8825E-018">
            <text:p>-1.8825E-018</text:p>
          </table:table-cell>
          <table:table-cell table:formula="of:=[.AC178]*1000000" office:value-type="float" office:value="0.00000000000005183">
            <text:p>5.183E-014</text:p>
          </table:table-cell>
          <table:table-cell office:value-type="float" office:value="0.00036435">
            <text:p>0.00036435</text:p>
          </table:table-cell>
          <table:table-cell table:style-name="ce1" office:value-type="string">
            <text:p>4.3753e-05</text:p>
          </table:table-cell>
          <table:table-cell office:value-type="float" office:value="0.00096271">
            <text:p>0.00096271</text:p>
          </table:table-cell>
          <table:table-cell table:style-name="ce1" office:value-type="string">
            <text:p>2.0688e-06</text:p>
          </table:table-cell>
          <table:table-cell table:style-name="ce1" office:value-type="string">
            <text:p>4.0232e-08</text:p>
          </table:table-cell>
          <table:table-cell table:style-name="ce1" office:value-type="string">
            <text:p>-1.488e-26</text:p>
          </table:table-cell>
          <table:table-cell table:style-name="ce1" office:value-type="string">
            <text:p>5.1831e-20</text:p>
          </table:table-cell>
          <table:table-cell office:value-type="float" office:value="0.00036434">
            <text:p>0.00036434</text:p>
          </table:table-cell>
          <table:table-cell table:style-name="ce1" office:value-type="string">
            <text:p>4.3749e-05</text:p>
          </table:table-cell>
          <table:table-cell office:value-type="float" office:value="0.00096269">
            <text:p>0.0009626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825e-24</text:p>
          </table:table-cell>
          <table:table-cell table:style-name="ce1" office:value-type="string">
            <text:p>5.183e-20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362.02">
            <text:p>362.02</text:p>
          </table:table-cell>
          <table:table-cell table:formula="of:=[.Q179]*1000000" office:value-type="float" office:value="43.409">
            <text:p>43.409</text:p>
          </table:table-cell>
          <table:table-cell table:formula="of:=[.R179]*1000000" office:value-type="float" office:value="965.4">
            <text:p>965.4</text:p>
          </table:table-cell>
          <table:table-cell table:formula="of:=[.S179]*1000000" office:value-type="float" office:value="2.0254">
            <text:p>2.0254</text:p>
          </table:table-cell>
          <table:table-cell table:formula="of:=[.T179]*1000000" office:value-type="float" office:value="0.040298">
            <text:p>0.040298</text:p>
          </table:table-cell>
          <table:table-cell table:formula="of:=[.U179]*1000000" office:value-type="float" office:value="6.4919E-019">
            <text:p>6.4919E-019</text:p>
          </table:table-cell>
          <table:table-cell table:formula="of:=[.V179]*1000000" office:value-type="float" office:value="0.000000000000050432">
            <text:p>5.0432E-014</text:p>
          </table:table-cell>
          <table:table-cell table:formula="of:=[.W179]*1000000" office:value-type="float" office:value="362.01">
            <text:p>362.01</text:p>
          </table:table-cell>
          <table:table-cell table:formula="of:=[.X179]*1000000" office:value-type="float" office:value="43.405">
            <text:p>43.405</text:p>
          </table:table-cell>
          <table:table-cell table:formula="of:=[.Y179]*1000000" office:value-type="float" office:value="965.38">
            <text:p>965.38</text:p>
          </table:table-cell>
          <table:table-cell table:formula="of:=[.Z179]*1000000" office:value-type="float" office:value="20.172">
            <text:p>20.172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-9.5141E-019">
            <text:p>-9.5141E-019</text:p>
          </table:table-cell>
          <table:table-cell table:formula="of:=[.AC179]*1000000" office:value-type="float" office:value="0.000000000000050431">
            <text:p>5.0431E-014</text:p>
          </table:table-cell>
          <table:table-cell office:value-type="float" office:value="0.00036202">
            <text:p>0.00036202</text:p>
          </table:table-cell>
          <table:table-cell table:style-name="ce1" office:value-type="string">
            <text:p>4.3409e-05</text:p>
          </table:table-cell>
          <table:table-cell office:value-type="float" office:value="0.0009654">
            <text:p>0.0009654</text:p>
          </table:table-cell>
          <table:table-cell table:style-name="ce1" office:value-type="string">
            <text:p>2.0254e-06</text:p>
          </table:table-cell>
          <table:table-cell table:style-name="ce1" office:value-type="string">
            <text:p>4.0298e-08</text:p>
          </table:table-cell>
          <table:table-cell table:style-name="ce1" office:value-type="string">
            <text:p>6.4919e-25</text:p>
          </table:table-cell>
          <table:table-cell table:style-name="ce1" office:value-type="string">
            <text:p>5.0432e-20</text:p>
          </table:table-cell>
          <table:table-cell office:value-type="float" office:value="0.00036201">
            <text:p>0.00036201</text:p>
          </table:table-cell>
          <table:table-cell table:style-name="ce1" office:value-type="string">
            <text:p>4.3405e-05</text:p>
          </table:table-cell>
          <table:table-cell office:value-type="float" office:value="0.00096538">
            <text:p>0.0009653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5141e-25</text:p>
          </table:table-cell>
          <table:table-cell table:style-name="ce1" office:value-type="string">
            <text:p>5.0431e-20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359.71">
            <text:p>359.71</text:p>
          </table:table-cell>
          <table:table-cell table:formula="of:=[.Q180]*1000000" office:value-type="float" office:value="43.066">
            <text:p>43.066</text:p>
          </table:table-cell>
          <table:table-cell table:formula="of:=[.R180]*1000000" office:value-type="float" office:value="968.07">
            <text:p>968.07</text:p>
          </table:table-cell>
          <table:table-cell table:formula="of:=[.S180]*1000000" office:value-type="float" office:value="1.9828">
            <text:p>1.9828</text:p>
          </table:table-cell>
          <table:table-cell table:formula="of:=[.T180]*1000000" office:value-type="float" office:value="0.040364">
            <text:p>0.040364</text:p>
          </table:table-cell>
          <table:table-cell table:formula="of:=[.U180]*1000000" office:value-type="float" office:value="3.2678E-020">
            <text:p>3.2678E-020</text:p>
          </table:table-cell>
          <table:table-cell table:formula="of:=[.V180]*1000000" office:value-type="float" office:value="0.000000000000049076">
            <text:p>4.9076E-014</text:p>
          </table:table-cell>
          <table:table-cell table:formula="of:=[.W180]*1000000" office:value-type="float" office:value="359.7">
            <text:p>359.7</text:p>
          </table:table-cell>
          <table:table-cell table:formula="of:=[.X180]*1000000" office:value-type="float" office:value="43.062">
            <text:p>43.062</text:p>
          </table:table-cell>
          <table:table-cell table:formula="of:=[.Y180]*1000000" office:value-type="float" office:value="968.04">
            <text:p>968.04</text:p>
          </table:table-cell>
          <table:table-cell table:formula="of:=[.Z180]*1000000" office:value-type="float" office:value="20.172">
            <text:p>20.172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-4.456E-019">
            <text:p>-4.456E-019</text:p>
          </table:table-cell>
          <table:table-cell table:formula="of:=[.AC180]*1000000" office:value-type="float" office:value="0.000000000000049076">
            <text:p>4.9076E-014</text:p>
          </table:table-cell>
          <table:table-cell office:value-type="float" office:value="0.00035971">
            <text:p>0.00035971</text:p>
          </table:table-cell>
          <table:table-cell table:style-name="ce1" office:value-type="string">
            <text:p>4.3066e-05</text:p>
          </table:table-cell>
          <table:table-cell office:value-type="float" office:value="0.00096807">
            <text:p>0.00096807</text:p>
          </table:table-cell>
          <table:table-cell table:style-name="ce1" office:value-type="string">
            <text:p>1.9828e-06</text:p>
          </table:table-cell>
          <table:table-cell table:style-name="ce1" office:value-type="string">
            <text:p>4.0364e-08</text:p>
          </table:table-cell>
          <table:table-cell table:style-name="ce1" office:value-type="string">
            <text:p>3.2678e-26</text:p>
          </table:table-cell>
          <table:table-cell table:style-name="ce1" office:value-type="string">
            <text:p>4.9076e-20</text:p>
          </table:table-cell>
          <table:table-cell office:value-type="float" office:value="0.0003597">
            <text:p>0.0003597</text:p>
          </table:table-cell>
          <table:table-cell table:style-name="ce1" office:value-type="string">
            <text:p>4.3062e-05</text:p>
          </table:table-cell>
          <table:table-cell office:value-type="float" office:value="0.00096804">
            <text:p>0.0009680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56e-25</text:p>
          </table:table-cell>
          <table:table-cell table:style-name="ce1" office:value-type="string">
            <text:p>4.9076e-20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357.42">
            <text:p>357.42</text:p>
          </table:table-cell>
          <table:table-cell table:formula="of:=[.Q181]*1000000" office:value-type="float" office:value="42.726">
            <text:p>42.726</text:p>
          </table:table-cell>
          <table:table-cell table:formula="of:=[.R181]*1000000" office:value-type="float" office:value="970.71">
            <text:p>970.71</text:p>
          </table:table-cell>
          <table:table-cell table:formula="of:=[.S181]*1000000" office:value-type="float" office:value="1.941">
            <text:p>1.941</text:p>
          </table:table-cell>
          <table:table-cell table:formula="of:=[.T181]*1000000" office:value-type="float" office:value="0.04043">
            <text:p>0.04043</text:p>
          </table:table-cell>
          <table:table-cell table:formula="of:=[.U181]*1000000" office:value-type="float" office:value="7.21E-022">
            <text:p>7.21E-022</text:p>
          </table:table-cell>
          <table:table-cell table:formula="of:=[.V181]*1000000" office:value-type="float" office:value="0.000000000000047762">
            <text:p>4.7762E-014</text:p>
          </table:table-cell>
          <table:table-cell table:formula="of:=[.W181]*1000000" office:value-type="float" office:value="357.42">
            <text:p>357.42</text:p>
          </table:table-cell>
          <table:table-cell table:formula="of:=[.X181]*1000000" office:value-type="float" office:value="42.722">
            <text:p>42.722</text:p>
          </table:table-cell>
          <table:table-cell table:formula="of:=[.Y181]*1000000" office:value-type="float" office:value="970.68">
            <text:p>970.68</text:p>
          </table:table-cell>
          <table:table-cell table:formula="of:=[.Z181]*1000000" office:value-type="float" office:value="20.172">
            <text:p>20.172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-2.0726E-019">
            <text:p>-2.0726E-019</text:p>
          </table:table-cell>
          <table:table-cell table:formula="of:=[.AC181]*1000000" office:value-type="float" office:value="0.000000000000047761">
            <text:p>4.7761E-014</text:p>
          </table:table-cell>
          <table:table-cell office:value-type="float" office:value="0.00035742">
            <text:p>0.00035742</text:p>
          </table:table-cell>
          <table:table-cell table:style-name="ce1" office:value-type="string">
            <text:p>4.2726e-05</text:p>
          </table:table-cell>
          <table:table-cell office:value-type="float" office:value="0.00097071">
            <text:p>0.00097071</text:p>
          </table:table-cell>
          <table:table-cell table:style-name="ce1" office:value-type="string">
            <text:p>1.941e-06</text:p>
          </table:table-cell>
          <table:table-cell table:style-name="ce1" office:value-type="string">
            <text:p>4.043e-08</text:p>
          </table:table-cell>
          <table:table-cell table:style-name="ce1" office:value-type="string">
            <text:p>7.21e-28</text:p>
          </table:table-cell>
          <table:table-cell table:style-name="ce1" office:value-type="string">
            <text:p>4.7762e-20</text:p>
          </table:table-cell>
          <table:table-cell office:value-type="float" office:value="0.00035742">
            <text:p>0.00035742</text:p>
          </table:table-cell>
          <table:table-cell table:style-name="ce1" office:value-type="string">
            <text:p>4.2722e-05</text:p>
          </table:table-cell>
          <table:table-cell office:value-type="float" office:value="0.00097068">
            <text:p>0.0009706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726e-25</text:p>
          </table:table-cell>
          <table:table-cell table:style-name="ce1" office:value-type="string">
            <text:p>4.7761e-20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355.15">
            <text:p>355.15</text:p>
          </table:table-cell>
          <table:table-cell table:formula="of:=[.Q182]*1000000" office:value-type="float" office:value="42.388">
            <text:p>42.388</text:p>
          </table:table-cell>
          <table:table-cell table:formula="of:=[.R182]*1000000" office:value-type="float" office:value="973.33">
            <text:p>973.33</text:p>
          </table:table-cell>
          <table:table-cell table:formula="of:=[.S182]*1000000" office:value-type="float" office:value="1.9">
            <text:p>1.9</text:p>
          </table:table-cell>
          <table:table-cell table:formula="of:=[.T182]*1000000" office:value-type="float" office:value="0.040496">
            <text:p>0.040496</text:p>
          </table:table-cell>
          <table:table-cell table:formula="of:=[.U182]*1000000" office:value-type="float" office:value="2.0083E-020">
            <text:p>2.0083E-020</text:p>
          </table:table-cell>
          <table:table-cell table:formula="of:=[.V182]*1000000" office:value-type="float" office:value="0.000000000000046487">
            <text:p>4.6487E-014</text:p>
          </table:table-cell>
          <table:table-cell table:formula="of:=[.W182]*1000000" office:value-type="float" office:value="355.15">
            <text:p>355.15</text:p>
          </table:table-cell>
          <table:table-cell table:formula="of:=[.X182]*1000000" office:value-type="float" office:value="42.384">
            <text:p>42.384</text:p>
          </table:table-cell>
          <table:table-cell table:formula="of:=[.Y182]*1000000" office:value-type="float" office:value="973.3">
            <text:p>973.3</text:p>
          </table:table-cell>
          <table:table-cell table:formula="of:=[.Z182]*1000000" office:value-type="float" office:value="20.172">
            <text:p>20.172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-9.7617E-020">
            <text:p>-9.7617E-020</text:p>
          </table:table-cell>
          <table:table-cell table:formula="of:=[.AC182]*1000000" office:value-type="float" office:value="0.000000000000046487">
            <text:p>4.6487E-014</text:p>
          </table:table-cell>
          <table:table-cell office:value-type="float" office:value="0.00035515">
            <text:p>0.00035515</text:p>
          </table:table-cell>
          <table:table-cell table:style-name="ce1" office:value-type="string">
            <text:p>4.2388e-05</text:p>
          </table:table-cell>
          <table:table-cell office:value-type="float" office:value="0.00097333">
            <text:p>0.00097333</text:p>
          </table:table-cell>
          <table:table-cell table:style-name="ce1" office:value-type="string">
            <text:p>1.9e-06</text:p>
          </table:table-cell>
          <table:table-cell table:style-name="ce1" office:value-type="string">
            <text:p>4.0496e-08</text:p>
          </table:table-cell>
          <table:table-cell table:style-name="ce1" office:value-type="string">
            <text:p>2.0083e-26</text:p>
          </table:table-cell>
          <table:table-cell table:style-name="ce1" office:value-type="string">
            <text:p>4.6487e-20</text:p>
          </table:table-cell>
          <table:table-cell office:value-type="float" office:value="0.00035515">
            <text:p>0.00035515</text:p>
          </table:table-cell>
          <table:table-cell table:style-name="ce1" office:value-type="string">
            <text:p>4.2384e-05</text:p>
          </table:table-cell>
          <table:table-cell office:value-type="float" office:value="0.0009733">
            <text:p>0.000973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7617e-26</text:p>
          </table:table-cell>
          <table:table-cell table:style-name="ce1" office:value-type="string">
            <text:p>4.6487e-20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352.9">
            <text:p>352.9</text:p>
          </table:table-cell>
          <table:table-cell table:formula="of:=[.Q183]*1000000" office:value-type="float" office:value="42.053">
            <text:p>42.053</text:p>
          </table:table-cell>
          <table:table-cell table:formula="of:=[.R183]*1000000" office:value-type="float" office:value="975.92">
            <text:p>975.92</text:p>
          </table:table-cell>
          <table:table-cell table:formula="of:=[.S183]*1000000" office:value-type="float" office:value="1.8597">
            <text:p>1.8597</text:p>
          </table:table-cell>
          <table:table-cell table:formula="of:=[.T183]*1000000" office:value-type="float" office:value="0.040562">
            <text:p>0.040562</text:p>
          </table:table-cell>
          <table:table-cell table:formula="of:=[.U183]*1000000" office:value-type="float" office:value="5.4425E-021">
            <text:p>5.4425E-021</text:p>
          </table:table-cell>
          <table:table-cell table:formula="of:=[.V183]*1000000" office:value-type="float" office:value="0.000000000000045252">
            <text:p>4.5252E-014</text:p>
          </table:table-cell>
          <table:table-cell table:formula="of:=[.W183]*1000000" office:value-type="float" office:value="352.9">
            <text:p>352.9</text:p>
          </table:table-cell>
          <table:table-cell table:formula="of:=[.X183]*1000000" office:value-type="float" office:value="42.049">
            <text:p>42.049</text:p>
          </table:table-cell>
          <table:table-cell table:formula="of:=[.Y183]*1000000" office:value-type="float" office:value="975.89">
            <text:p>975.89</text:p>
          </table:table-cell>
          <table:table-cell table:formula="of:=[.Z183]*1000000" office:value-type="float" office:value="20.172">
            <text:p>20.172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-4.7509E-020">
            <text:p>-4.7509E-020</text:p>
          </table:table-cell>
          <table:table-cell table:formula="of:=[.AC183]*1000000" office:value-type="float" office:value="0.000000000000045251">
            <text:p>4.5251E-014</text:p>
          </table:table-cell>
          <table:table-cell office:value-type="float" office:value="0.0003529">
            <text:p>0.0003529</text:p>
          </table:table-cell>
          <table:table-cell table:style-name="ce1" office:value-type="string">
            <text:p>4.2053e-05</text:p>
          </table:table-cell>
          <table:table-cell office:value-type="float" office:value="0.00097592">
            <text:p>0.00097592</text:p>
          </table:table-cell>
          <table:table-cell table:style-name="ce1" office:value-type="string">
            <text:p>1.8597e-06</text:p>
          </table:table-cell>
          <table:table-cell table:style-name="ce1" office:value-type="string">
            <text:p>4.0562e-08</text:p>
          </table:table-cell>
          <table:table-cell table:style-name="ce1" office:value-type="string">
            <text:p>5.4425e-27</text:p>
          </table:table-cell>
          <table:table-cell table:style-name="ce1" office:value-type="string">
            <text:p>4.5252e-20</text:p>
          </table:table-cell>
          <table:table-cell office:value-type="float" office:value="0.0003529">
            <text:p>0.0003529</text:p>
          </table:table-cell>
          <table:table-cell table:style-name="ce1" office:value-type="string">
            <text:p>4.2049e-05</text:p>
          </table:table-cell>
          <table:table-cell office:value-type="float" office:value="0.00097589">
            <text:p>0.0009758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509e-26</text:p>
          </table:table-cell>
          <table:table-cell table:style-name="ce1" office:value-type="string">
            <text:p>4.5251e-20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350.68">
            <text:p>350.68</text:p>
          </table:table-cell>
          <table:table-cell table:formula="of:=[.Q184]*1000000" office:value-type="float" office:value="41.72">
            <text:p>41.72</text:p>
          </table:table-cell>
          <table:table-cell table:formula="of:=[.R184]*1000000" office:value-type="float" office:value="978.49">
            <text:p>978.49</text:p>
          </table:table-cell>
          <table:table-cell table:formula="of:=[.S184]*1000000" office:value-type="float" office:value="1.8202">
            <text:p>1.8202</text:p>
          </table:table-cell>
          <table:table-cell table:formula="of:=[.T184]*1000000" office:value-type="float" office:value="0.040628">
            <text:p>0.040628</text:p>
          </table:table-cell>
          <table:table-cell table:formula="of:=[.U184]*1000000" office:value-type="float" office:value="5.0871E-021">
            <text:p>5.0871E-021</text:p>
          </table:table-cell>
          <table:table-cell table:formula="of:=[.V184]*1000000" office:value-type="float" office:value="0.000000000000044054">
            <text:p>4.4054E-014</text:p>
          </table:table-cell>
          <table:table-cell table:formula="of:=[.W184]*1000000" office:value-type="float" office:value="350.67">
            <text:p>350.67</text:p>
          </table:table-cell>
          <table:table-cell table:formula="of:=[.X184]*1000000" office:value-type="float" office:value="41.716">
            <text:p>41.716</text:p>
          </table:table-cell>
          <table:table-cell table:formula="of:=[.Y184]*1000000" office:value-type="float" office:value="978.47">
            <text:p>978.47</text:p>
          </table:table-cell>
          <table:table-cell table:formula="of:=[.Z184]*1000000" office:value-type="float" office:value="20.172">
            <text:p>20.172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2.3091E-020">
            <text:p>-2.3091E-020</text:p>
          </table:table-cell>
          <table:table-cell table:formula="of:=[.AC184]*1000000" office:value-type="float" office:value="0.000000000000044053">
            <text:p>4.4053E-014</text:p>
          </table:table-cell>
          <table:table-cell office:value-type="float" office:value="0.00035068">
            <text:p>0.00035068</text:p>
          </table:table-cell>
          <table:table-cell table:style-name="ce1" office:value-type="string">
            <text:p>4.172e-05</text:p>
          </table:table-cell>
          <table:table-cell office:value-type="float" office:value="0.00097849">
            <text:p>0.00097849</text:p>
          </table:table-cell>
          <table:table-cell table:style-name="ce1" office:value-type="string">
            <text:p>1.8202e-06</text:p>
          </table:table-cell>
          <table:table-cell table:style-name="ce1" office:value-type="string">
            <text:p>4.0628e-08</text:p>
          </table:table-cell>
          <table:table-cell table:style-name="ce1" office:value-type="string">
            <text:p>5.0871e-27</text:p>
          </table:table-cell>
          <table:table-cell table:style-name="ce1" office:value-type="string">
            <text:p>4.4054e-20</text:p>
          </table:table-cell>
          <table:table-cell office:value-type="float" office:value="0.00035067">
            <text:p>0.00035067</text:p>
          </table:table-cell>
          <table:table-cell table:style-name="ce1" office:value-type="string">
            <text:p>4.1716e-05</text:p>
          </table:table-cell>
          <table:table-cell office:value-type="float" office:value="0.00097847">
            <text:p>0.0009784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091e-26</text:p>
          </table:table-cell>
          <table:table-cell table:style-name="ce1" office:value-type="string">
            <text:p>4.4053e-20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348.47">
            <text:p>348.47</text:p>
          </table:table-cell>
          <table:table-cell table:formula="of:=[.Q185]*1000000" office:value-type="float" office:value="41.389">
            <text:p>41.389</text:p>
          </table:table-cell>
          <table:table-cell table:formula="of:=[.R185]*1000000" office:value-type="float" office:value="981.04">
            <text:p>981.04</text:p>
          </table:table-cell>
          <table:table-cell table:formula="of:=[.S185]*1000000" office:value-type="float" office:value="1.7815">
            <text:p>1.7815</text:p>
          </table:table-cell>
          <table:table-cell table:formula="of:=[.T185]*1000000" office:value-type="float" office:value="0.040695">
            <text:p>0.040695</text:p>
          </table:table-cell>
          <table:table-cell table:formula="of:=[.U185]*1000000" office:value-type="float" office:value="1.9991E-021">
            <text:p>1.9991E-021</text:p>
          </table:table-cell>
          <table:table-cell table:formula="of:=[.V185]*1000000" office:value-type="float" office:value="0.000000000000042893">
            <text:p>4.2893E-014</text:p>
          </table:table-cell>
          <table:table-cell table:formula="of:=[.W185]*1000000" office:value-type="float" office:value="348.47">
            <text:p>348.47</text:p>
          </table:table-cell>
          <table:table-cell table:formula="of:=[.X185]*1000000" office:value-type="float" office:value="41.385">
            <text:p>41.385</text:p>
          </table:table-cell>
          <table:table-cell table:formula="of:=[.Y185]*1000000" office:value-type="float" office:value="981.01">
            <text:p>981.01</text:p>
          </table:table-cell>
          <table:table-cell table:formula="of:=[.Z185]*1000000" office:value-type="float" office:value="20.172">
            <text:p>20.172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8.1305E-021">
            <text:p>-8.1305E-021</text:p>
          </table:table-cell>
          <table:table-cell table:formula="of:=[.AC185]*1000000" office:value-type="float" office:value="0.000000000000042892">
            <text:p>4.2892E-014</text:p>
          </table:table-cell>
          <table:table-cell office:value-type="float" office:value="0.00034847">
            <text:p>0.00034847</text:p>
          </table:table-cell>
          <table:table-cell table:style-name="ce1" office:value-type="string">
            <text:p>4.1389e-05</text:p>
          </table:table-cell>
          <table:table-cell office:value-type="float" office:value="0.00098104">
            <text:p>0.00098104</text:p>
          </table:table-cell>
          <table:table-cell table:style-name="ce1" office:value-type="string">
            <text:p>1.7815e-06</text:p>
          </table:table-cell>
          <table:table-cell table:style-name="ce1" office:value-type="string">
            <text:p>4.0695e-08</text:p>
          </table:table-cell>
          <table:table-cell table:style-name="ce1" office:value-type="string">
            <text:p>1.9991e-27</text:p>
          </table:table-cell>
          <table:table-cell table:style-name="ce1" office:value-type="string">
            <text:p>4.2893e-20</text:p>
          </table:table-cell>
          <table:table-cell office:value-type="float" office:value="0.00034847">
            <text:p>0.00034847</text:p>
          </table:table-cell>
          <table:table-cell table:style-name="ce1" office:value-type="string">
            <text:p>4.1385e-05</text:p>
          </table:table-cell>
          <table:table-cell office:value-type="float" office:value="0.00098101">
            <text:p>0.0009810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1305e-27</text:p>
          </table:table-cell>
          <table:table-cell table:style-name="ce1" office:value-type="string">
            <text:p>4.2892e-20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346.29">
            <text:p>346.29</text:p>
          </table:table-cell>
          <table:table-cell table:formula="of:=[.Q186]*1000000" office:value-type="float" office:value="41.06">
            <text:p>41.06</text:p>
          </table:table-cell>
          <table:table-cell table:formula="of:=[.R186]*1000000" office:value-type="float" office:value="983.57">
            <text:p>983.57</text:p>
          </table:table-cell>
          <table:table-cell table:formula="of:=[.S186]*1000000" office:value-type="float" office:value="1.7435">
            <text:p>1.7435</text:p>
          </table:table-cell>
          <table:table-cell table:formula="of:=[.T186]*1000000" office:value-type="float" office:value="0.040761">
            <text:p>0.040761</text:p>
          </table:table-cell>
          <table:table-cell table:formula="of:=[.U186]*1000000" office:value-type="float" office:value="3.0403E-022">
            <text:p>3.0403E-022</text:p>
          </table:table-cell>
          <table:table-cell table:formula="of:=[.V186]*1000000" office:value-type="float" office:value="0.000000000000041767">
            <text:p>4.1767E-014</text:p>
          </table:table-cell>
          <table:table-cell table:formula="of:=[.W186]*1000000" office:value-type="float" office:value="346.28">
            <text:p>346.28</text:p>
          </table:table-cell>
          <table:table-cell table:formula="of:=[.X186]*1000000" office:value-type="float" office:value="41.056">
            <text:p>41.056</text:p>
          </table:table-cell>
          <table:table-cell table:formula="of:=[.Y186]*1000000" office:value-type="float" office:value="983.54">
            <text:p>983.54</text:p>
          </table:table-cell>
          <table:table-cell table:formula="of:=[.Z186]*1000000" office:value-type="float" office:value="20.172">
            <text:p>20.172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-2.7713E-021">
            <text:p>-2.7713E-021</text:p>
          </table:table-cell>
          <table:table-cell table:formula="of:=[.AC186]*1000000" office:value-type="float" office:value="0.000000000000041766">
            <text:p>4.1766E-014</text:p>
          </table:table-cell>
          <table:table-cell office:value-type="float" office:value="0.00034629">
            <text:p>0.00034629</text:p>
          </table:table-cell>
          <table:table-cell table:style-name="ce1" office:value-type="string">
            <text:p>4.106e-05</text:p>
          </table:table-cell>
          <table:table-cell office:value-type="float" office:value="0.00098357">
            <text:p>0.00098357</text:p>
          </table:table-cell>
          <table:table-cell table:style-name="ce1" office:value-type="string">
            <text:p>1.7435e-06</text:p>
          </table:table-cell>
          <table:table-cell table:style-name="ce1" office:value-type="string">
            <text:p>4.0761e-08</text:p>
          </table:table-cell>
          <table:table-cell table:style-name="ce1" office:value-type="string">
            <text:p>3.0403e-28</text:p>
          </table:table-cell>
          <table:table-cell table:style-name="ce1" office:value-type="string">
            <text:p>4.1767e-20</text:p>
          </table:table-cell>
          <table:table-cell office:value-type="float" office:value="0.00034628">
            <text:p>0.00034628</text:p>
          </table:table-cell>
          <table:table-cell table:style-name="ce1" office:value-type="string">
            <text:p>4.1056e-05</text:p>
          </table:table-cell>
          <table:table-cell office:value-type="float" office:value="0.00098354">
            <text:p>0.0009835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713e-27</text:p>
          </table:table-cell>
          <table:table-cell table:style-name="ce1" office:value-type="string">
            <text:p>4.1766e-20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344.12">
            <text:p>344.12</text:p>
          </table:table-cell>
          <table:table-cell table:formula="of:=[.Q187]*1000000" office:value-type="float" office:value="40.734">
            <text:p>40.734</text:p>
          </table:table-cell>
          <table:table-cell table:formula="of:=[.R187]*1000000" office:value-type="float" office:value="986.07">
            <text:p>986.07</text:p>
          </table:table-cell>
          <table:table-cell table:formula="of:=[.S187]*1000000" office:value-type="float" office:value="1.7062">
            <text:p>1.7062</text:p>
          </table:table-cell>
          <table:table-cell table:formula="of:=[.T187]*1000000" office:value-type="float" office:value="0.040828">
            <text:p>0.040828</text:p>
          </table:table-cell>
          <table:table-cell table:formula="of:=[.U187]*1000000" office:value-type="float" office:value="7.5601E-024">
            <text:p>7.5601E-024</text:p>
          </table:table-cell>
          <table:table-cell table:formula="of:=[.V187]*1000000" office:value-type="float" office:value="0.000000000000040676">
            <text:p>4.0676E-014</text:p>
          </table:table-cell>
          <table:table-cell table:formula="of:=[.W187]*1000000" office:value-type="float" office:value="344.12">
            <text:p>344.12</text:p>
          </table:table-cell>
          <table:table-cell table:formula="of:=[.X187]*1000000" office:value-type="float" office:value="40.73">
            <text:p>40.73</text:p>
          </table:table-cell>
          <table:table-cell table:formula="of:=[.Y187]*1000000" office:value-type="float" office:value="986.04">
            <text:p>986.04</text:p>
          </table:table-cell>
          <table:table-cell table:formula="of:=[.Z187]*1000000" office:value-type="float" office:value="20.172">
            <text:p>20.172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-1.11E-021">
            <text:p>-1.11E-021</text:p>
          </table:table-cell>
          <table:table-cell table:formula="of:=[.AC187]*1000000" office:value-type="float" office:value="0.000000000000040675">
            <text:p>4.0675E-014</text:p>
          </table:table-cell>
          <table:table-cell office:value-type="float" office:value="0.00034412">
            <text:p>0.00034412</text:p>
          </table:table-cell>
          <table:table-cell table:style-name="ce1" office:value-type="string">
            <text:p>4.0734e-05</text:p>
          </table:table-cell>
          <table:table-cell office:value-type="float" office:value="0.00098607">
            <text:p>0.00098607</text:p>
          </table:table-cell>
          <table:table-cell table:style-name="ce1" office:value-type="string">
            <text:p>1.7062e-06</text:p>
          </table:table-cell>
          <table:table-cell table:style-name="ce1" office:value-type="string">
            <text:p>4.0828e-08</text:p>
          </table:table-cell>
          <table:table-cell table:style-name="ce1" office:value-type="string">
            <text:p>7.5601e-30</text:p>
          </table:table-cell>
          <table:table-cell table:style-name="ce1" office:value-type="string">
            <text:p>4.0676e-20</text:p>
          </table:table-cell>
          <table:table-cell office:value-type="float" office:value="0.00034412">
            <text:p>0.00034412</text:p>
          </table:table-cell>
          <table:table-cell table:style-name="ce1" office:value-type="string">
            <text:p>4.073e-05</text:p>
          </table:table-cell>
          <table:table-cell office:value-type="float" office:value="0.00098604">
            <text:p>0.0009860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1e-27</text:p>
          </table:table-cell>
          <table:table-cell table:style-name="ce1" office:value-type="string">
            <text:p>4.0675e-20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341.98">
            <text:p>341.98</text:p>
          </table:table-cell>
          <table:table-cell table:formula="of:=[.Q188]*1000000" office:value-type="float" office:value="40.41">
            <text:p>40.41</text:p>
          </table:table-cell>
          <table:table-cell table:formula="of:=[.R188]*1000000" office:value-type="float" office:value="988.55">
            <text:p>988.55</text:p>
          </table:table-cell>
          <table:table-cell table:formula="of:=[.S188]*1000000" office:value-type="float" office:value="1.6696">
            <text:p>1.6696</text:p>
          </table:table-cell>
          <table:table-cell table:formula="of:=[.T188]*1000000" office:value-type="float" office:value="0.040895">
            <text:p>0.040895</text:p>
          </table:table-cell>
          <table:table-cell table:formula="of:=[.U188]*1000000" office:value-type="float" office:value="2.4741E-026">
            <text:p>2.4741E-026</text:p>
          </table:table-cell>
          <table:table-cell table:formula="of:=[.V188]*1000000" office:value-type="float" office:value="0.000000000000039617">
            <text:p>3.9617E-014</text:p>
          </table:table-cell>
          <table:table-cell table:formula="of:=[.W188]*1000000" office:value-type="float" office:value="341.97">
            <text:p>341.97</text:p>
          </table:table-cell>
          <table:table-cell table:formula="of:=[.X188]*1000000" office:value-type="float" office:value="40.406">
            <text:p>40.406</text:p>
          </table:table-cell>
          <table:table-cell table:formula="of:=[.Y188]*1000000" office:value-type="float" office:value="988.52">
            <text:p>988.52</text:p>
          </table:table-cell>
          <table:table-cell table:formula="of:=[.Z188]*1000000" office:value-type="float" office:value="20.172">
            <text:p>20.172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-4.6011E-022">
            <text:p>-4.6011E-022</text:p>
          </table:table-cell>
          <table:table-cell table:formula="of:=[.AC188]*1000000" office:value-type="float" office:value="0.000000000000039617">
            <text:p>3.9617E-014</text:p>
          </table:table-cell>
          <table:table-cell office:value-type="float" office:value="0.00034198">
            <text:p>0.00034198</text:p>
          </table:table-cell>
          <table:table-cell table:style-name="ce1" office:value-type="string">
            <text:p>4.041e-05</text:p>
          </table:table-cell>
          <table:table-cell office:value-type="float" office:value="0.00098855">
            <text:p>0.00098855</text:p>
          </table:table-cell>
          <table:table-cell table:style-name="ce1" office:value-type="string">
            <text:p>1.6696e-06</text:p>
          </table:table-cell>
          <table:table-cell table:style-name="ce1" office:value-type="string">
            <text:p>4.0895e-08</text:p>
          </table:table-cell>
          <table:table-cell table:style-name="ce1" office:value-type="string">
            <text:p>2.4741e-32</text:p>
          </table:table-cell>
          <table:table-cell table:style-name="ce1" office:value-type="string">
            <text:p>3.9617e-20</text:p>
          </table:table-cell>
          <table:table-cell office:value-type="float" office:value="0.00034197">
            <text:p>0.00034197</text:p>
          </table:table-cell>
          <table:table-cell table:style-name="ce1" office:value-type="string">
            <text:p>4.0406e-05</text:p>
          </table:table-cell>
          <table:table-cell office:value-type="float" office:value="0.00098852">
            <text:p>0.0009885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011e-28</text:p>
          </table:table-cell>
          <table:table-cell table:style-name="ce1" office:value-type="string">
            <text:p>3.9617e-20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339.85">
            <text:p>339.85</text:p>
          </table:table-cell>
          <table:table-cell table:formula="of:=[.Q189]*1000000" office:value-type="float" office:value="40.089">
            <text:p>40.089</text:p>
          </table:table-cell>
          <table:table-cell table:formula="of:=[.R189]*1000000" office:value-type="float" office:value="991.01">
            <text:p>991.01</text:p>
          </table:table-cell>
          <table:table-cell table:formula="of:=[.S189]*1000000" office:value-type="float" office:value="1.6337">
            <text:p>1.6337</text:p>
          </table:table-cell>
          <table:table-cell table:formula="of:=[.T189]*1000000" office:value-type="float" office:value="0.040962">
            <text:p>0.040962</text:p>
          </table:table-cell>
          <table:table-cell table:formula="of:=[.U189]*1000000" office:value-type="float" office:value="-1.7029E-027">
            <text:p>-1.7029E-027</text:p>
          </table:table-cell>
          <table:table-cell table:formula="of:=[.V189]*1000000" office:value-type="float" office:value="0.000000000000038591">
            <text:p>3.8591E-014</text:p>
          </table:table-cell>
          <table:table-cell table:formula="of:=[.W189]*1000000" office:value-type="float" office:value="339.85">
            <text:p>339.85</text:p>
          </table:table-cell>
          <table:table-cell table:formula="of:=[.X189]*1000000" office:value-type="float" office:value="40.085">
            <text:p>40.085</text:p>
          </table:table-cell>
          <table:table-cell table:formula="of:=[.Y189]*1000000" office:value-type="float" office:value="990.98">
            <text:p>990.98</text:p>
          </table:table-cell>
          <table:table-cell table:formula="of:=[.Z189]*1000000" office:value-type="float" office:value="20.172">
            <text:p>20.172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-1.9648E-022">
            <text:p>-1.9648E-022</text:p>
          </table:table-cell>
          <table:table-cell table:formula="of:=[.AC189]*1000000" office:value-type="float" office:value="0.000000000000038591">
            <text:p>3.8591E-014</text:p>
          </table:table-cell>
          <table:table-cell office:value-type="float" office:value="0.00033985">
            <text:p>0.00033985</text:p>
          </table:table-cell>
          <table:table-cell table:style-name="ce1" office:value-type="string">
            <text:p>4.0089e-05</text:p>
          </table:table-cell>
          <table:table-cell office:value-type="float" office:value="0.00099101">
            <text:p>0.00099101</text:p>
          </table:table-cell>
          <table:table-cell table:style-name="ce1" office:value-type="string">
            <text:p>1.6337e-06</text:p>
          </table:table-cell>
          <table:table-cell table:style-name="ce1" office:value-type="string">
            <text:p>4.0962e-08</text:p>
          </table:table-cell>
          <table:table-cell table:style-name="ce1" office:value-type="string">
            <text:p>-1.7029e-33</text:p>
          </table:table-cell>
          <table:table-cell table:style-name="ce1" office:value-type="string">
            <text:p>3.8591e-20</text:p>
          </table:table-cell>
          <table:table-cell office:value-type="float" office:value="0.00033985">
            <text:p>0.00033985</text:p>
          </table:table-cell>
          <table:table-cell table:style-name="ce1" office:value-type="string">
            <text:p>4.0085e-05</text:p>
          </table:table-cell>
          <table:table-cell office:value-type="float" office:value="0.00099098">
            <text:p>0.0009909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648e-28</text:p>
          </table:table-cell>
          <table:table-cell table:style-name="ce1" office:value-type="string">
            <text:p>3.8591e-20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337.75">
            <text:p>337.75</text:p>
          </table:table-cell>
          <table:table-cell table:formula="of:=[.Q190]*1000000" office:value-type="float" office:value="39.769">
            <text:p>39.769</text:p>
          </table:table-cell>
          <table:table-cell table:formula="of:=[.R190]*1000000" office:value-type="float" office:value="993.45">
            <text:p>993.45</text:p>
          </table:table-cell>
          <table:table-cell table:formula="of:=[.S190]*1000000" office:value-type="float" office:value="1.5985">
            <text:p>1.5985</text:p>
          </table:table-cell>
          <table:table-cell table:formula="of:=[.T190]*1000000" office:value-type="float" office:value="0.041029">
            <text:p>0.041029</text:p>
          </table:table-cell>
          <table:table-cell table:formula="of:=[.U190]*1000000" office:value-type="float" office:value="-9.0622E-028">
            <text:p>-9.0622E-028</text:p>
          </table:table-cell>
          <table:table-cell table:formula="of:=[.V190]*1000000" office:value-type="float" office:value="0.000000000000037597">
            <text:p>3.7597E-014</text:p>
          </table:table-cell>
          <table:table-cell table:formula="of:=[.W190]*1000000" office:value-type="float" office:value="337.74">
            <text:p>337.74</text:p>
          </table:table-cell>
          <table:table-cell table:formula="of:=[.X190]*1000000" office:value-type="float" office:value="39.765">
            <text:p>39.765</text:p>
          </table:table-cell>
          <table:table-cell table:formula="of:=[.Y190]*1000000" office:value-type="float" office:value="993.42">
            <text:p>993.42</text:p>
          </table:table-cell>
          <table:table-cell table:formula="of:=[.Z190]*1000000" office:value-type="float" office:value="20.172">
            <text:p>20.172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-7.517E-023">
            <text:p>-7.517E-023</text:p>
          </table:table-cell>
          <table:table-cell table:formula="of:=[.AC190]*1000000" office:value-type="float" office:value="0.000000000000037596">
            <text:p>3.7596E-014</text:p>
          </table:table-cell>
          <table:table-cell office:value-type="float" office:value="0.00033775">
            <text:p>0.00033775</text:p>
          </table:table-cell>
          <table:table-cell table:style-name="ce1" office:value-type="string">
            <text:p>3.9769e-05</text:p>
          </table:table-cell>
          <table:table-cell office:value-type="float" office:value="0.00099345">
            <text:p>0.00099345</text:p>
          </table:table-cell>
          <table:table-cell table:style-name="ce1" office:value-type="string">
            <text:p>1.5985e-06</text:p>
          </table:table-cell>
          <table:table-cell table:style-name="ce1" office:value-type="string">
            <text:p>4.1029e-08</text:p>
          </table:table-cell>
          <table:table-cell table:style-name="ce1" office:value-type="string">
            <text:p>-9.0622e-34</text:p>
          </table:table-cell>
          <table:table-cell table:style-name="ce1" office:value-type="string">
            <text:p>3.7597e-20</text:p>
          </table:table-cell>
          <table:table-cell office:value-type="float" office:value="0.00033774">
            <text:p>0.00033774</text:p>
          </table:table-cell>
          <table:table-cell table:style-name="ce1" office:value-type="string">
            <text:p>3.9765e-05</text:p>
          </table:table-cell>
          <table:table-cell office:value-type="float" office:value="0.00099342">
            <text:p>0.00099342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17e-29</text:p>
          </table:table-cell>
          <table:table-cell table:style-name="ce1" office:value-type="string">
            <text:p>3.7596e-20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335.66">
            <text:p>335.66</text:p>
          </table:table-cell>
          <table:table-cell table:formula="of:=[.Q191]*1000000" office:value-type="float" office:value="39.452">
            <text:p>39.452</text:p>
          </table:table-cell>
          <table:table-cell table:formula="of:=[.R191]*1000000" office:value-type="float" office:value="995.86">
            <text:p>995.86</text:p>
          </table:table-cell>
          <table:table-cell table:formula="of:=[.S191]*1000000" office:value-type="float" office:value="1.564">
            <text:p>1.564</text:p>
          </table:table-cell>
          <table:table-cell table:formula="of:=[.T191]*1000000" office:value-type="float" office:value="0.041097">
            <text:p>0.041097</text:p>
          </table:table-cell>
          <table:table-cell table:formula="of:=[.U191]*1000000" office:value-type="float" office:value="-4.7962E-028">
            <text:p>-4.7962E-028</text:p>
          </table:table-cell>
          <table:table-cell table:formula="of:=[.V191]*1000000" office:value-type="float" office:value="0.000000000000036633">
            <text:p>3.6633E-014</text:p>
          </table:table-cell>
          <table:table-cell table:formula="of:=[.W191]*1000000" office:value-type="float" office:value="335.65">
            <text:p>335.65</text:p>
          </table:table-cell>
          <table:table-cell table:formula="of:=[.X191]*1000000" office:value-type="float" office:value="39.448">
            <text:p>39.448</text:p>
          </table:table-cell>
          <table:table-cell table:formula="of:=[.Y191]*1000000" office:value-type="float" office:value="995.83">
            <text:p>995.83</text:p>
          </table:table-cell>
          <table:table-cell table:formula="of:=[.Z191]*1000000" office:value-type="float" office:value="20.172">
            <text:p>20.172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-2.4996E-023">
            <text:p>-2.4996E-023</text:p>
          </table:table-cell>
          <table:table-cell table:formula="of:=[.AC191]*1000000" office:value-type="float" office:value="0.000000000000036632">
            <text:p>3.6632E-014</text:p>
          </table:table-cell>
          <table:table-cell office:value-type="float" office:value="0.00033566">
            <text:p>0.00033566</text:p>
          </table:table-cell>
          <table:table-cell table:style-name="ce1" office:value-type="string">
            <text:p>3.9452e-05</text:p>
          </table:table-cell>
          <table:table-cell office:value-type="float" office:value="0.00099586">
            <text:p>0.00099586</text:p>
          </table:table-cell>
          <table:table-cell table:style-name="ce1" office:value-type="string">
            <text:p>1.564e-06</text:p>
          </table:table-cell>
          <table:table-cell table:style-name="ce1" office:value-type="string">
            <text:p>4.1097e-08</text:p>
          </table:table-cell>
          <table:table-cell table:style-name="ce1" office:value-type="string">
            <text:p>-4.7962e-34</text:p>
          </table:table-cell>
          <table:table-cell table:style-name="ce1" office:value-type="string">
            <text:p>3.6633e-20</text:p>
          </table:table-cell>
          <table:table-cell office:value-type="float" office:value="0.00033565">
            <text:p>0.00033565</text:p>
          </table:table-cell>
          <table:table-cell table:style-name="ce1" office:value-type="string">
            <text:p>3.9448e-05</text:p>
          </table:table-cell>
          <table:table-cell office:value-type="float" office:value="0.00099583">
            <text:p>0.0009958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996e-29</text:p>
          </table:table-cell>
          <table:table-cell table:style-name="ce1" office:value-type="string">
            <text:p>3.6632e-20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333.59">
            <text:p>333.59</text:p>
          </table:table-cell>
          <table:table-cell table:formula="of:=[.Q192]*1000000" office:value-type="float" office:value="39.137">
            <text:p>39.137</text:p>
          </table:table-cell>
          <table:table-cell table:formula="of:=[.R192]*1000000" office:value-type="float" office:value="998.26">
            <text:p>998.26</text:p>
          </table:table-cell>
          <table:table-cell table:formula="of:=[.S192]*1000000" office:value-type="float" office:value="1.5302">
            <text:p>1.5302</text:p>
          </table:table-cell>
          <table:table-cell table:formula="of:=[.T192]*1000000" office:value-type="float" office:value="0.041164">
            <text:p>0.041164</text:p>
          </table:table-cell>
          <table:table-cell table:formula="of:=[.U192]*1000000" office:value-type="float" office:value="-2.5472E-028">
            <text:p>-2.5472E-028</text:p>
          </table:table-cell>
          <table:table-cell table:formula="of:=[.V192]*1000000" office:value-type="float" office:value="0.000000000000035698">
            <text:p>3.5698E-014</text:p>
          </table:table-cell>
          <table:table-cell table:formula="of:=[.W192]*1000000" office:value-type="float" office:value="333.59">
            <text:p>333.59</text:p>
          </table:table-cell>
          <table:table-cell table:formula="of:=[.X192]*1000000" office:value-type="float" office:value="39.133">
            <text:p>39.133</text:p>
          </table:table-cell>
          <table:table-cell table:formula="of:=[.Y192]*1000000" office:value-type="float" office:value="998.23">
            <text:p>998.23</text:p>
          </table:table-cell>
          <table:table-cell table:formula="of:=[.Z192]*1000000" office:value-type="float" office:value="20.172">
            <text:p>20.172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-7.0991E-024">
            <text:p>-7.0991E-024</text:p>
          </table:table-cell>
          <table:table-cell table:formula="of:=[.AC192]*1000000" office:value-type="float" office:value="0.000000000000035697">
            <text:p>3.5697E-014</text:p>
          </table:table-cell>
          <table:table-cell office:value-type="float" office:value="0.00033359">
            <text:p>0.00033359</text:p>
          </table:table-cell>
          <table:table-cell table:style-name="ce1" office:value-type="string">
            <text:p>3.9137e-05</text:p>
          </table:table-cell>
          <table:table-cell office:value-type="float" office:value="0.00099826">
            <text:p>0.00099826</text:p>
          </table:table-cell>
          <table:table-cell table:style-name="ce1" office:value-type="string">
            <text:p>1.5302e-06</text:p>
          </table:table-cell>
          <table:table-cell table:style-name="ce1" office:value-type="string">
            <text:p>4.1164e-08</text:p>
          </table:table-cell>
          <table:table-cell table:style-name="ce1" office:value-type="string">
            <text:p>-2.5472e-34</text:p>
          </table:table-cell>
          <table:table-cell table:style-name="ce1" office:value-type="string">
            <text:p>3.5698e-20</text:p>
          </table:table-cell>
          <table:table-cell office:value-type="float" office:value="0.00033359">
            <text:p>0.00033359</text:p>
          </table:table-cell>
          <table:table-cell table:style-name="ce1" office:value-type="string">
            <text:p>3.9133e-05</text:p>
          </table:table-cell>
          <table:table-cell office:value-type="float" office:value="0.00099823">
            <text:p>0.0009982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0991e-30</text:p>
          </table:table-cell>
          <table:table-cell table:style-name="ce1" office:value-type="string">
            <text:p>3.5697e-20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331.54">
            <text:p>331.54</text:p>
          </table:table-cell>
          <table:table-cell table:formula="of:=[.Q193]*1000000" office:value-type="float" office:value="38.825">
            <text:p>38.825</text:p>
          </table:table-cell>
          <table:table-cell table:formula="of:=[.R193]*1000000" office:value-type="float" office:value="1000.6">
            <text:p>1000.6</text:p>
          </table:table-cell>
          <table:table-cell table:formula="of:=[.S193]*1000000" office:value-type="float" office:value="1.497">
            <text:p>1.497</text:p>
          </table:table-cell>
          <table:table-cell table:formula="of:=[.T193]*1000000" office:value-type="float" office:value="0.041232">
            <text:p>0.041232</text:p>
          </table:table-cell>
          <table:table-cell table:formula="of:=[.U193]*1000000" office:value-type="float" office:value="-1.3581E-028">
            <text:p>-1.3581E-028</text:p>
          </table:table-cell>
          <table:table-cell table:formula="of:=[.V193]*1000000" office:value-type="float" office:value="0.000000000000034792">
            <text:p>3.4792E-014</text:p>
          </table:table-cell>
          <table:table-cell table:formula="of:=[.W193]*1000000" office:value-type="float" office:value="331.54">
            <text:p>331.54</text:p>
          </table:table-cell>
          <table:table-cell table:formula="of:=[.X193]*1000000" office:value-type="float" office:value="38.821">
            <text:p>38.821</text:p>
          </table:table-cell>
          <table:table-cell table:formula="of:=[.Y193]*1000000" office:value-type="float" office:value="1000.6">
            <text:p>1000.6</text:p>
          </table:table-cell>
          <table:table-cell table:formula="of:=[.Z193]*1000000" office:value-type="float" office:value="20.172">
            <text:p>20.172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-2.1002E-024">
            <text:p>-2.1002E-024</text:p>
          </table:table-cell>
          <table:table-cell table:formula="of:=[.AC193]*1000000" office:value-type="float" office:value="0.000000000000034791">
            <text:p>3.4791E-014</text:p>
          </table:table-cell>
          <table:table-cell office:value-type="float" office:value="0.00033154">
            <text:p>0.00033154</text:p>
          </table:table-cell>
          <table:table-cell table:style-name="ce1" office:value-type="string">
            <text:p>3.8825e-05</text:p>
          </table:table-cell>
          <table:table-cell office:value-type="float" office:value="0.0010006">
            <text:p>0.0010006</text:p>
          </table:table-cell>
          <table:table-cell table:style-name="ce1" office:value-type="string">
            <text:p>1.497e-06</text:p>
          </table:table-cell>
          <table:table-cell table:style-name="ce1" office:value-type="string">
            <text:p>4.1232e-08</text:p>
          </table:table-cell>
          <table:table-cell table:style-name="ce1" office:value-type="string">
            <text:p>-1.3581e-34</text:p>
          </table:table-cell>
          <table:table-cell table:style-name="ce1" office:value-type="string">
            <text:p>3.4792e-20</text:p>
          </table:table-cell>
          <table:table-cell office:value-type="float" office:value="0.00033154">
            <text:p>0.00033154</text:p>
          </table:table-cell>
          <table:table-cell table:style-name="ce1" office:value-type="string">
            <text:p>3.8821e-05</text:p>
          </table:table-cell>
          <table:table-cell office:value-type="float" office:value="0.0010006">
            <text:p>0.001000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002e-30</text:p>
          </table:table-cell>
          <table:table-cell table:style-name="ce1" office:value-type="string">
            <text:p>3.4791e-20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329.51">
            <text:p>329.51</text:p>
          </table:table-cell>
          <table:table-cell table:formula="of:=[.Q194]*1000000" office:value-type="float" office:value="38.514">
            <text:p>38.514</text:p>
          </table:table-cell>
          <table:table-cell table:formula="of:=[.R194]*1000000" office:value-type="float" office:value="1003">
            <text:p>1003</text:p>
          </table:table-cell>
          <table:table-cell table:formula="of:=[.S194]*1000000" office:value-type="float" office:value="1.4644">
            <text:p>1.4644</text:p>
          </table:table-cell>
          <table:table-cell table:formula="of:=[.T194]*1000000" office:value-type="float" office:value="0.0413">
            <text:p>0.0413</text:p>
          </table:table-cell>
          <table:table-cell table:formula="of:=[.U194]*1000000" office:value-type="float" office:value="-7.3868E-029">
            <text:p>-7.3868E-029</text:p>
          </table:table-cell>
          <table:table-cell table:formula="of:=[.V194]*1000000" office:value-type="float" office:value="0.000000000000033913">
            <text:p>3.3913E-014</text:p>
          </table:table-cell>
          <table:table-cell table:formula="of:=[.W194]*1000000" office:value-type="float" office:value="329.51">
            <text:p>329.51</text:p>
          </table:table-cell>
          <table:table-cell table:formula="of:=[.X194]*1000000" office:value-type="float" office:value="38.51">
            <text:p>38.51</text:p>
          </table:table-cell>
          <table:table-cell table:formula="of:=[.Y194]*1000000" office:value-type="float" office:value="1003">
            <text:p>1003</text:p>
          </table:table-cell>
          <table:table-cell table:formula="of:=[.Z194]*1000000" office:value-type="float" office:value="20.172">
            <text:p>20.172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-6.9288E-025">
            <text:p>-6.9288E-025</text:p>
          </table:table-cell>
          <table:table-cell table:formula="of:=[.AC194]*1000000" office:value-type="float" office:value="0.000000000000033913">
            <text:p>3.3913E-014</text:p>
          </table:table-cell>
          <table:table-cell office:value-type="float" office:value="0.00032951">
            <text:p>0.00032951</text:p>
          </table:table-cell>
          <table:table-cell table:style-name="ce1" office:value-type="string">
            <text:p>3.8514e-05</text:p>
          </table:table-cell>
          <table:table-cell office:value-type="float" office:value="0.001003">
            <text:p>0.001003</text:p>
          </table:table-cell>
          <table:table-cell table:style-name="ce1" office:value-type="string">
            <text:p>1.4644e-06</text:p>
          </table:table-cell>
          <table:table-cell table:style-name="ce1" office:value-type="string">
            <text:p>4.13e-08</text:p>
          </table:table-cell>
          <table:table-cell table:style-name="ce1" office:value-type="string">
            <text:p>-7.3868e-35</text:p>
          </table:table-cell>
          <table:table-cell table:style-name="ce1" office:value-type="string">
            <text:p>3.3913e-20</text:p>
          </table:table-cell>
          <table:table-cell office:value-type="float" office:value="0.00032951">
            <text:p>0.00032951</text:p>
          </table:table-cell>
          <table:table-cell table:style-name="ce1" office:value-type="string">
            <text:p>3.851e-05</text:p>
          </table:table-cell>
          <table:table-cell office:value-type="float" office:value="0.001003">
            <text:p>0.00100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9288e-31</text:p>
          </table:table-cell>
          <table:table-cell table:style-name="ce1" office:value-type="string">
            <text:p>3.3913e-20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327.5">
            <text:p>327.5</text:p>
          </table:table-cell>
          <table:table-cell table:formula="of:=[.Q195]*1000000" office:value-type="float" office:value="38.206">
            <text:p>38.206</text:p>
          </table:table-cell>
          <table:table-cell table:formula="of:=[.R195]*1000000" office:value-type="float" office:value="1005.3">
            <text:p>1005.3</text:p>
          </table:table-cell>
          <table:table-cell table:formula="of:=[.S195]*1000000" office:value-type="float" office:value="1.4325">
            <text:p>1.4325</text:p>
          </table:table-cell>
          <table:table-cell table:formula="of:=[.T195]*1000000" office:value-type="float" office:value="0.041368">
            <text:p>0.041368</text:p>
          </table:table-cell>
          <table:table-cell table:formula="of:=[.U195]*1000000" office:value-type="float" office:value="-3.9063E-029">
            <text:p>-3.9063E-029</text:p>
          </table:table-cell>
          <table:table-cell table:formula="of:=[.V195]*1000000" office:value-type="float" office:value="0.000000000000033061">
            <text:p>3.3061E-014</text:p>
          </table:table-cell>
          <table:table-cell table:formula="of:=[.W195]*1000000" office:value-type="float" office:value="327.5">
            <text:p>327.5</text:p>
          </table:table-cell>
          <table:table-cell table:formula="of:=[.X195]*1000000" office:value-type="float" office:value="38.202">
            <text:p>38.202</text:p>
          </table:table-cell>
          <table:table-cell table:formula="of:=[.Y195]*1000000" office:value-type="float" office:value="1005.3">
            <text:p>1005.3</text:p>
          </table:table-cell>
          <table:table-cell table:formula="of:=[.Z195]*1000000" office:value-type="float" office:value="20.172">
            <text:p>20.172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2.3224E-025">
            <text:p>-2.3224E-025</text:p>
          </table:table-cell>
          <table:table-cell table:formula="of:=[.AC195]*1000000" office:value-type="float" office:value="0.000000000000033061">
            <text:p>3.3061E-014</text:p>
          </table:table-cell>
          <table:table-cell office:value-type="float" office:value="0.0003275">
            <text:p>0.0003275</text:p>
          </table:table-cell>
          <table:table-cell table:style-name="ce1" office:value-type="string">
            <text:p>3.8206e-05</text:p>
          </table:table-cell>
          <table:table-cell office:value-type="float" office:value="0.0010053">
            <text:p>0.0010053</text:p>
          </table:table-cell>
          <table:table-cell table:style-name="ce1" office:value-type="string">
            <text:p>1.4325e-06</text:p>
          </table:table-cell>
          <table:table-cell table:style-name="ce1" office:value-type="string">
            <text:p>4.1368e-08</text:p>
          </table:table-cell>
          <table:table-cell table:style-name="ce1" office:value-type="string">
            <text:p>-3.9063e-35</text:p>
          </table:table-cell>
          <table:table-cell table:style-name="ce1" office:value-type="string">
            <text:p>3.3061e-20</text:p>
          </table:table-cell>
          <table:table-cell office:value-type="float" office:value="0.0003275">
            <text:p>0.0003275</text:p>
          </table:table-cell>
          <table:table-cell table:style-name="ce1" office:value-type="string">
            <text:p>3.8202e-05</text:p>
          </table:table-cell>
          <table:table-cell office:value-type="float" office:value="0.0010053">
            <text:p>0.0010053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224e-31</text:p>
          </table:table-cell>
          <table:table-cell table:style-name="ce1" office:value-type="string">
            <text:p>3.3061e-20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325.51">
            <text:p>325.51</text:p>
          </table:table-cell>
          <table:table-cell table:formula="of:=[.Q196]*1000000" office:value-type="float" office:value="37.9">
            <text:p>37.9</text:p>
          </table:table-cell>
          <table:table-cell table:formula="of:=[.R196]*1000000" office:value-type="float" office:value="1007.6">
            <text:p>1007.6</text:p>
          </table:table-cell>
          <table:table-cell table:formula="of:=[.S196]*1000000" office:value-type="float" office:value="1.4012">
            <text:p>1.4012</text:p>
          </table:table-cell>
          <table:table-cell table:formula="of:=[.T196]*1000000" office:value-type="float" office:value="0.041437">
            <text:p>0.041437</text:p>
          </table:table-cell>
          <table:table-cell table:formula="of:=[.U196]*1000000" office:value-type="float" office:value="-2.1078E-029">
            <text:p>-2.1078E-029</text:p>
          </table:table-cell>
          <table:table-cell table:formula="of:=[.V196]*1000000" office:value-type="float" office:value="0.000000000000032236">
            <text:p>3.2236E-014</text:p>
          </table:table-cell>
          <table:table-cell table:formula="of:=[.W196]*1000000" office:value-type="float" office:value="325.5">
            <text:p>325.5</text:p>
          </table:table-cell>
          <table:table-cell table:formula="of:=[.X196]*1000000" office:value-type="float" office:value="37.896">
            <text:p>37.896</text:p>
          </table:table-cell>
          <table:table-cell table:formula="of:=[.Y196]*1000000" office:value-type="float" office:value="1007.6">
            <text:p>1007.6</text:p>
          </table:table-cell>
          <table:table-cell table:formula="of:=[.Z196]*1000000" office:value-type="float" office:value="20.172">
            <text:p>20.172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-8.3151E-026">
            <text:p>-8.3151E-026</text:p>
          </table:table-cell>
          <table:table-cell table:formula="of:=[.AC196]*1000000" office:value-type="float" office:value="0.000000000000032235">
            <text:p>3.2235E-014</text:p>
          </table:table-cell>
          <table:table-cell office:value-type="float" office:value="0.00032551">
            <text:p>0.00032551</text:p>
          </table:table-cell>
          <table:table-cell table:style-name="ce1" office:value-type="string">
            <text:p>3.79e-05</text:p>
          </table:table-cell>
          <table:table-cell office:value-type="float" office:value="0.0010076">
            <text:p>0.0010076</text:p>
          </table:table-cell>
          <table:table-cell table:style-name="ce1" office:value-type="string">
            <text:p>1.4012e-06</text:p>
          </table:table-cell>
          <table:table-cell table:style-name="ce1" office:value-type="string">
            <text:p>4.1437e-08</text:p>
          </table:table-cell>
          <table:table-cell table:style-name="ce1" office:value-type="string">
            <text:p>-2.1078e-35</text:p>
          </table:table-cell>
          <table:table-cell table:style-name="ce1" office:value-type="string">
            <text:p>3.2236e-20</text:p>
          </table:table-cell>
          <table:table-cell office:value-type="float" office:value="0.0003255">
            <text:p>0.0003255</text:p>
          </table:table-cell>
          <table:table-cell table:style-name="ce1" office:value-type="string">
            <text:p>3.7896e-05</text:p>
          </table:table-cell>
          <table:table-cell office:value-type="float" office:value="0.0010076">
            <text:p>0.001007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3151e-32</text:p>
          </table:table-cell>
          <table:table-cell table:style-name="ce1" office:value-type="string">
            <text:p>3.2235e-20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323.53">
            <text:p>323.53</text:p>
          </table:table-cell>
          <table:table-cell table:formula="of:=[.Q197]*1000000" office:value-type="float" office:value="37.596">
            <text:p>37.596</text:p>
          </table:table-cell>
          <table:table-cell table:formula="of:=[.R197]*1000000" office:value-type="float" office:value="1009.9">
            <text:p>1009.9</text:p>
          </table:table-cell>
          <table:table-cell table:formula="of:=[.S197]*1000000" office:value-type="float" office:value="1.3705">
            <text:p>1.3705</text:p>
          </table:table-cell>
          <table:table-cell table:formula="of:=[.T197]*1000000" office:value-type="float" office:value="0.041505">
            <text:p>0.041505</text:p>
          </table:table-cell>
          <table:table-cell table:formula="of:=[.U197]*1000000" office:value-type="float" office:value="-1.142E-029">
            <text:p>-1.142E-029</text:p>
          </table:table-cell>
          <table:table-cell table:formula="of:=[.V197]*1000000" office:value-type="float" office:value="0.000000000000031435">
            <text:p>3.1435E-014</text:p>
          </table:table-cell>
          <table:table-cell table:formula="of:=[.W197]*1000000" office:value-type="float" office:value="323.53">
            <text:p>323.53</text:p>
          </table:table-cell>
          <table:table-cell table:formula="of:=[.X197]*1000000" office:value-type="float" office:value="37.593">
            <text:p>37.593</text:p>
          </table:table-cell>
          <table:table-cell table:formula="of:=[.Y197]*1000000" office:value-type="float" office:value="1009.9">
            <text:p>1009.9</text:p>
          </table:table-cell>
          <table:table-cell table:formula="of:=[.Z197]*1000000" office:value-type="float" office:value="20.172">
            <text:p>20.172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-2.4711E-026">
            <text:p>-2.4711E-026</text:p>
          </table:table-cell>
          <table:table-cell table:formula="of:=[.AC197]*1000000" office:value-type="float" office:value="0.000000000000031435">
            <text:p>3.1435E-014</text:p>
          </table:table-cell>
          <table:table-cell office:value-type="float" office:value="0.00032353">
            <text:p>0.00032353</text:p>
          </table:table-cell>
          <table:table-cell table:style-name="ce1" office:value-type="string">
            <text:p>3.7596e-05</text:p>
          </table:table-cell>
          <table:table-cell office:value-type="float" office:value="0.0010099">
            <text:p>0.0010099</text:p>
          </table:table-cell>
          <table:table-cell table:style-name="ce1" office:value-type="string">
            <text:p>1.3705e-06</text:p>
          </table:table-cell>
          <table:table-cell table:style-name="ce1" office:value-type="string">
            <text:p>4.1505e-08</text:p>
          </table:table-cell>
          <table:table-cell table:style-name="ce1" office:value-type="string">
            <text:p>-1.142e-35</text:p>
          </table:table-cell>
          <table:table-cell table:style-name="ce1" office:value-type="string">
            <text:p>3.1435e-20</text:p>
          </table:table-cell>
          <table:table-cell office:value-type="float" office:value="0.00032353">
            <text:p>0.00032353</text:p>
          </table:table-cell>
          <table:table-cell table:style-name="ce1" office:value-type="string">
            <text:p>3.7593e-05</text:p>
          </table:table-cell>
          <table:table-cell office:value-type="float" office:value="0.0010099">
            <text:p>0.0010099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711e-32</text:p>
          </table:table-cell>
          <table:table-cell table:style-name="ce1" office:value-type="string">
            <text:p>3.1435e-20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321.58">
            <text:p>321.58</text:p>
          </table:table-cell>
          <table:table-cell table:formula="of:=[.Q198]*1000000" office:value-type="float" office:value="37.295">
            <text:p>37.295</text:p>
          </table:table-cell>
          <table:table-cell table:formula="of:=[.R198]*1000000" office:value-type="float" office:value="1012.2">
            <text:p>1012.2</text:p>
          </table:table-cell>
          <table:table-cell table:formula="of:=[.S198]*1000000" office:value-type="float" office:value="1.3404">
            <text:p>1.3404</text:p>
          </table:table-cell>
          <table:table-cell table:formula="of:=[.T198]*1000000" office:value-type="float" office:value="0.041574">
            <text:p>0.041574</text:p>
          </table:table-cell>
          <table:table-cell table:formula="of:=[.U198]*1000000" office:value-type="float" office:value="-6.2123E-030">
            <text:p>-6.2123E-030</text:p>
          </table:table-cell>
          <table:table-cell table:formula="of:=[.V198]*1000000" office:value-type="float" office:value="0.000000000000030659">
            <text:p>3.0659E-014</text:p>
          </table:table-cell>
          <table:table-cell table:formula="of:=[.W198]*1000000" office:value-type="float" office:value="321.57">
            <text:p>321.57</text:p>
          </table:table-cell>
          <table:table-cell table:formula="of:=[.X198]*1000000" office:value-type="float" office:value="37.291">
            <text:p>37.291</text:p>
          </table:table-cell>
          <table:table-cell table:formula="of:=[.Y198]*1000000" office:value-type="float" office:value="1012.1">
            <text:p>1012.1</text:p>
          </table:table-cell>
          <table:table-cell table:formula="of:=[.Z198]*1000000" office:value-type="float" office:value="20.172">
            <text:p>20.172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-7.8032E-027">
            <text:p>-7.8032E-027</text:p>
          </table:table-cell>
          <table:table-cell table:formula="of:=[.AC198]*1000000" office:value-type="float" office:value="0.000000000000030659">
            <text:p>3.0659E-014</text:p>
          </table:table-cell>
          <table:table-cell office:value-type="float" office:value="0.00032158">
            <text:p>0.00032158</text:p>
          </table:table-cell>
          <table:table-cell table:style-name="ce1" office:value-type="string">
            <text:p>3.7295e-05</text:p>
          </table:table-cell>
          <table:table-cell office:value-type="float" office:value="0.0010122">
            <text:p>0.0010122</text:p>
          </table:table-cell>
          <table:table-cell table:style-name="ce1" office:value-type="string">
            <text:p>1.3404e-06</text:p>
          </table:table-cell>
          <table:table-cell table:style-name="ce1" office:value-type="string">
            <text:p>4.1574e-08</text:p>
          </table:table-cell>
          <table:table-cell table:style-name="ce1" office:value-type="string">
            <text:p>-6.2123e-36</text:p>
          </table:table-cell>
          <table:table-cell table:style-name="ce1" office:value-type="string">
            <text:p>3.0659e-20</text:p>
          </table:table-cell>
          <table:table-cell office:value-type="float" office:value="0.00032157">
            <text:p>0.00032157</text:p>
          </table:table-cell>
          <table:table-cell table:style-name="ce1" office:value-type="string">
            <text:p>3.7291e-05</text:p>
          </table:table-cell>
          <table:table-cell office:value-type="float" office:value="0.0010121">
            <text:p>0.001012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8032e-33</text:p>
          </table:table-cell>
          <table:table-cell table:style-name="ce1" office:value-type="string">
            <text:p>3.0659e-20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319.64">
            <text:p>319.64</text:p>
          </table:table-cell>
          <table:table-cell table:formula="of:=[.Q199]*1000000" office:value-type="float" office:value="36.995">
            <text:p>36.995</text:p>
          </table:table-cell>
          <table:table-cell table:formula="of:=[.R199]*1000000" office:value-type="float" office:value="1014.4">
            <text:p>1014.4</text:p>
          </table:table-cell>
          <table:table-cell table:formula="of:=[.S199]*1000000" office:value-type="float" office:value="1.3109">
            <text:p>1.3109</text:p>
          </table:table-cell>
          <table:table-cell table:formula="of:=[.T199]*1000000" office:value-type="float" office:value="0.041643">
            <text:p>0.041643</text:p>
          </table:table-cell>
          <table:table-cell table:formula="of:=[.U199]*1000000" office:value-type="float" office:value="-3.3931E-030">
            <text:p>-3.3931E-030</text:p>
          </table:table-cell>
          <table:table-cell table:formula="of:=[.V199]*1000000" office:value-type="float" office:value="0.000000000000029907">
            <text:p>2.9907E-014</text:p>
          </table:table-cell>
          <table:table-cell table:formula="of:=[.W199]*1000000" office:value-type="float" office:value="319.63">
            <text:p>319.63</text:p>
          </table:table-cell>
          <table:table-cell table:formula="of:=[.X199]*1000000" office:value-type="float" office:value="36.992">
            <text:p>36.992</text:p>
          </table:table-cell>
          <table:table-cell table:formula="of:=[.Y199]*1000000" office:value-type="float" office:value="1014.4">
            <text:p>1014.4</text:p>
          </table:table-cell>
          <table:table-cell table:formula="of:=[.Z199]*1000000" office:value-type="float" office:value="20.172">
            <text:p>20.172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-2.8469E-027">
            <text:p>-2.8469E-027</text:p>
          </table:table-cell>
          <table:table-cell table:formula="of:=[.AC199]*1000000" office:value-type="float" office:value="0.000000000000029906">
            <text:p>2.9906E-014</text:p>
          </table:table-cell>
          <table:table-cell office:value-type="float" office:value="0.00031964">
            <text:p>0.00031964</text:p>
          </table:table-cell>
          <table:table-cell table:style-name="ce1" office:value-type="string">
            <text:p>3.6995e-05</text:p>
          </table:table-cell>
          <table:table-cell office:value-type="float" office:value="0.0010144">
            <text:p>0.0010144</text:p>
          </table:table-cell>
          <table:table-cell table:style-name="ce1" office:value-type="string">
            <text:p>1.3109e-06</text:p>
          </table:table-cell>
          <table:table-cell table:style-name="ce1" office:value-type="string">
            <text:p>4.1643e-08</text:p>
          </table:table-cell>
          <table:table-cell table:style-name="ce1" office:value-type="string">
            <text:p>-3.3931e-36</text:p>
          </table:table-cell>
          <table:table-cell table:style-name="ce1" office:value-type="string">
            <text:p>2.9907e-20</text:p>
          </table:table-cell>
          <table:table-cell office:value-type="float" office:value="0.00031963">
            <text:p>0.00031963</text:p>
          </table:table-cell>
          <table:table-cell table:style-name="ce1" office:value-type="string">
            <text:p>3.6992e-05</text:p>
          </table:table-cell>
          <table:table-cell office:value-type="float" office:value="0.0010144">
            <text:p>0.0010144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469e-33</text:p>
          </table:table-cell>
          <table:table-cell table:style-name="ce1" office:value-type="string">
            <text:p>2.9906e-20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317.72">
            <text:p>317.72</text:p>
          </table:table-cell>
          <table:table-cell table:formula="of:=[.Q200]*1000000" office:value-type="float" office:value="36.698">
            <text:p>36.698</text:p>
          </table:table-cell>
          <table:table-cell table:formula="of:=[.R200]*1000000" office:value-type="float" office:value="1016.7">
            <text:p>1016.7</text:p>
          </table:table-cell>
          <table:table-cell table:formula="of:=[.S200]*1000000" office:value-type="float" office:value="1.282">
            <text:p>1.282</text:p>
          </table:table-cell>
          <table:table-cell table:formula="of:=[.T200]*1000000" office:value-type="float" office:value="0.041712">
            <text:p>0.041712</text:p>
          </table:table-cell>
          <table:table-cell table:formula="of:=[.U200]*1000000" office:value-type="float" office:value="-1.8607E-030">
            <text:p>-1.8607E-030</text:p>
          </table:table-cell>
          <table:table-cell table:formula="of:=[.V200]*1000000" office:value-type="float" office:value="0.000000000000029177">
            <text:p>2.9177E-014</text:p>
          </table:table-cell>
          <table:table-cell table:formula="of:=[.W200]*1000000" office:value-type="float" office:value="317.71">
            <text:p>317.71</text:p>
          </table:table-cell>
          <table:table-cell table:formula="of:=[.X200]*1000000" office:value-type="float" office:value="36.695">
            <text:p>36.695</text:p>
          </table:table-cell>
          <table:table-cell table:formula="of:=[.Y200]*1000000" office:value-type="float" office:value="1016.6">
            <text:p>1016.6</text:p>
          </table:table-cell>
          <table:table-cell table:formula="of:=[.Z200]*1000000" office:value-type="float" office:value="20.172">
            <text:p>20.172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-1.109E-027">
            <text:p>-1.109E-027</text:p>
          </table:table-cell>
          <table:table-cell table:formula="of:=[.AC200]*1000000" office:value-type="float" office:value="0.000000000000029177">
            <text:p>2.9177E-014</text:p>
          </table:table-cell>
          <table:table-cell office:value-type="float" office:value="0.00031772">
            <text:p>0.00031772</text:p>
          </table:table-cell>
          <table:table-cell table:style-name="ce1" office:value-type="string">
            <text:p>3.6698e-05</text:p>
          </table:table-cell>
          <table:table-cell office:value-type="float" office:value="0.0010167">
            <text:p>0.0010167</text:p>
          </table:table-cell>
          <table:table-cell table:style-name="ce1" office:value-type="string">
            <text:p>1.282e-06</text:p>
          </table:table-cell>
          <table:table-cell table:style-name="ce1" office:value-type="string">
            <text:p>4.1712e-08</text:p>
          </table:table-cell>
          <table:table-cell table:style-name="ce1" office:value-type="string">
            <text:p>-1.8607e-36</text:p>
          </table:table-cell>
          <table:table-cell table:style-name="ce1" office:value-type="string">
            <text:p>2.9177e-20</text:p>
          </table:table-cell>
          <table:table-cell office:value-type="float" office:value="0.00031771">
            <text:p>0.00031771</text:p>
          </table:table-cell>
          <table:table-cell table:style-name="ce1" office:value-type="string">
            <text:p>3.6695e-05</text:p>
          </table:table-cell>
          <table:table-cell office:value-type="float" office:value="0.0010166">
            <text:p>0.0010166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9e-33</text:p>
          </table:table-cell>
          <table:table-cell table:style-name="ce1" office:value-type="string">
            <text:p>2.9177e-20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315.81">
            <text:p>315.81</text:p>
          </table:table-cell>
          <table:table-cell table:formula="of:=[.Q201]*1000000" office:value-type="float" office:value="36.403">
            <text:p>36.403</text:p>
          </table:table-cell>
          <table:table-cell table:formula="of:=[.R201]*1000000" office:value-type="float" office:value="1018.9">
            <text:p>1018.9</text:p>
          </table:table-cell>
          <table:table-cell table:formula="of:=[.S201]*1000000" office:value-type="float" office:value="1.2537">
            <text:p>1.2537</text:p>
          </table:table-cell>
          <table:table-cell table:formula="of:=[.T201]*1000000" office:value-type="float" office:value="0.041781">
            <text:p>0.041781</text:p>
          </table:table-cell>
          <table:table-cell table:formula="of:=[.U201]*1000000" office:value-type="float" office:value="-1.0245E-030">
            <text:p>-1.0245E-030</text:p>
          </table:table-cell>
          <table:table-cell table:formula="of:=[.V201]*1000000" office:value-type="float" office:value="0.00000000000002847">
            <text:p>2.847E-014</text:p>
          </table:table-cell>
          <table:table-cell table:formula="of:=[.W201]*1000000" office:value-type="float" office:value="315.81">
            <text:p>315.81</text:p>
          </table:table-cell>
          <table:table-cell table:formula="of:=[.X201]*1000000" office:value-type="float" office:value="36.4">
            <text:p>36.4</text:p>
          </table:table-cell>
          <table:table-cell table:formula="of:=[.Y201]*1000000" office:value-type="float" office:value="1018.8">
            <text:p>1018.8</text:p>
          </table:table-cell>
          <table:table-cell table:formula="of:=[.Z201]*1000000" office:value-type="float" office:value="20.172">
            <text:p>20.172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-4.6435E-028">
            <text:p>-4.6435E-028</text:p>
          </table:table-cell>
          <table:table-cell table:formula="of:=[.AC201]*1000000" office:value-type="float" office:value="0.00000000000002847">
            <text:p>2.847E-014</text:p>
          </table:table-cell>
          <table:table-cell office:value-type="float" office:value="0.00031581">
            <text:p>0.00031581</text:p>
          </table:table-cell>
          <table:table-cell table:style-name="ce1" office:value-type="string">
            <text:p>3.6403e-05</text:p>
          </table:table-cell>
          <table:table-cell office:value-type="float" office:value="0.0010189">
            <text:p>0.0010189</text:p>
          </table:table-cell>
          <table:table-cell table:style-name="ce1" office:value-type="string">
            <text:p>1.2537e-06</text:p>
          </table:table-cell>
          <table:table-cell table:style-name="ce1" office:value-type="string">
            <text:p>4.1781e-08</text:p>
          </table:table-cell>
          <table:table-cell table:style-name="ce1" office:value-type="string">
            <text:p>-1.0245e-36</text:p>
          </table:table-cell>
          <table:table-cell table:style-name="ce1" office:value-type="string">
            <text:p>2.847e-20</text:p>
          </table:table-cell>
          <table:table-cell office:value-type="float" office:value="0.00031581">
            <text:p>0.00031581</text:p>
          </table:table-cell>
          <table:table-cell table:style-name="ce1" office:value-type="string">
            <text:p>3.64e-05</text:p>
          </table:table-cell>
          <table:table-cell office:value-type="float" office:value="0.0010188">
            <text:p>0.001018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435e-34</text:p>
          </table:table-cell>
          <table:table-cell table:style-name="ce1" office:value-type="string">
            <text:p>2.847e-20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313.93">
            <text:p>313.93</text:p>
          </table:table-cell>
          <table:table-cell table:formula="of:=[.Q202]*1000000" office:value-type="float" office:value="36.11">
            <text:p>36.11</text:p>
          </table:table-cell>
          <table:table-cell table:formula="of:=[.R202]*1000000" office:value-type="float" office:value="1021.1">
            <text:p>1021.1</text:p>
          </table:table-cell>
          <table:table-cell table:formula="of:=[.S202]*1000000" office:value-type="float" office:value="1.2259">
            <text:p>1.2259</text:p>
          </table:table-cell>
          <table:table-cell table:formula="of:=[.T202]*1000000" office:value-type="float" office:value="0.041851">
            <text:p>0.041851</text:p>
          </table:table-cell>
          <table:table-cell table:formula="of:=[.U202]*1000000" office:value-type="float" office:value="-5.6628E-031">
            <text:p>-5.6628E-031</text:p>
          </table:table-cell>
          <table:table-cell table:formula="of:=[.V202]*1000000" office:value-type="float" office:value="0.000000000000027785">
            <text:p>2.7785E-014</text:p>
          </table:table-cell>
          <table:table-cell table:formula="of:=[.W202]*1000000" office:value-type="float" office:value="313.92">
            <text:p>313.92</text:p>
          </table:table-cell>
          <table:table-cell table:formula="of:=[.X202]*1000000" office:value-type="float" office:value="36.107">
            <text:p>36.107</text:p>
          </table:table-cell>
          <table:table-cell table:formula="of:=[.Y202]*1000000" office:value-type="float" office:value="1021">
            <text:p>1021</text:p>
          </table:table-cell>
          <table:table-cell table:formula="of:=[.Z202]*1000000" office:value-type="float" office:value="20.172">
            <text:p>20.172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-2.089E-028">
            <text:p>-2.089E-028</text:p>
          </table:table-cell>
          <table:table-cell table:formula="of:=[.AC202]*1000000" office:value-type="float" office:value="0.000000000000027784">
            <text:p>2.7784E-014</text:p>
          </table:table-cell>
          <table:table-cell office:value-type="float" office:value="0.00031393">
            <text:p>0.00031393</text:p>
          </table:table-cell>
          <table:table-cell table:style-name="ce1" office:value-type="string">
            <text:p>3.611e-05</text:p>
          </table:table-cell>
          <table:table-cell office:value-type="float" office:value="0.0010211">
            <text:p>0.0010211</text:p>
          </table:table-cell>
          <table:table-cell table:style-name="ce1" office:value-type="string">
            <text:p>1.2259e-06</text:p>
          </table:table-cell>
          <table:table-cell table:style-name="ce1" office:value-type="string">
            <text:p>4.1851e-08</text:p>
          </table:table-cell>
          <table:table-cell table:style-name="ce1" office:value-type="string">
            <text:p>-5.6628e-37</text:p>
          </table:table-cell>
          <table:table-cell table:style-name="ce1" office:value-type="string">
            <text:p>2.7785e-20</text:p>
          </table:table-cell>
          <table:table-cell office:value-type="float" office:value="0.00031392">
            <text:p>0.00031392</text:p>
          </table:table-cell>
          <table:table-cell table:style-name="ce1" office:value-type="string">
            <text:p>3.6107e-05</text:p>
          </table:table-cell>
          <table:table-cell office:value-type="float" office:value="0.001021">
            <text:p>0.001021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89e-34</text:p>
          </table:table-cell>
          <table:table-cell table:style-name="ce1" office:value-type="string">
            <text:p>2.7784e-20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I1:'30 percent'.I1 '30 percent'.I2:'30 percent'.I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J1:'30 percent'.J1 '30 percent'.J2:'30 percent'.J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K1:'30 percent'.K1 '30 percent'.K2:'30 percent'.K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0015">
            <text:p>1.5E-009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0015">
            <text:p>1.5E-009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5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5.1">
            <text:p>1395.1</text:p>
          </table:table-cell>
          <table:table-cell table:formula="of:=[.Q3]*1000000" office:value-type="float" office:value="0.000026977">
            <text:p>0.000026977</text:p>
          </table:table-cell>
          <table:table-cell table:formula="of:=[.R3]*1000000" office:value-type="float" office:value="0.0000017038">
            <text:p>1.7038E-006</text:p>
          </table:table-cell>
          <table:table-cell table:formula="of:=[.S3]*1000000" office:value-type="float" office:value="0.000026294">
            <text:p>0.000026294</text:p>
          </table:table-cell>
          <table:table-cell table:formula="of:=[.T3]*1000000" office:value-type="float" office:value="0.000000025337">
            <text:p>2.5337E-008</text:p>
          </table:table-cell>
          <table:table-cell table:formula="of:=[.U3]*1000000" office:value-type="float" office:value="17.55">
            <text:p>17.55</text:p>
          </table:table-cell>
          <table:table-cell table:formula="of:=[.V3]*1000000" office:value-type="float" office:value="0.0000000010707">
            <text:p>1.0707E-009</text:p>
          </table:table-cell>
          <table:table-cell table:formula="of:=[.W3]*1000000" office:value-type="float" office:value="1395.1">
            <text:p>1395.1</text:p>
          </table:table-cell>
          <table:table-cell table:formula="of:=[.X3]*1000000" office:value-type="float" office:value="0.000026985">
            <text:p>0.000026985</text:p>
          </table:table-cell>
          <table:table-cell table:formula="of:=[.Y3]*1000000" office:value-type="float" office:value="0.000001705">
            <text:p>0.000001705</text:p>
          </table:table-cell>
          <table:table-cell table:formula="of:=[.Z3]*1000000" office:value-type="float" office:value="0.0000263">
            <text:p>0.0000263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7.55">
            <text:p>17.55</text:p>
          </table:table-cell>
          <table:table-cell table:formula="of:=[.AC3]*1000000" office:value-type="float" office:value="0.0000000010707">
            <text:p>1.0707E-009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6977e-11</text:p>
          </table:table-cell>
          <table:table-cell table:style-name="ce1" office:value-type="string">
            <text:p>1.7038e-12</text:p>
          </table:table-cell>
          <table:table-cell table:style-name="ce1" office:value-type="string">
            <text:p>2.6294e-11</text:p>
          </table:table-cell>
          <table:table-cell table:style-name="ce1" office:value-type="string">
            <text:p>2.5337e-14</text:p>
          </table:table-cell>
          <table:table-cell table:style-name="ce1" office:value-type="string">
            <text:p>1.755e-05</text:p>
          </table:table-cell>
          <table:table-cell table:style-name="ce1" office:value-type="string">
            <text:p>1.0707e-15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6985e-11</text:p>
          </table:table-cell>
          <table:table-cell table:style-name="ce1" office:value-type="string">
            <text:p>1.705e-12</text:p>
          </table:table-cell>
          <table:table-cell table:style-name="ce1" office:value-type="string">
            <text:p>2.63e-11</text:p>
          </table:table-cell>
          <table:table-cell office:value-type="float" office:value="0">
            <text:p>0</text:p>
          </table:table-cell>
          <table:table-cell table:style-name="ce1" office:value-type="string">
            <text:p>1.755e-05</text:p>
          </table:table-cell>
          <table:table-cell table:style-name="ce1" office:value-type="string">
            <text:p>1.0707e-15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5.9">
            <text:p>1395.9</text:p>
          </table:table-cell>
          <table:table-cell table:formula="of:=[.Q4]*1000000" office:value-type="float" office:value="0.00012416">
            <text:p>0.00012416</text:p>
          </table:table-cell>
          <table:table-cell table:formula="of:=[.R4]*1000000" office:value-type="float" office:value="0.000015919">
            <text:p>0.000015919</text:p>
          </table:table-cell>
          <table:table-cell table:formula="of:=[.S4]*1000000" office:value-type="float" office:value="0.00037724">
            <text:p>0.00037724</text:p>
          </table:table-cell>
          <table:table-cell table:formula="of:=[.T4]*1000000" office:value-type="float" office:value="0.00000024721">
            <text:p>2.4721E-007</text:p>
          </table:table-cell>
          <table:table-cell table:formula="of:=[.U4]*1000000" office:value-type="float" office:value="16.67">
            <text:p>16.67</text:p>
          </table:table-cell>
          <table:table-cell table:formula="of:=[.V4]*1000000" office:value-type="float" office:value="0.00000000077348">
            <text:p>7.7348E-010</text:p>
          </table:table-cell>
          <table:table-cell table:formula="of:=[.W4]*1000000" office:value-type="float" office:value="1395.9">
            <text:p>1395.9</text:p>
          </table:table-cell>
          <table:table-cell table:formula="of:=[.X4]*1000000" office:value-type="float" office:value="0.0001242">
            <text:p>0.0001242</text:p>
          </table:table-cell>
          <table:table-cell table:formula="of:=[.Y4]*1000000" office:value-type="float" office:value="0.000015929">
            <text:p>0.000015929</text:p>
          </table:table-cell>
          <table:table-cell table:formula="of:=[.Z4]*1000000" office:value-type="float" office:value="0.00037736">
            <text:p>0.00037736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6.67">
            <text:p>16.67</text:p>
          </table:table-cell>
          <table:table-cell table:formula="of:=[.AC4]*1000000" office:value-type="float" office:value="0.00000000077348">
            <text:p>7.7348E-010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1.2416e-10</text:p>
          </table:table-cell>
          <table:table-cell table:style-name="ce1" office:value-type="string">
            <text:p>1.5919e-11</text:p>
          </table:table-cell>
          <table:table-cell table:style-name="ce1" office:value-type="string">
            <text:p>3.7724e-10</text:p>
          </table:table-cell>
          <table:table-cell table:style-name="ce1" office:value-type="string">
            <text:p>2.4721e-13</text:p>
          </table:table-cell>
          <table:table-cell table:style-name="ce1" office:value-type="string">
            <text:p>1.667e-05</text:p>
          </table:table-cell>
          <table:table-cell table:style-name="ce1" office:value-type="string">
            <text:p>7.7348e-16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1.242e-10</text:p>
          </table:table-cell>
          <table:table-cell table:style-name="ce1" office:value-type="string">
            <text:p>1.5929e-11</text:p>
          </table:table-cell>
          <table:table-cell table:style-name="ce1" office:value-type="string">
            <text:p>3.7736e-10</text:p>
          </table:table-cell>
          <table:table-cell office:value-type="float" office:value="0">
            <text:p>0</text:p>
          </table:table-cell>
          <table:table-cell table:style-name="ce1" office:value-type="string">
            <text:p>1.667e-05</text:p>
          </table:table-cell>
          <table:table-cell table:style-name="ce1" office:value-type="string">
            <text:p>7.7348e-16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6.4">
            <text:p>1396.4</text:p>
          </table:table-cell>
          <table:table-cell table:formula="of:=[.Q5]*1000000" office:value-type="float" office:value="0.00029014">
            <text:p>0.00029014</text:p>
          </table:table-cell>
          <table:table-cell table:formula="of:=[.R5]*1000000" office:value-type="float" office:value="0.000055101">
            <text:p>0.000055101</text:p>
          </table:table-cell>
          <table:table-cell table:formula="of:=[.S5]*1000000" office:value-type="float" office:value="0.0016343">
            <text:p>0.0016343</text:p>
          </table:table-cell>
          <table:table-cell table:formula="of:=[.T5]*1000000" office:value-type="float" office:value="0.00000082363">
            <text:p>8.2363E-007</text:p>
          </table:table-cell>
          <table:table-cell table:formula="of:=[.U5]*1000000" office:value-type="float" office:value="15.949">
            <text:p>15.949</text:p>
          </table:table-cell>
          <table:table-cell table:formula="of:=[.V5]*1000000" office:value-type="float" office:value="0.00000000056854">
            <text:p>5.6854E-010</text:p>
          </table:table-cell>
          <table:table-cell table:formula="of:=[.W5]*1000000" office:value-type="float" office:value="1396.4">
            <text:p>1396.4</text:p>
          </table:table-cell>
          <table:table-cell table:formula="of:=[.X5]*1000000" office:value-type="float" office:value="0.00029025">
            <text:p>0.00029025</text:p>
          </table:table-cell>
          <table:table-cell table:formula="of:=[.Y5]*1000000" office:value-type="float" office:value="0.000055131">
            <text:p>0.000055131</text:p>
          </table:table-cell>
          <table:table-cell table:formula="of:=[.Z5]*1000000" office:value-type="float" office:value="0.0016348">
            <text:p>0.0016348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5.949">
            <text:p>15.949</text:p>
          </table:table-cell>
          <table:table-cell table:formula="of:=[.AC5]*1000000" office:value-type="float" office:value="0.00000000056854">
            <text:p>5.6854E-010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2.9014e-10</text:p>
          </table:table-cell>
          <table:table-cell table:style-name="ce1" office:value-type="string">
            <text:p>5.5101e-11</text:p>
          </table:table-cell>
          <table:table-cell table:style-name="ce1" office:value-type="string">
            <text:p>1.6343e-09</text:p>
          </table:table-cell>
          <table:table-cell table:style-name="ce1" office:value-type="string">
            <text:p>8.2363e-13</text:p>
          </table:table-cell>
          <table:table-cell table:style-name="ce1" office:value-type="string">
            <text:p>1.5949e-05</text:p>
          </table:table-cell>
          <table:table-cell table:style-name="ce1" office:value-type="string">
            <text:p>5.6854e-16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2.9025e-10</text:p>
          </table:table-cell>
          <table:table-cell table:style-name="ce1" office:value-type="string">
            <text:p>5.5131e-11</text:p>
          </table:table-cell>
          <table:table-cell table:style-name="ce1" office:value-type="string">
            <text:p>1.6348e-09</text:p>
          </table:table-cell>
          <table:table-cell office:value-type="float" office:value="0">
            <text:p>0</text:p>
          </table:table-cell>
          <table:table-cell table:style-name="ce1" office:value-type="string">
            <text:p>1.5949e-05</text:p>
          </table:table-cell>
          <table:table-cell table:style-name="ce1" office:value-type="string">
            <text:p>5.6854e-16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6.7">
            <text:p>1396.7</text:p>
          </table:table-cell>
          <table:table-cell table:formula="of:=[.Q6]*1000000" office:value-type="float" office:value="0.00054207">
            <text:p>0.00054207</text:p>
          </table:table-cell>
          <table:table-cell table:formula="of:=[.R6]*1000000" office:value-type="float" office:value="0.00013113">
            <text:p>0.00013113</text:p>
          </table:table-cell>
          <table:table-cell table:formula="of:=[.S6]*1000000" office:value-type="float" office:value="0.0044449">
            <text:p>0.0044449</text:p>
          </table:table-cell>
          <table:table-cell table:formula="of:=[.T6]*1000000" office:value-type="float" office:value="0.0000018738">
            <text:p>1.8738E-006</text:p>
          </table:table-cell>
          <table:table-cell table:formula="of:=[.U6]*1000000" office:value-type="float" office:value="15.42">
            <text:p>15.42</text:p>
          </table:table-cell>
          <table:table-cell table:formula="of:=[.V6]*1000000" office:value-type="float" office:value="0.00000000042792">
            <text:p>4.2792E-010</text:p>
          </table:table-cell>
          <table:table-cell table:formula="of:=[.W6]*1000000" office:value-type="float" office:value="1396.7">
            <text:p>1396.7</text:p>
          </table:table-cell>
          <table:table-cell table:formula="of:=[.X6]*1000000" office:value-type="float" office:value="0.00054227">
            <text:p>0.00054227</text:p>
          </table:table-cell>
          <table:table-cell table:formula="of:=[.Y6]*1000000" office:value-type="float" office:value="0.0001312">
            <text:p>0.0001312</text:p>
          </table:table-cell>
          <table:table-cell table:formula="of:=[.Z6]*1000000" office:value-type="float" office:value="0.0044463">
            <text:p>0.0044463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5.42">
            <text:p>15.42</text:p>
          </table:table-cell>
          <table:table-cell table:formula="of:=[.AC6]*1000000" office:value-type="float" office:value="0.00000000042792">
            <text:p>4.2792E-010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5.4207e-10</text:p>
          </table:table-cell>
          <table:table-cell table:style-name="ce1" office:value-type="string">
            <text:p>1.3113e-10</text:p>
          </table:table-cell>
          <table:table-cell table:style-name="ce1" office:value-type="string">
            <text:p>4.4449e-09</text:p>
          </table:table-cell>
          <table:table-cell table:style-name="ce1" office:value-type="string">
            <text:p>1.8738e-12</text:p>
          </table:table-cell>
          <table:table-cell table:style-name="ce1" office:value-type="string">
            <text:p>1.542e-05</text:p>
          </table:table-cell>
          <table:table-cell table:style-name="ce1" office:value-type="string">
            <text:p>4.2792e-16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5.4227e-10</text:p>
          </table:table-cell>
          <table:table-cell table:style-name="ce1" office:value-type="string">
            <text:p>1.312e-10</text:p>
          </table:table-cell>
          <table:table-cell table:style-name="ce1" office:value-type="string">
            <text:p>4.4463e-09</text:p>
          </table:table-cell>
          <table:table-cell office:value-type="float" office:value="0">
            <text:p>0</text:p>
          </table:table-cell>
          <table:table-cell table:style-name="ce1" office:value-type="string">
            <text:p>1.542e-05</text:p>
          </table:table-cell>
          <table:table-cell table:style-name="ce1" office:value-type="string">
            <text:p>4.2792e-16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7">
            <text:p>1397</text:p>
          </table:table-cell>
          <table:table-cell table:formula="of:=[.Q7]*1000000" office:value-type="float" office:value="0.00097991">
            <text:p>0.00097991</text:p>
          </table:table-cell>
          <table:table-cell table:formula="of:=[.R7]*1000000" office:value-type="float" office:value="0.0002628">
            <text:p>0.0002628</text:p>
          </table:table-cell>
          <table:table-cell table:formula="of:=[.S7]*1000000" office:value-type="float" office:value="0.0097876">
            <text:p>0.0097876</text:p>
          </table:table-cell>
          <table:table-cell table:formula="of:=[.T7]*1000000" office:value-type="float" office:value="0.000003639">
            <text:p>0.000003639</text:p>
          </table:table-cell>
          <table:table-cell table:formula="of:=[.U7]*1000000" office:value-type="float" office:value="15.076">
            <text:p>15.076</text:p>
          </table:table-cell>
          <table:table-cell table:formula="of:=[.V7]*1000000" office:value-type="float" office:value="0.00000000033306">
            <text:p>3.3306E-010</text:p>
          </table:table-cell>
          <table:table-cell table:formula="of:=[.W7]*1000000" office:value-type="float" office:value="1397">
            <text:p>1397</text:p>
          </table:table-cell>
          <table:table-cell table:formula="of:=[.X7]*1000000" office:value-type="float" office:value="0.00098029">
            <text:p>0.00098029</text:p>
          </table:table-cell>
          <table:table-cell table:formula="of:=[.Y7]*1000000" office:value-type="float" office:value="0.00026293">
            <text:p>0.00026293</text:p>
          </table:table-cell>
          <table:table-cell table:formula="of:=[.Z7]*1000000" office:value-type="float" office:value="0.0097907">
            <text:p>0.0097907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5.076">
            <text:p>15.076</text:p>
          </table:table-cell>
          <table:table-cell table:formula="of:=[.AC7]*1000000" office:value-type="float" office:value="0.00000000033306">
            <text:p>3.3306E-010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9.7991e-10</text:p>
          </table:table-cell>
          <table:table-cell table:style-name="ce1" office:value-type="string">
            <text:p>2.628e-10</text:p>
          </table:table-cell>
          <table:table-cell table:style-name="ce1" office:value-type="string">
            <text:p>9.7876e-09</text:p>
          </table:table-cell>
          <table:table-cell table:style-name="ce1" office:value-type="string">
            <text:p>3.639e-12</text:p>
          </table:table-cell>
          <table:table-cell table:style-name="ce1" office:value-type="string">
            <text:p>1.5076e-05</text:p>
          </table:table-cell>
          <table:table-cell table:style-name="ce1" office:value-type="string">
            <text:p>3.3306e-16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9.8029e-10</text:p>
          </table:table-cell>
          <table:table-cell table:style-name="ce1" office:value-type="string">
            <text:p>2.6293e-10</text:p>
          </table:table-cell>
          <table:table-cell table:style-name="ce1" office:value-type="string">
            <text:p>9.7907e-09</text:p>
          </table:table-cell>
          <table:table-cell office:value-type="float" office:value="0">
            <text:p>0</text:p>
          </table:table-cell>
          <table:table-cell table:style-name="ce1" office:value-type="string">
            <text:p>1.5076e-05</text:p>
          </table:table-cell>
          <table:table-cell table:style-name="ce1" office:value-type="string">
            <text:p>3.3306e-16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7.2">
            <text:p>1397.2</text:p>
          </table:table-cell>
          <table:table-cell table:formula="of:=[.Q8]*1000000" office:value-type="float" office:value="0.0018886">
            <text:p>0.0018886</text:p>
          </table:table-cell>
          <table:table-cell table:formula="of:=[.R8]*1000000" office:value-type="float" office:value="0.00050573">
            <text:p>0.00050573</text:p>
          </table:table-cell>
          <table:table-cell table:formula="of:=[.S8]*1000000" office:value-type="float" office:value="0.020606">
            <text:p>0.020606</text:p>
          </table:table-cell>
          <table:table-cell table:formula="of:=[.T8]*1000000" office:value-type="float" office:value="0.0000069396">
            <text:p>6.9396E-006</text:p>
          </table:table-cell>
          <table:table-cell table:formula="of:=[.U8]*1000000" office:value-type="float" office:value="14.858">
            <text:p>14.858</text:p>
          </table:table-cell>
          <table:table-cell table:formula="of:=[.V8]*1000000" office:value-type="float" office:value="0.00000000026727">
            <text:p>2.6727E-010</text:p>
          </table:table-cell>
          <table:table-cell table:formula="of:=[.W8]*1000000" office:value-type="float" office:value="1397.2">
            <text:p>1397.2</text:p>
          </table:table-cell>
          <table:table-cell table:formula="of:=[.X8]*1000000" office:value-type="float" office:value="0.0018894">
            <text:p>0.0018894</text:p>
          </table:table-cell>
          <table:table-cell table:formula="of:=[.Y8]*1000000" office:value-type="float" office:value="0.00050599">
            <text:p>0.00050599</text:p>
          </table:table-cell>
          <table:table-cell table:formula="of:=[.Z8]*1000000" office:value-type="float" office:value="0.020613">
            <text:p>0.020613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4.858">
            <text:p>14.858</text:p>
          </table:table-cell>
          <table:table-cell table:formula="of:=[.AC8]*1000000" office:value-type="float" office:value="0.00000000026727">
            <text:p>2.6727E-010</text:p>
          </table:table-cell>
          <table:table-cell office:value-type="float" office:value="0.0013972">
            <text:p>0.0013972</text:p>
          </table:table-cell>
          <table:table-cell table:style-name="ce1" office:value-type="string">
            <text:p>1.8886e-09</text:p>
          </table:table-cell>
          <table:table-cell table:style-name="ce1" office:value-type="string">
            <text:p>5.0573e-10</text:p>
          </table:table-cell>
          <table:table-cell table:style-name="ce1" office:value-type="string">
            <text:p>2.0606e-08</text:p>
          </table:table-cell>
          <table:table-cell table:style-name="ce1" office:value-type="string">
            <text:p>6.9396e-12</text:p>
          </table:table-cell>
          <table:table-cell table:style-name="ce1" office:value-type="string">
            <text:p>1.4858e-05</text:p>
          </table:table-cell>
          <table:table-cell table:style-name="ce1" office:value-type="string">
            <text:p>2.6727e-16</text:p>
          </table:table-cell>
          <table:table-cell office:value-type="float" office:value="0.0013972">
            <text:p>0.0013972</text:p>
          </table:table-cell>
          <table:table-cell table:style-name="ce1" office:value-type="string">
            <text:p>1.8894e-09</text:p>
          </table:table-cell>
          <table:table-cell table:style-name="ce1" office:value-type="string">
            <text:p>5.0599e-10</text:p>
          </table:table-cell>
          <table:table-cell table:style-name="ce1" office:value-type="string">
            <text:p>2.0613e-08</text:p>
          </table:table-cell>
          <table:table-cell office:value-type="float" office:value="0">
            <text:p>0</text:p>
          </table:table-cell>
          <table:table-cell table:style-name="ce1" office:value-type="string">
            <text:p>1.4858e-05</text:p>
          </table:table-cell>
          <table:table-cell table:style-name="ce1" office:value-type="string">
            <text:p>2.6727e-16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7.3">
            <text:p>1397.3</text:p>
          </table:table-cell>
          <table:table-cell table:formula="of:=[.Q9]*1000000" office:value-type="float" office:value="0.0040596">
            <text:p>0.0040596</text:p>
          </table:table-cell>
          <table:table-cell table:formula="of:=[.R9]*1000000" office:value-type="float" office:value="0.0010278">
            <text:p>0.0010278</text:p>
          </table:table-cell>
          <table:table-cell table:formula="of:=[.S9]*1000000" office:value-type="float" office:value="0.046174">
            <text:p>0.046174</text:p>
          </table:table-cell>
          <table:table-cell table:formula="of:=[.T9]*1000000" office:value-type="float" office:value="0.000014324">
            <text:p>0.000014324</text:p>
          </table:table-cell>
          <table:table-cell table:formula="of:=[.U9]*1000000" office:value-type="float" office:value="14.722">
            <text:p>14.722</text:p>
          </table:table-cell>
          <table:table-cell table:formula="of:=[.V9]*1000000" office:value-type="float" office:value="0.00000000021946">
            <text:p>2.1946E-010</text:p>
          </table:table-cell>
          <table:table-cell table:formula="of:=[.W9]*1000000" office:value-type="float" office:value="1397.3">
            <text:p>1397.3</text:p>
          </table:table-cell>
          <table:table-cell table:formula="of:=[.X9]*1000000" office:value-type="float" office:value="0.0040617">
            <text:p>0.0040617</text:p>
          </table:table-cell>
          <table:table-cell table:formula="of:=[.Y9]*1000000" office:value-type="float" office:value="0.0010284">
            <text:p>0.0010284</text:p>
          </table:table-cell>
          <table:table-cell table:formula="of:=[.Z9]*1000000" office:value-type="float" office:value="0.046194">
            <text:p>0.046194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4.722">
            <text:p>14.722</text:p>
          </table:table-cell>
          <table:table-cell table:formula="of:=[.AC9]*1000000" office:value-type="float" office:value="0.00000000021946">
            <text:p>2.1946E-010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4.0596e-09</text:p>
          </table:table-cell>
          <table:table-cell table:style-name="ce1" office:value-type="string">
            <text:p>1.0278e-09</text:p>
          </table:table-cell>
          <table:table-cell table:style-name="ce1" office:value-type="string">
            <text:p>4.6174e-08</text:p>
          </table:table-cell>
          <table:table-cell table:style-name="ce1" office:value-type="string">
            <text:p>1.4324e-11</text:p>
          </table:table-cell>
          <table:table-cell table:style-name="ce1" office:value-type="string">
            <text:p>1.4722e-05</text:p>
          </table:table-cell>
          <table:table-cell table:style-name="ce1" office:value-type="string">
            <text:p>2.1946e-16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4.0617e-09</text:p>
          </table:table-cell>
          <table:table-cell table:style-name="ce1" office:value-type="string">
            <text:p>1.0284e-09</text:p>
          </table:table-cell>
          <table:table-cell table:style-name="ce1" office:value-type="string">
            <text:p>4.6194e-08</text:p>
          </table:table-cell>
          <table:table-cell office:value-type="float" office:value="0">
            <text:p>0</text:p>
          </table:table-cell>
          <table:table-cell table:style-name="ce1" office:value-type="string">
            <text:p>1.4722e-05</text:p>
          </table:table-cell>
          <table:table-cell table:style-name="ce1" office:value-type="string">
            <text:p>2.1946e-16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97.4">
            <text:p>1397.4</text:p>
          </table:table-cell>
          <table:table-cell table:formula="of:=[.Q10]*1000000" office:value-type="float" office:value="0.0087167">
            <text:p>0.0087167</text:p>
          </table:table-cell>
          <table:table-cell table:formula="of:=[.R10]*1000000" office:value-type="float" office:value="0.0020784">
            <text:p>0.0020784</text:p>
          </table:table-cell>
          <table:table-cell table:formula="of:=[.S10]*1000000" office:value-type="float" office:value="0.10171">
            <text:p>0.10171</text:p>
          </table:table-cell>
          <table:table-cell table:formula="of:=[.T10]*1000000" office:value-type="float" office:value="0.000030044">
            <text:p>0.000030044</text:p>
          </table:table-cell>
          <table:table-cell table:formula="of:=[.U10]*1000000" office:value-type="float" office:value="14.648">
            <text:p>14.648</text:p>
          </table:table-cell>
          <table:table-cell table:formula="of:=[.V10]*1000000" office:value-type="float" office:value="0.0000000001884">
            <text:p>1.884E-010</text:p>
          </table:table-cell>
          <table:table-cell table:formula="of:=[.W10]*1000000" office:value-type="float" office:value="1397.4">
            <text:p>1397.4</text:p>
          </table:table-cell>
          <table:table-cell table:formula="of:=[.X10]*1000000" office:value-type="float" office:value="0.0087216">
            <text:p>0.0087216</text:p>
          </table:table-cell>
          <table:table-cell table:formula="of:=[.Y10]*1000000" office:value-type="float" office:value="0.0020797">
            <text:p>0.0020797</text:p>
          </table:table-cell>
          <table:table-cell table:formula="of:=[.Z10]*1000000" office:value-type="float" office:value="0.10176">
            <text:p>0.10176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4.648">
            <text:p>14.648</text:p>
          </table:table-cell>
          <table:table-cell table:formula="of:=[.AC10]*1000000" office:value-type="float" office:value="0.0000000001884">
            <text:p>1.884E-010</text:p>
          </table:table-cell>
          <table:table-cell office:value-type="float" office:value="0.0013974">
            <text:p>0.0013974</text:p>
          </table:table-cell>
          <table:table-cell table:style-name="ce1" office:value-type="string">
            <text:p>8.7167e-09</text:p>
          </table:table-cell>
          <table:table-cell table:style-name="ce1" office:value-type="string">
            <text:p>2.0784e-09</text:p>
          </table:table-cell>
          <table:table-cell table:style-name="ce1" office:value-type="string">
            <text:p>1.0171e-07</text:p>
          </table:table-cell>
          <table:table-cell table:style-name="ce1" office:value-type="string">
            <text:p>3.0044e-11</text:p>
          </table:table-cell>
          <table:table-cell table:style-name="ce1" office:value-type="string">
            <text:p>1.4648e-05</text:p>
          </table:table-cell>
          <table:table-cell table:style-name="ce1" office:value-type="string">
            <text:p>1.884e-16</text:p>
          </table:table-cell>
          <table:table-cell office:value-type="float" office:value="0.0013974">
            <text:p>0.0013974</text:p>
          </table:table-cell>
          <table:table-cell table:style-name="ce1" office:value-type="string">
            <text:p>8.7216e-09</text:p>
          </table:table-cell>
          <table:table-cell table:style-name="ce1" office:value-type="string">
            <text:p>2.0797e-09</text:p>
          </table:table-cell>
          <table:table-cell table:style-name="ce1" office:value-type="string">
            <text:p>1.0176e-07</text:p>
          </table:table-cell>
          <table:table-cell office:value-type="float" office:value="0">
            <text:p>0</text:p>
          </table:table-cell>
          <table:table-cell table:style-name="ce1" office:value-type="string">
            <text:p>1.4648e-05</text:p>
          </table:table-cell>
          <table:table-cell table:style-name="ce1" office:value-type="string">
            <text:p>1.884e-16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97.5">
            <text:p>1397.5</text:p>
          </table:table-cell>
          <table:table-cell table:formula="of:=[.Q11]*1000000" office:value-type="float" office:value="0.01984">
            <text:p>0.01984</text:p>
          </table:table-cell>
          <table:table-cell table:formula="of:=[.R11]*1000000" office:value-type="float" office:value="0.0045051">
            <text:p>0.0045051</text:p>
          </table:table-cell>
          <table:table-cell table:formula="of:=[.S11]*1000000" office:value-type="float" office:value="0.23711">
            <text:p>0.23711</text:p>
          </table:table-cell>
          <table:table-cell table:formula="of:=[.T11]*1000000" office:value-type="float" office:value="0.000069573">
            <text:p>0.000069573</text:p>
          </table:table-cell>
          <table:table-cell table:formula="of:=[.U11]*1000000" office:value-type="float" office:value="14.595">
            <text:p>14.595</text:p>
          </table:table-cell>
          <table:table-cell table:formula="of:=[.V11]*1000000" office:value-type="float" office:value="0.00000000016575">
            <text:p>1.6575E-010</text:p>
          </table:table-cell>
          <table:table-cell table:formula="of:=[.W11]*1000000" office:value-type="float" office:value="1397.5">
            <text:p>1397.5</text:p>
          </table:table-cell>
          <table:table-cell table:formula="of:=[.X11]*1000000" office:value-type="float" office:value="0.019852">
            <text:p>0.019852</text:p>
          </table:table-cell>
          <table:table-cell table:formula="of:=[.Y11]*1000000" office:value-type="float" office:value="0.0045082">
            <text:p>0.0045082</text:p>
          </table:table-cell>
          <table:table-cell table:formula="of:=[.Z11]*1000000" office:value-type="float" office:value="0.23725">
            <text:p>0.23725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4.595">
            <text:p>14.595</text:p>
          </table:table-cell>
          <table:table-cell table:formula="of:=[.AC11]*1000000" office:value-type="float" office:value="0.00000000016575">
            <text:p>1.6575E-010</text:p>
          </table:table-cell>
          <table:table-cell office:value-type="float" office:value="0.0013975">
            <text:p>0.0013975</text:p>
          </table:table-cell>
          <table:table-cell table:style-name="ce1" office:value-type="string">
            <text:p>1.984e-08</text:p>
          </table:table-cell>
          <table:table-cell table:style-name="ce1" office:value-type="string">
            <text:p>4.5051e-09</text:p>
          </table:table-cell>
          <table:table-cell table:style-name="ce1" office:value-type="string">
            <text:p>2.3711e-07</text:p>
          </table:table-cell>
          <table:table-cell table:style-name="ce1" office:value-type="string">
            <text:p>6.9573e-11</text:p>
          </table:table-cell>
          <table:table-cell table:style-name="ce1" office:value-type="string">
            <text:p>1.4595e-05</text:p>
          </table:table-cell>
          <table:table-cell table:style-name="ce1" office:value-type="string">
            <text:p>1.6575e-16</text:p>
          </table:table-cell>
          <table:table-cell office:value-type="float" office:value="0.0013975">
            <text:p>0.0013975</text:p>
          </table:table-cell>
          <table:table-cell table:style-name="ce1" office:value-type="string">
            <text:p>1.9852e-08</text:p>
          </table:table-cell>
          <table:table-cell table:style-name="ce1" office:value-type="string">
            <text:p>4.5082e-09</text:p>
          </table:table-cell>
          <table:table-cell table:style-name="ce1" office:value-type="string">
            <text:p>2.3725e-07</text:p>
          </table:table-cell>
          <table:table-cell office:value-type="float" office:value="0">
            <text:p>0</text:p>
          </table:table-cell>
          <table:table-cell table:style-name="ce1" office:value-type="string">
            <text:p>1.4595e-05</text:p>
          </table:table-cell>
          <table:table-cell table:style-name="ce1" office:value-type="string">
            <text:p>1.6575e-16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97.5">
            <text:p>1397.5</text:p>
          </table:table-cell>
          <table:table-cell table:formula="of:=[.Q12]*1000000" office:value-type="float" office:value="0.046222">
            <text:p>0.046222</text:p>
          </table:table-cell>
          <table:table-cell table:formula="of:=[.R12]*1000000" office:value-type="float" office:value="0.010224">
            <text:p>0.010224</text:p>
          </table:table-cell>
          <table:table-cell table:formula="of:=[.S12]*1000000" office:value-type="float" office:value="0.56598">
            <text:p>0.56598</text:p>
          </table:table-cell>
          <table:table-cell table:formula="of:=[.T12]*1000000" office:value-type="float" office:value="0.00017449">
            <text:p>0.00017449</text:p>
          </table:table-cell>
          <table:table-cell table:formula="of:=[.U12]*1000000" office:value-type="float" office:value="14.514">
            <text:p>14.514</text:p>
          </table:table-cell>
          <table:table-cell table:formula="of:=[.V12]*1000000" office:value-type="float" office:value="0.00000000014959">
            <text:p>1.4959E-010</text:p>
          </table:table-cell>
          <table:table-cell table:formula="of:=[.W12]*1000000" office:value-type="float" office:value="1397.5">
            <text:p>1397.5</text:p>
          </table:table-cell>
          <table:table-cell table:formula="of:=[.X12]*1000000" office:value-type="float" office:value="0.046249">
            <text:p>0.046249</text:p>
          </table:table-cell>
          <table:table-cell table:formula="of:=[.Y12]*1000000" office:value-type="float" office:value="0.010232">
            <text:p>0.010232</text:p>
          </table:table-cell>
          <table:table-cell table:formula="of:=[.Z12]*1000000" office:value-type="float" office:value="0.56638">
            <text:p>0.56638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4.514">
            <text:p>14.514</text:p>
          </table:table-cell>
          <table:table-cell table:formula="of:=[.AC12]*1000000" office:value-type="float" office:value="0.00000000014959">
            <text:p>1.4959E-010</text:p>
          </table:table-cell>
          <table:table-cell office:value-type="float" office:value="0.0013975">
            <text:p>0.0013975</text:p>
          </table:table-cell>
          <table:table-cell table:style-name="ce1" office:value-type="string">
            <text:p>4.6222e-08</text:p>
          </table:table-cell>
          <table:table-cell table:style-name="ce1" office:value-type="string">
            <text:p>1.0224e-08</text:p>
          </table:table-cell>
          <table:table-cell table:style-name="ce1" office:value-type="string">
            <text:p>5.6598e-07</text:p>
          </table:table-cell>
          <table:table-cell table:style-name="ce1" office:value-type="string">
            <text:p>1.7449e-10</text:p>
          </table:table-cell>
          <table:table-cell table:style-name="ce1" office:value-type="string">
            <text:p>1.4514e-05</text:p>
          </table:table-cell>
          <table:table-cell table:style-name="ce1" office:value-type="string">
            <text:p>1.4959e-16</text:p>
          </table:table-cell>
          <table:table-cell office:value-type="float" office:value="0.0013975">
            <text:p>0.0013975</text:p>
          </table:table-cell>
          <table:table-cell table:style-name="ce1" office:value-type="string">
            <text:p>4.6249e-08</text:p>
          </table:table-cell>
          <table:table-cell table:style-name="ce1" office:value-type="string">
            <text:p>1.0232e-08</text:p>
          </table:table-cell>
          <table:table-cell table:style-name="ce1" office:value-type="string">
            <text:p>5.6638e-07</text:p>
          </table:table-cell>
          <table:table-cell office:value-type="float" office:value="0">
            <text:p>0</text:p>
          </table:table-cell>
          <table:table-cell table:style-name="ce1" office:value-type="string">
            <text:p>1.4514e-05</text:p>
          </table:table-cell>
          <table:table-cell table:style-name="ce1" office:value-type="string">
            <text:p>1.4959e-16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97.4">
            <text:p>1397.4</text:p>
          </table:table-cell>
          <table:table-cell table:formula="of:=[.Q13]*1000000" office:value-type="float" office:value="0.10193">
            <text:p>0.10193</text:p>
          </table:table-cell>
          <table:table-cell table:formula="of:=[.R13]*1000000" office:value-type="float" office:value="0.022553">
            <text:p>0.022553</text:p>
          </table:table-cell>
          <table:table-cell table:formula="of:=[.S13]*1000000" office:value-type="float" office:value="1.2676">
            <text:p>1.2676</text:p>
          </table:table-cell>
          <table:table-cell table:formula="of:=[.T13]*1000000" office:value-type="float" office:value="0.00041228">
            <text:p>0.00041228</text:p>
          </table:table-cell>
          <table:table-cell table:formula="of:=[.U13]*1000000" office:value-type="float" office:value="14.322">
            <text:p>14.322</text:p>
          </table:table-cell>
          <table:table-cell table:formula="of:=[.V13]*1000000" office:value-type="float" office:value="0.00000000013861">
            <text:p>1.3861E-010</text:p>
          </table:table-cell>
          <table:table-cell table:formula="of:=[.W13]*1000000" office:value-type="float" office:value="1397.4">
            <text:p>1397.4</text:p>
          </table:table-cell>
          <table:table-cell table:formula="of:=[.X13]*1000000" office:value-type="float" office:value="0.10199">
            <text:p>0.10199</text:p>
          </table:table-cell>
          <table:table-cell table:formula="of:=[.Y13]*1000000" office:value-type="float" office:value="0.02257">
            <text:p>0.02257</text:p>
          </table:table-cell>
          <table:table-cell table:formula="of:=[.Z13]*1000000" office:value-type="float" office:value="1.2687">
            <text:p>1.2687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4.322">
            <text:p>14.322</text:p>
          </table:table-cell>
          <table:table-cell table:formula="of:=[.AC13]*1000000" office:value-type="float" office:value="0.00000000013861">
            <text:p>1.3861E-010</text:p>
          </table:table-cell>
          <table:table-cell office:value-type="float" office:value="0.0013974">
            <text:p>0.0013974</text:p>
          </table:table-cell>
          <table:table-cell table:style-name="ce1" office:value-type="string">
            <text:p>1.0193e-07</text:p>
          </table:table-cell>
          <table:table-cell table:style-name="ce1" office:value-type="string">
            <text:p>2.2553e-08</text:p>
          </table:table-cell>
          <table:table-cell table:style-name="ce1" office:value-type="string">
            <text:p>1.2676e-06</text:p>
          </table:table-cell>
          <table:table-cell table:style-name="ce1" office:value-type="string">
            <text:p>4.1228e-10</text:p>
          </table:table-cell>
          <table:table-cell table:style-name="ce1" office:value-type="string">
            <text:p>1.4322e-05</text:p>
          </table:table-cell>
          <table:table-cell table:style-name="ce1" office:value-type="string">
            <text:p>1.3861e-16</text:p>
          </table:table-cell>
          <table:table-cell office:value-type="float" office:value="0.0013974">
            <text:p>0.0013974</text:p>
          </table:table-cell>
          <table:table-cell table:style-name="ce1" office:value-type="string">
            <text:p>1.0199e-07</text:p>
          </table:table-cell>
          <table:table-cell table:style-name="ce1" office:value-type="string">
            <text:p>2.257e-08</text:p>
          </table:table-cell>
          <table:table-cell table:style-name="ce1" office:value-type="string">
            <text:p>1.2687e-06</text:p>
          </table:table-cell>
          <table:table-cell office:value-type="float" office:value="0">
            <text:p>0</text:p>
          </table:table-cell>
          <table:table-cell table:style-name="ce1" office:value-type="string">
            <text:p>1.4322e-05</text:p>
          </table:table-cell>
          <table:table-cell table:style-name="ce1" office:value-type="string">
            <text:p>1.3861e-16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396.7">
            <text:p>1396.7</text:p>
          </table:table-cell>
          <table:table-cell table:formula="of:=[.Q14]*1000000" office:value-type="float" office:value="0.22166">
            <text:p>0.22166</text:p>
          </table:table-cell>
          <table:table-cell table:formula="of:=[.R14]*1000000" office:value-type="float" office:value="0.049422">
            <text:p>0.049422</text:p>
          </table:table-cell>
          <table:table-cell table:formula="of:=[.S14]*1000000" office:value-type="float" office:value="2.6834">
            <text:p>2.6834</text:p>
          </table:table-cell>
          <table:table-cell table:formula="of:=[.T14]*1000000" office:value-type="float" office:value="0.00083349">
            <text:p>0.00083349</text:p>
          </table:table-cell>
          <table:table-cell table:formula="of:=[.U14]*1000000" office:value-type="float" office:value="13.88">
            <text:p>13.88</text:p>
          </table:table-cell>
          <table:table-cell table:formula="of:=[.V14]*1000000" office:value-type="float" office:value="0.00000000013032">
            <text:p>1.3032E-010</text:p>
          </table:table-cell>
          <table:table-cell table:formula="of:=[.W14]*1000000" office:value-type="float" office:value="1396.7">
            <text:p>1396.7</text:p>
          </table:table-cell>
          <table:table-cell table:formula="of:=[.X14]*1000000" office:value-type="float" office:value="0.22176">
            <text:p>0.22176</text:p>
          </table:table-cell>
          <table:table-cell table:formula="of:=[.Y14]*1000000" office:value-type="float" office:value="0.049457">
            <text:p>0.049457</text:p>
          </table:table-cell>
          <table:table-cell table:formula="of:=[.Z14]*1000000" office:value-type="float" office:value="2.6868">
            <text:p>2.6868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3.879">
            <text:p>13.879</text:p>
          </table:table-cell>
          <table:table-cell table:formula="of:=[.AC14]*1000000" office:value-type="float" office:value="0.00000000013032">
            <text:p>1.3032E-010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2.2166e-07</text:p>
          </table:table-cell>
          <table:table-cell table:style-name="ce1" office:value-type="string">
            <text:p>4.9422e-08</text:p>
          </table:table-cell>
          <table:table-cell table:style-name="ce1" office:value-type="string">
            <text:p>2.6834e-06</text:p>
          </table:table-cell>
          <table:table-cell table:style-name="ce1" office:value-type="string">
            <text:p>8.3349e-10</text:p>
          </table:table-cell>
          <table:table-cell table:style-name="ce1" office:value-type="string">
            <text:p>1.388e-05</text:p>
          </table:table-cell>
          <table:table-cell table:style-name="ce1" office:value-type="string">
            <text:p>1.3032e-16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2.2176e-07</text:p>
          </table:table-cell>
          <table:table-cell table:style-name="ce1" office:value-type="string">
            <text:p>4.9457e-08</text:p>
          </table:table-cell>
          <table:table-cell table:style-name="ce1" office:value-type="string">
            <text:p>2.6868e-06</text:p>
          </table:table-cell>
          <table:table-cell office:value-type="float" office:value="0">
            <text:p>0</text:p>
          </table:table-cell>
          <table:table-cell table:style-name="ce1" office:value-type="string">
            <text:p>1.3879e-05</text:p>
          </table:table-cell>
          <table:table-cell table:style-name="ce1" office:value-type="string">
            <text:p>1.3032e-16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394.4">
            <text:p>1394.4</text:p>
          </table:table-cell>
          <table:table-cell table:formula="of:=[.Q15]*1000000" office:value-type="float" office:value="0.49604">
            <text:p>0.49604</text:p>
          </table:table-cell>
          <table:table-cell table:formula="of:=[.R15]*1000000" office:value-type="float" office:value="0.10838">
            <text:p>0.10838</text:p>
          </table:table-cell>
          <table:table-cell table:formula="of:=[.S15]*1000000" office:value-type="float" office:value="5.1817">
            <text:p>5.1817</text:p>
          </table:table-cell>
          <table:table-cell table:formula="of:=[.T15]*1000000" office:value-type="float" office:value="0.0013841">
            <text:p>0.0013841</text:p>
          </table:table-cell>
          <table:table-cell table:formula="of:=[.U15]*1000000" office:value-type="float" office:value="13.029">
            <text:p>13.029</text:p>
          </table:table-cell>
          <table:table-cell table:formula="of:=[.V15]*1000000" office:value-type="float" office:value="0.00000000012307">
            <text:p>1.2307E-010</text:p>
          </table:table-cell>
          <table:table-cell table:formula="of:=[.W15]*1000000" office:value-type="float" office:value="1394.4">
            <text:p>1394.4</text:p>
          </table:table-cell>
          <table:table-cell table:formula="of:=[.X15]*1000000" office:value-type="float" office:value="0.49627">
            <text:p>0.49627</text:p>
          </table:table-cell>
          <table:table-cell table:formula="of:=[.Y15]*1000000" office:value-type="float" office:value="0.10845">
            <text:p>0.10845</text:p>
          </table:table-cell>
          <table:table-cell table:formula="of:=[.Z15]*1000000" office:value-type="float" office:value="5.1908">
            <text:p>5.1908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13.028">
            <text:p>13.028</text:p>
          </table:table-cell>
          <table:table-cell table:formula="of:=[.AC15]*1000000" office:value-type="float" office:value="0.00000000012307">
            <text:p>1.2307E-010</text:p>
          </table:table-cell>
          <table:table-cell office:value-type="float" office:value="0.0013944">
            <text:p>0.0013944</text:p>
          </table:table-cell>
          <table:table-cell table:style-name="ce1" office:value-type="string">
            <text:p>4.9604e-07</text:p>
          </table:table-cell>
          <table:table-cell table:style-name="ce1" office:value-type="string">
            <text:p>1.0838e-07</text:p>
          </table:table-cell>
          <table:table-cell table:style-name="ce1" office:value-type="string">
            <text:p>5.1817e-06</text:p>
          </table:table-cell>
          <table:table-cell table:style-name="ce1" office:value-type="string">
            <text:p>1.3841e-09</text:p>
          </table:table-cell>
          <table:table-cell table:style-name="ce1" office:value-type="string">
            <text:p>1.3029e-05</text:p>
          </table:table-cell>
          <table:table-cell table:style-name="ce1" office:value-type="string">
            <text:p>1.2307e-16</text:p>
          </table:table-cell>
          <table:table-cell office:value-type="float" office:value="0.0013944">
            <text:p>0.0013944</text:p>
          </table:table-cell>
          <table:table-cell table:style-name="ce1" office:value-type="string">
            <text:p>4.9627e-07</text:p>
          </table:table-cell>
          <table:table-cell table:style-name="ce1" office:value-type="string">
            <text:p>1.0845e-07</text:p>
          </table:table-cell>
          <table:table-cell table:style-name="ce1" office:value-type="string">
            <text:p>5.1908e-06</text:p>
          </table:table-cell>
          <table:table-cell office:value-type="float" office:value="0">
            <text:p>0</text:p>
          </table:table-cell>
          <table:table-cell table:style-name="ce1" office:value-type="string">
            <text:p>1.3028e-05</text:p>
          </table:table-cell>
          <table:table-cell table:style-name="ce1" office:value-type="string">
            <text:p>1.2307e-16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387.7">
            <text:p>1387.7</text:p>
          </table:table-cell>
          <table:table-cell table:formula="of:=[.Q16]*1000000" office:value-type="float" office:value="1.2423">
            <text:p>1.2423</text:p>
          </table:table-cell>
          <table:table-cell table:formula="of:=[.R16]*1000000" office:value-type="float" office:value="0.24829">
            <text:p>0.24829</text:p>
          </table:table-cell>
          <table:table-cell table:formula="of:=[.S16]*1000000" office:value-type="float" office:value="8.7139">
            <text:p>8.7139</text:p>
          </table:table-cell>
          <table:table-cell table:formula="of:=[.T16]*1000000" office:value-type="float" office:value="0.0020221">
            <text:p>0.0020221</text:p>
          </table:table-cell>
          <table:table-cell table:formula="of:=[.U16]*1000000" office:value-type="float" office:value="11.641">
            <text:p>11.641</text:p>
          </table:table-cell>
          <table:table-cell table:formula="of:=[.V16]*1000000" office:value-type="float" office:value="0.00000000011473">
            <text:p>1.1473E-010</text:p>
          </table:table-cell>
          <table:table-cell table:formula="of:=[.W16]*1000000" office:value-type="float" office:value="1387.7">
            <text:p>1387.7</text:p>
          </table:table-cell>
          <table:table-cell table:formula="of:=[.X16]*1000000" office:value-type="float" office:value="1.243">
            <text:p>1.243</text:p>
          </table:table-cell>
          <table:table-cell table:formula="of:=[.Y16]*1000000" office:value-type="float" office:value="0.24844">
            <text:p>0.24844</text:p>
          </table:table-cell>
          <table:table-cell table:formula="of:=[.Z16]*1000000" office:value-type="float" office:value="8.7338">
            <text:p>8.7338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11.64">
            <text:p>11.64</text:p>
          </table:table-cell>
          <table:table-cell table:formula="of:=[.AC16]*1000000" office:value-type="float" office:value="0.00000000011473">
            <text:p>1.1473E-010</text:p>
          </table:table-cell>
          <table:table-cell office:value-type="float" office:value="0.0013877">
            <text:p>0.0013877</text:p>
          </table:table-cell>
          <table:table-cell table:style-name="ce1" office:value-type="string">
            <text:p>1.2423e-06</text:p>
          </table:table-cell>
          <table:table-cell table:style-name="ce1" office:value-type="string">
            <text:p>2.4829e-07</text:p>
          </table:table-cell>
          <table:table-cell table:style-name="ce1" office:value-type="string">
            <text:p>8.7139e-06</text:p>
          </table:table-cell>
          <table:table-cell table:style-name="ce1" office:value-type="string">
            <text:p>2.0221e-09</text:p>
          </table:table-cell>
          <table:table-cell table:style-name="ce1" office:value-type="string">
            <text:p>1.1641e-05</text:p>
          </table:table-cell>
          <table:table-cell table:style-name="ce1" office:value-type="string">
            <text:p>1.1473e-16</text:p>
          </table:table-cell>
          <table:table-cell office:value-type="float" office:value="0.0013877">
            <text:p>0.0013877</text:p>
          </table:table-cell>
          <table:table-cell table:style-name="ce1" office:value-type="string">
            <text:p>1.243e-06</text:p>
          </table:table-cell>
          <table:table-cell table:style-name="ce1" office:value-type="string">
            <text:p>2.4844e-07</text:p>
          </table:table-cell>
          <table:table-cell table:style-name="ce1" office:value-type="string">
            <text:p>8.7338e-06</text:p>
          </table:table-cell>
          <table:table-cell office:value-type="float" office:value="0">
            <text:p>0</text:p>
          </table:table-cell>
          <table:table-cell table:style-name="ce1" office:value-type="string">
            <text:p>1.164e-05</text:p>
          </table:table-cell>
          <table:table-cell table:style-name="ce1" office:value-type="string">
            <text:p>1.1473e-16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371.6">
            <text:p>1371.6</text:p>
          </table:table-cell>
          <table:table-cell table:formula="of:=[.Q17]*1000000" office:value-type="float" office:value="3.7803">
            <text:p>3.7803</text:p>
          </table:table-cell>
          <table:table-cell table:formula="of:=[.R17]*1000000" office:value-type="float" office:value="0.64397">
            <text:p>0.64397</text:p>
          </table:table-cell>
          <table:table-cell table:formula="of:=[.S17]*1000000" office:value-type="float" office:value="12.386">
            <text:p>12.386</text:p>
          </table:table-cell>
          <table:table-cell table:formula="of:=[.T17]*1000000" office:value-type="float" office:value="0.0027564">
            <text:p>0.0027564</text:p>
          </table:table-cell>
          <table:table-cell table:formula="of:=[.U17]*1000000" office:value-type="float" office:value="9.661">
            <text:p>9.661</text:p>
          </table:table-cell>
          <table:table-cell table:formula="of:=[.V17]*1000000" office:value-type="float" office:value="0.00000000010245">
            <text:p>1.0245E-010</text:p>
          </table:table-cell>
          <table:table-cell table:formula="of:=[.W17]*1000000" office:value-type="float" office:value="1371.5">
            <text:p>1371.5</text:p>
          </table:table-cell>
          <table:table-cell table:formula="of:=[.X17]*1000000" office:value-type="float" office:value="3.7828">
            <text:p>3.7828</text:p>
          </table:table-cell>
          <table:table-cell table:formula="of:=[.Y17]*1000000" office:value-type="float" office:value="0.64438">
            <text:p>0.64438</text:p>
          </table:table-cell>
          <table:table-cell table:formula="of:=[.Z17]*1000000" office:value-type="float" office:value="12.423">
            <text:p>12.423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9.6597">
            <text:p>9.6597</text:p>
          </table:table-cell>
          <table:table-cell table:formula="of:=[.AC17]*1000000" office:value-type="float" office:value="0.00000000010245">
            <text:p>1.0245E-010</text:p>
          </table:table-cell>
          <table:table-cell office:value-type="float" office:value="0.0013716">
            <text:p>0.0013716</text:p>
          </table:table-cell>
          <table:table-cell table:style-name="ce1" office:value-type="string">
            <text:p>3.7803e-06</text:p>
          </table:table-cell>
          <table:table-cell table:style-name="ce1" office:value-type="string">
            <text:p>6.4397e-07</text:p>
          </table:table-cell>
          <table:table-cell table:style-name="ce1" office:value-type="string">
            <text:p>1.2386e-05</text:p>
          </table:table-cell>
          <table:table-cell table:style-name="ce1" office:value-type="string">
            <text:p>2.7564e-09</text:p>
          </table:table-cell>
          <table:table-cell table:style-name="ce1" office:value-type="string">
            <text:p>9.661e-06</text:p>
          </table:table-cell>
          <table:table-cell table:style-name="ce1" office:value-type="string">
            <text:p>1.0245e-16</text:p>
          </table:table-cell>
          <table:table-cell office:value-type="float" office:value="0.0013715">
            <text:p>0.0013715</text:p>
          </table:table-cell>
          <table:table-cell table:style-name="ce1" office:value-type="string">
            <text:p>3.7828e-06</text:p>
          </table:table-cell>
          <table:table-cell table:style-name="ce1" office:value-type="string">
            <text:p>6.4438e-07</text:p>
          </table:table-cell>
          <table:table-cell table:style-name="ce1" office:value-type="string">
            <text:p>1.2423e-05</text:p>
          </table:table-cell>
          <table:table-cell office:value-type="float" office:value="0">
            <text:p>0</text:p>
          </table:table-cell>
          <table:table-cell table:style-name="ce1" office:value-type="string">
            <text:p>9.6597e-06</text:p>
          </table:table-cell>
          <table:table-cell table:style-name="ce1" office:value-type="string">
            <text:p>1.0245e-16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341.8">
            <text:p>1341.8</text:p>
          </table:table-cell>
          <table:table-cell table:formula="of:=[.Q18]*1000000" office:value-type="float" office:value="11.974">
            <text:p>11.974</text:p>
          </table:table-cell>
          <table:table-cell table:formula="of:=[.R18]*1000000" office:value-type="float" office:value="1.9225">
            <text:p>1.9225</text:p>
          </table:table-cell>
          <table:table-cell table:formula="of:=[.S18]*1000000" office:value-type="float" office:value="15.561">
            <text:p>15.561</text:p>
          </table:table-cell>
          <table:table-cell table:formula="of:=[.T18]*1000000" office:value-type="float" office:value="0.003579">
            <text:p>0.003579</text:p>
          </table:table-cell>
          <table:table-cell table:formula="of:=[.U18]*1000000" office:value-type="float" office:value="7.2626">
            <text:p>7.2626</text:p>
          </table:table-cell>
          <table:table-cell table:formula="of:=[.V18]*1000000" office:value-type="float" office:value="0.000000000084362">
            <text:p>8.4362E-011</text:p>
          </table:table-cell>
          <table:table-cell table:formula="of:=[.W18]*1000000" office:value-type="float" office:value="1341.8">
            <text:p>1341.8</text:p>
          </table:table-cell>
          <table:table-cell table:formula="of:=[.X18]*1000000" office:value-type="float" office:value="11.981">
            <text:p>11.981</text:p>
          </table:table-cell>
          <table:table-cell table:formula="of:=[.Y18]*1000000" office:value-type="float" office:value="1.9238">
            <text:p>1.9238</text:p>
          </table:table-cell>
          <table:table-cell table:formula="of:=[.Z18]*1000000" office:value-type="float" office:value="15.626">
            <text:p>15.626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7.2613">
            <text:p>7.2613</text:p>
          </table:table-cell>
          <table:table-cell table:formula="of:=[.AC18]*1000000" office:value-type="float" office:value="0.000000000084351">
            <text:p>8.4351E-011</text:p>
          </table:table-cell>
          <table:table-cell office:value-type="float" office:value="0.0013418">
            <text:p>0.0013418</text:p>
          </table:table-cell>
          <table:table-cell table:style-name="ce1" office:value-type="string">
            <text:p>1.1974e-05</text:p>
          </table:table-cell>
          <table:table-cell table:style-name="ce1" office:value-type="string">
            <text:p>1.9225e-06</text:p>
          </table:table-cell>
          <table:table-cell table:style-name="ce1" office:value-type="string">
            <text:p>1.5561e-05</text:p>
          </table:table-cell>
          <table:table-cell table:style-name="ce1" office:value-type="string">
            <text:p>3.579e-09</text:p>
          </table:table-cell>
          <table:table-cell table:style-name="ce1" office:value-type="string">
            <text:p>7.2626e-06</text:p>
          </table:table-cell>
          <table:table-cell table:style-name="ce1" office:value-type="string">
            <text:p>8.4362e-17</text:p>
          </table:table-cell>
          <table:table-cell office:value-type="float" office:value="0.0013418">
            <text:p>0.0013418</text:p>
          </table:table-cell>
          <table:table-cell table:style-name="ce1" office:value-type="string">
            <text:p>1.1981e-05</text:p>
          </table:table-cell>
          <table:table-cell table:style-name="ce1" office:value-type="string">
            <text:p>1.9238e-06</text:p>
          </table:table-cell>
          <table:table-cell table:style-name="ce1" office:value-type="string">
            <text:p>1.5626e-05</text:p>
          </table:table-cell>
          <table:table-cell office:value-type="float" office:value="0">
            <text:p>0</text:p>
          </table:table-cell>
          <table:table-cell table:style-name="ce1" office:value-type="string">
            <text:p>7.2613e-06</text:p>
          </table:table-cell>
          <table:table-cell table:style-name="ce1" office:value-type="string">
            <text:p>8.4351e-17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299.9">
            <text:p>1299.9</text:p>
          </table:table-cell>
          <table:table-cell table:formula="of:=[.Q19]*1000000" office:value-type="float" office:value="29.602">
            <text:p>29.602</text:p>
          </table:table-cell>
          <table:table-cell table:formula="of:=[.R19]*1000000" office:value-type="float" office:value="5.4587">
            <text:p>5.4587</text:p>
          </table:table-cell>
          <table:table-cell table:formula="of:=[.S19]*1000000" office:value-type="float" office:value="18.032">
            <text:p>18.032</text:p>
          </table:table-cell>
          <table:table-cell table:formula="of:=[.T19]*1000000" office:value-type="float" office:value="0.004448">
            <text:p>0.004448</text:p>
          </table:table-cell>
          <table:table-cell table:formula="of:=[.U19]*1000000" office:value-type="float" office:value="5.004">
            <text:p>5.004</text:p>
          </table:table-cell>
          <table:table-cell table:formula="of:=[.V19]*1000000" office:value-type="float" office:value="0.000000000063267">
            <text:p>6.3267E-011</text:p>
          </table:table-cell>
          <table:table-cell table:formula="of:=[.W19]*1000000" office:value-type="float" office:value="1299.9">
            <text:p>1299.9</text:p>
          </table:table-cell>
          <table:table-cell table:formula="of:=[.X19]*1000000" office:value-type="float" office:value="29.614">
            <text:p>29.614</text:p>
          </table:table-cell>
          <table:table-cell table:formula="of:=[.Y19]*1000000" office:value-type="float" office:value="5.4616">
            <text:p>5.4616</text:p>
          </table:table-cell>
          <table:table-cell table:formula="of:=[.Z19]*1000000" office:value-type="float" office:value="18.135">
            <text:p>18.135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5.0029">
            <text:p>5.0029</text:p>
          </table:table-cell>
          <table:table-cell table:formula="of:=[.AC19]*1000000" office:value-type="float" office:value="0.000000000063256">
            <text:p>6.3256E-011</text:p>
          </table:table-cell>
          <table:table-cell office:value-type="float" office:value="0.0012999">
            <text:p>0.0012999</text:p>
          </table:table-cell>
          <table:table-cell table:style-name="ce1" office:value-type="string">
            <text:p>2.9602e-05</text:p>
          </table:table-cell>
          <table:table-cell table:style-name="ce1" office:value-type="string">
            <text:p>5.4587e-06</text:p>
          </table:table-cell>
          <table:table-cell table:style-name="ce1" office:value-type="string">
            <text:p>1.8032e-05</text:p>
          </table:table-cell>
          <table:table-cell table:style-name="ce1" office:value-type="string">
            <text:p>4.448e-09</text:p>
          </table:table-cell>
          <table:table-cell table:style-name="ce1" office:value-type="string">
            <text:p>5.004e-06</text:p>
          </table:table-cell>
          <table:table-cell table:style-name="ce1" office:value-type="string">
            <text:p>6.3267e-17</text:p>
          </table:table-cell>
          <table:table-cell office:value-type="float" office:value="0.0012999">
            <text:p>0.0012999</text:p>
          </table:table-cell>
          <table:table-cell table:style-name="ce1" office:value-type="string">
            <text:p>2.9614e-05</text:p>
          </table:table-cell>
          <table:table-cell table:style-name="ce1" office:value-type="string">
            <text:p>5.4616e-06</text:p>
          </table:table-cell>
          <table:table-cell table:style-name="ce1" office:value-type="string">
            <text:p>1.8135e-05</text:p>
          </table:table-cell>
          <table:table-cell office:value-type="float" office:value="0">
            <text:p>0</text:p>
          </table:table-cell>
          <table:table-cell table:style-name="ce1" office:value-type="string">
            <text:p>5.0029e-06</text:p>
          </table:table-cell>
          <table:table-cell table:style-name="ce1" office:value-type="string">
            <text:p>6.3256e-17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250.9">
            <text:p>1250.9</text:p>
          </table:table-cell>
          <table:table-cell table:formula="of:=[.Q20]*1000000" office:value-type="float" office:value="55.483">
            <text:p>55.483</text:p>
          </table:table-cell>
          <table:table-cell table:formula="of:=[.R20]*1000000" office:value-type="float" office:value="12.758">
            <text:p>12.758</text:p>
          </table:table-cell>
          <table:table-cell table:formula="of:=[.S20]*1000000" office:value-type="float" office:value="19.436">
            <text:p>19.436</text:p>
          </table:table-cell>
          <table:table-cell table:formula="of:=[.T20]*1000000" office:value-type="float" office:value="0.0053586">
            <text:p>0.0053586</text:p>
          </table:table-cell>
          <table:table-cell table:formula="of:=[.U20]*1000000" office:value-type="float" office:value="3.4783">
            <text:p>3.4783</text:p>
          </table:table-cell>
          <table:table-cell table:formula="of:=[.V20]*1000000" office:value-type="float" office:value="0.000000000044335">
            <text:p>4.4335E-011</text:p>
          </table:table-cell>
          <table:table-cell table:formula="of:=[.W20]*1000000" office:value-type="float" office:value="1250.9">
            <text:p>1250.9</text:p>
          </table:table-cell>
          <table:table-cell table:formula="of:=[.X20]*1000000" office:value-type="float" office:value="55.499">
            <text:p>55.499</text:p>
          </table:table-cell>
          <table:table-cell table:formula="of:=[.Y20]*1000000" office:value-type="float" office:value="12.763">
            <text:p>12.763</text:p>
          </table:table-cell>
          <table:table-cell table:formula="of:=[.Z20]*1000000" office:value-type="float" office:value="19.588">
            <text:p>19.588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3.4777">
            <text:p>3.4777</text:p>
          </table:table-cell>
          <table:table-cell table:formula="of:=[.AC20]*1000000" office:value-type="float" office:value="0.000000000044326">
            <text:p>4.4326E-011</text:p>
          </table:table-cell>
          <table:table-cell office:value-type="float" office:value="0.0012509">
            <text:p>0.0012509</text:p>
          </table:table-cell>
          <table:table-cell table:style-name="ce1" office:value-type="string">
            <text:p>5.5483e-05</text:p>
          </table:table-cell>
          <table:table-cell table:style-name="ce1" office:value-type="string">
            <text:p>1.2758e-05</text:p>
          </table:table-cell>
          <table:table-cell table:style-name="ce1" office:value-type="string">
            <text:p>1.9436e-05</text:p>
          </table:table-cell>
          <table:table-cell table:style-name="ce1" office:value-type="string">
            <text:p>5.3586e-09</text:p>
          </table:table-cell>
          <table:table-cell table:style-name="ce1" office:value-type="string">
            <text:p>3.4783e-06</text:p>
          </table:table-cell>
          <table:table-cell table:style-name="ce1" office:value-type="string">
            <text:p>4.4335e-17</text:p>
          </table:table-cell>
          <table:table-cell office:value-type="float" office:value="0.0012509">
            <text:p>0.0012509</text:p>
          </table:table-cell>
          <table:table-cell table:style-name="ce1" office:value-type="string">
            <text:p>5.5499e-05</text:p>
          </table:table-cell>
          <table:table-cell table:style-name="ce1" office:value-type="string">
            <text:p>1.2763e-05</text:p>
          </table:table-cell>
          <table:table-cell table:style-name="ce1" office:value-type="string">
            <text:p>1.9588e-05</text:p>
          </table:table-cell>
          <table:table-cell office:value-type="float" office:value="0">
            <text:p>0</text:p>
          </table:table-cell>
          <table:table-cell table:style-name="ce1" office:value-type="string">
            <text:p>3.4777e-06</text:p>
          </table:table-cell>
          <table:table-cell table:style-name="ce1" office:value-type="string">
            <text:p>4.4326e-17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199.3">
            <text:p>1199.3</text:p>
          </table:table-cell>
          <table:table-cell table:formula="of:=[.Q21]*1000000" office:value-type="float" office:value="85.623">
            <text:p>85.623</text:p>
          </table:table-cell>
          <table:table-cell table:formula="of:=[.R21]*1000000" office:value-type="float" office:value="24.661">
            <text:p>24.661</text:p>
          </table:table-cell>
          <table:table-cell table:formula="of:=[.S21]*1000000" office:value-type="float" office:value="19.912">
            <text:p>19.912</text:p>
          </table:table-cell>
          <table:table-cell table:formula="of:=[.T21]*1000000" office:value-type="float" office:value="0.0063187">
            <text:p>0.0063187</text:p>
          </table:table-cell>
          <table:table-cell table:formula="of:=[.U21]*1000000" office:value-type="float" office:value="2.6382">
            <text:p>2.6382</text:p>
          </table:table-cell>
          <table:table-cell table:formula="of:=[.V21]*1000000" office:value-type="float" office:value="0.000000000030185">
            <text:p>3.0185E-011</text:p>
          </table:table-cell>
          <table:table-cell table:formula="of:=[.W21]*1000000" office:value-type="float" office:value="1199.3">
            <text:p>1199.3</text:p>
          </table:table-cell>
          <table:table-cell table:formula="of:=[.X21]*1000000" office:value-type="float" office:value="85.64">
            <text:p>85.64</text:p>
          </table:table-cell>
          <table:table-cell table:formula="of:=[.Y21]*1000000" office:value-type="float" office:value="24.669">
            <text:p>24.669</text:p>
          </table:table-cell>
          <table:table-cell table:formula="of:=[.Z21]*1000000" office:value-type="float" office:value="20.123">
            <text:p>20.123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2.6378">
            <text:p>2.6378</text:p>
          </table:table-cell>
          <table:table-cell table:formula="of:=[.AC21]*1000000" office:value-type="float" office:value="0.000000000030178">
            <text:p>3.0178E-011</text:p>
          </table:table-cell>
          <table:table-cell office:value-type="float" office:value="0.0011993">
            <text:p>0.0011993</text:p>
          </table:table-cell>
          <table:table-cell table:style-name="ce1" office:value-type="string">
            <text:p>8.5623e-05</text:p>
          </table:table-cell>
          <table:table-cell table:style-name="ce1" office:value-type="string">
            <text:p>2.4661e-05</text:p>
          </table:table-cell>
          <table:table-cell table:style-name="ce1" office:value-type="string">
            <text:p>1.9912e-05</text:p>
          </table:table-cell>
          <table:table-cell table:style-name="ce1" office:value-type="string">
            <text:p>6.3187e-09</text:p>
          </table:table-cell>
          <table:table-cell table:style-name="ce1" office:value-type="string">
            <text:p>2.6382e-06</text:p>
          </table:table-cell>
          <table:table-cell table:style-name="ce1" office:value-type="string">
            <text:p>3.0185e-17</text:p>
          </table:table-cell>
          <table:table-cell office:value-type="float" office:value="0.0011993">
            <text:p>0.0011993</text:p>
          </table:table-cell>
          <table:table-cell table:style-name="ce1" office:value-type="string">
            <text:p>8.564e-05</text:p>
          </table:table-cell>
          <table:table-cell table:style-name="ce1" office:value-type="string">
            <text:p>2.4669e-05</text:p>
          </table:table-cell>
          <table:table-cell table:style-name="ce1" office:value-type="string">
            <text:p>2.0123e-05</text:p>
          </table:table-cell>
          <table:table-cell office:value-type="float" office:value="0">
            <text:p>0</text:p>
          </table:table-cell>
          <table:table-cell table:style-name="ce1" office:value-type="string">
            <text:p>2.6378e-06</text:p>
          </table:table-cell>
          <table:table-cell table:style-name="ce1" office:value-type="string">
            <text:p>3.0178e-17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148.8">
            <text:p>1148.8</text:p>
          </table:table-cell>
          <table:table-cell table:formula="of:=[.Q22]*1000000" office:value-type="float" office:value="115.89">
            <text:p>115.89</text:p>
          </table:table-cell>
          <table:table-cell table:formula="of:=[.R22]*1000000" office:value-type="float" office:value="41.199">
            <text:p>41.199</text:p>
          </table:table-cell>
          <table:table-cell table:formula="of:=[.S22]*1000000" office:value-type="float" office:value="20.064">
            <text:p>20.064</text:p>
          </table:table-cell>
          <table:table-cell table:formula="of:=[.T22]*1000000" office:value-type="float" office:value="0.0072764">
            <text:p>0.0072764</text:p>
          </table:table-cell>
          <table:table-cell table:formula="of:=[.U22]*1000000" office:value-type="float" office:value="2.0744">
            <text:p>2.0744</text:p>
          </table:table-cell>
          <table:table-cell table:formula="of:=[.V22]*1000000" office:value-type="float" office:value="0.000000000021693">
            <text:p>2.1693E-011</text:p>
          </table:table-cell>
          <table:table-cell table:formula="of:=[.W22]*1000000" office:value-type="float" office:value="1148.8">
            <text:p>1148.8</text:p>
          </table:table-cell>
          <table:table-cell table:formula="of:=[.X22]*1000000" office:value-type="float" office:value="115.9">
            <text:p>115.9</text:p>
          </table:table-cell>
          <table:table-cell table:formula="of:=[.Y22]*1000000" office:value-type="float" office:value="41.21">
            <text:p>41.21</text:p>
          </table:table-cell>
          <table:table-cell table:formula="of:=[.Z22]*1000000" office:value-type="float" office:value="20.342">
            <text:p>20.342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2.0741">
            <text:p>2.0741</text:p>
          </table:table-cell>
          <table:table-cell table:formula="of:=[.AC22]*1000000" office:value-type="float" office:value="0.000000000021689">
            <text:p>2.1689E-011</text:p>
          </table:table-cell>
          <table:table-cell office:value-type="float" office:value="0.0011488">
            <text:p>0.0011488</text:p>
          </table:table-cell>
          <table:table-cell office:value-type="float" office:value="0.00011589">
            <text:p>0.00011589</text:p>
          </table:table-cell>
          <table:table-cell table:style-name="ce1" office:value-type="string">
            <text:p>4.1199e-05</text:p>
          </table:table-cell>
          <table:table-cell table:style-name="ce1" office:value-type="string">
            <text:p>2.0064e-05</text:p>
          </table:table-cell>
          <table:table-cell table:style-name="ce1" office:value-type="string">
            <text:p>7.2764e-09</text:p>
          </table:table-cell>
          <table:table-cell table:style-name="ce1" office:value-type="string">
            <text:p>2.0744e-06</text:p>
          </table:table-cell>
          <table:table-cell table:style-name="ce1" office:value-type="string">
            <text:p>2.1693e-17</text:p>
          </table:table-cell>
          <table:table-cell office:value-type="float" office:value="0.0011488">
            <text:p>0.0011488</text:p>
          </table:table-cell>
          <table:table-cell office:value-type="float" office:value="0.0001159">
            <text:p>0.0001159</text:p>
          </table:table-cell>
          <table:table-cell table:style-name="ce1" office:value-type="string">
            <text:p>4.121e-05</text:p>
          </table:table-cell>
          <table:table-cell table:style-name="ce1" office:value-type="string">
            <text:p>2.03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741e-06</text:p>
          </table:table-cell>
          <table:table-cell table:style-name="ce1" office:value-type="string">
            <text:p>2.1689e-17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101.7">
            <text:p>1101.7</text:p>
          </table:table-cell>
          <table:table-cell table:formula="of:=[.Q23]*1000000" office:value-type="float" office:value="142.94">
            <text:p>142.94</text:p>
          </table:table-cell>
          <table:table-cell table:formula="of:=[.R23]*1000000" office:value-type="float" office:value="61.746">
            <text:p>61.746</text:p>
          </table:table-cell>
          <table:table-cell table:formula="of:=[.S23]*1000000" office:value-type="float" office:value="20.165">
            <text:p>20.165</text:p>
          </table:table-cell>
          <table:table-cell table:formula="of:=[.T23]*1000000" office:value-type="float" office:value="0.0081866">
            <text:p>0.0081866</text:p>
          </table:table-cell>
          <table:table-cell table:formula="of:=[.U23]*1000000" office:value-type="float" office:value="1.6218">
            <text:p>1.6218</text:p>
          </table:table-cell>
          <table:table-cell table:formula="of:=[.V23]*1000000" office:value-type="float" office:value="0.000000000017659">
            <text:p>1.7659E-011</text:p>
          </table:table-cell>
          <table:table-cell table:formula="of:=[.W23]*1000000" office:value-type="float" office:value="1101.7">
            <text:p>1101.7</text:p>
          </table:table-cell>
          <table:table-cell table:formula="of:=[.X23]*1000000" office:value-type="float" office:value="142.96">
            <text:p>142.96</text:p>
          </table:table-cell>
          <table:table-cell table:formula="of:=[.Y23]*1000000" office:value-type="float" office:value="61.758">
            <text:p>61.758</text:p>
          </table:table-cell>
          <table:table-cell table:formula="of:=[.Z23]*1000000" office:value-type="float" office:value="20.518">
            <text:p>20.518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1.6216">
            <text:p>1.6216</text:p>
          </table:table-cell>
          <table:table-cell table:formula="of:=[.AC23]*1000000" office:value-type="float" office:value="0.000000000017657">
            <text:p>1.7657E-011</text:p>
          </table:table-cell>
          <table:table-cell office:value-type="float" office:value="0.0011017">
            <text:p>0.0011017</text:p>
          </table:table-cell>
          <table:table-cell office:value-type="float" office:value="0.00014294">
            <text:p>0.00014294</text:p>
          </table:table-cell>
          <table:table-cell table:style-name="ce1" office:value-type="string">
            <text:p>6.1746e-05</text:p>
          </table:table-cell>
          <table:table-cell table:style-name="ce1" office:value-type="string">
            <text:p>2.0165e-05</text:p>
          </table:table-cell>
          <table:table-cell table:style-name="ce1" office:value-type="string">
            <text:p>8.1866e-09</text:p>
          </table:table-cell>
          <table:table-cell table:style-name="ce1" office:value-type="string">
            <text:p>1.6218e-06</text:p>
          </table:table-cell>
          <table:table-cell table:style-name="ce1" office:value-type="string">
            <text:p>1.7659e-17</text:p>
          </table:table-cell>
          <table:table-cell office:value-type="float" office:value="0.0011017">
            <text:p>0.0011017</text:p>
          </table:table-cell>
          <table:table-cell office:value-type="float" office:value="0.00014296">
            <text:p>0.00014296</text:p>
          </table:table-cell>
          <table:table-cell table:style-name="ce1" office:value-type="string">
            <text:p>6.1758e-05</text:p>
          </table:table-cell>
          <table:table-cell table:style-name="ce1" office:value-type="string">
            <text:p>2.051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16e-06</text:p>
          </table:table-cell>
          <table:table-cell table:style-name="ce1" office:value-type="string">
            <text:p>1.7657e-17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058.7">
            <text:p>1058.7</text:p>
          </table:table-cell>
          <table:table-cell table:formula="of:=[.Q24]*1000000" office:value-type="float" office:value="165.02">
            <text:p>165.02</text:p>
          </table:table-cell>
          <table:table-cell table:formula="of:=[.R24]*1000000" office:value-type="float" office:value="85.3">
            <text:p>85.3</text:p>
          </table:table-cell>
          <table:table-cell table:formula="of:=[.S24]*1000000" office:value-type="float" office:value="20.247">
            <text:p>20.247</text:p>
          </table:table-cell>
          <table:table-cell table:formula="of:=[.T24]*1000000" office:value-type="float" office:value="0.009045">
            <text:p>0.009045</text:p>
          </table:table-cell>
          <table:table-cell table:formula="of:=[.U24]*1000000" office:value-type="float" office:value="1.2424">
            <text:p>1.2424</text:p>
          </table:table-cell>
          <table:table-cell table:formula="of:=[.V24]*1000000" office:value-type="float" office:value="0.000000000015831">
            <text:p>1.5831E-011</text:p>
          </table:table-cell>
          <table:table-cell table:formula="of:=[.W24]*1000000" office:value-type="float" office:value="1058.6">
            <text:p>1058.6</text:p>
          </table:table-cell>
          <table:table-cell table:formula="of:=[.X24]*1000000" office:value-type="float" office:value="165.03">
            <text:p>165.03</text:p>
          </table:table-cell>
          <table:table-cell table:formula="of:=[.Y24]*1000000" office:value-type="float" office:value="85.314">
            <text:p>85.314</text:p>
          </table:table-cell>
          <table:table-cell table:formula="of:=[.Z24]*1000000" office:value-type="float" office:value="20.68">
            <text:p>20.68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1.2423">
            <text:p>1.2423</text:p>
          </table:table-cell>
          <table:table-cell table:formula="of:=[.AC24]*1000000" office:value-type="float" office:value="0.000000000015831">
            <text:p>1.5831E-011</text:p>
          </table:table-cell>
          <table:table-cell office:value-type="float" office:value="0.0010587">
            <text:p>0.0010587</text:p>
          </table:table-cell>
          <table:table-cell office:value-type="float" office:value="0.00016502">
            <text:p>0.00016502</text:p>
          </table:table-cell>
          <table:table-cell table:style-name="ce1" office:value-type="string">
            <text:p>8.53e-05</text:p>
          </table:table-cell>
          <table:table-cell table:style-name="ce1" office:value-type="string">
            <text:p>2.0247e-05</text:p>
          </table:table-cell>
          <table:table-cell table:style-name="ce1" office:value-type="string">
            <text:p>9.045e-09</text:p>
          </table:table-cell>
          <table:table-cell table:style-name="ce1" office:value-type="string">
            <text:p>1.2424e-06</text:p>
          </table:table-cell>
          <table:table-cell table:style-name="ce1" office:value-type="string">
            <text:p>1.5831e-17</text:p>
          </table:table-cell>
          <table:table-cell office:value-type="float" office:value="0.0010586">
            <text:p>0.0010586</text:p>
          </table:table-cell>
          <table:table-cell office:value-type="float" office:value="0.00016503">
            <text:p>0.00016503</text:p>
          </table:table-cell>
          <table:table-cell table:style-name="ce1" office:value-type="string">
            <text:p>8.5314e-05</text:p>
          </table:table-cell>
          <table:table-cell table:style-name="ce1" office:value-type="string">
            <text:p>2.0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423e-06</text:p>
          </table:table-cell>
          <table:table-cell table:style-name="ce1" office:value-type="string">
            <text:p>1.5831e-17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019.7">
            <text:p>1019.7</text:p>
          </table:table-cell>
          <table:table-cell table:formula="of:=[.Q25]*1000000" office:value-type="float" office:value="181.86">
            <text:p>181.86</text:p>
          </table:table-cell>
          <table:table-cell table:formula="of:=[.R25]*1000000" office:value-type="float" office:value="110.81">
            <text:p>110.81</text:p>
          </table:table-cell>
          <table:table-cell table:formula="of:=[.S25]*1000000" office:value-type="float" office:value="20.306">
            <text:p>20.306</text:p>
          </table:table-cell>
          <table:table-cell table:formula="of:=[.T25]*1000000" office:value-type="float" office:value="0.0098578">
            <text:p>0.0098578</text:p>
          </table:table-cell>
          <table:table-cell table:formula="of:=[.U25]*1000000" office:value-type="float" office:value="0.92173">
            <text:p>0.92173</text:p>
          </table:table-cell>
          <table:table-cell table:formula="of:=[.V25]*1000000" office:value-type="float" office:value="0.000000000014828">
            <text:p>1.4828E-011</text:p>
          </table:table-cell>
          <table:table-cell table:formula="of:=[.W25]*1000000" office:value-type="float" office:value="1019.6">
            <text:p>1019.6</text:p>
          </table:table-cell>
          <table:table-cell table:formula="of:=[.X25]*1000000" office:value-type="float" office:value="181.87">
            <text:p>181.87</text:p>
          </table:table-cell>
          <table:table-cell table:formula="of:=[.Y25]*1000000" office:value-type="float" office:value="110.83">
            <text:p>110.83</text:p>
          </table:table-cell>
          <table:table-cell table:formula="of:=[.Z25]*1000000" office:value-type="float" office:value="20.826">
            <text:p>20.826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92158">
            <text:p>0.92158</text:p>
          </table:table-cell>
          <table:table-cell table:formula="of:=[.AC25]*1000000" office:value-type="float" office:value="0.000000000014828">
            <text:p>1.4828E-011</text:p>
          </table:table-cell>
          <table:table-cell office:value-type="float" office:value="0.0010197">
            <text:p>0.0010197</text:p>
          </table:table-cell>
          <table:table-cell office:value-type="float" office:value="0.00018186">
            <text:p>0.00018186</text:p>
          </table:table-cell>
          <table:table-cell office:value-type="float" office:value="0.00011081">
            <text:p>0.00011081</text:p>
          </table:table-cell>
          <table:table-cell table:style-name="ce1" office:value-type="string">
            <text:p>2.0306e-05</text:p>
          </table:table-cell>
          <table:table-cell table:style-name="ce1" office:value-type="string">
            <text:p>9.8578e-09</text:p>
          </table:table-cell>
          <table:table-cell table:style-name="ce1" office:value-type="string">
            <text:p>9.2173e-07</text:p>
          </table:table-cell>
          <table:table-cell table:style-name="ce1" office:value-type="string">
            <text:p>1.4828e-17</text:p>
          </table:table-cell>
          <table:table-cell office:value-type="float" office:value="0.0010196">
            <text:p>0.0010196</text:p>
          </table:table-cell>
          <table:table-cell office:value-type="float" office:value="0.00018187">
            <text:p>0.00018187</text:p>
          </table:table-cell>
          <table:table-cell office:value-type="float" office:value="0.00011083">
            <text:p>0.00011083</text:p>
          </table:table-cell>
          <table:table-cell table:style-name="ce1" office:value-type="string">
            <text:p>2.0826e-05</text:p>
          </table:table-cell>
          <table:table-cell office:value-type="float" office:value="0">
            <text:p>0</text:p>
          </table:table-cell>
          <table:table-cell table:style-name="ce1" office:value-type="string">
            <text:p>9.2158e-07</text:p>
          </table:table-cell>
          <table:table-cell table:style-name="ce1" office:value-type="string">
            <text:p>1.4828e-17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984.44">
            <text:p>984.44</text:p>
          </table:table-cell>
          <table:table-cell table:formula="of:=[.Q26]*1000000" office:value-type="float" office:value="194.02">
            <text:p>194.02</text:p>
          </table:table-cell>
          <table:table-cell table:formula="of:=[.R26]*1000000" office:value-type="float" office:value="137.38">
            <text:p>137.38</text:p>
          </table:table-cell>
          <table:table-cell table:formula="of:=[.S26]*1000000" office:value-type="float" office:value="20.337">
            <text:p>20.337</text:p>
          </table:table-cell>
          <table:table-cell table:formula="of:=[.T26]*1000000" office:value-type="float" office:value="0.010631">
            <text:p>0.010631</text:p>
          </table:table-cell>
          <table:table-cell table:formula="of:=[.U26]*1000000" office:value-type="float" office:value="0.65418">
            <text:p>0.65418</text:p>
          </table:table-cell>
          <table:table-cell table:formula="of:=[.V26]*1000000" office:value-type="float" office:value="0.000000000014141">
            <text:p>1.4141E-011</text:p>
          </table:table-cell>
          <table:table-cell table:formula="of:=[.W26]*1000000" office:value-type="float" office:value="984.43">
            <text:p>984.43</text:p>
          </table:table-cell>
          <table:table-cell table:formula="of:=[.X26]*1000000" office:value-type="float" office:value="194.03">
            <text:p>194.03</text:p>
          </table:table-cell>
          <table:table-cell table:formula="of:=[.Y26]*1000000" office:value-type="float" office:value="137.39">
            <text:p>137.39</text:p>
          </table:table-cell>
          <table:table-cell table:formula="of:=[.Z26]*1000000" office:value-type="float" office:value="20.949">
            <text:p>20.949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65405">
            <text:p>0.65405</text:p>
          </table:table-cell>
          <table:table-cell table:formula="of:=[.AC26]*1000000" office:value-type="float" office:value="0.000000000014141">
            <text:p>1.4141E-011</text:p>
          </table:table-cell>
          <table:table-cell office:value-type="float" office:value="0.00098444">
            <text:p>0.00098444</text:p>
          </table:table-cell>
          <table:table-cell office:value-type="float" office:value="0.00019402">
            <text:p>0.00019402</text:p>
          </table:table-cell>
          <table:table-cell office:value-type="float" office:value="0.00013738">
            <text:p>0.00013738</text:p>
          </table:table-cell>
          <table:table-cell table:style-name="ce1" office:value-type="string">
            <text:p>2.0337e-05</text:p>
          </table:table-cell>
          <table:table-cell table:style-name="ce1" office:value-type="string">
            <text:p>1.0631e-08</text:p>
          </table:table-cell>
          <table:table-cell table:style-name="ce1" office:value-type="string">
            <text:p>6.5418e-07</text:p>
          </table:table-cell>
          <table:table-cell table:style-name="ce1" office:value-type="string">
            <text:p>1.4141e-17</text:p>
          </table:table-cell>
          <table:table-cell office:value-type="float" office:value="0.00098443">
            <text:p>0.00098443</text:p>
          </table:table-cell>
          <table:table-cell office:value-type="float" office:value="0.00019403">
            <text:p>0.00019403</text:p>
          </table:table-cell>
          <table:table-cell office:value-type="float" office:value="0.00013739">
            <text:p>0.00013739</text:p>
          </table:table-cell>
          <table:table-cell table:style-name="ce1" office:value-type="string">
            <text:p>2.0949e-05</text:p>
          </table:table-cell>
          <table:table-cell office:value-type="float" office:value="0">
            <text:p>0</text:p>
          </table:table-cell>
          <table:table-cell table:style-name="ce1" office:value-type="string">
            <text:p>6.5405e-07</text:p>
          </table:table-cell>
          <table:table-cell table:style-name="ce1" office:value-type="string">
            <text:p>1.4141e-17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952.57">
            <text:p>952.57</text:p>
          </table:table-cell>
          <table:table-cell table:formula="of:=[.Q27]*1000000" office:value-type="float" office:value="202.33">
            <text:p>202.33</text:p>
          </table:table-cell>
          <table:table-cell table:formula="of:=[.R27]*1000000" office:value-type="float" office:value="164.29">
            <text:p>164.29</text:p>
          </table:table-cell>
          <table:table-cell table:formula="of:=[.S27]*1000000" office:value-type="float" office:value="20.334">
            <text:p>20.334</text:p>
          </table:table-cell>
          <table:table-cell table:formula="of:=[.T27]*1000000" office:value-type="float" office:value="0.011368">
            <text:p>0.011368</text:p>
          </table:table-cell>
          <table:table-cell table:formula="of:=[.U27]*1000000" office:value-type="float" office:value="0.43879">
            <text:p>0.43879</text:p>
          </table:table-cell>
          <table:table-cell table:formula="of:=[.V27]*1000000" office:value-type="float" office:value="0.000000000013599">
            <text:p>1.3599E-011</text:p>
          </table:table-cell>
          <table:table-cell table:formula="of:=[.W27]*1000000" office:value-type="float" office:value="952.55">
            <text:p>952.55</text:p>
          </table:table-cell>
          <table:table-cell table:formula="of:=[.X27]*1000000" office:value-type="float" office:value="202.33">
            <text:p>202.33</text:p>
          </table:table-cell>
          <table:table-cell table:formula="of:=[.Y27]*1000000" office:value-type="float" office:value="164.31">
            <text:p>164.31</text:p>
          </table:table-cell>
          <table:table-cell table:formula="of:=[.Z27]*1000000" office:value-type="float" office:value="21.042">
            <text:p>21.042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43869">
            <text:p>0.43869</text:p>
          </table:table-cell>
          <table:table-cell table:formula="of:=[.AC27]*1000000" office:value-type="float" office:value="0.000000000013598">
            <text:p>1.3598E-011</text:p>
          </table:table-cell>
          <table:table-cell office:value-type="float" office:value="0.00095257">
            <text:p>0.00095257</text:p>
          </table:table-cell>
          <table:table-cell office:value-type="float" office:value="0.00020233">
            <text:p>0.00020233</text:p>
          </table:table-cell>
          <table:table-cell office:value-type="float" office:value="0.00016429">
            <text:p>0.00016429</text:p>
          </table:table-cell>
          <table:table-cell table:style-name="ce1" office:value-type="string">
            <text:p>2.0334e-05</text:p>
          </table:table-cell>
          <table:table-cell table:style-name="ce1" office:value-type="string">
            <text:p>1.1368e-08</text:p>
          </table:table-cell>
          <table:table-cell table:style-name="ce1" office:value-type="string">
            <text:p>4.3879e-07</text:p>
          </table:table-cell>
          <table:table-cell table:style-name="ce1" office:value-type="string">
            <text:p>1.3599e-17</text:p>
          </table:table-cell>
          <table:table-cell office:value-type="float" office:value="0.00095255">
            <text:p>0.00095255</text:p>
          </table:table-cell>
          <table:table-cell office:value-type="float" office:value="0.00020233">
            <text:p>0.00020233</text:p>
          </table:table-cell>
          <table:table-cell office:value-type="float" office:value="0.00016431">
            <text:p>0.00016431</text:p>
          </table:table-cell>
          <table:table-cell table:style-name="ce1" office:value-type="string">
            <text:p>2.1042e-05</text:p>
          </table:table-cell>
          <table:table-cell office:value-type="float" office:value="0">
            <text:p>0</text:p>
          </table:table-cell>
          <table:table-cell table:style-name="ce1" office:value-type="string">
            <text:p>4.3869e-07</text:p>
          </table:table-cell>
          <table:table-cell table:style-name="ce1" office:value-type="string">
            <text:p>1.3598e-17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923.61">
            <text:p>923.61</text:p>
          </table:table-cell>
          <table:table-cell table:formula="of:=[.Q28]*1000000" office:value-type="float" office:value="207.61">
            <text:p>207.61</text:p>
          </table:table-cell>
          <table:table-cell table:formula="of:=[.R28]*1000000" office:value-type="float" office:value="191.05">
            <text:p>191.05</text:p>
          </table:table-cell>
          <table:table-cell table:formula="of:=[.S28]*1000000" office:value-type="float" office:value="20.291">
            <text:p>20.291</text:p>
          </table:table-cell>
          <table:table-cell table:formula="of:=[.T28]*1000000" office:value-type="float" office:value="0.012075">
            <text:p>0.012075</text:p>
          </table:table-cell>
          <table:table-cell table:formula="of:=[.U28]*1000000" office:value-type="float" office:value="0.27513">
            <text:p>0.27513</text:p>
          </table:table-cell>
          <table:table-cell table:formula="of:=[.V28]*1000000" office:value-type="float" office:value="0.00000000001313">
            <text:p>1.313E-011</text:p>
          </table:table-cell>
          <table:table-cell table:formula="of:=[.W28]*1000000" office:value-type="float" office:value="923.6">
            <text:p>923.6</text:p>
          </table:table-cell>
          <table:table-cell table:formula="of:=[.X28]*1000000" office:value-type="float" office:value="207.61">
            <text:p>207.61</text:p>
          </table:table-cell>
          <table:table-cell table:formula="of:=[.Y28]*1000000" office:value-type="float" office:value="191.06">
            <text:p>191.06</text:p>
          </table:table-cell>
          <table:table-cell table:formula="of:=[.Z28]*1000000" office:value-type="float" office:value="21.101">
            <text:p>21.101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27505">
            <text:p>0.27505</text:p>
          </table:table-cell>
          <table:table-cell table:formula="of:=[.AC28]*1000000" office:value-type="float" office:value="0.000000000013129">
            <text:p>1.3129E-011</text:p>
          </table:table-cell>
          <table:table-cell office:value-type="float" office:value="0.00092361">
            <text:p>0.00092361</text:p>
          </table:table-cell>
          <table:table-cell office:value-type="float" office:value="0.00020761">
            <text:p>0.00020761</text:p>
          </table:table-cell>
          <table:table-cell office:value-type="float" office:value="0.00019105">
            <text:p>0.00019105</text:p>
          </table:table-cell>
          <table:table-cell table:style-name="ce1" office:value-type="string">
            <text:p>2.0291e-05</text:p>
          </table:table-cell>
          <table:table-cell table:style-name="ce1" office:value-type="string">
            <text:p>1.2075e-08</text:p>
          </table:table-cell>
          <table:table-cell table:style-name="ce1" office:value-type="string">
            <text:p>2.7513e-07</text:p>
          </table:table-cell>
          <table:table-cell table:style-name="ce1" office:value-type="string">
            <text:p>1.313e-17</text:p>
          </table:table-cell>
          <table:table-cell office:value-type="float" office:value="0.0009236">
            <text:p>0.0009236</text:p>
          </table:table-cell>
          <table:table-cell office:value-type="float" office:value="0.00020761">
            <text:p>0.00020761</text:p>
          </table:table-cell>
          <table:table-cell office:value-type="float" office:value="0.00019106">
            <text:p>0.00019106</text:p>
          </table:table-cell>
          <table:table-cell table:style-name="ce1" office:value-type="string">
            <text:p>2.11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7505e-07</text:p>
          </table:table-cell>
          <table:table-cell table:style-name="ce1" office:value-type="string">
            <text:p>1.3129e-17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897.17">
            <text:p>897.17</text:p>
          </table:table-cell>
          <table:table-cell table:formula="of:=[.Q29]*1000000" office:value-type="float" office:value="210.59">
            <text:p>210.59</text:p>
          </table:table-cell>
          <table:table-cell table:formula="of:=[.R29]*1000000" office:value-type="float" office:value="217.3">
            <text:p>217.3</text:p>
          </table:table-cell>
          <table:table-cell table:formula="of:=[.S29]*1000000" office:value-type="float" office:value="20.21">
            <text:p>20.21</text:p>
          </table:table-cell>
          <table:table-cell table:formula="of:=[.T29]*1000000" office:value-type="float" office:value="0.012753">
            <text:p>0.012753</text:p>
          </table:table-cell>
          <table:table-cell table:formula="of:=[.U29]*1000000" office:value-type="float" office:value="0.15989">
            <text:p>0.15989</text:p>
          </table:table-cell>
          <table:table-cell table:formula="of:=[.V29]*1000000" office:value-type="float" office:value="0.000000000012701">
            <text:p>1.2701E-011</text:p>
          </table:table-cell>
          <table:table-cell table:formula="of:=[.W29]*1000000" office:value-type="float" office:value="897.15">
            <text:p>897.15</text:p>
          </table:table-cell>
          <table:table-cell table:formula="of:=[.X29]*1000000" office:value-type="float" office:value="210.59">
            <text:p>210.59</text:p>
          </table:table-cell>
          <table:table-cell table:formula="of:=[.Y29]*1000000" office:value-type="float" office:value="217.32">
            <text:p>217.32</text:p>
          </table:table-cell>
          <table:table-cell table:formula="of:=[.Z29]*1000000" office:value-type="float" office:value="21.126">
            <text:p>21.126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15984">
            <text:p>0.15984</text:p>
          </table:table-cell>
          <table:table-cell table:formula="of:=[.AC29]*1000000" office:value-type="float" office:value="0.000000000012701">
            <text:p>1.2701E-011</text:p>
          </table:table-cell>
          <table:table-cell office:value-type="float" office:value="0.00089717">
            <text:p>0.00089717</text:p>
          </table:table-cell>
          <table:table-cell office:value-type="float" office:value="0.00021059">
            <text:p>0.00021059</text:p>
          </table:table-cell>
          <table:table-cell office:value-type="float" office:value="0.0002173">
            <text:p>0.0002173</text:p>
          </table:table-cell>
          <table:table-cell table:style-name="ce1" office:value-type="string">
            <text:p>2.021e-05</text:p>
          </table:table-cell>
          <table:table-cell table:style-name="ce1" office:value-type="string">
            <text:p>1.2753e-08</text:p>
          </table:table-cell>
          <table:table-cell table:style-name="ce1" office:value-type="string">
            <text:p>1.5989e-07</text:p>
          </table:table-cell>
          <table:table-cell table:style-name="ce1" office:value-type="string">
            <text:p>1.2701e-17</text:p>
          </table:table-cell>
          <table:table-cell office:value-type="float" office:value="0.00089715">
            <text:p>0.00089715</text:p>
          </table:table-cell>
          <table:table-cell office:value-type="float" office:value="0.00021059">
            <text:p>0.00021059</text:p>
          </table:table-cell>
          <table:table-cell office:value-type="float" office:value="0.00021732">
            <text:p>0.00021732</text:p>
          </table:table-cell>
          <table:table-cell table:style-name="ce1" office:value-type="string">
            <text:p>2.1126e-05</text:p>
          </table:table-cell>
          <table:table-cell office:value-type="float" office:value="0">
            <text:p>0</text:p>
          </table:table-cell>
          <table:table-cell table:style-name="ce1" office:value-type="string">
            <text:p>1.5984e-07</text:p>
          </table:table-cell>
          <table:table-cell table:style-name="ce1" office:value-type="string">
            <text:p>1.2701e-17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872.89">
            <text:p>872.89</text:p>
          </table:table-cell>
          <table:table-cell table:formula="of:=[.Q30]*1000000" office:value-type="float" office:value="211.85">
            <text:p>211.85</text:p>
          </table:table-cell>
          <table:table-cell table:formula="of:=[.R30]*1000000" office:value-type="float" office:value="242.83">
            <text:p>242.83</text:p>
          </table:table-cell>
          <table:table-cell table:formula="of:=[.S30]*1000000" office:value-type="float" office:value="20.094">
            <text:p>20.094</text:p>
          </table:table-cell>
          <table:table-cell table:formula="of:=[.T30]*1000000" office:value-type="float" office:value="0.013407">
            <text:p>0.013407</text:p>
          </table:table-cell>
          <table:table-cell table:formula="of:=[.U30]*1000000" office:value-type="float" office:value="0.085674">
            <text:p>0.085674</text:p>
          </table:table-cell>
          <table:table-cell table:formula="of:=[.V30]*1000000" office:value-type="float" office:value="0.000000000012297">
            <text:p>1.2297E-011</text:p>
          </table:table-cell>
          <table:table-cell table:formula="of:=[.W30]*1000000" office:value-type="float" office:value="872.88">
            <text:p>872.88</text:p>
          </table:table-cell>
          <table:table-cell table:formula="of:=[.X30]*1000000" office:value-type="float" office:value="211.85">
            <text:p>211.85</text:p>
          </table:table-cell>
          <table:table-cell table:formula="of:=[.Y30]*1000000" office:value-type="float" office:value="242.85">
            <text:p>242.85</text:p>
          </table:table-cell>
          <table:table-cell table:formula="of:=[.Z30]*1000000" office:value-type="float" office:value="21.12">
            <text:p>21.12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85643">
            <text:p>0.085643</text:p>
          </table:table-cell>
          <table:table-cell table:formula="of:=[.AC30]*1000000" office:value-type="float" office:value="0.000000000012297">
            <text:p>1.2297E-011</text:p>
          </table:table-cell>
          <table:table-cell office:value-type="float" office:value="0.00087289">
            <text:p>0.00087289</text:p>
          </table:table-cell>
          <table:table-cell office:value-type="float" office:value="0.00021185">
            <text:p>0.00021185</text:p>
          </table:table-cell>
          <table:table-cell office:value-type="float" office:value="0.00024283">
            <text:p>0.00024283</text:p>
          </table:table-cell>
          <table:table-cell table:style-name="ce1" office:value-type="string">
            <text:p>2.0094e-05</text:p>
          </table:table-cell>
          <table:table-cell table:style-name="ce1" office:value-type="string">
            <text:p>1.3407e-08</text:p>
          </table:table-cell>
          <table:table-cell table:style-name="ce1" office:value-type="string">
            <text:p>8.5674e-08</text:p>
          </table:table-cell>
          <table:table-cell table:style-name="ce1" office:value-type="string">
            <text:p>1.2297e-17</text:p>
          </table:table-cell>
          <table:table-cell office:value-type="float" office:value="0.00087288">
            <text:p>0.00087288</text:p>
          </table:table-cell>
          <table:table-cell office:value-type="float" office:value="0.00021185">
            <text:p>0.00021185</text:p>
          </table:table-cell>
          <table:table-cell office:value-type="float" office:value="0.00024285">
            <text:p>0.00024285</text:p>
          </table:table-cell>
          <table:table-cell table:style-name="ce1" office:value-type="string">
            <text:p>2.112e-05</text:p>
          </table:table-cell>
          <table:table-cell office:value-type="float" office:value="0">
            <text:p>0</text:p>
          </table:table-cell>
          <table:table-cell table:style-name="ce1" office:value-type="string">
            <text:p>8.5643e-08</text:p>
          </table:table-cell>
          <table:table-cell table:style-name="ce1" office:value-type="string">
            <text:p>1.2297e-17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850.49">
            <text:p>850.49</text:p>
          </table:table-cell>
          <table:table-cell table:formula="of:=[.Q31]*1000000" office:value-type="float" office:value="211.85">
            <text:p>211.85</text:p>
          </table:table-cell>
          <table:table-cell table:formula="of:=[.R31]*1000000" office:value-type="float" office:value="267.5">
            <text:p>267.5</text:p>
          </table:table-cell>
          <table:table-cell table:formula="of:=[.S31]*1000000" office:value-type="float" office:value="19.953">
            <text:p>19.953</text:p>
          </table:table-cell>
          <table:table-cell table:formula="of:=[.T31]*1000000" office:value-type="float" office:value="0.014038">
            <text:p>0.014038</text:p>
          </table:table-cell>
          <table:table-cell table:formula="of:=[.U31]*1000000" office:value-type="float" office:value="0.042248">
            <text:p>0.042248</text:p>
          </table:table-cell>
          <table:table-cell table:formula="of:=[.V31]*1000000" office:value-type="float" office:value="0.000000000011912">
            <text:p>1.1912E-011</text:p>
          </table:table-cell>
          <table:table-cell table:formula="of:=[.W31]*1000000" office:value-type="float" office:value="850.48">
            <text:p>850.48</text:p>
          </table:table-cell>
          <table:table-cell table:formula="of:=[.X31]*1000000" office:value-type="float" office:value="211.85">
            <text:p>211.85</text:p>
          </table:table-cell>
          <table:table-cell table:formula="of:=[.Y31]*1000000" office:value-type="float" office:value="267.52">
            <text:p>267.52</text:p>
          </table:table-cell>
          <table:table-cell table:formula="of:=[.Z31]*1000000" office:value-type="float" office:value="21.092">
            <text:p>21.092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42231">
            <text:p>0.042231</text:p>
          </table:table-cell>
          <table:table-cell table:formula="of:=[.AC31]*1000000" office:value-type="float" office:value="0.000000000011911">
            <text:p>1.1911E-011</text:p>
          </table:table-cell>
          <table:table-cell office:value-type="float" office:value="0.00085049">
            <text:p>0.00085049</text:p>
          </table:table-cell>
          <table:table-cell office:value-type="float" office:value="0.00021185">
            <text:p>0.00021185</text:p>
          </table:table-cell>
          <table:table-cell office:value-type="float" office:value="0.0002675">
            <text:p>0.0002675</text:p>
          </table:table-cell>
          <table:table-cell table:style-name="ce1" office:value-type="string">
            <text:p>1.9953e-05</text:p>
          </table:table-cell>
          <table:table-cell table:style-name="ce1" office:value-type="string">
            <text:p>1.4038e-08</text:p>
          </table:table-cell>
          <table:table-cell table:style-name="ce1" office:value-type="string">
            <text:p>4.2248e-08</text:p>
          </table:table-cell>
          <table:table-cell table:style-name="ce1" office:value-type="string">
            <text:p>1.1912e-17</text:p>
          </table:table-cell>
          <table:table-cell office:value-type="float" office:value="0.00085048">
            <text:p>0.00085048</text:p>
          </table:table-cell>
          <table:table-cell office:value-type="float" office:value="0.00021185">
            <text:p>0.00021185</text:p>
          </table:table-cell>
          <table:table-cell office:value-type="float" office:value="0.00026752">
            <text:p>0.00026752</text:p>
          </table:table-cell>
          <table:table-cell table:style-name="ce1" office:value-type="string">
            <text:p>2.1092e-05</text:p>
          </table:table-cell>
          <table:table-cell office:value-type="float" office:value="0">
            <text:p>0</text:p>
          </table:table-cell>
          <table:table-cell table:style-name="ce1" office:value-type="string">
            <text:p>4.2231e-08</text:p>
          </table:table-cell>
          <table:table-cell table:style-name="ce1" office:value-type="string">
            <text:p>1.1911e-17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829.72">
            <text:p>829.72</text:p>
          </table:table-cell>
          <table:table-cell table:formula="of:=[.Q32]*1000000" office:value-type="float" office:value="210.93">
            <text:p>210.93</text:p>
          </table:table-cell>
          <table:table-cell table:formula="of:=[.R32]*1000000" office:value-type="float" office:value="291.24">
            <text:p>291.24</text:p>
          </table:table-cell>
          <table:table-cell table:formula="of:=[.S32]*1000000" office:value-type="float" office:value="19.796">
            <text:p>19.796</text:p>
          </table:table-cell>
          <table:table-cell table:formula="of:=[.T32]*1000000" office:value-type="float" office:value="0.014647">
            <text:p>0.014647</text:p>
          </table:table-cell>
          <table:table-cell table:formula="of:=[.U32]*1000000" office:value-type="float" office:value="0.019203">
            <text:p>0.019203</text:p>
          </table:table-cell>
          <table:table-cell table:formula="of:=[.V32]*1000000" office:value-type="float" office:value="0.000000000011541">
            <text:p>1.1541E-011</text:p>
          </table:table-cell>
          <table:table-cell table:formula="of:=[.W32]*1000000" office:value-type="float" office:value="829.7">
            <text:p>829.7</text:p>
          </table:table-cell>
          <table:table-cell table:formula="of:=[.X32]*1000000" office:value-type="float" office:value="210.93">
            <text:p>210.93</text:p>
          </table:table-cell>
          <table:table-cell table:formula="of:=[.Y32]*1000000" office:value-type="float" office:value="291.26">
            <text:p>291.26</text:p>
          </table:table-cell>
          <table:table-cell table:formula="of:=[.Z32]*1000000" office:value-type="float" office:value="21.052">
            <text:p>21.052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19194">
            <text:p>0.019194</text:p>
          </table:table-cell>
          <table:table-cell table:formula="of:=[.AC32]*1000000" office:value-type="float" office:value="0.000000000011541">
            <text:p>1.1541E-011</text:p>
          </table:table-cell>
          <table:table-cell office:value-type="float" office:value="0.00082972">
            <text:p>0.00082972</text:p>
          </table:table-cell>
          <table:table-cell office:value-type="float" office:value="0.00021093">
            <text:p>0.00021093</text:p>
          </table:table-cell>
          <table:table-cell office:value-type="float" office:value="0.00029124">
            <text:p>0.00029124</text:p>
          </table:table-cell>
          <table:table-cell table:style-name="ce1" office:value-type="string">
            <text:p>1.9796e-05</text:p>
          </table:table-cell>
          <table:table-cell table:style-name="ce1" office:value-type="string">
            <text:p>1.4647e-08</text:p>
          </table:table-cell>
          <table:table-cell table:style-name="ce1" office:value-type="string">
            <text:p>1.9203e-08</text:p>
          </table:table-cell>
          <table:table-cell table:style-name="ce1" office:value-type="string">
            <text:p>1.1541e-17</text:p>
          </table:table-cell>
          <table:table-cell office:value-type="float" office:value="0.0008297">
            <text:p>0.0008297</text:p>
          </table:table-cell>
          <table:table-cell office:value-type="float" office:value="0.00021093">
            <text:p>0.00021093</text:p>
          </table:table-cell>
          <table:table-cell office:value-type="float" office:value="0.00029126">
            <text:p>0.00029126</text:p>
          </table:table-cell>
          <table:table-cell table:style-name="ce1" office:value-type="string">
            <text:p>2.1052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94e-08</text:p>
          </table:table-cell>
          <table:table-cell table:style-name="ce1" office:value-type="string">
            <text:p>1.1541e-17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810.36">
            <text:p>810.36</text:p>
          </table:table-cell>
          <table:table-cell table:formula="of:=[.Q33]*1000000" office:value-type="float" office:value="209.35">
            <text:p>209.35</text:p>
          </table:table-cell>
          <table:table-cell table:formula="of:=[.R33]*1000000" office:value-type="float" office:value="314.03">
            <text:p>314.03</text:p>
          </table:table-cell>
          <table:table-cell table:formula="of:=[.S33]*1000000" office:value-type="float" office:value="19.629">
            <text:p>19.629</text:p>
          </table:table-cell>
          <table:table-cell table:formula="of:=[.T33]*1000000" office:value-type="float" office:value="0.015238">
            <text:p>0.015238</text:p>
          </table:table-cell>
          <table:table-cell table:formula="of:=[.U33]*1000000" office:value-type="float" office:value="0.0080761">
            <text:p>0.0080761</text:p>
          </table:table-cell>
          <table:table-cell table:formula="of:=[.V33]*1000000" office:value-type="float" office:value="0.000000000011184">
            <text:p>1.1184E-011</text:p>
          </table:table-cell>
          <table:table-cell table:formula="of:=[.W33]*1000000" office:value-type="float" office:value="810.35">
            <text:p>810.35</text:p>
          </table:table-cell>
          <table:table-cell table:formula="of:=[.X33]*1000000" office:value-type="float" office:value="209.35">
            <text:p>209.35</text:p>
          </table:table-cell>
          <table:table-cell table:formula="of:=[.Y33]*1000000" office:value-type="float" office:value="314.04">
            <text:p>314.04</text:p>
          </table:table-cell>
          <table:table-cell table:formula="of:=[.Z33]*1000000" office:value-type="float" office:value="21.006">
            <text:p>21.006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80722">
            <text:p>0.0080722</text:p>
          </table:table-cell>
          <table:table-cell table:formula="of:=[.AC33]*1000000" office:value-type="float" office:value="0.000000000011184">
            <text:p>1.1184E-011</text:p>
          </table:table-cell>
          <table:table-cell office:value-type="float" office:value="0.00081036">
            <text:p>0.00081036</text:p>
          </table:table-cell>
          <table:table-cell office:value-type="float" office:value="0.00020935">
            <text:p>0.00020935</text:p>
          </table:table-cell>
          <table:table-cell office:value-type="float" office:value="0.00031403">
            <text:p>0.00031403</text:p>
          </table:table-cell>
          <table:table-cell table:style-name="ce1" office:value-type="string">
            <text:p>1.9629e-05</text:p>
          </table:table-cell>
          <table:table-cell table:style-name="ce1" office:value-type="string">
            <text:p>1.5238e-08</text:p>
          </table:table-cell>
          <table:table-cell table:style-name="ce1" office:value-type="string">
            <text:p>8.0761e-09</text:p>
          </table:table-cell>
          <table:table-cell table:style-name="ce1" office:value-type="string">
            <text:p>1.1184e-17</text:p>
          </table:table-cell>
          <table:table-cell office:value-type="float" office:value="0.00081035">
            <text:p>0.00081035</text:p>
          </table:table-cell>
          <table:table-cell office:value-type="float" office:value="0.00020935">
            <text:p>0.00020935</text:p>
          </table:table-cell>
          <table:table-cell office:value-type="float" office:value="0.00031404">
            <text:p>0.00031404</text:p>
          </table:table-cell>
          <table:table-cell table:style-name="ce1" office:value-type="string">
            <text:p>2.1006e-05</text:p>
          </table:table-cell>
          <table:table-cell office:value-type="float" office:value="0">
            <text:p>0</text:p>
          </table:table-cell>
          <table:table-cell table:style-name="ce1" office:value-type="string">
            <text:p>8.0722e-09</text:p>
          </table:table-cell>
          <table:table-cell table:style-name="ce1" office:value-type="string">
            <text:p>1.1184e-17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792.24">
            <text:p>792.24</text:p>
          </table:table-cell>
          <table:table-cell table:formula="of:=[.Q34]*1000000" office:value-type="float" office:value="207.32">
            <text:p>207.32</text:p>
          </table:table-cell>
          <table:table-cell table:formula="of:=[.R34]*1000000" office:value-type="float" office:value="335.86">
            <text:p>335.86</text:p>
          </table:table-cell>
          <table:table-cell table:formula="of:=[.S34]*1000000" office:value-type="float" office:value="19.459">
            <text:p>19.459</text:p>
          </table:table-cell>
          <table:table-cell table:formula="of:=[.T34]*1000000" office:value-type="float" office:value="0.015809">
            <text:p>0.015809</text:p>
          </table:table-cell>
          <table:table-cell table:formula="of:=[.U34]*1000000" office:value-type="float" office:value="0.0031594">
            <text:p>0.0031594</text:p>
          </table:table-cell>
          <table:table-cell table:formula="of:=[.V34]*1000000" office:value-type="float" office:value="0.000000000010839">
            <text:p>1.0839E-011</text:p>
          </table:table-cell>
          <table:table-cell table:formula="of:=[.W34]*1000000" office:value-type="float" office:value="792.23">
            <text:p>792.23</text:p>
          </table:table-cell>
          <table:table-cell table:formula="of:=[.X34]*1000000" office:value-type="float" office:value="207.31">
            <text:p>207.31</text:p>
          </table:table-cell>
          <table:table-cell table:formula="of:=[.Y34]*1000000" office:value-type="float" office:value="335.87">
            <text:p>335.87</text:p>
          </table:table-cell>
          <table:table-cell table:formula="of:=[.Z34]*1000000" office:value-type="float" office:value="20.96">
            <text:p>20.96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31578">
            <text:p>0.0031578</text:p>
          </table:table-cell>
          <table:table-cell table:formula="of:=[.AC34]*1000000" office:value-type="float" office:value="0.000000000010839">
            <text:p>1.0839E-011</text:p>
          </table:table-cell>
          <table:table-cell office:value-type="float" office:value="0.00079224">
            <text:p>0.00079224</text:p>
          </table:table-cell>
          <table:table-cell office:value-type="float" office:value="0.00020732">
            <text:p>0.00020732</text:p>
          </table:table-cell>
          <table:table-cell office:value-type="float" office:value="0.00033586">
            <text:p>0.00033586</text:p>
          </table:table-cell>
          <table:table-cell table:style-name="ce1" office:value-type="string">
            <text:p>1.9459e-05</text:p>
          </table:table-cell>
          <table:table-cell table:style-name="ce1" office:value-type="string">
            <text:p>1.5809e-08</text:p>
          </table:table-cell>
          <table:table-cell table:style-name="ce1" office:value-type="string">
            <text:p>3.1594e-09</text:p>
          </table:table-cell>
          <table:table-cell table:style-name="ce1" office:value-type="string">
            <text:p>1.0839e-17</text:p>
          </table:table-cell>
          <table:table-cell office:value-type="float" office:value="0.00079223">
            <text:p>0.00079223</text:p>
          </table:table-cell>
          <table:table-cell office:value-type="float" office:value="0.00020731">
            <text:p>0.00020731</text:p>
          </table:table-cell>
          <table:table-cell office:value-type="float" office:value="0.00033587">
            <text:p>0.00033587</text:p>
          </table:table-cell>
          <table:table-cell table:style-name="ce1" office:value-type="string">
            <text:p>2.096e-05</text:p>
          </table:table-cell>
          <table:table-cell office:value-type="float" office:value="0">
            <text:p>0</text:p>
          </table:table-cell>
          <table:table-cell table:style-name="ce1" office:value-type="string">
            <text:p>3.1578e-09</text:p>
          </table:table-cell>
          <table:table-cell table:style-name="ce1" office:value-type="string">
            <text:p>1.0839e-17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775.21">
            <text:p>775.21</text:p>
          </table:table-cell>
          <table:table-cell table:formula="of:=[.Q35]*1000000" office:value-type="float" office:value="204.97">
            <text:p>204.97</text:p>
          </table:table-cell>
          <table:table-cell table:formula="of:=[.R35]*1000000" office:value-type="float" office:value="356.76">
            <text:p>356.76</text:p>
          </table:table-cell>
          <table:table-cell table:formula="of:=[.S35]*1000000" office:value-type="float" office:value="19.288">
            <text:p>19.288</text:p>
          </table:table-cell>
          <table:table-cell table:formula="of:=[.T35]*1000000" office:value-type="float" office:value="0.016364">
            <text:p>0.016364</text:p>
          </table:table-cell>
          <table:table-cell table:formula="of:=[.U35]*1000000" office:value-type="float" office:value="0.0011563">
            <text:p>0.0011563</text:p>
          </table:table-cell>
          <table:table-cell table:formula="of:=[.V35]*1000000" office:value-type="float" office:value="0.000000000010506">
            <text:p>1.0506E-011</text:p>
          </table:table-cell>
          <table:table-cell table:formula="of:=[.W35]*1000000" office:value-type="float" office:value="775.2">
            <text:p>775.2</text:p>
          </table:table-cell>
          <table:table-cell table:formula="of:=[.X35]*1000000" office:value-type="float" office:value="204.97">
            <text:p>204.97</text:p>
          </table:table-cell>
          <table:table-cell table:formula="of:=[.Y35]*1000000" office:value-type="float" office:value="356.77">
            <text:p>356.77</text:p>
          </table:table-cell>
          <table:table-cell table:formula="of:=[.Z35]*1000000" office:value-type="float" office:value="20.915">
            <text:p>20.915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11557">
            <text:p>0.0011557</text:p>
          </table:table-cell>
          <table:table-cell table:formula="of:=[.AC35]*1000000" office:value-type="float" office:value="0.000000000010506">
            <text:p>1.0506E-011</text:p>
          </table:table-cell>
          <table:table-cell office:value-type="float" office:value="0.00077521">
            <text:p>0.00077521</text:p>
          </table:table-cell>
          <table:table-cell office:value-type="float" office:value="0.00020497">
            <text:p>0.00020497</text:p>
          </table:table-cell>
          <table:table-cell office:value-type="float" office:value="0.00035676">
            <text:p>0.00035676</text:p>
          </table:table-cell>
          <table:table-cell table:style-name="ce1" office:value-type="string">
            <text:p>1.9288e-05</text:p>
          </table:table-cell>
          <table:table-cell table:style-name="ce1" office:value-type="string">
            <text:p>1.6364e-08</text:p>
          </table:table-cell>
          <table:table-cell table:style-name="ce1" office:value-type="string">
            <text:p>1.1563e-09</text:p>
          </table:table-cell>
          <table:table-cell table:style-name="ce1" office:value-type="string">
            <text:p>1.0506e-17</text:p>
          </table:table-cell>
          <table:table-cell office:value-type="float" office:value="0.0007752">
            <text:p>0.0007752</text:p>
          </table:table-cell>
          <table:table-cell office:value-type="float" office:value="0.00020497">
            <text:p>0.00020497</text:p>
          </table:table-cell>
          <table:table-cell office:value-type="float" office:value="0.00035677">
            <text:p>0.00035677</text:p>
          </table:table-cell>
          <table:table-cell table:style-name="ce1" office:value-type="string">
            <text:p>2.091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57e-09</text:p>
          </table:table-cell>
          <table:table-cell table:style-name="ce1" office:value-type="string">
            <text:p>1.0506e-17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759.15">
            <text:p>759.15</text:p>
          </table:table-cell>
          <table:table-cell table:formula="of:=[.Q36]*1000000" office:value-type="float" office:value="202.43">
            <text:p>202.43</text:p>
          </table:table-cell>
          <table:table-cell table:formula="of:=[.R36]*1000000" office:value-type="float" office:value="376.77">
            <text:p>376.77</text:p>
          </table:table-cell>
          <table:table-cell table:formula="of:=[.S36]*1000000" office:value-type="float" office:value="19.116">
            <text:p>19.116</text:p>
          </table:table-cell>
          <table:table-cell table:formula="of:=[.T36]*1000000" office:value-type="float" office:value="0.016903">
            <text:p>0.016903</text:p>
          </table:table-cell>
          <table:table-cell table:formula="of:=[.U36]*1000000" office:value-type="float" office:value="0.00039818">
            <text:p>0.00039818</text:p>
          </table:table-cell>
          <table:table-cell table:formula="of:=[.V36]*1000000" office:value-type="float" office:value="0.000000000010183">
            <text:p>1.0183E-011</text:p>
          </table:table-cell>
          <table:table-cell table:formula="of:=[.W36]*1000000" office:value-type="float" office:value="759.14">
            <text:p>759.14</text:p>
          </table:table-cell>
          <table:table-cell table:formula="of:=[.X36]*1000000" office:value-type="float" office:value="202.42">
            <text:p>202.42</text:p>
          </table:table-cell>
          <table:table-cell table:formula="of:=[.Y36]*1000000" office:value-type="float" office:value="376.78">
            <text:p>376.78</text:p>
          </table:table-cell>
          <table:table-cell table:formula="of:=[.Z36]*1000000" office:value-type="float" office:value="20.873">
            <text:p>20.873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39794">
            <text:p>0.00039794</text:p>
          </table:table-cell>
          <table:table-cell table:formula="of:=[.AC36]*1000000" office:value-type="float" office:value="0.000000000010183">
            <text:p>1.0183E-011</text:p>
          </table:table-cell>
          <table:table-cell office:value-type="float" office:value="0.00075915">
            <text:p>0.00075915</text:p>
          </table:table-cell>
          <table:table-cell office:value-type="float" office:value="0.00020243">
            <text:p>0.00020243</text:p>
          </table:table-cell>
          <table:table-cell office:value-type="float" office:value="0.00037677">
            <text:p>0.00037677</text:p>
          </table:table-cell>
          <table:table-cell table:style-name="ce1" office:value-type="string">
            <text:p>1.9116e-05</text:p>
          </table:table-cell>
          <table:table-cell table:style-name="ce1" office:value-type="string">
            <text:p>1.6903e-08</text:p>
          </table:table-cell>
          <table:table-cell table:style-name="ce1" office:value-type="string">
            <text:p>3.9818e-10</text:p>
          </table:table-cell>
          <table:table-cell table:style-name="ce1" office:value-type="string">
            <text:p>1.0183e-17</text:p>
          </table:table-cell>
          <table:table-cell office:value-type="float" office:value="0.00075914">
            <text:p>0.00075914</text:p>
          </table:table-cell>
          <table:table-cell office:value-type="float" office:value="0.00020242">
            <text:p>0.00020242</text:p>
          </table:table-cell>
          <table:table-cell office:value-type="float" office:value="0.00037678">
            <text:p>0.00037678</text:p>
          </table:table-cell>
          <table:table-cell table:style-name="ce1" office:value-type="string">
            <text:p>2.0873e-05</text:p>
          </table:table-cell>
          <table:table-cell office:value-type="float" office:value="0">
            <text:p>0</text:p>
          </table:table-cell>
          <table:table-cell table:style-name="ce1" office:value-type="string">
            <text:p>3.9794e-10</text:p>
          </table:table-cell>
          <table:table-cell table:style-name="ce1" office:value-type="string">
            <text:p>1.0183e-17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743.94">
            <text:p>743.94</text:p>
          </table:table-cell>
          <table:table-cell table:formula="of:=[.Q37]*1000000" office:value-type="float" office:value="199.76">
            <text:p>199.76</text:p>
          </table:table-cell>
          <table:table-cell table:formula="of:=[.R37]*1000000" office:value-type="float" office:value="395.93">
            <text:p>395.93</text:p>
          </table:table-cell>
          <table:table-cell table:formula="of:=[.S37]*1000000" office:value-type="float" office:value="18.946">
            <text:p>18.946</text:p>
          </table:table-cell>
          <table:table-cell table:formula="of:=[.T37]*1000000" office:value-type="float" office:value="0.017427">
            <text:p>0.017427</text:p>
          </table:table-cell>
          <table:table-cell table:formula="of:=[.U37]*1000000" office:value-type="float" office:value="0.0001297">
            <text:p>0.0001297</text:p>
          </table:table-cell>
          <table:table-cell table:formula="of:=[.V37]*1000000" office:value-type="float" office:value="0.0000000000098709">
            <text:p>9.8709E-012</text:p>
          </table:table-cell>
          <table:table-cell table:formula="of:=[.W37]*1000000" office:value-type="float" office:value="743.93">
            <text:p>743.93</text:p>
          </table:table-cell>
          <table:table-cell table:formula="of:=[.X37]*1000000" office:value-type="float" office:value="199.76">
            <text:p>199.76</text:p>
          </table:table-cell>
          <table:table-cell table:formula="of:=[.Y37]*1000000" office:value-type="float" office:value="395.94">
            <text:p>395.94</text:p>
          </table:table-cell>
          <table:table-cell table:formula="of:=[.Z37]*1000000" office:value-type="float" office:value="20.834">
            <text:p>20.834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12962">
            <text:p>0.00012962</text:p>
          </table:table-cell>
          <table:table-cell table:formula="of:=[.AC37]*1000000" office:value-type="float" office:value="0.0000000000098707">
            <text:p>9.8707E-012</text:p>
          </table:table-cell>
          <table:table-cell office:value-type="float" office:value="0.00074394">
            <text:p>0.00074394</text:p>
          </table:table-cell>
          <table:table-cell office:value-type="float" office:value="0.00019976">
            <text:p>0.00019976</text:p>
          </table:table-cell>
          <table:table-cell office:value-type="float" office:value="0.00039593">
            <text:p>0.00039593</text:p>
          </table:table-cell>
          <table:table-cell table:style-name="ce1" office:value-type="string">
            <text:p>1.8946e-05</text:p>
          </table:table-cell>
          <table:table-cell table:style-name="ce1" office:value-type="string">
            <text:p>1.7427e-08</text:p>
          </table:table-cell>
          <table:table-cell table:style-name="ce1" office:value-type="string">
            <text:p>1.297e-10</text:p>
          </table:table-cell>
          <table:table-cell table:style-name="ce1" office:value-type="string">
            <text:p>9.8709e-18</text:p>
          </table:table-cell>
          <table:table-cell office:value-type="float" office:value="0.00074393">
            <text:p>0.00074393</text:p>
          </table:table-cell>
          <table:table-cell office:value-type="float" office:value="0.00019976">
            <text:p>0.00019976</text:p>
          </table:table-cell>
          <table:table-cell office:value-type="float" office:value="0.00039594">
            <text:p>0.00039594</text:p>
          </table:table-cell>
          <table:table-cell table:style-name="ce1" office:value-type="string">
            <text:p>2.0834e-05</text:p>
          </table:table-cell>
          <table:table-cell office:value-type="float" office:value="0">
            <text:p>0</text:p>
          </table:table-cell>
          <table:table-cell table:style-name="ce1" office:value-type="string">
            <text:p>1.2962e-10</text:p>
          </table:table-cell>
          <table:table-cell table:style-name="ce1" office:value-type="string">
            <text:p>9.8707e-18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729.5">
            <text:p>729.5</text:p>
          </table:table-cell>
          <table:table-cell table:formula="of:=[.Q38]*1000000" office:value-type="float" office:value="197.03">
            <text:p>197.03</text:p>
          </table:table-cell>
          <table:table-cell table:formula="of:=[.R38]*1000000" office:value-type="float" office:value="414.28">
            <text:p>414.28</text:p>
          </table:table-cell>
          <table:table-cell table:formula="of:=[.S38]*1000000" office:value-type="float" office:value="18.775">
            <text:p>18.775</text:p>
          </table:table-cell>
          <table:table-cell table:formula="of:=[.T38]*1000000" office:value-type="float" office:value="0.017936">
            <text:p>0.017936</text:p>
          </table:table-cell>
          <table:table-cell table:formula="of:=[.U38]*1000000" office:value-type="float" office:value="0.000040158">
            <text:p>0.000040158</text:p>
          </table:table-cell>
          <table:table-cell table:formula="of:=[.V38]*1000000" office:value-type="float" office:value="0.0000000000095684">
            <text:p>9.5684E-012</text:p>
          </table:table-cell>
          <table:table-cell table:formula="of:=[.W38]*1000000" office:value-type="float" office:value="729.49">
            <text:p>729.49</text:p>
          </table:table-cell>
          <table:table-cell table:formula="of:=[.X38]*1000000" office:value-type="float" office:value="197.03">
            <text:p>197.03</text:p>
          </table:table-cell>
          <table:table-cell table:formula="of:=[.Y38]*1000000" office:value-type="float" office:value="414.29">
            <text:p>414.29</text:p>
          </table:table-cell>
          <table:table-cell table:formula="of:=[.Z38]*1000000" office:value-type="float" office:value="20.799">
            <text:p>20.799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40132">
            <text:p>0.000040132</text:p>
          </table:table-cell>
          <table:table-cell table:formula="of:=[.AC38]*1000000" office:value-type="float" office:value="0.0000000000095682">
            <text:p>9.5682E-012</text:p>
          </table:table-cell>
          <table:table-cell office:value-type="float" office:value="0.0007295">
            <text:p>0.0007295</text:p>
          </table:table-cell>
          <table:table-cell office:value-type="float" office:value="0.00019703">
            <text:p>0.00019703</text:p>
          </table:table-cell>
          <table:table-cell office:value-type="float" office:value="0.00041428">
            <text:p>0.00041428</text:p>
          </table:table-cell>
          <table:table-cell table:style-name="ce1" office:value-type="string">
            <text:p>1.8775e-05</text:p>
          </table:table-cell>
          <table:table-cell table:style-name="ce1" office:value-type="string">
            <text:p>1.7936e-08</text:p>
          </table:table-cell>
          <table:table-cell table:style-name="ce1" office:value-type="string">
            <text:p>4.0158e-11</text:p>
          </table:table-cell>
          <table:table-cell table:style-name="ce1" office:value-type="string">
            <text:p>9.5684e-18</text:p>
          </table:table-cell>
          <table:table-cell office:value-type="float" office:value="0.00072949">
            <text:p>0.00072949</text:p>
          </table:table-cell>
          <table:table-cell office:value-type="float" office:value="0.00019703">
            <text:p>0.00019703</text:p>
          </table:table-cell>
          <table:table-cell office:value-type="float" office:value="0.00041429">
            <text:p>0.00041429</text:p>
          </table:table-cell>
          <table:table-cell table:style-name="ce1" office:value-type="string">
            <text:p>2.0799e-05</text:p>
          </table:table-cell>
          <table:table-cell office:value-type="float" office:value="0">
            <text:p>0</text:p>
          </table:table-cell>
          <table:table-cell table:style-name="ce1" office:value-type="string">
            <text:p>4.0132e-11</text:p>
          </table:table-cell>
          <table:table-cell table:style-name="ce1" office:value-type="string">
            <text:p>9.5682e-18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715.75">
            <text:p>715.75</text:p>
          </table:table-cell>
          <table:table-cell table:formula="of:=[.Q39]*1000000" office:value-type="float" office:value="194.28">
            <text:p>194.28</text:p>
          </table:table-cell>
          <table:table-cell table:formula="of:=[.R39]*1000000" office:value-type="float" office:value="431.88">
            <text:p>431.88</text:p>
          </table:table-cell>
          <table:table-cell table:formula="of:=[.S39]*1000000" office:value-type="float" office:value="18.606">
            <text:p>18.606</text:p>
          </table:table-cell>
          <table:table-cell table:formula="of:=[.T39]*1000000" office:value-type="float" office:value="0.018432">
            <text:p>0.018432</text:p>
          </table:table-cell>
          <table:table-cell table:formula="of:=[.U39]*1000000" office:value-type="float" office:value="0.000011872">
            <text:p>0.000011872</text:p>
          </table:table-cell>
          <table:table-cell table:formula="of:=[.V39]*1000000" office:value-type="float" office:value="0.0000000000092754">
            <text:p>9.2754E-012</text:p>
          </table:table-cell>
          <table:table-cell table:formula="of:=[.W39]*1000000" office:value-type="float" office:value="715.74">
            <text:p>715.74</text:p>
          </table:table-cell>
          <table:table-cell table:formula="of:=[.X39]*1000000" office:value-type="float" office:value="194.28">
            <text:p>194.28</text:p>
          </table:table-cell>
          <table:table-cell table:formula="of:=[.Y39]*1000000" office:value-type="float" office:value="431.89">
            <text:p>431.89</text:p>
          </table:table-cell>
          <table:table-cell table:formula="of:=[.Z39]*1000000" office:value-type="float" office:value="20.766">
            <text:p>20.766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11864">
            <text:p>0.000011864</text:p>
          </table:table-cell>
          <table:table-cell table:formula="of:=[.AC39]*1000000" office:value-type="float" office:value="0.0000000000092752">
            <text:p>9.2752E-012</text:p>
          </table:table-cell>
          <table:table-cell office:value-type="float" office:value="0.00071575">
            <text:p>0.00071575</text:p>
          </table:table-cell>
          <table:table-cell office:value-type="float" office:value="0.00019428">
            <text:p>0.00019428</text:p>
          </table:table-cell>
          <table:table-cell office:value-type="float" office:value="0.00043188">
            <text:p>0.00043188</text:p>
          </table:table-cell>
          <table:table-cell table:style-name="ce1" office:value-type="string">
            <text:p>1.8606e-05</text:p>
          </table:table-cell>
          <table:table-cell table:style-name="ce1" office:value-type="string">
            <text:p>1.8432e-08</text:p>
          </table:table-cell>
          <table:table-cell table:style-name="ce1" office:value-type="string">
            <text:p>1.1872e-11</text:p>
          </table:table-cell>
          <table:table-cell table:style-name="ce1" office:value-type="string">
            <text:p>9.2754e-18</text:p>
          </table:table-cell>
          <table:table-cell office:value-type="float" office:value="0.00071574">
            <text:p>0.00071574</text:p>
          </table:table-cell>
          <table:table-cell office:value-type="float" office:value="0.00019428">
            <text:p>0.00019428</text:p>
          </table:table-cell>
          <table:table-cell office:value-type="float" office:value="0.00043189">
            <text:p>0.00043189</text:p>
          </table:table-cell>
          <table:table-cell table:style-name="ce1" office:value-type="string">
            <text:p>2.0766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64e-11</text:p>
          </table:table-cell>
          <table:table-cell table:style-name="ce1" office:value-type="string">
            <text:p>9.2752e-18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702.61">
            <text:p>702.61</text:p>
          </table:table-cell>
          <table:table-cell table:formula="of:=[.Q40]*1000000" office:value-type="float" office:value="191.54">
            <text:p>191.54</text:p>
          </table:table-cell>
          <table:table-cell table:formula="of:=[.R40]*1000000" office:value-type="float" office:value="448.78">
            <text:p>448.78</text:p>
          </table:table-cell>
          <table:table-cell table:formula="of:=[.S40]*1000000" office:value-type="float" office:value="18.436">
            <text:p>18.436</text:p>
          </table:table-cell>
          <table:table-cell table:formula="of:=[.T40]*1000000" office:value-type="float" office:value="0.018915">
            <text:p>0.018915</text:p>
          </table:table-cell>
          <table:table-cell table:formula="of:=[.U40]*1000000" office:value-type="float" office:value="0.0000033642">
            <text:p>3.3642E-006</text:p>
          </table:table-cell>
          <table:table-cell table:formula="of:=[.V40]*1000000" office:value-type="float" office:value="0.0000000000089915">
            <text:p>8.9915E-012</text:p>
          </table:table-cell>
          <table:table-cell table:formula="of:=[.W40]*1000000" office:value-type="float" office:value="702.6">
            <text:p>702.6</text:p>
          </table:table-cell>
          <table:table-cell table:formula="of:=[.X40]*1000000" office:value-type="float" office:value="191.54">
            <text:p>191.54</text:p>
          </table:table-cell>
          <table:table-cell table:formula="of:=[.Y40]*1000000" office:value-type="float" office:value="448.79">
            <text:p>448.79</text:p>
          </table:table-cell>
          <table:table-cell table:formula="of:=[.Z40]*1000000" office:value-type="float" office:value="20.736">
            <text:p>20.736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33619">
            <text:p>3.3619E-006</text:p>
          </table:table-cell>
          <table:table-cell table:formula="of:=[.AC40]*1000000" office:value-type="float" office:value="0.0000000000089913">
            <text:p>8.9913E-012</text:p>
          </table:table-cell>
          <table:table-cell office:value-type="float" office:value="0.00070261">
            <text:p>0.00070261</text:p>
          </table:table-cell>
          <table:table-cell office:value-type="float" office:value="0.00019154">
            <text:p>0.00019154</text:p>
          </table:table-cell>
          <table:table-cell office:value-type="float" office:value="0.00044878">
            <text:p>0.00044878</text:p>
          </table:table-cell>
          <table:table-cell table:style-name="ce1" office:value-type="string">
            <text:p>1.8436e-05</text:p>
          </table:table-cell>
          <table:table-cell table:style-name="ce1" office:value-type="string">
            <text:p>1.8915e-08</text:p>
          </table:table-cell>
          <table:table-cell table:style-name="ce1" office:value-type="string">
            <text:p>3.3642e-12</text:p>
          </table:table-cell>
          <table:table-cell table:style-name="ce1" office:value-type="string">
            <text:p>8.9915e-18</text:p>
          </table:table-cell>
          <table:table-cell office:value-type="float" office:value="0.0007026">
            <text:p>0.0007026</text:p>
          </table:table-cell>
          <table:table-cell office:value-type="float" office:value="0.00019154">
            <text:p>0.00019154</text:p>
          </table:table-cell>
          <table:table-cell office:value-type="float" office:value="0.00044879">
            <text:p>0.00044879</text:p>
          </table:table-cell>
          <table:table-cell table:style-name="ce1" office:value-type="string">
            <text:p>2.0736e-05</text:p>
          </table:table-cell>
          <table:table-cell office:value-type="float" office:value="0">
            <text:p>0</text:p>
          </table:table-cell>
          <table:table-cell table:style-name="ce1" office:value-type="string">
            <text:p>3.3619e-12</text:p>
          </table:table-cell>
          <table:table-cell table:style-name="ce1" office:value-type="string">
            <text:p>8.9913e-18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690.02">
            <text:p>690.02</text:p>
          </table:table-cell>
          <table:table-cell table:formula="of:=[.Q41]*1000000" office:value-type="float" office:value="188.83">
            <text:p>188.83</text:p>
          </table:table-cell>
          <table:table-cell table:formula="of:=[.R41]*1000000" office:value-type="float" office:value="465.02">
            <text:p>465.02</text:p>
          </table:table-cell>
          <table:table-cell table:formula="of:=[.S41]*1000000" office:value-type="float" office:value="18.267">
            <text:p>18.267</text:p>
          </table:table-cell>
          <table:table-cell table:formula="of:=[.T41]*1000000" office:value-type="float" office:value="0.019385">
            <text:p>0.019385</text:p>
          </table:table-cell>
          <table:table-cell table:formula="of:=[.U41]*1000000" office:value-type="float" office:value="0.00000091713">
            <text:p>9.1713E-007</text:p>
          </table:table-cell>
          <table:table-cell table:formula="of:=[.V41]*1000000" office:value-type="float" office:value="0.0000000000087164">
            <text:p>8.7164E-012</text:p>
          </table:table-cell>
          <table:table-cell table:formula="of:=[.W41]*1000000" office:value-type="float" office:value="690.02">
            <text:p>690.02</text:p>
          </table:table-cell>
          <table:table-cell table:formula="of:=[.X41]*1000000" office:value-type="float" office:value="188.83">
            <text:p>188.83</text:p>
          </table:table-cell>
          <table:table-cell table:formula="of:=[.Y41]*1000000" office:value-type="float" office:value="465.03">
            <text:p>465.03</text:p>
          </table:table-cell>
          <table:table-cell table:formula="of:=[.Z41]*1000000" office:value-type="float" office:value="20.709">
            <text:p>20.709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91648">
            <text:p>9.1648E-007</text:p>
          </table:table-cell>
          <table:table-cell table:formula="of:=[.AC41]*1000000" office:value-type="float" office:value="0.0000000000087163">
            <text:p>8.7163E-012</text:p>
          </table:table-cell>
          <table:table-cell office:value-type="float" office:value="0.00069002">
            <text:p>0.00069002</text:p>
          </table:table-cell>
          <table:table-cell office:value-type="float" office:value="0.00018883">
            <text:p>0.00018883</text:p>
          </table:table-cell>
          <table:table-cell office:value-type="float" office:value="0.00046502">
            <text:p>0.00046502</text:p>
          </table:table-cell>
          <table:table-cell table:style-name="ce1" office:value-type="string">
            <text:p>1.8267e-05</text:p>
          </table:table-cell>
          <table:table-cell table:style-name="ce1" office:value-type="string">
            <text:p>1.9385e-08</text:p>
          </table:table-cell>
          <table:table-cell table:style-name="ce1" office:value-type="string">
            <text:p>9.1713e-13</text:p>
          </table:table-cell>
          <table:table-cell table:style-name="ce1" office:value-type="string">
            <text:p>8.7164e-18</text:p>
          </table:table-cell>
          <table:table-cell office:value-type="float" office:value="0.00069002">
            <text:p>0.00069002</text:p>
          </table:table-cell>
          <table:table-cell office:value-type="float" office:value="0.00018883">
            <text:p>0.00018883</text:p>
          </table:table-cell>
          <table:table-cell office:value-type="float" office:value="0.00046503">
            <text:p>0.00046503</text:p>
          </table:table-cell>
          <table:table-cell table:style-name="ce1" office:value-type="string">
            <text:p>2.0709e-05</text:p>
          </table:table-cell>
          <table:table-cell office:value-type="float" office:value="0">
            <text:p>0</text:p>
          </table:table-cell>
          <table:table-cell table:style-name="ce1" office:value-type="string">
            <text:p>9.1648e-13</text:p>
          </table:table-cell>
          <table:table-cell table:style-name="ce1" office:value-type="string">
            <text:p>8.7163e-18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677.94">
            <text:p>677.94</text:p>
          </table:table-cell>
          <table:table-cell table:formula="of:=[.Q42]*1000000" office:value-type="float" office:value="186.17">
            <text:p>186.17</text:p>
          </table:table-cell>
          <table:table-cell table:formula="of:=[.R42]*1000000" office:value-type="float" office:value="480.64">
            <text:p>480.64</text:p>
          </table:table-cell>
          <table:table-cell table:formula="of:=[.S42]*1000000" office:value-type="float" office:value="18.098">
            <text:p>18.098</text:p>
          </table:table-cell>
          <table:table-cell table:formula="of:=[.T42]*1000000" office:value-type="float" office:value="0.019845">
            <text:p>0.019845</text:p>
          </table:table-cell>
          <table:table-cell table:formula="of:=[.U42]*1000000" office:value-type="float" office:value="0.00000024127">
            <text:p>2.4127E-007</text:p>
          </table:table-cell>
          <table:table-cell table:formula="of:=[.V42]*1000000" office:value-type="float" office:value="0.0000000000084499">
            <text:p>8.4499E-012</text:p>
          </table:table-cell>
          <table:table-cell table:formula="of:=[.W42]*1000000" office:value-type="float" office:value="677.94">
            <text:p>677.94</text:p>
          </table:table-cell>
          <table:table-cell table:formula="of:=[.X42]*1000000" office:value-type="float" office:value="186.16">
            <text:p>186.16</text:p>
          </table:table-cell>
          <table:table-cell table:formula="of:=[.Y42]*1000000" office:value-type="float" office:value="480.65">
            <text:p>480.65</text:p>
          </table:table-cell>
          <table:table-cell table:formula="of:=[.Z42]*1000000" office:value-type="float" office:value="20.683">
            <text:p>20.683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02411">
            <text:p>2.411E-007</text:p>
          </table:table-cell>
          <table:table-cell table:formula="of:=[.AC42]*1000000" office:value-type="float" office:value="0.0000000000084498">
            <text:p>8.4498E-012</text:p>
          </table:table-cell>
          <table:table-cell office:value-type="float" office:value="0.00067794">
            <text:p>0.00067794</text:p>
          </table:table-cell>
          <table:table-cell office:value-type="float" office:value="0.00018617">
            <text:p>0.00018617</text:p>
          </table:table-cell>
          <table:table-cell office:value-type="float" office:value="0.00048064">
            <text:p>0.00048064</text:p>
          </table:table-cell>
          <table:table-cell table:style-name="ce1" office:value-type="string">
            <text:p>1.8098e-05</text:p>
          </table:table-cell>
          <table:table-cell table:style-name="ce1" office:value-type="string">
            <text:p>1.9845e-08</text:p>
          </table:table-cell>
          <table:table-cell table:style-name="ce1" office:value-type="string">
            <text:p>2.4127e-13</text:p>
          </table:table-cell>
          <table:table-cell table:style-name="ce1" office:value-type="string">
            <text:p>8.4499e-18</text:p>
          </table:table-cell>
          <table:table-cell office:value-type="float" office:value="0.00067794">
            <text:p>0.00067794</text:p>
          </table:table-cell>
          <table:table-cell office:value-type="float" office:value="0.00018616">
            <text:p>0.00018616</text:p>
          </table:table-cell>
          <table:table-cell office:value-type="float" office:value="0.00048065">
            <text:p>0.00048065</text:p>
          </table:table-cell>
          <table:table-cell table:style-name="ce1" office:value-type="string">
            <text:p>2.068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11e-13</text:p>
          </table:table-cell>
          <table:table-cell table:style-name="ce1" office:value-type="string">
            <text:p>8.4498e-18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666.32">
            <text:p>666.32</text:p>
          </table:table-cell>
          <table:table-cell table:formula="of:=[.Q43]*1000000" office:value-type="float" office:value="183.56">
            <text:p>183.56</text:p>
          </table:table-cell>
          <table:table-cell table:formula="of:=[.R43]*1000000" office:value-type="float" office:value="495.7">
            <text:p>495.7</text:p>
          </table:table-cell>
          <table:table-cell table:formula="of:=[.S43]*1000000" office:value-type="float" office:value="17.929">
            <text:p>17.929</text:p>
          </table:table-cell>
          <table:table-cell table:formula="of:=[.T43]*1000000" office:value-type="float" office:value="0.020293">
            <text:p>0.020293</text:p>
          </table:table-cell>
          <table:table-cell table:formula="of:=[.U43]*1000000" office:value-type="float" office:value="0.000000061423">
            <text:p>6.1423E-008</text:p>
          </table:table-cell>
          <table:table-cell table:formula="of:=[.V43]*1000000" office:value-type="float" office:value="0.0000000000081917">
            <text:p>8.1917E-012</text:p>
          </table:table-cell>
          <table:table-cell table:formula="of:=[.W43]*1000000" office:value-type="float" office:value="666.31">
            <text:p>666.31</text:p>
          </table:table-cell>
          <table:table-cell table:formula="of:=[.X43]*1000000" office:value-type="float" office:value="183.55">
            <text:p>183.55</text:p>
          </table:table-cell>
          <table:table-cell table:formula="of:=[.Y43]*1000000" office:value-type="float" office:value="495.71">
            <text:p>495.71</text:p>
          </table:table-cell>
          <table:table-cell table:formula="of:=[.Z43]*1000000" office:value-type="float" office:value="20.66">
            <text:p>20.66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61373">
            <text:p>6.1373E-008</text:p>
          </table:table-cell>
          <table:table-cell table:formula="of:=[.AC43]*1000000" office:value-type="float" office:value="0.0000000000081916">
            <text:p>8.1916E-012</text:p>
          </table:table-cell>
          <table:table-cell office:value-type="float" office:value="0.00066632">
            <text:p>0.00066632</text:p>
          </table:table-cell>
          <table:table-cell office:value-type="float" office:value="0.00018356">
            <text:p>0.00018356</text:p>
          </table:table-cell>
          <table:table-cell office:value-type="float" office:value="0.0004957">
            <text:p>0.0004957</text:p>
          </table:table-cell>
          <table:table-cell table:style-name="ce1" office:value-type="string">
            <text:p>1.7929e-05</text:p>
          </table:table-cell>
          <table:table-cell table:style-name="ce1" office:value-type="string">
            <text:p>2.0293e-08</text:p>
          </table:table-cell>
          <table:table-cell table:style-name="ce1" office:value-type="string">
            <text:p>6.1423e-14</text:p>
          </table:table-cell>
          <table:table-cell table:style-name="ce1" office:value-type="string">
            <text:p>8.1917e-18</text:p>
          </table:table-cell>
          <table:table-cell office:value-type="float" office:value="0.00066631">
            <text:p>0.00066631</text:p>
          </table:table-cell>
          <table:table-cell office:value-type="float" office:value="0.00018355">
            <text:p>0.00018355</text:p>
          </table:table-cell>
          <table:table-cell office:value-type="float" office:value="0.00049571">
            <text:p>0.00049571</text:p>
          </table:table-cell>
          <table:table-cell table:style-name="ce1" office:value-type="string">
            <text:p>2.066e-05</text:p>
          </table:table-cell>
          <table:table-cell office:value-type="float" office:value="0">
            <text:p>0</text:p>
          </table:table-cell>
          <table:table-cell table:style-name="ce1" office:value-type="string">
            <text:p>6.1373e-14</text:p>
          </table:table-cell>
          <table:table-cell table:style-name="ce1" office:value-type="string">
            <text:p>8.1916e-18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655.11">
            <text:p>655.11</text:p>
          </table:table-cell>
          <table:table-cell table:formula="of:=[.Q44]*1000000" office:value-type="float" office:value="181">
            <text:p>181</text:p>
          </table:table-cell>
          <table:table-cell table:formula="of:=[.R44]*1000000" office:value-type="float" office:value="510.23">
            <text:p>510.23</text:p>
          </table:table-cell>
          <table:table-cell table:formula="of:=[.S44]*1000000" office:value-type="float" office:value="17.76">
            <text:p>17.76</text:p>
          </table:table-cell>
          <table:table-cell table:formula="of:=[.T44]*1000000" office:value-type="float" office:value="0.02073">
            <text:p>0.02073</text:p>
          </table:table-cell>
          <table:table-cell table:formula="of:=[.U44]*1000000" office:value-type="float" office:value="0.000000015173">
            <text:p>1.5173E-008</text:p>
          </table:table-cell>
          <table:table-cell table:formula="of:=[.V44]*1000000" office:value-type="float" office:value="0.0000000000079415">
            <text:p>7.9415E-012</text:p>
          </table:table-cell>
          <table:table-cell table:formula="of:=[.W44]*1000000" office:value-type="float" office:value="655.1">
            <text:p>655.1</text:p>
          </table:table-cell>
          <table:table-cell table:formula="of:=[.X44]*1000000" office:value-type="float" office:value="181">
            <text:p>181</text:p>
          </table:table-cell>
          <table:table-cell table:formula="of:=[.Y44]*1000000" office:value-type="float" office:value="510.24">
            <text:p>510.24</text:p>
          </table:table-cell>
          <table:table-cell table:formula="of:=[.Z44]*1000000" office:value-type="float" office:value="20.638">
            <text:p>20.638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015161">
            <text:p>1.5161E-008</text:p>
          </table:table-cell>
          <table:table-cell table:formula="of:=[.AC44]*1000000" office:value-type="float" office:value="0.0000000000079413">
            <text:p>7.9413E-012</text:p>
          </table:table-cell>
          <table:table-cell office:value-type="float" office:value="0.00065511">
            <text:p>0.00065511</text:p>
          </table:table-cell>
          <table:table-cell office:value-type="float" office:value="0.000181">
            <text:p>0.000181</text:p>
          </table:table-cell>
          <table:table-cell office:value-type="float" office:value="0.00051023">
            <text:p>0.00051023</text:p>
          </table:table-cell>
          <table:table-cell table:style-name="ce1" office:value-type="string">
            <text:p>1.776e-05</text:p>
          </table:table-cell>
          <table:table-cell table:style-name="ce1" office:value-type="string">
            <text:p>2.073e-08</text:p>
          </table:table-cell>
          <table:table-cell table:style-name="ce1" office:value-type="string">
            <text:p>1.5173e-14</text:p>
          </table:table-cell>
          <table:table-cell table:style-name="ce1" office:value-type="string">
            <text:p>7.9415e-18</text:p>
          </table:table-cell>
          <table:table-cell office:value-type="float" office:value="0.0006551">
            <text:p>0.0006551</text:p>
          </table:table-cell>
          <table:table-cell office:value-type="float" office:value="0.000181">
            <text:p>0.000181</text:p>
          </table:table-cell>
          <table:table-cell office:value-type="float" office:value="0.00051024">
            <text:p>0.00051024</text:p>
          </table:table-cell>
          <table:table-cell table:style-name="ce1" office:value-type="string">
            <text:p>2.0638e-05</text:p>
          </table:table-cell>
          <table:table-cell office:value-type="float" office:value="0">
            <text:p>0</text:p>
          </table:table-cell>
          <table:table-cell table:style-name="ce1" office:value-type="string">
            <text:p>1.5161e-14</text:p>
          </table:table-cell>
          <table:table-cell table:style-name="ce1" office:value-type="string">
            <text:p>7.9413e-18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644.28">
            <text:p>644.28</text:p>
          </table:table-cell>
          <table:table-cell table:formula="of:=[.Q45]*1000000" office:value-type="float" office:value="178.51">
            <text:p>178.51</text:p>
          </table:table-cell>
          <table:table-cell table:formula="of:=[.R45]*1000000" office:value-type="float" office:value="524.27">
            <text:p>524.27</text:p>
          </table:table-cell>
          <table:table-cell table:formula="of:=[.S45]*1000000" office:value-type="float" office:value="17.59">
            <text:p>17.59</text:p>
          </table:table-cell>
          <table:table-cell table:formula="of:=[.T45]*1000000" office:value-type="float" office:value="0.021158">
            <text:p>0.021158</text:p>
          </table:table-cell>
          <table:table-cell table:formula="of:=[.U45]*1000000" office:value-type="float" office:value="0.0000000036409">
            <text:p>3.6409E-009</text:p>
          </table:table-cell>
          <table:table-cell table:formula="of:=[.V45]*1000000" office:value-type="float" office:value="0.000000000007699">
            <text:p>7.699E-012</text:p>
          </table:table-cell>
          <table:table-cell table:formula="of:=[.W45]*1000000" office:value-type="float" office:value="644.27">
            <text:p>644.27</text:p>
          </table:table-cell>
          <table:table-cell table:formula="of:=[.X45]*1000000" office:value-type="float" office:value="178.51">
            <text:p>178.51</text:p>
          </table:table-cell>
          <table:table-cell table:formula="of:=[.Y45]*1000000" office:value-type="float" office:value="524.27">
            <text:p>524.27</text:p>
          </table:table-cell>
          <table:table-cell table:formula="of:=[.Z45]*1000000" office:value-type="float" office:value="20.618">
            <text:p>20.618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00036497">
            <text:p>3.6497E-009</text:p>
          </table:table-cell>
          <table:table-cell table:formula="of:=[.AC45]*1000000" office:value-type="float" office:value="0.0000000000076988">
            <text:p>7.6988E-012</text:p>
          </table:table-cell>
          <table:table-cell office:value-type="float" office:value="0.00064428">
            <text:p>0.00064428</text:p>
          </table:table-cell>
          <table:table-cell office:value-type="float" office:value="0.00017851">
            <text:p>0.00017851</text:p>
          </table:table-cell>
          <table:table-cell office:value-type="float" office:value="0.00052427">
            <text:p>0.00052427</text:p>
          </table:table-cell>
          <table:table-cell table:style-name="ce1" office:value-type="string">
            <text:p>1.759e-05</text:p>
          </table:table-cell>
          <table:table-cell table:style-name="ce1" office:value-type="string">
            <text:p>2.1158e-08</text:p>
          </table:table-cell>
          <table:table-cell table:style-name="ce1" office:value-type="string">
            <text:p>3.6409e-15</text:p>
          </table:table-cell>
          <table:table-cell table:style-name="ce1" office:value-type="string">
            <text:p>7.699e-18</text:p>
          </table:table-cell>
          <table:table-cell office:value-type="float" office:value="0.00064427">
            <text:p>0.00064427</text:p>
          </table:table-cell>
          <table:table-cell office:value-type="float" office:value="0.00017851">
            <text:p>0.00017851</text:p>
          </table:table-cell>
          <table:table-cell office:value-type="float" office:value="0.00052427">
            <text:p>0.00052427</text:p>
          </table:table-cell>
          <table:table-cell table:style-name="ce1" office:value-type="string">
            <text:p>2.0618e-05</text:p>
          </table:table-cell>
          <table:table-cell office:value-type="float" office:value="0">
            <text:p>0</text:p>
          </table:table-cell>
          <table:table-cell table:style-name="ce1" office:value-type="string">
            <text:p>3.6497e-15</text:p>
          </table:table-cell>
          <table:table-cell table:style-name="ce1" office:value-type="string">
            <text:p>7.6988e-18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633.8">
            <text:p>633.8</text:p>
          </table:table-cell>
          <table:table-cell table:formula="of:=[.Q46]*1000000" office:value-type="float" office:value="176.08">
            <text:p>176.08</text:p>
          </table:table-cell>
          <table:table-cell table:formula="of:=[.R46]*1000000" office:value-type="float" office:value="537.85">
            <text:p>537.85</text:p>
          </table:table-cell>
          <table:table-cell table:formula="of:=[.S46]*1000000" office:value-type="float" office:value="17.421">
            <text:p>17.421</text:p>
          </table:table-cell>
          <table:table-cell table:formula="of:=[.T46]*1000000" office:value-type="float" office:value="0.021575">
            <text:p>0.021575</text:p>
          </table:table-cell>
          <table:table-cell table:formula="of:=[.U46]*1000000" office:value-type="float" office:value="0.00000000084945">
            <text:p>8.4945E-010</text:p>
          </table:table-cell>
          <table:table-cell table:formula="of:=[.V46]*1000000" office:value-type="float" office:value="0.000000000007464">
            <text:p>7.464E-012</text:p>
          </table:table-cell>
          <table:table-cell table:formula="of:=[.W46]*1000000" office:value-type="float" office:value="633.79">
            <text:p>633.79</text:p>
          </table:table-cell>
          <table:table-cell table:formula="of:=[.X46]*1000000" office:value-type="float" office:value="176.08">
            <text:p>176.08</text:p>
          </table:table-cell>
          <table:table-cell table:formula="of:=[.Y46]*1000000" office:value-type="float" office:value="537.85">
            <text:p>537.85</text:p>
          </table:table-cell>
          <table:table-cell table:formula="of:=[.Z46]*1000000" office:value-type="float" office:value="20.599">
            <text:p>20.599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085828">
            <text:p>8.5828E-010</text:p>
          </table:table-cell>
          <table:table-cell table:formula="of:=[.AC46]*1000000" office:value-type="float" office:value="0.0000000000074638">
            <text:p>7.4638E-012</text:p>
          </table:table-cell>
          <table:table-cell office:value-type="float" office:value="0.0006338">
            <text:p>0.0006338</text:p>
          </table:table-cell>
          <table:table-cell office:value-type="float" office:value="0.00017608">
            <text:p>0.00017608</text:p>
          </table:table-cell>
          <table:table-cell office:value-type="float" office:value="0.00053785">
            <text:p>0.00053785</text:p>
          </table:table-cell>
          <table:table-cell table:style-name="ce1" office:value-type="string">
            <text:p>1.7421e-05</text:p>
          </table:table-cell>
          <table:table-cell table:style-name="ce1" office:value-type="string">
            <text:p>2.1575e-08</text:p>
          </table:table-cell>
          <table:table-cell table:style-name="ce1" office:value-type="string">
            <text:p>8.4945e-16</text:p>
          </table:table-cell>
          <table:table-cell table:style-name="ce1" office:value-type="string">
            <text:p>7.464e-18</text:p>
          </table:table-cell>
          <table:table-cell office:value-type="float" office:value="0.00063379">
            <text:p>0.00063379</text:p>
          </table:table-cell>
          <table:table-cell office:value-type="float" office:value="0.00017608">
            <text:p>0.00017608</text:p>
          </table:table-cell>
          <table:table-cell office:value-type="float" office:value="0.00053785">
            <text:p>0.00053785</text:p>
          </table:table-cell>
          <table:table-cell table:style-name="ce1" office:value-type="string">
            <text:p>2.0599e-05</text:p>
          </table:table-cell>
          <table:table-cell office:value-type="float" office:value="0">
            <text:p>0</text:p>
          </table:table-cell>
          <table:table-cell table:style-name="ce1" office:value-type="string">
            <text:p>8.5828e-16</text:p>
          </table:table-cell>
          <table:table-cell table:style-name="ce1" office:value-type="string">
            <text:p>7.4638e-18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623.64">
            <text:p>623.64</text:p>
          </table:table-cell>
          <table:table-cell table:formula="of:=[.Q47]*1000000" office:value-type="float" office:value="173.71">
            <text:p>173.71</text:p>
          </table:table-cell>
          <table:table-cell table:formula="of:=[.R47]*1000000" office:value-type="float" office:value="551">
            <text:p>551</text:p>
          </table:table-cell>
          <table:table-cell table:formula="of:=[.S47]*1000000" office:value-type="float" office:value="17.251">
            <text:p>17.251</text:p>
          </table:table-cell>
          <table:table-cell table:formula="of:=[.T47]*1000000" office:value-type="float" office:value="0.021983">
            <text:p>0.021983</text:p>
          </table:table-cell>
          <table:table-cell table:formula="of:=[.U47]*1000000" office:value-type="float" office:value="0.00000000019027">
            <text:p>1.9027E-010</text:p>
          </table:table-cell>
          <table:table-cell table:formula="of:=[.V47]*1000000" office:value-type="float" office:value="0.0000000000072362">
            <text:p>7.2362E-012</text:p>
          </table:table-cell>
          <table:table-cell table:formula="of:=[.W47]*1000000" office:value-type="float" office:value="623.64">
            <text:p>623.64</text:p>
          </table:table-cell>
          <table:table-cell table:formula="of:=[.X47]*1000000" office:value-type="float" office:value="173.71">
            <text:p>173.71</text:p>
          </table:table-cell>
          <table:table-cell table:formula="of:=[.Y47]*1000000" office:value-type="float" office:value="551.01">
            <text:p>551.01</text:p>
          </table:table-cell>
          <table:table-cell table:formula="of:=[.Z47]*1000000" office:value-type="float" office:value="20.582">
            <text:p>20.582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0001921">
            <text:p>1.921E-010</text:p>
          </table:table-cell>
          <table:table-cell table:formula="of:=[.AC47]*1000000" office:value-type="float" office:value="0.0000000000072361">
            <text:p>7.2361E-012</text:p>
          </table:table-cell>
          <table:table-cell office:value-type="float" office:value="0.00062364">
            <text:p>0.00062364</text:p>
          </table:table-cell>
          <table:table-cell office:value-type="float" office:value="0.00017371">
            <text:p>0.00017371</text:p>
          </table:table-cell>
          <table:table-cell office:value-type="float" office:value="0.000551">
            <text:p>0.000551</text:p>
          </table:table-cell>
          <table:table-cell table:style-name="ce1" office:value-type="string">
            <text:p>1.7251e-05</text:p>
          </table:table-cell>
          <table:table-cell table:style-name="ce1" office:value-type="string">
            <text:p>2.1983e-08</text:p>
          </table:table-cell>
          <table:table-cell table:style-name="ce1" office:value-type="string">
            <text:p>1.9027e-16</text:p>
          </table:table-cell>
          <table:table-cell table:style-name="ce1" office:value-type="string">
            <text:p>7.2362e-18</text:p>
          </table:table-cell>
          <table:table-cell office:value-type="float" office:value="0.00062364">
            <text:p>0.00062364</text:p>
          </table:table-cell>
          <table:table-cell office:value-type="float" office:value="0.00017371">
            <text:p>0.00017371</text:p>
          </table:table-cell>
          <table:table-cell office:value-type="float" office:value="0.00055101">
            <text:p>0.00055101</text:p>
          </table:table-cell>
          <table:table-cell table:style-name="ce1" office:value-type="string">
            <text:p>2.05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921e-16</text:p>
          </table:table-cell>
          <table:table-cell table:style-name="ce1" office:value-type="string">
            <text:p>7.2361e-18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613.78">
            <text:p>613.78</text:p>
          </table:table-cell>
          <table:table-cell table:formula="of:=[.Q48]*1000000" office:value-type="float" office:value="171.41">
            <text:p>171.41</text:p>
          </table:table-cell>
          <table:table-cell table:formula="of:=[.R48]*1000000" office:value-type="float" office:value="563.76">
            <text:p>563.76</text:p>
          </table:table-cell>
          <table:table-cell table:formula="of:=[.S48]*1000000" office:value-type="float" office:value="17.081">
            <text:p>17.081</text:p>
          </table:table-cell>
          <table:table-cell table:formula="of:=[.T48]*1000000" office:value-type="float" office:value="0.022382">
            <text:p>0.022382</text:p>
          </table:table-cell>
          <table:table-cell table:formula="of:=[.U48]*1000000" office:value-type="float" office:value="0.000000000039498">
            <text:p>3.9498E-011</text:p>
          </table:table-cell>
          <table:table-cell table:formula="of:=[.V48]*1000000" office:value-type="float" office:value="0.0000000000070155">
            <text:p>7.0155E-012</text:p>
          </table:table-cell>
          <table:table-cell table:formula="of:=[.W48]*1000000" office:value-type="float" office:value="613.77">
            <text:p>613.77</text:p>
          </table:table-cell>
          <table:table-cell table:formula="of:=[.X48]*1000000" office:value-type="float" office:value="171.41">
            <text:p>171.41</text:p>
          </table:table-cell>
          <table:table-cell table:formula="of:=[.Y48]*1000000" office:value-type="float" office:value="563.77">
            <text:p>563.77</text:p>
          </table:table-cell>
          <table:table-cell table:formula="of:=[.Z48]*1000000" office:value-type="float" office:value="20.566">
            <text:p>20.566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000041759">
            <text:p>4.1759E-011</text:p>
          </table:table-cell>
          <table:table-cell table:formula="of:=[.AC48]*1000000" office:value-type="float" office:value="0.0000000000070154">
            <text:p>7.0154E-012</text:p>
          </table:table-cell>
          <table:table-cell office:value-type="float" office:value="0.00061378">
            <text:p>0.00061378</text:p>
          </table:table-cell>
          <table:table-cell office:value-type="float" office:value="0.00017141">
            <text:p>0.00017141</text:p>
          </table:table-cell>
          <table:table-cell office:value-type="float" office:value="0.00056376">
            <text:p>0.00056376</text:p>
          </table:table-cell>
          <table:table-cell table:style-name="ce1" office:value-type="string">
            <text:p>1.7081e-05</text:p>
          </table:table-cell>
          <table:table-cell table:style-name="ce1" office:value-type="string">
            <text:p>2.2382e-08</text:p>
          </table:table-cell>
          <table:table-cell table:style-name="ce1" office:value-type="string">
            <text:p>3.9498e-17</text:p>
          </table:table-cell>
          <table:table-cell table:style-name="ce1" office:value-type="string">
            <text:p>7.0155e-18</text:p>
          </table:table-cell>
          <table:table-cell office:value-type="float" office:value="0.00061377">
            <text:p>0.00061377</text:p>
          </table:table-cell>
          <table:table-cell office:value-type="float" office:value="0.00017141">
            <text:p>0.00017141</text:p>
          </table:table-cell>
          <table:table-cell office:value-type="float" office:value="0.00056377">
            <text:p>0.00056377</text:p>
          </table:table-cell>
          <table:table-cell table:style-name="ce1" office:value-type="string">
            <text:p>2.0566e-05</text:p>
          </table:table-cell>
          <table:table-cell office:value-type="float" office:value="0">
            <text:p>0</text:p>
          </table:table-cell>
          <table:table-cell table:style-name="ce1" office:value-type="string">
            <text:p>4.1759e-17</text:p>
          </table:table-cell>
          <table:table-cell table:style-name="ce1" office:value-type="string">
            <text:p>7.0154e-18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604.19">
            <text:p>604.19</text:p>
          </table:table-cell>
          <table:table-cell table:formula="of:=[.Q49]*1000000" office:value-type="float" office:value="169.16">
            <text:p>169.16</text:p>
          </table:table-cell>
          <table:table-cell table:formula="of:=[.R49]*1000000" office:value-type="float" office:value="576.15">
            <text:p>576.15</text:p>
          </table:table-cell>
          <table:table-cell table:formula="of:=[.S49]*1000000" office:value-type="float" office:value="16.911">
            <text:p>16.911</text:p>
          </table:table-cell>
          <table:table-cell table:formula="of:=[.T49]*1000000" office:value-type="float" office:value="0.022772">
            <text:p>0.022772</text:p>
          </table:table-cell>
          <table:table-cell table:formula="of:=[.U49]*1000000" office:value-type="float" office:value="0.0000000000087951">
            <text:p>8.7951E-012</text:p>
          </table:table-cell>
          <table:table-cell table:formula="of:=[.V49]*1000000" office:value-type="float" office:value="0.0000000000068016">
            <text:p>6.8016E-012</text:p>
          </table:table-cell>
          <table:table-cell table:formula="of:=[.W49]*1000000" office:value-type="float" office:value="604.19">
            <text:p>604.19</text:p>
          </table:table-cell>
          <table:table-cell table:formula="of:=[.X49]*1000000" office:value-type="float" office:value="169.16">
            <text:p>169.16</text:p>
          </table:table-cell>
          <table:table-cell table:formula="of:=[.Y49]*1000000" office:value-type="float" office:value="576.16">
            <text:p>576.16</text:p>
          </table:table-cell>
          <table:table-cell table:formula="of:=[.Z49]*1000000" office:value-type="float" office:value="20.552">
            <text:p>20.552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0000090207">
            <text:p>9.0207E-012</text:p>
          </table:table-cell>
          <table:table-cell table:formula="of:=[.AC49]*1000000" office:value-type="float" office:value="0.0000000000068014">
            <text:p>6.8014E-012</text:p>
          </table:table-cell>
          <table:table-cell office:value-type="float" office:value="0.00060419">
            <text:p>0.00060419</text:p>
          </table:table-cell>
          <table:table-cell office:value-type="float" office:value="0.00016916">
            <text:p>0.00016916</text:p>
          </table:table-cell>
          <table:table-cell office:value-type="float" office:value="0.00057615">
            <text:p>0.00057615</text:p>
          </table:table-cell>
          <table:table-cell table:style-name="ce1" office:value-type="string">
            <text:p>1.6911e-05</text:p>
          </table:table-cell>
          <table:table-cell table:style-name="ce1" office:value-type="string">
            <text:p>2.2772e-08</text:p>
          </table:table-cell>
          <table:table-cell table:style-name="ce1" office:value-type="string">
            <text:p>8.7951e-18</text:p>
          </table:table-cell>
          <table:table-cell table:style-name="ce1" office:value-type="string">
            <text:p>6.8016e-18</text:p>
          </table:table-cell>
          <table:table-cell office:value-type="float" office:value="0.00060419">
            <text:p>0.00060419</text:p>
          </table:table-cell>
          <table:table-cell office:value-type="float" office:value="0.00016916">
            <text:p>0.00016916</text:p>
          </table:table-cell>
          <table:table-cell office:value-type="float" office:value="0.00057616">
            <text:p>0.00057616</text:p>
          </table:table-cell>
          <table:table-cell table:style-name="ce1" office:value-type="string">
            <text:p>2.0552e-05</text:p>
          </table:table-cell>
          <table:table-cell office:value-type="float" office:value="0">
            <text:p>0</text:p>
          </table:table-cell>
          <table:table-cell table:style-name="ce1" office:value-type="string">
            <text:p>9.0207e-18</text:p>
          </table:table-cell>
          <table:table-cell table:style-name="ce1" office:value-type="string">
            <text:p>6.8014e-18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594.86">
            <text:p>594.86</text:p>
          </table:table-cell>
          <table:table-cell table:formula="of:=[.Q50]*1000000" office:value-type="float" office:value="166.97">
            <text:p>166.97</text:p>
          </table:table-cell>
          <table:table-cell table:formula="of:=[.R50]*1000000" office:value-type="float" office:value="588.2">
            <text:p>588.2</text:p>
          </table:table-cell>
          <table:table-cell table:formula="of:=[.S50]*1000000" office:value-type="float" office:value="16.74">
            <text:p>16.74</text:p>
          </table:table-cell>
          <table:table-cell table:formula="of:=[.T50]*1000000" office:value-type="float" office:value="0.023154">
            <text:p>0.023154</text:p>
          </table:table-cell>
          <table:table-cell table:formula="of:=[.U50]*1000000" office:value-type="float" office:value="0.0000000000023469">
            <text:p>2.3469E-012</text:p>
          </table:table-cell>
          <table:table-cell table:formula="of:=[.V50]*1000000" office:value-type="float" office:value="0.0000000000065942">
            <text:p>6.5942E-012</text:p>
          </table:table-cell>
          <table:table-cell table:formula="of:=[.W50]*1000000" office:value-type="float" office:value="594.85">
            <text:p>594.85</text:p>
          </table:table-cell>
          <table:table-cell table:formula="of:=[.X50]*1000000" office:value-type="float" office:value="166.96">
            <text:p>166.96</text:p>
          </table:table-cell>
          <table:table-cell table:formula="of:=[.Y50]*1000000" office:value-type="float" office:value="588.21">
            <text:p>588.21</text:p>
          </table:table-cell>
          <table:table-cell table:formula="of:=[.Z50]*1000000" office:value-type="float" office:value="20.538">
            <text:p>20.538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0.0000000000045292">
            <text:p>4.5292E-012</text:p>
          </table:table-cell>
          <table:table-cell table:formula="of:=[.AC50]*1000000" office:value-type="float" office:value="0.0000000000065941">
            <text:p>6.5941E-012</text:p>
          </table:table-cell>
          <table:table-cell office:value-type="float" office:value="0.00059486">
            <text:p>0.00059486</text:p>
          </table:table-cell>
          <table:table-cell office:value-type="float" office:value="0.00016697">
            <text:p>0.00016697</text:p>
          </table:table-cell>
          <table:table-cell office:value-type="float" office:value="0.0005882">
            <text:p>0.0005882</text:p>
          </table:table-cell>
          <table:table-cell table:style-name="ce1" office:value-type="string">
            <text:p>1.674e-05</text:p>
          </table:table-cell>
          <table:table-cell table:style-name="ce1" office:value-type="string">
            <text:p>2.3154e-08</text:p>
          </table:table-cell>
          <table:table-cell table:style-name="ce1" office:value-type="string">
            <text:p>2.3469e-18</text:p>
          </table:table-cell>
          <table:table-cell table:style-name="ce1" office:value-type="string">
            <text:p>6.5942e-18</text:p>
          </table:table-cell>
          <table:table-cell office:value-type="float" office:value="0.00059485">
            <text:p>0.00059485</text:p>
          </table:table-cell>
          <table:table-cell office:value-type="float" office:value="0.00016696">
            <text:p>0.00016696</text:p>
          </table:table-cell>
          <table:table-cell office:value-type="float" office:value="0.00058821">
            <text:p>0.00058821</text:p>
          </table:table-cell>
          <table:table-cell table:style-name="ce1" office:value-type="string">
            <text:p>2.0538e-05</text:p>
          </table:table-cell>
          <table:table-cell office:value-type="float" office:value="0">
            <text:p>0</text:p>
          </table:table-cell>
          <table:table-cell table:style-name="ce1" office:value-type="string">
            <text:p>4.5292e-18</text:p>
          </table:table-cell>
          <table:table-cell table:style-name="ce1" office:value-type="string">
            <text:p>6.5941e-18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585.76">
            <text:p>585.76</text:p>
          </table:table-cell>
          <table:table-cell table:formula="of:=[.Q51]*1000000" office:value-type="float" office:value="164.83">
            <text:p>164.83</text:p>
          </table:table-cell>
          <table:table-cell table:formula="of:=[.R51]*1000000" office:value-type="float" office:value="599.93">
            <text:p>599.93</text:p>
          </table:table-cell>
          <table:table-cell table:formula="of:=[.S51]*1000000" office:value-type="float" office:value="16.569">
            <text:p>16.569</text:p>
          </table:table-cell>
          <table:table-cell table:formula="of:=[.T51]*1000000" office:value-type="float" office:value="0.023528">
            <text:p>0.023528</text:p>
          </table:table-cell>
          <table:table-cell table:formula="of:=[.U51]*1000000" office:value-type="float" office:value="0.0000000000015">
            <text:p>1.5E-012</text:p>
          </table:table-cell>
          <table:table-cell table:formula="of:=[.V51]*1000000" office:value-type="float" office:value="0.0000000000063932">
            <text:p>6.3932E-012</text:p>
          </table:table-cell>
          <table:table-cell table:formula="of:=[.W51]*1000000" office:value-type="float" office:value="585.76">
            <text:p>585.76</text:p>
          </table:table-cell>
          <table:table-cell table:formula="of:=[.X51]*1000000" office:value-type="float" office:value="164.83">
            <text:p>164.83</text:p>
          </table:table-cell>
          <table:table-cell table:formula="of:=[.Y51]*1000000" office:value-type="float" office:value="599.93">
            <text:p>599.93</text:p>
          </table:table-cell>
          <table:table-cell table:formula="of:=[.Z51]*1000000" office:value-type="float" office:value="20.526">
            <text:p>20.526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0000043578">
            <text:p>4.3578E-012</text:p>
          </table:table-cell>
          <table:table-cell table:formula="of:=[.AC51]*1000000" office:value-type="float" office:value="0.0000000000063931">
            <text:p>6.3931E-012</text:p>
          </table:table-cell>
          <table:table-cell office:value-type="float" office:value="0.00058576">
            <text:p>0.00058576</text:p>
          </table:table-cell>
          <table:table-cell office:value-type="float" office:value="0.00016483">
            <text:p>0.00016483</text:p>
          </table:table-cell>
          <table:table-cell office:value-type="float" office:value="0.00059993">
            <text:p>0.00059993</text:p>
          </table:table-cell>
          <table:table-cell table:style-name="ce1" office:value-type="string">
            <text:p>1.6569e-05</text:p>
          </table:table-cell>
          <table:table-cell table:style-name="ce1" office:value-type="string">
            <text:p>2.3528e-08</text:p>
          </table:table-cell>
          <table:table-cell table:style-name="ce1" office:value-type="string">
            <text:p>1.5e-18</text:p>
          </table:table-cell>
          <table:table-cell table:style-name="ce1" office:value-type="string">
            <text:p>6.3932e-18</text:p>
          </table:table-cell>
          <table:table-cell office:value-type="float" office:value="0.00058576">
            <text:p>0.00058576</text:p>
          </table:table-cell>
          <table:table-cell office:value-type="float" office:value="0.00016483">
            <text:p>0.00016483</text:p>
          </table:table-cell>
          <table:table-cell office:value-type="float" office:value="0.00059993">
            <text:p>0.00059993</text:p>
          </table:table-cell>
          <table:table-cell table:style-name="ce1" office:value-type="string">
            <text:p>2.0526e-05</text:p>
          </table:table-cell>
          <table:table-cell office:value-type="float" office:value="0">
            <text:p>0</text:p>
          </table:table-cell>
          <table:table-cell table:style-name="ce1" office:value-type="string">
            <text:p>4.3578e-18</text:p>
          </table:table-cell>
          <table:table-cell table:style-name="ce1" office:value-type="string">
            <text:p>6.3931e-18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576.89">
            <text:p>576.89</text:p>
          </table:table-cell>
          <table:table-cell table:formula="of:=[.Q52]*1000000" office:value-type="float" office:value="162.74">
            <text:p>162.74</text:p>
          </table:table-cell>
          <table:table-cell table:formula="of:=[.R52]*1000000" office:value-type="float" office:value="611.35">
            <text:p>611.35</text:p>
          </table:table-cell>
          <table:table-cell table:formula="of:=[.S52]*1000000" office:value-type="float" office:value="16.398">
            <text:p>16.398</text:p>
          </table:table-cell>
          <table:table-cell table:formula="of:=[.T52]*1000000" office:value-type="float" office:value="0.023894">
            <text:p>0.023894</text:p>
          </table:table-cell>
          <table:table-cell table:formula="of:=[.U52]*1000000" office:value-type="float" office:value="0.00000000000094546">
            <text:p>9.4546E-013</text:p>
          </table:table-cell>
          <table:table-cell table:formula="of:=[.V52]*1000000" office:value-type="float" office:value="0.0000000000061985">
            <text:p>6.1985E-012</text:p>
          </table:table-cell>
          <table:table-cell table:formula="of:=[.W52]*1000000" office:value-type="float" office:value="576.88">
            <text:p>576.88</text:p>
          </table:table-cell>
          <table:table-cell table:formula="of:=[.X52]*1000000" office:value-type="float" office:value="162.74">
            <text:p>162.74</text:p>
          </table:table-cell>
          <table:table-cell table:formula="of:=[.Y52]*1000000" office:value-type="float" office:value="611.36">
            <text:p>611.36</text:p>
          </table:table-cell>
          <table:table-cell table:formula="of:=[.Z52]*1000000" office:value-type="float" office:value="20.514">
            <text:p>20.514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-0.0000000000033608">
            <text:p>-3.3608E-012</text:p>
          </table:table-cell>
          <table:table-cell table:formula="of:=[.AC52]*1000000" office:value-type="float" office:value="0.0000000000061984">
            <text:p>6.1984E-012</text:p>
          </table:table-cell>
          <table:table-cell office:value-type="float" office:value="0.00057689">
            <text:p>0.00057689</text:p>
          </table:table-cell>
          <table:table-cell office:value-type="float" office:value="0.00016274">
            <text:p>0.00016274</text:p>
          </table:table-cell>
          <table:table-cell office:value-type="float" office:value="0.00061135">
            <text:p>0.00061135</text:p>
          </table:table-cell>
          <table:table-cell table:style-name="ce1" office:value-type="string">
            <text:p>1.6398e-05</text:p>
          </table:table-cell>
          <table:table-cell table:style-name="ce1" office:value-type="string">
            <text:p>2.3894e-08</text:p>
          </table:table-cell>
          <table:table-cell table:style-name="ce1" office:value-type="string">
            <text:p>9.4546e-19</text:p>
          </table:table-cell>
          <table:table-cell table:style-name="ce1" office:value-type="string">
            <text:p>6.1985e-18</text:p>
          </table:table-cell>
          <table:table-cell office:value-type="float" office:value="0.00057688">
            <text:p>0.00057688</text:p>
          </table:table-cell>
          <table:table-cell office:value-type="float" office:value="0.00016274">
            <text:p>0.00016274</text:p>
          </table:table-cell>
          <table:table-cell office:value-type="float" office:value="0.00061136">
            <text:p>0.00061136</text:p>
          </table:table-cell>
          <table:table-cell table:style-name="ce1" office:value-type="string">
            <text:p>2.051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608e-18</text:p>
          </table:table-cell>
          <table:table-cell table:style-name="ce1" office:value-type="string">
            <text:p>6.1984e-18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568.22">
            <text:p>568.22</text:p>
          </table:table-cell>
          <table:table-cell table:formula="of:=[.Q53]*1000000" office:value-type="float" office:value="160.7">
            <text:p>160.7</text:p>
          </table:table-cell>
          <table:table-cell table:formula="of:=[.R53]*1000000" office:value-type="float" office:value="622.5">
            <text:p>622.5</text:p>
          </table:table-cell>
          <table:table-cell table:formula="of:=[.S53]*1000000" office:value-type="float" office:value="16.226">
            <text:p>16.226</text:p>
          </table:table-cell>
          <table:table-cell table:formula="of:=[.T53]*1000000" office:value-type="float" office:value="0.024252">
            <text:p>0.024252</text:p>
          </table:table-cell>
          <table:table-cell table:formula="of:=[.U53]*1000000" office:value-type="float" office:value="-0.0000000000049735">
            <text:p>-4.9735E-012</text:p>
          </table:table-cell>
          <table:table-cell table:formula="of:=[.V53]*1000000" office:value-type="float" office:value="0.0000000000060097">
            <text:p>6.0097E-012</text:p>
          </table:table-cell>
          <table:table-cell table:formula="of:=[.W53]*1000000" office:value-type="float" office:value="568.22">
            <text:p>568.22</text:p>
          </table:table-cell>
          <table:table-cell table:formula="of:=[.X53]*1000000" office:value-type="float" office:value="160.7">
            <text:p>160.7</text:p>
          </table:table-cell>
          <table:table-cell table:formula="of:=[.Y53]*1000000" office:value-type="float" office:value="622.51">
            <text:p>622.51</text:p>
          </table:table-cell>
          <table:table-cell table:formula="of:=[.Z53]*1000000" office:value-type="float" office:value="20.503">
            <text:p>20.503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0010724">
            <text:p>1.0724E-011</text:p>
          </table:table-cell>
          <table:table-cell table:formula="of:=[.AC53]*1000000" office:value-type="float" office:value="0.0000000000060096">
            <text:p>6.0096E-012</text:p>
          </table:table-cell>
          <table:table-cell office:value-type="float" office:value="0.00056822">
            <text:p>0.00056822</text:p>
          </table:table-cell>
          <table:table-cell office:value-type="float" office:value="0.0001607">
            <text:p>0.0001607</text:p>
          </table:table-cell>
          <table:table-cell office:value-type="float" office:value="0.0006225">
            <text:p>0.0006225</text:p>
          </table:table-cell>
          <table:table-cell table:style-name="ce1" office:value-type="string">
            <text:p>1.6226e-05</text:p>
          </table:table-cell>
          <table:table-cell table:style-name="ce1" office:value-type="string">
            <text:p>2.4252e-08</text:p>
          </table:table-cell>
          <table:table-cell table:style-name="ce1" office:value-type="string">
            <text:p>-4.9735e-18</text:p>
          </table:table-cell>
          <table:table-cell table:style-name="ce1" office:value-type="string">
            <text:p>6.0097e-18</text:p>
          </table:table-cell>
          <table:table-cell office:value-type="float" office:value="0.00056822">
            <text:p>0.00056822</text:p>
          </table:table-cell>
          <table:table-cell office:value-type="float" office:value="0.0001607">
            <text:p>0.0001607</text:p>
          </table:table-cell>
          <table:table-cell office:value-type="float" office:value="0.00062251">
            <text:p>0.00062251</text:p>
          </table:table-cell>
          <table:table-cell table:style-name="ce1" office:value-type="string">
            <text:p>2.050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24e-17</text:p>
          </table:table-cell>
          <table:table-cell table:style-name="ce1" office:value-type="string">
            <text:p>6.0096e-18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559.75">
            <text:p>559.75</text:p>
          </table:table-cell>
          <table:table-cell table:formula="of:=[.Q54]*1000000" office:value-type="float" office:value="158.7">
            <text:p>158.7</text:p>
          </table:table-cell>
          <table:table-cell table:formula="of:=[.R54]*1000000" office:value-type="float" office:value="633.38">
            <text:p>633.38</text:p>
          </table:table-cell>
          <table:table-cell table:formula="of:=[.S54]*1000000" office:value-type="float" office:value="16.054">
            <text:p>16.054</text:p>
          </table:table-cell>
          <table:table-cell table:formula="of:=[.T54]*1000000" office:value-type="float" office:value="0.024602">
            <text:p>0.024602</text:p>
          </table:table-cell>
          <table:table-cell table:formula="of:=[.U54]*1000000" office:value-type="float" office:value="-0.000000000002049">
            <text:p>-2.049E-012</text:p>
          </table:table-cell>
          <table:table-cell table:formula="of:=[.V54]*1000000" office:value-type="float" office:value="0.0000000000058267">
            <text:p>5.8267E-012</text:p>
          </table:table-cell>
          <table:table-cell table:formula="of:=[.W54]*1000000" office:value-type="float" office:value="559.75">
            <text:p>559.75</text:p>
          </table:table-cell>
          <table:table-cell table:formula="of:=[.X54]*1000000" office:value-type="float" office:value="158.7">
            <text:p>158.7</text:p>
          </table:table-cell>
          <table:table-cell table:formula="of:=[.Y54]*1000000" office:value-type="float" office:value="633.39">
            <text:p>633.39</text:p>
          </table:table-cell>
          <table:table-cell table:formula="of:=[.Z54]*1000000" office:value-type="float" office:value="20.493">
            <text:p>20.493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00037236">
            <text:p>3.7236E-012</text:p>
          </table:table-cell>
          <table:table-cell table:formula="of:=[.AC54]*1000000" office:value-type="float" office:value="0.0000000000058266">
            <text:p>5.8266E-012</text:p>
          </table:table-cell>
          <table:table-cell office:value-type="float" office:value="0.00055975">
            <text:p>0.00055975</text:p>
          </table:table-cell>
          <table:table-cell office:value-type="float" office:value="0.0001587">
            <text:p>0.0001587</text:p>
          </table:table-cell>
          <table:table-cell office:value-type="float" office:value="0.00063338">
            <text:p>0.00063338</text:p>
          </table:table-cell>
          <table:table-cell table:style-name="ce1" office:value-type="string">
            <text:p>1.6054e-05</text:p>
          </table:table-cell>
          <table:table-cell table:style-name="ce1" office:value-type="string">
            <text:p>2.4602e-08</text:p>
          </table:table-cell>
          <table:table-cell table:style-name="ce1" office:value-type="string">
            <text:p>-2.049e-18</text:p>
          </table:table-cell>
          <table:table-cell table:style-name="ce1" office:value-type="string">
            <text:p>5.8267e-18</text:p>
          </table:table-cell>
          <table:table-cell office:value-type="float" office:value="0.00055975">
            <text:p>0.00055975</text:p>
          </table:table-cell>
          <table:table-cell office:value-type="float" office:value="0.0001587">
            <text:p>0.0001587</text:p>
          </table:table-cell>
          <table:table-cell office:value-type="float" office:value="0.00063339">
            <text:p>0.00063339</text:p>
          </table:table-cell>
          <table:table-cell table:style-name="ce1" office:value-type="string">
            <text:p>2.0493e-05</text:p>
          </table:table-cell>
          <table:table-cell office:value-type="float" office:value="0">
            <text:p>0</text:p>
          </table:table-cell>
          <table:table-cell table:style-name="ce1" office:value-type="string">
            <text:p>3.7236e-18</text:p>
          </table:table-cell>
          <table:table-cell table:style-name="ce1" office:value-type="string">
            <text:p>5.8266e-18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551.47">
            <text:p>551.47</text:p>
          </table:table-cell>
          <table:table-cell table:formula="of:=[.Q55]*1000000" office:value-type="float" office:value="156.75">
            <text:p>156.75</text:p>
          </table:table-cell>
          <table:table-cell table:formula="of:=[.R55]*1000000" office:value-type="float" office:value="644.02">
            <text:p>644.02</text:p>
          </table:table-cell>
          <table:table-cell table:formula="of:=[.S55]*1000000" office:value-type="float" office:value="15.882">
            <text:p>15.882</text:p>
          </table:table-cell>
          <table:table-cell table:formula="of:=[.T55]*1000000" office:value-type="float" office:value="0.024945">
            <text:p>0.024945</text:p>
          </table:table-cell>
          <table:table-cell table:formula="of:=[.U55]*1000000" office:value-type="float" office:value="-0.0000000000018622">
            <text:p>-1.8622E-012</text:p>
          </table:table-cell>
          <table:table-cell table:formula="of:=[.V55]*1000000" office:value-type="float" office:value="0.0000000000056493">
            <text:p>5.6493E-012</text:p>
          </table:table-cell>
          <table:table-cell table:formula="of:=[.W55]*1000000" office:value-type="float" office:value="551.46">
            <text:p>551.46</text:p>
          </table:table-cell>
          <table:table-cell table:formula="of:=[.X55]*1000000" office:value-type="float" office:value="156.74">
            <text:p>156.74</text:p>
          </table:table-cell>
          <table:table-cell table:formula="of:=[.Y55]*1000000" office:value-type="float" office:value="644.02">
            <text:p>644.02</text:p>
          </table:table-cell>
          <table:table-cell table:formula="of:=[.Z55]*1000000" office:value-type="float" office:value="20.484">
            <text:p>20.484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-0.0000000000036646">
            <text:p>-3.6646E-012</text:p>
          </table:table-cell>
          <table:table-cell table:formula="of:=[.AC55]*1000000" office:value-type="float" office:value="0.0000000000056492">
            <text:p>5.6492E-012</text:p>
          </table:table-cell>
          <table:table-cell office:value-type="float" office:value="0.00055147">
            <text:p>0.00055147</text:p>
          </table:table-cell>
          <table:table-cell office:value-type="float" office:value="0.00015675">
            <text:p>0.00015675</text:p>
          </table:table-cell>
          <table:table-cell office:value-type="float" office:value="0.00064402">
            <text:p>0.00064402</text:p>
          </table:table-cell>
          <table:table-cell table:style-name="ce1" office:value-type="string">
            <text:p>1.5882e-05</text:p>
          </table:table-cell>
          <table:table-cell table:style-name="ce1" office:value-type="string">
            <text:p>2.4945e-08</text:p>
          </table:table-cell>
          <table:table-cell table:style-name="ce1" office:value-type="string">
            <text:p>-1.8622e-18</text:p>
          </table:table-cell>
          <table:table-cell table:style-name="ce1" office:value-type="string">
            <text:p>5.6493e-18</text:p>
          </table:table-cell>
          <table:table-cell office:value-type="float" office:value="0.00055146">
            <text:p>0.00055146</text:p>
          </table:table-cell>
          <table:table-cell office:value-type="float" office:value="0.00015674">
            <text:p>0.00015674</text:p>
          </table:table-cell>
          <table:table-cell office:value-type="float" office:value="0.00064402">
            <text:p>0.00064402</text:p>
          </table:table-cell>
          <table:table-cell table:style-name="ce1" office:value-type="string">
            <text:p>2.048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646e-18</text:p>
          </table:table-cell>
          <table:table-cell table:style-name="ce1" office:value-type="string">
            <text:p>5.6492e-18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543.35">
            <text:p>543.35</text:p>
          </table:table-cell>
          <table:table-cell table:formula="of:=[.Q56]*1000000" office:value-type="float" office:value="154.83">
            <text:p>154.83</text:p>
          </table:table-cell>
          <table:table-cell table:formula="of:=[.R56]*1000000" office:value-type="float" office:value="654.42">
            <text:p>654.42</text:p>
          </table:table-cell>
          <table:table-cell table:formula="of:=[.S56]*1000000" office:value-type="float" office:value="15.71">
            <text:p>15.71</text:p>
          </table:table-cell>
          <table:table-cell table:formula="of:=[.T56]*1000000" office:value-type="float" office:value="0.025281">
            <text:p>0.025281</text:p>
          </table:table-cell>
          <table:table-cell table:formula="of:=[.U56]*1000000" office:value-type="float" office:value="-0.0000000000021449">
            <text:p>-2.1449E-012</text:p>
          </table:table-cell>
          <table:table-cell table:formula="of:=[.V56]*1000000" office:value-type="float" office:value="0.0000000000054773">
            <text:p>5.4773E-012</text:p>
          </table:table-cell>
          <table:table-cell table:formula="of:=[.W56]*1000000" office:value-type="float" office:value="543.35">
            <text:p>543.35</text:p>
          </table:table-cell>
          <table:table-cell table:formula="of:=[.X56]*1000000" office:value-type="float" office:value="154.83">
            <text:p>154.83</text:p>
          </table:table-cell>
          <table:table-cell table:formula="of:=[.Y56]*1000000" office:value-type="float" office:value="654.42">
            <text:p>654.42</text:p>
          </table:table-cell>
          <table:table-cell table:formula="of:=[.Z56]*1000000" office:value-type="float" office:value="20.476">
            <text:p>20.476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22972">
            <text:p>-2.2972E-012</text:p>
          </table:table-cell>
          <table:table-cell table:formula="of:=[.AC56]*1000000" office:value-type="float" office:value="0.0000000000054772">
            <text:p>5.4772E-012</text:p>
          </table:table-cell>
          <table:table-cell office:value-type="float" office:value="0.00054335">
            <text:p>0.00054335</text:p>
          </table:table-cell>
          <table:table-cell office:value-type="float" office:value="0.00015483">
            <text:p>0.00015483</text:p>
          </table:table-cell>
          <table:table-cell office:value-type="float" office:value="0.00065442">
            <text:p>0.00065442</text:p>
          </table:table-cell>
          <table:table-cell table:style-name="ce1" office:value-type="string">
            <text:p>1.571e-05</text:p>
          </table:table-cell>
          <table:table-cell table:style-name="ce1" office:value-type="string">
            <text:p>2.5281e-08</text:p>
          </table:table-cell>
          <table:table-cell table:style-name="ce1" office:value-type="string">
            <text:p>-2.1449e-18</text:p>
          </table:table-cell>
          <table:table-cell table:style-name="ce1" office:value-type="string">
            <text:p>5.4773e-18</text:p>
          </table:table-cell>
          <table:table-cell office:value-type="float" office:value="0.00054335">
            <text:p>0.00054335</text:p>
          </table:table-cell>
          <table:table-cell office:value-type="float" office:value="0.00015483">
            <text:p>0.00015483</text:p>
          </table:table-cell>
          <table:table-cell office:value-type="float" office:value="0.00065442">
            <text:p>0.00065442</text:p>
          </table:table-cell>
          <table:table-cell table:style-name="ce1" office:value-type="string">
            <text:p>2.047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972e-18</text:p>
          </table:table-cell>
          <table:table-cell table:style-name="ce1" office:value-type="string">
            <text:p>5.4772e-18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535.4">
            <text:p>535.4</text:p>
          </table:table-cell>
          <table:table-cell table:formula="of:=[.Q57]*1000000" office:value-type="float" office:value="152.96">
            <text:p>152.96</text:p>
          </table:table-cell>
          <table:table-cell table:formula="of:=[.R57]*1000000" office:value-type="float" office:value="664.6">
            <text:p>664.6</text:p>
          </table:table-cell>
          <table:table-cell table:formula="of:=[.S57]*1000000" office:value-type="float" office:value="15.537">
            <text:p>15.537</text:p>
          </table:table-cell>
          <table:table-cell table:formula="of:=[.T57]*1000000" office:value-type="float" office:value="0.02561">
            <text:p>0.02561</text:p>
          </table:table-cell>
          <table:table-cell table:formula="of:=[.U57]*1000000" office:value-type="float" office:value="-0.0000000000024395">
            <text:p>-2.4395E-012</text:p>
          </table:table-cell>
          <table:table-cell table:formula="of:=[.V57]*1000000" office:value-type="float" office:value="0.0000000000053106">
            <text:p>5.3106E-012</text:p>
          </table:table-cell>
          <table:table-cell table:formula="of:=[.W57]*1000000" office:value-type="float" office:value="535.4">
            <text:p>535.4</text:p>
          </table:table-cell>
          <table:table-cell table:formula="of:=[.X57]*1000000" office:value-type="float" office:value="152.95">
            <text:p>152.95</text:p>
          </table:table-cell>
          <table:table-cell table:formula="of:=[.Y57]*1000000" office:value-type="float" office:value="664.6">
            <text:p>664.6</text:p>
          </table:table-cell>
          <table:table-cell table:formula="of:=[.Z57]*1000000" office:value-type="float" office:value="20.468">
            <text:p>20.468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000055116">
            <text:p>5.5116E-012</text:p>
          </table:table-cell>
          <table:table-cell table:formula="of:=[.AC57]*1000000" office:value-type="float" office:value="0.0000000000053105">
            <text:p>5.3105E-012</text:p>
          </table:table-cell>
          <table:table-cell office:value-type="float" office:value="0.0005354">
            <text:p>0.0005354</text:p>
          </table:table-cell>
          <table:table-cell office:value-type="float" office:value="0.00015296">
            <text:p>0.00015296</text:p>
          </table:table-cell>
          <table:table-cell office:value-type="float" office:value="0.0006646">
            <text:p>0.0006646</text:p>
          </table:table-cell>
          <table:table-cell table:style-name="ce1" office:value-type="string">
            <text:p>1.5537e-05</text:p>
          </table:table-cell>
          <table:table-cell table:style-name="ce1" office:value-type="string">
            <text:p>2.561e-08</text:p>
          </table:table-cell>
          <table:table-cell table:style-name="ce1" office:value-type="string">
            <text:p>-2.4395e-18</text:p>
          </table:table-cell>
          <table:table-cell table:style-name="ce1" office:value-type="string">
            <text:p>5.3106e-18</text:p>
          </table:table-cell>
          <table:table-cell office:value-type="float" office:value="0.0005354">
            <text:p>0.0005354</text:p>
          </table:table-cell>
          <table:table-cell office:value-type="float" office:value="0.00015295">
            <text:p>0.00015295</text:p>
          </table:table-cell>
          <table:table-cell office:value-type="float" office:value="0.0006646">
            <text:p>0.0006646</text:p>
          </table:table-cell>
          <table:table-cell table:style-name="ce1" office:value-type="string">
            <text:p>2.0468e-05</text:p>
          </table:table-cell>
          <table:table-cell office:value-type="float" office:value="0">
            <text:p>0</text:p>
          </table:table-cell>
          <table:table-cell table:style-name="ce1" office:value-type="string">
            <text:p>5.5116e-18</text:p>
          </table:table-cell>
          <table:table-cell table:style-name="ce1" office:value-type="string">
            <text:p>5.3105e-18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527.61">
            <text:p>527.61</text:p>
          </table:table-cell>
          <table:table-cell table:formula="of:=[.Q58]*1000000" office:value-type="float" office:value="151.11">
            <text:p>151.11</text:p>
          </table:table-cell>
          <table:table-cell table:formula="of:=[.R58]*1000000" office:value-type="float" office:value="674.57">
            <text:p>674.57</text:p>
          </table:table-cell>
          <table:table-cell table:formula="of:=[.S58]*1000000" office:value-type="float" office:value="15.365">
            <text:p>15.365</text:p>
          </table:table-cell>
          <table:table-cell table:formula="of:=[.T58]*1000000" office:value-type="float" office:value="0.025932">
            <text:p>0.025932</text:p>
          </table:table-cell>
          <table:table-cell table:formula="of:=[.U58]*1000000" office:value-type="float" office:value="0.00000000000038993">
            <text:p>3.8993E-013</text:p>
          </table:table-cell>
          <table:table-cell table:formula="of:=[.V58]*1000000" office:value-type="float" office:value="0.0000000000051491">
            <text:p>5.1491E-012</text:p>
          </table:table-cell>
          <table:table-cell table:formula="of:=[.W58]*1000000" office:value-type="float" office:value="527.61">
            <text:p>527.61</text:p>
          </table:table-cell>
          <table:table-cell table:formula="of:=[.X58]*1000000" office:value-type="float" office:value="151.11">
            <text:p>151.11</text:p>
          </table:table-cell>
          <table:table-cell table:formula="of:=[.Y58]*1000000" office:value-type="float" office:value="674.57">
            <text:p>674.57</text:p>
          </table:table-cell>
          <table:table-cell table:formula="of:=[.Z58]*1000000" office:value-type="float" office:value="20.46">
            <text:p>20.46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29573">
            <text:p>-2.9573E-012</text:p>
          </table:table-cell>
          <table:table-cell table:formula="of:=[.AC58]*1000000" office:value-type="float" office:value="0.000000000005149">
            <text:p>5.149E-012</text:p>
          </table:table-cell>
          <table:table-cell office:value-type="float" office:value="0.00052761">
            <text:p>0.00052761</text:p>
          </table:table-cell>
          <table:table-cell office:value-type="float" office:value="0.00015111">
            <text:p>0.00015111</text:p>
          </table:table-cell>
          <table:table-cell office:value-type="float" office:value="0.00067457">
            <text:p>0.00067457</text:p>
          </table:table-cell>
          <table:table-cell table:style-name="ce1" office:value-type="string">
            <text:p>1.5365e-05</text:p>
          </table:table-cell>
          <table:table-cell table:style-name="ce1" office:value-type="string">
            <text:p>2.5932e-08</text:p>
          </table:table-cell>
          <table:table-cell table:style-name="ce1" office:value-type="string">
            <text:p>3.8993e-19</text:p>
          </table:table-cell>
          <table:table-cell table:style-name="ce1" office:value-type="string">
            <text:p>5.1491e-18</text:p>
          </table:table-cell>
          <table:table-cell office:value-type="float" office:value="0.00052761">
            <text:p>0.00052761</text:p>
          </table:table-cell>
          <table:table-cell office:value-type="float" office:value="0.00015111">
            <text:p>0.00015111</text:p>
          </table:table-cell>
          <table:table-cell office:value-type="float" office:value="0.00067457">
            <text:p>0.00067457</text:p>
          </table:table-cell>
          <table:table-cell table:style-name="ce1" office:value-type="string">
            <text:p>2.04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573e-18</text:p>
          </table:table-cell>
          <table:table-cell table:style-name="ce1" office:value-type="string">
            <text:p>5.149e-18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519.97">
            <text:p>519.97</text:p>
          </table:table-cell>
          <table:table-cell table:formula="of:=[.Q59]*1000000" office:value-type="float" office:value="149.3">
            <text:p>149.3</text:p>
          </table:table-cell>
          <table:table-cell table:formula="of:=[.R59]*1000000" office:value-type="float" office:value="684.34">
            <text:p>684.34</text:p>
          </table:table-cell>
          <table:table-cell table:formula="of:=[.S59]*1000000" office:value-type="float" office:value="15.192">
            <text:p>15.192</text:p>
          </table:table-cell>
          <table:table-cell table:formula="of:=[.T59]*1000000" office:value-type="float" office:value="0.026247">
            <text:p>0.026247</text:p>
          </table:table-cell>
          <table:table-cell table:formula="of:=[.U59]*1000000" office:value-type="float" office:value="-0.00000000000002666">
            <text:p>-2.666E-014</text:p>
          </table:table-cell>
          <table:table-cell table:formula="of:=[.V59]*1000000" office:value-type="float" office:value="0.0000000000049924">
            <text:p>4.9924E-012</text:p>
          </table:table-cell>
          <table:table-cell table:formula="of:=[.W59]*1000000" office:value-type="float" office:value="519.96">
            <text:p>519.96</text:p>
          </table:table-cell>
          <table:table-cell table:formula="of:=[.X59]*1000000" office:value-type="float" office:value="149.3">
            <text:p>149.3</text:p>
          </table:table-cell>
          <table:table-cell table:formula="of:=[.Y59]*1000000" office:value-type="float" office:value="684.34">
            <text:p>684.34</text:p>
          </table:table-cell>
          <table:table-cell table:formula="of:=[.Z59]*1000000" office:value-type="float" office:value="20.454">
            <text:p>20.454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-0.0000000000036385">
            <text:p>-3.6385E-012</text:p>
          </table:table-cell>
          <table:table-cell table:formula="of:=[.AC59]*1000000" office:value-type="float" office:value="0.0000000000049924">
            <text:p>4.9924E-012</text:p>
          </table:table-cell>
          <table:table-cell office:value-type="float" office:value="0.00051997">
            <text:p>0.00051997</text:p>
          </table:table-cell>
          <table:table-cell office:value-type="float" office:value="0.0001493">
            <text:p>0.0001493</text:p>
          </table:table-cell>
          <table:table-cell office:value-type="float" office:value="0.00068434">
            <text:p>0.00068434</text:p>
          </table:table-cell>
          <table:table-cell table:style-name="ce1" office:value-type="string">
            <text:p>1.5192e-05</text:p>
          </table:table-cell>
          <table:table-cell table:style-name="ce1" office:value-type="string">
            <text:p>2.6247e-08</text:p>
          </table:table-cell>
          <table:table-cell table:style-name="ce1" office:value-type="string">
            <text:p>-2.666e-20</text:p>
          </table:table-cell>
          <table:table-cell table:style-name="ce1" office:value-type="string">
            <text:p>4.9924e-18</text:p>
          </table:table-cell>
          <table:table-cell office:value-type="float" office:value="0.00051996">
            <text:p>0.00051996</text:p>
          </table:table-cell>
          <table:table-cell office:value-type="float" office:value="0.0001493">
            <text:p>0.0001493</text:p>
          </table:table-cell>
          <table:table-cell office:value-type="float" office:value="0.00068434">
            <text:p>0.00068434</text:p>
          </table:table-cell>
          <table:table-cell table:style-name="ce1" office:value-type="string">
            <text:p>2.045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385e-18</text:p>
          </table:table-cell>
          <table:table-cell table:style-name="ce1" office:value-type="string">
            <text:p>4.9924e-18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512.47">
            <text:p>512.47</text:p>
          </table:table-cell>
          <table:table-cell table:formula="of:=[.Q60]*1000000" office:value-type="float" office:value="147.52">
            <text:p>147.52</text:p>
          </table:table-cell>
          <table:table-cell table:formula="of:=[.R60]*1000000" office:value-type="float" office:value="693.92">
            <text:p>693.92</text:p>
          </table:table-cell>
          <table:table-cell table:formula="of:=[.S60]*1000000" office:value-type="float" office:value="15.019">
            <text:p>15.019</text:p>
          </table:table-cell>
          <table:table-cell table:formula="of:=[.T60]*1000000" office:value-type="float" office:value="0.026556">
            <text:p>0.026556</text:p>
          </table:table-cell>
          <table:table-cell table:formula="of:=[.U60]*1000000" office:value-type="float" office:value="9.8091E-015">
            <text:p>9.8091E-015</text:p>
          </table:table-cell>
          <table:table-cell table:formula="of:=[.V60]*1000000" office:value-type="float" office:value="0.0000000000048406">
            <text:p>4.8406E-012</text:p>
          </table:table-cell>
          <table:table-cell table:formula="of:=[.W60]*1000000" office:value-type="float" office:value="512.46">
            <text:p>512.46</text:p>
          </table:table-cell>
          <table:table-cell table:formula="of:=[.X60]*1000000" office:value-type="float" office:value="147.52">
            <text:p>147.52</text:p>
          </table:table-cell>
          <table:table-cell table:formula="of:=[.Y60]*1000000" office:value-type="float" office:value="693.92">
            <text:p>693.92</text:p>
          </table:table-cell>
          <table:table-cell table:formula="of:=[.Z60]*1000000" office:value-type="float" office:value="20.447">
            <text:p>20.447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-0.00000000000065023">
            <text:p>-6.5023E-013</text:p>
          </table:table-cell>
          <table:table-cell table:formula="of:=[.AC60]*1000000" office:value-type="float" office:value="0.0000000000048405">
            <text:p>4.8405E-012</text:p>
          </table:table-cell>
          <table:table-cell office:value-type="float" office:value="0.00051247">
            <text:p>0.00051247</text:p>
          </table:table-cell>
          <table:table-cell office:value-type="float" office:value="0.00014752">
            <text:p>0.00014752</text:p>
          </table:table-cell>
          <table:table-cell office:value-type="float" office:value="0.00069392">
            <text:p>0.00069392</text:p>
          </table:table-cell>
          <table:table-cell table:style-name="ce1" office:value-type="string">
            <text:p>1.5019e-05</text:p>
          </table:table-cell>
          <table:table-cell table:style-name="ce1" office:value-type="string">
            <text:p>2.6556e-08</text:p>
          </table:table-cell>
          <table:table-cell table:style-name="ce1" office:value-type="string">
            <text:p>9.8091e-21</text:p>
          </table:table-cell>
          <table:table-cell table:style-name="ce1" office:value-type="string">
            <text:p>4.8406e-18</text:p>
          </table:table-cell>
          <table:table-cell office:value-type="float" office:value="0.00051246">
            <text:p>0.00051246</text:p>
          </table:table-cell>
          <table:table-cell office:value-type="float" office:value="0.00014752">
            <text:p>0.00014752</text:p>
          </table:table-cell>
          <table:table-cell office:value-type="float" office:value="0.00069392">
            <text:p>0.00069392</text:p>
          </table:table-cell>
          <table:table-cell table:style-name="ce1" office:value-type="string">
            <text:p>2.0447e-05</text:p>
          </table:table-cell>
          <table:table-cell office:value-type="float" office:value="0">
            <text:p>0</text:p>
          </table:table-cell>
          <table:table-cell table:style-name="ce1" office:value-type="string">
            <text:p>-6.5023e-19</text:p>
          </table:table-cell>
          <table:table-cell table:style-name="ce1" office:value-type="string">
            <text:p>4.8405e-18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505.1">
            <text:p>505.1</text:p>
          </table:table-cell>
          <table:table-cell table:formula="of:=[.Q61]*1000000" office:value-type="float" office:value="145.77">
            <text:p>145.77</text:p>
          </table:table-cell>
          <table:table-cell table:formula="of:=[.R61]*1000000" office:value-type="float" office:value="703.32">
            <text:p>703.32</text:p>
          </table:table-cell>
          <table:table-cell table:formula="of:=[.S61]*1000000" office:value-type="float" office:value="14.845">
            <text:p>14.845</text:p>
          </table:table-cell>
          <table:table-cell table:formula="of:=[.T61]*1000000" office:value-type="float" office:value="0.026859">
            <text:p>0.026859</text:p>
          </table:table-cell>
          <table:table-cell table:formula="of:=[.U61]*1000000" office:value-type="float" office:value="0.0000000000019476">
            <text:p>1.9476E-012</text:p>
          </table:table-cell>
          <table:table-cell table:formula="of:=[.V61]*1000000" office:value-type="float" office:value="0.0000000000046935">
            <text:p>4.6935E-012</text:p>
          </table:table-cell>
          <table:table-cell table:formula="of:=[.W61]*1000000" office:value-type="float" office:value="505.1">
            <text:p>505.1</text:p>
          </table:table-cell>
          <table:table-cell table:formula="of:=[.X61]*1000000" office:value-type="float" office:value="145.77">
            <text:p>145.77</text:p>
          </table:table-cell>
          <table:table-cell table:formula="of:=[.Y61]*1000000" office:value-type="float" office:value="703.32">
            <text:p>703.32</text:p>
          </table:table-cell>
          <table:table-cell table:formula="of:=[.Z61]*1000000" office:value-type="float" office:value="20.442">
            <text:p>20.442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-0.0000000000025849">
            <text:p>-2.5849E-012</text:p>
          </table:table-cell>
          <table:table-cell table:formula="of:=[.AC61]*1000000" office:value-type="float" office:value="0.0000000000046934">
            <text:p>4.6934E-012</text:p>
          </table:table-cell>
          <table:table-cell office:value-type="float" office:value="0.0005051">
            <text:p>0.0005051</text:p>
          </table:table-cell>
          <table:table-cell office:value-type="float" office:value="0.00014577">
            <text:p>0.00014577</text:p>
          </table:table-cell>
          <table:table-cell office:value-type="float" office:value="0.00070332">
            <text:p>0.00070332</text:p>
          </table:table-cell>
          <table:table-cell table:style-name="ce1" office:value-type="string">
            <text:p>1.4845e-05</text:p>
          </table:table-cell>
          <table:table-cell table:style-name="ce1" office:value-type="string">
            <text:p>2.6859e-08</text:p>
          </table:table-cell>
          <table:table-cell table:style-name="ce1" office:value-type="string">
            <text:p>1.9476e-18</text:p>
          </table:table-cell>
          <table:table-cell table:style-name="ce1" office:value-type="string">
            <text:p>4.6935e-18</text:p>
          </table:table-cell>
          <table:table-cell office:value-type="float" office:value="0.0005051">
            <text:p>0.0005051</text:p>
          </table:table-cell>
          <table:table-cell office:value-type="float" office:value="0.00014577">
            <text:p>0.00014577</text:p>
          </table:table-cell>
          <table:table-cell office:value-type="float" office:value="0.00070332">
            <text:p>0.00070332</text:p>
          </table:table-cell>
          <table:table-cell table:style-name="ce1" office:value-type="string">
            <text:p>2.044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849e-18</text:p>
          </table:table-cell>
          <table:table-cell table:style-name="ce1" office:value-type="string">
            <text:p>4.6934e-18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497.87">
            <text:p>497.87</text:p>
          </table:table-cell>
          <table:table-cell table:formula="of:=[.Q62]*1000000" office:value-type="float" office:value="144.05">
            <text:p>144.05</text:p>
          </table:table-cell>
          <table:table-cell table:formula="of:=[.R62]*1000000" office:value-type="float" office:value="712.55">
            <text:p>712.55</text:p>
          </table:table-cell>
          <table:table-cell table:formula="of:=[.S62]*1000000" office:value-type="float" office:value="14.672">
            <text:p>14.672</text:p>
          </table:table-cell>
          <table:table-cell table:formula="of:=[.T62]*1000000" office:value-type="float" office:value="0.027155">
            <text:p>0.027155</text:p>
          </table:table-cell>
          <table:table-cell table:formula="of:=[.U62]*1000000" office:value-type="float" office:value="0.0000000000022321">
            <text:p>2.2321E-012</text:p>
          </table:table-cell>
          <table:table-cell table:formula="of:=[.V62]*1000000" office:value-type="float" office:value="0.0000000000045508">
            <text:p>4.5508E-012</text:p>
          </table:table-cell>
          <table:table-cell table:formula="of:=[.W62]*1000000" office:value-type="float" office:value="497.86">
            <text:p>497.86</text:p>
          </table:table-cell>
          <table:table-cell table:formula="of:=[.X62]*1000000" office:value-type="float" office:value="144.05">
            <text:p>144.05</text:p>
          </table:table-cell>
          <table:table-cell table:formula="of:=[.Y62]*1000000" office:value-type="float" office:value="712.55">
            <text:p>712.55</text:p>
          </table:table-cell>
          <table:table-cell table:formula="of:=[.Z62]*1000000" office:value-type="float" office:value="20.436">
            <text:p>20.436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-0.0000000000062383">
            <text:p>-6.2383E-012</text:p>
          </table:table-cell>
          <table:table-cell table:formula="of:=[.AC62]*1000000" office:value-type="float" office:value="0.0000000000045507">
            <text:p>4.5507E-012</text:p>
          </table:table-cell>
          <table:table-cell office:value-type="float" office:value="0.00049787">
            <text:p>0.00049787</text:p>
          </table:table-cell>
          <table:table-cell office:value-type="float" office:value="0.00014405">
            <text:p>0.00014405</text:p>
          </table:table-cell>
          <table:table-cell office:value-type="float" office:value="0.00071255">
            <text:p>0.00071255</text:p>
          </table:table-cell>
          <table:table-cell table:style-name="ce1" office:value-type="string">
            <text:p>1.4672e-05</text:p>
          </table:table-cell>
          <table:table-cell table:style-name="ce1" office:value-type="string">
            <text:p>2.7155e-08</text:p>
          </table:table-cell>
          <table:table-cell table:style-name="ce1" office:value-type="string">
            <text:p>2.2321e-18</text:p>
          </table:table-cell>
          <table:table-cell table:style-name="ce1" office:value-type="string">
            <text:p>4.5508e-18</text:p>
          </table:table-cell>
          <table:table-cell office:value-type="float" office:value="0.00049786">
            <text:p>0.00049786</text:p>
          </table:table-cell>
          <table:table-cell office:value-type="float" office:value="0.00014405">
            <text:p>0.00014405</text:p>
          </table:table-cell>
          <table:table-cell office:value-type="float" office:value="0.00071255">
            <text:p>0.00071255</text:p>
          </table:table-cell>
          <table:table-cell table:style-name="ce1" office:value-type="string">
            <text:p>2.0436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383e-18</text:p>
          </table:table-cell>
          <table:table-cell table:style-name="ce1" office:value-type="string">
            <text:p>4.5507e-18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490.76">
            <text:p>490.76</text:p>
          </table:table-cell>
          <table:table-cell table:formula="of:=[.Q63]*1000000" office:value-type="float" office:value="142.36">
            <text:p>142.36</text:p>
          </table:table-cell>
          <table:table-cell table:formula="of:=[.R63]*1000000" office:value-type="float" office:value="721.62">
            <text:p>721.62</text:p>
          </table:table-cell>
          <table:table-cell table:formula="of:=[.S63]*1000000" office:value-type="float" office:value="14.499">
            <text:p>14.499</text:p>
          </table:table-cell>
          <table:table-cell table:formula="of:=[.T63]*1000000" office:value-type="float" office:value="0.027445">
            <text:p>0.027445</text:p>
          </table:table-cell>
          <table:table-cell table:formula="of:=[.U63]*1000000" office:value-type="float" office:value="0.0000000000017913">
            <text:p>1.7913E-012</text:p>
          </table:table-cell>
          <table:table-cell table:formula="of:=[.V63]*1000000" office:value-type="float" office:value="0.0000000000044125">
            <text:p>4.4125E-012</text:p>
          </table:table-cell>
          <table:table-cell table:formula="of:=[.W63]*1000000" office:value-type="float" office:value="490.76">
            <text:p>490.76</text:p>
          </table:table-cell>
          <table:table-cell table:formula="of:=[.X63]*1000000" office:value-type="float" office:value="142.35">
            <text:p>142.35</text:p>
          </table:table-cell>
          <table:table-cell table:formula="of:=[.Y63]*1000000" office:value-type="float" office:value="721.62">
            <text:p>721.62</text:p>
          </table:table-cell>
          <table:table-cell table:formula="of:=[.Z63]*1000000" office:value-type="float" office:value="20.431">
            <text:p>20.431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-0.0000000000063307">
            <text:p>-6.3307E-012</text:p>
          </table:table-cell>
          <table:table-cell table:formula="of:=[.AC63]*1000000" office:value-type="float" office:value="0.0000000000044124">
            <text:p>4.4124E-012</text:p>
          </table:table-cell>
          <table:table-cell office:value-type="float" office:value="0.00049076">
            <text:p>0.00049076</text:p>
          </table:table-cell>
          <table:table-cell office:value-type="float" office:value="0.00014236">
            <text:p>0.00014236</text:p>
          </table:table-cell>
          <table:table-cell office:value-type="float" office:value="0.00072162">
            <text:p>0.00072162</text:p>
          </table:table-cell>
          <table:table-cell table:style-name="ce1" office:value-type="string">
            <text:p>1.4499e-05</text:p>
          </table:table-cell>
          <table:table-cell table:style-name="ce1" office:value-type="string">
            <text:p>2.7445e-08</text:p>
          </table:table-cell>
          <table:table-cell table:style-name="ce1" office:value-type="string">
            <text:p>1.7913e-18</text:p>
          </table:table-cell>
          <table:table-cell table:style-name="ce1" office:value-type="string">
            <text:p>4.4125e-18</text:p>
          </table:table-cell>
          <table:table-cell office:value-type="float" office:value="0.00049076">
            <text:p>0.00049076</text:p>
          </table:table-cell>
          <table:table-cell office:value-type="float" office:value="0.00014235">
            <text:p>0.00014235</text:p>
          </table:table-cell>
          <table:table-cell office:value-type="float" office:value="0.00072162">
            <text:p>0.00072162</text:p>
          </table:table-cell>
          <table:table-cell table:style-name="ce1" office:value-type="string">
            <text:p>2.0431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307e-18</text:p>
          </table:table-cell>
          <table:table-cell table:style-name="ce1" office:value-type="string">
            <text:p>4.4124e-18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483.78">
            <text:p>483.78</text:p>
          </table:table-cell>
          <table:table-cell table:formula="of:=[.Q64]*1000000" office:value-type="float" office:value="140.68">
            <text:p>140.68</text:p>
          </table:table-cell>
          <table:table-cell table:formula="of:=[.R64]*1000000" office:value-type="float" office:value="730.53">
            <text:p>730.53</text:p>
          </table:table-cell>
          <table:table-cell table:formula="of:=[.S64]*1000000" office:value-type="float" office:value="14.326">
            <text:p>14.326</text:p>
          </table:table-cell>
          <table:table-cell table:formula="of:=[.T64]*1000000" office:value-type="float" office:value="0.027729">
            <text:p>0.027729</text:p>
          </table:table-cell>
          <table:table-cell table:formula="of:=[.U64]*1000000" office:value-type="float" office:value="0.0000000000026114">
            <text:p>2.6114E-012</text:p>
          </table:table-cell>
          <table:table-cell table:formula="of:=[.V64]*1000000" office:value-type="float" office:value="0.0000000000042784">
            <text:p>4.2784E-012</text:p>
          </table:table-cell>
          <table:table-cell table:formula="of:=[.W64]*1000000" office:value-type="float" office:value="483.77">
            <text:p>483.77</text:p>
          </table:table-cell>
          <table:table-cell table:formula="of:=[.X64]*1000000" office:value-type="float" office:value="140.68">
            <text:p>140.68</text:p>
          </table:table-cell>
          <table:table-cell table:formula="of:=[.Y64]*1000000" office:value-type="float" office:value="730.53">
            <text:p>730.53</text:p>
          </table:table-cell>
          <table:table-cell table:formula="of:=[.Z64]*1000000" office:value-type="float" office:value="20.427">
            <text:p>20.427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-0.0000000000022528">
            <text:p>-2.2528E-012</text:p>
          </table:table-cell>
          <table:table-cell table:formula="of:=[.AC64]*1000000" office:value-type="float" office:value="0.0000000000042783">
            <text:p>4.2783E-012</text:p>
          </table:table-cell>
          <table:table-cell office:value-type="float" office:value="0.00048378">
            <text:p>0.00048378</text:p>
          </table:table-cell>
          <table:table-cell office:value-type="float" office:value="0.00014068">
            <text:p>0.00014068</text:p>
          </table:table-cell>
          <table:table-cell office:value-type="float" office:value="0.00073053">
            <text:p>0.00073053</text:p>
          </table:table-cell>
          <table:table-cell table:style-name="ce1" office:value-type="string">
            <text:p>1.4326e-05</text:p>
          </table:table-cell>
          <table:table-cell table:style-name="ce1" office:value-type="string">
            <text:p>2.7729e-08</text:p>
          </table:table-cell>
          <table:table-cell table:style-name="ce1" office:value-type="string">
            <text:p>2.6114e-18</text:p>
          </table:table-cell>
          <table:table-cell table:style-name="ce1" office:value-type="string">
            <text:p>4.2784e-18</text:p>
          </table:table-cell>
          <table:table-cell office:value-type="float" office:value="0.00048377">
            <text:p>0.00048377</text:p>
          </table:table-cell>
          <table:table-cell office:value-type="float" office:value="0.00014068">
            <text:p>0.00014068</text:p>
          </table:table-cell>
          <table:table-cell office:value-type="float" office:value="0.00073053">
            <text:p>0.00073053</text:p>
          </table:table-cell>
          <table:table-cell table:style-name="ce1" office:value-type="string">
            <text:p>2.042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528e-18</text:p>
          </table:table-cell>
          <table:table-cell table:style-name="ce1" office:value-type="string">
            <text:p>4.2783e-18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476.91">
            <text:p>476.91</text:p>
          </table:table-cell>
          <table:table-cell table:formula="of:=[.Q65]*1000000" office:value-type="float" office:value="139.04">
            <text:p>139.04</text:p>
          </table:table-cell>
          <table:table-cell table:formula="of:=[.R65]*1000000" office:value-type="float" office:value="739.28">
            <text:p>739.28</text:p>
          </table:table-cell>
          <table:table-cell table:formula="of:=[.S65]*1000000" office:value-type="float" office:value="14.153">
            <text:p>14.153</text:p>
          </table:table-cell>
          <table:table-cell table:formula="of:=[.T65]*1000000" office:value-type="float" office:value="0.028007">
            <text:p>0.028007</text:p>
          </table:table-cell>
          <table:table-cell table:formula="of:=[.U65]*1000000" office:value-type="float" office:value="-0.0000000000010242">
            <text:p>-1.0242E-012</text:p>
          </table:table-cell>
          <table:table-cell table:formula="of:=[.V65]*1000000" office:value-type="float" office:value="0.0000000000041484">
            <text:p>4.1484E-012</text:p>
          </table:table-cell>
          <table:table-cell table:formula="of:=[.W65]*1000000" office:value-type="float" office:value="476.9">
            <text:p>476.9</text:p>
          </table:table-cell>
          <table:table-cell table:formula="of:=[.X65]*1000000" office:value-type="float" office:value="139.03">
            <text:p>139.03</text:p>
          </table:table-cell>
          <table:table-cell table:formula="of:=[.Y65]*1000000" office:value-type="float" office:value="739.28">
            <text:p>739.28</text:p>
          </table:table-cell>
          <table:table-cell table:formula="of:=[.Z65]*1000000" office:value-type="float" office:value="20.422">
            <text:p>20.422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039698">
            <text:p>-3.9698E-012</text:p>
          </table:table-cell>
          <table:table-cell table:formula="of:=[.AC65]*1000000" office:value-type="float" office:value="0.0000000000041484">
            <text:p>4.1484E-012</text:p>
          </table:table-cell>
          <table:table-cell office:value-type="float" office:value="0.00047691">
            <text:p>0.00047691</text:p>
          </table:table-cell>
          <table:table-cell office:value-type="float" office:value="0.00013904">
            <text:p>0.00013904</text:p>
          </table:table-cell>
          <table:table-cell office:value-type="float" office:value="0.00073928">
            <text:p>0.00073928</text:p>
          </table:table-cell>
          <table:table-cell table:style-name="ce1" office:value-type="string">
            <text:p>1.4153e-05</text:p>
          </table:table-cell>
          <table:table-cell table:style-name="ce1" office:value-type="string">
            <text:p>2.8007e-08</text:p>
          </table:table-cell>
          <table:table-cell table:style-name="ce1" office:value-type="string">
            <text:p>-1.0242e-18</text:p>
          </table:table-cell>
          <table:table-cell table:style-name="ce1" office:value-type="string">
            <text:p>4.1484e-18</text:p>
          </table:table-cell>
          <table:table-cell office:value-type="float" office:value="0.0004769">
            <text:p>0.0004769</text:p>
          </table:table-cell>
          <table:table-cell office:value-type="float" office:value="0.00013903">
            <text:p>0.00013903</text:p>
          </table:table-cell>
          <table:table-cell office:value-type="float" office:value="0.00073928">
            <text:p>0.00073928</text:p>
          </table:table-cell>
          <table:table-cell table:style-name="ce1" office:value-type="string">
            <text:p>2.042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698e-18</text:p>
          </table:table-cell>
          <table:table-cell table:style-name="ce1" office:value-type="string">
            <text:p>4.1484e-18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470.15">
            <text:p>470.15</text:p>
          </table:table-cell>
          <table:table-cell table:formula="of:=[.Q66]*1000000" office:value-type="float" office:value="137.41">
            <text:p>137.41</text:p>
          </table:table-cell>
          <table:table-cell table:formula="of:=[.R66]*1000000" office:value-type="float" office:value="747.89">
            <text:p>747.89</text:p>
          </table:table-cell>
          <table:table-cell table:formula="of:=[.S66]*1000000" office:value-type="float" office:value="13.98">
            <text:p>13.98</text:p>
          </table:table-cell>
          <table:table-cell table:formula="of:=[.T66]*1000000" office:value-type="float" office:value="0.028279">
            <text:p>0.028279</text:p>
          </table:table-cell>
          <table:table-cell table:formula="of:=[.U66]*1000000" office:value-type="float" office:value="0.0000000000024948">
            <text:p>2.4948E-012</text:p>
          </table:table-cell>
          <table:table-cell table:formula="of:=[.V66]*1000000" office:value-type="float" office:value="0.0000000000040224">
            <text:p>4.0224E-012</text:p>
          </table:table-cell>
          <table:table-cell table:formula="of:=[.W66]*1000000" office:value-type="float" office:value="470.15">
            <text:p>470.15</text:p>
          </table:table-cell>
          <table:table-cell table:formula="of:=[.X66]*1000000" office:value-type="float" office:value="137.41">
            <text:p>137.41</text:p>
          </table:table-cell>
          <table:table-cell table:formula="of:=[.Y66]*1000000" office:value-type="float" office:value="747.89">
            <text:p>747.89</text:p>
          </table:table-cell>
          <table:table-cell table:formula="of:=[.Z66]*1000000" office:value-type="float" office:value="20.418">
            <text:p>20.418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-0.00000000000091058">
            <text:p>-9.1058E-013</text:p>
          </table:table-cell>
          <table:table-cell table:formula="of:=[.AC66]*1000000" office:value-type="float" office:value="0.0000000000040224">
            <text:p>4.0224E-012</text:p>
          </table:table-cell>
          <table:table-cell office:value-type="float" office:value="0.00047015">
            <text:p>0.00047015</text:p>
          </table:table-cell>
          <table:table-cell office:value-type="float" office:value="0.00013741">
            <text:p>0.00013741</text:p>
          </table:table-cell>
          <table:table-cell office:value-type="float" office:value="0.00074789">
            <text:p>0.00074789</text:p>
          </table:table-cell>
          <table:table-cell table:style-name="ce1" office:value-type="string">
            <text:p>1.398e-05</text:p>
          </table:table-cell>
          <table:table-cell table:style-name="ce1" office:value-type="string">
            <text:p>2.8279e-08</text:p>
          </table:table-cell>
          <table:table-cell table:style-name="ce1" office:value-type="string">
            <text:p>2.4948e-18</text:p>
          </table:table-cell>
          <table:table-cell table:style-name="ce1" office:value-type="string">
            <text:p>4.0224e-18</text:p>
          </table:table-cell>
          <table:table-cell office:value-type="float" office:value="0.00047015">
            <text:p>0.00047015</text:p>
          </table:table-cell>
          <table:table-cell office:value-type="float" office:value="0.00013741">
            <text:p>0.00013741</text:p>
          </table:table-cell>
          <table:table-cell office:value-type="float" office:value="0.00074789">
            <text:p>0.00074789</text:p>
          </table:table-cell>
          <table:table-cell table:style-name="ce1" office:value-type="string">
            <text:p>2.041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1058e-19</text:p>
          </table:table-cell>
          <table:table-cell table:style-name="ce1" office:value-type="string">
            <text:p>4.0224e-18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463.51">
            <text:p>463.51</text:p>
          </table:table-cell>
          <table:table-cell table:formula="of:=[.Q67]*1000000" office:value-type="float" office:value="135.81">
            <text:p>135.81</text:p>
          </table:table-cell>
          <table:table-cell table:formula="of:=[.R67]*1000000" office:value-type="float" office:value="756.36">
            <text:p>756.36</text:p>
          </table:table-cell>
          <table:table-cell table:formula="of:=[.S67]*1000000" office:value-type="float" office:value="13.807">
            <text:p>13.807</text:p>
          </table:table-cell>
          <table:table-cell table:formula="of:=[.T67]*1000000" office:value-type="float" office:value="0.028545">
            <text:p>0.028545</text:p>
          </table:table-cell>
          <table:table-cell table:formula="of:=[.U67]*1000000" office:value-type="float" office:value="-0.00000000000024781">
            <text:p>-2.4781E-013</text:p>
          </table:table-cell>
          <table:table-cell table:formula="of:=[.V67]*1000000" office:value-type="float" office:value="0.0000000000039003">
            <text:p>3.9003E-012</text:p>
          </table:table-cell>
          <table:table-cell table:formula="of:=[.W67]*1000000" office:value-type="float" office:value="463.5">
            <text:p>463.5</text:p>
          </table:table-cell>
          <table:table-cell table:formula="of:=[.X67]*1000000" office:value-type="float" office:value="135.8">
            <text:p>135.8</text:p>
          </table:table-cell>
          <table:table-cell table:formula="of:=[.Y67]*1000000" office:value-type="float" office:value="756.36">
            <text:p>756.36</text:p>
          </table:table-cell>
          <table:table-cell table:formula="of:=[.Z67]*1000000" office:value-type="float" office:value="20.415">
            <text:p>20.415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013945">
            <text:p>-1.3945E-012</text:p>
          </table:table-cell>
          <table:table-cell table:formula="of:=[.AC67]*1000000" office:value-type="float" office:value="0.0000000000039002">
            <text:p>3.9002E-012</text:p>
          </table:table-cell>
          <table:table-cell office:value-type="float" office:value="0.00046351">
            <text:p>0.00046351</text:p>
          </table:table-cell>
          <table:table-cell office:value-type="float" office:value="0.00013581">
            <text:p>0.00013581</text:p>
          </table:table-cell>
          <table:table-cell office:value-type="float" office:value="0.00075636">
            <text:p>0.00075636</text:p>
          </table:table-cell>
          <table:table-cell table:style-name="ce1" office:value-type="string">
            <text:p>1.3807e-05</text:p>
          </table:table-cell>
          <table:table-cell table:style-name="ce1" office:value-type="string">
            <text:p>2.8545e-08</text:p>
          </table:table-cell>
          <table:table-cell table:style-name="ce1" office:value-type="string">
            <text:p>-2.4781e-19</text:p>
          </table:table-cell>
          <table:table-cell table:style-name="ce1" office:value-type="string">
            <text:p>3.9003e-18</text:p>
          </table:table-cell>
          <table:table-cell office:value-type="float" office:value="0.0004635">
            <text:p>0.0004635</text:p>
          </table:table-cell>
          <table:table-cell office:value-type="float" office:value="0.0001358">
            <text:p>0.0001358</text:p>
          </table:table-cell>
          <table:table-cell office:value-type="float" office:value="0.00075636">
            <text:p>0.00075636</text:p>
          </table:table-cell>
          <table:table-cell table:style-name="ce1" office:value-type="string">
            <text:p>2.041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945e-18</text:p>
          </table:table-cell>
          <table:table-cell table:style-name="ce1" office:value-type="string">
            <text:p>3.9002e-18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456.97">
            <text:p>456.97</text:p>
          </table:table-cell>
          <table:table-cell table:formula="of:=[.Q68]*1000000" office:value-type="float" office:value="134.22">
            <text:p>134.22</text:p>
          </table:table-cell>
          <table:table-cell table:formula="of:=[.R68]*1000000" office:value-type="float" office:value="764.7">
            <text:p>764.7</text:p>
          </table:table-cell>
          <table:table-cell table:formula="of:=[.S68]*1000000" office:value-type="float" office:value="13.634">
            <text:p>13.634</text:p>
          </table:table-cell>
          <table:table-cell table:formula="of:=[.T68]*1000000" office:value-type="float" office:value="0.028806">
            <text:p>0.028806</text:p>
          </table:table-cell>
          <table:table-cell table:formula="of:=[.U68]*1000000" office:value-type="float" office:value="-0.00000000000028475">
            <text:p>-2.8475E-013</text:p>
          </table:table-cell>
          <table:table-cell table:formula="of:=[.V68]*1000000" office:value-type="float" office:value="0.0000000000037818">
            <text:p>3.7818E-012</text:p>
          </table:table-cell>
          <table:table-cell table:formula="of:=[.W68]*1000000" office:value-type="float" office:value="456.96">
            <text:p>456.96</text:p>
          </table:table-cell>
          <table:table-cell table:formula="of:=[.X68]*1000000" office:value-type="float" office:value="134.22">
            <text:p>134.22</text:p>
          </table:table-cell>
          <table:table-cell table:formula="of:=[.Y68]*1000000" office:value-type="float" office:value="764.7">
            <text:p>764.7</text:p>
          </table:table-cell>
          <table:table-cell table:formula="of:=[.Z68]*1000000" office:value-type="float" office:value="20.411">
            <text:p>20.411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-0.0000000000031817">
            <text:p>-3.1817E-012</text:p>
          </table:table-cell>
          <table:table-cell table:formula="of:=[.AC68]*1000000" office:value-type="float" office:value="0.0000000000037818">
            <text:p>3.7818E-012</text:p>
          </table:table-cell>
          <table:table-cell office:value-type="float" office:value="0.00045697">
            <text:p>0.00045697</text:p>
          </table:table-cell>
          <table:table-cell office:value-type="float" office:value="0.00013422">
            <text:p>0.00013422</text:p>
          </table:table-cell>
          <table:table-cell office:value-type="float" office:value="0.0007647">
            <text:p>0.0007647</text:p>
          </table:table-cell>
          <table:table-cell table:style-name="ce1" office:value-type="string">
            <text:p>1.3634e-05</text:p>
          </table:table-cell>
          <table:table-cell table:style-name="ce1" office:value-type="string">
            <text:p>2.8806e-08</text:p>
          </table:table-cell>
          <table:table-cell table:style-name="ce1" office:value-type="string">
            <text:p>-2.8475e-19</text:p>
          </table:table-cell>
          <table:table-cell table:style-name="ce1" office:value-type="string">
            <text:p>3.7818e-18</text:p>
          </table:table-cell>
          <table:table-cell office:value-type="float" office:value="0.00045696">
            <text:p>0.00045696</text:p>
          </table:table-cell>
          <table:table-cell office:value-type="float" office:value="0.00013422">
            <text:p>0.00013422</text:p>
          </table:table-cell>
          <table:table-cell office:value-type="float" office:value="0.0007647">
            <text:p>0.0007647</text:p>
          </table:table-cell>
          <table:table-cell table:style-name="ce1" office:value-type="string">
            <text:p>2.041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817e-18</text:p>
          </table:table-cell>
          <table:table-cell table:style-name="ce1" office:value-type="string">
            <text:p>3.7818e-18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450.53">
            <text:p>450.53</text:p>
          </table:table-cell>
          <table:table-cell table:formula="of:=[.Q69]*1000000" office:value-type="float" office:value="132.66">
            <text:p>132.66</text:p>
          </table:table-cell>
          <table:table-cell table:formula="of:=[.R69]*1000000" office:value-type="float" office:value="772.9">
            <text:p>772.9</text:p>
          </table:table-cell>
          <table:table-cell table:formula="of:=[.S69]*1000000" office:value-type="float" office:value="13.462">
            <text:p>13.462</text:p>
          </table:table-cell>
          <table:table-cell table:formula="of:=[.T69]*1000000" office:value-type="float" office:value="0.029061">
            <text:p>0.029061</text:p>
          </table:table-cell>
          <table:table-cell table:formula="of:=[.U69]*1000000" office:value-type="float" office:value="0.00000000000081289">
            <text:p>8.1289E-013</text:p>
          </table:table-cell>
          <table:table-cell table:formula="of:=[.V69]*1000000" office:value-type="float" office:value="0.000000000003667">
            <text:p>3.667E-012</text:p>
          </table:table-cell>
          <table:table-cell table:formula="of:=[.W69]*1000000" office:value-type="float" office:value="450.53">
            <text:p>450.53</text:p>
          </table:table-cell>
          <table:table-cell table:formula="of:=[.X69]*1000000" office:value-type="float" office:value="132.65">
            <text:p>132.65</text:p>
          </table:table-cell>
          <table:table-cell table:formula="of:=[.Y69]*1000000" office:value-type="float" office:value="772.9">
            <text:p>772.9</text:p>
          </table:table-cell>
          <table:table-cell table:formula="of:=[.Z69]*1000000" office:value-type="float" office:value="20.408">
            <text:p>20.408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034457">
            <text:p>-3.4457E-012</text:p>
          </table:table-cell>
          <table:table-cell table:formula="of:=[.AC69]*1000000" office:value-type="float" office:value="0.000000000003667">
            <text:p>3.667E-012</text:p>
          </table:table-cell>
          <table:table-cell office:value-type="float" office:value="0.00045053">
            <text:p>0.00045053</text:p>
          </table:table-cell>
          <table:table-cell office:value-type="float" office:value="0.00013266">
            <text:p>0.00013266</text:p>
          </table:table-cell>
          <table:table-cell office:value-type="float" office:value="0.0007729">
            <text:p>0.0007729</text:p>
          </table:table-cell>
          <table:table-cell table:style-name="ce1" office:value-type="string">
            <text:p>1.3462e-05</text:p>
          </table:table-cell>
          <table:table-cell table:style-name="ce1" office:value-type="string">
            <text:p>2.9061e-08</text:p>
          </table:table-cell>
          <table:table-cell table:style-name="ce1" office:value-type="string">
            <text:p>8.1289e-19</text:p>
          </table:table-cell>
          <table:table-cell table:style-name="ce1" office:value-type="string">
            <text:p>3.667e-18</text:p>
          </table:table-cell>
          <table:table-cell office:value-type="float" office:value="0.00045053">
            <text:p>0.00045053</text:p>
          </table:table-cell>
          <table:table-cell office:value-type="float" office:value="0.00013265">
            <text:p>0.00013265</text:p>
          </table:table-cell>
          <table:table-cell office:value-type="float" office:value="0.0007729">
            <text:p>0.0007729</text:p>
          </table:table-cell>
          <table:table-cell table:style-name="ce1" office:value-type="string">
            <text:p>2.040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457e-18</text:p>
          </table:table-cell>
          <table:table-cell table:style-name="ce1" office:value-type="string">
            <text:p>3.667e-18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444.2">
            <text:p>444.2</text:p>
          </table:table-cell>
          <table:table-cell table:formula="of:=[.Q70]*1000000" office:value-type="float" office:value="131.11">
            <text:p>131.11</text:p>
          </table:table-cell>
          <table:table-cell table:formula="of:=[.R70]*1000000" office:value-type="float" office:value="780.97">
            <text:p>780.97</text:p>
          </table:table-cell>
          <table:table-cell table:formula="of:=[.S70]*1000000" office:value-type="float" office:value="13.29">
            <text:p>13.29</text:p>
          </table:table-cell>
          <table:table-cell table:formula="of:=[.T70]*1000000" office:value-type="float" office:value="0.02931">
            <text:p>0.02931</text:p>
          </table:table-cell>
          <table:table-cell table:formula="of:=[.U70]*1000000" office:value-type="float" office:value="0.0000000000012204">
            <text:p>1.2204E-012</text:p>
          </table:table-cell>
          <table:table-cell table:formula="of:=[.V70]*1000000" office:value-type="float" office:value="0.0000000000035558">
            <text:p>3.5558E-012</text:p>
          </table:table-cell>
          <table:table-cell table:formula="of:=[.W70]*1000000" office:value-type="float" office:value="444.2">
            <text:p>444.2</text:p>
          </table:table-cell>
          <table:table-cell table:formula="of:=[.X70]*1000000" office:value-type="float" office:value="131.11">
            <text:p>131.11</text:p>
          </table:table-cell>
          <table:table-cell table:formula="of:=[.Y70]*1000000" office:value-type="float" office:value="780.97">
            <text:p>780.97</text:p>
          </table:table-cell>
          <table:table-cell table:formula="of:=[.Z70]*1000000" office:value-type="float" office:value="20.405">
            <text:p>20.405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04922">
            <text:p>-4.922E-012</text:p>
          </table:table-cell>
          <table:table-cell table:formula="of:=[.AC70]*1000000" office:value-type="float" office:value="0.0000000000035557">
            <text:p>3.5557E-012</text:p>
          </table:table-cell>
          <table:table-cell office:value-type="float" office:value="0.0004442">
            <text:p>0.0004442</text:p>
          </table:table-cell>
          <table:table-cell office:value-type="float" office:value="0.00013111">
            <text:p>0.00013111</text:p>
          </table:table-cell>
          <table:table-cell office:value-type="float" office:value="0.00078097">
            <text:p>0.00078097</text:p>
          </table:table-cell>
          <table:table-cell table:style-name="ce1" office:value-type="string">
            <text:p>1.329e-05</text:p>
          </table:table-cell>
          <table:table-cell table:style-name="ce1" office:value-type="string">
            <text:p>2.931e-08</text:p>
          </table:table-cell>
          <table:table-cell table:style-name="ce1" office:value-type="string">
            <text:p>1.2204e-18</text:p>
          </table:table-cell>
          <table:table-cell table:style-name="ce1" office:value-type="string">
            <text:p>3.5558e-18</text:p>
          </table:table-cell>
          <table:table-cell office:value-type="float" office:value="0.0004442">
            <text:p>0.0004442</text:p>
          </table:table-cell>
          <table:table-cell office:value-type="float" office:value="0.00013111">
            <text:p>0.00013111</text:p>
          </table:table-cell>
          <table:table-cell office:value-type="float" office:value="0.00078097">
            <text:p>0.00078097</text:p>
          </table:table-cell>
          <table:table-cell table:style-name="ce1" office:value-type="string">
            <text:p>2.0405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22e-18</text:p>
          </table:table-cell>
          <table:table-cell table:style-name="ce1" office:value-type="string">
            <text:p>3.5557e-18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437.96">
            <text:p>437.96</text:p>
          </table:table-cell>
          <table:table-cell table:formula="of:=[.Q71]*1000000" office:value-type="float" office:value="129.58">
            <text:p>129.58</text:p>
          </table:table-cell>
          <table:table-cell table:formula="of:=[.R71]*1000000" office:value-type="float" office:value="788.92">
            <text:p>788.92</text:p>
          </table:table-cell>
          <table:table-cell table:formula="of:=[.S71]*1000000" office:value-type="float" office:value="13.119">
            <text:p>13.119</text:p>
          </table:table-cell>
          <table:table-cell table:formula="of:=[.T71]*1000000" office:value-type="float" office:value="0.029554">
            <text:p>0.029554</text:p>
          </table:table-cell>
          <table:table-cell table:formula="of:=[.U71]*1000000" office:value-type="float" office:value="0.00000000000014029">
            <text:p>1.4029E-013</text:p>
          </table:table-cell>
          <table:table-cell table:formula="of:=[.V71]*1000000" office:value-type="float" office:value="0.0000000000034479">
            <text:p>3.4479E-012</text:p>
          </table:table-cell>
          <table:table-cell table:formula="of:=[.W71]*1000000" office:value-type="float" office:value="437.96">
            <text:p>437.96</text:p>
          </table:table-cell>
          <table:table-cell table:formula="of:=[.X71]*1000000" office:value-type="float" office:value="129.58">
            <text:p>129.58</text:p>
          </table:table-cell>
          <table:table-cell table:formula="of:=[.Y71]*1000000" office:value-type="float" office:value="788.92">
            <text:p>788.92</text:p>
          </table:table-cell>
          <table:table-cell table:formula="of:=[.Z71]*1000000" office:value-type="float" office:value="20.403">
            <text:p>20.403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46159">
            <text:p>-4.6159E-012</text:p>
          </table:table-cell>
          <table:table-cell table:formula="of:=[.AC71]*1000000" office:value-type="float" office:value="0.0000000000034478">
            <text:p>3.4478E-012</text:p>
          </table:table-cell>
          <table:table-cell office:value-type="float" office:value="0.00043796">
            <text:p>0.00043796</text:p>
          </table:table-cell>
          <table:table-cell office:value-type="float" office:value="0.00012958">
            <text:p>0.00012958</text:p>
          </table:table-cell>
          <table:table-cell office:value-type="float" office:value="0.00078892">
            <text:p>0.00078892</text:p>
          </table:table-cell>
          <table:table-cell table:style-name="ce1" office:value-type="string">
            <text:p>1.3119e-05</text:p>
          </table:table-cell>
          <table:table-cell table:style-name="ce1" office:value-type="string">
            <text:p>2.9554e-08</text:p>
          </table:table-cell>
          <table:table-cell table:style-name="ce1" office:value-type="string">
            <text:p>1.4029e-19</text:p>
          </table:table-cell>
          <table:table-cell table:style-name="ce1" office:value-type="string">
            <text:p>3.4479e-18</text:p>
          </table:table-cell>
          <table:table-cell office:value-type="float" office:value="0.00043796">
            <text:p>0.00043796</text:p>
          </table:table-cell>
          <table:table-cell office:value-type="float" office:value="0.00012958">
            <text:p>0.00012958</text:p>
          </table:table-cell>
          <table:table-cell office:value-type="float" office:value="0.00078892">
            <text:p>0.00078892</text:p>
          </table:table-cell>
          <table:table-cell table:style-name="ce1" office:value-type="string">
            <text:p>2.040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159e-18</text:p>
          </table:table-cell>
          <table:table-cell table:style-name="ce1" office:value-type="string">
            <text:p>3.4478e-18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431.82">
            <text:p>431.82</text:p>
          </table:table-cell>
          <table:table-cell table:formula="of:=[.Q72]*1000000" office:value-type="float" office:value="128.07">
            <text:p>128.07</text:p>
          </table:table-cell>
          <table:table-cell table:formula="of:=[.R72]*1000000" office:value-type="float" office:value="796.75">
            <text:p>796.75</text:p>
          </table:table-cell>
          <table:table-cell table:formula="of:=[.S72]*1000000" office:value-type="float" office:value="12.948">
            <text:p>12.948</text:p>
          </table:table-cell>
          <table:table-cell table:formula="of:=[.T72]*1000000" office:value-type="float" office:value="0.029793">
            <text:p>0.029793</text:p>
          </table:table-cell>
          <table:table-cell table:formula="of:=[.U72]*1000000" office:value-type="float" office:value="0.00000000000097036">
            <text:p>9.7036E-013</text:p>
          </table:table-cell>
          <table:table-cell table:formula="of:=[.V72]*1000000" office:value-type="float" office:value="0.0000000000033433">
            <text:p>3.3433E-012</text:p>
          </table:table-cell>
          <table:table-cell table:formula="of:=[.W72]*1000000" office:value-type="float" office:value="431.82">
            <text:p>431.82</text:p>
          </table:table-cell>
          <table:table-cell table:formula="of:=[.X72]*1000000" office:value-type="float" office:value="128.07">
            <text:p>128.07</text:p>
          </table:table-cell>
          <table:table-cell table:formula="of:=[.Y72]*1000000" office:value-type="float" office:value="796.75">
            <text:p>796.75</text:p>
          </table:table-cell>
          <table:table-cell table:formula="of:=[.Z72]*1000000" office:value-type="float" office:value="20.4">
            <text:p>20.4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0.0000000000010434">
            <text:p>1.0434E-012</text:p>
          </table:table-cell>
          <table:table-cell table:formula="of:=[.AC72]*1000000" office:value-type="float" office:value="0.0000000000033432">
            <text:p>3.3432E-012</text:p>
          </table:table-cell>
          <table:table-cell office:value-type="float" office:value="0.00043182">
            <text:p>0.00043182</text:p>
          </table:table-cell>
          <table:table-cell office:value-type="float" office:value="0.00012807">
            <text:p>0.00012807</text:p>
          </table:table-cell>
          <table:table-cell office:value-type="float" office:value="0.00079675">
            <text:p>0.00079675</text:p>
          </table:table-cell>
          <table:table-cell table:style-name="ce1" office:value-type="string">
            <text:p>1.2948e-05</text:p>
          </table:table-cell>
          <table:table-cell table:style-name="ce1" office:value-type="string">
            <text:p>2.9793e-08</text:p>
          </table:table-cell>
          <table:table-cell table:style-name="ce1" office:value-type="string">
            <text:p>9.7036e-19</text:p>
          </table:table-cell>
          <table:table-cell table:style-name="ce1" office:value-type="string">
            <text:p>3.3433e-18</text:p>
          </table:table-cell>
          <table:table-cell office:value-type="float" office:value="0.00043182">
            <text:p>0.00043182</text:p>
          </table:table-cell>
          <table:table-cell office:value-type="float" office:value="0.00012807">
            <text:p>0.00012807</text:p>
          </table:table-cell>
          <table:table-cell office:value-type="float" office:value="0.00079675">
            <text:p>0.00079675</text:p>
          </table:table-cell>
          <table:table-cell table:style-name="ce1" office:value-type="string">
            <text:p>2.0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434e-18</text:p>
          </table:table-cell>
          <table:table-cell table:style-name="ce1" office:value-type="string">
            <text:p>3.3432e-18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425.78">
            <text:p>425.78</text:p>
          </table:table-cell>
          <table:table-cell table:formula="of:=[.Q73]*1000000" office:value-type="float" office:value="126.58">
            <text:p>126.58</text:p>
          </table:table-cell>
          <table:table-cell table:formula="of:=[.R73]*1000000" office:value-type="float" office:value="804.46">
            <text:p>804.46</text:p>
          </table:table-cell>
          <table:table-cell table:formula="of:=[.S73]*1000000" office:value-type="float" office:value="12.777">
            <text:p>12.777</text:p>
          </table:table-cell>
          <table:table-cell table:formula="of:=[.T73]*1000000" office:value-type="float" office:value="0.030027">
            <text:p>0.030027</text:p>
          </table:table-cell>
          <table:table-cell table:formula="of:=[.U73]*1000000" office:value-type="float" office:value="0.0000000000043934">
            <text:p>4.3934E-012</text:p>
          </table:table-cell>
          <table:table-cell table:formula="of:=[.V73]*1000000" office:value-type="float" office:value="0.0000000000032419">
            <text:p>3.2419E-012</text:p>
          </table:table-cell>
          <table:table-cell table:formula="of:=[.W73]*1000000" office:value-type="float" office:value="425.78">
            <text:p>425.78</text:p>
          </table:table-cell>
          <table:table-cell table:formula="of:=[.X73]*1000000" office:value-type="float" office:value="126.57">
            <text:p>126.57</text:p>
          </table:table-cell>
          <table:table-cell table:formula="of:=[.Y73]*1000000" office:value-type="float" office:value="804.46">
            <text:p>804.46</text:p>
          </table:table-cell>
          <table:table-cell table:formula="of:=[.Z73]*1000000" office:value-type="float" office:value="20.398">
            <text:p>20.398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03879">
            <text:p>-3.879E-012</text:p>
          </table:table-cell>
          <table:table-cell table:formula="of:=[.AC73]*1000000" office:value-type="float" office:value="0.0000000000032418">
            <text:p>3.2418E-012</text:p>
          </table:table-cell>
          <table:table-cell office:value-type="float" office:value="0.00042578">
            <text:p>0.00042578</text:p>
          </table:table-cell>
          <table:table-cell office:value-type="float" office:value="0.00012658">
            <text:p>0.00012658</text:p>
          </table:table-cell>
          <table:table-cell office:value-type="float" office:value="0.00080446">
            <text:p>0.00080446</text:p>
          </table:table-cell>
          <table:table-cell table:style-name="ce1" office:value-type="string">
            <text:p>1.2777e-05</text:p>
          </table:table-cell>
          <table:table-cell table:style-name="ce1" office:value-type="string">
            <text:p>3.0027e-08</text:p>
          </table:table-cell>
          <table:table-cell table:style-name="ce1" office:value-type="string">
            <text:p>4.3934e-18</text:p>
          </table:table-cell>
          <table:table-cell table:style-name="ce1" office:value-type="string">
            <text:p>3.2419e-18</text:p>
          </table:table-cell>
          <table:table-cell office:value-type="float" office:value="0.00042578">
            <text:p>0.00042578</text:p>
          </table:table-cell>
          <table:table-cell office:value-type="float" office:value="0.00012657">
            <text:p>0.00012657</text:p>
          </table:table-cell>
          <table:table-cell office:value-type="float" office:value="0.00080446">
            <text:p>0.00080446</text:p>
          </table:table-cell>
          <table:table-cell table:style-name="ce1" office:value-type="string">
            <text:p>2.039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79e-18</text:p>
          </table:table-cell>
          <table:table-cell table:style-name="ce1" office:value-type="string">
            <text:p>3.2418e-18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419.83">
            <text:p>419.83</text:p>
          </table:table-cell>
          <table:table-cell table:formula="of:=[.Q74]*1000000" office:value-type="float" office:value="125.1">
            <text:p>125.1</text:p>
          </table:table-cell>
          <table:table-cell table:formula="of:=[.R74]*1000000" office:value-type="float" office:value="812.06">
            <text:p>812.06</text:p>
          </table:table-cell>
          <table:table-cell table:formula="of:=[.S74]*1000000" office:value-type="float" office:value="12.607">
            <text:p>12.607</text:p>
          </table:table-cell>
          <table:table-cell table:formula="of:=[.T74]*1000000" office:value-type="float" office:value="0.030255">
            <text:p>0.030255</text:p>
          </table:table-cell>
          <table:table-cell table:formula="of:=[.U74]*1000000" office:value-type="float" office:value="0.0000000000045476">
            <text:p>4.5476E-012</text:p>
          </table:table-cell>
          <table:table-cell table:formula="of:=[.V74]*1000000" office:value-type="float" office:value="0.0000000000031435">
            <text:p>3.1435E-012</text:p>
          </table:table-cell>
          <table:table-cell table:formula="of:=[.W74]*1000000" office:value-type="float" office:value="419.82">
            <text:p>419.82</text:p>
          </table:table-cell>
          <table:table-cell table:formula="of:=[.X74]*1000000" office:value-type="float" office:value="125.09">
            <text:p>125.09</text:p>
          </table:table-cell>
          <table:table-cell table:formula="of:=[.Y74]*1000000" office:value-type="float" office:value="812.06">
            <text:p>812.06</text:p>
          </table:table-cell>
          <table:table-cell table:formula="of:=[.Z74]*1000000" office:value-type="float" office:value="20.396">
            <text:p>20.396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-0.0000000000027773">
            <text:p>-2.7773E-012</text:p>
          </table:table-cell>
          <table:table-cell table:formula="of:=[.AC74]*1000000" office:value-type="float" office:value="0.0000000000031435">
            <text:p>3.1435E-012</text:p>
          </table:table-cell>
          <table:table-cell office:value-type="float" office:value="0.00041983">
            <text:p>0.00041983</text:p>
          </table:table-cell>
          <table:table-cell office:value-type="float" office:value="0.0001251">
            <text:p>0.0001251</text:p>
          </table:table-cell>
          <table:table-cell office:value-type="float" office:value="0.00081206">
            <text:p>0.00081206</text:p>
          </table:table-cell>
          <table:table-cell table:style-name="ce1" office:value-type="string">
            <text:p>1.2607e-05</text:p>
          </table:table-cell>
          <table:table-cell table:style-name="ce1" office:value-type="string">
            <text:p>3.0255e-08</text:p>
          </table:table-cell>
          <table:table-cell table:style-name="ce1" office:value-type="string">
            <text:p>4.5476e-18</text:p>
          </table:table-cell>
          <table:table-cell table:style-name="ce1" office:value-type="string">
            <text:p>3.1435e-18</text:p>
          </table:table-cell>
          <table:table-cell office:value-type="float" office:value="0.00041982">
            <text:p>0.00041982</text:p>
          </table:table-cell>
          <table:table-cell office:value-type="float" office:value="0.00012509">
            <text:p>0.00012509</text:p>
          </table:table-cell>
          <table:table-cell office:value-type="float" office:value="0.00081206">
            <text:p>0.00081206</text:p>
          </table:table-cell>
          <table:table-cell table:style-name="ce1" office:value-type="string">
            <text:p>2.039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773e-18</text:p>
          </table:table-cell>
          <table:table-cell table:style-name="ce1" office:value-type="string">
            <text:p>3.1435e-18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413.96">
            <text:p>413.96</text:p>
          </table:table-cell>
          <table:table-cell table:formula="of:=[.Q75]*1000000" office:value-type="float" office:value="123.64">
            <text:p>123.64</text:p>
          </table:table-cell>
          <table:table-cell table:formula="of:=[.R75]*1000000" office:value-type="float" office:value="819.55">
            <text:p>819.55</text:p>
          </table:table-cell>
          <table:table-cell table:formula="of:=[.S75]*1000000" office:value-type="float" office:value="12.437">
            <text:p>12.437</text:p>
          </table:table-cell>
          <table:table-cell table:formula="of:=[.T75]*1000000" office:value-type="float" office:value="0.030479">
            <text:p>0.030479</text:p>
          </table:table-cell>
          <table:table-cell table:formula="of:=[.U75]*1000000" office:value-type="float" office:value="0.0000000000025565">
            <text:p>2.5565E-012</text:p>
          </table:table-cell>
          <table:table-cell table:formula="of:=[.V75]*1000000" office:value-type="float" office:value="0.0000000000030482">
            <text:p>3.0482E-012</text:p>
          </table:table-cell>
          <table:table-cell table:formula="of:=[.W75]*1000000" office:value-type="float" office:value="413.96">
            <text:p>413.96</text:p>
          </table:table-cell>
          <table:table-cell table:formula="of:=[.X75]*1000000" office:value-type="float" office:value="123.63">
            <text:p>123.63</text:p>
          </table:table-cell>
          <table:table-cell table:formula="of:=[.Y75]*1000000" office:value-type="float" office:value="819.55">
            <text:p>819.55</text:p>
          </table:table-cell>
          <table:table-cell table:formula="of:=[.Z75]*1000000" office:value-type="float" office:value="20.394">
            <text:p>20.394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-0.0000000000029172">
            <text:p>-2.9172E-012</text:p>
          </table:table-cell>
          <table:table-cell table:formula="of:=[.AC75]*1000000" office:value-type="float" office:value="0.0000000000030482">
            <text:p>3.0482E-012</text:p>
          </table:table-cell>
          <table:table-cell office:value-type="float" office:value="0.00041396">
            <text:p>0.00041396</text:p>
          </table:table-cell>
          <table:table-cell office:value-type="float" office:value="0.00012364">
            <text:p>0.00012364</text:p>
          </table:table-cell>
          <table:table-cell office:value-type="float" office:value="0.00081955">
            <text:p>0.00081955</text:p>
          </table:table-cell>
          <table:table-cell table:style-name="ce1" office:value-type="string">
            <text:p>1.2437e-05</text:p>
          </table:table-cell>
          <table:table-cell table:style-name="ce1" office:value-type="string">
            <text:p>3.0479e-08</text:p>
          </table:table-cell>
          <table:table-cell table:style-name="ce1" office:value-type="string">
            <text:p>2.5565e-18</text:p>
          </table:table-cell>
          <table:table-cell table:style-name="ce1" office:value-type="string">
            <text:p>3.0482e-18</text:p>
          </table:table-cell>
          <table:table-cell office:value-type="float" office:value="0.00041396">
            <text:p>0.00041396</text:p>
          </table:table-cell>
          <table:table-cell office:value-type="float" office:value="0.00012363">
            <text:p>0.00012363</text:p>
          </table:table-cell>
          <table:table-cell office:value-type="float" office:value="0.00081955">
            <text:p>0.00081955</text:p>
          </table:table-cell>
          <table:table-cell table:style-name="ce1" office:value-type="string">
            <text:p>2.039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172e-18</text:p>
          </table:table-cell>
          <table:table-cell table:style-name="ce1" office:value-type="string">
            <text:p>3.0482e-18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408.19">
            <text:p>408.19</text:p>
          </table:table-cell>
          <table:table-cell table:formula="of:=[.Q76]*1000000" office:value-type="float" office:value="122.19">
            <text:p>122.19</text:p>
          </table:table-cell>
          <table:table-cell table:formula="of:=[.R76]*1000000" office:value-type="float" office:value="826.92">
            <text:p>826.92</text:p>
          </table:table-cell>
          <table:table-cell table:formula="of:=[.S76]*1000000" office:value-type="float" office:value="12.269">
            <text:p>12.269</text:p>
          </table:table-cell>
          <table:table-cell table:formula="of:=[.T76]*1000000" office:value-type="float" office:value="0.030697">
            <text:p>0.030697</text:p>
          </table:table-cell>
          <table:table-cell table:formula="of:=[.U76]*1000000" office:value-type="float" office:value="0.0000000000032687">
            <text:p>3.2687E-012</text:p>
          </table:table-cell>
          <table:table-cell table:formula="of:=[.V76]*1000000" office:value-type="float" office:value="0.0000000000029558">
            <text:p>2.9558E-012</text:p>
          </table:table-cell>
          <table:table-cell table:formula="of:=[.W76]*1000000" office:value-type="float" office:value="408.18">
            <text:p>408.18</text:p>
          </table:table-cell>
          <table:table-cell table:formula="of:=[.X76]*1000000" office:value-type="float" office:value="122.19">
            <text:p>122.19</text:p>
          </table:table-cell>
          <table:table-cell table:formula="of:=[.Y76]*1000000" office:value-type="float" office:value="826.92">
            <text:p>826.92</text:p>
          </table:table-cell>
          <table:table-cell table:formula="of:=[.Z76]*1000000" office:value-type="float" office:value="20.392">
            <text:p>20.392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-0.0000000000031723">
            <text:p>-3.1723E-012</text:p>
          </table:table-cell>
          <table:table-cell table:formula="of:=[.AC76]*1000000" office:value-type="float" office:value="0.0000000000029558">
            <text:p>2.9558E-012</text:p>
          </table:table-cell>
          <table:table-cell office:value-type="float" office:value="0.00040819">
            <text:p>0.00040819</text:p>
          </table:table-cell>
          <table:table-cell office:value-type="float" office:value="0.00012219">
            <text:p>0.00012219</text:p>
          </table:table-cell>
          <table:table-cell office:value-type="float" office:value="0.00082692">
            <text:p>0.00082692</text:p>
          </table:table-cell>
          <table:table-cell table:style-name="ce1" office:value-type="string">
            <text:p>1.2269e-05</text:p>
          </table:table-cell>
          <table:table-cell table:style-name="ce1" office:value-type="string">
            <text:p>3.0697e-08</text:p>
          </table:table-cell>
          <table:table-cell table:style-name="ce1" office:value-type="string">
            <text:p>3.2687e-18</text:p>
          </table:table-cell>
          <table:table-cell table:style-name="ce1" office:value-type="string">
            <text:p>2.9558e-18</text:p>
          </table:table-cell>
          <table:table-cell office:value-type="float" office:value="0.00040818">
            <text:p>0.00040818</text:p>
          </table:table-cell>
          <table:table-cell office:value-type="float" office:value="0.00012219">
            <text:p>0.00012219</text:p>
          </table:table-cell>
          <table:table-cell office:value-type="float" office:value="0.00082692">
            <text:p>0.00082692</text:p>
          </table:table-cell>
          <table:table-cell table:style-name="ce1" office:value-type="string">
            <text:p>2.039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723e-18</text:p>
          </table:table-cell>
          <table:table-cell table:style-name="ce1" office:value-type="string">
            <text:p>2.9558e-18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402.5">
            <text:p>402.5</text:p>
          </table:table-cell>
          <table:table-cell table:formula="of:=[.Q77]*1000000" office:value-type="float" office:value="120.76">
            <text:p>120.76</text:p>
          </table:table-cell>
          <table:table-cell table:formula="of:=[.R77]*1000000" office:value-type="float" office:value="834.19">
            <text:p>834.19</text:p>
          </table:table-cell>
          <table:table-cell table:formula="of:=[.S77]*1000000" office:value-type="float" office:value="12.1">
            <text:p>12.1</text:p>
          </table:table-cell>
          <table:table-cell table:formula="of:=[.T77]*1000000" office:value-type="float" office:value="0.030911">
            <text:p>0.030911</text:p>
          </table:table-cell>
          <table:table-cell table:formula="of:=[.U77]*1000000" office:value-type="float" office:value="0.0000000000027145">
            <text:p>2.7145E-012</text:p>
          </table:table-cell>
          <table:table-cell table:formula="of:=[.V77]*1000000" office:value-type="float" office:value="0.0000000000028663">
            <text:p>2.8663E-012</text:p>
          </table:table-cell>
          <table:table-cell table:formula="of:=[.W77]*1000000" office:value-type="float" office:value="402.49">
            <text:p>402.49</text:p>
          </table:table-cell>
          <table:table-cell table:formula="of:=[.X77]*1000000" office:value-type="float" office:value="120.76">
            <text:p>120.76</text:p>
          </table:table-cell>
          <table:table-cell table:formula="of:=[.Y77]*1000000" office:value-type="float" office:value="834.19">
            <text:p>834.19</text:p>
          </table:table-cell>
          <table:table-cell table:formula="of:=[.Z77]*1000000" office:value-type="float" office:value="20.39">
            <text:p>20.39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32329">
            <text:p>-3.2329E-012</text:p>
          </table:table-cell>
          <table:table-cell table:formula="of:=[.AC77]*1000000" office:value-type="float" office:value="0.0000000000028662">
            <text:p>2.8662E-012</text:p>
          </table:table-cell>
          <table:table-cell office:value-type="float" office:value="0.0004025">
            <text:p>0.0004025</text:p>
          </table:table-cell>
          <table:table-cell office:value-type="float" office:value="0.00012076">
            <text:p>0.00012076</text:p>
          </table:table-cell>
          <table:table-cell office:value-type="float" office:value="0.00083419">
            <text:p>0.00083419</text:p>
          </table:table-cell>
          <table:table-cell table:style-name="ce1" office:value-type="string">
            <text:p>1.21e-05</text:p>
          </table:table-cell>
          <table:table-cell table:style-name="ce1" office:value-type="string">
            <text:p>3.0911e-08</text:p>
          </table:table-cell>
          <table:table-cell table:style-name="ce1" office:value-type="string">
            <text:p>2.7145e-18</text:p>
          </table:table-cell>
          <table:table-cell table:style-name="ce1" office:value-type="string">
            <text:p>2.8663e-18</text:p>
          </table:table-cell>
          <table:table-cell office:value-type="float" office:value="0.00040249">
            <text:p>0.00040249</text:p>
          </table:table-cell>
          <table:table-cell office:value-type="float" office:value="0.00012076">
            <text:p>0.00012076</text:p>
          </table:table-cell>
          <table:table-cell office:value-type="float" office:value="0.00083419">
            <text:p>0.00083419</text:p>
          </table:table-cell>
          <table:table-cell table:style-name="ce1" office:value-type="string">
            <text:p>2.03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329e-18</text:p>
          </table:table-cell>
          <table:table-cell table:style-name="ce1" office:value-type="string">
            <text:p>2.8662e-18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396.89">
            <text:p>396.89</text:p>
          </table:table-cell>
          <table:table-cell table:formula="of:=[.Q78]*1000000" office:value-type="float" office:value="119.34">
            <text:p>119.34</text:p>
          </table:table-cell>
          <table:table-cell table:formula="of:=[.R78]*1000000" office:value-type="float" office:value="841.36">
            <text:p>841.36</text:p>
          </table:table-cell>
          <table:table-cell table:formula="of:=[.S78]*1000000" office:value-type="float" office:value="11.933">
            <text:p>11.933</text:p>
          </table:table-cell>
          <table:table-cell table:formula="of:=[.T78]*1000000" office:value-type="float" office:value="0.03112">
            <text:p>0.03112</text:p>
          </table:table-cell>
          <table:table-cell table:formula="of:=[.U78]*1000000" office:value-type="float" office:value="0.000000000002571">
            <text:p>2.571E-012</text:p>
          </table:table-cell>
          <table:table-cell table:formula="of:=[.V78]*1000000" office:value-type="float" office:value="0.0000000000027794">
            <text:p>2.7794E-012</text:p>
          </table:table-cell>
          <table:table-cell table:formula="of:=[.W78]*1000000" office:value-type="float" office:value="396.89">
            <text:p>396.89</text:p>
          </table:table-cell>
          <table:table-cell table:formula="of:=[.X78]*1000000" office:value-type="float" office:value="119.34">
            <text:p>119.34</text:p>
          </table:table-cell>
          <table:table-cell table:formula="of:=[.Y78]*1000000" office:value-type="float" office:value="841.36">
            <text:p>841.36</text:p>
          </table:table-cell>
          <table:table-cell table:formula="of:=[.Z78]*1000000" office:value-type="float" office:value="20.389">
            <text:p>20.389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71086">
            <text:p>-7.1086E-012</text:p>
          </table:table-cell>
          <table:table-cell table:formula="of:=[.AC78]*1000000" office:value-type="float" office:value="0.0000000000027794">
            <text:p>2.7794E-012</text:p>
          </table:table-cell>
          <table:table-cell office:value-type="float" office:value="0.00039689">
            <text:p>0.00039689</text:p>
          </table:table-cell>
          <table:table-cell office:value-type="float" office:value="0.00011934">
            <text:p>0.00011934</text:p>
          </table:table-cell>
          <table:table-cell office:value-type="float" office:value="0.00084136">
            <text:p>0.00084136</text:p>
          </table:table-cell>
          <table:table-cell table:style-name="ce1" office:value-type="string">
            <text:p>1.1933e-05</text:p>
          </table:table-cell>
          <table:table-cell table:style-name="ce1" office:value-type="string">
            <text:p>3.112e-08</text:p>
          </table:table-cell>
          <table:table-cell table:style-name="ce1" office:value-type="string">
            <text:p>2.571e-18</text:p>
          </table:table-cell>
          <table:table-cell table:style-name="ce1" office:value-type="string">
            <text:p>2.7794e-18</text:p>
          </table:table-cell>
          <table:table-cell office:value-type="float" office:value="0.00039689">
            <text:p>0.00039689</text:p>
          </table:table-cell>
          <table:table-cell office:value-type="float" office:value="0.00011934">
            <text:p>0.00011934</text:p>
          </table:table-cell>
          <table:table-cell office:value-type="float" office:value="0.00084136">
            <text:p>0.00084136</text:p>
          </table:table-cell>
          <table:table-cell table:style-name="ce1" office:value-type="string">
            <text:p>2.0389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086e-18</text:p>
          </table:table-cell>
          <table:table-cell table:style-name="ce1" office:value-type="string">
            <text:p>2.7794e-18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391.37">
            <text:p>391.37</text:p>
          </table:table-cell>
          <table:table-cell table:formula="of:=[.Q79]*1000000" office:value-type="float" office:value="117.94">
            <text:p>117.94</text:p>
          </table:table-cell>
          <table:table-cell table:formula="of:=[.R79]*1000000" office:value-type="float" office:value="848.42">
            <text:p>848.42</text:p>
          </table:table-cell>
          <table:table-cell table:formula="of:=[.S79]*1000000" office:value-type="float" office:value="11.767">
            <text:p>11.767</text:p>
          </table:table-cell>
          <table:table-cell table:formula="of:=[.T79]*1000000" office:value-type="float" office:value="0.031324">
            <text:p>0.031324</text:p>
          </table:table-cell>
          <table:table-cell table:formula="of:=[.U79]*1000000" office:value-type="float" office:value="0.0000000000026025">
            <text:p>2.6025E-012</text:p>
          </table:table-cell>
          <table:table-cell table:formula="of:=[.V79]*1000000" office:value-type="float" office:value="0.0000000000026952">
            <text:p>2.6952E-012</text:p>
          </table:table-cell>
          <table:table-cell table:formula="of:=[.W79]*1000000" office:value-type="float" office:value="391.37">
            <text:p>391.37</text:p>
          </table:table-cell>
          <table:table-cell table:formula="of:=[.X79]*1000000" office:value-type="float" office:value="117.94">
            <text:p>117.94</text:p>
          </table:table-cell>
          <table:table-cell table:formula="of:=[.Y79]*1000000" office:value-type="float" office:value="848.42">
            <text:p>848.42</text:p>
          </table:table-cell>
          <table:table-cell table:formula="of:=[.Z79]*1000000" office:value-type="float" office:value="20.387">
            <text:p>20.387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-0.000000000001921">
            <text:p>-1.921E-012</text:p>
          </table:table-cell>
          <table:table-cell table:formula="of:=[.AC79]*1000000" office:value-type="float" office:value="0.0000000000026952">
            <text:p>2.6952E-012</text:p>
          </table:table-cell>
          <table:table-cell office:value-type="float" office:value="0.00039137">
            <text:p>0.00039137</text:p>
          </table:table-cell>
          <table:table-cell office:value-type="float" office:value="0.00011794">
            <text:p>0.00011794</text:p>
          </table:table-cell>
          <table:table-cell office:value-type="float" office:value="0.00084842">
            <text:p>0.00084842</text:p>
          </table:table-cell>
          <table:table-cell table:style-name="ce1" office:value-type="string">
            <text:p>1.1767e-05</text:p>
          </table:table-cell>
          <table:table-cell table:style-name="ce1" office:value-type="string">
            <text:p>3.1324e-08</text:p>
          </table:table-cell>
          <table:table-cell table:style-name="ce1" office:value-type="string">
            <text:p>2.6025e-18</text:p>
          </table:table-cell>
          <table:table-cell table:style-name="ce1" office:value-type="string">
            <text:p>2.6952e-18</text:p>
          </table:table-cell>
          <table:table-cell office:value-type="float" office:value="0.00039137">
            <text:p>0.00039137</text:p>
          </table:table-cell>
          <table:table-cell office:value-type="float" office:value="0.00011794">
            <text:p>0.00011794</text:p>
          </table:table-cell>
          <table:table-cell office:value-type="float" office:value="0.00084842">
            <text:p>0.00084842</text:p>
          </table:table-cell>
          <table:table-cell table:style-name="ce1" office:value-type="string">
            <text:p>2.038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21e-18</text:p>
          </table:table-cell>
          <table:table-cell table:style-name="ce1" office:value-type="string">
            <text:p>2.6952e-18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385.93">
            <text:p>385.93</text:p>
          </table:table-cell>
          <table:table-cell table:formula="of:=[.Q80]*1000000" office:value-type="float" office:value="116.55">
            <text:p>116.55</text:p>
          </table:table-cell>
          <table:table-cell table:formula="of:=[.R80]*1000000" office:value-type="float" office:value="855.38">
            <text:p>855.38</text:p>
          </table:table-cell>
          <table:table-cell table:formula="of:=[.S80]*1000000" office:value-type="float" office:value="11.601">
            <text:p>11.601</text:p>
          </table:table-cell>
          <table:table-cell table:formula="of:=[.T80]*1000000" office:value-type="float" office:value="0.031523">
            <text:p>0.031523</text:p>
          </table:table-cell>
          <table:table-cell table:formula="of:=[.U80]*1000000" office:value-type="float" office:value="0.0000000000014996">
            <text:p>1.4996E-012</text:p>
          </table:table-cell>
          <table:table-cell table:formula="of:=[.V80]*1000000" office:value-type="float" office:value="0.0000000000026136">
            <text:p>2.6136E-012</text:p>
          </table:table-cell>
          <table:table-cell table:formula="of:=[.W80]*1000000" office:value-type="float" office:value="385.93">
            <text:p>385.93</text:p>
          </table:table-cell>
          <table:table-cell table:formula="of:=[.X80]*1000000" office:value-type="float" office:value="116.55">
            <text:p>116.55</text:p>
          </table:table-cell>
          <table:table-cell table:formula="of:=[.Y80]*1000000" office:value-type="float" office:value="855.38">
            <text:p>855.38</text:p>
          </table:table-cell>
          <table:table-cell table:formula="of:=[.Z80]*1000000" office:value-type="float" office:value="20.386">
            <text:p>20.386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039267">
            <text:p>-3.9267E-012</text:p>
          </table:table-cell>
          <table:table-cell table:formula="of:=[.AC80]*1000000" office:value-type="float" office:value="0.0000000000026135">
            <text:p>2.6135E-012</text:p>
          </table:table-cell>
          <table:table-cell office:value-type="float" office:value="0.00038593">
            <text:p>0.00038593</text:p>
          </table:table-cell>
          <table:table-cell office:value-type="float" office:value="0.00011655">
            <text:p>0.00011655</text:p>
          </table:table-cell>
          <table:table-cell office:value-type="float" office:value="0.00085538">
            <text:p>0.00085538</text:p>
          </table:table-cell>
          <table:table-cell table:style-name="ce1" office:value-type="string">
            <text:p>1.1601e-05</text:p>
          </table:table-cell>
          <table:table-cell table:style-name="ce1" office:value-type="string">
            <text:p>3.1523e-08</text:p>
          </table:table-cell>
          <table:table-cell table:style-name="ce1" office:value-type="string">
            <text:p>1.4996e-18</text:p>
          </table:table-cell>
          <table:table-cell table:style-name="ce1" office:value-type="string">
            <text:p>2.6136e-18</text:p>
          </table:table-cell>
          <table:table-cell office:value-type="float" office:value="0.00038593">
            <text:p>0.00038593</text:p>
          </table:table-cell>
          <table:table-cell office:value-type="float" office:value="0.00011655">
            <text:p>0.00011655</text:p>
          </table:table-cell>
          <table:table-cell office:value-type="float" office:value="0.00085538">
            <text:p>0.00085538</text:p>
          </table:table-cell>
          <table:table-cell table:style-name="ce1" office:value-type="string">
            <text:p>2.0386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267e-18</text:p>
          </table:table-cell>
          <table:table-cell table:style-name="ce1" office:value-type="string">
            <text:p>2.6135e-18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380.57">
            <text:p>380.57</text:p>
          </table:table-cell>
          <table:table-cell table:formula="of:=[.Q81]*1000000" office:value-type="float" office:value="115.18">
            <text:p>115.18</text:p>
          </table:table-cell>
          <table:table-cell table:formula="of:=[.R81]*1000000" office:value-type="float" office:value="862.25">
            <text:p>862.25</text:p>
          </table:table-cell>
          <table:table-cell table:formula="of:=[.S81]*1000000" office:value-type="float" office:value="11.436">
            <text:p>11.436</text:p>
          </table:table-cell>
          <table:table-cell table:formula="of:=[.T81]*1000000" office:value-type="float" office:value="0.031718">
            <text:p>0.031718</text:p>
          </table:table-cell>
          <table:table-cell table:formula="of:=[.U81]*1000000" office:value-type="float" office:value="0.000000000002221">
            <text:p>2.221E-012</text:p>
          </table:table-cell>
          <table:table-cell table:formula="of:=[.V81]*1000000" office:value-type="float" office:value="0.0000000000025344">
            <text:p>2.5344E-012</text:p>
          </table:table-cell>
          <table:table-cell table:formula="of:=[.W81]*1000000" office:value-type="float" office:value="380.57">
            <text:p>380.57</text:p>
          </table:table-cell>
          <table:table-cell table:formula="of:=[.X81]*1000000" office:value-type="float" office:value="115.18">
            <text:p>115.18</text:p>
          </table:table-cell>
          <table:table-cell table:formula="of:=[.Y81]*1000000" office:value-type="float" office:value="862.25">
            <text:p>862.25</text:p>
          </table:table-cell>
          <table:table-cell table:formula="of:=[.Z81]*1000000" office:value-type="float" office:value="20.384">
            <text:p>20.384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17252">
            <text:p>1.7252E-012</text:p>
          </table:table-cell>
          <table:table-cell table:formula="of:=[.AC81]*1000000" office:value-type="float" office:value="0.0000000000025344">
            <text:p>2.5344E-012</text:p>
          </table:table-cell>
          <table:table-cell office:value-type="float" office:value="0.00038057">
            <text:p>0.00038057</text:p>
          </table:table-cell>
          <table:table-cell office:value-type="float" office:value="0.00011518">
            <text:p>0.00011518</text:p>
          </table:table-cell>
          <table:table-cell office:value-type="float" office:value="0.00086225">
            <text:p>0.00086225</text:p>
          </table:table-cell>
          <table:table-cell table:style-name="ce1" office:value-type="string">
            <text:p>1.1436e-05</text:p>
          </table:table-cell>
          <table:table-cell table:style-name="ce1" office:value-type="string">
            <text:p>3.1718e-08</text:p>
          </table:table-cell>
          <table:table-cell table:style-name="ce1" office:value-type="string">
            <text:p>2.221e-18</text:p>
          </table:table-cell>
          <table:table-cell table:style-name="ce1" office:value-type="string">
            <text:p>2.5344e-18</text:p>
          </table:table-cell>
          <table:table-cell office:value-type="float" office:value="0.00038057">
            <text:p>0.00038057</text:p>
          </table:table-cell>
          <table:table-cell office:value-type="float" office:value="0.00011518">
            <text:p>0.00011518</text:p>
          </table:table-cell>
          <table:table-cell office:value-type="float" office:value="0.00086225">
            <text:p>0.00086225</text:p>
          </table:table-cell>
          <table:table-cell table:style-name="ce1" office:value-type="string">
            <text:p>2.03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52e-18</text:p>
          </table:table-cell>
          <table:table-cell table:style-name="ce1" office:value-type="string">
            <text:p>2.5344e-18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375.29">
            <text:p>375.29</text:p>
          </table:table-cell>
          <table:table-cell table:formula="of:=[.Q82]*1000000" office:value-type="float" office:value="113.82">
            <text:p>113.82</text:p>
          </table:table-cell>
          <table:table-cell table:formula="of:=[.R82]*1000000" office:value-type="float" office:value="869.01">
            <text:p>869.01</text:p>
          </table:table-cell>
          <table:table-cell table:formula="of:=[.S82]*1000000" office:value-type="float" office:value="11.272">
            <text:p>11.272</text:p>
          </table:table-cell>
          <table:table-cell table:formula="of:=[.T82]*1000000" office:value-type="float" office:value="0.031909">
            <text:p>0.031909</text:p>
          </table:table-cell>
          <table:table-cell table:formula="of:=[.U82]*1000000" office:value-type="float" office:value="0.00000000000031419">
            <text:p>3.1419E-013</text:p>
          </table:table-cell>
          <table:table-cell table:formula="of:=[.V82]*1000000" office:value-type="float" office:value="0.0000000000024577">
            <text:p>2.4577E-012</text:p>
          </table:table-cell>
          <table:table-cell table:formula="of:=[.W82]*1000000" office:value-type="float" office:value="375.29">
            <text:p>375.29</text:p>
          </table:table-cell>
          <table:table-cell table:formula="of:=[.X82]*1000000" office:value-type="float" office:value="113.82">
            <text:p>113.82</text:p>
          </table:table-cell>
          <table:table-cell table:formula="of:=[.Y82]*1000000" office:value-type="float" office:value="869.01">
            <text:p>869.01</text:p>
          </table:table-cell>
          <table:table-cell table:formula="of:=[.Z82]*1000000" office:value-type="float" office:value="20.383">
            <text:p>20.383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-0.0000000000017618">
            <text:p>-1.7618E-012</text:p>
          </table:table-cell>
          <table:table-cell table:formula="of:=[.AC82]*1000000" office:value-type="float" office:value="0.0000000000024577">
            <text:p>2.4577E-012</text:p>
          </table:table-cell>
          <table:table-cell office:value-type="float" office:value="0.00037529">
            <text:p>0.00037529</text:p>
          </table:table-cell>
          <table:table-cell office:value-type="float" office:value="0.00011382">
            <text:p>0.00011382</text:p>
          </table:table-cell>
          <table:table-cell office:value-type="float" office:value="0.00086901">
            <text:p>0.00086901</text:p>
          </table:table-cell>
          <table:table-cell table:style-name="ce1" office:value-type="string">
            <text:p>1.1272e-05</text:p>
          </table:table-cell>
          <table:table-cell table:style-name="ce1" office:value-type="string">
            <text:p>3.1909e-08</text:p>
          </table:table-cell>
          <table:table-cell table:style-name="ce1" office:value-type="string">
            <text:p>3.1419e-19</text:p>
          </table:table-cell>
          <table:table-cell table:style-name="ce1" office:value-type="string">
            <text:p>2.4577e-18</text:p>
          </table:table-cell>
          <table:table-cell office:value-type="float" office:value="0.00037529">
            <text:p>0.00037529</text:p>
          </table:table-cell>
          <table:table-cell office:value-type="float" office:value="0.00011382">
            <text:p>0.00011382</text:p>
          </table:table-cell>
          <table:table-cell office:value-type="float" office:value="0.00086901">
            <text:p>0.00086901</text:p>
          </table:table-cell>
          <table:table-cell table:style-name="ce1" office:value-type="string">
            <text:p>2.038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618e-18</text:p>
          </table:table-cell>
          <table:table-cell table:style-name="ce1" office:value-type="string">
            <text:p>2.4577e-18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370.09">
            <text:p>370.09</text:p>
          </table:table-cell>
          <table:table-cell table:formula="of:=[.Q83]*1000000" office:value-type="float" office:value="112.48">
            <text:p>112.48</text:p>
          </table:table-cell>
          <table:table-cell table:formula="of:=[.R83]*1000000" office:value-type="float" office:value="875.69">
            <text:p>875.69</text:p>
          </table:table-cell>
          <table:table-cell table:formula="of:=[.S83]*1000000" office:value-type="float" office:value="11.109">
            <text:p>11.109</text:p>
          </table:table-cell>
          <table:table-cell table:formula="of:=[.T83]*1000000" office:value-type="float" office:value="0.032095">
            <text:p>0.032095</text:p>
          </table:table-cell>
          <table:table-cell table:formula="of:=[.U83]*1000000" office:value-type="float" office:value="0.000000000000092232">
            <text:p>9.2232E-014</text:p>
          </table:table-cell>
          <table:table-cell table:formula="of:=[.V83]*1000000" office:value-type="float" office:value="0.0000000000023833">
            <text:p>2.3833E-012</text:p>
          </table:table-cell>
          <table:table-cell table:formula="of:=[.W83]*1000000" office:value-type="float" office:value="370.08">
            <text:p>370.08</text:p>
          </table:table-cell>
          <table:table-cell table:formula="of:=[.X83]*1000000" office:value-type="float" office:value="112.47">
            <text:p>112.47</text:p>
          </table:table-cell>
          <table:table-cell table:formula="of:=[.Y83]*1000000" office:value-type="float" office:value="875.68">
            <text:p>875.68</text:p>
          </table:table-cell>
          <table:table-cell table:formula="of:=[.Z83]*1000000" office:value-type="float" office:value="20.382">
            <text:p>20.382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0084831">
            <text:p>-8.4831E-013</text:p>
          </table:table-cell>
          <table:table-cell table:formula="of:=[.AC83]*1000000" office:value-type="float" office:value="0.0000000000023833">
            <text:p>2.3833E-012</text:p>
          </table:table-cell>
          <table:table-cell office:value-type="float" office:value="0.00037009">
            <text:p>0.00037009</text:p>
          </table:table-cell>
          <table:table-cell office:value-type="float" office:value="0.00011248">
            <text:p>0.00011248</text:p>
          </table:table-cell>
          <table:table-cell office:value-type="float" office:value="0.00087569">
            <text:p>0.00087569</text:p>
          </table:table-cell>
          <table:table-cell table:style-name="ce1" office:value-type="string">
            <text:p>1.1109e-05</text:p>
          </table:table-cell>
          <table:table-cell table:style-name="ce1" office:value-type="string">
            <text:p>3.2095e-08</text:p>
          </table:table-cell>
          <table:table-cell table:style-name="ce1" office:value-type="string">
            <text:p>9.2232e-20</text:p>
          </table:table-cell>
          <table:table-cell table:style-name="ce1" office:value-type="string">
            <text:p>2.3833e-18</text:p>
          </table:table-cell>
          <table:table-cell office:value-type="float" office:value="0.00037008">
            <text:p>0.00037008</text:p>
          </table:table-cell>
          <table:table-cell office:value-type="float" office:value="0.00011247">
            <text:p>0.00011247</text:p>
          </table:table-cell>
          <table:table-cell office:value-type="float" office:value="0.00087568">
            <text:p>0.00087568</text:p>
          </table:table-cell>
          <table:table-cell table:style-name="ce1" office:value-type="string">
            <text:p>2.038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831e-19</text:p>
          </table:table-cell>
          <table:table-cell table:style-name="ce1" office:value-type="string">
            <text:p>2.3833e-18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364.96">
            <text:p>364.96</text:p>
          </table:table-cell>
          <table:table-cell table:formula="of:=[.Q84]*1000000" office:value-type="float" office:value="111.15">
            <text:p>111.15</text:p>
          </table:table-cell>
          <table:table-cell table:formula="of:=[.R84]*1000000" office:value-type="float" office:value="882.27">
            <text:p>882.27</text:p>
          </table:table-cell>
          <table:table-cell table:formula="of:=[.S84]*1000000" office:value-type="float" office:value="10.947">
            <text:p>10.947</text:p>
          </table:table-cell>
          <table:table-cell table:formula="of:=[.T84]*1000000" office:value-type="float" office:value="0.032277">
            <text:p>0.032277</text:p>
          </table:table-cell>
          <table:table-cell table:formula="of:=[.U84]*1000000" office:value-type="float" office:value="0.00000000000055339">
            <text:p>5.5339E-013</text:p>
          </table:table-cell>
          <table:table-cell table:formula="of:=[.V84]*1000000" office:value-type="float" office:value="0.0000000000023112">
            <text:p>2.3112E-012</text:p>
          </table:table-cell>
          <table:table-cell table:formula="of:=[.W84]*1000000" office:value-type="float" office:value="364.96">
            <text:p>364.96</text:p>
          </table:table-cell>
          <table:table-cell table:formula="of:=[.X84]*1000000" office:value-type="float" office:value="111.14">
            <text:p>111.14</text:p>
          </table:table-cell>
          <table:table-cell table:formula="of:=[.Y84]*1000000" office:value-type="float" office:value="882.26">
            <text:p>882.26</text:p>
          </table:table-cell>
          <table:table-cell table:formula="of:=[.Z84]*1000000" office:value-type="float" office:value="20.381">
            <text:p>20.381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-0.0000000000025322">
            <text:p>-2.5322E-012</text:p>
          </table:table-cell>
          <table:table-cell table:formula="of:=[.AC84]*1000000" office:value-type="float" office:value="0.0000000000023112">
            <text:p>2.3112E-012</text:p>
          </table:table-cell>
          <table:table-cell office:value-type="float" office:value="0.00036496">
            <text:p>0.00036496</text:p>
          </table:table-cell>
          <table:table-cell office:value-type="float" office:value="0.00011115">
            <text:p>0.00011115</text:p>
          </table:table-cell>
          <table:table-cell office:value-type="float" office:value="0.00088227">
            <text:p>0.00088227</text:p>
          </table:table-cell>
          <table:table-cell table:style-name="ce1" office:value-type="string">
            <text:p>1.0947e-05</text:p>
          </table:table-cell>
          <table:table-cell table:style-name="ce1" office:value-type="string">
            <text:p>3.2277e-08</text:p>
          </table:table-cell>
          <table:table-cell table:style-name="ce1" office:value-type="string">
            <text:p>5.5339e-19</text:p>
          </table:table-cell>
          <table:table-cell table:style-name="ce1" office:value-type="string">
            <text:p>2.3112e-18</text:p>
          </table:table-cell>
          <table:table-cell office:value-type="float" office:value="0.00036496">
            <text:p>0.00036496</text:p>
          </table:table-cell>
          <table:table-cell office:value-type="float" office:value="0.00011114">
            <text:p>0.00011114</text:p>
          </table:table-cell>
          <table:table-cell office:value-type="float" office:value="0.00088226">
            <text:p>0.00088226</text:p>
          </table:table-cell>
          <table:table-cell table:style-name="ce1" office:value-type="string">
            <text:p>2.038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322e-18</text:p>
          </table:table-cell>
          <table:table-cell table:style-name="ce1" office:value-type="string">
            <text:p>2.3112e-18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359.91">
            <text:p>359.91</text:p>
          </table:table-cell>
          <table:table-cell table:formula="of:=[.Q85]*1000000" office:value-type="float" office:value="109.83">
            <text:p>109.83</text:p>
          </table:table-cell>
          <table:table-cell table:formula="of:=[.R85]*1000000" office:value-type="float" office:value="888.75">
            <text:p>888.75</text:p>
          </table:table-cell>
          <table:table-cell table:formula="of:=[.S85]*1000000" office:value-type="float" office:value="10.786">
            <text:p>10.786</text:p>
          </table:table-cell>
          <table:table-cell table:formula="of:=[.T85]*1000000" office:value-type="float" office:value="0.032454">
            <text:p>0.032454</text:p>
          </table:table-cell>
          <table:table-cell table:formula="of:=[.U85]*1000000" office:value-type="float" office:value="0.00000000000044791">
            <text:p>4.4791E-013</text:p>
          </table:table-cell>
          <table:table-cell table:formula="of:=[.V85]*1000000" office:value-type="float" office:value="0.0000000000022413">
            <text:p>2.2413E-012</text:p>
          </table:table-cell>
          <table:table-cell table:formula="of:=[.W85]*1000000" office:value-type="float" office:value="359.9">
            <text:p>359.9</text:p>
          </table:table-cell>
          <table:table-cell table:formula="of:=[.X85]*1000000" office:value-type="float" office:value="109.82">
            <text:p>109.82</text:p>
          </table:table-cell>
          <table:table-cell table:formula="of:=[.Y85]*1000000" office:value-type="float" office:value="888.75">
            <text:p>888.75</text:p>
          </table:table-cell>
          <table:table-cell table:formula="of:=[.Z85]*1000000" office:value-type="float" office:value="20.38">
            <text:p>20.38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0.000000000000298">
            <text:p>2.98E-013</text:p>
          </table:table-cell>
          <table:table-cell table:formula="of:=[.AC85]*1000000" office:value-type="float" office:value="0.0000000000022413">
            <text:p>2.2413E-012</text:p>
          </table:table-cell>
          <table:table-cell office:value-type="float" office:value="0.00035991">
            <text:p>0.00035991</text:p>
          </table:table-cell>
          <table:table-cell office:value-type="float" office:value="0.00010983">
            <text:p>0.00010983</text:p>
          </table:table-cell>
          <table:table-cell office:value-type="float" office:value="0.00088875">
            <text:p>0.00088875</text:p>
          </table:table-cell>
          <table:table-cell table:style-name="ce1" office:value-type="string">
            <text:p>1.0786e-05</text:p>
          </table:table-cell>
          <table:table-cell table:style-name="ce1" office:value-type="string">
            <text:p>3.2454e-08</text:p>
          </table:table-cell>
          <table:table-cell table:style-name="ce1" office:value-type="string">
            <text:p>4.4791e-19</text:p>
          </table:table-cell>
          <table:table-cell table:style-name="ce1" office:value-type="string">
            <text:p>2.2413e-18</text:p>
          </table:table-cell>
          <table:table-cell office:value-type="float" office:value="0.0003599">
            <text:p>0.0003599</text:p>
          </table:table-cell>
          <table:table-cell office:value-type="float" office:value="0.00010982">
            <text:p>0.00010982</text:p>
          </table:table-cell>
          <table:table-cell office:value-type="float" office:value="0.00088875">
            <text:p>0.00088875</text:p>
          </table:table-cell>
          <table:table-cell table:style-name="ce1" office:value-type="string">
            <text:p>2.038e-05</text:p>
          </table:table-cell>
          <table:table-cell office:value-type="float" office:value="0">
            <text:p>0</text:p>
          </table:table-cell>
          <table:table-cell table:style-name="ce1" office:value-type="string">
            <text:p>2.98e-19</text:p>
          </table:table-cell>
          <table:table-cell table:style-name="ce1" office:value-type="string">
            <text:p>2.2413e-18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354.93">
            <text:p>354.93</text:p>
          </table:table-cell>
          <table:table-cell table:formula="of:=[.Q86]*1000000" office:value-type="float" office:value="108.52">
            <text:p>108.52</text:p>
          </table:table-cell>
          <table:table-cell table:formula="of:=[.R86]*1000000" office:value-type="float" office:value="895.15">
            <text:p>895.15</text:p>
          </table:table-cell>
          <table:table-cell table:formula="of:=[.S86]*1000000" office:value-type="float" office:value="10.627">
            <text:p>10.627</text:p>
          </table:table-cell>
          <table:table-cell table:formula="of:=[.T86]*1000000" office:value-type="float" office:value="0.032628">
            <text:p>0.032628</text:p>
          </table:table-cell>
          <table:table-cell table:formula="of:=[.U86]*1000000" office:value-type="float" office:value="0.000000000000072407">
            <text:p>7.2407E-014</text:p>
          </table:table-cell>
          <table:table-cell table:formula="of:=[.V86]*1000000" office:value-type="float" office:value="0.0000000000021735">
            <text:p>2.1735E-012</text:p>
          </table:table-cell>
          <table:table-cell table:formula="of:=[.W86]*1000000" office:value-type="float" office:value="354.93">
            <text:p>354.93</text:p>
          </table:table-cell>
          <table:table-cell table:formula="of:=[.X86]*1000000" office:value-type="float" office:value="108.52">
            <text:p>108.52</text:p>
          </table:table-cell>
          <table:table-cell table:formula="of:=[.Y86]*1000000" office:value-type="float" office:value="895.15">
            <text:p>895.15</text:p>
          </table:table-cell>
          <table:table-cell table:formula="of:=[.Z86]*1000000" office:value-type="float" office:value="20.379">
            <text:p>20.379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017001">
            <text:p>-1.7001E-012</text:p>
          </table:table-cell>
          <table:table-cell table:formula="of:=[.AC86]*1000000" office:value-type="float" office:value="0.0000000000021735">
            <text:p>2.1735E-012</text:p>
          </table:table-cell>
          <table:table-cell office:value-type="float" office:value="0.00035493">
            <text:p>0.00035493</text:p>
          </table:table-cell>
          <table:table-cell office:value-type="float" office:value="0.00010852">
            <text:p>0.00010852</text:p>
          </table:table-cell>
          <table:table-cell office:value-type="float" office:value="0.00089515">
            <text:p>0.00089515</text:p>
          </table:table-cell>
          <table:table-cell table:style-name="ce1" office:value-type="string">
            <text:p>1.0627e-05</text:p>
          </table:table-cell>
          <table:table-cell table:style-name="ce1" office:value-type="string">
            <text:p>3.2628e-08</text:p>
          </table:table-cell>
          <table:table-cell table:style-name="ce1" office:value-type="string">
            <text:p>7.2407e-20</text:p>
          </table:table-cell>
          <table:table-cell table:style-name="ce1" office:value-type="string">
            <text:p>2.1735e-18</text:p>
          </table:table-cell>
          <table:table-cell office:value-type="float" office:value="0.00035493">
            <text:p>0.00035493</text:p>
          </table:table-cell>
          <table:table-cell office:value-type="float" office:value="0.00010852">
            <text:p>0.00010852</text:p>
          </table:table-cell>
          <table:table-cell office:value-type="float" office:value="0.00089515">
            <text:p>0.00089515</text:p>
          </table:table-cell>
          <table:table-cell table:style-name="ce1" office:value-type="string">
            <text:p>2.037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001e-18</text:p>
          </table:table-cell>
          <table:table-cell table:style-name="ce1" office:value-type="string">
            <text:p>2.1735e-18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350.02">
            <text:p>350.02</text:p>
          </table:table-cell>
          <table:table-cell table:formula="of:=[.Q87]*1000000" office:value-type="float" office:value="107.23">
            <text:p>107.23</text:p>
          </table:table-cell>
          <table:table-cell table:formula="of:=[.R87]*1000000" office:value-type="float" office:value="901.46">
            <text:p>901.46</text:p>
          </table:table-cell>
          <table:table-cell table:formula="of:=[.S87]*1000000" office:value-type="float" office:value="10.468">
            <text:p>10.468</text:p>
          </table:table-cell>
          <table:table-cell table:formula="of:=[.T87]*1000000" office:value-type="float" office:value="0.032797">
            <text:p>0.032797</text:p>
          </table:table-cell>
          <table:table-cell table:formula="of:=[.U87]*1000000" office:value-type="float" office:value="0.00000000000037133">
            <text:p>3.7133E-013</text:p>
          </table:table-cell>
          <table:table-cell table:formula="of:=[.V87]*1000000" office:value-type="float" office:value="0.0000000000021078">
            <text:p>2.1078E-012</text:p>
          </table:table-cell>
          <table:table-cell table:formula="of:=[.W87]*1000000" office:value-type="float" office:value="350.02">
            <text:p>350.02</text:p>
          </table:table-cell>
          <table:table-cell table:formula="of:=[.X87]*1000000" office:value-type="float" office:value="107.23">
            <text:p>107.23</text:p>
          </table:table-cell>
          <table:table-cell table:formula="of:=[.Y87]*1000000" office:value-type="float" office:value="901.45">
            <text:p>901.45</text:p>
          </table:table-cell>
          <table:table-cell table:formula="of:=[.Z87]*1000000" office:value-type="float" office:value="20.379">
            <text:p>20.379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0.0000000000014768">
            <text:p>1.4768E-012</text:p>
          </table:table-cell>
          <table:table-cell table:formula="of:=[.AC87]*1000000" office:value-type="float" office:value="0.0000000000021078">
            <text:p>2.1078E-012</text:p>
          </table:table-cell>
          <table:table-cell office:value-type="float" office:value="0.00035002">
            <text:p>0.00035002</text:p>
          </table:table-cell>
          <table:table-cell office:value-type="float" office:value="0.00010723">
            <text:p>0.00010723</text:p>
          </table:table-cell>
          <table:table-cell office:value-type="float" office:value="0.00090146">
            <text:p>0.00090146</text:p>
          </table:table-cell>
          <table:table-cell table:style-name="ce1" office:value-type="string">
            <text:p>1.0468e-05</text:p>
          </table:table-cell>
          <table:table-cell table:style-name="ce1" office:value-type="string">
            <text:p>3.2797e-08</text:p>
          </table:table-cell>
          <table:table-cell table:style-name="ce1" office:value-type="string">
            <text:p>3.7133e-19</text:p>
          </table:table-cell>
          <table:table-cell table:style-name="ce1" office:value-type="string">
            <text:p>2.1078e-18</text:p>
          </table:table-cell>
          <table:table-cell office:value-type="float" office:value="0.00035002">
            <text:p>0.00035002</text:p>
          </table:table-cell>
          <table:table-cell office:value-type="float" office:value="0.00010723">
            <text:p>0.00010723</text:p>
          </table:table-cell>
          <table:table-cell office:value-type="float" office:value="0.00090145">
            <text:p>0.00090145</text:p>
          </table:table-cell>
          <table:table-cell table:style-name="ce1" office:value-type="string">
            <text:p>2.037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768e-18</text:p>
          </table:table-cell>
          <table:table-cell table:style-name="ce1" office:value-type="string">
            <text:p>2.1078e-18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345.19">
            <text:p>345.19</text:p>
          </table:table-cell>
          <table:table-cell table:formula="of:=[.Q88]*1000000" office:value-type="float" office:value="105.95">
            <text:p>105.95</text:p>
          </table:table-cell>
          <table:table-cell table:formula="of:=[.R88]*1000000" office:value-type="float" office:value="907.68">
            <text:p>907.68</text:p>
          </table:table-cell>
          <table:table-cell table:formula="of:=[.S88]*1000000" office:value-type="float" office:value="10.311">
            <text:p>10.311</text:p>
          </table:table-cell>
          <table:table-cell table:formula="of:=[.T88]*1000000" office:value-type="float" office:value="0.032963">
            <text:p>0.032963</text:p>
          </table:table-cell>
          <table:table-cell table:formula="of:=[.U88]*1000000" office:value-type="float" office:value="0.00000000000078658">
            <text:p>7.8658E-013</text:p>
          </table:table-cell>
          <table:table-cell table:formula="of:=[.V88]*1000000" office:value-type="float" office:value="0.0000000000020441">
            <text:p>2.0441E-012</text:p>
          </table:table-cell>
          <table:table-cell table:formula="of:=[.W88]*1000000" office:value-type="float" office:value="345.18">
            <text:p>345.18</text:p>
          </table:table-cell>
          <table:table-cell table:formula="of:=[.X88]*1000000" office:value-type="float" office:value="105.95">
            <text:p>105.95</text:p>
          </table:table-cell>
          <table:table-cell table:formula="of:=[.Y88]*1000000" office:value-type="float" office:value="907.67">
            <text:p>907.67</text:p>
          </table:table-cell>
          <table:table-cell table:formula="of:=[.Z88]*1000000" office:value-type="float" office:value="20.378">
            <text:p>20.378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-0.000000000001455">
            <text:p>-1.455E-012</text:p>
          </table:table-cell>
          <table:table-cell table:formula="of:=[.AC88]*1000000" office:value-type="float" office:value="0.0000000000020441">
            <text:p>2.0441E-012</text:p>
          </table:table-cell>
          <table:table-cell office:value-type="float" office:value="0.00034519">
            <text:p>0.00034519</text:p>
          </table:table-cell>
          <table:table-cell office:value-type="float" office:value="0.00010595">
            <text:p>0.00010595</text:p>
          </table:table-cell>
          <table:table-cell office:value-type="float" office:value="0.00090768">
            <text:p>0.00090768</text:p>
          </table:table-cell>
          <table:table-cell table:style-name="ce1" office:value-type="string">
            <text:p>1.0311e-05</text:p>
          </table:table-cell>
          <table:table-cell table:style-name="ce1" office:value-type="string">
            <text:p>3.2963e-08</text:p>
          </table:table-cell>
          <table:table-cell table:style-name="ce1" office:value-type="string">
            <text:p>7.8658e-19</text:p>
          </table:table-cell>
          <table:table-cell table:style-name="ce1" office:value-type="string">
            <text:p>2.0441e-18</text:p>
          </table:table-cell>
          <table:table-cell office:value-type="float" office:value="0.00034518">
            <text:p>0.00034518</text:p>
          </table:table-cell>
          <table:table-cell office:value-type="float" office:value="0.00010595">
            <text:p>0.00010595</text:p>
          </table:table-cell>
          <table:table-cell office:value-type="float" office:value="0.00090767">
            <text:p>0.00090767</text:p>
          </table:table-cell>
          <table:table-cell table:style-name="ce1" office:value-type="string">
            <text:p>2.037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55e-18</text:p>
          </table:table-cell>
          <table:table-cell table:style-name="ce1" office:value-type="string">
            <text:p>2.0441e-18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340.42">
            <text:p>340.42</text:p>
          </table:table-cell>
          <table:table-cell table:formula="of:=[.Q89]*1000000" office:value-type="float" office:value="104.69">
            <text:p>104.69</text:p>
          </table:table-cell>
          <table:table-cell table:formula="of:=[.R89]*1000000" office:value-type="float" office:value="913.81">
            <text:p>913.81</text:p>
          </table:table-cell>
          <table:table-cell table:formula="of:=[.S89]*1000000" office:value-type="float" office:value="10.155">
            <text:p>10.155</text:p>
          </table:table-cell>
          <table:table-cell table:formula="of:=[.T89]*1000000" office:value-type="float" office:value="0.033125">
            <text:p>0.033125</text:p>
          </table:table-cell>
          <table:table-cell table:formula="of:=[.U89]*1000000" office:value-type="float" office:value="0.00000000000075734">
            <text:p>7.5734E-013</text:p>
          </table:table-cell>
          <table:table-cell table:formula="of:=[.V89]*1000000" office:value-type="float" office:value="0.0000000000019823">
            <text:p>1.9823E-012</text:p>
          </table:table-cell>
          <table:table-cell table:formula="of:=[.W89]*1000000" office:value-type="float" office:value="340.42">
            <text:p>340.42</text:p>
          </table:table-cell>
          <table:table-cell table:formula="of:=[.X89]*1000000" office:value-type="float" office:value="104.68">
            <text:p>104.68</text:p>
          </table:table-cell>
          <table:table-cell table:formula="of:=[.Y89]*1000000" office:value-type="float" office:value="913.81">
            <text:p>913.81</text:p>
          </table:table-cell>
          <table:table-cell table:formula="of:=[.Z89]*1000000" office:value-type="float" office:value="20.377">
            <text:p>20.377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0.000000000000031652">
            <text:p>3.1652E-014</text:p>
          </table:table-cell>
          <table:table-cell table:formula="of:=[.AC89]*1000000" office:value-type="float" office:value="0.0000000000019823">
            <text:p>1.9823E-012</text:p>
          </table:table-cell>
          <table:table-cell office:value-type="float" office:value="0.00034042">
            <text:p>0.00034042</text:p>
          </table:table-cell>
          <table:table-cell office:value-type="float" office:value="0.00010469">
            <text:p>0.00010469</text:p>
          </table:table-cell>
          <table:table-cell office:value-type="float" office:value="0.00091381">
            <text:p>0.00091381</text:p>
          </table:table-cell>
          <table:table-cell table:style-name="ce1" office:value-type="string">
            <text:p>1.0155e-05</text:p>
          </table:table-cell>
          <table:table-cell table:style-name="ce1" office:value-type="string">
            <text:p>3.3125e-08</text:p>
          </table:table-cell>
          <table:table-cell table:style-name="ce1" office:value-type="string">
            <text:p>7.5734e-19</text:p>
          </table:table-cell>
          <table:table-cell table:style-name="ce1" office:value-type="string">
            <text:p>1.9823e-18</text:p>
          </table:table-cell>
          <table:table-cell office:value-type="float" office:value="0.00034042">
            <text:p>0.00034042</text:p>
          </table:table-cell>
          <table:table-cell office:value-type="float" office:value="0.00010468">
            <text:p>0.00010468</text:p>
          </table:table-cell>
          <table:table-cell office:value-type="float" office:value="0.00091381">
            <text:p>0.00091381</text:p>
          </table:table-cell>
          <table:table-cell table:style-name="ce1" office:value-type="string">
            <text:p>2.0377e-05</text:p>
          </table:table-cell>
          <table:table-cell office:value-type="float" office:value="0">
            <text:p>0</text:p>
          </table:table-cell>
          <table:table-cell table:style-name="ce1" office:value-type="string">
            <text:p>3.1652e-20</text:p>
          </table:table-cell>
          <table:table-cell table:style-name="ce1" office:value-type="string">
            <text:p>1.9823e-18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335.73">
            <text:p>335.73</text:p>
          </table:table-cell>
          <table:table-cell table:formula="of:=[.Q90]*1000000" office:value-type="float" office:value="103.43">
            <text:p>103.43</text:p>
          </table:table-cell>
          <table:table-cell table:formula="of:=[.R90]*1000000" office:value-type="float" office:value="919.86">
            <text:p>919.86</text:p>
          </table:table-cell>
          <table:table-cell table:formula="of:=[.S90]*1000000" office:value-type="float" office:value="9.9997">
            <text:p>9.9997</text:p>
          </table:table-cell>
          <table:table-cell table:formula="of:=[.T90]*1000000" office:value-type="float" office:value="0.033283">
            <text:p>0.033283</text:p>
          </table:table-cell>
          <table:table-cell table:formula="of:=[.U90]*1000000" office:value-type="float" office:value="0.00000000000047447">
            <text:p>4.7447E-013</text:p>
          </table:table-cell>
          <table:table-cell table:formula="of:=[.V90]*1000000" office:value-type="float" office:value="0.0000000000019224">
            <text:p>1.9224E-012</text:p>
          </table:table-cell>
          <table:table-cell table:formula="of:=[.W90]*1000000" office:value-type="float" office:value="335.73">
            <text:p>335.73</text:p>
          </table:table-cell>
          <table:table-cell table:formula="of:=[.X90]*1000000" office:value-type="float" office:value="103.43">
            <text:p>103.43</text:p>
          </table:table-cell>
          <table:table-cell table:formula="of:=[.Y90]*1000000" office:value-type="float" office:value="919.86">
            <text:p>919.86</text:p>
          </table:table-cell>
          <table:table-cell table:formula="of:=[.Z90]*1000000" office:value-type="float" office:value="20.377">
            <text:p>20.377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0.00000000000011668">
            <text:p>1.1668E-013</text:p>
          </table:table-cell>
          <table:table-cell table:formula="of:=[.AC90]*1000000" office:value-type="float" office:value="0.0000000000019224">
            <text:p>1.9224E-012</text:p>
          </table:table-cell>
          <table:table-cell office:value-type="float" office:value="0.00033573">
            <text:p>0.00033573</text:p>
          </table:table-cell>
          <table:table-cell office:value-type="float" office:value="0.00010343">
            <text:p>0.00010343</text:p>
          </table:table-cell>
          <table:table-cell office:value-type="float" office:value="0.00091986">
            <text:p>0.00091986</text:p>
          </table:table-cell>
          <table:table-cell table:style-name="ce1" office:value-type="string">
            <text:p>9.9997e-06</text:p>
          </table:table-cell>
          <table:table-cell table:style-name="ce1" office:value-type="string">
            <text:p>3.3283e-08</text:p>
          </table:table-cell>
          <table:table-cell table:style-name="ce1" office:value-type="string">
            <text:p>4.7447e-19</text:p>
          </table:table-cell>
          <table:table-cell table:style-name="ce1" office:value-type="string">
            <text:p>1.9224e-18</text:p>
          </table:table-cell>
          <table:table-cell office:value-type="float" office:value="0.00033573">
            <text:p>0.00033573</text:p>
          </table:table-cell>
          <table:table-cell office:value-type="float" office:value="0.00010343">
            <text:p>0.00010343</text:p>
          </table:table-cell>
          <table:table-cell office:value-type="float" office:value="0.00091986">
            <text:p>0.00091986</text:p>
          </table:table-cell>
          <table:table-cell table:style-name="ce1" office:value-type="string">
            <text:p>2.037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68e-19</text:p>
          </table:table-cell>
          <table:table-cell table:style-name="ce1" office:value-type="string">
            <text:p>1.9224e-18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331.1">
            <text:p>331.1</text:p>
          </table:table-cell>
          <table:table-cell table:formula="of:=[.Q91]*1000000" office:value-type="float" office:value="102.19">
            <text:p>102.19</text:p>
          </table:table-cell>
          <table:table-cell table:formula="of:=[.R91]*1000000" office:value-type="float" office:value="925.82">
            <text:p>925.82</text:p>
          </table:table-cell>
          <table:table-cell table:formula="of:=[.S91]*1000000" office:value-type="float" office:value="9.8461">
            <text:p>9.8461</text:p>
          </table:table-cell>
          <table:table-cell table:formula="of:=[.T91]*1000000" office:value-type="float" office:value="0.033437">
            <text:p>0.033437</text:p>
          </table:table-cell>
          <table:table-cell table:formula="of:=[.U91]*1000000" office:value-type="float" office:value="0.00000000000056507">
            <text:p>5.6507E-013</text:p>
          </table:table-cell>
          <table:table-cell table:formula="of:=[.V91]*1000000" office:value-type="float" office:value="0.0000000000018644">
            <text:p>1.8644E-012</text:p>
          </table:table-cell>
          <table:table-cell table:formula="of:=[.W91]*1000000" office:value-type="float" office:value="331.1">
            <text:p>331.1</text:p>
          </table:table-cell>
          <table:table-cell table:formula="of:=[.X91]*1000000" office:value-type="float" office:value="102.19">
            <text:p>102.19</text:p>
          </table:table-cell>
          <table:table-cell table:formula="of:=[.Y91]*1000000" office:value-type="float" office:value="925.82">
            <text:p>925.82</text:p>
          </table:table-cell>
          <table:table-cell table:formula="of:=[.Z91]*1000000" office:value-type="float" office:value="20.376">
            <text:p>20.376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022851">
            <text:p>-2.2851E-012</text:p>
          </table:table-cell>
          <table:table-cell table:formula="of:=[.AC91]*1000000" office:value-type="float" office:value="0.0000000000018644">
            <text:p>1.8644E-012</text:p>
          </table:table-cell>
          <table:table-cell office:value-type="float" office:value="0.0003311">
            <text:p>0.0003311</text:p>
          </table:table-cell>
          <table:table-cell office:value-type="float" office:value="0.00010219">
            <text:p>0.00010219</text:p>
          </table:table-cell>
          <table:table-cell office:value-type="float" office:value="0.00092582">
            <text:p>0.00092582</text:p>
          </table:table-cell>
          <table:table-cell table:style-name="ce1" office:value-type="string">
            <text:p>9.8461e-06</text:p>
          </table:table-cell>
          <table:table-cell table:style-name="ce1" office:value-type="string">
            <text:p>3.3437e-08</text:p>
          </table:table-cell>
          <table:table-cell table:style-name="ce1" office:value-type="string">
            <text:p>5.6507e-19</text:p>
          </table:table-cell>
          <table:table-cell table:style-name="ce1" office:value-type="string">
            <text:p>1.8644e-18</text:p>
          </table:table-cell>
          <table:table-cell office:value-type="float" office:value="0.0003311">
            <text:p>0.0003311</text:p>
          </table:table-cell>
          <table:table-cell office:value-type="float" office:value="0.00010219">
            <text:p>0.00010219</text:p>
          </table:table-cell>
          <table:table-cell office:value-type="float" office:value="0.00092582">
            <text:p>0.00092582</text:p>
          </table:table-cell>
          <table:table-cell table:style-name="ce1" office:value-type="string">
            <text:p>2.037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51e-18</text:p>
          </table:table-cell>
          <table:table-cell table:style-name="ce1" office:value-type="string">
            <text:p>1.8644e-18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326.54">
            <text:p>326.54</text:p>
          </table:table-cell>
          <table:table-cell table:formula="of:=[.Q92]*1000000" office:value-type="float" office:value="100.97">
            <text:p>100.97</text:p>
          </table:table-cell>
          <table:table-cell table:formula="of:=[.R92]*1000000" office:value-type="float" office:value="931.71">
            <text:p>931.71</text:p>
          </table:table-cell>
          <table:table-cell table:formula="of:=[.S92]*1000000" office:value-type="float" office:value="9.6937">
            <text:p>9.6937</text:p>
          </table:table-cell>
          <table:table-cell table:formula="of:=[.T92]*1000000" office:value-type="float" office:value="0.033588">
            <text:p>0.033588</text:p>
          </table:table-cell>
          <table:table-cell table:formula="of:=[.U92]*1000000" office:value-type="float" office:value="-0.00000000000013612">
            <text:p>-1.3612E-013</text:p>
          </table:table-cell>
          <table:table-cell table:formula="of:=[.V92]*1000000" office:value-type="float" office:value="0.0000000000018081">
            <text:p>1.8081E-012</text:p>
          </table:table-cell>
          <table:table-cell table:formula="of:=[.W92]*1000000" office:value-type="float" office:value="326.54">
            <text:p>326.54</text:p>
          </table:table-cell>
          <table:table-cell table:formula="of:=[.X92]*1000000" office:value-type="float" office:value="100.96">
            <text:p>100.96</text:p>
          </table:table-cell>
          <table:table-cell table:formula="of:=[.Y92]*1000000" office:value-type="float" office:value="931.7">
            <text:p>931.7</text:p>
          </table:table-cell>
          <table:table-cell table:formula="of:=[.Z92]*1000000" office:value-type="float" office:value="20.375">
            <text:p>20.375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0.00000000000060035">
            <text:p>6.0035E-013</text:p>
          </table:table-cell>
          <table:table-cell table:formula="of:=[.AC92]*1000000" office:value-type="float" office:value="0.0000000000018081">
            <text:p>1.8081E-012</text:p>
          </table:table-cell>
          <table:table-cell office:value-type="float" office:value="0.00032654">
            <text:p>0.00032654</text:p>
          </table:table-cell>
          <table:table-cell office:value-type="float" office:value="0.00010097">
            <text:p>0.00010097</text:p>
          </table:table-cell>
          <table:table-cell office:value-type="float" office:value="0.00093171">
            <text:p>0.00093171</text:p>
          </table:table-cell>
          <table:table-cell table:style-name="ce1" office:value-type="string">
            <text:p>9.6937e-06</text:p>
          </table:table-cell>
          <table:table-cell table:style-name="ce1" office:value-type="string">
            <text:p>3.3588e-08</text:p>
          </table:table-cell>
          <table:table-cell table:style-name="ce1" office:value-type="string">
            <text:p>-1.3612e-19</text:p>
          </table:table-cell>
          <table:table-cell table:style-name="ce1" office:value-type="string">
            <text:p>1.8081e-18</text:p>
          </table:table-cell>
          <table:table-cell office:value-type="float" office:value="0.00032654">
            <text:p>0.00032654</text:p>
          </table:table-cell>
          <table:table-cell office:value-type="float" office:value="0.00010096">
            <text:p>0.00010096</text:p>
          </table:table-cell>
          <table:table-cell office:value-type="float" office:value="0.0009317">
            <text:p>0.0009317</text:p>
          </table:table-cell>
          <table:table-cell table:style-name="ce1" office:value-type="string">
            <text:p>2.0375e-05</text:p>
          </table:table-cell>
          <table:table-cell office:value-type="float" office:value="0">
            <text:p>0</text:p>
          </table:table-cell>
          <table:table-cell table:style-name="ce1" office:value-type="string">
            <text:p>6.0035e-19</text:p>
          </table:table-cell>
          <table:table-cell table:style-name="ce1" office:value-type="string">
            <text:p>1.8081e-18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322.05">
            <text:p>322.05</text:p>
          </table:table-cell>
          <table:table-cell table:formula="of:=[.Q93]*1000000" office:value-type="float" office:value="99.753">
            <text:p>99.753</text:p>
          </table:table-cell>
          <table:table-cell table:formula="of:=[.R93]*1000000" office:value-type="float" office:value="937.51">
            <text:p>937.51</text:p>
          </table:table-cell>
          <table:table-cell table:formula="of:=[.S93]*1000000" office:value-type="float" office:value="9.5427">
            <text:p>9.5427</text:p>
          </table:table-cell>
          <table:table-cell table:formula="of:=[.T93]*1000000" office:value-type="float" office:value="0.033735">
            <text:p>0.033735</text:p>
          </table:table-cell>
          <table:table-cell table:formula="of:=[.U93]*1000000" office:value-type="float" office:value="0.00000000000015241">
            <text:p>1.5241E-013</text:p>
          </table:table-cell>
          <table:table-cell table:formula="of:=[.V93]*1000000" office:value-type="float" office:value="0.0000000000017535">
            <text:p>1.7535E-012</text:p>
          </table:table-cell>
          <table:table-cell table:formula="of:=[.W93]*1000000" office:value-type="float" office:value="322.05">
            <text:p>322.05</text:p>
          </table:table-cell>
          <table:table-cell table:formula="of:=[.X93]*1000000" office:value-type="float" office:value="99.749">
            <text:p>99.749</text:p>
          </table:table-cell>
          <table:table-cell table:formula="of:=[.Y93]*1000000" office:value-type="float" office:value="937.51">
            <text:p>937.51</text:p>
          </table:table-cell>
          <table:table-cell table:formula="of:=[.Z93]*1000000" office:value-type="float" office:value="20.375">
            <text:p>20.375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012061">
            <text:p>-1.2061E-012</text:p>
          </table:table-cell>
          <table:table-cell table:formula="of:=[.AC93]*1000000" office:value-type="float" office:value="0.0000000000017535">
            <text:p>1.7535E-012</text:p>
          </table:table-cell>
          <table:table-cell office:value-type="float" office:value="0.00032205">
            <text:p>0.00032205</text:p>
          </table:table-cell>
          <table:table-cell table:style-name="ce1" office:value-type="string">
            <text:p>9.9753e-05</text:p>
          </table:table-cell>
          <table:table-cell office:value-type="float" office:value="0.00093751">
            <text:p>0.00093751</text:p>
          </table:table-cell>
          <table:table-cell table:style-name="ce1" office:value-type="string">
            <text:p>9.5427e-06</text:p>
          </table:table-cell>
          <table:table-cell table:style-name="ce1" office:value-type="string">
            <text:p>3.3735e-08</text:p>
          </table:table-cell>
          <table:table-cell table:style-name="ce1" office:value-type="string">
            <text:p>1.5241e-19</text:p>
          </table:table-cell>
          <table:table-cell table:style-name="ce1" office:value-type="string">
            <text:p>1.7535e-18</text:p>
          </table:table-cell>
          <table:table-cell office:value-type="float" office:value="0.00032205">
            <text:p>0.00032205</text:p>
          </table:table-cell>
          <table:table-cell table:style-name="ce1" office:value-type="string">
            <text:p>9.9749e-05</text:p>
          </table:table-cell>
          <table:table-cell office:value-type="float" office:value="0.00093751">
            <text:p>0.00093751</text:p>
          </table:table-cell>
          <table:table-cell table:style-name="ce1" office:value-type="string">
            <text:p>2.0375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061e-18</text:p>
          </table:table-cell>
          <table:table-cell table:style-name="ce1" office:value-type="string">
            <text:p>1.7535e-18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317.62">
            <text:p>317.62</text:p>
          </table:table-cell>
          <table:table-cell table:formula="of:=[.Q94]*1000000" office:value-type="float" office:value="98.551">
            <text:p>98.551</text:p>
          </table:table-cell>
          <table:table-cell table:formula="of:=[.R94]*1000000" office:value-type="float" office:value="943.23">
            <text:p>943.23</text:p>
          </table:table-cell>
          <table:table-cell table:formula="of:=[.S94]*1000000" office:value-type="float" office:value="9.3931">
            <text:p>9.3931</text:p>
          </table:table-cell>
          <table:table-cell table:formula="of:=[.T94]*1000000" office:value-type="float" office:value="0.033879">
            <text:p>0.033879</text:p>
          </table:table-cell>
          <table:table-cell table:formula="of:=[.U94]*1000000" office:value-type="float" office:value="-0.00000000000014429">
            <text:p>-1.4429E-013</text:p>
          </table:table-cell>
          <table:table-cell table:formula="of:=[.V94]*1000000" office:value-type="float" office:value="0.0000000000017006">
            <text:p>1.7006E-012</text:p>
          </table:table-cell>
          <table:table-cell table:formula="of:=[.W94]*1000000" office:value-type="float" office:value="317.62">
            <text:p>317.62</text:p>
          </table:table-cell>
          <table:table-cell table:formula="of:=[.X94]*1000000" office:value-type="float" office:value="98.546">
            <text:p>98.546</text:p>
          </table:table-cell>
          <table:table-cell table:formula="of:=[.Y94]*1000000" office:value-type="float" office:value="943.23">
            <text:p>943.23</text:p>
          </table:table-cell>
          <table:table-cell table:formula="of:=[.Z94]*1000000" office:value-type="float" office:value="20.374">
            <text:p>20.374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0.0000000000010502">
            <text:p>1.0502E-012</text:p>
          </table:table-cell>
          <table:table-cell table:formula="of:=[.AC94]*1000000" office:value-type="float" office:value="0.0000000000017006">
            <text:p>1.7006E-012</text:p>
          </table:table-cell>
          <table:table-cell office:value-type="float" office:value="0.00031762">
            <text:p>0.00031762</text:p>
          </table:table-cell>
          <table:table-cell table:style-name="ce1" office:value-type="string">
            <text:p>9.8551e-05</text:p>
          </table:table-cell>
          <table:table-cell office:value-type="float" office:value="0.00094323">
            <text:p>0.00094323</text:p>
          </table:table-cell>
          <table:table-cell table:style-name="ce1" office:value-type="string">
            <text:p>9.3931e-06</text:p>
          </table:table-cell>
          <table:table-cell table:style-name="ce1" office:value-type="string">
            <text:p>3.3879e-08</text:p>
          </table:table-cell>
          <table:table-cell table:style-name="ce1" office:value-type="string">
            <text:p>-1.4429e-19</text:p>
          </table:table-cell>
          <table:table-cell table:style-name="ce1" office:value-type="string">
            <text:p>1.7006e-18</text:p>
          </table:table-cell>
          <table:table-cell office:value-type="float" office:value="0.00031762">
            <text:p>0.00031762</text:p>
          </table:table-cell>
          <table:table-cell table:style-name="ce1" office:value-type="string">
            <text:p>9.8546e-05</text:p>
          </table:table-cell>
          <table:table-cell office:value-type="float" office:value="0.00094323">
            <text:p>0.00094323</text:p>
          </table:table-cell>
          <table:table-cell table:style-name="ce1" office:value-type="string">
            <text:p>2.03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02e-18</text:p>
          </table:table-cell>
          <table:table-cell table:style-name="ce1" office:value-type="string">
            <text:p>1.7006e-18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313.26">
            <text:p>313.26</text:p>
          </table:table-cell>
          <table:table-cell table:formula="of:=[.Q95]*1000000" office:value-type="float" office:value="97.361">
            <text:p>97.361</text:p>
          </table:table-cell>
          <table:table-cell table:formula="of:=[.R95]*1000000" office:value-type="float" office:value="948.87">
            <text:p>948.87</text:p>
          </table:table-cell>
          <table:table-cell table:formula="of:=[.S95]*1000000" office:value-type="float" office:value="9.2448">
            <text:p>9.2448</text:p>
          </table:table-cell>
          <table:table-cell table:formula="of:=[.T95]*1000000" office:value-type="float" office:value="0.034019">
            <text:p>0.034019</text:p>
          </table:table-cell>
          <table:table-cell table:formula="of:=[.U95]*1000000" office:value-type="float" office:value="0.0000000000005626">
            <text:p>5.626E-013</text:p>
          </table:table-cell>
          <table:table-cell table:formula="of:=[.V95]*1000000" office:value-type="float" office:value="0.0000000000016493">
            <text:p>1.6493E-012</text:p>
          </table:table-cell>
          <table:table-cell table:formula="of:=[.W95]*1000000" office:value-type="float" office:value="313.25">
            <text:p>313.25</text:p>
          </table:table-cell>
          <table:table-cell table:formula="of:=[.X95]*1000000" office:value-type="float" office:value="97.357">
            <text:p>97.357</text:p>
          </table:table-cell>
          <table:table-cell table:formula="of:=[.Y95]*1000000" office:value-type="float" office:value="948.87">
            <text:p>948.87</text:p>
          </table:table-cell>
          <table:table-cell table:formula="of:=[.Z95]*1000000" office:value-type="float" office:value="20.374">
            <text:p>20.374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0.00000000000060626">
            <text:p>6.0626E-013</text:p>
          </table:table-cell>
          <table:table-cell table:formula="of:=[.AC95]*1000000" office:value-type="float" office:value="0.0000000000016493">
            <text:p>1.6493E-012</text:p>
          </table:table-cell>
          <table:table-cell office:value-type="float" office:value="0.00031326">
            <text:p>0.00031326</text:p>
          </table:table-cell>
          <table:table-cell table:style-name="ce1" office:value-type="string">
            <text:p>9.7361e-05</text:p>
          </table:table-cell>
          <table:table-cell office:value-type="float" office:value="0.00094887">
            <text:p>0.00094887</text:p>
          </table:table-cell>
          <table:table-cell table:style-name="ce1" office:value-type="string">
            <text:p>9.2448e-06</text:p>
          </table:table-cell>
          <table:table-cell table:style-name="ce1" office:value-type="string">
            <text:p>3.4019e-08</text:p>
          </table:table-cell>
          <table:table-cell table:style-name="ce1" office:value-type="string">
            <text:p>5.626e-19</text:p>
          </table:table-cell>
          <table:table-cell table:style-name="ce1" office:value-type="string">
            <text:p>1.6493e-18</text:p>
          </table:table-cell>
          <table:table-cell office:value-type="float" office:value="0.00031325">
            <text:p>0.00031325</text:p>
          </table:table-cell>
          <table:table-cell table:style-name="ce1" office:value-type="string">
            <text:p>9.7357e-05</text:p>
          </table:table-cell>
          <table:table-cell office:value-type="float" office:value="0.00094887">
            <text:p>0.00094887</text:p>
          </table:table-cell>
          <table:table-cell table:style-name="ce1" office:value-type="string">
            <text:p>2.0374e-05</text:p>
          </table:table-cell>
          <table:table-cell office:value-type="float" office:value="0">
            <text:p>0</text:p>
          </table:table-cell>
          <table:table-cell table:style-name="ce1" office:value-type="string">
            <text:p>6.0626e-19</text:p>
          </table:table-cell>
          <table:table-cell table:style-name="ce1" office:value-type="string">
            <text:p>1.6493e-18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308.95">
            <text:p>308.95</text:p>
          </table:table-cell>
          <table:table-cell table:formula="of:=[.Q96]*1000000" office:value-type="float" office:value="96.183">
            <text:p>96.183</text:p>
          </table:table-cell>
          <table:table-cell table:formula="of:=[.R96]*1000000" office:value-type="float" office:value="954.44">
            <text:p>954.44</text:p>
          </table:table-cell>
          <table:table-cell table:formula="of:=[.S96]*1000000" office:value-type="float" office:value="9.098">
            <text:p>9.098</text:p>
          </table:table-cell>
          <table:table-cell table:formula="of:=[.T96]*1000000" office:value-type="float" office:value="0.034157">
            <text:p>0.034157</text:p>
          </table:table-cell>
          <table:table-cell table:formula="of:=[.U96]*1000000" office:value-type="float" office:value="-0.000000000000014869">
            <text:p>-1.4869E-014</text:p>
          </table:table-cell>
          <table:table-cell table:formula="of:=[.V96]*1000000" office:value-type="float" office:value="0.0000000000015996">
            <text:p>1.5996E-012</text:p>
          </table:table-cell>
          <table:table-cell table:formula="of:=[.W96]*1000000" office:value-type="float" office:value="308.95">
            <text:p>308.95</text:p>
          </table:table-cell>
          <table:table-cell table:formula="of:=[.X96]*1000000" office:value-type="float" office:value="96.179">
            <text:p>96.179</text:p>
          </table:table-cell>
          <table:table-cell table:formula="of:=[.Y96]*1000000" office:value-type="float" office:value="954.44">
            <text:p>954.44</text:p>
          </table:table-cell>
          <table:table-cell table:formula="of:=[.Z96]*1000000" office:value-type="float" office:value="20.374">
            <text:p>20.374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012842">
            <text:p>-1.2842E-012</text:p>
          </table:table-cell>
          <table:table-cell table:formula="of:=[.AC96]*1000000" office:value-type="float" office:value="0.0000000000015996">
            <text:p>1.5996E-012</text:p>
          </table:table-cell>
          <table:table-cell office:value-type="float" office:value="0.00030895">
            <text:p>0.00030895</text:p>
          </table:table-cell>
          <table:table-cell table:style-name="ce1" office:value-type="string">
            <text:p>9.6183e-05</text:p>
          </table:table-cell>
          <table:table-cell office:value-type="float" office:value="0.00095444">
            <text:p>0.00095444</text:p>
          </table:table-cell>
          <table:table-cell table:style-name="ce1" office:value-type="string">
            <text:p>9.098e-06</text:p>
          </table:table-cell>
          <table:table-cell table:style-name="ce1" office:value-type="string">
            <text:p>3.4157e-08</text:p>
          </table:table-cell>
          <table:table-cell table:style-name="ce1" office:value-type="string">
            <text:p>-1.4869e-20</text:p>
          </table:table-cell>
          <table:table-cell table:style-name="ce1" office:value-type="string">
            <text:p>1.5996e-18</text:p>
          </table:table-cell>
          <table:table-cell office:value-type="float" office:value="0.00030895">
            <text:p>0.00030895</text:p>
          </table:table-cell>
          <table:table-cell table:style-name="ce1" office:value-type="string">
            <text:p>9.6179e-05</text:p>
          </table:table-cell>
          <table:table-cell office:value-type="float" office:value="0.00095444">
            <text:p>0.00095444</text:p>
          </table:table-cell>
          <table:table-cell table:style-name="ce1" office:value-type="string">
            <text:p>2.0374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842e-18</text:p>
          </table:table-cell>
          <table:table-cell table:style-name="ce1" office:value-type="string">
            <text:p>1.5996e-18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304.72">
            <text:p>304.72</text:p>
          </table:table-cell>
          <table:table-cell table:formula="of:=[.Q97]*1000000" office:value-type="float" office:value="95.018">
            <text:p>95.018</text:p>
          </table:table-cell>
          <table:table-cell table:formula="of:=[.R97]*1000000" office:value-type="float" office:value="959.93">
            <text:p>959.93</text:p>
          </table:table-cell>
          <table:table-cell table:formula="of:=[.S97]*1000000" office:value-type="float" office:value="8.9525">
            <text:p>8.9525</text:p>
          </table:table-cell>
          <table:table-cell table:formula="of:=[.T97]*1000000" office:value-type="float" office:value="0.034291">
            <text:p>0.034291</text:p>
          </table:table-cell>
          <table:table-cell table:formula="of:=[.U97]*1000000" office:value-type="float" office:value="0.00000000000016614">
            <text:p>1.6614E-013</text:p>
          </table:table-cell>
          <table:table-cell table:formula="of:=[.V97]*1000000" office:value-type="float" office:value="0.0000000000015514">
            <text:p>1.5514E-012</text:p>
          </table:table-cell>
          <table:table-cell table:formula="of:=[.W97]*1000000" office:value-type="float" office:value="304.71">
            <text:p>304.71</text:p>
          </table:table-cell>
          <table:table-cell table:formula="of:=[.X97]*1000000" office:value-type="float" office:value="95.014">
            <text:p>95.014</text:p>
          </table:table-cell>
          <table:table-cell table:formula="of:=[.Y97]*1000000" office:value-type="float" office:value="959.92">
            <text:p>959.92</text:p>
          </table:table-cell>
          <table:table-cell table:formula="of:=[.Z97]*1000000" office:value-type="float" office:value="20.373">
            <text:p>20.373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16918">
            <text:p>1.6918E-012</text:p>
          </table:table-cell>
          <table:table-cell table:formula="of:=[.AC97]*1000000" office:value-type="float" office:value="0.0000000000015513">
            <text:p>1.5513E-012</text:p>
          </table:table-cell>
          <table:table-cell office:value-type="float" office:value="0.00030472">
            <text:p>0.00030472</text:p>
          </table:table-cell>
          <table:table-cell table:style-name="ce1" office:value-type="string">
            <text:p>9.5018e-05</text:p>
          </table:table-cell>
          <table:table-cell office:value-type="float" office:value="0.00095993">
            <text:p>0.00095993</text:p>
          </table:table-cell>
          <table:table-cell table:style-name="ce1" office:value-type="string">
            <text:p>8.9525e-06</text:p>
          </table:table-cell>
          <table:table-cell table:style-name="ce1" office:value-type="string">
            <text:p>3.4291e-08</text:p>
          </table:table-cell>
          <table:table-cell table:style-name="ce1" office:value-type="string">
            <text:p>1.6614e-19</text:p>
          </table:table-cell>
          <table:table-cell table:style-name="ce1" office:value-type="string">
            <text:p>1.5514e-18</text:p>
          </table:table-cell>
          <table:table-cell office:value-type="float" office:value="0.00030471">
            <text:p>0.00030471</text:p>
          </table:table-cell>
          <table:table-cell table:style-name="ce1" office:value-type="string">
            <text:p>9.5014e-05</text:p>
          </table:table-cell>
          <table:table-cell office:value-type="float" office:value="0.00095992">
            <text:p>0.00095992</text:p>
          </table:table-cell>
          <table:table-cell table:style-name="ce1" office:value-type="string">
            <text:p>2.03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18e-18</text:p>
          </table:table-cell>
          <table:table-cell table:style-name="ce1" office:value-type="string">
            <text:p>1.5513e-18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300.54">
            <text:p>300.54</text:p>
          </table:table-cell>
          <table:table-cell table:formula="of:=[.Q98]*1000000" office:value-type="float" office:value="93.865">
            <text:p>93.865</text:p>
          </table:table-cell>
          <table:table-cell table:formula="of:=[.R98]*1000000" office:value-type="float" office:value="965.34">
            <text:p>965.34</text:p>
          </table:table-cell>
          <table:table-cell table:formula="of:=[.S98]*1000000" office:value-type="float" office:value="8.8086">
            <text:p>8.8086</text:p>
          </table:table-cell>
          <table:table-cell table:formula="of:=[.T98]*1000000" office:value-type="float" office:value="0.034422">
            <text:p>0.034422</text:p>
          </table:table-cell>
          <table:table-cell table:formula="of:=[.U98]*1000000" office:value-type="float" office:value="0.000000000000035928">
            <text:p>3.5928E-014</text:p>
          </table:table-cell>
          <table:table-cell table:formula="of:=[.V98]*1000000" office:value-type="float" office:value="0.0000000000015046">
            <text:p>1.5046E-012</text:p>
          </table:table-cell>
          <table:table-cell table:formula="of:=[.W98]*1000000" office:value-type="float" office:value="300.54">
            <text:p>300.54</text:p>
          </table:table-cell>
          <table:table-cell table:formula="of:=[.X98]*1000000" office:value-type="float" office:value="93.861">
            <text:p>93.861</text:p>
          </table:table-cell>
          <table:table-cell table:formula="of:=[.Y98]*1000000" office:value-type="float" office:value="965.34">
            <text:p>965.34</text:p>
          </table:table-cell>
          <table:table-cell table:formula="of:=[.Z98]*1000000" office:value-type="float" office:value="20.373">
            <text:p>20.373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019566">
            <text:p>-1.9566E-012</text:p>
          </table:table-cell>
          <table:table-cell table:formula="of:=[.AC98]*1000000" office:value-type="float" office:value="0.0000000000015046">
            <text:p>1.5046E-012</text:p>
          </table:table-cell>
          <table:table-cell office:value-type="float" office:value="0.00030054">
            <text:p>0.00030054</text:p>
          </table:table-cell>
          <table:table-cell table:style-name="ce1" office:value-type="string">
            <text:p>9.3865e-05</text:p>
          </table:table-cell>
          <table:table-cell office:value-type="float" office:value="0.00096534">
            <text:p>0.00096534</text:p>
          </table:table-cell>
          <table:table-cell table:style-name="ce1" office:value-type="string">
            <text:p>8.8086e-06</text:p>
          </table:table-cell>
          <table:table-cell table:style-name="ce1" office:value-type="string">
            <text:p>3.4422e-08</text:p>
          </table:table-cell>
          <table:table-cell table:style-name="ce1" office:value-type="string">
            <text:p>3.5928e-20</text:p>
          </table:table-cell>
          <table:table-cell table:style-name="ce1" office:value-type="string">
            <text:p>1.5046e-18</text:p>
          </table:table-cell>
          <table:table-cell office:value-type="float" office:value="0.00030054">
            <text:p>0.00030054</text:p>
          </table:table-cell>
          <table:table-cell table:style-name="ce1" office:value-type="string">
            <text:p>9.3861e-05</text:p>
          </table:table-cell>
          <table:table-cell office:value-type="float" office:value="0.00096534">
            <text:p>0.00096534</text:p>
          </table:table-cell>
          <table:table-cell table:style-name="ce1" office:value-type="string">
            <text:p>2.037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566e-18</text:p>
          </table:table-cell>
          <table:table-cell table:style-name="ce1" office:value-type="string">
            <text:p>1.5046e-18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296.42">
            <text:p>296.42</text:p>
          </table:table-cell>
          <table:table-cell table:formula="of:=[.Q99]*1000000" office:value-type="float" office:value="92.725">
            <text:p>92.725</text:p>
          </table:table-cell>
          <table:table-cell table:formula="of:=[.R99]*1000000" office:value-type="float" office:value="970.68">
            <text:p>970.68</text:p>
          </table:table-cell>
          <table:table-cell table:formula="of:=[.S99]*1000000" office:value-type="float" office:value="8.666">
            <text:p>8.666</text:p>
          </table:table-cell>
          <table:table-cell table:formula="of:=[.T99]*1000000" office:value-type="float" office:value="0.03455">
            <text:p>0.03455</text:p>
          </table:table-cell>
          <table:table-cell table:formula="of:=[.U99]*1000000" office:value-type="float" office:value="0.00000000000034213">
            <text:p>3.4213E-013</text:p>
          </table:table-cell>
          <table:table-cell table:formula="of:=[.V99]*1000000" office:value-type="float" office:value="0.0000000000014593">
            <text:p>1.4593E-012</text:p>
          </table:table-cell>
          <table:table-cell table:formula="of:=[.W99]*1000000" office:value-type="float" office:value="296.42">
            <text:p>296.42</text:p>
          </table:table-cell>
          <table:table-cell table:formula="of:=[.X99]*1000000" office:value-type="float" office:value="92.72">
            <text:p>92.72</text:p>
          </table:table-cell>
          <table:table-cell table:formula="of:=[.Y99]*1000000" office:value-type="float" office:value="970.68">
            <text:p>970.68</text:p>
          </table:table-cell>
          <table:table-cell table:formula="of:=[.Z99]*1000000" office:value-type="float" office:value="20.372">
            <text:p>20.372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0.00000000000060472">
            <text:p>6.0472E-013</text:p>
          </table:table-cell>
          <table:table-cell table:formula="of:=[.AC99]*1000000" office:value-type="float" office:value="0.0000000000014593">
            <text:p>1.4593E-012</text:p>
          </table:table-cell>
          <table:table-cell office:value-type="float" office:value="0.00029642">
            <text:p>0.00029642</text:p>
          </table:table-cell>
          <table:table-cell table:style-name="ce1" office:value-type="string">
            <text:p>9.2725e-05</text:p>
          </table:table-cell>
          <table:table-cell office:value-type="float" office:value="0.00097068">
            <text:p>0.00097068</text:p>
          </table:table-cell>
          <table:table-cell table:style-name="ce1" office:value-type="string">
            <text:p>8.666e-06</text:p>
          </table:table-cell>
          <table:table-cell table:style-name="ce1" office:value-type="string">
            <text:p>3.455e-08</text:p>
          </table:table-cell>
          <table:table-cell table:style-name="ce1" office:value-type="string">
            <text:p>3.4213e-19</text:p>
          </table:table-cell>
          <table:table-cell table:style-name="ce1" office:value-type="string">
            <text:p>1.4593e-18</text:p>
          </table:table-cell>
          <table:table-cell office:value-type="float" office:value="0.00029642">
            <text:p>0.00029642</text:p>
          </table:table-cell>
          <table:table-cell table:style-name="ce1" office:value-type="string">
            <text:p>9.272e-05</text:p>
          </table:table-cell>
          <table:table-cell office:value-type="float" office:value="0.00097068">
            <text:p>0.00097068</text:p>
          </table:table-cell>
          <table:table-cell table:style-name="ce1" office:value-type="string">
            <text:p>2.0372e-05</text:p>
          </table:table-cell>
          <table:table-cell office:value-type="float" office:value="0">
            <text:p>0</text:p>
          </table:table-cell>
          <table:table-cell table:style-name="ce1" office:value-type="string">
            <text:p>6.0472e-19</text:p>
          </table:table-cell>
          <table:table-cell table:style-name="ce1" office:value-type="string">
            <text:p>1.4593e-18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292.36">
            <text:p>292.36</text:p>
          </table:table-cell>
          <table:table-cell table:formula="of:=[.Q100]*1000000" office:value-type="float" office:value="91.596">
            <text:p>91.596</text:p>
          </table:table-cell>
          <table:table-cell table:formula="of:=[.R100]*1000000" office:value-type="float" office:value="975.95">
            <text:p>975.95</text:p>
          </table:table-cell>
          <table:table-cell table:formula="of:=[.S100]*1000000" office:value-type="float" office:value="8.525">
            <text:p>8.525</text:p>
          </table:table-cell>
          <table:table-cell table:formula="of:=[.T100]*1000000" office:value-type="float" office:value="0.034675">
            <text:p>0.034675</text:p>
          </table:table-cell>
          <table:table-cell table:formula="of:=[.U100]*1000000" office:value-type="float" office:value="0.00000000000018686">
            <text:p>1.8686E-013</text:p>
          </table:table-cell>
          <table:table-cell table:formula="of:=[.V100]*1000000" office:value-type="float" office:value="0.0000000000014154">
            <text:p>1.4154E-012</text:p>
          </table:table-cell>
          <table:table-cell table:formula="of:=[.W100]*1000000" office:value-type="float" office:value="292.36">
            <text:p>292.36</text:p>
          </table:table-cell>
          <table:table-cell table:formula="of:=[.X100]*1000000" office:value-type="float" office:value="91.591">
            <text:p>91.591</text:p>
          </table:table-cell>
          <table:table-cell table:formula="of:=[.Y100]*1000000" office:value-type="float" office:value="975.94">
            <text:p>975.94</text:p>
          </table:table-cell>
          <table:table-cell table:formula="of:=[.Z100]*1000000" office:value-type="float" office:value="20.372">
            <text:p>20.372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0.0000000000018425">
            <text:p>1.8425E-012</text:p>
          </table:table-cell>
          <table:table-cell table:formula="of:=[.AC100]*1000000" office:value-type="float" office:value="0.0000000000014153">
            <text:p>1.4153E-012</text:p>
          </table:table-cell>
          <table:table-cell office:value-type="float" office:value="0.00029236">
            <text:p>0.00029236</text:p>
          </table:table-cell>
          <table:table-cell table:style-name="ce1" office:value-type="string">
            <text:p>9.1596e-05</text:p>
          </table:table-cell>
          <table:table-cell office:value-type="float" office:value="0.00097595">
            <text:p>0.00097595</text:p>
          </table:table-cell>
          <table:table-cell table:style-name="ce1" office:value-type="string">
            <text:p>8.525e-06</text:p>
          </table:table-cell>
          <table:table-cell table:style-name="ce1" office:value-type="string">
            <text:p>3.4675e-08</text:p>
          </table:table-cell>
          <table:table-cell table:style-name="ce1" office:value-type="string">
            <text:p>1.8686e-19</text:p>
          </table:table-cell>
          <table:table-cell table:style-name="ce1" office:value-type="string">
            <text:p>1.4154e-18</text:p>
          </table:table-cell>
          <table:table-cell office:value-type="float" office:value="0.00029236">
            <text:p>0.00029236</text:p>
          </table:table-cell>
          <table:table-cell table:style-name="ce1" office:value-type="string">
            <text:p>9.1591e-05</text:p>
          </table:table-cell>
          <table:table-cell office:value-type="float" office:value="0.00097594">
            <text:p>0.00097594</text:p>
          </table:table-cell>
          <table:table-cell table:style-name="ce1" office:value-type="string">
            <text:p>2.037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425e-18</text:p>
          </table:table-cell>
          <table:table-cell table:style-name="ce1" office:value-type="string">
            <text:p>1.4153e-18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288.37">
            <text:p>288.37</text:p>
          </table:table-cell>
          <table:table-cell table:formula="of:=[.Q101]*1000000" office:value-type="float" office:value="90.479">
            <text:p>90.479</text:p>
          </table:table-cell>
          <table:table-cell table:formula="of:=[.R101]*1000000" office:value-type="float" office:value="981.14">
            <text:p>981.14</text:p>
          </table:table-cell>
          <table:table-cell table:formula="of:=[.S101]*1000000" office:value-type="float" office:value="8.3855">
            <text:p>8.3855</text:p>
          </table:table-cell>
          <table:table-cell table:formula="of:=[.T101]*1000000" office:value-type="float" office:value="0.034798">
            <text:p>0.034798</text:p>
          </table:table-cell>
          <table:table-cell table:formula="of:=[.U101]*1000000" office:value-type="float" office:value="0.0000000000002471">
            <text:p>2.471E-013</text:p>
          </table:table-cell>
          <table:table-cell table:formula="of:=[.V101]*1000000" office:value-type="float" office:value="0.0000000000013728">
            <text:p>1.3728E-012</text:p>
          </table:table-cell>
          <table:table-cell table:formula="of:=[.W101]*1000000" office:value-type="float" office:value="288.36">
            <text:p>288.36</text:p>
          </table:table-cell>
          <table:table-cell table:formula="of:=[.X101]*1000000" office:value-type="float" office:value="90.475">
            <text:p>90.475</text:p>
          </table:table-cell>
          <table:table-cell table:formula="of:=[.Y101]*1000000" office:value-type="float" office:value="981.13">
            <text:p>981.13</text:p>
          </table:table-cell>
          <table:table-cell table:formula="of:=[.Z101]*1000000" office:value-type="float" office:value="20.372">
            <text:p>20.372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023535">
            <text:p>-2.3535E-012</text:p>
          </table:table-cell>
          <table:table-cell table:formula="of:=[.AC101]*1000000" office:value-type="float" office:value="0.0000000000013727">
            <text:p>1.3727E-012</text:p>
          </table:table-cell>
          <table:table-cell office:value-type="float" office:value="0.00028837">
            <text:p>0.00028837</text:p>
          </table:table-cell>
          <table:table-cell table:style-name="ce1" office:value-type="string">
            <text:p>9.0479e-05</text:p>
          </table:table-cell>
          <table:table-cell office:value-type="float" office:value="0.00098114">
            <text:p>0.00098114</text:p>
          </table:table-cell>
          <table:table-cell table:style-name="ce1" office:value-type="string">
            <text:p>8.3855e-06</text:p>
          </table:table-cell>
          <table:table-cell table:style-name="ce1" office:value-type="string">
            <text:p>3.4798e-08</text:p>
          </table:table-cell>
          <table:table-cell table:style-name="ce1" office:value-type="string">
            <text:p>2.471e-19</text:p>
          </table:table-cell>
          <table:table-cell table:style-name="ce1" office:value-type="string">
            <text:p>1.3728e-18</text:p>
          </table:table-cell>
          <table:table-cell office:value-type="float" office:value="0.00028836">
            <text:p>0.00028836</text:p>
          </table:table-cell>
          <table:table-cell table:style-name="ce1" office:value-type="string">
            <text:p>9.0475e-05</text:p>
          </table:table-cell>
          <table:table-cell office:value-type="float" office:value="0.00098113">
            <text:p>0.00098113</text:p>
          </table:table-cell>
          <table:table-cell table:style-name="ce1" office:value-type="string">
            <text:p>2.03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535e-18</text:p>
          </table:table-cell>
          <table:table-cell table:style-name="ce1" office:value-type="string">
            <text:p>1.3727e-18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284.43">
            <text:p>284.43</text:p>
          </table:table-cell>
          <table:table-cell table:formula="of:=[.Q102]*1000000" office:value-type="float" office:value="89.374">
            <text:p>89.374</text:p>
          </table:table-cell>
          <table:table-cell table:formula="of:=[.R102]*1000000" office:value-type="float" office:value="986.26">
            <text:p>986.26</text:p>
          </table:table-cell>
          <table:table-cell table:formula="of:=[.S102]*1000000" office:value-type="float" office:value="8.2475">
            <text:p>8.2475</text:p>
          </table:table-cell>
          <table:table-cell table:formula="of:=[.T102]*1000000" office:value-type="float" office:value="0.034918">
            <text:p>0.034918</text:p>
          </table:table-cell>
          <table:table-cell table:formula="of:=[.U102]*1000000" office:value-type="float" office:value="0.00000000000035197">
            <text:p>3.5197E-013</text:p>
          </table:table-cell>
          <table:table-cell table:formula="of:=[.V102]*1000000" office:value-type="float" office:value="0.0000000000013315">
            <text:p>1.3315E-012</text:p>
          </table:table-cell>
          <table:table-cell table:formula="of:=[.W102]*1000000" office:value-type="float" office:value="284.42">
            <text:p>284.42</text:p>
          </table:table-cell>
          <table:table-cell table:formula="of:=[.X102]*1000000" office:value-type="float" office:value="89.37">
            <text:p>89.37</text:p>
          </table:table-cell>
          <table:table-cell table:formula="of:=[.Y102]*1000000" office:value-type="float" office:value="986.25">
            <text:p>986.25</text:p>
          </table:table-cell>
          <table:table-cell table:formula="of:=[.Z102]*1000000" office:value-type="float" office:value="20.372">
            <text:p>20.372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022613">
            <text:p>2.2613E-012</text:p>
          </table:table-cell>
          <table:table-cell table:formula="of:=[.AC102]*1000000" office:value-type="float" office:value="0.0000000000013314">
            <text:p>1.3314E-012</text:p>
          </table:table-cell>
          <table:table-cell office:value-type="float" office:value="0.00028443">
            <text:p>0.00028443</text:p>
          </table:table-cell>
          <table:table-cell table:style-name="ce1" office:value-type="string">
            <text:p>8.9374e-05</text:p>
          </table:table-cell>
          <table:table-cell office:value-type="float" office:value="0.00098626">
            <text:p>0.00098626</text:p>
          </table:table-cell>
          <table:table-cell table:style-name="ce1" office:value-type="string">
            <text:p>8.2475e-06</text:p>
          </table:table-cell>
          <table:table-cell table:style-name="ce1" office:value-type="string">
            <text:p>3.4918e-08</text:p>
          </table:table-cell>
          <table:table-cell table:style-name="ce1" office:value-type="string">
            <text:p>3.5197e-19</text:p>
          </table:table-cell>
          <table:table-cell table:style-name="ce1" office:value-type="string">
            <text:p>1.3315e-18</text:p>
          </table:table-cell>
          <table:table-cell office:value-type="float" office:value="0.00028442">
            <text:p>0.00028442</text:p>
          </table:table-cell>
          <table:table-cell table:style-name="ce1" office:value-type="string">
            <text:p>8.937e-05</text:p>
          </table:table-cell>
          <table:table-cell office:value-type="float" office:value="0.00098625">
            <text:p>0.00098625</text:p>
          </table:table-cell>
          <table:table-cell table:style-name="ce1" office:value-type="string">
            <text:p>2.0372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13e-18</text:p>
          </table:table-cell>
          <table:table-cell table:style-name="ce1" office:value-type="string">
            <text:p>1.3314e-18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280.54">
            <text:p>280.54</text:p>
          </table:table-cell>
          <table:table-cell table:formula="of:=[.Q103]*1000000" office:value-type="float" office:value="88.281">
            <text:p>88.281</text:p>
          </table:table-cell>
          <table:table-cell table:formula="of:=[.R103]*1000000" office:value-type="float" office:value="991.31">
            <text:p>991.31</text:p>
          </table:table-cell>
          <table:table-cell table:formula="of:=[.S103]*1000000" office:value-type="float" office:value="8.111">
            <text:p>8.111</text:p>
          </table:table-cell>
          <table:table-cell table:formula="of:=[.T103]*1000000" office:value-type="float" office:value="0.035035">
            <text:p>0.035035</text:p>
          </table:table-cell>
          <table:table-cell table:formula="of:=[.U103]*1000000" office:value-type="float" office:value="0.00000000000090463">
            <text:p>9.0463E-013</text:p>
          </table:table-cell>
          <table:table-cell table:formula="of:=[.V103]*1000000" office:value-type="float" office:value="0.0000000000012914">
            <text:p>1.2914E-012</text:p>
          </table:table-cell>
          <table:table-cell table:formula="of:=[.W103]*1000000" office:value-type="float" office:value="280.54">
            <text:p>280.54</text:p>
          </table:table-cell>
          <table:table-cell table:formula="of:=[.X103]*1000000" office:value-type="float" office:value="88.277">
            <text:p>88.277</text:p>
          </table:table-cell>
          <table:table-cell table:formula="of:=[.Y103]*1000000" office:value-type="float" office:value="991.31">
            <text:p>991.31</text:p>
          </table:table-cell>
          <table:table-cell table:formula="of:=[.Z103]*1000000" office:value-type="float" office:value="20.371">
            <text:p>20.371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0.00000000000019407">
            <text:p>1.9407E-013</text:p>
          </table:table-cell>
          <table:table-cell table:formula="of:=[.AC103]*1000000" office:value-type="float" office:value="0.0000000000012914">
            <text:p>1.2914E-012</text:p>
          </table:table-cell>
          <table:table-cell office:value-type="float" office:value="0.00028054">
            <text:p>0.00028054</text:p>
          </table:table-cell>
          <table:table-cell table:style-name="ce1" office:value-type="string">
            <text:p>8.8281e-05</text:p>
          </table:table-cell>
          <table:table-cell office:value-type="float" office:value="0.00099131">
            <text:p>0.00099131</text:p>
          </table:table-cell>
          <table:table-cell table:style-name="ce1" office:value-type="string">
            <text:p>8.111e-06</text:p>
          </table:table-cell>
          <table:table-cell table:style-name="ce1" office:value-type="string">
            <text:p>3.5035e-08</text:p>
          </table:table-cell>
          <table:table-cell table:style-name="ce1" office:value-type="string">
            <text:p>9.0463e-19</text:p>
          </table:table-cell>
          <table:table-cell table:style-name="ce1" office:value-type="string">
            <text:p>1.2914e-18</text:p>
          </table:table-cell>
          <table:table-cell office:value-type="float" office:value="0.00028054">
            <text:p>0.00028054</text:p>
          </table:table-cell>
          <table:table-cell table:style-name="ce1" office:value-type="string">
            <text:p>8.8277e-05</text:p>
          </table:table-cell>
          <table:table-cell office:value-type="float" office:value="0.00099131">
            <text:p>0.00099131</text:p>
          </table:table-cell>
          <table:table-cell table:style-name="ce1" office:value-type="string">
            <text:p>2.03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9407e-19</text:p>
          </table:table-cell>
          <table:table-cell table:style-name="ce1" office:value-type="string">
            <text:p>1.2914e-18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276.71">
            <text:p>276.71</text:p>
          </table:table-cell>
          <table:table-cell table:formula="of:=[.Q104]*1000000" office:value-type="float" office:value="87.2">
            <text:p>87.2</text:p>
          </table:table-cell>
          <table:table-cell table:formula="of:=[.R104]*1000000" office:value-type="float" office:value="996.29">
            <text:p>996.29</text:p>
          </table:table-cell>
          <table:table-cell table:formula="of:=[.S104]*1000000" office:value-type="float" office:value="7.976">
            <text:p>7.976</text:p>
          </table:table-cell>
          <table:table-cell table:formula="of:=[.T104]*1000000" office:value-type="float" office:value="0.03515">
            <text:p>0.03515</text:p>
          </table:table-cell>
          <table:table-cell table:formula="of:=[.U104]*1000000" office:value-type="float" office:value="-1.3922E-016">
            <text:p>-1.3922E-016</text:p>
          </table:table-cell>
          <table:table-cell table:formula="of:=[.V104]*1000000" office:value-type="float" office:value="0.0000000000012526">
            <text:p>1.2526E-012</text:p>
          </table:table-cell>
          <table:table-cell table:formula="of:=[.W104]*1000000" office:value-type="float" office:value="276.71">
            <text:p>276.71</text:p>
          </table:table-cell>
          <table:table-cell table:formula="of:=[.X104]*1000000" office:value-type="float" office:value="87.195">
            <text:p>87.195</text:p>
          </table:table-cell>
          <table:table-cell table:formula="of:=[.Y104]*1000000" office:value-type="float" office:value="996.29">
            <text:p>996.29</text:p>
          </table:table-cell>
          <table:table-cell table:formula="of:=[.Z104]*1000000" office:value-type="float" office:value="20.371">
            <text:p>20.371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-0.000000000001403">
            <text:p>-1.403E-012</text:p>
          </table:table-cell>
          <table:table-cell table:formula="of:=[.AC104]*1000000" office:value-type="float" office:value="0.0000000000012526">
            <text:p>1.2526E-012</text:p>
          </table:table-cell>
          <table:table-cell office:value-type="float" office:value="0.00027671">
            <text:p>0.00027671</text:p>
          </table:table-cell>
          <table:table-cell table:style-name="ce1" office:value-type="string">
            <text:p>8.72e-05</text:p>
          </table:table-cell>
          <table:table-cell office:value-type="float" office:value="0.00099629">
            <text:p>0.00099629</text:p>
          </table:table-cell>
          <table:table-cell table:style-name="ce1" office:value-type="string">
            <text:p>7.976e-06</text:p>
          </table:table-cell>
          <table:table-cell table:style-name="ce1" office:value-type="string">
            <text:p>3.515e-08</text:p>
          </table:table-cell>
          <table:table-cell table:style-name="ce1" office:value-type="string">
            <text:p>-1.3922e-22</text:p>
          </table:table-cell>
          <table:table-cell table:style-name="ce1" office:value-type="string">
            <text:p>1.2526e-18</text:p>
          </table:table-cell>
          <table:table-cell office:value-type="float" office:value="0.00027671">
            <text:p>0.00027671</text:p>
          </table:table-cell>
          <table:table-cell table:style-name="ce1" office:value-type="string">
            <text:p>8.7195e-05</text:p>
          </table:table-cell>
          <table:table-cell office:value-type="float" office:value="0.00099629">
            <text:p>0.00099629</text:p>
          </table:table-cell>
          <table:table-cell table:style-name="ce1" office:value-type="string">
            <text:p>2.037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03e-18</text:p>
          </table:table-cell>
          <table:table-cell table:style-name="ce1" office:value-type="string">
            <text:p>1.2526e-18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272.94">
            <text:p>272.94</text:p>
          </table:table-cell>
          <table:table-cell table:formula="of:=[.Q105]*1000000" office:value-type="float" office:value="86.13">
            <text:p>86.13</text:p>
          </table:table-cell>
          <table:table-cell table:formula="of:=[.R105]*1000000" office:value-type="float" office:value="1001.2">
            <text:p>1001.2</text:p>
          </table:table-cell>
          <table:table-cell table:formula="of:=[.S105]*1000000" office:value-type="float" office:value="7.8426">
            <text:p>7.8426</text:p>
          </table:table-cell>
          <table:table-cell table:formula="of:=[.T105]*1000000" office:value-type="float" office:value="0.035262">
            <text:p>0.035262</text:p>
          </table:table-cell>
          <table:table-cell table:formula="of:=[.U105]*1000000" office:value-type="float" office:value="-0.00000000000018804">
            <text:p>-1.8804E-013</text:p>
          </table:table-cell>
          <table:table-cell table:formula="of:=[.V105]*1000000" office:value-type="float" office:value="0.000000000001215">
            <text:p>1.215E-012</text:p>
          </table:table-cell>
          <table:table-cell table:formula="of:=[.W105]*1000000" office:value-type="float" office:value="272.94">
            <text:p>272.94</text:p>
          </table:table-cell>
          <table:table-cell table:formula="of:=[.X105]*1000000" office:value-type="float" office:value="86.126">
            <text:p>86.126</text:p>
          </table:table-cell>
          <table:table-cell table:formula="of:=[.Y105]*1000000" office:value-type="float" office:value="1001.2">
            <text:p>1001.2</text:p>
          </table:table-cell>
          <table:table-cell table:formula="of:=[.Z105]*1000000" office:value-type="float" office:value="20.371">
            <text:p>20.371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19551">
            <text:p>1.9551E-012</text:p>
          </table:table-cell>
          <table:table-cell table:formula="of:=[.AC105]*1000000" office:value-type="float" office:value="0.0000000000012149">
            <text:p>1.2149E-012</text:p>
          </table:table-cell>
          <table:table-cell office:value-type="float" office:value="0.00027294">
            <text:p>0.00027294</text:p>
          </table:table-cell>
          <table:table-cell table:style-name="ce1" office:value-type="string">
            <text:p>8.613e-05</text:p>
          </table:table-cell>
          <table:table-cell office:value-type="float" office:value="0.0010012">
            <text:p>0.0010012</text:p>
          </table:table-cell>
          <table:table-cell table:style-name="ce1" office:value-type="string">
            <text:p>7.8426e-06</text:p>
          </table:table-cell>
          <table:table-cell table:style-name="ce1" office:value-type="string">
            <text:p>3.5262e-08</text:p>
          </table:table-cell>
          <table:table-cell table:style-name="ce1" office:value-type="string">
            <text:p>-1.8804e-19</text:p>
          </table:table-cell>
          <table:table-cell table:style-name="ce1" office:value-type="string">
            <text:p>1.215e-18</text:p>
          </table:table-cell>
          <table:table-cell office:value-type="float" office:value="0.00027294">
            <text:p>0.00027294</text:p>
          </table:table-cell>
          <table:table-cell table:style-name="ce1" office:value-type="string">
            <text:p>8.6126e-05</text:p>
          </table:table-cell>
          <table:table-cell office:value-type="float" office:value="0.0010012">
            <text:p>0.0010012</text:p>
          </table:table-cell>
          <table:table-cell table:style-name="ce1" office:value-type="string">
            <text:p>2.03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9551e-18</text:p>
          </table:table-cell>
          <table:table-cell table:style-name="ce1" office:value-type="string">
            <text:p>1.2149e-18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269.23">
            <text:p>269.23</text:p>
          </table:table-cell>
          <table:table-cell table:formula="of:=[.Q106]*1000000" office:value-type="float" office:value="85.072">
            <text:p>85.072</text:p>
          </table:table-cell>
          <table:table-cell table:formula="of:=[.R106]*1000000" office:value-type="float" office:value="1006.1">
            <text:p>1006.1</text:p>
          </table:table-cell>
          <table:table-cell table:formula="of:=[.S106]*1000000" office:value-type="float" office:value="7.7108">
            <text:p>7.7108</text:p>
          </table:table-cell>
          <table:table-cell table:formula="of:=[.T106]*1000000" office:value-type="float" office:value="0.035372">
            <text:p>0.035372</text:p>
          </table:table-cell>
          <table:table-cell table:formula="of:=[.U106]*1000000" office:value-type="float" office:value="-0.00000000000013156">
            <text:p>-1.3156E-013</text:p>
          </table:table-cell>
          <table:table-cell table:formula="of:=[.V106]*1000000" office:value-type="float" office:value="0.0000000000011785">
            <text:p>1.1785E-012</text:p>
          </table:table-cell>
          <table:table-cell table:formula="of:=[.W106]*1000000" office:value-type="float" office:value="269.22">
            <text:p>269.22</text:p>
          </table:table-cell>
          <table:table-cell table:formula="of:=[.X106]*1000000" office:value-type="float" office:value="85.068">
            <text:p>85.068</text:p>
          </table:table-cell>
          <table:table-cell table:formula="of:=[.Y106]*1000000" office:value-type="float" office:value="1006">
            <text:p>1006</text:p>
          </table:table-cell>
          <table:table-cell table:formula="of:=[.Z106]*1000000" office:value-type="float" office:value="20.371">
            <text:p>20.371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12546">
            <text:p>-1.2546E-012</text:p>
          </table:table-cell>
          <table:table-cell table:formula="of:=[.AC106]*1000000" office:value-type="float" office:value="0.0000000000011785">
            <text:p>1.1785E-012</text:p>
          </table:table-cell>
          <table:table-cell office:value-type="float" office:value="0.00026923">
            <text:p>0.00026923</text:p>
          </table:table-cell>
          <table:table-cell table:style-name="ce1" office:value-type="string">
            <text:p>8.5072e-05</text:p>
          </table:table-cell>
          <table:table-cell office:value-type="float" office:value="0.0010061">
            <text:p>0.0010061</text:p>
          </table:table-cell>
          <table:table-cell table:style-name="ce1" office:value-type="string">
            <text:p>7.7108e-06</text:p>
          </table:table-cell>
          <table:table-cell table:style-name="ce1" office:value-type="string">
            <text:p>3.5372e-08</text:p>
          </table:table-cell>
          <table:table-cell table:style-name="ce1" office:value-type="string">
            <text:p>-1.3156e-19</text:p>
          </table:table-cell>
          <table:table-cell table:style-name="ce1" office:value-type="string">
            <text:p>1.1785e-18</text:p>
          </table:table-cell>
          <table:table-cell office:value-type="float" office:value="0.00026922">
            <text:p>0.00026922</text:p>
          </table:table-cell>
          <table:table-cell table:style-name="ce1" office:value-type="string">
            <text:p>8.5068e-05</text:p>
          </table:table-cell>
          <table:table-cell office:value-type="float" office:value="0.001006">
            <text:p>0.001006</text:p>
          </table:table-cell>
          <table:table-cell table:style-name="ce1" office:value-type="string">
            <text:p>2.037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546e-18</text:p>
          </table:table-cell>
          <table:table-cell table:style-name="ce1" office:value-type="string">
            <text:p>1.1785e-18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265.56">
            <text:p>265.56</text:p>
          </table:table-cell>
          <table:table-cell table:formula="of:=[.Q107]*1000000" office:value-type="float" office:value="84.026">
            <text:p>84.026</text:p>
          </table:table-cell>
          <table:table-cell table:formula="of:=[.R107]*1000000" office:value-type="float" office:value="1010.8">
            <text:p>1010.8</text:p>
          </table:table-cell>
          <table:table-cell table:formula="of:=[.S107]*1000000" office:value-type="float" office:value="7.5805">
            <text:p>7.5805</text:p>
          </table:table-cell>
          <table:table-cell table:formula="of:=[.T107]*1000000" office:value-type="float" office:value="0.035479">
            <text:p>0.035479</text:p>
          </table:table-cell>
          <table:table-cell table:formula="of:=[.U107]*1000000" office:value-type="float" office:value="-0.00000000000017677">
            <text:p>-1.7677E-013</text:p>
          </table:table-cell>
          <table:table-cell table:formula="of:=[.V107]*1000000" office:value-type="float" office:value="0.0000000000011431">
            <text:p>1.1431E-012</text:p>
          </table:table-cell>
          <table:table-cell table:formula="of:=[.W107]*1000000" office:value-type="float" office:value="265.56">
            <text:p>265.56</text:p>
          </table:table-cell>
          <table:table-cell table:formula="of:=[.X107]*1000000" office:value-type="float" office:value="84.021">
            <text:p>84.021</text:p>
          </table:table-cell>
          <table:table-cell table:formula="of:=[.Y107]*1000000" office:value-type="float" office:value="1010.8">
            <text:p>1010.8</text:p>
          </table:table-cell>
          <table:table-cell table:formula="of:=[.Z107]*1000000" office:value-type="float" office:value="20.371">
            <text:p>20.371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0.00000000000013713">
            <text:p>1.3713E-013</text:p>
          </table:table-cell>
          <table:table-cell table:formula="of:=[.AC107]*1000000" office:value-type="float" office:value="0.0000000000011431">
            <text:p>1.1431E-012</text:p>
          </table:table-cell>
          <table:table-cell office:value-type="float" office:value="0.00026556">
            <text:p>0.00026556</text:p>
          </table:table-cell>
          <table:table-cell table:style-name="ce1" office:value-type="string">
            <text:p>8.4026e-05</text:p>
          </table:table-cell>
          <table:table-cell office:value-type="float" office:value="0.0010108">
            <text:p>0.0010108</text:p>
          </table:table-cell>
          <table:table-cell table:style-name="ce1" office:value-type="string">
            <text:p>7.5805e-06</text:p>
          </table:table-cell>
          <table:table-cell table:style-name="ce1" office:value-type="string">
            <text:p>3.5479e-08</text:p>
          </table:table-cell>
          <table:table-cell table:style-name="ce1" office:value-type="string">
            <text:p>-1.7677e-19</text:p>
          </table:table-cell>
          <table:table-cell table:style-name="ce1" office:value-type="string">
            <text:p>1.1431e-18</text:p>
          </table:table-cell>
          <table:table-cell office:value-type="float" office:value="0.00026556">
            <text:p>0.00026556</text:p>
          </table:table-cell>
          <table:table-cell table:style-name="ce1" office:value-type="string">
            <text:p>8.4021e-05</text:p>
          </table:table-cell>
          <table:table-cell office:value-type="float" office:value="0.0010108">
            <text:p>0.0010108</text:p>
          </table:table-cell>
          <table:table-cell table:style-name="ce1" office:value-type="string">
            <text:p>2.03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13e-19</text:p>
          </table:table-cell>
          <table:table-cell table:style-name="ce1" office:value-type="string">
            <text:p>1.1431e-18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261.95">
            <text:p>261.95</text:p>
          </table:table-cell>
          <table:table-cell table:formula="of:=[.Q108]*1000000" office:value-type="float" office:value="82.991">
            <text:p>82.991</text:p>
          </table:table-cell>
          <table:table-cell table:formula="of:=[.R108]*1000000" office:value-type="float" office:value="1015.5">
            <text:p>1015.5</text:p>
          </table:table-cell>
          <table:table-cell table:formula="of:=[.S108]*1000000" office:value-type="float" office:value="7.4518">
            <text:p>7.4518</text:p>
          </table:table-cell>
          <table:table-cell table:formula="of:=[.T108]*1000000" office:value-type="float" office:value="0.035584">
            <text:p>0.035584</text:p>
          </table:table-cell>
          <table:table-cell table:formula="of:=[.U108]*1000000" office:value-type="float" office:value="0.000000000000098136">
            <text:p>9.8136E-014</text:p>
          </table:table-cell>
          <table:table-cell table:formula="of:=[.V108]*1000000" office:value-type="float" office:value="0.0000000000011088">
            <text:p>1.1088E-012</text:p>
          </table:table-cell>
          <table:table-cell table:formula="of:=[.W108]*1000000" office:value-type="float" office:value="261.95">
            <text:p>261.95</text:p>
          </table:table-cell>
          <table:table-cell table:formula="of:=[.X108]*1000000" office:value-type="float" office:value="82.986">
            <text:p>82.986</text:p>
          </table:table-cell>
          <table:table-cell table:formula="of:=[.Y108]*1000000" office:value-type="float" office:value="1015.5">
            <text:p>1015.5</text:p>
          </table:table-cell>
          <table:table-cell table:formula="of:=[.Z108]*1000000" office:value-type="float" office:value="20.37">
            <text:p>20.37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0.00000000000096437">
            <text:p>9.6437E-013</text:p>
          </table:table-cell>
          <table:table-cell table:formula="of:=[.AC108]*1000000" office:value-type="float" office:value="0.0000000000011088">
            <text:p>1.1088E-012</text:p>
          </table:table-cell>
          <table:table-cell office:value-type="float" office:value="0.00026195">
            <text:p>0.00026195</text:p>
          </table:table-cell>
          <table:table-cell table:style-name="ce1" office:value-type="string">
            <text:p>8.2991e-05</text:p>
          </table:table-cell>
          <table:table-cell office:value-type="float" office:value="0.0010155">
            <text:p>0.0010155</text:p>
          </table:table-cell>
          <table:table-cell table:style-name="ce1" office:value-type="string">
            <text:p>7.4518e-06</text:p>
          </table:table-cell>
          <table:table-cell table:style-name="ce1" office:value-type="string">
            <text:p>3.5584e-08</text:p>
          </table:table-cell>
          <table:table-cell table:style-name="ce1" office:value-type="string">
            <text:p>9.8136e-20</text:p>
          </table:table-cell>
          <table:table-cell table:style-name="ce1" office:value-type="string">
            <text:p>1.1088e-18</text:p>
          </table:table-cell>
          <table:table-cell office:value-type="float" office:value="0.00026195">
            <text:p>0.00026195</text:p>
          </table:table-cell>
          <table:table-cell table:style-name="ce1" office:value-type="string">
            <text:p>8.2986e-05</text:p>
          </table:table-cell>
          <table:table-cell office:value-type="float" office:value="0.0010155">
            <text:p>0.0010155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9.6437e-19</text:p>
          </table:table-cell>
          <table:table-cell table:style-name="ce1" office:value-type="string">
            <text:p>1.1088e-18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258.39">
            <text:p>258.39</text:p>
          </table:table-cell>
          <table:table-cell table:formula="of:=[.Q109]*1000000" office:value-type="float" office:value="81.967">
            <text:p>81.967</text:p>
          </table:table-cell>
          <table:table-cell table:formula="of:=[.R109]*1000000" office:value-type="float" office:value="1020.2">
            <text:p>1020.2</text:p>
          </table:table-cell>
          <table:table-cell table:formula="of:=[.S109]*1000000" office:value-type="float" office:value="7.3246">
            <text:p>7.3246</text:p>
          </table:table-cell>
          <table:table-cell table:formula="of:=[.T109]*1000000" office:value-type="float" office:value="0.035688">
            <text:p>0.035688</text:p>
          </table:table-cell>
          <table:table-cell table:formula="of:=[.U109]*1000000" office:value-type="float" office:value="0.000000000000048215">
            <text:p>4.8215E-014</text:p>
          </table:table-cell>
          <table:table-cell table:formula="of:=[.V109]*1000000" office:value-type="float" office:value="0.0000000000010755">
            <text:p>1.0755E-012</text:p>
          </table:table-cell>
          <table:table-cell table:formula="of:=[.W109]*1000000" office:value-type="float" office:value="258.39">
            <text:p>258.39</text:p>
          </table:table-cell>
          <table:table-cell table:formula="of:=[.X109]*1000000" office:value-type="float" office:value="81.962">
            <text:p>81.962</text:p>
          </table:table-cell>
          <table:table-cell table:formula="of:=[.Y109]*1000000" office:value-type="float" office:value="1020.2">
            <text:p>1020.2</text:p>
          </table:table-cell>
          <table:table-cell table:formula="of:=[.Z109]*1000000" office:value-type="float" office:value="20.37">
            <text:p>20.37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-0.0000000000022863">
            <text:p>-2.2863E-012</text:p>
          </table:table-cell>
          <table:table-cell table:formula="of:=[.AC109]*1000000" office:value-type="float" office:value="0.0000000000010755">
            <text:p>1.0755E-012</text:p>
          </table:table-cell>
          <table:table-cell office:value-type="float" office:value="0.00025839">
            <text:p>0.00025839</text:p>
          </table:table-cell>
          <table:table-cell table:style-name="ce1" office:value-type="string">
            <text:p>8.1967e-05</text:p>
          </table:table-cell>
          <table:table-cell office:value-type="float" office:value="0.0010202">
            <text:p>0.0010202</text:p>
          </table:table-cell>
          <table:table-cell table:style-name="ce1" office:value-type="string">
            <text:p>7.3246e-06</text:p>
          </table:table-cell>
          <table:table-cell table:style-name="ce1" office:value-type="string">
            <text:p>3.5688e-08</text:p>
          </table:table-cell>
          <table:table-cell table:style-name="ce1" office:value-type="string">
            <text:p>4.8215e-20</text:p>
          </table:table-cell>
          <table:table-cell table:style-name="ce1" office:value-type="string">
            <text:p>1.0755e-18</text:p>
          </table:table-cell>
          <table:table-cell office:value-type="float" office:value="0.00025839">
            <text:p>0.00025839</text:p>
          </table:table-cell>
          <table:table-cell table:style-name="ce1" office:value-type="string">
            <text:p>8.1962e-05</text:p>
          </table:table-cell>
          <table:table-cell office:value-type="float" office:value="0.0010202">
            <text:p>0.0010202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63e-18</text:p>
          </table:table-cell>
          <table:table-cell table:style-name="ce1" office:value-type="string">
            <text:p>1.0755e-18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254.89">
            <text:p>254.89</text:p>
          </table:table-cell>
          <table:table-cell table:formula="of:=[.Q110]*1000000" office:value-type="float" office:value="80.955">
            <text:p>80.955</text:p>
          </table:table-cell>
          <table:table-cell table:formula="of:=[.R110]*1000000" office:value-type="float" office:value="1024.8">
            <text:p>1024.8</text:p>
          </table:table-cell>
          <table:table-cell table:formula="of:=[.S110]*1000000" office:value-type="float" office:value="7.199">
            <text:p>7.199</text:p>
          </table:table-cell>
          <table:table-cell table:formula="of:=[.T110]*1000000" office:value-type="float" office:value="0.035789">
            <text:p>0.035789</text:p>
          </table:table-cell>
          <table:table-cell table:formula="of:=[.U110]*1000000" office:value-type="float" office:value="-0.000000000000089614">
            <text:p>-8.9614E-014</text:p>
          </table:table-cell>
          <table:table-cell table:formula="of:=[.V110]*1000000" office:value-type="float" office:value="0.0000000000010433">
            <text:p>1.0433E-012</text:p>
          </table:table-cell>
          <table:table-cell table:formula="of:=[.W110]*1000000" office:value-type="float" office:value="254.88">
            <text:p>254.88</text:p>
          </table:table-cell>
          <table:table-cell table:formula="of:=[.X110]*1000000" office:value-type="float" office:value="80.95">
            <text:p>80.95</text:p>
          </table:table-cell>
          <table:table-cell table:formula="of:=[.Y110]*1000000" office:value-type="float" office:value="1024.8">
            <text:p>1024.8</text:p>
          </table:table-cell>
          <table:table-cell table:formula="of:=[.Z110]*1000000" office:value-type="float" office:value="20.37">
            <text:p>20.37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014848">
            <text:p>1.4848E-012</text:p>
          </table:table-cell>
          <table:table-cell table:formula="of:=[.AC110]*1000000" office:value-type="float" office:value="0.0000000000010433">
            <text:p>1.0433E-012</text:p>
          </table:table-cell>
          <table:table-cell office:value-type="float" office:value="0.00025489">
            <text:p>0.00025489</text:p>
          </table:table-cell>
          <table:table-cell table:style-name="ce1" office:value-type="string">
            <text:p>8.0955e-05</text:p>
          </table:table-cell>
          <table:table-cell office:value-type="float" office:value="0.0010248">
            <text:p>0.0010248</text:p>
          </table:table-cell>
          <table:table-cell table:style-name="ce1" office:value-type="string">
            <text:p>7.199e-06</text:p>
          </table:table-cell>
          <table:table-cell table:style-name="ce1" office:value-type="string">
            <text:p>3.5789e-08</text:p>
          </table:table-cell>
          <table:table-cell table:style-name="ce1" office:value-type="string">
            <text:p>-8.9614e-20</text:p>
          </table:table-cell>
          <table:table-cell table:style-name="ce1" office:value-type="string">
            <text:p>1.0433e-18</text:p>
          </table:table-cell>
          <table:table-cell office:value-type="float" office:value="0.00025488">
            <text:p>0.00025488</text:p>
          </table:table-cell>
          <table:table-cell table:style-name="ce1" office:value-type="string">
            <text:p>8.095e-05</text:p>
          </table:table-cell>
          <table:table-cell office:value-type="float" office:value="0.0010248">
            <text:p>0.0010248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1.4848e-18</text:p>
          </table:table-cell>
          <table:table-cell table:style-name="ce1" office:value-type="string">
            <text:p>1.0433e-18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251.43">
            <text:p>251.43</text:p>
          </table:table-cell>
          <table:table-cell table:formula="of:=[.Q111]*1000000" office:value-type="float" office:value="79.953">
            <text:p>79.953</text:p>
          </table:table-cell>
          <table:table-cell table:formula="of:=[.R111]*1000000" office:value-type="float" office:value="1029.3">
            <text:p>1029.3</text:p>
          </table:table-cell>
          <table:table-cell table:formula="of:=[.S111]*1000000" office:value-type="float" office:value="7.075">
            <text:p>7.075</text:p>
          </table:table-cell>
          <table:table-cell table:formula="of:=[.T111]*1000000" office:value-type="float" office:value="0.035888">
            <text:p>0.035888</text:p>
          </table:table-cell>
          <table:table-cell table:formula="of:=[.U111]*1000000" office:value-type="float" office:value="-8.3728E-015">
            <text:p>-8.3728E-015</text:p>
          </table:table-cell>
          <table:table-cell table:formula="of:=[.V111]*1000000" office:value-type="float" office:value="0.000000000001012">
            <text:p>1.012E-012</text:p>
          </table:table-cell>
          <table:table-cell table:formula="of:=[.W111]*1000000" office:value-type="float" office:value="251.43">
            <text:p>251.43</text:p>
          </table:table-cell>
          <table:table-cell table:formula="of:=[.X111]*1000000" office:value-type="float" office:value="79.949">
            <text:p>79.949</text:p>
          </table:table-cell>
          <table:table-cell table:formula="of:=[.Y111]*1000000" office:value-type="float" office:value="1029.3">
            <text:p>1029.3</text:p>
          </table:table-cell>
          <table:table-cell table:formula="of:=[.Z111]*1000000" office:value-type="float" office:value="20.37">
            <text:p>20.37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17995">
            <text:p>1.7995E-012</text:p>
          </table:table-cell>
          <table:table-cell table:formula="of:=[.AC111]*1000000" office:value-type="float" office:value="0.000000000001012">
            <text:p>1.012E-012</text:p>
          </table:table-cell>
          <table:table-cell office:value-type="float" office:value="0.00025143">
            <text:p>0.00025143</text:p>
          </table:table-cell>
          <table:table-cell table:style-name="ce1" office:value-type="string">
            <text:p>7.9953e-05</text:p>
          </table:table-cell>
          <table:table-cell office:value-type="float" office:value="0.0010293">
            <text:p>0.0010293</text:p>
          </table:table-cell>
          <table:table-cell table:style-name="ce1" office:value-type="string">
            <text:p>7.075e-06</text:p>
          </table:table-cell>
          <table:table-cell table:style-name="ce1" office:value-type="string">
            <text:p>3.5888e-08</text:p>
          </table:table-cell>
          <table:table-cell table:style-name="ce1" office:value-type="string">
            <text:p>-8.3728e-21</text:p>
          </table:table-cell>
          <table:table-cell table:style-name="ce1" office:value-type="string">
            <text:p>1.012e-18</text:p>
          </table:table-cell>
          <table:table-cell office:value-type="float" office:value="0.00025143">
            <text:p>0.00025143</text:p>
          </table:table-cell>
          <table:table-cell table:style-name="ce1" office:value-type="string">
            <text:p>7.9949e-05</text:p>
          </table:table-cell>
          <table:table-cell office:value-type="float" office:value="0.0010293">
            <text:p>0.0010293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1.7995e-18</text:p>
          </table:table-cell>
          <table:table-cell table:style-name="ce1" office:value-type="string">
            <text:p>1.012e-18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248.02">
            <text:p>248.02</text:p>
          </table:table-cell>
          <table:table-cell table:formula="of:=[.Q112]*1000000" office:value-type="float" office:value="78.964">
            <text:p>78.964</text:p>
          </table:table-cell>
          <table:table-cell table:formula="of:=[.R112]*1000000" office:value-type="float" office:value="1033.8">
            <text:p>1033.8</text:p>
          </table:table-cell>
          <table:table-cell table:formula="of:=[.S112]*1000000" office:value-type="float" office:value="6.9526">
            <text:p>6.9526</text:p>
          </table:table-cell>
          <table:table-cell table:formula="of:=[.T112]*1000000" office:value-type="float" office:value="0.035985">
            <text:p>0.035985</text:p>
          </table:table-cell>
          <table:table-cell table:formula="of:=[.U112]*1000000" office:value-type="float" office:value="0.00000000000011944">
            <text:p>1.1944E-013</text:p>
          </table:table-cell>
          <table:table-cell table:formula="of:=[.V112]*1000000" office:value-type="float" office:value="0.00000000000098174">
            <text:p>9.8174E-013</text:p>
          </table:table-cell>
          <table:table-cell table:formula="of:=[.W112]*1000000" office:value-type="float" office:value="248.02">
            <text:p>248.02</text:p>
          </table:table-cell>
          <table:table-cell table:formula="of:=[.X112]*1000000" office:value-type="float" office:value="78.959">
            <text:p>78.959</text:p>
          </table:table-cell>
          <table:table-cell table:formula="of:=[.Y112]*1000000" office:value-type="float" office:value="1033.7">
            <text:p>1033.7</text:p>
          </table:table-cell>
          <table:table-cell table:formula="of:=[.Z112]*1000000" office:value-type="float" office:value="20.37">
            <text:p>20.37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-0.00000000000272">
            <text:p>-2.72E-012</text:p>
          </table:table-cell>
          <table:table-cell table:formula="of:=[.AC112]*1000000" office:value-type="float" office:value="0.00000000000098173">
            <text:p>9.8173E-013</text:p>
          </table:table-cell>
          <table:table-cell office:value-type="float" office:value="0.00024802">
            <text:p>0.00024802</text:p>
          </table:table-cell>
          <table:table-cell table:style-name="ce1" office:value-type="string">
            <text:p>7.8964e-05</text:p>
          </table:table-cell>
          <table:table-cell office:value-type="float" office:value="0.0010338">
            <text:p>0.0010338</text:p>
          </table:table-cell>
          <table:table-cell table:style-name="ce1" office:value-type="string">
            <text:p>6.9526e-06</text:p>
          </table:table-cell>
          <table:table-cell table:style-name="ce1" office:value-type="string">
            <text:p>3.5985e-08</text:p>
          </table:table-cell>
          <table:table-cell table:style-name="ce1" office:value-type="string">
            <text:p>1.1944e-19</text:p>
          </table:table-cell>
          <table:table-cell table:style-name="ce1" office:value-type="string">
            <text:p>9.8174e-19</text:p>
          </table:table-cell>
          <table:table-cell office:value-type="float" office:value="0.00024802">
            <text:p>0.00024802</text:p>
          </table:table-cell>
          <table:table-cell table:style-name="ce1" office:value-type="string">
            <text:p>7.8959e-05</text:p>
          </table:table-cell>
          <table:table-cell office:value-type="float" office:value="0.0010337">
            <text:p>0.0010337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e-18</text:p>
          </table:table-cell>
          <table:table-cell table:style-name="ce1" office:value-type="string">
            <text:p>9.8173e-19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244.67">
            <text:p>244.67</text:p>
          </table:table-cell>
          <table:table-cell table:formula="of:=[.Q113]*1000000" office:value-type="float" office:value="77.985">
            <text:p>77.985</text:p>
          </table:table-cell>
          <table:table-cell table:formula="of:=[.R113]*1000000" office:value-type="float" office:value="1038.2">
            <text:p>1038.2</text:p>
          </table:table-cell>
          <table:table-cell table:formula="of:=[.S113]*1000000" office:value-type="float" office:value="6.8317">
            <text:p>6.8317</text:p>
          </table:table-cell>
          <table:table-cell table:formula="of:=[.T113]*1000000" office:value-type="float" office:value="0.03608">
            <text:p>0.03608</text:p>
          </table:table-cell>
          <table:table-cell table:formula="of:=[.U113]*1000000" office:value-type="float" office:value="-0.000000000000020132">
            <text:p>-2.0132E-014</text:p>
          </table:table-cell>
          <table:table-cell table:formula="of:=[.V113]*1000000" office:value-type="float" office:value="0.00000000000095236">
            <text:p>9.5236E-013</text:p>
          </table:table-cell>
          <table:table-cell table:formula="of:=[.W113]*1000000" office:value-type="float" office:value="244.66">
            <text:p>244.66</text:p>
          </table:table-cell>
          <table:table-cell table:formula="of:=[.X113]*1000000" office:value-type="float" office:value="77.98">
            <text:p>77.98</text:p>
          </table:table-cell>
          <table:table-cell table:formula="of:=[.Y113]*1000000" office:value-type="float" office:value="1038.1">
            <text:p>1038.1</text:p>
          </table:table-cell>
          <table:table-cell table:formula="of:=[.Z113]*1000000" office:value-type="float" office:value="20.37">
            <text:p>20.37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0042289">
            <text:p>-4.2289E-013</text:p>
          </table:table-cell>
          <table:table-cell table:formula="of:=[.AC113]*1000000" office:value-type="float" office:value="0.00000000000095234">
            <text:p>9.5234E-013</text:p>
          </table:table-cell>
          <table:table-cell office:value-type="float" office:value="0.00024467">
            <text:p>0.00024467</text:p>
          </table:table-cell>
          <table:table-cell table:style-name="ce1" office:value-type="string">
            <text:p>7.7985e-05</text:p>
          </table:table-cell>
          <table:table-cell office:value-type="float" office:value="0.0010382">
            <text:p>0.0010382</text:p>
          </table:table-cell>
          <table:table-cell table:style-name="ce1" office:value-type="string">
            <text:p>6.8317e-06</text:p>
          </table:table-cell>
          <table:table-cell table:style-name="ce1" office:value-type="string">
            <text:p>3.608e-08</text:p>
          </table:table-cell>
          <table:table-cell table:style-name="ce1" office:value-type="string">
            <text:p>-2.0132e-20</text:p>
          </table:table-cell>
          <table:table-cell table:style-name="ce1" office:value-type="string">
            <text:p>9.5236e-19</text:p>
          </table:table-cell>
          <table:table-cell office:value-type="float" office:value="0.00024466">
            <text:p>0.00024466</text:p>
          </table:table-cell>
          <table:table-cell table:style-name="ce1" office:value-type="string">
            <text:p>7.798e-05</text:p>
          </table:table-cell>
          <table:table-cell office:value-type="float" office:value="0.0010381">
            <text:p>0.0010381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289e-19</text:p>
          </table:table-cell>
          <table:table-cell table:style-name="ce1" office:value-type="string">
            <text:p>9.5234e-19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241.36">
            <text:p>241.36</text:p>
          </table:table-cell>
          <table:table-cell table:formula="of:=[.Q114]*1000000" office:value-type="float" office:value="77.017">
            <text:p>77.017</text:p>
          </table:table-cell>
          <table:table-cell table:formula="of:=[.R114]*1000000" office:value-type="float" office:value="1042.5">
            <text:p>1042.5</text:p>
          </table:table-cell>
          <table:table-cell table:formula="of:=[.S114]*1000000" office:value-type="float" office:value="6.7124">
            <text:p>6.7124</text:p>
          </table:table-cell>
          <table:table-cell table:formula="of:=[.T114]*1000000" office:value-type="float" office:value="0.036174">
            <text:p>0.036174</text:p>
          </table:table-cell>
          <table:table-cell table:formula="of:=[.U114]*1000000" office:value-type="float" office:value="-0.000000000000018683">
            <text:p>-1.8683E-014</text:p>
          </table:table-cell>
          <table:table-cell table:formula="of:=[.V114]*1000000" office:value-type="float" office:value="0.00000000000092387">
            <text:p>9.2387E-013</text:p>
          </table:table-cell>
          <table:table-cell table:formula="of:=[.W114]*1000000" office:value-type="float" office:value="241.35">
            <text:p>241.35</text:p>
          </table:table-cell>
          <table:table-cell table:formula="of:=[.X114]*1000000" office:value-type="float" office:value="77.012">
            <text:p>77.012</text:p>
          </table:table-cell>
          <table:table-cell table:formula="of:=[.Y114]*1000000" office:value-type="float" office:value="1042.5">
            <text:p>1042.5</text:p>
          </table:table-cell>
          <table:table-cell table:formula="of:=[.Z114]*1000000" office:value-type="float" office:value="20.37">
            <text:p>20.37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0.00000000000050081">
            <text:p>5.0081E-013</text:p>
          </table:table-cell>
          <table:table-cell table:formula="of:=[.AC114]*1000000" office:value-type="float" office:value="0.00000000000092386">
            <text:p>9.2386E-013</text:p>
          </table:table-cell>
          <table:table-cell office:value-type="float" office:value="0.00024136">
            <text:p>0.00024136</text:p>
          </table:table-cell>
          <table:table-cell table:style-name="ce1" office:value-type="string">
            <text:p>7.7017e-05</text:p>
          </table:table-cell>
          <table:table-cell office:value-type="float" office:value="0.0010425">
            <text:p>0.0010425</text:p>
          </table:table-cell>
          <table:table-cell table:style-name="ce1" office:value-type="string">
            <text:p>6.7124e-06</text:p>
          </table:table-cell>
          <table:table-cell table:style-name="ce1" office:value-type="string">
            <text:p>3.6174e-08</text:p>
          </table:table-cell>
          <table:table-cell table:style-name="ce1" office:value-type="string">
            <text:p>-1.8683e-20</text:p>
          </table:table-cell>
          <table:table-cell table:style-name="ce1" office:value-type="string">
            <text:p>9.2387e-19</text:p>
          </table:table-cell>
          <table:table-cell office:value-type="float" office:value="0.00024135">
            <text:p>0.00024135</text:p>
          </table:table-cell>
          <table:table-cell table:style-name="ce1" office:value-type="string">
            <text:p>7.7012e-05</text:p>
          </table:table-cell>
          <table:table-cell office:value-type="float" office:value="0.0010425">
            <text:p>0.0010425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5.0081e-19</text:p>
          </table:table-cell>
          <table:table-cell table:style-name="ce1" office:value-type="string">
            <text:p>9.2386e-19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238.1">
            <text:p>238.1</text:p>
          </table:table-cell>
          <table:table-cell table:formula="of:=[.Q115]*1000000" office:value-type="float" office:value="76.06">
            <text:p>76.06</text:p>
          </table:table-cell>
          <table:table-cell table:formula="of:=[.R115]*1000000" office:value-type="float" office:value="1046.8">
            <text:p>1046.8</text:p>
          </table:table-cell>
          <table:table-cell table:formula="of:=[.S115]*1000000" office:value-type="float" office:value="6.5947">
            <text:p>6.5947</text:p>
          </table:table-cell>
          <table:table-cell table:formula="of:=[.T115]*1000000" office:value-type="float" office:value="0.036266">
            <text:p>0.036266</text:p>
          </table:table-cell>
          <table:table-cell table:formula="of:=[.U115]*1000000" office:value-type="float" office:value="0.0000000000001105">
            <text:p>1.105E-013</text:p>
          </table:table-cell>
          <table:table-cell table:formula="of:=[.V115]*1000000" office:value-type="float" office:value="0.00000000000089626">
            <text:p>8.9626E-013</text:p>
          </table:table-cell>
          <table:table-cell table:formula="of:=[.W115]*1000000" office:value-type="float" office:value="238.09">
            <text:p>238.09</text:p>
          </table:table-cell>
          <table:table-cell table:formula="of:=[.X115]*1000000" office:value-type="float" office:value="76.055">
            <text:p>76.055</text:p>
          </table:table-cell>
          <table:table-cell table:formula="of:=[.Y115]*1000000" office:value-type="float" office:value="1046.8">
            <text:p>1046.8</text:p>
          </table:table-cell>
          <table:table-cell table:formula="of:=[.Z115]*1000000" office:value-type="float" office:value="20.369">
            <text:p>20.369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-0.0000000000019471">
            <text:p>-1.9471E-012</text:p>
          </table:table-cell>
          <table:table-cell table:formula="of:=[.AC115]*1000000" office:value-type="float" office:value="0.00000000000089624">
            <text:p>8.9624E-013</text:p>
          </table:table-cell>
          <table:table-cell office:value-type="float" office:value="0.0002381">
            <text:p>0.0002381</text:p>
          </table:table-cell>
          <table:table-cell table:style-name="ce1" office:value-type="string">
            <text:p>7.606e-05</text:p>
          </table:table-cell>
          <table:table-cell office:value-type="float" office:value="0.0010468">
            <text:p>0.0010468</text:p>
          </table:table-cell>
          <table:table-cell table:style-name="ce1" office:value-type="string">
            <text:p>6.5947e-06</text:p>
          </table:table-cell>
          <table:table-cell table:style-name="ce1" office:value-type="string">
            <text:p>3.6266e-08</text:p>
          </table:table-cell>
          <table:table-cell table:style-name="ce1" office:value-type="string">
            <text:p>1.105e-19</text:p>
          </table:table-cell>
          <table:table-cell table:style-name="ce1" office:value-type="string">
            <text:p>8.9626e-19</text:p>
          </table:table-cell>
          <table:table-cell office:value-type="float" office:value="0.00023809">
            <text:p>0.00023809</text:p>
          </table:table-cell>
          <table:table-cell table:style-name="ce1" office:value-type="string">
            <text:p>7.6055e-05</text:p>
          </table:table-cell>
          <table:table-cell office:value-type="float" office:value="0.0010468">
            <text:p>0.0010468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471e-18</text:p>
          </table:table-cell>
          <table:table-cell table:style-name="ce1" office:value-type="string">
            <text:p>8.9624e-19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234.88">
            <text:p>234.88</text:p>
          </table:table-cell>
          <table:table-cell table:formula="of:=[.Q116]*1000000" office:value-type="float" office:value="75.114">
            <text:p>75.114</text:p>
          </table:table-cell>
          <table:table-cell table:formula="of:=[.R116]*1000000" office:value-type="float" office:value="1051">
            <text:p>1051</text:p>
          </table:table-cell>
          <table:table-cell table:formula="of:=[.S116]*1000000" office:value-type="float" office:value="6.4786">
            <text:p>6.4786</text:p>
          </table:table-cell>
          <table:table-cell table:formula="of:=[.T116]*1000000" office:value-type="float" office:value="0.036356">
            <text:p>0.036356</text:p>
          </table:table-cell>
          <table:table-cell table:formula="of:=[.U116]*1000000" office:value-type="float" office:value="-0.00000000000001303">
            <text:p>-1.303E-014</text:p>
          </table:table-cell>
          <table:table-cell table:formula="of:=[.V116]*1000000" office:value-type="float" office:value="0.00000000000086948">
            <text:p>8.6948E-013</text:p>
          </table:table-cell>
          <table:table-cell table:formula="of:=[.W116]*1000000" office:value-type="float" office:value="234.88">
            <text:p>234.88</text:p>
          </table:table-cell>
          <table:table-cell table:formula="of:=[.X116]*1000000" office:value-type="float" office:value="75.109">
            <text:p>75.109</text:p>
          </table:table-cell>
          <table:table-cell table:formula="of:=[.Y116]*1000000" office:value-type="float" office:value="1051">
            <text:p>1051</text:p>
          </table:table-cell>
          <table:table-cell table:formula="of:=[.Z116]*1000000" office:value-type="float" office:value="20.369">
            <text:p>20.369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0082753">
            <text:p>8.2753E-013</text:p>
          </table:table-cell>
          <table:table-cell table:formula="of:=[.AC116]*1000000" office:value-type="float" office:value="0.00000000000086947">
            <text:p>8.6947E-013</text:p>
          </table:table-cell>
          <table:table-cell office:value-type="float" office:value="0.00023488">
            <text:p>0.00023488</text:p>
          </table:table-cell>
          <table:table-cell table:style-name="ce1" office:value-type="string">
            <text:p>7.5114e-05</text:p>
          </table:table-cell>
          <table:table-cell office:value-type="float" office:value="0.001051">
            <text:p>0.001051</text:p>
          </table:table-cell>
          <table:table-cell table:style-name="ce1" office:value-type="string">
            <text:p>6.4786e-06</text:p>
          </table:table-cell>
          <table:table-cell table:style-name="ce1" office:value-type="string">
            <text:p>3.6356e-08</text:p>
          </table:table-cell>
          <table:table-cell table:style-name="ce1" office:value-type="string">
            <text:p>-1.303e-20</text:p>
          </table:table-cell>
          <table:table-cell table:style-name="ce1" office:value-type="string">
            <text:p>8.6948e-19</text:p>
          </table:table-cell>
          <table:table-cell office:value-type="float" office:value="0.00023488">
            <text:p>0.00023488</text:p>
          </table:table-cell>
          <table:table-cell table:style-name="ce1" office:value-type="string">
            <text:p>7.5109e-05</text:p>
          </table:table-cell>
          <table:table-cell office:value-type="float" office:value="0.001051">
            <text:p>0.001051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8.2753e-19</text:p>
          </table:table-cell>
          <table:table-cell table:style-name="ce1" office:value-type="string">
            <text:p>8.6947e-19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231.71">
            <text:p>231.71</text:p>
          </table:table-cell>
          <table:table-cell table:formula="of:=[.Q117]*1000000" office:value-type="float" office:value="74.178">
            <text:p>74.178</text:p>
          </table:table-cell>
          <table:table-cell table:formula="of:=[.R117]*1000000" office:value-type="float" office:value="1055.1">
            <text:p>1055.1</text:p>
          </table:table-cell>
          <table:table-cell table:formula="of:=[.S117]*1000000" office:value-type="float" office:value="6.364">
            <text:p>6.364</text:p>
          </table:table-cell>
          <table:table-cell table:formula="of:=[.T117]*1000000" office:value-type="float" office:value="0.036444">
            <text:p>0.036444</text:p>
          </table:table-cell>
          <table:table-cell table:formula="of:=[.U117]*1000000" office:value-type="float" office:value="-0.000000000000085147">
            <text:p>-8.5147E-014</text:p>
          </table:table-cell>
          <table:table-cell table:formula="of:=[.V117]*1000000" office:value-type="float" office:value="0.00000000000084352">
            <text:p>8.4352E-013</text:p>
          </table:table-cell>
          <table:table-cell table:formula="of:=[.W117]*1000000" office:value-type="float" office:value="231.71">
            <text:p>231.71</text:p>
          </table:table-cell>
          <table:table-cell table:formula="of:=[.X117]*1000000" office:value-type="float" office:value="74.174">
            <text:p>74.174</text:p>
          </table:table-cell>
          <table:table-cell table:formula="of:=[.Y117]*1000000" office:value-type="float" office:value="1055.1">
            <text:p>1055.1</text:p>
          </table:table-cell>
          <table:table-cell table:formula="of:=[.Z117]*1000000" office:value-type="float" office:value="20.369">
            <text:p>20.369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0048979">
            <text:p>4.8979E-014</text:p>
          </table:table-cell>
          <table:table-cell table:formula="of:=[.AC117]*1000000" office:value-type="float" office:value="0.00000000000084351">
            <text:p>8.4351E-013</text:p>
          </table:table-cell>
          <table:table-cell office:value-type="float" office:value="0.00023171">
            <text:p>0.00023171</text:p>
          </table:table-cell>
          <table:table-cell table:style-name="ce1" office:value-type="string">
            <text:p>7.4178e-05</text:p>
          </table:table-cell>
          <table:table-cell office:value-type="float" office:value="0.0010551">
            <text:p>0.0010551</text:p>
          </table:table-cell>
          <table:table-cell table:style-name="ce1" office:value-type="string">
            <text:p>6.364e-06</text:p>
          </table:table-cell>
          <table:table-cell table:style-name="ce1" office:value-type="string">
            <text:p>3.6444e-08</text:p>
          </table:table-cell>
          <table:table-cell table:style-name="ce1" office:value-type="string">
            <text:p>-8.5147e-20</text:p>
          </table:table-cell>
          <table:table-cell table:style-name="ce1" office:value-type="string">
            <text:p>8.4352e-19</text:p>
          </table:table-cell>
          <table:table-cell office:value-type="float" office:value="0.00023171">
            <text:p>0.00023171</text:p>
          </table:table-cell>
          <table:table-cell table:style-name="ce1" office:value-type="string">
            <text:p>7.4174e-05</text:p>
          </table:table-cell>
          <table:table-cell office:value-type="float" office:value="0.0010551">
            <text:p>0.0010551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4.8979e-20</text:p>
          </table:table-cell>
          <table:table-cell table:style-name="ce1" office:value-type="string">
            <text:p>8.4351e-19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228.59">
            <text:p>228.59</text:p>
          </table:table-cell>
          <table:table-cell table:formula="of:=[.Q118]*1000000" office:value-type="float" office:value="73.253">
            <text:p>73.253</text:p>
          </table:table-cell>
          <table:table-cell table:formula="of:=[.R118]*1000000" office:value-type="float" office:value="1059.2">
            <text:p>1059.2</text:p>
          </table:table-cell>
          <table:table-cell table:formula="of:=[.S118]*1000000" office:value-type="float" office:value="6.251">
            <text:p>6.251</text:p>
          </table:table-cell>
          <table:table-cell table:formula="of:=[.T118]*1000000" office:value-type="float" office:value="0.036531">
            <text:p>0.036531</text:p>
          </table:table-cell>
          <table:table-cell table:formula="of:=[.U118]*1000000" office:value-type="float" office:value="0.000000000000071263">
            <text:p>7.1263E-014</text:p>
          </table:table-cell>
          <table:table-cell table:formula="of:=[.V118]*1000000" office:value-type="float" office:value="0.00000000000081835">
            <text:p>8.1835E-013</text:p>
          </table:table-cell>
          <table:table-cell table:formula="of:=[.W118]*1000000" office:value-type="float" office:value="228.59">
            <text:p>228.59</text:p>
          </table:table-cell>
          <table:table-cell table:formula="of:=[.X118]*1000000" office:value-type="float" office:value="73.249">
            <text:p>73.249</text:p>
          </table:table-cell>
          <table:table-cell table:formula="of:=[.Y118]*1000000" office:value-type="float" office:value="1059.2">
            <text:p>1059.2</text:p>
          </table:table-cell>
          <table:table-cell table:formula="of:=[.Z118]*1000000" office:value-type="float" office:value="20.369">
            <text:p>20.369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-0.000000000002217">
            <text:p>-2.217E-012</text:p>
          </table:table-cell>
          <table:table-cell table:formula="of:=[.AC118]*1000000" office:value-type="float" office:value="0.00000000000081834">
            <text:p>8.1834E-013</text:p>
          </table:table-cell>
          <table:table-cell office:value-type="float" office:value="0.00022859">
            <text:p>0.00022859</text:p>
          </table:table-cell>
          <table:table-cell table:style-name="ce1" office:value-type="string">
            <text:p>7.3253e-05</text:p>
          </table:table-cell>
          <table:table-cell office:value-type="float" office:value="0.0010592">
            <text:p>0.0010592</text:p>
          </table:table-cell>
          <table:table-cell table:style-name="ce1" office:value-type="string">
            <text:p>6.251e-06</text:p>
          </table:table-cell>
          <table:table-cell table:style-name="ce1" office:value-type="string">
            <text:p>3.6531e-08</text:p>
          </table:table-cell>
          <table:table-cell table:style-name="ce1" office:value-type="string">
            <text:p>7.1263e-20</text:p>
          </table:table-cell>
          <table:table-cell table:style-name="ce1" office:value-type="string">
            <text:p>8.1835e-19</text:p>
          </table:table-cell>
          <table:table-cell office:value-type="float" office:value="0.00022859">
            <text:p>0.00022859</text:p>
          </table:table-cell>
          <table:table-cell table:style-name="ce1" office:value-type="string">
            <text:p>7.3249e-05</text:p>
          </table:table-cell>
          <table:table-cell office:value-type="float" office:value="0.0010592">
            <text:p>0.0010592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17e-18</text:p>
          </table:table-cell>
          <table:table-cell table:style-name="ce1" office:value-type="string">
            <text:p>8.1834e-19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225.52">
            <text:p>225.52</text:p>
          </table:table-cell>
          <table:table-cell table:formula="of:=[.Q119]*1000000" office:value-type="float" office:value="72.339">
            <text:p>72.339</text:p>
          </table:table-cell>
          <table:table-cell table:formula="of:=[.R119]*1000000" office:value-type="float" office:value="1063.3">
            <text:p>1063.3</text:p>
          </table:table-cell>
          <table:table-cell table:formula="of:=[.S119]*1000000" office:value-type="float" office:value="6.1395">
            <text:p>6.1395</text:p>
          </table:table-cell>
          <table:table-cell table:formula="of:=[.T119]*1000000" office:value-type="float" office:value="0.036617">
            <text:p>0.036617</text:p>
          </table:table-cell>
          <table:table-cell table:formula="of:=[.U119]*1000000" office:value-type="float" office:value="5.3493E-015">
            <text:p>5.3493E-015</text:p>
          </table:table-cell>
          <table:table-cell table:formula="of:=[.V119]*1000000" office:value-type="float" office:value="0.00000000000079395">
            <text:p>7.9395E-013</text:p>
          </table:table-cell>
          <table:table-cell table:formula="of:=[.W119]*1000000" office:value-type="float" office:value="225.51">
            <text:p>225.51</text:p>
          </table:table-cell>
          <table:table-cell table:formula="of:=[.X119]*1000000" office:value-type="float" office:value="72.335">
            <text:p>72.335</text:p>
          </table:table-cell>
          <table:table-cell table:formula="of:=[.Y119]*1000000" office:value-type="float" office:value="1063.3">
            <text:p>1063.3</text:p>
          </table:table-cell>
          <table:table-cell table:formula="of:=[.Z119]*1000000" office:value-type="float" office:value="20.369">
            <text:p>20.369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0.00000000000010186">
            <text:p>1.0186E-013</text:p>
          </table:table-cell>
          <table:table-cell table:formula="of:=[.AC119]*1000000" office:value-type="float" office:value="0.00000000000079394">
            <text:p>7.9394E-013</text:p>
          </table:table-cell>
          <table:table-cell office:value-type="float" office:value="0.00022552">
            <text:p>0.00022552</text:p>
          </table:table-cell>
          <table:table-cell table:style-name="ce1" office:value-type="string">
            <text:p>7.2339e-05</text:p>
          </table:table-cell>
          <table:table-cell office:value-type="float" office:value="0.0010633">
            <text:p>0.0010633</text:p>
          </table:table-cell>
          <table:table-cell table:style-name="ce1" office:value-type="string">
            <text:p>6.1395e-06</text:p>
          </table:table-cell>
          <table:table-cell table:style-name="ce1" office:value-type="string">
            <text:p>3.6617e-08</text:p>
          </table:table-cell>
          <table:table-cell table:style-name="ce1" office:value-type="string">
            <text:p>5.3493e-21</text:p>
          </table:table-cell>
          <table:table-cell table:style-name="ce1" office:value-type="string">
            <text:p>7.9395e-19</text:p>
          </table:table-cell>
          <table:table-cell office:value-type="float" office:value="0.00022551">
            <text:p>0.00022551</text:p>
          </table:table-cell>
          <table:table-cell table:style-name="ce1" office:value-type="string">
            <text:p>7.2335e-05</text:p>
          </table:table-cell>
          <table:table-cell office:value-type="float" office:value="0.0010633">
            <text:p>0.0010633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0186e-19</text:p>
          </table:table-cell>
          <table:table-cell table:style-name="ce1" office:value-type="string">
            <text:p>7.9394e-19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222.48">
            <text:p>222.48</text:p>
          </table:table-cell>
          <table:table-cell table:formula="of:=[.Q120]*1000000" office:value-type="float" office:value="71.435">
            <text:p>71.435</text:p>
          </table:table-cell>
          <table:table-cell table:formula="of:=[.R120]*1000000" office:value-type="float" office:value="1067.3">
            <text:p>1067.3</text:p>
          </table:table-cell>
          <table:table-cell table:formula="of:=[.S120]*1000000" office:value-type="float" office:value="6.0296">
            <text:p>6.0296</text:p>
          </table:table-cell>
          <table:table-cell table:formula="of:=[.T120]*1000000" office:value-type="float" office:value="0.036701">
            <text:p>0.036701</text:p>
          </table:table-cell>
          <table:table-cell table:formula="of:=[.U120]*1000000" office:value-type="float" office:value="6.9568E-018">
            <text:p>6.9568E-018</text:p>
          </table:table-cell>
          <table:table-cell table:formula="of:=[.V120]*1000000" office:value-type="float" office:value="0.0000000000007703">
            <text:p>7.703E-013</text:p>
          </table:table-cell>
          <table:table-cell table:formula="of:=[.W120]*1000000" office:value-type="float" office:value="222.48">
            <text:p>222.48</text:p>
          </table:table-cell>
          <table:table-cell table:formula="of:=[.X120]*1000000" office:value-type="float" office:value="71.431">
            <text:p>71.431</text:p>
          </table:table-cell>
          <table:table-cell table:formula="of:=[.Y120]*1000000" office:value-type="float" office:value="1067.3">
            <text:p>1067.3</text:p>
          </table:table-cell>
          <table:table-cell table:formula="of:=[.Z120]*1000000" office:value-type="float" office:value="20.369">
            <text:p>20.369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0.0000000000025277">
            <text:p>2.5277E-012</text:p>
          </table:table-cell>
          <table:table-cell table:formula="of:=[.AC120]*1000000" office:value-type="float" office:value="0.00000000000077028">
            <text:p>7.7028E-013</text:p>
          </table:table-cell>
          <table:table-cell office:value-type="float" office:value="0.00022248">
            <text:p>0.00022248</text:p>
          </table:table-cell>
          <table:table-cell table:style-name="ce1" office:value-type="string">
            <text:p>7.1435e-05</text:p>
          </table:table-cell>
          <table:table-cell office:value-type="float" office:value="0.0010673">
            <text:p>0.0010673</text:p>
          </table:table-cell>
          <table:table-cell table:style-name="ce1" office:value-type="string">
            <text:p>6.0296e-06</text:p>
          </table:table-cell>
          <table:table-cell table:style-name="ce1" office:value-type="string">
            <text:p>3.6701e-08</text:p>
          </table:table-cell>
          <table:table-cell table:style-name="ce1" office:value-type="string">
            <text:p>6.9568e-24</text:p>
          </table:table-cell>
          <table:table-cell table:style-name="ce1" office:value-type="string">
            <text:p>7.703e-19</text:p>
          </table:table-cell>
          <table:table-cell office:value-type="float" office:value="0.00022248">
            <text:p>0.00022248</text:p>
          </table:table-cell>
          <table:table-cell table:style-name="ce1" office:value-type="string">
            <text:p>7.1431e-05</text:p>
          </table:table-cell>
          <table:table-cell office:value-type="float" office:value="0.0010673">
            <text:p>0.0010673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2.5277e-18</text:p>
          </table:table-cell>
          <table:table-cell table:style-name="ce1" office:value-type="string">
            <text:p>7.7028e-19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219.49">
            <text:p>219.49</text:p>
          </table:table-cell>
          <table:table-cell table:formula="of:=[.Q121]*1000000" office:value-type="float" office:value="70.542">
            <text:p>70.542</text:p>
          </table:table-cell>
          <table:table-cell table:formula="of:=[.R121]*1000000" office:value-type="float" office:value="1071.2">
            <text:p>1071.2</text:p>
          </table:table-cell>
          <table:table-cell table:formula="of:=[.S121]*1000000" office:value-type="float" office:value="5.9212">
            <text:p>5.9212</text:p>
          </table:table-cell>
          <table:table-cell table:formula="of:=[.T121]*1000000" office:value-type="float" office:value="0.036784">
            <text:p>0.036784</text:p>
          </table:table-cell>
          <table:table-cell table:formula="of:=[.U121]*1000000" office:value-type="float" office:value="1.8706E-021">
            <text:p>1.8706E-021</text:p>
          </table:table-cell>
          <table:table-cell table:formula="of:=[.V121]*1000000" office:value-type="float" office:value="0.00000000000074736">
            <text:p>7.4736E-013</text:p>
          </table:table-cell>
          <table:table-cell table:formula="of:=[.W121]*1000000" office:value-type="float" office:value="219.49">
            <text:p>219.49</text:p>
          </table:table-cell>
          <table:table-cell table:formula="of:=[.X121]*1000000" office:value-type="float" office:value="70.537">
            <text:p>70.537</text:p>
          </table:table-cell>
          <table:table-cell table:formula="of:=[.Y121]*1000000" office:value-type="float" office:value="1071.2">
            <text:p>1071.2</text:p>
          </table:table-cell>
          <table:table-cell table:formula="of:=[.Z121]*1000000" office:value-type="float" office:value="20.369">
            <text:p>20.369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093513">
            <text:p>-9.3513E-013</text:p>
          </table:table-cell>
          <table:table-cell table:formula="of:=[.AC121]*1000000" office:value-type="float" office:value="0.00000000000074735">
            <text:p>7.4735E-013</text:p>
          </table:table-cell>
          <table:table-cell office:value-type="float" office:value="0.00021949">
            <text:p>0.00021949</text:p>
          </table:table-cell>
          <table:table-cell table:style-name="ce1" office:value-type="string">
            <text:p>7.0542e-05</text:p>
          </table:table-cell>
          <table:table-cell office:value-type="float" office:value="0.0010712">
            <text:p>0.0010712</text:p>
          </table:table-cell>
          <table:table-cell table:style-name="ce1" office:value-type="string">
            <text:p>5.9212e-06</text:p>
          </table:table-cell>
          <table:table-cell table:style-name="ce1" office:value-type="string">
            <text:p>3.6784e-08</text:p>
          </table:table-cell>
          <table:table-cell table:style-name="ce1" office:value-type="string">
            <text:p>1.8706e-27</text:p>
          </table:table-cell>
          <table:table-cell table:style-name="ce1" office:value-type="string">
            <text:p>7.4736e-19</text:p>
          </table:table-cell>
          <table:table-cell office:value-type="float" office:value="0.00021949">
            <text:p>0.00021949</text:p>
          </table:table-cell>
          <table:table-cell table:style-name="ce1" office:value-type="string">
            <text:p>7.0537e-05</text:p>
          </table:table-cell>
          <table:table-cell office:value-type="float" office:value="0.0010712">
            <text:p>0.0010712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513e-19</text:p>
          </table:table-cell>
          <table:table-cell table:style-name="ce1" office:value-type="string">
            <text:p>7.4735e-19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216.55">
            <text:p>216.55</text:p>
          </table:table-cell>
          <table:table-cell table:formula="of:=[.Q122]*1000000" office:value-type="float" office:value="69.659">
            <text:p>69.659</text:p>
          </table:table-cell>
          <table:table-cell table:formula="of:=[.R122]*1000000" office:value-type="float" office:value="1075.1">
            <text:p>1075.1</text:p>
          </table:table-cell>
          <table:table-cell table:formula="of:=[.S122]*1000000" office:value-type="float" office:value="5.8144">
            <text:p>5.8144</text:p>
          </table:table-cell>
          <table:table-cell table:formula="of:=[.T122]*1000000" office:value-type="float" office:value="0.036866">
            <text:p>0.036866</text:p>
          </table:table-cell>
          <table:table-cell table:formula="of:=[.U122]*1000000" office:value-type="float" office:value="3.4667E-022">
            <text:p>3.4667E-022</text:p>
          </table:table-cell>
          <table:table-cell table:formula="of:=[.V122]*1000000" office:value-type="float" office:value="0.00000000000072512">
            <text:p>7.2512E-013</text:p>
          </table:table-cell>
          <table:table-cell table:formula="of:=[.W122]*1000000" office:value-type="float" office:value="216.55">
            <text:p>216.55</text:p>
          </table:table-cell>
          <table:table-cell table:formula="of:=[.X122]*1000000" office:value-type="float" office:value="69.654">
            <text:p>69.654</text:p>
          </table:table-cell>
          <table:table-cell table:formula="of:=[.Y122]*1000000" office:value-type="float" office:value="1075.1">
            <text:p>1075.1</text:p>
          </table:table-cell>
          <table:table-cell table:formula="of:=[.Z122]*1000000" office:value-type="float" office:value="20.369">
            <text:p>20.369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11048">
            <text:p>-1.1048E-012</text:p>
          </table:table-cell>
          <table:table-cell table:formula="of:=[.AC122]*1000000" office:value-type="float" office:value="0.00000000000072511">
            <text:p>7.2511E-013</text:p>
          </table:table-cell>
          <table:table-cell office:value-type="float" office:value="0.00021655">
            <text:p>0.00021655</text:p>
          </table:table-cell>
          <table:table-cell table:style-name="ce1" office:value-type="string">
            <text:p>6.9659e-05</text:p>
          </table:table-cell>
          <table:table-cell office:value-type="float" office:value="0.0010751">
            <text:p>0.0010751</text:p>
          </table:table-cell>
          <table:table-cell table:style-name="ce1" office:value-type="string">
            <text:p>5.8144e-06</text:p>
          </table:table-cell>
          <table:table-cell table:style-name="ce1" office:value-type="string">
            <text:p>3.6866e-08</text:p>
          </table:table-cell>
          <table:table-cell table:style-name="ce1" office:value-type="string">
            <text:p>3.4667e-28</text:p>
          </table:table-cell>
          <table:table-cell table:style-name="ce1" office:value-type="string">
            <text:p>7.2512e-19</text:p>
          </table:table-cell>
          <table:table-cell office:value-type="float" office:value="0.00021655">
            <text:p>0.00021655</text:p>
          </table:table-cell>
          <table:table-cell table:style-name="ce1" office:value-type="string">
            <text:p>6.9654e-05</text:p>
          </table:table-cell>
          <table:table-cell office:value-type="float" office:value="0.0010751">
            <text:p>0.0010751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048e-18</text:p>
          </table:table-cell>
          <table:table-cell table:style-name="ce1" office:value-type="string">
            <text:p>7.2511e-19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213.64">
            <text:p>213.64</text:p>
          </table:table-cell>
          <table:table-cell table:formula="of:=[.Q123]*1000000" office:value-type="float" office:value="68.786">
            <text:p>68.786</text:p>
          </table:table-cell>
          <table:table-cell table:formula="of:=[.R123]*1000000" office:value-type="float" office:value="1078.9">
            <text:p>1078.9</text:p>
          </table:table-cell>
          <table:table-cell table:formula="of:=[.S123]*1000000" office:value-type="float" office:value="5.7091">
            <text:p>5.7091</text:p>
          </table:table-cell>
          <table:table-cell table:formula="of:=[.T123]*1000000" office:value-type="float" office:value="0.036946">
            <text:p>0.036946</text:p>
          </table:table-cell>
          <table:table-cell table:formula="of:=[.U123]*1000000" office:value-type="float" office:value="8.0251E-023">
            <text:p>8.0251E-023</text:p>
          </table:table-cell>
          <table:table-cell table:formula="of:=[.V123]*1000000" office:value-type="float" office:value="0.00000000000070356">
            <text:p>7.0356E-013</text:p>
          </table:table-cell>
          <table:table-cell table:formula="of:=[.W123]*1000000" office:value-type="float" office:value="213.64">
            <text:p>213.64</text:p>
          </table:table-cell>
          <table:table-cell table:formula="of:=[.X123]*1000000" office:value-type="float" office:value="68.782">
            <text:p>68.782</text:p>
          </table:table-cell>
          <table:table-cell table:formula="of:=[.Y123]*1000000" office:value-type="float" office:value="1078.9">
            <text:p>1078.9</text:p>
          </table:table-cell>
          <table:table-cell table:formula="of:=[.Z123]*1000000" office:value-type="float" office:value="20.369">
            <text:p>20.369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13481">
            <text:p>1.3481E-012</text:p>
          </table:table-cell>
          <table:table-cell table:formula="of:=[.AC123]*1000000" office:value-type="float" office:value="0.00000000000070355">
            <text:p>7.0355E-013</text:p>
          </table:table-cell>
          <table:table-cell office:value-type="float" office:value="0.00021364">
            <text:p>0.00021364</text:p>
          </table:table-cell>
          <table:table-cell table:style-name="ce1" office:value-type="string">
            <text:p>6.8786e-05</text:p>
          </table:table-cell>
          <table:table-cell office:value-type="float" office:value="0.0010789">
            <text:p>0.0010789</text:p>
          </table:table-cell>
          <table:table-cell table:style-name="ce1" office:value-type="string">
            <text:p>5.7091e-06</text:p>
          </table:table-cell>
          <table:table-cell table:style-name="ce1" office:value-type="string">
            <text:p>3.6946e-08</text:p>
          </table:table-cell>
          <table:table-cell table:style-name="ce1" office:value-type="string">
            <text:p>8.0251e-29</text:p>
          </table:table-cell>
          <table:table-cell table:style-name="ce1" office:value-type="string">
            <text:p>7.0356e-19</text:p>
          </table:table-cell>
          <table:table-cell office:value-type="float" office:value="0.00021364">
            <text:p>0.00021364</text:p>
          </table:table-cell>
          <table:table-cell table:style-name="ce1" office:value-type="string">
            <text:p>6.8782e-05</text:p>
          </table:table-cell>
          <table:table-cell office:value-type="float" office:value="0.0010789">
            <text:p>0.0010789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481e-18</text:p>
          </table:table-cell>
          <table:table-cell table:style-name="ce1" office:value-type="string">
            <text:p>7.0355e-19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210.78">
            <text:p>210.78</text:p>
          </table:table-cell>
          <table:table-cell table:formula="of:=[.Q124]*1000000" office:value-type="float" office:value="67.924">
            <text:p>67.924</text:p>
          </table:table-cell>
          <table:table-cell table:formula="of:=[.R124]*1000000" office:value-type="float" office:value="1082.7">
            <text:p>1082.7</text:p>
          </table:table-cell>
          <table:table-cell table:formula="of:=[.S124]*1000000" office:value-type="float" office:value="5.6053">
            <text:p>5.6053</text:p>
          </table:table-cell>
          <table:table-cell table:formula="of:=[.T124]*1000000" office:value-type="float" office:value="0.037025">
            <text:p>0.037025</text:p>
          </table:table-cell>
          <table:table-cell table:formula="of:=[.U124]*1000000" office:value-type="float" office:value="1.9094E-023">
            <text:p>1.9094E-023</text:p>
          </table:table-cell>
          <table:table-cell table:formula="of:=[.V124]*1000000" office:value-type="float" office:value="0.00000000000068266">
            <text:p>6.8266E-013</text:p>
          </table:table-cell>
          <table:table-cell table:formula="of:=[.W124]*1000000" office:value-type="float" office:value="210.78">
            <text:p>210.78</text:p>
          </table:table-cell>
          <table:table-cell table:formula="of:=[.X124]*1000000" office:value-type="float" office:value="67.919">
            <text:p>67.919</text:p>
          </table:table-cell>
          <table:table-cell table:formula="of:=[.Y124]*1000000" office:value-type="float" office:value="1082.7">
            <text:p>1082.7</text:p>
          </table:table-cell>
          <table:table-cell table:formula="of:=[.Z124]*1000000" office:value-type="float" office:value="20.369">
            <text:p>20.369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0089911">
            <text:p>8.9911E-013</text:p>
          </table:table-cell>
          <table:table-cell table:formula="of:=[.AC124]*1000000" office:value-type="float" office:value="0.00000000000068265">
            <text:p>6.8265E-013</text:p>
          </table:table-cell>
          <table:table-cell office:value-type="float" office:value="0.00021078">
            <text:p>0.00021078</text:p>
          </table:table-cell>
          <table:table-cell table:style-name="ce1" office:value-type="string">
            <text:p>6.7924e-05</text:p>
          </table:table-cell>
          <table:table-cell office:value-type="float" office:value="0.0010827">
            <text:p>0.0010827</text:p>
          </table:table-cell>
          <table:table-cell table:style-name="ce1" office:value-type="string">
            <text:p>5.6053e-06</text:p>
          </table:table-cell>
          <table:table-cell table:style-name="ce1" office:value-type="string">
            <text:p>3.7025e-08</text:p>
          </table:table-cell>
          <table:table-cell table:style-name="ce1" office:value-type="string">
            <text:p>1.9094e-29</text:p>
          </table:table-cell>
          <table:table-cell table:style-name="ce1" office:value-type="string">
            <text:p>6.8266e-19</text:p>
          </table:table-cell>
          <table:table-cell office:value-type="float" office:value="0.00021078">
            <text:p>0.00021078</text:p>
          </table:table-cell>
          <table:table-cell table:style-name="ce1" office:value-type="string">
            <text:p>6.7919e-05</text:p>
          </table:table-cell>
          <table:table-cell office:value-type="float" office:value="0.0010827">
            <text:p>0.0010827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8.9911e-19</text:p>
          </table:table-cell>
          <table:table-cell table:style-name="ce1" office:value-type="string">
            <text:p>6.8265e-19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207.96">
            <text:p>207.96</text:p>
          </table:table-cell>
          <table:table-cell table:formula="of:=[.Q125]*1000000" office:value-type="float" office:value="67.071">
            <text:p>67.071</text:p>
          </table:table-cell>
          <table:table-cell table:formula="of:=[.R125]*1000000" office:value-type="float" office:value="1086.4">
            <text:p>1086.4</text:p>
          </table:table-cell>
          <table:table-cell table:formula="of:=[.S125]*1000000" office:value-type="float" office:value="5.5031">
            <text:p>5.5031</text:p>
          </table:table-cell>
          <table:table-cell table:formula="of:=[.T125]*1000000" office:value-type="float" office:value="0.037103">
            <text:p>0.037103</text:p>
          </table:table-cell>
          <table:table-cell table:formula="of:=[.U125]*1000000" office:value-type="float" office:value="5.0618E-024">
            <text:p>5.0618E-024</text:p>
          </table:table-cell>
          <table:table-cell table:formula="of:=[.V125]*1000000" office:value-type="float" office:value="0.0000000000006624">
            <text:p>6.624E-013</text:p>
          </table:table-cell>
          <table:table-cell table:formula="of:=[.W125]*1000000" office:value-type="float" office:value="207.96">
            <text:p>207.96</text:p>
          </table:table-cell>
          <table:table-cell table:formula="of:=[.X125]*1000000" office:value-type="float" office:value="67.067">
            <text:p>67.067</text:p>
          </table:table-cell>
          <table:table-cell table:formula="of:=[.Y125]*1000000" office:value-type="float" office:value="1086.4">
            <text:p>1086.4</text:p>
          </table:table-cell>
          <table:table-cell table:formula="of:=[.Z125]*1000000" office:value-type="float" office:value="20.369">
            <text:p>20.369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-0.0000000000033856">
            <text:p>-3.3856E-012</text:p>
          </table:table-cell>
          <table:table-cell table:formula="of:=[.AC125]*1000000" office:value-type="float" office:value="0.00000000000066239">
            <text:p>6.6239E-013</text:p>
          </table:table-cell>
          <table:table-cell office:value-type="float" office:value="0.00020796">
            <text:p>0.00020796</text:p>
          </table:table-cell>
          <table:table-cell table:style-name="ce1" office:value-type="string">
            <text:p>6.7071e-05</text:p>
          </table:table-cell>
          <table:table-cell office:value-type="float" office:value="0.0010864">
            <text:p>0.0010864</text:p>
          </table:table-cell>
          <table:table-cell table:style-name="ce1" office:value-type="string">
            <text:p>5.5031e-06</text:p>
          </table:table-cell>
          <table:table-cell table:style-name="ce1" office:value-type="string">
            <text:p>3.7103e-08</text:p>
          </table:table-cell>
          <table:table-cell table:style-name="ce1" office:value-type="string">
            <text:p>5.0618e-30</text:p>
          </table:table-cell>
          <table:table-cell table:style-name="ce1" office:value-type="string">
            <text:p>6.624e-19</text:p>
          </table:table-cell>
          <table:table-cell office:value-type="float" office:value="0.00020796">
            <text:p>0.00020796</text:p>
          </table:table-cell>
          <table:table-cell table:style-name="ce1" office:value-type="string">
            <text:p>6.7067e-05</text:p>
          </table:table-cell>
          <table:table-cell office:value-type="float" office:value="0.0010864">
            <text:p>0.0010864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856e-18</text:p>
          </table:table-cell>
          <table:table-cell table:style-name="ce1" office:value-type="string">
            <text:p>6.6239e-19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205.18">
            <text:p>205.18</text:p>
          </table:table-cell>
          <table:table-cell table:formula="of:=[.Q126]*1000000" office:value-type="float" office:value="66.229">
            <text:p>66.229</text:p>
          </table:table-cell>
          <table:table-cell table:formula="of:=[.R126]*1000000" office:value-type="float" office:value="1090.1">
            <text:p>1090.1</text:p>
          </table:table-cell>
          <table:table-cell table:formula="of:=[.S126]*1000000" office:value-type="float" office:value="5.4023">
            <text:p>5.4023</text:p>
          </table:table-cell>
          <table:table-cell table:formula="of:=[.T126]*1000000" office:value-type="float" office:value="0.03718">
            <text:p>0.03718</text:p>
          </table:table-cell>
          <table:table-cell table:formula="of:=[.U126]*1000000" office:value-type="float" office:value="1.4201E-024">
            <text:p>1.4201E-024</text:p>
          </table:table-cell>
          <table:table-cell table:formula="of:=[.V126]*1000000" office:value-type="float" office:value="0.00000000000064275">
            <text:p>6.4275E-013</text:p>
          </table:table-cell>
          <table:table-cell table:formula="of:=[.W126]*1000000" office:value-type="float" office:value="205.18">
            <text:p>205.18</text:p>
          </table:table-cell>
          <table:table-cell table:formula="of:=[.X126]*1000000" office:value-type="float" office:value="66.224">
            <text:p>66.224</text:p>
          </table:table-cell>
          <table:table-cell table:formula="of:=[.Y126]*1000000" office:value-type="float" office:value="1090.1">
            <text:p>1090.1</text:p>
          </table:table-cell>
          <table:table-cell table:formula="of:=[.Z126]*1000000" office:value-type="float" office:value="20.369">
            <text:p>20.369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0.00000000000032325">
            <text:p>3.2325E-013</text:p>
          </table:table-cell>
          <table:table-cell table:formula="of:=[.AC126]*1000000" office:value-type="float" office:value="0.00000000000064274">
            <text:p>6.4274E-013</text:p>
          </table:table-cell>
          <table:table-cell office:value-type="float" office:value="0.00020518">
            <text:p>0.00020518</text:p>
          </table:table-cell>
          <table:table-cell table:style-name="ce1" office:value-type="string">
            <text:p>6.6229e-05</text:p>
          </table:table-cell>
          <table:table-cell office:value-type="float" office:value="0.0010901">
            <text:p>0.0010901</text:p>
          </table:table-cell>
          <table:table-cell table:style-name="ce1" office:value-type="string">
            <text:p>5.4023e-06</text:p>
          </table:table-cell>
          <table:table-cell table:style-name="ce1" office:value-type="string">
            <text:p>3.718e-08</text:p>
          </table:table-cell>
          <table:table-cell table:style-name="ce1" office:value-type="string">
            <text:p>1.4201e-30</text:p>
          </table:table-cell>
          <table:table-cell table:style-name="ce1" office:value-type="string">
            <text:p>6.4275e-19</text:p>
          </table:table-cell>
          <table:table-cell office:value-type="float" office:value="0.00020518">
            <text:p>0.00020518</text:p>
          </table:table-cell>
          <table:table-cell table:style-name="ce1" office:value-type="string">
            <text:p>6.6224e-05</text:p>
          </table:table-cell>
          <table:table-cell office:value-type="float" office:value="0.0010901">
            <text:p>0.0010901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3.2325e-19</text:p>
          </table:table-cell>
          <table:table-cell table:style-name="ce1" office:value-type="string">
            <text:p>6.4274e-19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202.44">
            <text:p>202.44</text:p>
          </table:table-cell>
          <table:table-cell table:formula="of:=[.Q127]*1000000" office:value-type="float" office:value="65.396">
            <text:p>65.396</text:p>
          </table:table-cell>
          <table:table-cell table:formula="of:=[.R127]*1000000" office:value-type="float" office:value="1093.7">
            <text:p>1093.7</text:p>
          </table:table-cell>
          <table:table-cell table:formula="of:=[.S127]*1000000" office:value-type="float" office:value="5.303">
            <text:p>5.303</text:p>
          </table:table-cell>
          <table:table-cell table:formula="of:=[.T127]*1000000" office:value-type="float" office:value="0.037256">
            <text:p>0.037256</text:p>
          </table:table-cell>
          <table:table-cell table:formula="of:=[.U127]*1000000" office:value-type="float" office:value="4.1111E-025">
            <text:p>4.1111E-025</text:p>
          </table:table-cell>
          <table:table-cell table:formula="of:=[.V127]*1000000" office:value-type="float" office:value="0.0000000000006237">
            <text:p>6.237E-013</text:p>
          </table:table-cell>
          <table:table-cell table:formula="of:=[.W127]*1000000" office:value-type="float" office:value="202.44">
            <text:p>202.44</text:p>
          </table:table-cell>
          <table:table-cell table:formula="of:=[.X127]*1000000" office:value-type="float" office:value="65.391">
            <text:p>65.391</text:p>
          </table:table-cell>
          <table:table-cell table:formula="of:=[.Y127]*1000000" office:value-type="float" office:value="1093.7">
            <text:p>1093.7</text:p>
          </table:table-cell>
          <table:table-cell table:formula="of:=[.Z127]*1000000" office:value-type="float" office:value="20.369">
            <text:p>20.369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0.0000000000032638">
            <text:p>3.2638E-012</text:p>
          </table:table-cell>
          <table:table-cell table:formula="of:=[.AC127]*1000000" office:value-type="float" office:value="0.00000000000062369">
            <text:p>6.2369E-013</text:p>
          </table:table-cell>
          <table:table-cell office:value-type="float" office:value="0.00020244">
            <text:p>0.00020244</text:p>
          </table:table-cell>
          <table:table-cell table:style-name="ce1" office:value-type="string">
            <text:p>6.5396e-05</text:p>
          </table:table-cell>
          <table:table-cell office:value-type="float" office:value="0.0010937">
            <text:p>0.0010937</text:p>
          </table:table-cell>
          <table:table-cell table:style-name="ce1" office:value-type="string">
            <text:p>5.303e-06</text:p>
          </table:table-cell>
          <table:table-cell table:style-name="ce1" office:value-type="string">
            <text:p>3.7256e-08</text:p>
          </table:table-cell>
          <table:table-cell table:style-name="ce1" office:value-type="string">
            <text:p>4.1111e-31</text:p>
          </table:table-cell>
          <table:table-cell table:style-name="ce1" office:value-type="string">
            <text:p>6.237e-19</text:p>
          </table:table-cell>
          <table:table-cell office:value-type="float" office:value="0.00020244">
            <text:p>0.00020244</text:p>
          </table:table-cell>
          <table:table-cell table:style-name="ce1" office:value-type="string">
            <text:p>6.5391e-05</text:p>
          </table:table-cell>
          <table:table-cell office:value-type="float" office:value="0.0010937">
            <text:p>0.0010937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3.2638e-18</text:p>
          </table:table-cell>
          <table:table-cell table:style-name="ce1" office:value-type="string">
            <text:p>6.2369e-19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199.74">
            <text:p>199.74</text:p>
          </table:table-cell>
          <table:table-cell table:formula="of:=[.Q128]*1000000" office:value-type="float" office:value="64.573">
            <text:p>64.573</text:p>
          </table:table-cell>
          <table:table-cell table:formula="of:=[.R128]*1000000" office:value-type="float" office:value="1097.3">
            <text:p>1097.3</text:p>
          </table:table-cell>
          <table:table-cell table:formula="of:=[.S128]*1000000" office:value-type="float" office:value="5.2053">
            <text:p>5.2053</text:p>
          </table:table-cell>
          <table:table-cell table:formula="of:=[.T128]*1000000" office:value-type="float" office:value="0.037331">
            <text:p>0.037331</text:p>
          </table:table-cell>
          <table:table-cell table:formula="of:=[.U128]*1000000" office:value-type="float" office:value="1.2138E-025">
            <text:p>1.2138E-025</text:p>
          </table:table-cell>
          <table:table-cell table:formula="of:=[.V128]*1000000" office:value-type="float" office:value="0.00000000000060523">
            <text:p>6.0523E-013</text:p>
          </table:table-cell>
          <table:table-cell table:formula="of:=[.W128]*1000000" office:value-type="float" office:value="199.74">
            <text:p>199.74</text:p>
          </table:table-cell>
          <table:table-cell table:formula="of:=[.X128]*1000000" office:value-type="float" office:value="64.568">
            <text:p>64.568</text:p>
          </table:table-cell>
          <table:table-cell table:formula="of:=[.Y128]*1000000" office:value-type="float" office:value="1097.3">
            <text:p>1097.3</text:p>
          </table:table-cell>
          <table:table-cell table:formula="of:=[.Z128]*1000000" office:value-type="float" office:value="20.369">
            <text:p>20.369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-0.0000000000013816">
            <text:p>-1.3816E-012</text:p>
          </table:table-cell>
          <table:table-cell table:formula="of:=[.AC128]*1000000" office:value-type="float" office:value="0.00000000000060522">
            <text:p>6.0522E-013</text:p>
          </table:table-cell>
          <table:table-cell office:value-type="float" office:value="0.00019974">
            <text:p>0.00019974</text:p>
          </table:table-cell>
          <table:table-cell table:style-name="ce1" office:value-type="string">
            <text:p>6.4573e-05</text:p>
          </table:table-cell>
          <table:table-cell office:value-type="float" office:value="0.0010973">
            <text:p>0.0010973</text:p>
          </table:table-cell>
          <table:table-cell table:style-name="ce1" office:value-type="string">
            <text:p>5.2053e-06</text:p>
          </table:table-cell>
          <table:table-cell table:style-name="ce1" office:value-type="string">
            <text:p>3.7331e-08</text:p>
          </table:table-cell>
          <table:table-cell table:style-name="ce1" office:value-type="string">
            <text:p>1.2138e-31</text:p>
          </table:table-cell>
          <table:table-cell table:style-name="ce1" office:value-type="string">
            <text:p>6.0523e-19</text:p>
          </table:table-cell>
          <table:table-cell office:value-type="float" office:value="0.00019974">
            <text:p>0.00019974</text:p>
          </table:table-cell>
          <table:table-cell table:style-name="ce1" office:value-type="string">
            <text:p>6.4568e-05</text:p>
          </table:table-cell>
          <table:table-cell office:value-type="float" office:value="0.0010973">
            <text:p>0.0010973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816e-18</text:p>
          </table:table-cell>
          <table:table-cell table:style-name="ce1" office:value-type="string">
            <text:p>6.0522e-19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197.08">
            <text:p>197.08</text:p>
          </table:table-cell>
          <table:table-cell table:formula="of:=[.Q129]*1000000" office:value-type="float" office:value="63.76">
            <text:p>63.76</text:p>
          </table:table-cell>
          <table:table-cell table:formula="of:=[.R129]*1000000" office:value-type="float" office:value="1100.8">
            <text:p>1100.8</text:p>
          </table:table-cell>
          <table:table-cell table:formula="of:=[.S129]*1000000" office:value-type="float" office:value="5.1089">
            <text:p>5.1089</text:p>
          </table:table-cell>
          <table:table-cell table:formula="of:=[.T129]*1000000" office:value-type="float" office:value="0.037405">
            <text:p>0.037405</text:p>
          </table:table-cell>
          <table:table-cell table:formula="of:=[.U129]*1000000" office:value-type="float" office:value="3.639E-026">
            <text:p>3.639E-026</text:p>
          </table:table-cell>
          <table:table-cell table:formula="of:=[.V129]*1000000" office:value-type="float" office:value="0.00000000000058733">
            <text:p>5.8733E-013</text:p>
          </table:table-cell>
          <table:table-cell table:formula="of:=[.W129]*1000000" office:value-type="float" office:value="197.08">
            <text:p>197.08</text:p>
          </table:table-cell>
          <table:table-cell table:formula="of:=[.X129]*1000000" office:value-type="float" office:value="63.755">
            <text:p>63.755</text:p>
          </table:table-cell>
          <table:table-cell table:formula="of:=[.Y129]*1000000" office:value-type="float" office:value="1100.8">
            <text:p>1100.8</text:p>
          </table:table-cell>
          <table:table-cell table:formula="of:=[.Z129]*1000000" office:value-type="float" office:value="20.369">
            <text:p>20.369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-0.0000000000027709">
            <text:p>-2.7709E-012</text:p>
          </table:table-cell>
          <table:table-cell table:formula="of:=[.AC129]*1000000" office:value-type="float" office:value="0.00000000000058732">
            <text:p>5.8732E-013</text:p>
          </table:table-cell>
          <table:table-cell office:value-type="float" office:value="0.00019708">
            <text:p>0.00019708</text:p>
          </table:table-cell>
          <table:table-cell table:style-name="ce1" office:value-type="string">
            <text:p>6.376e-05</text:p>
          </table:table-cell>
          <table:table-cell office:value-type="float" office:value="0.0011008">
            <text:p>0.0011008</text:p>
          </table:table-cell>
          <table:table-cell table:style-name="ce1" office:value-type="string">
            <text:p>5.1089e-06</text:p>
          </table:table-cell>
          <table:table-cell table:style-name="ce1" office:value-type="string">
            <text:p>3.7405e-08</text:p>
          </table:table-cell>
          <table:table-cell table:style-name="ce1" office:value-type="string">
            <text:p>3.639e-32</text:p>
          </table:table-cell>
          <table:table-cell table:style-name="ce1" office:value-type="string">
            <text:p>5.8733e-19</text:p>
          </table:table-cell>
          <table:table-cell office:value-type="float" office:value="0.00019708">
            <text:p>0.00019708</text:p>
          </table:table-cell>
          <table:table-cell table:style-name="ce1" office:value-type="string">
            <text:p>6.3755e-05</text:p>
          </table:table-cell>
          <table:table-cell office:value-type="float" office:value="0.0011008">
            <text:p>0.0011008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709e-18</text:p>
          </table:table-cell>
          <table:table-cell table:style-name="ce1" office:value-type="string">
            <text:p>5.8732e-19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194.46">
            <text:p>194.46</text:p>
          </table:table-cell>
          <table:table-cell table:formula="of:=[.Q130]*1000000" office:value-type="float" office:value="62.956">
            <text:p>62.956</text:p>
          </table:table-cell>
          <table:table-cell table:formula="of:=[.R130]*1000000" office:value-type="float" office:value="1104.3">
            <text:p>1104.3</text:p>
          </table:table-cell>
          <table:table-cell table:formula="of:=[.S130]*1000000" office:value-type="float" office:value="5.0141">
            <text:p>5.0141</text:p>
          </table:table-cell>
          <table:table-cell table:formula="of:=[.T130]*1000000" office:value-type="float" office:value="0.037479">
            <text:p>0.037479</text:p>
          </table:table-cell>
          <table:table-cell table:formula="of:=[.U130]*1000000" office:value-type="float" office:value="1.1056E-026">
            <text:p>1.1056E-026</text:p>
          </table:table-cell>
          <table:table-cell table:formula="of:=[.V130]*1000000" office:value-type="float" office:value="0.00000000000056997">
            <text:p>5.6997E-013</text:p>
          </table:table-cell>
          <table:table-cell table:formula="of:=[.W130]*1000000" office:value-type="float" office:value="194.45">
            <text:p>194.45</text:p>
          </table:table-cell>
          <table:table-cell table:formula="of:=[.X130]*1000000" office:value-type="float" office:value="62.952">
            <text:p>62.952</text:p>
          </table:table-cell>
          <table:table-cell table:formula="of:=[.Y130]*1000000" office:value-type="float" office:value="1104.3">
            <text:p>1104.3</text:p>
          </table:table-cell>
          <table:table-cell table:formula="of:=[.Z130]*1000000" office:value-type="float" office:value="20.368">
            <text:p>20.368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1419">
            <text:p>1.419E-012</text:p>
          </table:table-cell>
          <table:table-cell table:formula="of:=[.AC130]*1000000" office:value-type="float" office:value="0.00000000000056996">
            <text:p>5.6996E-013</text:p>
          </table:table-cell>
          <table:table-cell office:value-type="float" office:value="0.00019446">
            <text:p>0.00019446</text:p>
          </table:table-cell>
          <table:table-cell table:style-name="ce1" office:value-type="string">
            <text:p>6.2956e-05</text:p>
          </table:table-cell>
          <table:table-cell office:value-type="float" office:value="0.0011043">
            <text:p>0.0011043</text:p>
          </table:table-cell>
          <table:table-cell table:style-name="ce1" office:value-type="string">
            <text:p>5.0141e-06</text:p>
          </table:table-cell>
          <table:table-cell table:style-name="ce1" office:value-type="string">
            <text:p>3.7479e-08</text:p>
          </table:table-cell>
          <table:table-cell table:style-name="ce1" office:value-type="string">
            <text:p>1.1056e-32</text:p>
          </table:table-cell>
          <table:table-cell table:style-name="ce1" office:value-type="string">
            <text:p>5.6997e-19</text:p>
          </table:table-cell>
          <table:table-cell office:value-type="float" office:value="0.00019445">
            <text:p>0.00019445</text:p>
          </table:table-cell>
          <table:table-cell table:style-name="ce1" office:value-type="string">
            <text:p>6.2952e-05</text:p>
          </table:table-cell>
          <table:table-cell office:value-type="float" office:value="0.0011043">
            <text:p>0.0011043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19e-18</text:p>
          </table:table-cell>
          <table:table-cell table:style-name="ce1" office:value-type="string">
            <text:p>5.6996e-19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191.87">
            <text:p>191.87</text:p>
          </table:table-cell>
          <table:table-cell table:formula="of:=[.Q131]*1000000" office:value-type="float" office:value="62.162">
            <text:p>62.162</text:p>
          </table:table-cell>
          <table:table-cell table:formula="of:=[.R131]*1000000" office:value-type="float" office:value="1107.7">
            <text:p>1107.7</text:p>
          </table:table-cell>
          <table:table-cell table:formula="of:=[.S131]*1000000" office:value-type="float" office:value="4.9207">
            <text:p>4.9207</text:p>
          </table:table-cell>
          <table:table-cell table:formula="of:=[.T131]*1000000" office:value-type="float" office:value="0.037551">
            <text:p>0.037551</text:p>
          </table:table-cell>
          <table:table-cell table:formula="of:=[.U131]*1000000" office:value-type="float" office:value="3.4008E-027">
            <text:p>3.4008E-027</text:p>
          </table:table-cell>
          <table:table-cell table:formula="of:=[.V131]*1000000" office:value-type="float" office:value="0.00000000000055314">
            <text:p>5.5314E-013</text:p>
          </table:table-cell>
          <table:table-cell table:formula="of:=[.W131]*1000000" office:value-type="float" office:value="191.87">
            <text:p>191.87</text:p>
          </table:table-cell>
          <table:table-cell table:formula="of:=[.X131]*1000000" office:value-type="float" office:value="62.158">
            <text:p>62.158</text:p>
          </table:table-cell>
          <table:table-cell table:formula="of:=[.Y131]*1000000" office:value-type="float" office:value="1107.7">
            <text:p>1107.7</text:p>
          </table:table-cell>
          <table:table-cell table:formula="of:=[.Z131]*1000000" office:value-type="float" office:value="20.368">
            <text:p>20.368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0.000000000003659">
            <text:p>3.659E-012</text:p>
          </table:table-cell>
          <table:table-cell table:formula="of:=[.AC131]*1000000" office:value-type="float" office:value="0.00000000000055313">
            <text:p>5.5313E-013</text:p>
          </table:table-cell>
          <table:table-cell office:value-type="float" office:value="0.00019187">
            <text:p>0.00019187</text:p>
          </table:table-cell>
          <table:table-cell table:style-name="ce1" office:value-type="string">
            <text:p>6.2162e-05</text:p>
          </table:table-cell>
          <table:table-cell office:value-type="float" office:value="0.0011077">
            <text:p>0.0011077</text:p>
          </table:table-cell>
          <table:table-cell table:style-name="ce1" office:value-type="string">
            <text:p>4.9207e-06</text:p>
          </table:table-cell>
          <table:table-cell table:style-name="ce1" office:value-type="string">
            <text:p>3.7551e-08</text:p>
          </table:table-cell>
          <table:table-cell table:style-name="ce1" office:value-type="string">
            <text:p>3.4008e-33</text:p>
          </table:table-cell>
          <table:table-cell table:style-name="ce1" office:value-type="string">
            <text:p>5.5314e-19</text:p>
          </table:table-cell>
          <table:table-cell office:value-type="float" office:value="0.00019187">
            <text:p>0.00019187</text:p>
          </table:table-cell>
          <table:table-cell table:style-name="ce1" office:value-type="string">
            <text:p>6.2158e-05</text:p>
          </table:table-cell>
          <table:table-cell office:value-type="float" office:value="0.0011077">
            <text:p>0.001107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659e-18</text:p>
          </table:table-cell>
          <table:table-cell table:style-name="ce1" office:value-type="string">
            <text:p>5.5313e-19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189.32">
            <text:p>189.32</text:p>
          </table:table-cell>
          <table:table-cell table:formula="of:=[.Q132]*1000000" office:value-type="float" office:value="61.378">
            <text:p>61.378</text:p>
          </table:table-cell>
          <table:table-cell table:formula="of:=[.R132]*1000000" office:value-type="float" office:value="1111.1">
            <text:p>1111.1</text:p>
          </table:table-cell>
          <table:table-cell table:formula="of:=[.S132]*1000000" office:value-type="float" office:value="4.8287">
            <text:p>4.8287</text:p>
          </table:table-cell>
          <table:table-cell table:formula="of:=[.T132]*1000000" office:value-type="float" office:value="0.037623">
            <text:p>0.037623</text:p>
          </table:table-cell>
          <table:table-cell table:formula="of:=[.U132]*1000000" office:value-type="float" office:value="1.0587E-027">
            <text:p>1.0587E-027</text:p>
          </table:table-cell>
          <table:table-cell table:formula="of:=[.V132]*1000000" office:value-type="float" office:value="0.00000000000053682">
            <text:p>5.3682E-013</text:p>
          </table:table-cell>
          <table:table-cell table:formula="of:=[.W132]*1000000" office:value-type="float" office:value="189.32">
            <text:p>189.32</text:p>
          </table:table-cell>
          <table:table-cell table:formula="of:=[.X132]*1000000" office:value-type="float" office:value="61.373">
            <text:p>61.373</text:p>
          </table:table-cell>
          <table:table-cell table:formula="of:=[.Y132]*1000000" office:value-type="float" office:value="1111.1">
            <text:p>1111.1</text:p>
          </table:table-cell>
          <table:table-cell table:formula="of:=[.Z132]*1000000" office:value-type="float" office:value="20.368">
            <text:p>20.368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24747">
            <text:p>-2.4747E-012</text:p>
          </table:table-cell>
          <table:table-cell table:formula="of:=[.AC132]*1000000" office:value-type="float" office:value="0.00000000000053682">
            <text:p>5.3682E-013</text:p>
          </table:table-cell>
          <table:table-cell office:value-type="float" office:value="0.00018932">
            <text:p>0.00018932</text:p>
          </table:table-cell>
          <table:table-cell table:style-name="ce1" office:value-type="string">
            <text:p>6.1378e-05</text:p>
          </table:table-cell>
          <table:table-cell office:value-type="float" office:value="0.0011111">
            <text:p>0.0011111</text:p>
          </table:table-cell>
          <table:table-cell table:style-name="ce1" office:value-type="string">
            <text:p>4.8287e-06</text:p>
          </table:table-cell>
          <table:table-cell table:style-name="ce1" office:value-type="string">
            <text:p>3.7623e-08</text:p>
          </table:table-cell>
          <table:table-cell table:style-name="ce1" office:value-type="string">
            <text:p>1.0587e-33</text:p>
          </table:table-cell>
          <table:table-cell table:style-name="ce1" office:value-type="string">
            <text:p>5.3682e-19</text:p>
          </table:table-cell>
          <table:table-cell office:value-type="float" office:value="0.00018932">
            <text:p>0.00018932</text:p>
          </table:table-cell>
          <table:table-cell table:style-name="ce1" office:value-type="string">
            <text:p>6.1373e-05</text:p>
          </table:table-cell>
          <table:table-cell office:value-type="float" office:value="0.0011111">
            <text:p>0.001111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747e-18</text:p>
          </table:table-cell>
          <table:table-cell table:style-name="ce1" office:value-type="string">
            <text:p>5.3682e-19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186.81">
            <text:p>186.81</text:p>
          </table:table-cell>
          <table:table-cell table:formula="of:=[.Q133]*1000000" office:value-type="float" office:value="60.602">
            <text:p>60.602</text:p>
          </table:table-cell>
          <table:table-cell table:formula="of:=[.R133]*1000000" office:value-type="float" office:value="1114.4">
            <text:p>1114.4</text:p>
          </table:table-cell>
          <table:table-cell table:formula="of:=[.S133]*1000000" office:value-type="float" office:value="4.7381">
            <text:p>4.7381</text:p>
          </table:table-cell>
          <table:table-cell table:formula="of:=[.T133]*1000000" office:value-type="float" office:value="0.037693">
            <text:p>0.037693</text:p>
          </table:table-cell>
          <table:table-cell table:formula="of:=[.U133]*1000000" office:value-type="float" office:value="3.3346E-028">
            <text:p>3.3346E-028</text:p>
          </table:table-cell>
          <table:table-cell table:formula="of:=[.V133]*1000000" office:value-type="float" office:value="0.000000000000521">
            <text:p>5.21E-013</text:p>
          </table:table-cell>
          <table:table-cell table:formula="of:=[.W133]*1000000" office:value-type="float" office:value="186.81">
            <text:p>186.81</text:p>
          </table:table-cell>
          <table:table-cell table:formula="of:=[.X133]*1000000" office:value-type="float" office:value="60.598">
            <text:p>60.598</text:p>
          </table:table-cell>
          <table:table-cell table:formula="of:=[.Y133]*1000000" office:value-type="float" office:value="1114.4">
            <text:p>1114.4</text:p>
          </table:table-cell>
          <table:table-cell table:formula="of:=[.Z133]*1000000" office:value-type="float" office:value="20.368">
            <text:p>20.368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-0.0000000000053991">
            <text:p>-5.3991E-012</text:p>
          </table:table-cell>
          <table:table-cell table:formula="of:=[.AC133]*1000000" office:value-type="float" office:value="0.000000000000521">
            <text:p>5.21E-013</text:p>
          </table:table-cell>
          <table:table-cell office:value-type="float" office:value="0.00018681">
            <text:p>0.00018681</text:p>
          </table:table-cell>
          <table:table-cell table:style-name="ce1" office:value-type="string">
            <text:p>6.0602e-05</text:p>
          </table:table-cell>
          <table:table-cell office:value-type="float" office:value="0.0011144">
            <text:p>0.0011144</text:p>
          </table:table-cell>
          <table:table-cell table:style-name="ce1" office:value-type="string">
            <text:p>4.7381e-06</text:p>
          </table:table-cell>
          <table:table-cell table:style-name="ce1" office:value-type="string">
            <text:p>3.7693e-08</text:p>
          </table:table-cell>
          <table:table-cell table:style-name="ce1" office:value-type="string">
            <text:p>3.3346e-34</text:p>
          </table:table-cell>
          <table:table-cell table:style-name="ce1" office:value-type="string">
            <text:p>5.21e-19</text:p>
          </table:table-cell>
          <table:table-cell office:value-type="float" office:value="0.00018681">
            <text:p>0.00018681</text:p>
          </table:table-cell>
          <table:table-cell table:style-name="ce1" office:value-type="string">
            <text:p>6.0598e-05</text:p>
          </table:table-cell>
          <table:table-cell office:value-type="float" office:value="0.0011144">
            <text:p>0.001114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991e-18</text:p>
          </table:table-cell>
          <table:table-cell table:style-name="ce1" office:value-type="string">
            <text:p>5.21e-19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184.33">
            <text:p>184.33</text:p>
          </table:table-cell>
          <table:table-cell table:formula="of:=[.Q134]*1000000" office:value-type="float" office:value="59.836">
            <text:p>59.836</text:p>
          </table:table-cell>
          <table:table-cell table:formula="of:=[.R134]*1000000" office:value-type="float" office:value="1117.7">
            <text:p>1117.7</text:p>
          </table:table-cell>
          <table:table-cell table:formula="of:=[.S134]*1000000" office:value-type="float" office:value="4.649">
            <text:p>4.649</text:p>
          </table:table-cell>
          <table:table-cell table:formula="of:=[.T134]*1000000" office:value-type="float" office:value="0.037764">
            <text:p>0.037764</text:p>
          </table:table-cell>
          <table:table-cell table:formula="of:=[.U134]*1000000" office:value-type="float" office:value="1.0625E-028">
            <text:p>1.0625E-028</text:p>
          </table:table-cell>
          <table:table-cell table:formula="of:=[.V134]*1000000" office:value-type="float" office:value="0.00000000000050567">
            <text:p>5.0567E-013</text:p>
          </table:table-cell>
          <table:table-cell table:formula="of:=[.W134]*1000000" office:value-type="float" office:value="184.33">
            <text:p>184.33</text:p>
          </table:table-cell>
          <table:table-cell table:formula="of:=[.X134]*1000000" office:value-type="float" office:value="59.832">
            <text:p>59.832</text:p>
          </table:table-cell>
          <table:table-cell table:formula="of:=[.Y134]*1000000" office:value-type="float" office:value="1117.7">
            <text:p>1117.7</text:p>
          </table:table-cell>
          <table:table-cell table:formula="of:=[.Z134]*1000000" office:value-type="float" office:value="20.368">
            <text:p>20.368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-0.00000000000089036">
            <text:p>-8.9036E-013</text:p>
          </table:table-cell>
          <table:table-cell table:formula="of:=[.AC134]*1000000" office:value-type="float" office:value="0.00000000000050566">
            <text:p>5.0566E-013</text:p>
          </table:table-cell>
          <table:table-cell office:value-type="float" office:value="0.00018433">
            <text:p>0.00018433</text:p>
          </table:table-cell>
          <table:table-cell table:style-name="ce1" office:value-type="string">
            <text:p>5.9836e-05</text:p>
          </table:table-cell>
          <table:table-cell office:value-type="float" office:value="0.0011177">
            <text:p>0.0011177</text:p>
          </table:table-cell>
          <table:table-cell table:style-name="ce1" office:value-type="string">
            <text:p>4.649e-06</text:p>
          </table:table-cell>
          <table:table-cell table:style-name="ce1" office:value-type="string">
            <text:p>3.7764e-08</text:p>
          </table:table-cell>
          <table:table-cell table:style-name="ce1" office:value-type="string">
            <text:p>1.0625e-34</text:p>
          </table:table-cell>
          <table:table-cell table:style-name="ce1" office:value-type="string">
            <text:p>5.0567e-19</text:p>
          </table:table-cell>
          <table:table-cell office:value-type="float" office:value="0.00018433">
            <text:p>0.00018433</text:p>
          </table:table-cell>
          <table:table-cell table:style-name="ce1" office:value-type="string">
            <text:p>5.9832e-05</text:p>
          </table:table-cell>
          <table:table-cell office:value-type="float" office:value="0.0011177">
            <text:p>0.001117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-8.9036e-19</text:p>
          </table:table-cell>
          <table:table-cell table:style-name="ce1" office:value-type="string">
            <text:p>5.0566e-19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181.89">
            <text:p>181.89</text:p>
          </table:table-cell>
          <table:table-cell table:formula="of:=[.Q135]*1000000" office:value-type="float" office:value="59.079">
            <text:p>59.079</text:p>
          </table:table-cell>
          <table:table-cell table:formula="of:=[.R135]*1000000" office:value-type="float" office:value="1120.9">
            <text:p>1120.9</text:p>
          </table:table-cell>
          <table:table-cell table:formula="of:=[.S135]*1000000" office:value-type="float" office:value="4.5612">
            <text:p>4.5612</text:p>
          </table:table-cell>
          <table:table-cell table:formula="of:=[.T135]*1000000" office:value-type="float" office:value="0.037833">
            <text:p>0.037833</text:p>
          </table:table-cell>
          <table:table-cell table:formula="of:=[.U135]*1000000" office:value-type="float" office:value="3.4247E-029">
            <text:p>3.4247E-029</text:p>
          </table:table-cell>
          <table:table-cell table:formula="of:=[.V135]*1000000" office:value-type="float" office:value="0.0000000000004908">
            <text:p>4.908E-013</text:p>
          </table:table-cell>
          <table:table-cell table:formula="of:=[.W135]*1000000" office:value-type="float" office:value="181.89">
            <text:p>181.89</text:p>
          </table:table-cell>
          <table:table-cell table:formula="of:=[.X135]*1000000" office:value-type="float" office:value="59.075">
            <text:p>59.075</text:p>
          </table:table-cell>
          <table:table-cell table:formula="of:=[.Y135]*1000000" office:value-type="float" office:value="1120.9">
            <text:p>1120.9</text:p>
          </table:table-cell>
          <table:table-cell table:formula="of:=[.Z135]*1000000" office:value-type="float" office:value="20.368">
            <text:p>20.368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0.0000000000048893">
            <text:p>4.8893E-012</text:p>
          </table:table-cell>
          <table:table-cell table:formula="of:=[.AC135]*1000000" office:value-type="float" office:value="0.00000000000049079">
            <text:p>4.9079E-013</text:p>
          </table:table-cell>
          <table:table-cell office:value-type="float" office:value="0.00018189">
            <text:p>0.00018189</text:p>
          </table:table-cell>
          <table:table-cell table:style-name="ce1" office:value-type="string">
            <text:p>5.9079e-05</text:p>
          </table:table-cell>
          <table:table-cell office:value-type="float" office:value="0.0011209">
            <text:p>0.0011209</text:p>
          </table:table-cell>
          <table:table-cell table:style-name="ce1" office:value-type="string">
            <text:p>4.5612e-06</text:p>
          </table:table-cell>
          <table:table-cell table:style-name="ce1" office:value-type="string">
            <text:p>3.7833e-08</text:p>
          </table:table-cell>
          <table:table-cell table:style-name="ce1" office:value-type="string">
            <text:p>3.4247e-35</text:p>
          </table:table-cell>
          <table:table-cell table:style-name="ce1" office:value-type="string">
            <text:p>4.908e-19</text:p>
          </table:table-cell>
          <table:table-cell office:value-type="float" office:value="0.00018189">
            <text:p>0.00018189</text:p>
          </table:table-cell>
          <table:table-cell table:style-name="ce1" office:value-type="string">
            <text:p>5.9075e-05</text:p>
          </table:table-cell>
          <table:table-cell office:value-type="float" office:value="0.0011209">
            <text:p>0.001120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8893e-18</text:p>
          </table:table-cell>
          <table:table-cell table:style-name="ce1" office:value-type="string">
            <text:p>4.9079e-19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179.48">
            <text:p>179.48</text:p>
          </table:table-cell>
          <table:table-cell table:formula="of:=[.Q136]*1000000" office:value-type="float" office:value="58.332">
            <text:p>58.332</text:p>
          </table:table-cell>
          <table:table-cell table:formula="of:=[.R136]*1000000" office:value-type="float" office:value="1124.1">
            <text:p>1124.1</text:p>
          </table:table-cell>
          <table:table-cell table:formula="of:=[.S136]*1000000" office:value-type="float" office:value="4.4748">
            <text:p>4.4748</text:p>
          </table:table-cell>
          <table:table-cell table:formula="of:=[.T136]*1000000" office:value-type="float" office:value="0.037902">
            <text:p>0.037902</text:p>
          </table:table-cell>
          <table:table-cell table:formula="of:=[.U136]*1000000" office:value-type="float" office:value="1.1165E-029">
            <text:p>1.1165E-029</text:p>
          </table:table-cell>
          <table:table-cell table:formula="of:=[.V136]*1000000" office:value-type="float" office:value="0.00000000000047638">
            <text:p>4.7638E-013</text:p>
          </table:table-cell>
          <table:table-cell table:formula="of:=[.W136]*1000000" office:value-type="float" office:value="179.48">
            <text:p>179.48</text:p>
          </table:table-cell>
          <table:table-cell table:formula="of:=[.X136]*1000000" office:value-type="float" office:value="58.327">
            <text:p>58.327</text:p>
          </table:table-cell>
          <table:table-cell table:formula="of:=[.Y136]*1000000" office:value-type="float" office:value="1124.1">
            <text:p>1124.1</text:p>
          </table:table-cell>
          <table:table-cell table:formula="of:=[.Z136]*1000000" office:value-type="float" office:value="20.368">
            <text:p>20.368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0.0000000000064515">
            <text:p>6.4515E-012</text:p>
          </table:table-cell>
          <table:table-cell table:formula="of:=[.AC136]*1000000" office:value-type="float" office:value="0.00000000000047637">
            <text:p>4.7637E-013</text:p>
          </table:table-cell>
          <table:table-cell office:value-type="float" office:value="0.00017948">
            <text:p>0.00017948</text:p>
          </table:table-cell>
          <table:table-cell table:style-name="ce1" office:value-type="string">
            <text:p>5.8332e-05</text:p>
          </table:table-cell>
          <table:table-cell office:value-type="float" office:value="0.0011241">
            <text:p>0.0011241</text:p>
          </table:table-cell>
          <table:table-cell table:style-name="ce1" office:value-type="string">
            <text:p>4.4748e-06</text:p>
          </table:table-cell>
          <table:table-cell table:style-name="ce1" office:value-type="string">
            <text:p>3.7902e-08</text:p>
          </table:table-cell>
          <table:table-cell table:style-name="ce1" office:value-type="string">
            <text:p>1.1165e-35</text:p>
          </table:table-cell>
          <table:table-cell table:style-name="ce1" office:value-type="string">
            <text:p>4.7638e-19</text:p>
          </table:table-cell>
          <table:table-cell office:value-type="float" office:value="0.00017948">
            <text:p>0.00017948</text:p>
          </table:table-cell>
          <table:table-cell table:style-name="ce1" office:value-type="string">
            <text:p>5.8327e-05</text:p>
          </table:table-cell>
          <table:table-cell office:value-type="float" office:value="0.0011241">
            <text:p>0.001124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6.4515e-18</text:p>
          </table:table-cell>
          <table:table-cell table:style-name="ce1" office:value-type="string">
            <text:p>4.7637e-19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177.11">
            <text:p>177.11</text:p>
          </table:table-cell>
          <table:table-cell table:formula="of:=[.Q137]*1000000" office:value-type="float" office:value="57.593">
            <text:p>57.593</text:p>
          </table:table-cell>
          <table:table-cell table:formula="of:=[.R137]*1000000" office:value-type="float" office:value="1127.3">
            <text:p>1127.3</text:p>
          </table:table-cell>
          <table:table-cell table:formula="of:=[.S137]*1000000" office:value-type="float" office:value="4.3898">
            <text:p>4.3898</text:p>
          </table:table-cell>
          <table:table-cell table:formula="of:=[.T137]*1000000" office:value-type="float" office:value="0.03797">
            <text:p>0.03797</text:p>
          </table:table-cell>
          <table:table-cell table:formula="of:=[.U137]*1000000" office:value-type="float" office:value="3.6811E-030">
            <text:p>3.6811E-030</text:p>
          </table:table-cell>
          <table:table-cell table:formula="of:=[.V137]*1000000" office:value-type="float" office:value="0.0000000000004624">
            <text:p>4.624E-013</text:p>
          </table:table-cell>
          <table:table-cell table:formula="of:=[.W137]*1000000" office:value-type="float" office:value="177.11">
            <text:p>177.11</text:p>
          </table:table-cell>
          <table:table-cell table:formula="of:=[.X137]*1000000" office:value-type="float" office:value="57.588">
            <text:p>57.588</text:p>
          </table:table-cell>
          <table:table-cell table:formula="of:=[.Y137]*1000000" office:value-type="float" office:value="1127.3">
            <text:p>1127.3</text:p>
          </table:table-cell>
          <table:table-cell table:formula="of:=[.Z137]*1000000" office:value-type="float" office:value="20.368">
            <text:p>20.368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0.0000000000036827">
            <text:p>3.6827E-012</text:p>
          </table:table-cell>
          <table:table-cell table:formula="of:=[.AC137]*1000000" office:value-type="float" office:value="0.0000000000004624">
            <text:p>4.624E-013</text:p>
          </table:table-cell>
          <table:table-cell office:value-type="float" office:value="0.00017711">
            <text:p>0.00017711</text:p>
          </table:table-cell>
          <table:table-cell table:style-name="ce1" office:value-type="string">
            <text:p>5.7593e-05</text:p>
          </table:table-cell>
          <table:table-cell office:value-type="float" office:value="0.0011273">
            <text:p>0.0011273</text:p>
          </table:table-cell>
          <table:table-cell table:style-name="ce1" office:value-type="string">
            <text:p>4.3898e-06</text:p>
          </table:table-cell>
          <table:table-cell table:style-name="ce1" office:value-type="string">
            <text:p>3.797e-08</text:p>
          </table:table-cell>
          <table:table-cell table:style-name="ce1" office:value-type="string">
            <text:p>3.6811e-36</text:p>
          </table:table-cell>
          <table:table-cell table:style-name="ce1" office:value-type="string">
            <text:p>4.624e-19</text:p>
          </table:table-cell>
          <table:table-cell office:value-type="float" office:value="0.00017711">
            <text:p>0.00017711</text:p>
          </table:table-cell>
          <table:table-cell table:style-name="ce1" office:value-type="string">
            <text:p>5.7588e-05</text:p>
          </table:table-cell>
          <table:table-cell office:value-type="float" office:value="0.0011273">
            <text:p>0.0011273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6827e-18</text:p>
          </table:table-cell>
          <table:table-cell table:style-name="ce1" office:value-type="string">
            <text:p>4.624e-19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174.77">
            <text:p>174.77</text:p>
          </table:table-cell>
          <table:table-cell table:formula="of:=[.Q138]*1000000" office:value-type="float" office:value="56.863">
            <text:p>56.863</text:p>
          </table:table-cell>
          <table:table-cell table:formula="of:=[.R138]*1000000" office:value-type="float" office:value="1130.4">
            <text:p>1130.4</text:p>
          </table:table-cell>
          <table:table-cell table:formula="of:=[.S138]*1000000" office:value-type="float" office:value="4.3062">
            <text:p>4.3062</text:p>
          </table:table-cell>
          <table:table-cell table:formula="of:=[.T138]*1000000" office:value-type="float" office:value="0.038038">
            <text:p>0.038038</text:p>
          </table:table-cell>
          <table:table-cell table:formula="of:=[.U138]*1000000" office:value-type="float" office:value="1.2274E-030">
            <text:p>1.2274E-030</text:p>
          </table:table-cell>
          <table:table-cell table:formula="of:=[.V138]*1000000" office:value-type="float" office:value="0.00000000000044885">
            <text:p>4.4885E-013</text:p>
          </table:table-cell>
          <table:table-cell table:formula="of:=[.W138]*1000000" office:value-type="float" office:value="174.77">
            <text:p>174.77</text:p>
          </table:table-cell>
          <table:table-cell table:formula="of:=[.X138]*1000000" office:value-type="float" office:value="56.859">
            <text:p>56.859</text:p>
          </table:table-cell>
          <table:table-cell table:formula="of:=[.Y138]*1000000" office:value-type="float" office:value="1130.4">
            <text:p>1130.4</text:p>
          </table:table-cell>
          <table:table-cell table:formula="of:=[.Z138]*1000000" office:value-type="float" office:value="20.368">
            <text:p>20.368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0.0000000000018094">
            <text:p>1.8094E-012</text:p>
          </table:table-cell>
          <table:table-cell table:formula="of:=[.AC138]*1000000" office:value-type="float" office:value="0.00000000000044885">
            <text:p>4.4885E-013</text:p>
          </table:table-cell>
          <table:table-cell office:value-type="float" office:value="0.00017477">
            <text:p>0.00017477</text:p>
          </table:table-cell>
          <table:table-cell table:style-name="ce1" office:value-type="string">
            <text:p>5.6863e-05</text:p>
          </table:table-cell>
          <table:table-cell office:value-type="float" office:value="0.0011304">
            <text:p>0.0011304</text:p>
          </table:table-cell>
          <table:table-cell table:style-name="ce1" office:value-type="string">
            <text:p>4.3062e-06</text:p>
          </table:table-cell>
          <table:table-cell table:style-name="ce1" office:value-type="string">
            <text:p>3.8038e-08</text:p>
          </table:table-cell>
          <table:table-cell table:style-name="ce1" office:value-type="string">
            <text:p>1.2274e-36</text:p>
          </table:table-cell>
          <table:table-cell table:style-name="ce1" office:value-type="string">
            <text:p>4.4885e-19</text:p>
          </table:table-cell>
          <table:table-cell office:value-type="float" office:value="0.00017477">
            <text:p>0.00017477</text:p>
          </table:table-cell>
          <table:table-cell table:style-name="ce1" office:value-type="string">
            <text:p>5.6859e-05</text:p>
          </table:table-cell>
          <table:table-cell office:value-type="float" office:value="0.0011304">
            <text:p>0.001130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8094e-18</text:p>
          </table:table-cell>
          <table:table-cell table:style-name="ce1" office:value-type="string">
            <text:p>4.4885e-19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172.47">
            <text:p>172.47</text:p>
          </table:table-cell>
          <table:table-cell table:formula="of:=[.Q139]*1000000" office:value-type="float" office:value="56.142">
            <text:p>56.142</text:p>
          </table:table-cell>
          <table:table-cell table:formula="of:=[.R139]*1000000" office:value-type="float" office:value="1133.5">
            <text:p>1133.5</text:p>
          </table:table-cell>
          <table:table-cell table:formula="of:=[.S139]*1000000" office:value-type="float" office:value="4.2239">
            <text:p>4.2239</text:p>
          </table:table-cell>
          <table:table-cell table:formula="of:=[.T139]*1000000" office:value-type="float" office:value="0.038105">
            <text:p>0.038105</text:p>
          </table:table-cell>
          <table:table-cell table:formula="of:=[.U139]*1000000" office:value-type="float" office:value="4.1387E-031">
            <text:p>4.1387E-031</text:p>
          </table:table-cell>
          <table:table-cell table:formula="of:=[.V139]*1000000" office:value-type="float" office:value="0.00000000000043572">
            <text:p>4.3572E-013</text:p>
          </table:table-cell>
          <table:table-cell table:formula="of:=[.W139]*1000000" office:value-type="float" office:value="172.47">
            <text:p>172.47</text:p>
          </table:table-cell>
          <table:table-cell table:formula="of:=[.X139]*1000000" office:value-type="float" office:value="56.138">
            <text:p>56.138</text:p>
          </table:table-cell>
          <table:table-cell table:formula="of:=[.Y139]*1000000" office:value-type="float" office:value="1133.4">
            <text:p>1133.4</text:p>
          </table:table-cell>
          <table:table-cell table:formula="of:=[.Z139]*1000000" office:value-type="float" office:value="20.368">
            <text:p>20.368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19935">
            <text:p>1.9935E-012</text:p>
          </table:table-cell>
          <table:table-cell table:formula="of:=[.AC139]*1000000" office:value-type="float" office:value="0.00000000000043571">
            <text:p>4.3571E-013</text:p>
          </table:table-cell>
          <table:table-cell office:value-type="float" office:value="0.00017247">
            <text:p>0.00017247</text:p>
          </table:table-cell>
          <table:table-cell table:style-name="ce1" office:value-type="string">
            <text:p>5.6142e-05</text:p>
          </table:table-cell>
          <table:table-cell office:value-type="float" office:value="0.0011335">
            <text:p>0.0011335</text:p>
          </table:table-cell>
          <table:table-cell table:style-name="ce1" office:value-type="string">
            <text:p>4.2239e-06</text:p>
          </table:table-cell>
          <table:table-cell table:style-name="ce1" office:value-type="string">
            <text:p>3.8105e-08</text:p>
          </table:table-cell>
          <table:table-cell table:style-name="ce1" office:value-type="string">
            <text:p>4.1387e-37</text:p>
          </table:table-cell>
          <table:table-cell table:style-name="ce1" office:value-type="string">
            <text:p>4.3572e-19</text:p>
          </table:table-cell>
          <table:table-cell office:value-type="float" office:value="0.00017247">
            <text:p>0.00017247</text:p>
          </table:table-cell>
          <table:table-cell table:style-name="ce1" office:value-type="string">
            <text:p>5.6138e-05</text:p>
          </table:table-cell>
          <table:table-cell office:value-type="float" office:value="0.0011334">
            <text:p>0.001133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9935e-18</text:p>
          </table:table-cell>
          <table:table-cell table:style-name="ce1" office:value-type="string">
            <text:p>4.3571e-19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170.2">
            <text:p>170.2</text:p>
          </table:table-cell>
          <table:table-cell table:formula="of:=[.Q140]*1000000" office:value-type="float" office:value="55.43">
            <text:p>55.43</text:p>
          </table:table-cell>
          <table:table-cell table:formula="of:=[.R140]*1000000" office:value-type="float" office:value="1136.5">
            <text:p>1136.5</text:p>
          </table:table-cell>
          <table:table-cell table:formula="of:=[.S140]*1000000" office:value-type="float" office:value="4.1429">
            <text:p>4.1429</text:p>
          </table:table-cell>
          <table:table-cell table:formula="of:=[.T140]*1000000" office:value-type="float" office:value="0.038171">
            <text:p>0.038171</text:p>
          </table:table-cell>
          <table:table-cell table:formula="of:=[.U140]*1000000" office:value-type="float" office:value="1.4111E-031">
            <text:p>1.4111E-031</text:p>
          </table:table-cell>
          <table:table-cell table:formula="of:=[.V140]*1000000" office:value-type="float" office:value="0.00000000000042298">
            <text:p>4.2298E-013</text:p>
          </table:table-cell>
          <table:table-cell table:formula="of:=[.W140]*1000000" office:value-type="float" office:value="170.2">
            <text:p>170.2</text:p>
          </table:table-cell>
          <table:table-cell table:formula="of:=[.X140]*1000000" office:value-type="float" office:value="55.425">
            <text:p>55.425</text:p>
          </table:table-cell>
          <table:table-cell table:formula="of:=[.Y140]*1000000" office:value-type="float" office:value="1136.5">
            <text:p>1136.5</text:p>
          </table:table-cell>
          <table:table-cell table:formula="of:=[.Z140]*1000000" office:value-type="float" office:value="20.368">
            <text:p>20.368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0.0000000000023832">
            <text:p>2.3832E-012</text:p>
          </table:table-cell>
          <table:table-cell table:formula="of:=[.AC140]*1000000" office:value-type="float" office:value="0.00000000000042297">
            <text:p>4.2297E-013</text:p>
          </table:table-cell>
          <table:table-cell office:value-type="float" office:value="0.0001702">
            <text:p>0.0001702</text:p>
          </table:table-cell>
          <table:table-cell table:style-name="ce1" office:value-type="string">
            <text:p>5.543e-05</text:p>
          </table:table-cell>
          <table:table-cell office:value-type="float" office:value="0.0011365">
            <text:p>0.0011365</text:p>
          </table:table-cell>
          <table:table-cell table:style-name="ce1" office:value-type="string">
            <text:p>4.1429e-06</text:p>
          </table:table-cell>
          <table:table-cell table:style-name="ce1" office:value-type="string">
            <text:p>3.8171e-08</text:p>
          </table:table-cell>
          <table:table-cell table:style-name="ce1" office:value-type="string">
            <text:p>1.4111e-37</text:p>
          </table:table-cell>
          <table:table-cell table:style-name="ce1" office:value-type="string">
            <text:p>4.2298e-19</text:p>
          </table:table-cell>
          <table:table-cell office:value-type="float" office:value="0.0001702">
            <text:p>0.0001702</text:p>
          </table:table-cell>
          <table:table-cell table:style-name="ce1" office:value-type="string">
            <text:p>5.5425e-05</text:p>
          </table:table-cell>
          <table:table-cell office:value-type="float" office:value="0.0011365">
            <text:p>0.001136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832e-18</text:p>
          </table:table-cell>
          <table:table-cell table:style-name="ce1" office:value-type="string">
            <text:p>4.2297e-19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167.96">
            <text:p>167.96</text:p>
          </table:table-cell>
          <table:table-cell table:formula="of:=[.Q141]*1000000" office:value-type="float" office:value="54.726">
            <text:p>54.726</text:p>
          </table:table-cell>
          <table:table-cell table:formula="of:=[.R141]*1000000" office:value-type="float" office:value="1139.5">
            <text:p>1139.5</text:p>
          </table:table-cell>
          <table:table-cell table:formula="of:=[.S141]*1000000" office:value-type="float" office:value="4.0632">
            <text:p>4.0632</text:p>
          </table:table-cell>
          <table:table-cell table:formula="of:=[.T141]*1000000" office:value-type="float" office:value="0.038238">
            <text:p>0.038238</text:p>
          </table:table-cell>
          <table:table-cell table:formula="of:=[.U141]*1000000" office:value-type="float" office:value="4.8646E-032">
            <text:p>4.8646E-032</text:p>
          </table:table-cell>
          <table:table-cell table:formula="of:=[.V141]*1000000" office:value-type="float" office:value="0.00000000000041063">
            <text:p>4.1063E-013</text:p>
          </table:table-cell>
          <table:table-cell table:formula="of:=[.W141]*1000000" office:value-type="float" office:value="167.96">
            <text:p>167.96</text:p>
          </table:table-cell>
          <table:table-cell table:formula="of:=[.X141]*1000000" office:value-type="float" office:value="54.722">
            <text:p>54.722</text:p>
          </table:table-cell>
          <table:table-cell table:formula="of:=[.Y141]*1000000" office:value-type="float" office:value="1139.4">
            <text:p>1139.4</text:p>
          </table:table-cell>
          <table:table-cell table:formula="of:=[.Z141]*1000000" office:value-type="float" office:value="20.368">
            <text:p>20.368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0.0000000000017666">
            <text:p>1.7666E-012</text:p>
          </table:table-cell>
          <table:table-cell table:formula="of:=[.AC141]*1000000" office:value-type="float" office:value="0.00000000000041062">
            <text:p>4.1062E-013</text:p>
          </table:table-cell>
          <table:table-cell office:value-type="float" office:value="0.00016796">
            <text:p>0.00016796</text:p>
          </table:table-cell>
          <table:table-cell table:style-name="ce1" office:value-type="string">
            <text:p>5.4726e-05</text:p>
          </table:table-cell>
          <table:table-cell office:value-type="float" office:value="0.0011395">
            <text:p>0.0011395</text:p>
          </table:table-cell>
          <table:table-cell table:style-name="ce1" office:value-type="string">
            <text:p>4.0632e-06</text:p>
          </table:table-cell>
          <table:table-cell table:style-name="ce1" office:value-type="string">
            <text:p>3.8238e-08</text:p>
          </table:table-cell>
          <table:table-cell table:style-name="ce1" office:value-type="string">
            <text:p>4.8646e-38</text:p>
          </table:table-cell>
          <table:table-cell table:style-name="ce1" office:value-type="string">
            <text:p>4.1063e-19</text:p>
          </table:table-cell>
          <table:table-cell office:value-type="float" office:value="0.00016796">
            <text:p>0.00016796</text:p>
          </table:table-cell>
          <table:table-cell table:style-name="ce1" office:value-type="string">
            <text:p>5.4722e-05</text:p>
          </table:table-cell>
          <table:table-cell office:value-type="float" office:value="0.0011394">
            <text:p>0.001139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7666e-18</text:p>
          </table:table-cell>
          <table:table-cell table:style-name="ce1" office:value-type="string">
            <text:p>4.1062e-19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165.75">
            <text:p>165.75</text:p>
          </table:table-cell>
          <table:table-cell table:formula="of:=[.Q142]*1000000" office:value-type="float" office:value="54.031">
            <text:p>54.031</text:p>
          </table:table-cell>
          <table:table-cell table:formula="of:=[.R142]*1000000" office:value-type="float" office:value="1142.4">
            <text:p>1142.4</text:p>
          </table:table-cell>
          <table:table-cell table:formula="of:=[.S142]*1000000" office:value-type="float" office:value="3.9849">
            <text:p>3.9849</text:p>
          </table:table-cell>
          <table:table-cell table:formula="of:=[.T142]*1000000" office:value-type="float" office:value="0.038303">
            <text:p>0.038303</text:p>
          </table:table-cell>
          <table:table-cell table:formula="of:=[.U142]*1000000" office:value-type="float" office:value="1.6955E-032">
            <text:p>1.6955E-032</text:p>
          </table:table-cell>
          <table:table-cell table:formula="of:=[.V142]*1000000" office:value-type="float" office:value="0.00000000000039866">
            <text:p>3.9866E-013</text:p>
          </table:table-cell>
          <table:table-cell table:formula="of:=[.W142]*1000000" office:value-type="float" office:value="165.75">
            <text:p>165.75</text:p>
          </table:table-cell>
          <table:table-cell table:formula="of:=[.X142]*1000000" office:value-type="float" office:value="54.027">
            <text:p>54.027</text:p>
          </table:table-cell>
          <table:table-cell table:formula="of:=[.Y142]*1000000" office:value-type="float" office:value="1142.4">
            <text:p>1142.4</text:p>
          </table:table-cell>
          <table:table-cell table:formula="of:=[.Z142]*1000000" office:value-type="float" office:value="20.368">
            <text:p>20.368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0.00000000000093983">
            <text:p>9.3983E-013</text:p>
          </table:table-cell>
          <table:table-cell table:formula="of:=[.AC142]*1000000" office:value-type="float" office:value="0.00000000000039865">
            <text:p>3.9865E-013</text:p>
          </table:table-cell>
          <table:table-cell office:value-type="float" office:value="0.00016575">
            <text:p>0.00016575</text:p>
          </table:table-cell>
          <table:table-cell table:style-name="ce1" office:value-type="string">
            <text:p>5.4031e-05</text:p>
          </table:table-cell>
          <table:table-cell office:value-type="float" office:value="0.0011424">
            <text:p>0.0011424</text:p>
          </table:table-cell>
          <table:table-cell table:style-name="ce1" office:value-type="string">
            <text:p>3.9849e-06</text:p>
          </table:table-cell>
          <table:table-cell table:style-name="ce1" office:value-type="string">
            <text:p>3.8303e-08</text:p>
          </table:table-cell>
          <table:table-cell table:style-name="ce1" office:value-type="string">
            <text:p>1.6955e-38</text:p>
          </table:table-cell>
          <table:table-cell table:style-name="ce1" office:value-type="string">
            <text:p>3.9866e-19</text:p>
          </table:table-cell>
          <table:table-cell office:value-type="float" office:value="0.00016575">
            <text:p>0.00016575</text:p>
          </table:table-cell>
          <table:table-cell table:style-name="ce1" office:value-type="string">
            <text:p>5.4027e-05</text:p>
          </table:table-cell>
          <table:table-cell office:value-type="float" office:value="0.0011424">
            <text:p>0.001142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9.3983e-19</text:p>
          </table:table-cell>
          <table:table-cell table:style-name="ce1" office:value-type="string">
            <text:p>3.9865e-19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163.57">
            <text:p>163.57</text:p>
          </table:table-cell>
          <table:table-cell table:formula="of:=[.Q143]*1000000" office:value-type="float" office:value="53.344">
            <text:p>53.344</text:p>
          </table:table-cell>
          <table:table-cell table:formula="of:=[.R143]*1000000" office:value-type="float" office:value="1145.3">
            <text:p>1145.3</text:p>
          </table:table-cell>
          <table:table-cell table:formula="of:=[.S143]*1000000" office:value-type="float" office:value="3.9078">
            <text:p>3.9078</text:p>
          </table:table-cell>
          <table:table-cell table:formula="of:=[.T143]*1000000" office:value-type="float" office:value="0.038369">
            <text:p>0.038369</text:p>
          </table:table-cell>
          <table:table-cell table:formula="of:=[.U143]*1000000" office:value-type="float" office:value="5.9742E-033">
            <text:p>5.9742E-033</text:p>
          </table:table-cell>
          <table:table-cell table:formula="of:=[.V143]*1000000" office:value-type="float" office:value="0.00000000000038705">
            <text:p>3.8705E-013</text:p>
          </table:table-cell>
          <table:table-cell table:formula="of:=[.W143]*1000000" office:value-type="float" office:value="163.57">
            <text:p>163.57</text:p>
          </table:table-cell>
          <table:table-cell table:formula="of:=[.X143]*1000000" office:value-type="float" office:value="53.34">
            <text:p>53.34</text:p>
          </table:table-cell>
          <table:table-cell table:formula="of:=[.Y143]*1000000" office:value-type="float" office:value="1145.3">
            <text:p>1145.3</text:p>
          </table:table-cell>
          <table:table-cell table:formula="of:=[.Z143]*1000000" office:value-type="float" office:value="20.368">
            <text:p>20.368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0.00000000000051314">
            <text:p>5.1314E-013</text:p>
          </table:table-cell>
          <table:table-cell table:formula="of:=[.AC143]*1000000" office:value-type="float" office:value="0.00000000000038704">
            <text:p>3.8704E-013</text:p>
          </table:table-cell>
          <table:table-cell office:value-type="float" office:value="0.00016357">
            <text:p>0.00016357</text:p>
          </table:table-cell>
          <table:table-cell table:style-name="ce1" office:value-type="string">
            <text:p>5.3344e-05</text:p>
          </table:table-cell>
          <table:table-cell office:value-type="float" office:value="0.0011453">
            <text:p>0.0011453</text:p>
          </table:table-cell>
          <table:table-cell table:style-name="ce1" office:value-type="string">
            <text:p>3.9078e-06</text:p>
          </table:table-cell>
          <table:table-cell table:style-name="ce1" office:value-type="string">
            <text:p>3.8369e-08</text:p>
          </table:table-cell>
          <table:table-cell table:style-name="ce1" office:value-type="string">
            <text:p>5.9742e-39</text:p>
          </table:table-cell>
          <table:table-cell table:style-name="ce1" office:value-type="string">
            <text:p>3.8705e-19</text:p>
          </table:table-cell>
          <table:table-cell office:value-type="float" office:value="0.00016357">
            <text:p>0.00016357</text:p>
          </table:table-cell>
          <table:table-cell table:style-name="ce1" office:value-type="string">
            <text:p>5.334e-05</text:p>
          </table:table-cell>
          <table:table-cell office:value-type="float" office:value="0.0011453">
            <text:p>0.0011453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5.1314e-19</text:p>
          </table:table-cell>
          <table:table-cell table:style-name="ce1" office:value-type="string">
            <text:p>3.8704e-19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161.43">
            <text:p>161.43</text:p>
          </table:table-cell>
          <table:table-cell table:formula="of:=[.Q144]*1000000" office:value-type="float" office:value="52.666">
            <text:p>52.666</text:p>
          </table:table-cell>
          <table:table-cell table:formula="of:=[.R144]*1000000" office:value-type="float" office:value="1148.2">
            <text:p>1148.2</text:p>
          </table:table-cell>
          <table:table-cell table:formula="of:=[.S144]*1000000" office:value-type="float" office:value="3.832">
            <text:p>3.832</text:p>
          </table:table-cell>
          <table:table-cell table:formula="of:=[.T144]*1000000" office:value-type="float" office:value="0.038433">
            <text:p>0.038433</text:p>
          </table:table-cell>
          <table:table-cell table:formula="of:=[.U144]*1000000" office:value-type="float" office:value="2.1279E-033">
            <text:p>2.1279E-033</text:p>
          </table:table-cell>
          <table:table-cell table:formula="of:=[.V144]*1000000" office:value-type="float" office:value="0.0000000000003758">
            <text:p>3.758E-013</text:p>
          </table:table-cell>
          <table:table-cell table:formula="of:=[.W144]*1000000" office:value-type="float" office:value="161.43">
            <text:p>161.43</text:p>
          </table:table-cell>
          <table:table-cell table:formula="of:=[.X144]*1000000" office:value-type="float" office:value="52.662">
            <text:p>52.662</text:p>
          </table:table-cell>
          <table:table-cell table:formula="of:=[.Y144]*1000000" office:value-type="float" office:value="1148.1">
            <text:p>1148.1</text:p>
          </table:table-cell>
          <table:table-cell table:formula="of:=[.Z144]*1000000" office:value-type="float" office:value="20.368">
            <text:p>20.368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0.00000000000038314">
            <text:p>3.8314E-013</text:p>
          </table:table-cell>
          <table:table-cell table:formula="of:=[.AC144]*1000000" office:value-type="float" office:value="0.00000000000037579">
            <text:p>3.7579E-013</text:p>
          </table:table-cell>
          <table:table-cell office:value-type="float" office:value="0.00016143">
            <text:p>0.00016143</text:p>
          </table:table-cell>
          <table:table-cell table:style-name="ce1" office:value-type="string">
            <text:p>5.2666e-05</text:p>
          </table:table-cell>
          <table:table-cell office:value-type="float" office:value="0.0011482">
            <text:p>0.0011482</text:p>
          </table:table-cell>
          <table:table-cell table:style-name="ce1" office:value-type="string">
            <text:p>3.832e-06</text:p>
          </table:table-cell>
          <table:table-cell table:style-name="ce1" office:value-type="string">
            <text:p>3.8433e-08</text:p>
          </table:table-cell>
          <table:table-cell table:style-name="ce1" office:value-type="string">
            <text:p>2.1279e-39</text:p>
          </table:table-cell>
          <table:table-cell table:style-name="ce1" office:value-type="string">
            <text:p>3.758e-19</text:p>
          </table:table-cell>
          <table:table-cell office:value-type="float" office:value="0.00016143">
            <text:p>0.00016143</text:p>
          </table:table-cell>
          <table:table-cell table:style-name="ce1" office:value-type="string">
            <text:p>5.2662e-05</text:p>
          </table:table-cell>
          <table:table-cell office:value-type="float" office:value="0.0011481">
            <text:p>0.001148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8314e-19</text:p>
          </table:table-cell>
          <table:table-cell table:style-name="ce1" office:value-type="string">
            <text:p>3.7579e-19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159.32">
            <text:p>159.32</text:p>
          </table:table-cell>
          <table:table-cell table:formula="of:=[.Q145]*1000000" office:value-type="float" office:value="51.996">
            <text:p>51.996</text:p>
          </table:table-cell>
          <table:table-cell table:formula="of:=[.R145]*1000000" office:value-type="float" office:value="1151">
            <text:p>1151</text:p>
          </table:table-cell>
          <table:table-cell table:formula="of:=[.S145]*1000000" office:value-type="float" office:value="3.7574">
            <text:p>3.7574</text:p>
          </table:table-cell>
          <table:table-cell table:formula="of:=[.T145]*1000000" office:value-type="float" office:value="0.038498">
            <text:p>0.038498</text:p>
          </table:table-cell>
          <table:table-cell table:formula="of:=[.U145]*1000000" office:value-type="float" office:value="7.6611E-034">
            <text:p>7.6611E-034</text:p>
          </table:table-cell>
          <table:table-cell table:formula="of:=[.V145]*1000000" office:value-type="float" office:value="0.00000000000036489">
            <text:p>3.6489E-013</text:p>
          </table:table-cell>
          <table:table-cell table:formula="of:=[.W145]*1000000" office:value-type="float" office:value="159.31">
            <text:p>159.31</text:p>
          </table:table-cell>
          <table:table-cell table:formula="of:=[.X145]*1000000" office:value-type="float" office:value="51.992">
            <text:p>51.992</text:p>
          </table:table-cell>
          <table:table-cell table:formula="of:=[.Y145]*1000000" office:value-type="float" office:value="1151">
            <text:p>1151</text:p>
          </table:table-cell>
          <table:table-cell table:formula="of:=[.Z145]*1000000" office:value-type="float" office:value="20.368">
            <text:p>20.368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0.00000000000028972">
            <text:p>2.8972E-013</text:p>
          </table:table-cell>
          <table:table-cell table:formula="of:=[.AC145]*1000000" office:value-type="float" office:value="0.00000000000036488">
            <text:p>3.6488E-013</text:p>
          </table:table-cell>
          <table:table-cell office:value-type="float" office:value="0.00015932">
            <text:p>0.00015932</text:p>
          </table:table-cell>
          <table:table-cell table:style-name="ce1" office:value-type="string">
            <text:p>5.1996e-05</text:p>
          </table:table-cell>
          <table:table-cell office:value-type="float" office:value="0.001151">
            <text:p>0.001151</text:p>
          </table:table-cell>
          <table:table-cell table:style-name="ce1" office:value-type="string">
            <text:p>3.7574e-06</text:p>
          </table:table-cell>
          <table:table-cell table:style-name="ce1" office:value-type="string">
            <text:p>3.8498e-08</text:p>
          </table:table-cell>
          <table:table-cell table:style-name="ce1" office:value-type="string">
            <text:p>7.6611e-40</text:p>
          </table:table-cell>
          <table:table-cell table:style-name="ce1" office:value-type="string">
            <text:p>3.6489e-19</text:p>
          </table:table-cell>
          <table:table-cell office:value-type="float" office:value="0.00015931">
            <text:p>0.00015931</text:p>
          </table:table-cell>
          <table:table-cell table:style-name="ce1" office:value-type="string">
            <text:p>5.1992e-05</text:p>
          </table:table-cell>
          <table:table-cell office:value-type="float" office:value="0.001151">
            <text:p>0.00115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8972e-19</text:p>
          </table:table-cell>
          <table:table-cell table:style-name="ce1" office:value-type="string">
            <text:p>3.6488e-19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157.23">
            <text:p>157.23</text:p>
          </table:table-cell>
          <table:table-cell table:formula="of:=[.Q146]*1000000" office:value-type="float" office:value="51.334">
            <text:p>51.334</text:p>
          </table:table-cell>
          <table:table-cell table:formula="of:=[.R146]*1000000" office:value-type="float" office:value="1153.8">
            <text:p>1153.8</text:p>
          </table:table-cell>
          <table:table-cell table:formula="of:=[.S146]*1000000" office:value-type="float" office:value="3.6841">
            <text:p>3.6841</text:p>
          </table:table-cell>
          <table:table-cell table:formula="of:=[.T146]*1000000" office:value-type="float" office:value="0.038562">
            <text:p>0.038562</text:p>
          </table:table-cell>
          <table:table-cell table:formula="of:=[.U146]*1000000" office:value-type="float" office:value="2.7878E-034">
            <text:p>2.7878E-034</text:p>
          </table:table-cell>
          <table:table-cell table:formula="of:=[.V146]*1000000" office:value-type="float" office:value="0.00000000000035431">
            <text:p>3.5431E-013</text:p>
          </table:table-cell>
          <table:table-cell table:formula="of:=[.W146]*1000000" office:value-type="float" office:value="157.23">
            <text:p>157.23</text:p>
          </table:table-cell>
          <table:table-cell table:formula="of:=[.X146]*1000000" office:value-type="float" office:value="51.33">
            <text:p>51.33</text:p>
          </table:table-cell>
          <table:table-cell table:formula="of:=[.Y146]*1000000" office:value-type="float" office:value="1153.7">
            <text:p>1153.7</text:p>
          </table:table-cell>
          <table:table-cell table:formula="of:=[.Z146]*1000000" office:value-type="float" office:value="20.368">
            <text:p>20.368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0.00000000000018282">
            <text:p>1.8282E-013</text:p>
          </table:table-cell>
          <table:table-cell table:formula="of:=[.AC146]*1000000" office:value-type="float" office:value="0.0000000000003543">
            <text:p>3.543E-013</text:p>
          </table:table-cell>
          <table:table-cell office:value-type="float" office:value="0.00015723">
            <text:p>0.00015723</text:p>
          </table:table-cell>
          <table:table-cell table:style-name="ce1" office:value-type="string">
            <text:p>5.1334e-05</text:p>
          </table:table-cell>
          <table:table-cell office:value-type="float" office:value="0.0011538">
            <text:p>0.0011538</text:p>
          </table:table-cell>
          <table:table-cell table:style-name="ce1" office:value-type="string">
            <text:p>3.6841e-06</text:p>
          </table:table-cell>
          <table:table-cell table:style-name="ce1" office:value-type="string">
            <text:p>3.8562e-08</text:p>
          </table:table-cell>
          <table:table-cell table:style-name="ce1" office:value-type="string">
            <text:p>2.7878e-40</text:p>
          </table:table-cell>
          <table:table-cell table:style-name="ce1" office:value-type="string">
            <text:p>3.5431e-19</text:p>
          </table:table-cell>
          <table:table-cell office:value-type="float" office:value="0.00015723">
            <text:p>0.00015723</text:p>
          </table:table-cell>
          <table:table-cell table:style-name="ce1" office:value-type="string">
            <text:p>5.133e-05</text:p>
          </table:table-cell>
          <table:table-cell office:value-type="float" office:value="0.0011537">
            <text:p>0.001153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8282e-19</text:p>
          </table:table-cell>
          <table:table-cell table:style-name="ce1" office:value-type="string">
            <text:p>3.543e-19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155.18">
            <text:p>155.18</text:p>
          </table:table-cell>
          <table:table-cell table:formula="of:=[.Q147]*1000000" office:value-type="float" office:value="50.681">
            <text:p>50.681</text:p>
          </table:table-cell>
          <table:table-cell table:formula="of:=[.R147]*1000000" office:value-type="float" office:value="1156.5">
            <text:p>1156.5</text:p>
          </table:table-cell>
          <table:table-cell table:formula="of:=[.S147]*1000000" office:value-type="float" office:value="3.6121">
            <text:p>3.6121</text:p>
          </table:table-cell>
          <table:table-cell table:formula="of:=[.T147]*1000000" office:value-type="float" office:value="0.038626">
            <text:p>0.038626</text:p>
          </table:table-cell>
          <table:table-cell table:formula="of:=[.U147]*1000000" office:value-type="float" office:value="1.0253E-034">
            <text:p>1.0253E-034</text:p>
          </table:table-cell>
          <table:table-cell table:formula="of:=[.V147]*1000000" office:value-type="float" office:value="0.00000000000034405">
            <text:p>3.4405E-013</text:p>
          </table:table-cell>
          <table:table-cell table:formula="of:=[.W147]*1000000" office:value-type="float" office:value="155.17">
            <text:p>155.17</text:p>
          </table:table-cell>
          <table:table-cell table:formula="of:=[.X147]*1000000" office:value-type="float" office:value="50.676">
            <text:p>50.676</text:p>
          </table:table-cell>
          <table:table-cell table:formula="of:=[.Y147]*1000000" office:value-type="float" office:value="1156.5">
            <text:p>1156.5</text:p>
          </table:table-cell>
          <table:table-cell table:formula="of:=[.Z147]*1000000" office:value-type="float" office:value="20.368">
            <text:p>20.368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0.000000000000084442">
            <text:p>8.4442E-014</text:p>
          </table:table-cell>
          <table:table-cell table:formula="of:=[.AC147]*1000000" office:value-type="float" office:value="0.00000000000034405">
            <text:p>3.4405E-013</text:p>
          </table:table-cell>
          <table:table-cell office:value-type="float" office:value="0.00015518">
            <text:p>0.00015518</text:p>
          </table:table-cell>
          <table:table-cell table:style-name="ce1" office:value-type="string">
            <text:p>5.0681e-05</text:p>
          </table:table-cell>
          <table:table-cell office:value-type="float" office:value="0.0011565">
            <text:p>0.0011565</text:p>
          </table:table-cell>
          <table:table-cell table:style-name="ce1" office:value-type="string">
            <text:p>3.6121e-06</text:p>
          </table:table-cell>
          <table:table-cell table:style-name="ce1" office:value-type="string">
            <text:p>3.8626e-08</text:p>
          </table:table-cell>
          <table:table-cell table:style-name="ce1" office:value-type="string">
            <text:p>1.0253e-40</text:p>
          </table:table-cell>
          <table:table-cell table:style-name="ce1" office:value-type="string">
            <text:p>3.4405e-19</text:p>
          </table:table-cell>
          <table:table-cell office:value-type="float" office:value="0.00015517">
            <text:p>0.00015517</text:p>
          </table:table-cell>
          <table:table-cell table:style-name="ce1" office:value-type="string">
            <text:p>5.0676e-05</text:p>
          </table:table-cell>
          <table:table-cell office:value-type="float" office:value="0.0011565">
            <text:p>0.001156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8.4442e-20</text:p>
          </table:table-cell>
          <table:table-cell table:style-name="ce1" office:value-type="string">
            <text:p>3.4405e-19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153.15">
            <text:p>153.15</text:p>
          </table:table-cell>
          <table:table-cell table:formula="of:=[.Q148]*1000000" office:value-type="float" office:value="50.035">
            <text:p>50.035</text:p>
          </table:table-cell>
          <table:table-cell table:formula="of:=[.R148]*1000000" office:value-type="float" office:value="1159.2">
            <text:p>1159.2</text:p>
          </table:table-cell>
          <table:table-cell table:formula="of:=[.S148]*1000000" office:value-type="float" office:value="3.5412">
            <text:p>3.5412</text:p>
          </table:table-cell>
          <table:table-cell table:formula="of:=[.T148]*1000000" office:value-type="float" office:value="0.03869">
            <text:p>0.03869</text:p>
          </table:table-cell>
          <table:table-cell table:formula="of:=[.U148]*1000000" office:value-type="float" office:value="3.8104E-035">
            <text:p>3.8104E-035</text:p>
          </table:table-cell>
          <table:table-cell table:formula="of:=[.V148]*1000000" office:value-type="float" office:value="0.00000000000033411">
            <text:p>3.3411E-013</text:p>
          </table:table-cell>
          <table:table-cell table:formula="of:=[.W148]*1000000" office:value-type="float" office:value="153.15">
            <text:p>153.15</text:p>
          </table:table-cell>
          <table:table-cell table:formula="of:=[.X148]*1000000" office:value-type="float" office:value="50.031">
            <text:p>50.031</text:p>
          </table:table-cell>
          <table:table-cell table:formula="of:=[.Y148]*1000000" office:value-type="float" office:value="1159.2">
            <text:p>1159.2</text:p>
          </table:table-cell>
          <table:table-cell table:formula="of:=[.Z148]*1000000" office:value-type="float" office:value="20.368">
            <text:p>20.368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0.000000000000043055">
            <text:p>4.3055E-014</text:p>
          </table:table-cell>
          <table:table-cell table:formula="of:=[.AC148]*1000000" office:value-type="float" office:value="0.0000000000003341">
            <text:p>3.341E-013</text:p>
          </table:table-cell>
          <table:table-cell office:value-type="float" office:value="0.00015315">
            <text:p>0.00015315</text:p>
          </table:table-cell>
          <table:table-cell table:style-name="ce1" office:value-type="string">
            <text:p>5.0035e-05</text:p>
          </table:table-cell>
          <table:table-cell office:value-type="float" office:value="0.0011592">
            <text:p>0.0011592</text:p>
          </table:table-cell>
          <table:table-cell table:style-name="ce1" office:value-type="string">
            <text:p>3.5412e-06</text:p>
          </table:table-cell>
          <table:table-cell table:style-name="ce1" office:value-type="string">
            <text:p>3.869e-08</text:p>
          </table:table-cell>
          <table:table-cell table:style-name="ce1" office:value-type="string">
            <text:p>3.8104e-41</text:p>
          </table:table-cell>
          <table:table-cell table:style-name="ce1" office:value-type="string">
            <text:p>3.3411e-19</text:p>
          </table:table-cell>
          <table:table-cell office:value-type="float" office:value="0.00015315">
            <text:p>0.00015315</text:p>
          </table:table-cell>
          <table:table-cell table:style-name="ce1" office:value-type="string">
            <text:p>5.0031e-05</text:p>
          </table:table-cell>
          <table:table-cell office:value-type="float" office:value="0.0011592">
            <text:p>0.001159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3055e-20</text:p>
          </table:table-cell>
          <table:table-cell table:style-name="ce1" office:value-type="string">
            <text:p>3.341e-19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151.15">
            <text:p>151.15</text:p>
          </table:table-cell>
          <table:table-cell table:formula="of:=[.Q149]*1000000" office:value-type="float" office:value="49.397">
            <text:p>49.397</text:p>
          </table:table-cell>
          <table:table-cell table:formula="of:=[.R149]*1000000" office:value-type="float" office:value="1161.9">
            <text:p>1161.9</text:p>
          </table:table-cell>
          <table:table-cell table:formula="of:=[.S149]*1000000" office:value-type="float" office:value="3.4715">
            <text:p>3.4715</text:p>
          </table:table-cell>
          <table:table-cell table:formula="of:=[.T149]*1000000" office:value-type="float" office:value="0.038753">
            <text:p>0.038753</text:p>
          </table:table-cell>
          <table:table-cell table:formula="of:=[.U149]*1000000" office:value-type="float" office:value="1.431E-035">
            <text:p>1.431E-035</text:p>
          </table:table-cell>
          <table:table-cell table:formula="of:=[.V149]*1000000" office:value-type="float" office:value="0.00000000000032447">
            <text:p>3.2447E-013</text:p>
          </table:table-cell>
          <table:table-cell table:formula="of:=[.W149]*1000000" office:value-type="float" office:value="151.15">
            <text:p>151.15</text:p>
          </table:table-cell>
          <table:table-cell table:formula="of:=[.X149]*1000000" office:value-type="float" office:value="49.393">
            <text:p>49.393</text:p>
          </table:table-cell>
          <table:table-cell table:formula="of:=[.Y149]*1000000" office:value-type="float" office:value="1161.9">
            <text:p>1161.9</text:p>
          </table:table-cell>
          <table:table-cell table:formula="of:=[.Z149]*1000000" office:value-type="float" office:value="20.368">
            <text:p>20.368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0.000000000000025434">
            <text:p>2.5434E-014</text:p>
          </table:table-cell>
          <table:table-cell table:formula="of:=[.AC149]*1000000" office:value-type="float" office:value="0.00000000000032447">
            <text:p>3.2447E-013</text:p>
          </table:table-cell>
          <table:table-cell office:value-type="float" office:value="0.00015115">
            <text:p>0.00015115</text:p>
          </table:table-cell>
          <table:table-cell table:style-name="ce1" office:value-type="string">
            <text:p>4.9397e-05</text:p>
          </table:table-cell>
          <table:table-cell office:value-type="float" office:value="0.0011619">
            <text:p>0.0011619</text:p>
          </table:table-cell>
          <table:table-cell table:style-name="ce1" office:value-type="string">
            <text:p>3.4715e-06</text:p>
          </table:table-cell>
          <table:table-cell table:style-name="ce1" office:value-type="string">
            <text:p>3.8753e-08</text:p>
          </table:table-cell>
          <table:table-cell table:style-name="ce1" office:value-type="string">
            <text:p>1.431e-41</text:p>
          </table:table-cell>
          <table:table-cell table:style-name="ce1" office:value-type="string">
            <text:p>3.2447e-19</text:p>
          </table:table-cell>
          <table:table-cell office:value-type="float" office:value="0.00015115">
            <text:p>0.00015115</text:p>
          </table:table-cell>
          <table:table-cell table:style-name="ce1" office:value-type="string">
            <text:p>4.9393e-05</text:p>
          </table:table-cell>
          <table:table-cell office:value-type="float" office:value="0.0011619">
            <text:p>0.001161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5434e-20</text:p>
          </table:table-cell>
          <table:table-cell table:style-name="ce1" office:value-type="string">
            <text:p>3.2447e-19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149.18">
            <text:p>149.18</text:p>
          </table:table-cell>
          <table:table-cell table:formula="of:=[.Q150]*1000000" office:value-type="float" office:value="48.768">
            <text:p>48.768</text:p>
          </table:table-cell>
          <table:table-cell table:formula="of:=[.R150]*1000000" office:value-type="float" office:value="1164.5">
            <text:p>1164.5</text:p>
          </table:table-cell>
          <table:table-cell table:formula="of:=[.S150]*1000000" office:value-type="float" office:value="3.403">
            <text:p>3.403</text:p>
          </table:table-cell>
          <table:table-cell table:formula="of:=[.T150]*1000000" office:value-type="float" office:value="0.038816">
            <text:p>0.038816</text:p>
          </table:table-cell>
          <table:table-cell table:formula="of:=[.U150]*1000000" office:value-type="float" office:value="5.4298E-036">
            <text:p>5.4298E-036</text:p>
          </table:table-cell>
          <table:table-cell table:formula="of:=[.V150]*1000000" office:value-type="float" office:value="0.00000000000031513">
            <text:p>3.1513E-013</text:p>
          </table:table-cell>
          <table:table-cell table:formula="of:=[.W150]*1000000" office:value-type="float" office:value="149.18">
            <text:p>149.18</text:p>
          </table:table-cell>
          <table:table-cell table:formula="of:=[.X150]*1000000" office:value-type="float" office:value="48.763">
            <text:p>48.763</text:p>
          </table:table-cell>
          <table:table-cell table:formula="of:=[.Y150]*1000000" office:value-type="float" office:value="1164.5">
            <text:p>1164.5</text:p>
          </table:table-cell>
          <table:table-cell table:formula="of:=[.Z150]*1000000" office:value-type="float" office:value="20.368">
            <text:p>20.368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0.000000000000014272">
            <text:p>1.4272E-014</text:p>
          </table:table-cell>
          <table:table-cell table:formula="of:=[.AC150]*1000000" office:value-type="float" office:value="0.00000000000031512">
            <text:p>3.1512E-013</text:p>
          </table:table-cell>
          <table:table-cell office:value-type="float" office:value="0.00014918">
            <text:p>0.00014918</text:p>
          </table:table-cell>
          <table:table-cell table:style-name="ce1" office:value-type="string">
            <text:p>4.8768e-05</text:p>
          </table:table-cell>
          <table:table-cell office:value-type="float" office:value="0.0011645">
            <text:p>0.0011645</text:p>
          </table:table-cell>
          <table:table-cell table:style-name="ce1" office:value-type="string">
            <text:p>3.403e-06</text:p>
          </table:table-cell>
          <table:table-cell table:style-name="ce1" office:value-type="string">
            <text:p>3.8816e-08</text:p>
          </table:table-cell>
          <table:table-cell table:style-name="ce1" office:value-type="string">
            <text:p>5.4298e-42</text:p>
          </table:table-cell>
          <table:table-cell table:style-name="ce1" office:value-type="string">
            <text:p>3.1513e-19</text:p>
          </table:table-cell>
          <table:table-cell office:value-type="float" office:value="0.00014918">
            <text:p>0.00014918</text:p>
          </table:table-cell>
          <table:table-cell table:style-name="ce1" office:value-type="string">
            <text:p>4.8763e-05</text:p>
          </table:table-cell>
          <table:table-cell office:value-type="float" office:value="0.0011645">
            <text:p>0.001164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72e-20</text:p>
          </table:table-cell>
          <table:table-cell table:style-name="ce1" office:value-type="string">
            <text:p>3.1512e-19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147.24">
            <text:p>147.24</text:p>
          </table:table-cell>
          <table:table-cell table:formula="of:=[.Q151]*1000000" office:value-type="float" office:value="48.146">
            <text:p>48.146</text:p>
          </table:table-cell>
          <table:table-cell table:formula="of:=[.R151]*1000000" office:value-type="float" office:value="1167.1">
            <text:p>1167.1</text:p>
          </table:table-cell>
          <table:table-cell table:formula="of:=[.S151]*1000000" office:value-type="float" office:value="3.3357">
            <text:p>3.3357</text:p>
          </table:table-cell>
          <table:table-cell table:formula="of:=[.T151]*1000000" office:value-type="float" office:value="0.038879">
            <text:p>0.038879</text:p>
          </table:table-cell>
          <table:table-cell table:formula="of:=[.U151]*1000000" office:value-type="float" office:value="2.0816E-036">
            <text:p>2.0816E-036</text:p>
          </table:table-cell>
          <table:table-cell table:formula="of:=[.V151]*1000000" office:value-type="float" office:value="0.00000000000030606">
            <text:p>3.0606E-013</text:p>
          </table:table-cell>
          <table:table-cell table:formula="of:=[.W151]*1000000" office:value-type="float" office:value="147.24">
            <text:p>147.24</text:p>
          </table:table-cell>
          <table:table-cell table:formula="of:=[.X151]*1000000" office:value-type="float" office:value="48.141">
            <text:p>48.141</text:p>
          </table:table-cell>
          <table:table-cell table:formula="of:=[.Y151]*1000000" office:value-type="float" office:value="1167.1">
            <text:p>1167.1</text:p>
          </table:table-cell>
          <table:table-cell table:formula="of:=[.Z151]*1000000" office:value-type="float" office:value="20.368">
            <text:p>20.368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7.0387E-015">
            <text:p>7.0387E-015</text:p>
          </table:table-cell>
          <table:table-cell table:formula="of:=[.AC151]*1000000" office:value-type="float" office:value="0.00000000000030606">
            <text:p>3.0606E-013</text:p>
          </table:table-cell>
          <table:table-cell office:value-type="float" office:value="0.00014724">
            <text:p>0.00014724</text:p>
          </table:table-cell>
          <table:table-cell table:style-name="ce1" office:value-type="string">
            <text:p>4.8146e-05</text:p>
          </table:table-cell>
          <table:table-cell office:value-type="float" office:value="0.0011671">
            <text:p>0.0011671</text:p>
          </table:table-cell>
          <table:table-cell table:style-name="ce1" office:value-type="string">
            <text:p>3.3357e-06</text:p>
          </table:table-cell>
          <table:table-cell table:style-name="ce1" office:value-type="string">
            <text:p>3.8879e-08</text:p>
          </table:table-cell>
          <table:table-cell table:style-name="ce1" office:value-type="string">
            <text:p>2.0816e-42</text:p>
          </table:table-cell>
          <table:table-cell table:style-name="ce1" office:value-type="string">
            <text:p>3.0606e-19</text:p>
          </table:table-cell>
          <table:table-cell office:value-type="float" office:value="0.00014724">
            <text:p>0.00014724</text:p>
          </table:table-cell>
          <table:table-cell table:style-name="ce1" office:value-type="string">
            <text:p>4.8141e-05</text:p>
          </table:table-cell>
          <table:table-cell office:value-type="float" office:value="0.0011671">
            <text:p>0.001167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0387e-21</text:p>
          </table:table-cell>
          <table:table-cell table:style-name="ce1" office:value-type="string">
            <text:p>3.0606e-19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145.33">
            <text:p>145.33</text:p>
          </table:table-cell>
          <table:table-cell table:formula="of:=[.Q152]*1000000" office:value-type="float" office:value="47.531">
            <text:p>47.531</text:p>
          </table:table-cell>
          <table:table-cell table:formula="of:=[.R152]*1000000" office:value-type="float" office:value="1169.7">
            <text:p>1169.7</text:p>
          </table:table-cell>
          <table:table-cell table:formula="of:=[.S152]*1000000" office:value-type="float" office:value="3.2695">
            <text:p>3.2695</text:p>
          </table:table-cell>
          <table:table-cell table:formula="of:=[.T152]*1000000" office:value-type="float" office:value="0.038942">
            <text:p>0.038942</text:p>
          </table:table-cell>
          <table:table-cell table:formula="of:=[.U152]*1000000" office:value-type="float" office:value="8.0618E-037">
            <text:p>8.0618E-037</text:p>
          </table:table-cell>
          <table:table-cell table:formula="of:=[.V152]*1000000" office:value-type="float" office:value="0.00000000000029728">
            <text:p>2.9728E-013</text:p>
          </table:table-cell>
          <table:table-cell table:formula="of:=[.W152]*1000000" office:value-type="float" office:value="145.33">
            <text:p>145.33</text:p>
          </table:table-cell>
          <table:table-cell table:formula="of:=[.X152]*1000000" office:value-type="float" office:value="47.527">
            <text:p>47.527</text:p>
          </table:table-cell>
          <table:table-cell table:formula="of:=[.Y152]*1000000" office:value-type="float" office:value="1169.7">
            <text:p>1169.7</text:p>
          </table:table-cell>
          <table:table-cell table:formula="of:=[.Z152]*1000000" office:value-type="float" office:value="20.368">
            <text:p>20.368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3.6797E-015">
            <text:p>3.6797E-015</text:p>
          </table:table-cell>
          <table:table-cell table:formula="of:=[.AC152]*1000000" office:value-type="float" office:value="0.00000000000029728">
            <text:p>2.9728E-013</text:p>
          </table:table-cell>
          <table:table-cell office:value-type="float" office:value="0.00014533">
            <text:p>0.00014533</text:p>
          </table:table-cell>
          <table:table-cell table:style-name="ce1" office:value-type="string">
            <text:p>4.7531e-05</text:p>
          </table:table-cell>
          <table:table-cell office:value-type="float" office:value="0.0011697">
            <text:p>0.0011697</text:p>
          </table:table-cell>
          <table:table-cell table:style-name="ce1" office:value-type="string">
            <text:p>3.2695e-06</text:p>
          </table:table-cell>
          <table:table-cell table:style-name="ce1" office:value-type="string">
            <text:p>3.8942e-08</text:p>
          </table:table-cell>
          <table:table-cell table:style-name="ce1" office:value-type="string">
            <text:p>8.0618e-43</text:p>
          </table:table-cell>
          <table:table-cell table:style-name="ce1" office:value-type="string">
            <text:p>2.9728e-19</text:p>
          </table:table-cell>
          <table:table-cell office:value-type="float" office:value="0.00014533">
            <text:p>0.00014533</text:p>
          </table:table-cell>
          <table:table-cell table:style-name="ce1" office:value-type="string">
            <text:p>4.7527e-05</text:p>
          </table:table-cell>
          <table:table-cell office:value-type="float" office:value="0.0011697">
            <text:p>0.001169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6797e-21</text:p>
          </table:table-cell>
          <table:table-cell table:style-name="ce1" office:value-type="string">
            <text:p>2.9728e-19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143.44">
            <text:p>143.44</text:p>
          </table:table-cell>
          <table:table-cell table:formula="of:=[.Q153]*1000000" office:value-type="float" office:value="46.924">
            <text:p>46.924</text:p>
          </table:table-cell>
          <table:table-cell table:formula="of:=[.R153]*1000000" office:value-type="float" office:value="1172.2">
            <text:p>1172.2</text:p>
          </table:table-cell>
          <table:table-cell table:formula="of:=[.S153]*1000000" office:value-type="float" office:value="3.2045">
            <text:p>3.2045</text:p>
          </table:table-cell>
          <table:table-cell table:formula="of:=[.T153]*1000000" office:value-type="float" office:value="0.039004">
            <text:p>0.039004</text:p>
          </table:table-cell>
          <table:table-cell table:formula="of:=[.U153]*1000000" office:value-type="float" office:value="3.1539E-037">
            <text:p>3.1539E-037</text:p>
          </table:table-cell>
          <table:table-cell table:formula="of:=[.V153]*1000000" office:value-type="float" office:value="0.00000000000028876">
            <text:p>2.8876E-013</text:p>
          </table:table-cell>
          <table:table-cell table:formula="of:=[.W153]*1000000" office:value-type="float" office:value="143.44">
            <text:p>143.44</text:p>
          </table:table-cell>
          <table:table-cell table:formula="of:=[.X153]*1000000" office:value-type="float" office:value="46.92">
            <text:p>46.92</text:p>
          </table:table-cell>
          <table:table-cell table:formula="of:=[.Y153]*1000000" office:value-type="float" office:value="1172.2">
            <text:p>1172.2</text:p>
          </table:table-cell>
          <table:table-cell table:formula="of:=[.Z153]*1000000" office:value-type="float" office:value="20.368">
            <text:p>20.368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1.6087E-015">
            <text:p>1.6087E-015</text:p>
          </table:table-cell>
          <table:table-cell table:formula="of:=[.AC153]*1000000" office:value-type="float" office:value="0.00000000000028876">
            <text:p>2.8876E-013</text:p>
          </table:table-cell>
          <table:table-cell office:value-type="float" office:value="0.00014344">
            <text:p>0.00014344</text:p>
          </table:table-cell>
          <table:table-cell table:style-name="ce1" office:value-type="string">
            <text:p>4.6924e-05</text:p>
          </table:table-cell>
          <table:table-cell office:value-type="float" office:value="0.0011722">
            <text:p>0.0011722</text:p>
          </table:table-cell>
          <table:table-cell table:style-name="ce1" office:value-type="string">
            <text:p>3.2045e-06</text:p>
          </table:table-cell>
          <table:table-cell table:style-name="ce1" office:value-type="string">
            <text:p>3.9004e-08</text:p>
          </table:table-cell>
          <table:table-cell table:style-name="ce1" office:value-type="string">
            <text:p>3.1539e-43</text:p>
          </table:table-cell>
          <table:table-cell table:style-name="ce1" office:value-type="string">
            <text:p>2.8876e-19</text:p>
          </table:table-cell>
          <table:table-cell office:value-type="float" office:value="0.00014344">
            <text:p>0.00014344</text:p>
          </table:table-cell>
          <table:table-cell table:style-name="ce1" office:value-type="string">
            <text:p>4.692e-05</text:p>
          </table:table-cell>
          <table:table-cell office:value-type="float" office:value="0.0011722">
            <text:p>0.001172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087e-21</text:p>
          </table:table-cell>
          <table:table-cell table:style-name="ce1" office:value-type="string">
            <text:p>2.8876e-19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141.58">
            <text:p>141.58</text:p>
          </table:table-cell>
          <table:table-cell table:formula="of:=[.Q154]*1000000" office:value-type="float" office:value="46.325">
            <text:p>46.325</text:p>
          </table:table-cell>
          <table:table-cell table:formula="of:=[.R154]*1000000" office:value-type="float" office:value="1174.7">
            <text:p>1174.7</text:p>
          </table:table-cell>
          <table:table-cell table:formula="of:=[.S154]*1000000" office:value-type="float" office:value="3.1406">
            <text:p>3.1406</text:p>
          </table:table-cell>
          <table:table-cell table:formula="of:=[.T154]*1000000" office:value-type="float" office:value="0.039066">
            <text:p>0.039066</text:p>
          </table:table-cell>
          <table:table-cell table:formula="of:=[.U154]*1000000" office:value-type="float" office:value="1.2463E-037">
            <text:p>1.2463E-037</text:p>
          </table:table-cell>
          <table:table-cell table:formula="of:=[.V154]*1000000" office:value-type="float" office:value="0.00000000000028051">
            <text:p>2.8051E-013</text:p>
          </table:table-cell>
          <table:table-cell table:formula="of:=[.W154]*1000000" office:value-type="float" office:value="141.58">
            <text:p>141.58</text:p>
          </table:table-cell>
          <table:table-cell table:formula="of:=[.X154]*1000000" office:value-type="float" office:value="46.321">
            <text:p>46.321</text:p>
          </table:table-cell>
          <table:table-cell table:formula="of:=[.Y154]*1000000" office:value-type="float" office:value="1174.7">
            <text:p>1174.7</text:p>
          </table:table-cell>
          <table:table-cell table:formula="of:=[.Z154]*1000000" office:value-type="float" office:value="20.368">
            <text:p>20.368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6.9491E-016">
            <text:p>6.9491E-016</text:p>
          </table:table-cell>
          <table:table-cell table:formula="of:=[.AC154]*1000000" office:value-type="float" office:value="0.0000000000002805">
            <text:p>2.805E-013</text:p>
          </table:table-cell>
          <table:table-cell office:value-type="float" office:value="0.00014158">
            <text:p>0.00014158</text:p>
          </table:table-cell>
          <table:table-cell table:style-name="ce1" office:value-type="string">
            <text:p>4.6325e-05</text:p>
          </table:table-cell>
          <table:table-cell office:value-type="float" office:value="0.0011747">
            <text:p>0.0011747</text:p>
          </table:table-cell>
          <table:table-cell table:style-name="ce1" office:value-type="string">
            <text:p>3.1406e-06</text:p>
          </table:table-cell>
          <table:table-cell table:style-name="ce1" office:value-type="string">
            <text:p>3.9066e-08</text:p>
          </table:table-cell>
          <table:table-cell table:style-name="ce1" office:value-type="string">
            <text:p>1.2463e-43</text:p>
          </table:table-cell>
          <table:table-cell table:style-name="ce1" office:value-type="string">
            <text:p>2.8051e-19</text:p>
          </table:table-cell>
          <table:table-cell office:value-type="float" office:value="0.00014158">
            <text:p>0.00014158</text:p>
          </table:table-cell>
          <table:table-cell table:style-name="ce1" office:value-type="string">
            <text:p>4.6321e-05</text:p>
          </table:table-cell>
          <table:table-cell office:value-type="float" office:value="0.0011747">
            <text:p>0.001174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6.9491e-22</text:p>
          </table:table-cell>
          <table:table-cell table:style-name="ce1" office:value-type="string">
            <text:p>2.805e-19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139.75">
            <text:p>139.75</text:p>
          </table:table-cell>
          <table:table-cell table:formula="of:=[.Q155]*1000000" office:value-type="float" office:value="45.733">
            <text:p>45.733</text:p>
          </table:table-cell>
          <table:table-cell table:formula="of:=[.R155]*1000000" office:value-type="float" office:value="1177.1">
            <text:p>1177.1</text:p>
          </table:table-cell>
          <table:table-cell table:formula="of:=[.S155]*1000000" office:value-type="float" office:value="3.0778">
            <text:p>3.0778</text:p>
          </table:table-cell>
          <table:table-cell table:formula="of:=[.T155]*1000000" office:value-type="float" office:value="0.039128">
            <text:p>0.039128</text:p>
          </table:table-cell>
          <table:table-cell table:formula="of:=[.U155]*1000000" office:value-type="float" office:value="4.974E-038">
            <text:p>4.974E-038</text:p>
          </table:table-cell>
          <table:table-cell table:formula="of:=[.V155]*1000000" office:value-type="float" office:value="0.0000000000002725">
            <text:p>2.725E-013</text:p>
          </table:table-cell>
          <table:table-cell table:formula="of:=[.W155]*1000000" office:value-type="float" office:value="139.75">
            <text:p>139.75</text:p>
          </table:table-cell>
          <table:table-cell table:formula="of:=[.X155]*1000000" office:value-type="float" office:value="45.729">
            <text:p>45.729</text:p>
          </table:table-cell>
          <table:table-cell table:formula="of:=[.Y155]*1000000" office:value-type="float" office:value="1177.1">
            <text:p>1177.1</text:p>
          </table:table-cell>
          <table:table-cell table:formula="of:=[.Z155]*1000000" office:value-type="float" office:value="20.368">
            <text:p>20.368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3.0761E-016">
            <text:p>3.0761E-016</text:p>
          </table:table-cell>
          <table:table-cell table:formula="of:=[.AC155]*1000000" office:value-type="float" office:value="0.0000000000002725">
            <text:p>2.725E-013</text:p>
          </table:table-cell>
          <table:table-cell office:value-type="float" office:value="0.00013975">
            <text:p>0.00013975</text:p>
          </table:table-cell>
          <table:table-cell table:style-name="ce1" office:value-type="string">
            <text:p>4.5733e-05</text:p>
          </table:table-cell>
          <table:table-cell office:value-type="float" office:value="0.0011771">
            <text:p>0.0011771</text:p>
          </table:table-cell>
          <table:table-cell table:style-name="ce1" office:value-type="string">
            <text:p>3.0778e-06</text:p>
          </table:table-cell>
          <table:table-cell table:style-name="ce1" office:value-type="string">
            <text:p>3.9128e-08</text:p>
          </table:table-cell>
          <table:table-cell table:style-name="ce1" office:value-type="string">
            <text:p>4.974e-44</text:p>
          </table:table-cell>
          <table:table-cell table:style-name="ce1" office:value-type="string">
            <text:p>2.725e-19</text:p>
          </table:table-cell>
          <table:table-cell office:value-type="float" office:value="0.00013975">
            <text:p>0.00013975</text:p>
          </table:table-cell>
          <table:table-cell table:style-name="ce1" office:value-type="string">
            <text:p>4.5729e-05</text:p>
          </table:table-cell>
          <table:table-cell office:value-type="float" office:value="0.0011771">
            <text:p>0.001177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0761e-22</text:p>
          </table:table-cell>
          <table:table-cell table:style-name="ce1" office:value-type="string">
            <text:p>2.725e-19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137.94">
            <text:p>137.94</text:p>
          </table:table-cell>
          <table:table-cell table:formula="of:=[.Q156]*1000000" office:value-type="float" office:value="45.149">
            <text:p>45.149</text:p>
          </table:table-cell>
          <table:table-cell table:formula="of:=[.R156]*1000000" office:value-type="float" office:value="1179.6">
            <text:p>1179.6</text:p>
          </table:table-cell>
          <table:table-cell table:formula="of:=[.S156]*1000000" office:value-type="float" office:value="3.016">
            <text:p>3.016</text:p>
          </table:table-cell>
          <table:table-cell table:formula="of:=[.T156]*1000000" office:value-type="float" office:value="0.03919">
            <text:p>0.03919</text:p>
          </table:table-cell>
          <table:table-cell table:formula="of:=[.U156]*1000000" office:value-type="float" office:value="2.0048E-038">
            <text:p>2.0048E-038</text:p>
          </table:table-cell>
          <table:table-cell table:formula="of:=[.V156]*1000000" office:value-type="float" office:value="0.00000000000026474">
            <text:p>2.6474E-013</text:p>
          </table:table-cell>
          <table:table-cell table:formula="of:=[.W156]*1000000" office:value-type="float" office:value="137.94">
            <text:p>137.94</text:p>
          </table:table-cell>
          <table:table-cell table:formula="of:=[.X156]*1000000" office:value-type="float" office:value="45.145">
            <text:p>45.145</text:p>
          </table:table-cell>
          <table:table-cell table:formula="of:=[.Y156]*1000000" office:value-type="float" office:value="1179.5">
            <text:p>1179.5</text:p>
          </table:table-cell>
          <table:table-cell table:formula="of:=[.Z156]*1000000" office:value-type="float" office:value="20.368">
            <text:p>20.368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1.4497E-016">
            <text:p>1.4497E-016</text:p>
          </table:table-cell>
          <table:table-cell table:formula="of:=[.AC156]*1000000" office:value-type="float" office:value="0.00000000000026474">
            <text:p>2.6474E-013</text:p>
          </table:table-cell>
          <table:table-cell office:value-type="float" office:value="0.00013794">
            <text:p>0.00013794</text:p>
          </table:table-cell>
          <table:table-cell table:style-name="ce1" office:value-type="string">
            <text:p>4.5149e-05</text:p>
          </table:table-cell>
          <table:table-cell office:value-type="float" office:value="0.0011796">
            <text:p>0.0011796</text:p>
          </table:table-cell>
          <table:table-cell table:style-name="ce1" office:value-type="string">
            <text:p>3.016e-06</text:p>
          </table:table-cell>
          <table:table-cell table:style-name="ce1" office:value-type="string">
            <text:p>3.919e-08</text:p>
          </table:table-cell>
          <table:table-cell table:style-name="ce1" office:value-type="string">
            <text:p>2.0048e-44</text:p>
          </table:table-cell>
          <table:table-cell table:style-name="ce1" office:value-type="string">
            <text:p>2.6474e-19</text:p>
          </table:table-cell>
          <table:table-cell office:value-type="float" office:value="0.00013794">
            <text:p>0.00013794</text:p>
          </table:table-cell>
          <table:table-cell table:style-name="ce1" office:value-type="string">
            <text:p>4.5145e-05</text:p>
          </table:table-cell>
          <table:table-cell office:value-type="float" office:value="0.0011795">
            <text:p>0.001179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497e-22</text:p>
          </table:table-cell>
          <table:table-cell table:style-name="ce1" office:value-type="string">
            <text:p>2.6474e-19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136.16">
            <text:p>136.16</text:p>
          </table:table-cell>
          <table:table-cell table:formula="of:=[.Q157]*1000000" office:value-type="float" office:value="44.572">
            <text:p>44.572</text:p>
          </table:table-cell>
          <table:table-cell table:formula="of:=[.R157]*1000000" office:value-type="float" office:value="1182">
            <text:p>1182</text:p>
          </table:table-cell>
          <table:table-cell table:formula="of:=[.S157]*1000000" office:value-type="float" office:value="2.9554">
            <text:p>2.9554</text:p>
          </table:table-cell>
          <table:table-cell table:formula="of:=[.T157]*1000000" office:value-type="float" office:value="0.039252">
            <text:p>0.039252</text:p>
          </table:table-cell>
          <table:table-cell table:formula="of:=[.U157]*1000000" office:value-type="float" office:value="8.1595E-039">
            <text:p>8.1595E-039</text:p>
          </table:table-cell>
          <table:table-cell table:formula="of:=[.V157]*1000000" office:value-type="float" office:value="0.00000000000025722">
            <text:p>2.5722E-013</text:p>
          </table:table-cell>
          <table:table-cell table:formula="of:=[.W157]*1000000" office:value-type="float" office:value="136.16">
            <text:p>136.16</text:p>
          </table:table-cell>
          <table:table-cell table:formula="of:=[.X157]*1000000" office:value-type="float" office:value="44.568">
            <text:p>44.568</text:p>
          </table:table-cell>
          <table:table-cell table:formula="of:=[.Y157]*1000000" office:value-type="float" office:value="1181.9">
            <text:p>1181.9</text:p>
          </table:table-cell>
          <table:table-cell table:formula="of:=[.Z157]*1000000" office:value-type="float" office:value="20.368">
            <text:p>20.368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5.7141E-017">
            <text:p>5.7141E-017</text:p>
          </table:table-cell>
          <table:table-cell table:formula="of:=[.AC157]*1000000" office:value-type="float" office:value="0.00000000000025721">
            <text:p>2.5721E-013</text:p>
          </table:table-cell>
          <table:table-cell office:value-type="float" office:value="0.00013616">
            <text:p>0.00013616</text:p>
          </table:table-cell>
          <table:table-cell table:style-name="ce1" office:value-type="string">
            <text:p>4.4572e-05</text:p>
          </table:table-cell>
          <table:table-cell office:value-type="float" office:value="0.001182">
            <text:p>0.001182</text:p>
          </table:table-cell>
          <table:table-cell table:style-name="ce1" office:value-type="string">
            <text:p>2.9554e-06</text:p>
          </table:table-cell>
          <table:table-cell table:style-name="ce1" office:value-type="string">
            <text:p>3.9252e-08</text:p>
          </table:table-cell>
          <table:table-cell table:style-name="ce1" office:value-type="string">
            <text:p>8.1595e-45</text:p>
          </table:table-cell>
          <table:table-cell table:style-name="ce1" office:value-type="string">
            <text:p>2.5722e-19</text:p>
          </table:table-cell>
          <table:table-cell office:value-type="float" office:value="0.00013616">
            <text:p>0.00013616</text:p>
          </table:table-cell>
          <table:table-cell table:style-name="ce1" office:value-type="string">
            <text:p>4.4568e-05</text:p>
          </table:table-cell>
          <table:table-cell office:value-type="float" office:value="0.0011819">
            <text:p>0.001181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5.7141e-23</text:p>
          </table:table-cell>
          <table:table-cell table:style-name="ce1" office:value-type="string">
            <text:p>2.5721e-19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134.4">
            <text:p>134.4</text:p>
          </table:table-cell>
          <table:table-cell table:formula="of:=[.Q158]*1000000" office:value-type="float" office:value="44.002">
            <text:p>44.002</text:p>
          </table:table-cell>
          <table:table-cell table:formula="of:=[.R158]*1000000" office:value-type="float" office:value="1184.3">
            <text:p>1184.3</text:p>
          </table:table-cell>
          <table:table-cell table:formula="of:=[.S158]*1000000" office:value-type="float" office:value="2.8958">
            <text:p>2.8958</text:p>
          </table:table-cell>
          <table:table-cell table:formula="of:=[.T158]*1000000" office:value-type="float" office:value="0.039314">
            <text:p>0.039314</text:p>
          </table:table-cell>
          <table:table-cell table:formula="of:=[.U158]*1000000" office:value-type="float" office:value="3.3532E-039">
            <text:p>3.3532E-039</text:p>
          </table:table-cell>
          <table:table-cell table:formula="of:=[.V158]*1000000" office:value-type="float" office:value="0.00000000000024992">
            <text:p>2.4992E-013</text:p>
          </table:table-cell>
          <table:table-cell table:formula="of:=[.W158]*1000000" office:value-type="float" office:value="134.4">
            <text:p>134.4</text:p>
          </table:table-cell>
          <table:table-cell table:formula="of:=[.X158]*1000000" office:value-type="float" office:value="43.998">
            <text:p>43.998</text:p>
          </table:table-cell>
          <table:table-cell table:formula="of:=[.Y158]*1000000" office:value-type="float" office:value="1184.3">
            <text:p>1184.3</text:p>
          </table:table-cell>
          <table:table-cell table:formula="of:=[.Z158]*1000000" office:value-type="float" office:value="20.368">
            <text:p>20.368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2.2505E-017">
            <text:p>2.2505E-017</text:p>
          </table:table-cell>
          <table:table-cell table:formula="of:=[.AC158]*1000000" office:value-type="float" office:value="0.00000000000024992">
            <text:p>2.4992E-013</text:p>
          </table:table-cell>
          <table:table-cell office:value-type="float" office:value="0.0001344">
            <text:p>0.0001344</text:p>
          </table:table-cell>
          <table:table-cell table:style-name="ce1" office:value-type="string">
            <text:p>4.4002e-05</text:p>
          </table:table-cell>
          <table:table-cell office:value-type="float" office:value="0.0011843">
            <text:p>0.0011843</text:p>
          </table:table-cell>
          <table:table-cell table:style-name="ce1" office:value-type="string">
            <text:p>2.8958e-06</text:p>
          </table:table-cell>
          <table:table-cell table:style-name="ce1" office:value-type="string">
            <text:p>3.9314e-08</text:p>
          </table:table-cell>
          <table:table-cell table:style-name="ce1" office:value-type="string">
            <text:p>3.3532e-45</text:p>
          </table:table-cell>
          <table:table-cell table:style-name="ce1" office:value-type="string">
            <text:p>2.4992e-19</text:p>
          </table:table-cell>
          <table:table-cell office:value-type="float" office:value="0.0001344">
            <text:p>0.0001344</text:p>
          </table:table-cell>
          <table:table-cell table:style-name="ce1" office:value-type="string">
            <text:p>4.3998e-05</text:p>
          </table:table-cell>
          <table:table-cell office:value-type="float" office:value="0.0011843">
            <text:p>0.0011843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05e-23</text:p>
          </table:table-cell>
          <table:table-cell table:style-name="ce1" office:value-type="string">
            <text:p>2.4992e-19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132.67">
            <text:p>132.67</text:p>
          </table:table-cell>
          <table:table-cell table:formula="of:=[.Q159]*1000000" office:value-type="float" office:value="43.439">
            <text:p>43.439</text:p>
          </table:table-cell>
          <table:table-cell table:formula="of:=[.R159]*1000000" office:value-type="float" office:value="1186.6">
            <text:p>1186.6</text:p>
          </table:table-cell>
          <table:table-cell table:formula="of:=[.S159]*1000000" office:value-type="float" office:value="2.8373">
            <text:p>2.8373</text:p>
          </table:table-cell>
          <table:table-cell table:formula="of:=[.T159]*1000000" office:value-type="float" office:value="0.039376">
            <text:p>0.039376</text:p>
          </table:table-cell>
          <table:table-cell table:formula="of:=[.U159]*1000000" office:value-type="float" office:value="1.3913E-039">
            <text:p>1.3913E-039</text:p>
          </table:table-cell>
          <table:table-cell table:formula="of:=[.V159]*1000000" office:value-type="float" office:value="0.00000000000024285">
            <text:p>2.4285E-013</text:p>
          </table:table-cell>
          <table:table-cell table:formula="of:=[.W159]*1000000" office:value-type="float" office:value="132.67">
            <text:p>132.67</text:p>
          </table:table-cell>
          <table:table-cell table:formula="of:=[.X159]*1000000" office:value-type="float" office:value="43.435">
            <text:p>43.435</text:p>
          </table:table-cell>
          <table:table-cell table:formula="of:=[.Y159]*1000000" office:value-type="float" office:value="1186.6">
            <text:p>1186.6</text:p>
          </table:table-cell>
          <table:table-cell table:formula="of:=[.Z159]*1000000" office:value-type="float" office:value="20.368">
            <text:p>20.368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7.4423E-018">
            <text:p>7.4423E-018</text:p>
          </table:table-cell>
          <table:table-cell table:formula="of:=[.AC159]*1000000" office:value-type="float" office:value="0.00000000000024284">
            <text:p>2.4284E-013</text:p>
          </table:table-cell>
          <table:table-cell office:value-type="float" office:value="0.00013267">
            <text:p>0.00013267</text:p>
          </table:table-cell>
          <table:table-cell table:style-name="ce1" office:value-type="string">
            <text:p>4.3439e-05</text:p>
          </table:table-cell>
          <table:table-cell office:value-type="float" office:value="0.0011866">
            <text:p>0.0011866</text:p>
          </table:table-cell>
          <table:table-cell table:style-name="ce1" office:value-type="string">
            <text:p>2.8373e-06</text:p>
          </table:table-cell>
          <table:table-cell table:style-name="ce1" office:value-type="string">
            <text:p>3.9376e-08</text:p>
          </table:table-cell>
          <table:table-cell table:style-name="ce1" office:value-type="string">
            <text:p>1.3913e-45</text:p>
          </table:table-cell>
          <table:table-cell table:style-name="ce1" office:value-type="string">
            <text:p>2.4285e-19</text:p>
          </table:table-cell>
          <table:table-cell office:value-type="float" office:value="0.00013267">
            <text:p>0.00013267</text:p>
          </table:table-cell>
          <table:table-cell table:style-name="ce1" office:value-type="string">
            <text:p>4.3435e-05</text:p>
          </table:table-cell>
          <table:table-cell office:value-type="float" office:value="0.0011866">
            <text:p>0.0011866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4423e-24</text:p>
          </table:table-cell>
          <table:table-cell table:style-name="ce1" office:value-type="string">
            <text:p>2.4284e-19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130.96">
            <text:p>130.96</text:p>
          </table:table-cell>
          <table:table-cell table:formula="of:=[.Q160]*1000000" office:value-type="float" office:value="42.883">
            <text:p>42.883</text:p>
          </table:table-cell>
          <table:table-cell table:formula="of:=[.R160]*1000000" office:value-type="float" office:value="1188.9">
            <text:p>1188.9</text:p>
          </table:table-cell>
          <table:table-cell table:formula="of:=[.S160]*1000000" office:value-type="float" office:value="2.7798">
            <text:p>2.7798</text:p>
          </table:table-cell>
          <table:table-cell table:formula="of:=[.T160]*1000000" office:value-type="float" office:value="0.039437">
            <text:p>0.039437</text:p>
          </table:table-cell>
          <table:table-cell table:formula="of:=[.U160]*1000000" office:value-type="float" office:value="5.8281E-040">
            <text:p>5.8281E-040</text:p>
          </table:table-cell>
          <table:table-cell table:formula="of:=[.V160]*1000000" office:value-type="float" office:value="0.00000000000023599">
            <text:p>2.3599E-013</text:p>
          </table:table-cell>
          <table:table-cell table:formula="of:=[.W160]*1000000" office:value-type="float" office:value="130.96">
            <text:p>130.96</text:p>
          </table:table-cell>
          <table:table-cell table:formula="of:=[.X160]*1000000" office:value-type="float" office:value="42.879">
            <text:p>42.879</text:p>
          </table:table-cell>
          <table:table-cell table:formula="of:=[.Y160]*1000000" office:value-type="float" office:value="1188.9">
            <text:p>1188.9</text:p>
          </table:table-cell>
          <table:table-cell table:formula="of:=[.Z160]*1000000" office:value-type="float" office:value="20.368">
            <text:p>20.368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2.5203E-018">
            <text:p>2.5203E-018</text:p>
          </table:table-cell>
          <table:table-cell table:formula="of:=[.AC160]*1000000" office:value-type="float" office:value="0.00000000000023599">
            <text:p>2.3599E-013</text:p>
          </table:table-cell>
          <table:table-cell office:value-type="float" office:value="0.00013096">
            <text:p>0.00013096</text:p>
          </table:table-cell>
          <table:table-cell table:style-name="ce1" office:value-type="string">
            <text:p>4.2883e-05</text:p>
          </table:table-cell>
          <table:table-cell office:value-type="float" office:value="0.0011889">
            <text:p>0.0011889</text:p>
          </table:table-cell>
          <table:table-cell table:style-name="ce1" office:value-type="string">
            <text:p>2.7798e-06</text:p>
          </table:table-cell>
          <table:table-cell table:style-name="ce1" office:value-type="string">
            <text:p>3.9437e-08</text:p>
          </table:table-cell>
          <table:table-cell table:style-name="ce1" office:value-type="string">
            <text:p>5.8281e-46</text:p>
          </table:table-cell>
          <table:table-cell table:style-name="ce1" office:value-type="string">
            <text:p>2.3599e-19</text:p>
          </table:table-cell>
          <table:table-cell office:value-type="float" office:value="0.00013096">
            <text:p>0.00013096</text:p>
          </table:table-cell>
          <table:table-cell table:style-name="ce1" office:value-type="string">
            <text:p>4.2879e-05</text:p>
          </table:table-cell>
          <table:table-cell office:value-type="float" office:value="0.0011889">
            <text:p>0.001188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5203e-24</text:p>
          </table:table-cell>
          <table:table-cell table:style-name="ce1" office:value-type="string">
            <text:p>2.3599e-19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129.28">
            <text:p>129.28</text:p>
          </table:table-cell>
          <table:table-cell table:formula="of:=[.Q161]*1000000" office:value-type="float" office:value="42.334">
            <text:p>42.334</text:p>
          </table:table-cell>
          <table:table-cell table:formula="of:=[.R161]*1000000" office:value-type="float" office:value="1191.2">
            <text:p>1191.2</text:p>
          </table:table-cell>
          <table:table-cell table:formula="of:=[.S161]*1000000" office:value-type="float" office:value="2.7234">
            <text:p>2.7234</text:p>
          </table:table-cell>
          <table:table-cell table:formula="of:=[.T161]*1000000" office:value-type="float" office:value="0.039499">
            <text:p>0.039499</text:p>
          </table:table-cell>
          <table:table-cell table:formula="of:=[.U161]*1000000" office:value-type="float" office:value="2.4644E-040">
            <text:p>2.4644E-040</text:p>
          </table:table-cell>
          <table:table-cell table:formula="of:=[.V161]*1000000" office:value-type="float" office:value="0.00000000000022934">
            <text:p>2.2934E-013</text:p>
          </table:table-cell>
          <table:table-cell table:formula="of:=[.W161]*1000000" office:value-type="float" office:value="129.28">
            <text:p>129.28</text:p>
          </table:table-cell>
          <table:table-cell table:formula="of:=[.X161]*1000000" office:value-type="float" office:value="42.33">
            <text:p>42.33</text:p>
          </table:table-cell>
          <table:table-cell table:formula="of:=[.Y161]*1000000" office:value-type="float" office:value="1191.2">
            <text:p>1191.2</text:p>
          </table:table-cell>
          <table:table-cell table:formula="of:=[.Z161]*1000000" office:value-type="float" office:value="20.368">
            <text:p>20.368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8.4557E-019">
            <text:p>8.4557E-019</text:p>
          </table:table-cell>
          <table:table-cell table:formula="of:=[.AC161]*1000000" office:value-type="float" office:value="0.00000000000022934">
            <text:p>2.2934E-013</text:p>
          </table:table-cell>
          <table:table-cell office:value-type="float" office:value="0.00012928">
            <text:p>0.00012928</text:p>
          </table:table-cell>
          <table:table-cell table:style-name="ce1" office:value-type="string">
            <text:p>4.2334e-05</text:p>
          </table:table-cell>
          <table:table-cell office:value-type="float" office:value="0.0011912">
            <text:p>0.0011912</text:p>
          </table:table-cell>
          <table:table-cell table:style-name="ce1" office:value-type="string">
            <text:p>2.7234e-06</text:p>
          </table:table-cell>
          <table:table-cell table:style-name="ce1" office:value-type="string">
            <text:p>3.9499e-08</text:p>
          </table:table-cell>
          <table:table-cell table:style-name="ce1" office:value-type="string">
            <text:p>2.4644e-46</text:p>
          </table:table-cell>
          <table:table-cell table:style-name="ce1" office:value-type="string">
            <text:p>2.2934e-19</text:p>
          </table:table-cell>
          <table:table-cell office:value-type="float" office:value="0.00012928">
            <text:p>0.00012928</text:p>
          </table:table-cell>
          <table:table-cell table:style-name="ce1" office:value-type="string">
            <text:p>4.233e-05</text:p>
          </table:table-cell>
          <table:table-cell office:value-type="float" office:value="0.0011912">
            <text:p>0.001191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8.4557e-25</text:p>
          </table:table-cell>
          <table:table-cell table:style-name="ce1" office:value-type="string">
            <text:p>2.2934e-19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127.62">
            <text:p>127.62</text:p>
          </table:table-cell>
          <table:table-cell table:formula="of:=[.Q162]*1000000" office:value-type="float" office:value="41.792">
            <text:p>41.792</text:p>
          </table:table-cell>
          <table:table-cell table:formula="of:=[.R162]*1000000" office:value-type="float" office:value="1193.4">
            <text:p>1193.4</text:p>
          </table:table-cell>
          <table:table-cell table:formula="of:=[.S162]*1000000" office:value-type="float" office:value="2.6679">
            <text:p>2.6679</text:p>
          </table:table-cell>
          <table:table-cell table:formula="of:=[.T162]*1000000" office:value-type="float" office:value="0.03956">
            <text:p>0.03956</text:p>
          </table:table-cell>
          <table:table-cell table:formula="of:=[.U162]*1000000" office:value-type="float" office:value="1.0519E-040">
            <text:p>1.0519E-040</text:p>
          </table:table-cell>
          <table:table-cell table:formula="of:=[.V162]*1000000" office:value-type="float" office:value="0.0000000000002229">
            <text:p>2.229E-013</text:p>
          </table:table-cell>
          <table:table-cell table:formula="of:=[.W162]*1000000" office:value-type="float" office:value="127.62">
            <text:p>127.62</text:p>
          </table:table-cell>
          <table:table-cell table:formula="of:=[.X162]*1000000" office:value-type="float" office:value="41.788">
            <text:p>41.788</text:p>
          </table:table-cell>
          <table:table-cell table:formula="of:=[.Y162]*1000000" office:value-type="float" office:value="1193.4">
            <text:p>1193.4</text:p>
          </table:table-cell>
          <table:table-cell table:formula="of:=[.Z162]*1000000" office:value-type="float" office:value="20.368">
            <text:p>20.368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3.0068E-019">
            <text:p>3.0068E-019</text:p>
          </table:table-cell>
          <table:table-cell table:formula="of:=[.AC162]*1000000" office:value-type="float" office:value="0.0000000000002229">
            <text:p>2.229E-013</text:p>
          </table:table-cell>
          <table:table-cell office:value-type="float" office:value="0.00012762">
            <text:p>0.00012762</text:p>
          </table:table-cell>
          <table:table-cell table:style-name="ce1" office:value-type="string">
            <text:p>4.1792e-05</text:p>
          </table:table-cell>
          <table:table-cell office:value-type="float" office:value="0.0011934">
            <text:p>0.0011934</text:p>
          </table:table-cell>
          <table:table-cell table:style-name="ce1" office:value-type="string">
            <text:p>2.6679e-06</text:p>
          </table:table-cell>
          <table:table-cell table:style-name="ce1" office:value-type="string">
            <text:p>3.956e-08</text:p>
          </table:table-cell>
          <table:table-cell table:style-name="ce1" office:value-type="string">
            <text:p>1.0519e-46</text:p>
          </table:table-cell>
          <table:table-cell table:style-name="ce1" office:value-type="string">
            <text:p>2.229e-19</text:p>
          </table:table-cell>
          <table:table-cell office:value-type="float" office:value="0.00012762">
            <text:p>0.00012762</text:p>
          </table:table-cell>
          <table:table-cell table:style-name="ce1" office:value-type="string">
            <text:p>4.1788e-05</text:p>
          </table:table-cell>
          <table:table-cell office:value-type="float" office:value="0.0011934">
            <text:p>0.001193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0068e-25</text:p>
          </table:table-cell>
          <table:table-cell table:style-name="ce1" office:value-type="string">
            <text:p>2.229e-19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125.98">
            <text:p>125.98</text:p>
          </table:table-cell>
          <table:table-cell table:formula="of:=[.Q163]*1000000" office:value-type="float" office:value="41.257">
            <text:p>41.257</text:p>
          </table:table-cell>
          <table:table-cell table:formula="of:=[.R163]*1000000" office:value-type="float" office:value="1195.6">
            <text:p>1195.6</text:p>
          </table:table-cell>
          <table:table-cell table:formula="of:=[.S163]*1000000" office:value-type="float" office:value="2.6134">
            <text:p>2.6134</text:p>
          </table:table-cell>
          <table:table-cell table:formula="of:=[.T163]*1000000" office:value-type="float" office:value="0.039622">
            <text:p>0.039622</text:p>
          </table:table-cell>
          <table:table-cell table:formula="of:=[.U163]*1000000" office:value-type="float" office:value="4.5312E-041">
            <text:p>4.5312E-041</text:p>
          </table:table-cell>
          <table:table-cell table:formula="of:=[.V163]*1000000" office:value-type="float" office:value="0.00000000000021665">
            <text:p>2.1665E-013</text:p>
          </table:table-cell>
          <table:table-cell table:formula="of:=[.W163]*1000000" office:value-type="float" office:value="125.98">
            <text:p>125.98</text:p>
          </table:table-cell>
          <table:table-cell table:formula="of:=[.X163]*1000000" office:value-type="float" office:value="41.253">
            <text:p>41.253</text:p>
          </table:table-cell>
          <table:table-cell table:formula="of:=[.Y163]*1000000" office:value-type="float" office:value="1195.6">
            <text:p>1195.6</text:p>
          </table:table-cell>
          <table:table-cell table:formula="of:=[.Z163]*1000000" office:value-type="float" office:value="20.368">
            <text:p>20.368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1.0377E-019">
            <text:p>1.0377E-019</text:p>
          </table:table-cell>
          <table:table-cell table:formula="of:=[.AC163]*1000000" office:value-type="float" office:value="0.00000000000021665">
            <text:p>2.1665E-013</text:p>
          </table:table-cell>
          <table:table-cell office:value-type="float" office:value="0.00012598">
            <text:p>0.00012598</text:p>
          </table:table-cell>
          <table:table-cell table:style-name="ce1" office:value-type="string">
            <text:p>4.1257e-05</text:p>
          </table:table-cell>
          <table:table-cell office:value-type="float" office:value="0.0011956">
            <text:p>0.0011956</text:p>
          </table:table-cell>
          <table:table-cell table:style-name="ce1" office:value-type="string">
            <text:p>2.6134e-06</text:p>
          </table:table-cell>
          <table:table-cell table:style-name="ce1" office:value-type="string">
            <text:p>3.9622e-08</text:p>
          </table:table-cell>
          <table:table-cell table:style-name="ce1" office:value-type="string">
            <text:p>4.5312e-47</text:p>
          </table:table-cell>
          <table:table-cell table:style-name="ce1" office:value-type="string">
            <text:p>2.1665e-19</text:p>
          </table:table-cell>
          <table:table-cell office:value-type="float" office:value="0.00012598">
            <text:p>0.00012598</text:p>
          </table:table-cell>
          <table:table-cell table:style-name="ce1" office:value-type="string">
            <text:p>4.1253e-05</text:p>
          </table:table-cell>
          <table:table-cell office:value-type="float" office:value="0.0011956">
            <text:p>0.0011956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77e-25</text:p>
          </table:table-cell>
          <table:table-cell table:style-name="ce1" office:value-type="string">
            <text:p>2.1665e-19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124.37">
            <text:p>124.37</text:p>
          </table:table-cell>
          <table:table-cell table:formula="of:=[.Q164]*1000000" office:value-type="float" office:value="40.729">
            <text:p>40.729</text:p>
          </table:table-cell>
          <table:table-cell table:formula="of:=[.R164]*1000000" office:value-type="float" office:value="1197.8">
            <text:p>1197.8</text:p>
          </table:table-cell>
          <table:table-cell table:formula="of:=[.S164]*1000000" office:value-type="float" office:value="2.5599">
            <text:p>2.5599</text:p>
          </table:table-cell>
          <table:table-cell table:formula="of:=[.T164]*1000000" office:value-type="float" office:value="0.039683">
            <text:p>0.039683</text:p>
          </table:table-cell>
          <table:table-cell table:formula="of:=[.U164]*1000000" office:value-type="float" office:value="1.9699E-041">
            <text:p>1.9699E-041</text:p>
          </table:table-cell>
          <table:table-cell table:formula="of:=[.V164]*1000000" office:value-type="float" office:value="0.00000000000021059">
            <text:p>2.1059E-013</text:p>
          </table:table-cell>
          <table:table-cell table:formula="of:=[.W164]*1000000" office:value-type="float" office:value="124.37">
            <text:p>124.37</text:p>
          </table:table-cell>
          <table:table-cell table:formula="of:=[.X164]*1000000" office:value-type="float" office:value="40.725">
            <text:p>40.725</text:p>
          </table:table-cell>
          <table:table-cell table:formula="of:=[.Y164]*1000000" office:value-type="float" office:value="1197.8">
            <text:p>1197.8</text:p>
          </table:table-cell>
          <table:table-cell table:formula="of:=[.Z164]*1000000" office:value-type="float" office:value="20.368">
            <text:p>20.368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3.1344E-020">
            <text:p>3.1344E-020</text:p>
          </table:table-cell>
          <table:table-cell table:formula="of:=[.AC164]*1000000" office:value-type="float" office:value="0.00000000000021059">
            <text:p>2.1059E-013</text:p>
          </table:table-cell>
          <table:table-cell office:value-type="float" office:value="0.00012437">
            <text:p>0.00012437</text:p>
          </table:table-cell>
          <table:table-cell table:style-name="ce1" office:value-type="string">
            <text:p>4.0729e-05</text:p>
          </table:table-cell>
          <table:table-cell office:value-type="float" office:value="0.0011978">
            <text:p>0.0011978</text:p>
          </table:table-cell>
          <table:table-cell table:style-name="ce1" office:value-type="string">
            <text:p>2.5599e-06</text:p>
          </table:table-cell>
          <table:table-cell table:style-name="ce1" office:value-type="string">
            <text:p>3.9683e-08</text:p>
          </table:table-cell>
          <table:table-cell table:style-name="ce1" office:value-type="string">
            <text:p>1.9699e-47</text:p>
          </table:table-cell>
          <table:table-cell table:style-name="ce1" office:value-type="string">
            <text:p>2.1059e-19</text:p>
          </table:table-cell>
          <table:table-cell office:value-type="float" office:value="0.00012437">
            <text:p>0.00012437</text:p>
          </table:table-cell>
          <table:table-cell table:style-name="ce1" office:value-type="string">
            <text:p>4.0725e-05</text:p>
          </table:table-cell>
          <table:table-cell office:value-type="float" office:value="0.0011978">
            <text:p>0.0011978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1344e-26</text:p>
          </table:table-cell>
          <table:table-cell table:style-name="ce1" office:value-type="string">
            <text:p>2.1059e-19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122.78">
            <text:p>122.78</text:p>
          </table:table-cell>
          <table:table-cell table:formula="of:=[.Q165]*1000000" office:value-type="float" office:value="40.207">
            <text:p>40.207</text:p>
          </table:table-cell>
          <table:table-cell table:formula="of:=[.R165]*1000000" office:value-type="float" office:value="1199.9">
            <text:p>1199.9</text:p>
          </table:table-cell>
          <table:table-cell table:formula="of:=[.S165]*1000000" office:value-type="float" office:value="2.5074">
            <text:p>2.5074</text:p>
          </table:table-cell>
          <table:table-cell table:formula="of:=[.T165]*1000000" office:value-type="float" office:value="0.039745">
            <text:p>0.039745</text:p>
          </table:table-cell>
          <table:table-cell table:formula="of:=[.U165]*1000000" office:value-type="float" office:value="8.6422E-042">
            <text:p>8.6422E-042</text:p>
          </table:table-cell>
          <table:table-cell table:formula="of:=[.V165]*1000000" office:value-type="float" office:value="0.00000000000020472">
            <text:p>2.0472E-013</text:p>
          </table:table-cell>
          <table:table-cell table:formula="of:=[.W165]*1000000" office:value-type="float" office:value="122.77">
            <text:p>122.77</text:p>
          </table:table-cell>
          <table:table-cell table:formula="of:=[.X165]*1000000" office:value-type="float" office:value="40.203">
            <text:p>40.203</text:p>
          </table:table-cell>
          <table:table-cell table:formula="of:=[.Y165]*1000000" office:value-type="float" office:value="1199.9">
            <text:p>1199.9</text:p>
          </table:table-cell>
          <table:table-cell table:formula="of:=[.Z165]*1000000" office:value-type="float" office:value="20.368">
            <text:p>20.368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8.6808E-021">
            <text:p>8.6808E-021</text:p>
          </table:table-cell>
          <table:table-cell table:formula="of:=[.AC165]*1000000" office:value-type="float" office:value="0.00000000000020472">
            <text:p>2.0472E-013</text:p>
          </table:table-cell>
          <table:table-cell office:value-type="float" office:value="0.00012278">
            <text:p>0.00012278</text:p>
          </table:table-cell>
          <table:table-cell table:style-name="ce1" office:value-type="string">
            <text:p>4.0207e-05</text:p>
          </table:table-cell>
          <table:table-cell office:value-type="float" office:value="0.0011999">
            <text:p>0.0011999</text:p>
          </table:table-cell>
          <table:table-cell table:style-name="ce1" office:value-type="string">
            <text:p>2.5074e-06</text:p>
          </table:table-cell>
          <table:table-cell table:style-name="ce1" office:value-type="string">
            <text:p>3.9745e-08</text:p>
          </table:table-cell>
          <table:table-cell table:style-name="ce1" office:value-type="string">
            <text:p>8.6422e-48</text:p>
          </table:table-cell>
          <table:table-cell table:style-name="ce1" office:value-type="string">
            <text:p>2.0472e-19</text:p>
          </table:table-cell>
          <table:table-cell office:value-type="float" office:value="0.00012277">
            <text:p>0.00012277</text:p>
          </table:table-cell>
          <table:table-cell table:style-name="ce1" office:value-type="string">
            <text:p>4.0203e-05</text:p>
          </table:table-cell>
          <table:table-cell office:value-type="float" office:value="0.0011999">
            <text:p>0.001199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8.6808e-27</text:p>
          </table:table-cell>
          <table:table-cell table:style-name="ce1" office:value-type="string">
            <text:p>2.0472e-19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121.21">
            <text:p>121.21</text:p>
          </table:table-cell>
          <table:table-cell table:formula="of:=[.Q166]*1000000" office:value-type="float" office:value="39.692">
            <text:p>39.692</text:p>
          </table:table-cell>
          <table:table-cell table:formula="of:=[.R166]*1000000" office:value-type="float" office:value="1202.1">
            <text:p>1202.1</text:p>
          </table:table-cell>
          <table:table-cell table:formula="of:=[.S166]*1000000" office:value-type="float" office:value="2.4558">
            <text:p>2.4558</text:p>
          </table:table-cell>
          <table:table-cell table:formula="of:=[.T166]*1000000" office:value-type="float" office:value="0.039806">
            <text:p>0.039806</text:p>
          </table:table-cell>
          <table:table-cell table:formula="of:=[.U166]*1000000" office:value-type="float" office:value="3.8256E-042">
            <text:p>3.8256E-042</text:p>
          </table:table-cell>
          <table:table-cell table:formula="of:=[.V166]*1000000" office:value-type="float" office:value="0.00000000000019903">
            <text:p>1.9903E-013</text:p>
          </table:table-cell>
          <table:table-cell table:formula="of:=[.W166]*1000000" office:value-type="float" office:value="121.21">
            <text:p>121.21</text:p>
          </table:table-cell>
          <table:table-cell table:formula="of:=[.X166]*1000000" office:value-type="float" office:value="39.688">
            <text:p>39.688</text:p>
          </table:table-cell>
          <table:table-cell table:formula="of:=[.Y166]*1000000" office:value-type="float" office:value="1202">
            <text:p>1202</text:p>
          </table:table-cell>
          <table:table-cell table:formula="of:=[.Z166]*1000000" office:value-type="float" office:value="20.368">
            <text:p>20.368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2.3081E-021">
            <text:p>2.3081E-021</text:p>
          </table:table-cell>
          <table:table-cell table:formula="of:=[.AC166]*1000000" office:value-type="float" office:value="0.00000000000019902">
            <text:p>1.9902E-013</text:p>
          </table:table-cell>
          <table:table-cell office:value-type="float" office:value="0.00012121">
            <text:p>0.00012121</text:p>
          </table:table-cell>
          <table:table-cell table:style-name="ce1" office:value-type="string">
            <text:p>3.9692e-05</text:p>
          </table:table-cell>
          <table:table-cell office:value-type="float" office:value="0.0012021">
            <text:p>0.0012021</text:p>
          </table:table-cell>
          <table:table-cell table:style-name="ce1" office:value-type="string">
            <text:p>2.4558e-06</text:p>
          </table:table-cell>
          <table:table-cell table:style-name="ce1" office:value-type="string">
            <text:p>3.9806e-08</text:p>
          </table:table-cell>
          <table:table-cell table:style-name="ce1" office:value-type="string">
            <text:p>3.8256e-48</text:p>
          </table:table-cell>
          <table:table-cell table:style-name="ce1" office:value-type="string">
            <text:p>1.9903e-19</text:p>
          </table:table-cell>
          <table:table-cell office:value-type="float" office:value="0.00012121">
            <text:p>0.00012121</text:p>
          </table:table-cell>
          <table:table-cell table:style-name="ce1" office:value-type="string">
            <text:p>3.9688e-05</text:p>
          </table:table-cell>
          <table:table-cell office:value-type="float" office:value="0.001202">
            <text:p>0.00120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81e-27</text:p>
          </table:table-cell>
          <table:table-cell table:style-name="ce1" office:value-type="string">
            <text:p>1.9902e-19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119.66">
            <text:p>119.66</text:p>
          </table:table-cell>
          <table:table-cell table:formula="of:=[.Q167]*1000000" office:value-type="float" office:value="39.183">
            <text:p>39.183</text:p>
          </table:table-cell>
          <table:table-cell table:formula="of:=[.R167]*1000000" office:value-type="float" office:value="1204.1">
            <text:p>1204.1</text:p>
          </table:table-cell>
          <table:table-cell table:formula="of:=[.S167]*1000000" office:value-type="float" office:value="2.4052">
            <text:p>2.4052</text:p>
          </table:table-cell>
          <table:table-cell table:formula="of:=[.T167]*1000000" office:value-type="float" office:value="0.039867">
            <text:p>0.039867</text:p>
          </table:table-cell>
          <table:table-cell table:formula="of:=[.U167]*1000000" office:value-type="float" office:value="1.7086E-042">
            <text:p>1.7086E-042</text:p>
          </table:table-cell>
          <table:table-cell table:formula="of:=[.V167]*1000000" office:value-type="float" office:value="0.00000000000019351">
            <text:p>1.9351E-013</text:p>
          </table:table-cell>
          <table:table-cell table:formula="of:=[.W167]*1000000" office:value-type="float" office:value="119.66">
            <text:p>119.66</text:p>
          </table:table-cell>
          <table:table-cell table:formula="of:=[.X167]*1000000" office:value-type="float" office:value="39.179">
            <text:p>39.179</text:p>
          </table:table-cell>
          <table:table-cell table:formula="of:=[.Y167]*1000000" office:value-type="float" office:value="1204.1">
            <text:p>1204.1</text:p>
          </table:table-cell>
          <table:table-cell table:formula="of:=[.Z167]*1000000" office:value-type="float" office:value="20.368">
            <text:p>20.368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6.3089E-022">
            <text:p>6.3089E-022</text:p>
          </table:table-cell>
          <table:table-cell table:formula="of:=[.AC167]*1000000" office:value-type="float" office:value="0.0000000000001935">
            <text:p>1.935E-013</text:p>
          </table:table-cell>
          <table:table-cell office:value-type="float" office:value="0.00011966">
            <text:p>0.00011966</text:p>
          </table:table-cell>
          <table:table-cell table:style-name="ce1" office:value-type="string">
            <text:p>3.9183e-05</text:p>
          </table:table-cell>
          <table:table-cell office:value-type="float" office:value="0.0012041">
            <text:p>0.0012041</text:p>
          </table:table-cell>
          <table:table-cell table:style-name="ce1" office:value-type="string">
            <text:p>2.4052e-06</text:p>
          </table:table-cell>
          <table:table-cell table:style-name="ce1" office:value-type="string">
            <text:p>3.9867e-08</text:p>
          </table:table-cell>
          <table:table-cell table:style-name="ce1" office:value-type="string">
            <text:p>1.7086e-48</text:p>
          </table:table-cell>
          <table:table-cell table:style-name="ce1" office:value-type="string">
            <text:p>1.9351e-19</text:p>
          </table:table-cell>
          <table:table-cell office:value-type="float" office:value="0.00011966">
            <text:p>0.00011966</text:p>
          </table:table-cell>
          <table:table-cell table:style-name="ce1" office:value-type="string">
            <text:p>3.9179e-05</text:p>
          </table:table-cell>
          <table:table-cell office:value-type="float" office:value="0.0012041">
            <text:p>0.001204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6.3089e-28</text:p>
          </table:table-cell>
          <table:table-cell table:style-name="ce1" office:value-type="string">
            <text:p>1.935e-19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118.13">
            <text:p>118.13</text:p>
          </table:table-cell>
          <table:table-cell table:formula="of:=[.Q168]*1000000" office:value-type="float" office:value="38.681">
            <text:p>38.681</text:p>
          </table:table-cell>
          <table:table-cell table:formula="of:=[.R168]*1000000" office:value-type="float" office:value="1206.2">
            <text:p>1206.2</text:p>
          </table:table-cell>
          <table:table-cell table:formula="of:=[.S168]*1000000" office:value-type="float" office:value="2.3555">
            <text:p>2.3555</text:p>
          </table:table-cell>
          <table:table-cell table:formula="of:=[.T168]*1000000" office:value-type="float" office:value="0.039929">
            <text:p>0.039929</text:p>
          </table:table-cell>
          <table:table-cell table:formula="of:=[.U168]*1000000" office:value-type="float" office:value="7.6988E-043">
            <text:p>7.6988E-043</text:p>
          </table:table-cell>
          <table:table-cell table:formula="of:=[.V168]*1000000" office:value-type="float" office:value="0.00000000000018815">
            <text:p>1.8815E-013</text:p>
          </table:table-cell>
          <table:table-cell table:formula="of:=[.W168]*1000000" office:value-type="float" office:value="118.13">
            <text:p>118.13</text:p>
          </table:table-cell>
          <table:table-cell table:formula="of:=[.X168]*1000000" office:value-type="float" office:value="38.677">
            <text:p>38.677</text:p>
          </table:table-cell>
          <table:table-cell table:formula="of:=[.Y168]*1000000" office:value-type="float" office:value="1206.2">
            <text:p>1206.2</text:p>
          </table:table-cell>
          <table:table-cell table:formula="of:=[.Z168]*1000000" office:value-type="float" office:value="20.368">
            <text:p>20.368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1.6255E-022">
            <text:p>1.6255E-022</text:p>
          </table:table-cell>
          <table:table-cell table:formula="of:=[.AC168]*1000000" office:value-type="float" office:value="0.00000000000018815">
            <text:p>1.8815E-013</text:p>
          </table:table-cell>
          <table:table-cell office:value-type="float" office:value="0.00011813">
            <text:p>0.00011813</text:p>
          </table:table-cell>
          <table:table-cell table:style-name="ce1" office:value-type="string">
            <text:p>3.8681e-05</text:p>
          </table:table-cell>
          <table:table-cell office:value-type="float" office:value="0.0012062">
            <text:p>0.0012062</text:p>
          </table:table-cell>
          <table:table-cell table:style-name="ce1" office:value-type="string">
            <text:p>2.3555e-06</text:p>
          </table:table-cell>
          <table:table-cell table:style-name="ce1" office:value-type="string">
            <text:p>3.9929e-08</text:p>
          </table:table-cell>
          <table:table-cell table:style-name="ce1" office:value-type="string">
            <text:p>7.6988e-49</text:p>
          </table:table-cell>
          <table:table-cell table:style-name="ce1" office:value-type="string">
            <text:p>1.8815e-19</text:p>
          </table:table-cell>
          <table:table-cell office:value-type="float" office:value="0.00011813">
            <text:p>0.00011813</text:p>
          </table:table-cell>
          <table:table-cell table:style-name="ce1" office:value-type="string">
            <text:p>3.8677e-05</text:p>
          </table:table-cell>
          <table:table-cell office:value-type="float" office:value="0.0012062">
            <text:p>0.001206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55e-28</text:p>
          </table:table-cell>
          <table:table-cell table:style-name="ce1" office:value-type="string">
            <text:p>1.8815e-19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116.63">
            <text:p>116.63</text:p>
          </table:table-cell>
          <table:table-cell table:formula="of:=[.Q169]*1000000" office:value-type="float" office:value="38.185">
            <text:p>38.185</text:p>
          </table:table-cell>
          <table:table-cell table:formula="of:=[.R169]*1000000" office:value-type="float" office:value="1208.2">
            <text:p>1208.2</text:p>
          </table:table-cell>
          <table:table-cell table:formula="of:=[.S169]*1000000" office:value-type="float" office:value="2.3067">
            <text:p>2.3067</text:p>
          </table:table-cell>
          <table:table-cell table:formula="of:=[.T169]*1000000" office:value-type="float" office:value="0.03999">
            <text:p>0.03999</text:p>
          </table:table-cell>
          <table:table-cell table:formula="of:=[.U169]*1000000" office:value-type="float" office:value="3.4994E-043">
            <text:p>3.4994E-043</text:p>
          </table:table-cell>
          <table:table-cell table:formula="of:=[.V169]*1000000" office:value-type="float" office:value="0.00000000000018296">
            <text:p>1.8296E-013</text:p>
          </table:table-cell>
          <table:table-cell table:formula="of:=[.W169]*1000000" office:value-type="float" office:value="116.63">
            <text:p>116.63</text:p>
          </table:table-cell>
          <table:table-cell table:formula="of:=[.X169]*1000000" office:value-type="float" office:value="38.181">
            <text:p>38.181</text:p>
          </table:table-cell>
          <table:table-cell table:formula="of:=[.Y169]*1000000" office:value-type="float" office:value="1208.2">
            <text:p>1208.2</text:p>
          </table:table-cell>
          <table:table-cell table:formula="of:=[.Z169]*1000000" office:value-type="float" office:value="20.368">
            <text:p>20.368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4.2256E-023">
            <text:p>4.2256E-023</text:p>
          </table:table-cell>
          <table:table-cell table:formula="of:=[.AC169]*1000000" office:value-type="float" office:value="0.00000000000018296">
            <text:p>1.8296E-013</text:p>
          </table:table-cell>
          <table:table-cell office:value-type="float" office:value="0.00011663">
            <text:p>0.00011663</text:p>
          </table:table-cell>
          <table:table-cell table:style-name="ce1" office:value-type="string">
            <text:p>3.8185e-05</text:p>
          </table:table-cell>
          <table:table-cell office:value-type="float" office:value="0.0012082">
            <text:p>0.0012082</text:p>
          </table:table-cell>
          <table:table-cell table:style-name="ce1" office:value-type="string">
            <text:p>2.3067e-06</text:p>
          </table:table-cell>
          <table:table-cell table:style-name="ce1" office:value-type="string">
            <text:p>3.999e-08</text:p>
          </table:table-cell>
          <table:table-cell table:style-name="ce1" office:value-type="string">
            <text:p>3.4994e-49</text:p>
          </table:table-cell>
          <table:table-cell table:style-name="ce1" office:value-type="string">
            <text:p>1.8296e-19</text:p>
          </table:table-cell>
          <table:table-cell office:value-type="float" office:value="0.00011663">
            <text:p>0.00011663</text:p>
          </table:table-cell>
          <table:table-cell table:style-name="ce1" office:value-type="string">
            <text:p>3.8181e-05</text:p>
          </table:table-cell>
          <table:table-cell office:value-type="float" office:value="0.0012082">
            <text:p>0.001208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2256e-29</text:p>
          </table:table-cell>
          <table:table-cell table:style-name="ce1" office:value-type="string">
            <text:p>1.8296e-19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115.15">
            <text:p>115.15</text:p>
          </table:table-cell>
          <table:table-cell table:formula="of:=[.Q170]*1000000" office:value-type="float" office:value="37.695">
            <text:p>37.695</text:p>
          </table:table-cell>
          <table:table-cell table:formula="of:=[.R170]*1000000" office:value-type="float" office:value="1210.2">
            <text:p>1210.2</text:p>
          </table:table-cell>
          <table:table-cell table:formula="of:=[.S170]*1000000" office:value-type="float" office:value="2.2587">
            <text:p>2.2587</text:p>
          </table:table-cell>
          <table:table-cell table:formula="of:=[.T170]*1000000" office:value-type="float" office:value="0.040051">
            <text:p>0.040051</text:p>
          </table:table-cell>
          <table:table-cell table:formula="of:=[.U170]*1000000" office:value-type="float" office:value="1.6044E-043">
            <text:p>1.6044E-043</text:p>
          </table:table-cell>
          <table:table-cell table:formula="of:=[.V170]*1000000" office:value-type="float" office:value="0.00000000000017793">
            <text:p>1.7793E-013</text:p>
          </table:table-cell>
          <table:table-cell table:formula="of:=[.W170]*1000000" office:value-type="float" office:value="115.14">
            <text:p>115.14</text:p>
          </table:table-cell>
          <table:table-cell table:formula="of:=[.X170]*1000000" office:value-type="float" office:value="37.691">
            <text:p>37.691</text:p>
          </table:table-cell>
          <table:table-cell table:formula="of:=[.Y170]*1000000" office:value-type="float" office:value="1210.2">
            <text:p>1210.2</text:p>
          </table:table-cell>
          <table:table-cell table:formula="of:=[.Z170]*1000000" office:value-type="float" office:value="20.368">
            <text:p>20.368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1.0367E-023">
            <text:p>1.0367E-023</text:p>
          </table:table-cell>
          <table:table-cell table:formula="of:=[.AC170]*1000000" office:value-type="float" office:value="0.00000000000017793">
            <text:p>1.7793E-013</text:p>
          </table:table-cell>
          <table:table-cell office:value-type="float" office:value="0.00011515">
            <text:p>0.00011515</text:p>
          </table:table-cell>
          <table:table-cell table:style-name="ce1" office:value-type="string">
            <text:p>3.7695e-05</text:p>
          </table:table-cell>
          <table:table-cell office:value-type="float" office:value="0.0012102">
            <text:p>0.0012102</text:p>
          </table:table-cell>
          <table:table-cell table:style-name="ce1" office:value-type="string">
            <text:p>2.2587e-06</text:p>
          </table:table-cell>
          <table:table-cell table:style-name="ce1" office:value-type="string">
            <text:p>4.0051e-08</text:p>
          </table:table-cell>
          <table:table-cell table:style-name="ce1" office:value-type="string">
            <text:p>1.6044e-49</text:p>
          </table:table-cell>
          <table:table-cell table:style-name="ce1" office:value-type="string">
            <text:p>1.7793e-19</text:p>
          </table:table-cell>
          <table:table-cell office:value-type="float" office:value="0.00011514">
            <text:p>0.00011514</text:p>
          </table:table-cell>
          <table:table-cell table:style-name="ce1" office:value-type="string">
            <text:p>3.7691e-05</text:p>
          </table:table-cell>
          <table:table-cell office:value-type="float" office:value="0.0012102">
            <text:p>0.001210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0367e-29</text:p>
          </table:table-cell>
          <table:table-cell table:style-name="ce1" office:value-type="string">
            <text:p>1.7793e-19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113.68">
            <text:p>113.68</text:p>
          </table:table-cell>
          <table:table-cell table:formula="of:=[.Q171]*1000000" office:value-type="float" office:value="37.211">
            <text:p>37.211</text:p>
          </table:table-cell>
          <table:table-cell table:formula="of:=[.R171]*1000000" office:value-type="float" office:value="1212.2">
            <text:p>1212.2</text:p>
          </table:table-cell>
          <table:table-cell table:formula="of:=[.S171]*1000000" office:value-type="float" office:value="2.2117">
            <text:p>2.2117</text:p>
          </table:table-cell>
          <table:table-cell table:formula="of:=[.T171]*1000000" office:value-type="float" office:value="0.040113">
            <text:p>0.040113</text:p>
          </table:table-cell>
          <table:table-cell table:formula="of:=[.U171]*1000000" office:value-type="float" office:value="7.419E-044">
            <text:p>7.419E-044</text:p>
          </table:table-cell>
          <table:table-cell table:formula="of:=[.V171]*1000000" office:value-type="float" office:value="0.00000000000017306">
            <text:p>1.7306E-013</text:p>
          </table:table-cell>
          <table:table-cell table:formula="of:=[.W171]*1000000" office:value-type="float" office:value="113.68">
            <text:p>113.68</text:p>
          </table:table-cell>
          <table:table-cell table:formula="of:=[.X171]*1000000" office:value-type="float" office:value="37.208">
            <text:p>37.208</text:p>
          </table:table-cell>
          <table:table-cell table:formula="of:=[.Y171]*1000000" office:value-type="float" office:value="1212.2">
            <text:p>1212.2</text:p>
          </table:table-cell>
          <table:table-cell table:formula="of:=[.Z171]*1000000" office:value-type="float" office:value="20.368">
            <text:p>20.368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2.447E-024">
            <text:p>2.447E-024</text:p>
          </table:table-cell>
          <table:table-cell table:formula="of:=[.AC171]*1000000" office:value-type="float" office:value="0.00000000000017306">
            <text:p>1.7306E-013</text:p>
          </table:table-cell>
          <table:table-cell office:value-type="float" office:value="0.00011368">
            <text:p>0.00011368</text:p>
          </table:table-cell>
          <table:table-cell table:style-name="ce1" office:value-type="string">
            <text:p>3.7211e-05</text:p>
          </table:table-cell>
          <table:table-cell office:value-type="float" office:value="0.0012122">
            <text:p>0.0012122</text:p>
          </table:table-cell>
          <table:table-cell table:style-name="ce1" office:value-type="string">
            <text:p>2.2117e-06</text:p>
          </table:table-cell>
          <table:table-cell table:style-name="ce1" office:value-type="string">
            <text:p>4.0113e-08</text:p>
          </table:table-cell>
          <table:table-cell table:style-name="ce1" office:value-type="string">
            <text:p>7.419e-50</text:p>
          </table:table-cell>
          <table:table-cell table:style-name="ce1" office:value-type="string">
            <text:p>1.7306e-19</text:p>
          </table:table-cell>
          <table:table-cell office:value-type="float" office:value="0.00011368">
            <text:p>0.00011368</text:p>
          </table:table-cell>
          <table:table-cell table:style-name="ce1" office:value-type="string">
            <text:p>3.7208e-05</text:p>
          </table:table-cell>
          <table:table-cell office:value-type="float" office:value="0.0012122">
            <text:p>0.001212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447e-30</text:p>
          </table:table-cell>
          <table:table-cell table:style-name="ce1" office:value-type="string">
            <text:p>1.7306e-19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112.24">
            <text:p>112.24</text:p>
          </table:table-cell>
          <table:table-cell table:formula="of:=[.Q172]*1000000" office:value-type="float" office:value="36.734">
            <text:p>36.734</text:p>
          </table:table-cell>
          <table:table-cell table:formula="of:=[.R172]*1000000" office:value-type="float" office:value="1214.1">
            <text:p>1214.1</text:p>
          </table:table-cell>
          <table:table-cell table:formula="of:=[.S172]*1000000" office:value-type="float" office:value="2.1655">
            <text:p>2.1655</text:p>
          </table:table-cell>
          <table:table-cell table:formula="of:=[.T172]*1000000" office:value-type="float" office:value="0.040174">
            <text:p>0.040174</text:p>
          </table:table-cell>
          <table:table-cell table:formula="of:=[.U172]*1000000" office:value-type="float" office:value="3.4599E-044">
            <text:p>3.4599E-044</text:p>
          </table:table-cell>
          <table:table-cell table:formula="of:=[.V172]*1000000" office:value-type="float" office:value="0.00000000000016833">
            <text:p>1.6833E-013</text:p>
          </table:table-cell>
          <table:table-cell table:formula="of:=[.W172]*1000000" office:value-type="float" office:value="112.24">
            <text:p>112.24</text:p>
          </table:table-cell>
          <table:table-cell table:formula="of:=[.X172]*1000000" office:value-type="float" office:value="36.73">
            <text:p>36.73</text:p>
          </table:table-cell>
          <table:table-cell table:formula="of:=[.Y172]*1000000" office:value-type="float" office:value="1214.1">
            <text:p>1214.1</text:p>
          </table:table-cell>
          <table:table-cell table:formula="of:=[.Z172]*1000000" office:value-type="float" office:value="20.368">
            <text:p>20.368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5.8965E-025">
            <text:p>5.8965E-025</text:p>
          </table:table-cell>
          <table:table-cell table:formula="of:=[.AC172]*1000000" office:value-type="float" office:value="0.00000000000016833">
            <text:p>1.6833E-013</text:p>
          </table:table-cell>
          <table:table-cell office:value-type="float" office:value="0.00011224">
            <text:p>0.00011224</text:p>
          </table:table-cell>
          <table:table-cell table:style-name="ce1" office:value-type="string">
            <text:p>3.6734e-05</text:p>
          </table:table-cell>
          <table:table-cell office:value-type="float" office:value="0.0012141">
            <text:p>0.0012141</text:p>
          </table:table-cell>
          <table:table-cell table:style-name="ce1" office:value-type="string">
            <text:p>2.1655e-06</text:p>
          </table:table-cell>
          <table:table-cell table:style-name="ce1" office:value-type="string">
            <text:p>4.0174e-08</text:p>
          </table:table-cell>
          <table:table-cell table:style-name="ce1" office:value-type="string">
            <text:p>3.4599e-50</text:p>
          </table:table-cell>
          <table:table-cell table:style-name="ce1" office:value-type="string">
            <text:p>1.6833e-19</text:p>
          </table:table-cell>
          <table:table-cell office:value-type="float" office:value="0.00011224">
            <text:p>0.00011224</text:p>
          </table:table-cell>
          <table:table-cell table:style-name="ce1" office:value-type="string">
            <text:p>3.673e-05</text:p>
          </table:table-cell>
          <table:table-cell office:value-type="float" office:value="0.0012141">
            <text:p>0.001214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5.8965e-31</text:p>
          </table:table-cell>
          <table:table-cell table:style-name="ce1" office:value-type="string">
            <text:p>1.6833e-19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110.82">
            <text:p>110.82</text:p>
          </table:table-cell>
          <table:table-cell table:formula="of:=[.Q173]*1000000" office:value-type="float" office:value="36.263">
            <text:p>36.263</text:p>
          </table:table-cell>
          <table:table-cell table:formula="of:=[.R173]*1000000" office:value-type="float" office:value="1216">
            <text:p>1216</text:p>
          </table:table-cell>
          <table:table-cell table:formula="of:=[.S173]*1000000" office:value-type="float" office:value="2.1202">
            <text:p>2.1202</text:p>
          </table:table-cell>
          <table:table-cell table:formula="of:=[.T173]*1000000" office:value-type="float" office:value="0.040236">
            <text:p>0.040236</text:p>
          </table:table-cell>
          <table:table-cell table:formula="of:=[.U173]*1000000" office:value-type="float" office:value="1.6271E-044">
            <text:p>1.6271E-044</text:p>
          </table:table-cell>
          <table:table-cell table:formula="of:=[.V173]*1000000" office:value-type="float" office:value="0.00000000000016375">
            <text:p>1.6375E-013</text:p>
          </table:table-cell>
          <table:table-cell table:formula="of:=[.W173]*1000000" office:value-type="float" office:value="110.82">
            <text:p>110.82</text:p>
          </table:table-cell>
          <table:table-cell table:formula="of:=[.X173]*1000000" office:value-type="float" office:value="36.259">
            <text:p>36.259</text:p>
          </table:table-cell>
          <table:table-cell table:formula="of:=[.Y173]*1000000" office:value-type="float" office:value="1216">
            <text:p>1216</text:p>
          </table:table-cell>
          <table:table-cell table:formula="of:=[.Z173]*1000000" office:value-type="float" office:value="20.368">
            <text:p>20.368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1.4551E-025">
            <text:p>1.4551E-025</text:p>
          </table:table-cell>
          <table:table-cell table:formula="of:=[.AC173]*1000000" office:value-type="float" office:value="0.00000000000016374">
            <text:p>1.6374E-013</text:p>
          </table:table-cell>
          <table:table-cell office:value-type="float" office:value="0.00011082">
            <text:p>0.00011082</text:p>
          </table:table-cell>
          <table:table-cell table:style-name="ce1" office:value-type="string">
            <text:p>3.6263e-05</text:p>
          </table:table-cell>
          <table:table-cell office:value-type="float" office:value="0.001216">
            <text:p>0.001216</text:p>
          </table:table-cell>
          <table:table-cell table:style-name="ce1" office:value-type="string">
            <text:p>2.1202e-06</text:p>
          </table:table-cell>
          <table:table-cell table:style-name="ce1" office:value-type="string">
            <text:p>4.0236e-08</text:p>
          </table:table-cell>
          <table:table-cell table:style-name="ce1" office:value-type="string">
            <text:p>1.6271e-50</text:p>
          </table:table-cell>
          <table:table-cell table:style-name="ce1" office:value-type="string">
            <text:p>1.6375e-19</text:p>
          </table:table-cell>
          <table:table-cell office:value-type="float" office:value="0.00011082">
            <text:p>0.00011082</text:p>
          </table:table-cell>
          <table:table-cell table:style-name="ce1" office:value-type="string">
            <text:p>3.6259e-05</text:p>
          </table:table-cell>
          <table:table-cell office:value-type="float" office:value="0.001216">
            <text:p>0.001216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551e-31</text:p>
          </table:table-cell>
          <table:table-cell table:style-name="ce1" office:value-type="string">
            <text:p>1.6374e-19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109.42">
            <text:p>109.42</text:p>
          </table:table-cell>
          <table:table-cell table:formula="of:=[.Q174]*1000000" office:value-type="float" office:value="35.797">
            <text:p>35.797</text:p>
          </table:table-cell>
          <table:table-cell table:formula="of:=[.R174]*1000000" office:value-type="float" office:value="1217.9">
            <text:p>1217.9</text:p>
          </table:table-cell>
          <table:table-cell table:formula="of:=[.S174]*1000000" office:value-type="float" office:value="2.0757">
            <text:p>2.0757</text:p>
          </table:table-cell>
          <table:table-cell table:formula="of:=[.T174]*1000000" office:value-type="float" office:value="0.040297">
            <text:p>0.040297</text:p>
          </table:table-cell>
          <table:table-cell table:formula="of:=[.U174]*1000000" office:value-type="float" office:value="7.716E-045">
            <text:p>7.716E-045</text:p>
          </table:table-cell>
          <table:table-cell table:formula="of:=[.V174]*1000000" office:value-type="float" office:value="0.0000000000001593">
            <text:p>1.593E-013</text:p>
          </table:table-cell>
          <table:table-cell table:formula="of:=[.W174]*1000000" office:value-type="float" office:value="109.42">
            <text:p>109.42</text:p>
          </table:table-cell>
          <table:table-cell table:formula="of:=[.X174]*1000000" office:value-type="float" office:value="35.793">
            <text:p>35.793</text:p>
          </table:table-cell>
          <table:table-cell table:formula="of:=[.Y174]*1000000" office:value-type="float" office:value="1217.9">
            <text:p>1217.9</text:p>
          </table:table-cell>
          <table:table-cell table:formula="of:=[.Z174]*1000000" office:value-type="float" office:value="20.368">
            <text:p>20.368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3.9868E-026">
            <text:p>3.9868E-026</text:p>
          </table:table-cell>
          <table:table-cell table:formula="of:=[.AC174]*1000000" office:value-type="float" office:value="0.0000000000001593">
            <text:p>1.593E-013</text:p>
          </table:table-cell>
          <table:table-cell office:value-type="float" office:value="0.00010942">
            <text:p>0.00010942</text:p>
          </table:table-cell>
          <table:table-cell table:style-name="ce1" office:value-type="string">
            <text:p>3.5797e-05</text:p>
          </table:table-cell>
          <table:table-cell office:value-type="float" office:value="0.0012179">
            <text:p>0.0012179</text:p>
          </table:table-cell>
          <table:table-cell table:style-name="ce1" office:value-type="string">
            <text:p>2.0757e-06</text:p>
          </table:table-cell>
          <table:table-cell table:style-name="ce1" office:value-type="string">
            <text:p>4.0297e-08</text:p>
          </table:table-cell>
          <table:table-cell table:style-name="ce1" office:value-type="string">
            <text:p>7.716e-51</text:p>
          </table:table-cell>
          <table:table-cell table:style-name="ce1" office:value-type="string">
            <text:p>1.593e-19</text:p>
          </table:table-cell>
          <table:table-cell office:value-type="float" office:value="0.00010942">
            <text:p>0.00010942</text:p>
          </table:table-cell>
          <table:table-cell table:style-name="ce1" office:value-type="string">
            <text:p>3.5793e-05</text:p>
          </table:table-cell>
          <table:table-cell office:value-type="float" office:value="0.0012179">
            <text:p>0.001217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9868e-32</text:p>
          </table:table-cell>
          <table:table-cell table:style-name="ce1" office:value-type="string">
            <text:p>1.593e-19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108.03">
            <text:p>108.03</text:p>
          </table:table-cell>
          <table:table-cell table:formula="of:=[.Q175]*1000000" office:value-type="float" office:value="35.338">
            <text:p>35.338</text:p>
          </table:table-cell>
          <table:table-cell table:formula="of:=[.R175]*1000000" office:value-type="float" office:value="1219.8">
            <text:p>1219.8</text:p>
          </table:table-cell>
          <table:table-cell table:formula="of:=[.S175]*1000000" office:value-type="float" office:value="2.0321">
            <text:p>2.0321</text:p>
          </table:table-cell>
          <table:table-cell table:formula="of:=[.T175]*1000000" office:value-type="float" office:value="0.040359">
            <text:p>0.040359</text:p>
          </table:table-cell>
          <table:table-cell table:formula="of:=[.U175]*1000000" office:value-type="float" office:value="3.6538E-045">
            <text:p>3.6538E-045</text:p>
          </table:table-cell>
          <table:table-cell table:formula="of:=[.V175]*1000000" office:value-type="float" office:value="0.00000000000015499">
            <text:p>1.5499E-013</text:p>
          </table:table-cell>
          <table:table-cell table:formula="of:=[.W175]*1000000" office:value-type="float" office:value="108.03">
            <text:p>108.03</text:p>
          </table:table-cell>
          <table:table-cell table:formula="of:=[.X175]*1000000" office:value-type="float" office:value="35.334">
            <text:p>35.334</text:p>
          </table:table-cell>
          <table:table-cell table:formula="of:=[.Y175]*1000000" office:value-type="float" office:value="1219.8">
            <text:p>1219.8</text:p>
          </table:table-cell>
          <table:table-cell table:formula="of:=[.Z175]*1000000" office:value-type="float" office:value="20.368">
            <text:p>20.368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1.1751E-026">
            <text:p>1.1751E-026</text:p>
          </table:table-cell>
          <table:table-cell table:formula="of:=[.AC175]*1000000" office:value-type="float" office:value="0.00000000000015499">
            <text:p>1.5499E-013</text:p>
          </table:table-cell>
          <table:table-cell office:value-type="float" office:value="0.00010803">
            <text:p>0.00010803</text:p>
          </table:table-cell>
          <table:table-cell table:style-name="ce1" office:value-type="string">
            <text:p>3.5338e-05</text:p>
          </table:table-cell>
          <table:table-cell office:value-type="float" office:value="0.0012198">
            <text:p>0.0012198</text:p>
          </table:table-cell>
          <table:table-cell table:style-name="ce1" office:value-type="string">
            <text:p>2.0321e-06</text:p>
          </table:table-cell>
          <table:table-cell table:style-name="ce1" office:value-type="string">
            <text:p>4.0359e-08</text:p>
          </table:table-cell>
          <table:table-cell table:style-name="ce1" office:value-type="string">
            <text:p>3.6538e-51</text:p>
          </table:table-cell>
          <table:table-cell table:style-name="ce1" office:value-type="string">
            <text:p>1.5499e-19</text:p>
          </table:table-cell>
          <table:table-cell office:value-type="float" office:value="0.00010803">
            <text:p>0.00010803</text:p>
          </table:table-cell>
          <table:table-cell table:style-name="ce1" office:value-type="string">
            <text:p>3.5334e-05</text:p>
          </table:table-cell>
          <table:table-cell office:value-type="float" office:value="0.0012198">
            <text:p>0.0012198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751e-32</text:p>
          </table:table-cell>
          <table:table-cell table:style-name="ce1" office:value-type="string">
            <text:p>1.5499e-19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106.67">
            <text:p>106.67</text:p>
          </table:table-cell>
          <table:table-cell table:formula="of:=[.Q176]*1000000" office:value-type="float" office:value="34.884">
            <text:p>34.884</text:p>
          </table:table-cell>
          <table:table-cell table:formula="of:=[.R176]*1000000" office:value-type="float" office:value="1221.6">
            <text:p>1221.6</text:p>
          </table:table-cell>
          <table:table-cell table:formula="of:=[.S176]*1000000" office:value-type="float" office:value="1.9893">
            <text:p>1.9893</text:p>
          </table:table-cell>
          <table:table-cell table:formula="of:=[.T176]*1000000" office:value-type="float" office:value="0.04042">
            <text:p>0.04042</text:p>
          </table:table-cell>
          <table:table-cell table:formula="of:=[.U176]*1000000" office:value-type="float" office:value="1.758E-045">
            <text:p>1.758E-045</text:p>
          </table:table-cell>
          <table:table-cell table:formula="of:=[.V176]*1000000" office:value-type="float" office:value="0.00000000000015082">
            <text:p>1.5082E-013</text:p>
          </table:table-cell>
          <table:table-cell table:formula="of:=[.W176]*1000000" office:value-type="float" office:value="106.67">
            <text:p>106.67</text:p>
          </table:table-cell>
          <table:table-cell table:formula="of:=[.X176]*1000000" office:value-type="float" office:value="34.88">
            <text:p>34.88</text:p>
          </table:table-cell>
          <table:table-cell table:formula="of:=[.Y176]*1000000" office:value-type="float" office:value="1221.6">
            <text:p>1221.6</text:p>
          </table:table-cell>
          <table:table-cell table:formula="of:=[.Z176]*1000000" office:value-type="float" office:value="20.368">
            <text:p>20.368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4.2049E-027">
            <text:p>4.2049E-027</text:p>
          </table:table-cell>
          <table:table-cell table:formula="of:=[.AC176]*1000000" office:value-type="float" office:value="0.00000000000015081">
            <text:p>1.5081E-013</text:p>
          </table:table-cell>
          <table:table-cell office:value-type="float" office:value="0.00010667">
            <text:p>0.00010667</text:p>
          </table:table-cell>
          <table:table-cell table:style-name="ce1" office:value-type="string">
            <text:p>3.4884e-05</text:p>
          </table:table-cell>
          <table:table-cell office:value-type="float" office:value="0.0012216">
            <text:p>0.0012216</text:p>
          </table:table-cell>
          <table:table-cell table:style-name="ce1" office:value-type="string">
            <text:p>1.9893e-06</text:p>
          </table:table-cell>
          <table:table-cell table:style-name="ce1" office:value-type="string">
            <text:p>4.042e-08</text:p>
          </table:table-cell>
          <table:table-cell table:style-name="ce1" office:value-type="string">
            <text:p>1.758e-51</text:p>
          </table:table-cell>
          <table:table-cell table:style-name="ce1" office:value-type="string">
            <text:p>1.5082e-19</text:p>
          </table:table-cell>
          <table:table-cell office:value-type="float" office:value="0.00010667">
            <text:p>0.00010667</text:p>
          </table:table-cell>
          <table:table-cell table:style-name="ce1" office:value-type="string">
            <text:p>3.488e-05</text:p>
          </table:table-cell>
          <table:table-cell office:value-type="float" office:value="0.0012216">
            <text:p>0.0012216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2049e-33</text:p>
          </table:table-cell>
          <table:table-cell table:style-name="ce1" office:value-type="string">
            <text:p>1.5081e-19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105.33">
            <text:p>105.33</text:p>
          </table:table-cell>
          <table:table-cell table:formula="of:=[.Q177]*1000000" office:value-type="float" office:value="34.436">
            <text:p>34.436</text:p>
          </table:table-cell>
          <table:table-cell table:formula="of:=[.R177]*1000000" office:value-type="float" office:value="1223.5">
            <text:p>1223.5</text:p>
          </table:table-cell>
          <table:table-cell table:formula="of:=[.S177]*1000000" office:value-type="float" office:value="1.9473">
            <text:p>1.9473</text:p>
          </table:table-cell>
          <table:table-cell table:formula="of:=[.T177]*1000000" office:value-type="float" office:value="0.040482">
            <text:p>0.040482</text:p>
          </table:table-cell>
          <table:table-cell table:formula="of:=[.U177]*1000000" office:value-type="float" office:value="8.8952E-046">
            <text:p>8.8952E-046</text:p>
          </table:table-cell>
          <table:table-cell table:formula="of:=[.V177]*1000000" office:value-type="float" office:value="0.00000000000014677">
            <text:p>1.4677E-013</text:p>
          </table:table-cell>
          <table:table-cell table:formula="of:=[.W177]*1000000" office:value-type="float" office:value="105.32">
            <text:p>105.32</text:p>
          </table:table-cell>
          <table:table-cell table:formula="of:=[.X177]*1000000" office:value-type="float" office:value="34.432">
            <text:p>34.432</text:p>
          </table:table-cell>
          <table:table-cell table:formula="of:=[.Y177]*1000000" office:value-type="float" office:value="1223.4">
            <text:p>1223.4</text:p>
          </table:table-cell>
          <table:table-cell table:formula="of:=[.Z177]*1000000" office:value-type="float" office:value="20.368">
            <text:p>20.368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1.7308E-027">
            <text:p>1.7308E-027</text:p>
          </table:table-cell>
          <table:table-cell table:formula="of:=[.AC177]*1000000" office:value-type="float" office:value="0.00000000000014676">
            <text:p>1.4676E-013</text:p>
          </table:table-cell>
          <table:table-cell office:value-type="float" office:value="0.00010533">
            <text:p>0.00010533</text:p>
          </table:table-cell>
          <table:table-cell table:style-name="ce1" office:value-type="string">
            <text:p>3.4436e-05</text:p>
          </table:table-cell>
          <table:table-cell office:value-type="float" office:value="0.0012235">
            <text:p>0.0012235</text:p>
          </table:table-cell>
          <table:table-cell table:style-name="ce1" office:value-type="string">
            <text:p>1.9473e-06</text:p>
          </table:table-cell>
          <table:table-cell table:style-name="ce1" office:value-type="string">
            <text:p>4.0482e-08</text:p>
          </table:table-cell>
          <table:table-cell table:style-name="ce1" office:value-type="string">
            <text:p>8.8952e-52</text:p>
          </table:table-cell>
          <table:table-cell table:style-name="ce1" office:value-type="string">
            <text:p>1.4677e-19</text:p>
          </table:table-cell>
          <table:table-cell office:value-type="float" office:value="0.00010532">
            <text:p>0.00010532</text:p>
          </table:table-cell>
          <table:table-cell table:style-name="ce1" office:value-type="string">
            <text:p>3.4432e-05</text:p>
          </table:table-cell>
          <table:table-cell office:value-type="float" office:value="0.0012234">
            <text:p>0.001223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7308e-33</text:p>
          </table:table-cell>
          <table:table-cell table:style-name="ce1" office:value-type="string">
            <text:p>1.4676e-19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104">
            <text:p>104</text:p>
          </table:table-cell>
          <table:table-cell table:formula="of:=[.Q178]*1000000" office:value-type="float" office:value="33.994">
            <text:p>33.994</text:p>
          </table:table-cell>
          <table:table-cell table:formula="of:=[.R178]*1000000" office:value-type="float" office:value="1225.3">
            <text:p>1225.3</text:p>
          </table:table-cell>
          <table:table-cell table:formula="of:=[.S178]*1000000" office:value-type="float" office:value="1.906">
            <text:p>1.906</text:p>
          </table:table-cell>
          <table:table-cell table:formula="of:=[.T178]*1000000" office:value-type="float" office:value="0.040544">
            <text:p>0.040544</text:p>
          </table:table-cell>
          <table:table-cell table:formula="of:=[.U178]*1000000" office:value-type="float" office:value="4.6416E-046">
            <text:p>4.6416E-046</text:p>
          </table:table-cell>
          <table:table-cell table:formula="of:=[.V178]*1000000" office:value-type="float" office:value="0.00000000000014284">
            <text:p>1.4284E-013</text:p>
          </table:table-cell>
          <table:table-cell table:formula="of:=[.W178]*1000000" office:value-type="float" office:value="104">
            <text:p>104</text:p>
          </table:table-cell>
          <table:table-cell table:formula="of:=[.X178]*1000000" office:value-type="float" office:value="33.99">
            <text:p>33.99</text:p>
          </table:table-cell>
          <table:table-cell table:formula="of:=[.Y178]*1000000" office:value-type="float" office:value="1225.2">
            <text:p>1225.2</text:p>
          </table:table-cell>
          <table:table-cell table:formula="of:=[.Z178]*1000000" office:value-type="float" office:value="20.368">
            <text:p>20.368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7.8814E-028">
            <text:p>7.8814E-028</text:p>
          </table:table-cell>
          <table:table-cell table:formula="of:=[.AC178]*1000000" office:value-type="float" office:value="0.00000000000014284">
            <text:p>1.4284E-013</text:p>
          </table:table-cell>
          <table:table-cell office:value-type="float" office:value="0.000104">
            <text:p>0.000104</text:p>
          </table:table-cell>
          <table:table-cell table:style-name="ce1" office:value-type="string">
            <text:p>3.3994e-05</text:p>
          </table:table-cell>
          <table:table-cell office:value-type="float" office:value="0.0012253">
            <text:p>0.0012253</text:p>
          </table:table-cell>
          <table:table-cell table:style-name="ce1" office:value-type="string">
            <text:p>1.906e-06</text:p>
          </table:table-cell>
          <table:table-cell table:style-name="ce1" office:value-type="string">
            <text:p>4.0544e-08</text:p>
          </table:table-cell>
          <table:table-cell table:style-name="ce1" office:value-type="string">
            <text:p>4.6416e-52</text:p>
          </table:table-cell>
          <table:table-cell table:style-name="ce1" office:value-type="string">
            <text:p>1.4284e-19</text:p>
          </table:table-cell>
          <table:table-cell office:value-type="float" office:value="0.000104">
            <text:p>0.000104</text:p>
          </table:table-cell>
          <table:table-cell table:style-name="ce1" office:value-type="string">
            <text:p>3.399e-05</text:p>
          </table:table-cell>
          <table:table-cell office:value-type="float" office:value="0.0012252">
            <text:p>0.001225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8814e-34</text:p>
          </table:table-cell>
          <table:table-cell table:style-name="ce1" office:value-type="string">
            <text:p>1.4284e-19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102.69">
            <text:p>102.69</text:p>
          </table:table-cell>
          <table:table-cell table:formula="of:=[.Q179]*1000000" office:value-type="float" office:value="33.557">
            <text:p>33.557</text:p>
          </table:table-cell>
          <table:table-cell table:formula="of:=[.R179]*1000000" office:value-type="float" office:value="1227">
            <text:p>1227</text:p>
          </table:table-cell>
          <table:table-cell table:formula="of:=[.S179]*1000000" office:value-type="float" office:value="1.8656">
            <text:p>1.8656</text:p>
          </table:table-cell>
          <table:table-cell table:formula="of:=[.T179]*1000000" office:value-type="float" office:value="0.040605">
            <text:p>0.040605</text:p>
          </table:table-cell>
          <table:table-cell table:formula="of:=[.U179]*1000000" office:value-type="float" office:value="2.4768E-046">
            <text:p>2.4768E-046</text:p>
          </table:table-cell>
          <table:table-cell table:formula="of:=[.V179]*1000000" office:value-type="float" office:value="0.00000000000013904">
            <text:p>1.3904E-013</text:p>
          </table:table-cell>
          <table:table-cell table:formula="of:=[.W179]*1000000" office:value-type="float" office:value="102.69">
            <text:p>102.69</text:p>
          </table:table-cell>
          <table:table-cell table:formula="of:=[.X179]*1000000" office:value-type="float" office:value="33.554">
            <text:p>33.554</text:p>
          </table:table-cell>
          <table:table-cell table:formula="of:=[.Y179]*1000000" office:value-type="float" office:value="1227">
            <text:p>1227</text:p>
          </table:table-cell>
          <table:table-cell table:formula="of:=[.Z179]*1000000" office:value-type="float" office:value="20.368">
            <text:p>20.368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3.7685E-028">
            <text:p>3.7685E-028</text:p>
          </table:table-cell>
          <table:table-cell table:formula="of:=[.AC179]*1000000" office:value-type="float" office:value="0.00000000000013903">
            <text:p>1.3903E-013</text:p>
          </table:table-cell>
          <table:table-cell office:value-type="float" office:value="0.00010269">
            <text:p>0.00010269</text:p>
          </table:table-cell>
          <table:table-cell table:style-name="ce1" office:value-type="string">
            <text:p>3.3557e-05</text:p>
          </table:table-cell>
          <table:table-cell office:value-type="float" office:value="0.001227">
            <text:p>0.001227</text:p>
          </table:table-cell>
          <table:table-cell table:style-name="ce1" office:value-type="string">
            <text:p>1.8656e-06</text:p>
          </table:table-cell>
          <table:table-cell table:style-name="ce1" office:value-type="string">
            <text:p>4.0605e-08</text:p>
          </table:table-cell>
          <table:table-cell table:style-name="ce1" office:value-type="string">
            <text:p>2.4768e-52</text:p>
          </table:table-cell>
          <table:table-cell table:style-name="ce1" office:value-type="string">
            <text:p>1.3904e-19</text:p>
          </table:table-cell>
          <table:table-cell office:value-type="float" office:value="0.00010269">
            <text:p>0.00010269</text:p>
          </table:table-cell>
          <table:table-cell table:style-name="ce1" office:value-type="string">
            <text:p>3.3554e-05</text:p>
          </table:table-cell>
          <table:table-cell office:value-type="float" office:value="0.001227">
            <text:p>0.00122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7685e-34</text:p>
          </table:table-cell>
          <table:table-cell table:style-name="ce1" office:value-type="string">
            <text:p>1.3903e-19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101.4">
            <text:p>101.4</text:p>
          </table:table-cell>
          <table:table-cell table:formula="of:=[.Q180]*1000000" office:value-type="float" office:value="33.126">
            <text:p>33.126</text:p>
          </table:table-cell>
          <table:table-cell table:formula="of:=[.R180]*1000000" office:value-type="float" office:value="1228.8">
            <text:p>1228.8</text:p>
          </table:table-cell>
          <table:table-cell table:formula="of:=[.S180]*1000000" office:value-type="float" office:value="1.8259">
            <text:p>1.8259</text:p>
          </table:table-cell>
          <table:table-cell table:formula="of:=[.T180]*1000000" office:value-type="float" office:value="0.040667">
            <text:p>0.040667</text:p>
          </table:table-cell>
          <table:table-cell table:formula="of:=[.U180]*1000000" office:value-type="float" office:value="1.3453E-046">
            <text:p>1.3453E-046</text:p>
          </table:table-cell>
          <table:table-cell table:formula="of:=[.V180]*1000000" office:value-type="float" office:value="0.00000000000013535">
            <text:p>1.3535E-013</text:p>
          </table:table-cell>
          <table:table-cell table:formula="of:=[.W180]*1000000" office:value-type="float" office:value="101.4">
            <text:p>101.4</text:p>
          </table:table-cell>
          <table:table-cell table:formula="of:=[.X180]*1000000" office:value-type="float" office:value="33.123">
            <text:p>33.123</text:p>
          </table:table-cell>
          <table:table-cell table:formula="of:=[.Y180]*1000000" office:value-type="float" office:value="1228.7">
            <text:p>1228.7</text:p>
          </table:table-cell>
          <table:table-cell table:formula="of:=[.Z180]*1000000" office:value-type="float" office:value="20.368">
            <text:p>20.368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1.8537E-028">
            <text:p>1.8537E-028</text:p>
          </table:table-cell>
          <table:table-cell table:formula="of:=[.AC180]*1000000" office:value-type="float" office:value="0.00000000000013534">
            <text:p>1.3534E-013</text:p>
          </table:table-cell>
          <table:table-cell office:value-type="float" office:value="0.0001014">
            <text:p>0.0001014</text:p>
          </table:table-cell>
          <table:table-cell table:style-name="ce1" office:value-type="string">
            <text:p>3.3126e-05</text:p>
          </table:table-cell>
          <table:table-cell office:value-type="float" office:value="0.0012288">
            <text:p>0.0012288</text:p>
          </table:table-cell>
          <table:table-cell table:style-name="ce1" office:value-type="string">
            <text:p>1.8259e-06</text:p>
          </table:table-cell>
          <table:table-cell table:style-name="ce1" office:value-type="string">
            <text:p>4.0667e-08</text:p>
          </table:table-cell>
          <table:table-cell table:style-name="ce1" office:value-type="string">
            <text:p>1.3453e-52</text:p>
          </table:table-cell>
          <table:table-cell table:style-name="ce1" office:value-type="string">
            <text:p>1.3535e-19</text:p>
          </table:table-cell>
          <table:table-cell office:value-type="float" office:value="0.0001014">
            <text:p>0.0001014</text:p>
          </table:table-cell>
          <table:table-cell table:style-name="ce1" office:value-type="string">
            <text:p>3.3123e-05</text:p>
          </table:table-cell>
          <table:table-cell office:value-type="float" office:value="0.0012287">
            <text:p>0.001228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8537e-34</text:p>
          </table:table-cell>
          <table:table-cell table:style-name="ce1" office:value-type="string">
            <text:p>1.3534e-19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100.13">
            <text:p>100.13</text:p>
          </table:table-cell>
          <table:table-cell table:formula="of:=[.Q181]*1000000" office:value-type="float" office:value="32.701">
            <text:p>32.701</text:p>
          </table:table-cell>
          <table:table-cell table:formula="of:=[.R181]*1000000" office:value-type="float" office:value="1230.5">
            <text:p>1230.5</text:p>
          </table:table-cell>
          <table:table-cell table:formula="of:=[.S181]*1000000" office:value-type="float" office:value="1.7869">
            <text:p>1.7869</text:p>
          </table:table-cell>
          <table:table-cell table:formula="of:=[.T181]*1000000" office:value-type="float" office:value="0.040729">
            <text:p>0.040729</text:p>
          </table:table-cell>
          <table:table-cell table:formula="of:=[.U181]*1000000" office:value-type="float" office:value="7.4165E-047">
            <text:p>7.4165E-047</text:p>
          </table:table-cell>
          <table:table-cell table:formula="of:=[.V181]*1000000" office:value-type="float" office:value="0.00000000000013177">
            <text:p>1.3177E-013</text:p>
          </table:table-cell>
          <table:table-cell table:formula="of:=[.W181]*1000000" office:value-type="float" office:value="100.13">
            <text:p>100.13</text:p>
          </table:table-cell>
          <table:table-cell table:formula="of:=[.X181]*1000000" office:value-type="float" office:value="32.697">
            <text:p>32.697</text:p>
          </table:table-cell>
          <table:table-cell table:formula="of:=[.Y181]*1000000" office:value-type="float" office:value="1230.5">
            <text:p>1230.5</text:p>
          </table:table-cell>
          <table:table-cell table:formula="of:=[.Z181]*1000000" office:value-type="float" office:value="20.368">
            <text:p>20.368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9.2508E-029">
            <text:p>9.2508E-029</text:p>
          </table:table-cell>
          <table:table-cell table:formula="of:=[.AC181]*1000000" office:value-type="float" office:value="0.00000000000013177">
            <text:p>1.3177E-013</text:p>
          </table:table-cell>
          <table:table-cell office:value-type="float" office:value="0.00010013">
            <text:p>0.00010013</text:p>
          </table:table-cell>
          <table:table-cell table:style-name="ce1" office:value-type="string">
            <text:p>3.2701e-05</text:p>
          </table:table-cell>
          <table:table-cell office:value-type="float" office:value="0.0012305">
            <text:p>0.0012305</text:p>
          </table:table-cell>
          <table:table-cell table:style-name="ce1" office:value-type="string">
            <text:p>1.7869e-06</text:p>
          </table:table-cell>
          <table:table-cell table:style-name="ce1" office:value-type="string">
            <text:p>4.0729e-08</text:p>
          </table:table-cell>
          <table:table-cell table:style-name="ce1" office:value-type="string">
            <text:p>7.4165e-53</text:p>
          </table:table-cell>
          <table:table-cell table:style-name="ce1" office:value-type="string">
            <text:p>1.3177e-19</text:p>
          </table:table-cell>
          <table:table-cell office:value-type="float" office:value="0.00010013">
            <text:p>0.00010013</text:p>
          </table:table-cell>
          <table:table-cell table:style-name="ce1" office:value-type="string">
            <text:p>3.2697e-05</text:p>
          </table:table-cell>
          <table:table-cell office:value-type="float" office:value="0.0012305">
            <text:p>0.001230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9.2508e-35</text:p>
          </table:table-cell>
          <table:table-cell table:style-name="ce1" office:value-type="string">
            <text:p>1.3177e-19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98.876">
            <text:p>98.876</text:p>
          </table:table-cell>
          <table:table-cell table:formula="of:=[.Q182]*1000000" office:value-type="float" office:value="32.281">
            <text:p>32.281</text:p>
          </table:table-cell>
          <table:table-cell table:formula="of:=[.R182]*1000000" office:value-type="float" office:value="1232.2">
            <text:p>1232.2</text:p>
          </table:table-cell>
          <table:table-cell table:formula="of:=[.S182]*1000000" office:value-type="float" office:value="1.7487">
            <text:p>1.7487</text:p>
          </table:table-cell>
          <table:table-cell table:formula="of:=[.T182]*1000000" office:value-type="float" office:value="0.040791">
            <text:p>0.040791</text:p>
          </table:table-cell>
          <table:table-cell table:formula="of:=[.U182]*1000000" office:value-type="float" office:value="4.1422E-047">
            <text:p>4.1422E-047</text:p>
          </table:table-cell>
          <table:table-cell table:formula="of:=[.V182]*1000000" office:value-type="float" office:value="0.0000000000001283">
            <text:p>1.283E-013</text:p>
          </table:table-cell>
          <table:table-cell table:formula="of:=[.W182]*1000000" office:value-type="float" office:value="98.874">
            <text:p>98.874</text:p>
          </table:table-cell>
          <table:table-cell table:formula="of:=[.X182]*1000000" office:value-type="float" office:value="32.277">
            <text:p>32.277</text:p>
          </table:table-cell>
          <table:table-cell table:formula="of:=[.Y182]*1000000" office:value-type="float" office:value="1232.2">
            <text:p>1232.2</text:p>
          </table:table-cell>
          <table:table-cell table:formula="of:=[.Z182]*1000000" office:value-type="float" office:value="20.368">
            <text:p>20.368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4.6652E-029">
            <text:p>4.6652E-029</text:p>
          </table:table-cell>
          <table:table-cell table:formula="of:=[.AC182]*1000000" office:value-type="float" office:value="0.0000000000001283">
            <text:p>1.283E-013</text:p>
          </table:table-cell>
          <table:table-cell table:style-name="ce1" office:value-type="string">
            <text:p>9.8876e-05</text:p>
          </table:table-cell>
          <table:table-cell table:style-name="ce1" office:value-type="string">
            <text:p>3.2281e-05</text:p>
          </table:table-cell>
          <table:table-cell office:value-type="float" office:value="0.0012322">
            <text:p>0.0012322</text:p>
          </table:table-cell>
          <table:table-cell table:style-name="ce1" office:value-type="string">
            <text:p>1.7487e-06</text:p>
          </table:table-cell>
          <table:table-cell table:style-name="ce1" office:value-type="string">
            <text:p>4.0791e-08</text:p>
          </table:table-cell>
          <table:table-cell table:style-name="ce1" office:value-type="string">
            <text:p>4.1422e-53</text:p>
          </table:table-cell>
          <table:table-cell table:style-name="ce1" office:value-type="string">
            <text:p>1.283e-19</text:p>
          </table:table-cell>
          <table:table-cell table:style-name="ce1" office:value-type="string">
            <text:p>9.8874e-05</text:p>
          </table:table-cell>
          <table:table-cell table:style-name="ce1" office:value-type="string">
            <text:p>3.2277e-05</text:p>
          </table:table-cell>
          <table:table-cell office:value-type="float" office:value="0.0012322">
            <text:p>0.001232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6652e-35</text:p>
          </table:table-cell>
          <table:table-cell table:style-name="ce1" office:value-type="string">
            <text:p>1.283e-19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97.639">
            <text:p>97.639</text:p>
          </table:table-cell>
          <table:table-cell table:formula="of:=[.Q183]*1000000" office:value-type="float" office:value="31.866">
            <text:p>31.866</text:p>
          </table:table-cell>
          <table:table-cell table:formula="of:=[.R183]*1000000" office:value-type="float" office:value="1233.9">
            <text:p>1233.9</text:p>
          </table:table-cell>
          <table:table-cell table:formula="of:=[.S183]*1000000" office:value-type="float" office:value="1.7113">
            <text:p>1.7113</text:p>
          </table:table-cell>
          <table:table-cell table:formula="of:=[.T183]*1000000" office:value-type="float" office:value="0.040853">
            <text:p>0.040853</text:p>
          </table:table-cell>
          <table:table-cell table:formula="of:=[.U183]*1000000" office:value-type="float" office:value="2.3406E-047">
            <text:p>2.3406E-047</text:p>
          </table:table-cell>
          <table:table-cell table:formula="of:=[.V183]*1000000" office:value-type="float" office:value="0.00000000000012494">
            <text:p>1.2494E-013</text:p>
          </table:table-cell>
          <table:table-cell table:formula="of:=[.W183]*1000000" office:value-type="float" office:value="97.637">
            <text:p>97.637</text:p>
          </table:table-cell>
          <table:table-cell table:formula="of:=[.X183]*1000000" office:value-type="float" office:value="31.862">
            <text:p>31.862</text:p>
          </table:table-cell>
          <table:table-cell table:formula="of:=[.Y183]*1000000" office:value-type="float" office:value="1233.8">
            <text:p>1233.8</text:p>
          </table:table-cell>
          <table:table-cell table:formula="of:=[.Z183]*1000000" office:value-type="float" office:value="20.368">
            <text:p>20.368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2.373E-029">
            <text:p>2.373E-029</text:p>
          </table:table-cell>
          <table:table-cell table:formula="of:=[.AC183]*1000000" office:value-type="float" office:value="0.00000000000012494">
            <text:p>1.2494E-013</text:p>
          </table:table-cell>
          <table:table-cell table:style-name="ce1" office:value-type="string">
            <text:p>9.7639e-05</text:p>
          </table:table-cell>
          <table:table-cell table:style-name="ce1" office:value-type="string">
            <text:p>3.1866e-05</text:p>
          </table:table-cell>
          <table:table-cell office:value-type="float" office:value="0.0012339">
            <text:p>0.0012339</text:p>
          </table:table-cell>
          <table:table-cell table:style-name="ce1" office:value-type="string">
            <text:p>1.7113e-06</text:p>
          </table:table-cell>
          <table:table-cell table:style-name="ce1" office:value-type="string">
            <text:p>4.0853e-08</text:p>
          </table:table-cell>
          <table:table-cell table:style-name="ce1" office:value-type="string">
            <text:p>2.3406e-53</text:p>
          </table:table-cell>
          <table:table-cell table:style-name="ce1" office:value-type="string">
            <text:p>1.2494e-19</text:p>
          </table:table-cell>
          <table:table-cell table:style-name="ce1" office:value-type="string">
            <text:p>9.7637e-05</text:p>
          </table:table-cell>
          <table:table-cell table:style-name="ce1" office:value-type="string">
            <text:p>3.1862e-05</text:p>
          </table:table-cell>
          <table:table-cell office:value-type="float" office:value="0.0012338">
            <text:p>0.0012338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73e-35</text:p>
          </table:table-cell>
          <table:table-cell table:style-name="ce1" office:value-type="string">
            <text:p>1.2494e-19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96.419">
            <text:p>96.419</text:p>
          </table:table-cell>
          <table:table-cell table:formula="of:=[.Q184]*1000000" office:value-type="float" office:value="31.457">
            <text:p>31.457</text:p>
          </table:table-cell>
          <table:table-cell table:formula="of:=[.R184]*1000000" office:value-type="float" office:value="1235.5">
            <text:p>1235.5</text:p>
          </table:table-cell>
          <table:table-cell table:formula="of:=[.S184]*1000000" office:value-type="float" office:value="1.6745">
            <text:p>1.6745</text:p>
          </table:table-cell>
          <table:table-cell table:formula="of:=[.T184]*1000000" office:value-type="float" office:value="0.040915">
            <text:p>0.040915</text:p>
          </table:table-cell>
          <table:table-cell table:formula="of:=[.U184]*1000000" office:value-type="float" office:value="1.3366E-047">
            <text:p>1.3366E-047</text:p>
          </table:table-cell>
          <table:table-cell table:formula="of:=[.V184]*1000000" office:value-type="float" office:value="0.00000000000012168">
            <text:p>1.2168E-013</text:p>
          </table:table-cell>
          <table:table-cell table:formula="of:=[.W184]*1000000" office:value-type="float" office:value="96.417">
            <text:p>96.417</text:p>
          </table:table-cell>
          <table:table-cell table:formula="of:=[.X184]*1000000" office:value-type="float" office:value="31.453">
            <text:p>31.453</text:p>
          </table:table-cell>
          <table:table-cell table:formula="of:=[.Y184]*1000000" office:value-type="float" office:value="1235.5">
            <text:p>1235.5</text:p>
          </table:table-cell>
          <table:table-cell table:formula="of:=[.Z184]*1000000" office:value-type="float" office:value="20.368">
            <text:p>20.368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1.2164E-029">
            <text:p>1.2164E-029</text:p>
          </table:table-cell>
          <table:table-cell table:formula="of:=[.AC184]*1000000" office:value-type="float" office:value="0.00000000000012168">
            <text:p>1.2168E-013</text:p>
          </table:table-cell>
          <table:table-cell table:style-name="ce1" office:value-type="string">
            <text:p>9.6419e-05</text:p>
          </table:table-cell>
          <table:table-cell table:style-name="ce1" office:value-type="string">
            <text:p>3.1457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1.6745e-06</text:p>
          </table:table-cell>
          <table:table-cell table:style-name="ce1" office:value-type="string">
            <text:p>4.0915e-08</text:p>
          </table:table-cell>
          <table:table-cell table:style-name="ce1" office:value-type="string">
            <text:p>1.3366e-53</text:p>
          </table:table-cell>
          <table:table-cell table:style-name="ce1" office:value-type="string">
            <text:p>1.2168e-19</text:p>
          </table:table-cell>
          <table:table-cell table:style-name="ce1" office:value-type="string">
            <text:p>9.6417e-05</text:p>
          </table:table-cell>
          <table:table-cell table:style-name="ce1" office:value-type="string">
            <text:p>3.1453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64e-35</text:p>
          </table:table-cell>
          <table:table-cell table:style-name="ce1" office:value-type="string">
            <text:p>1.2168e-19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95.216">
            <text:p>95.216</text:p>
          </table:table-cell>
          <table:table-cell table:formula="of:=[.Q185]*1000000" office:value-type="float" office:value="31.052">
            <text:p>31.052</text:p>
          </table:table-cell>
          <table:table-cell table:formula="of:=[.R185]*1000000" office:value-type="float" office:value="1237.1">
            <text:p>1237.1</text:p>
          </table:table-cell>
          <table:table-cell table:formula="of:=[.S185]*1000000" office:value-type="float" office:value="1.6385">
            <text:p>1.6385</text:p>
          </table:table-cell>
          <table:table-cell table:formula="of:=[.T185]*1000000" office:value-type="float" office:value="0.040977">
            <text:p>0.040977</text:p>
          </table:table-cell>
          <table:table-cell table:formula="of:=[.U185]*1000000" office:value-type="float" office:value="7.7086E-048">
            <text:p>7.7086E-048</text:p>
          </table:table-cell>
          <table:table-cell table:formula="of:=[.V185]*1000000" office:value-type="float" office:value="0.00000000000011852">
            <text:p>1.1852E-013</text:p>
          </table:table-cell>
          <table:table-cell table:formula="of:=[.W185]*1000000" office:value-type="float" office:value="95.214">
            <text:p>95.214</text:p>
          </table:table-cell>
          <table:table-cell table:formula="of:=[.X185]*1000000" office:value-type="float" office:value="31.049">
            <text:p>31.049</text:p>
          </table:table-cell>
          <table:table-cell table:formula="of:=[.Y185]*1000000" office:value-type="float" office:value="1237.1">
            <text:p>1237.1</text:p>
          </table:table-cell>
          <table:table-cell table:formula="of:=[.Z185]*1000000" office:value-type="float" office:value="20.368">
            <text:p>20.368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6.284E-030">
            <text:p>6.284E-030</text:p>
          </table:table-cell>
          <table:table-cell table:formula="of:=[.AC185]*1000000" office:value-type="float" office:value="0.00000000000011852">
            <text:p>1.1852E-013</text:p>
          </table:table-cell>
          <table:table-cell table:style-name="ce1" office:value-type="string">
            <text:p>9.5216e-05</text:p>
          </table:table-cell>
          <table:table-cell table:style-name="ce1" office:value-type="string">
            <text:p>3.1052e-05</text:p>
          </table:table-cell>
          <table:table-cell office:value-type="float" office:value="0.0012371">
            <text:p>0.0012371</text:p>
          </table:table-cell>
          <table:table-cell table:style-name="ce1" office:value-type="string">
            <text:p>1.6385e-06</text:p>
          </table:table-cell>
          <table:table-cell table:style-name="ce1" office:value-type="string">
            <text:p>4.0977e-08</text:p>
          </table:table-cell>
          <table:table-cell table:style-name="ce1" office:value-type="string">
            <text:p>7.7086e-54</text:p>
          </table:table-cell>
          <table:table-cell table:style-name="ce1" office:value-type="string">
            <text:p>1.1852e-19</text:p>
          </table:table-cell>
          <table:table-cell table:style-name="ce1" office:value-type="string">
            <text:p>9.5214e-05</text:p>
          </table:table-cell>
          <table:table-cell table:style-name="ce1" office:value-type="string">
            <text:p>3.1049e-05</text:p>
          </table:table-cell>
          <table:table-cell office:value-type="float" office:value="0.0012371">
            <text:p>0.001237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6.284e-36</text:p>
          </table:table-cell>
          <table:table-cell table:style-name="ce1" office:value-type="string">
            <text:p>1.1852e-19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94.029">
            <text:p>94.029</text:p>
          </table:table-cell>
          <table:table-cell table:formula="of:=[.Q186]*1000000" office:value-type="float" office:value="30.653">
            <text:p>30.653</text:p>
          </table:table-cell>
          <table:table-cell table:formula="of:=[.R186]*1000000" office:value-type="float" office:value="1238.7">
            <text:p>1238.7</text:p>
          </table:table-cell>
          <table:table-cell table:formula="of:=[.S186]*1000000" office:value-type="float" office:value="1.6031">
            <text:p>1.6031</text:p>
          </table:table-cell>
          <table:table-cell table:formula="of:=[.T186]*1000000" office:value-type="float" office:value="0.041039">
            <text:p>0.041039</text:p>
          </table:table-cell>
          <table:table-cell table:formula="of:=[.U186]*1000000" office:value-type="float" office:value="4.4867E-048">
            <text:p>4.4867E-048</text:p>
          </table:table-cell>
          <table:table-cell table:formula="of:=[.V186]*1000000" office:value-type="float" office:value="0.00000000000011545">
            <text:p>1.1545E-013</text:p>
          </table:table-cell>
          <table:table-cell table:formula="of:=[.W186]*1000000" office:value-type="float" office:value="94.028">
            <text:p>94.028</text:p>
          </table:table-cell>
          <table:table-cell table:formula="of:=[.X186]*1000000" office:value-type="float" office:value="30.65">
            <text:p>30.65</text:p>
          </table:table-cell>
          <table:table-cell table:formula="of:=[.Y186]*1000000" office:value-type="float" office:value="1238.7">
            <text:p>1238.7</text:p>
          </table:table-cell>
          <table:table-cell table:formula="of:=[.Z186]*1000000" office:value-type="float" office:value="20.368">
            <text:p>20.368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3.27E-030">
            <text:p>3.27E-030</text:p>
          </table:table-cell>
          <table:table-cell table:formula="of:=[.AC186]*1000000" office:value-type="float" office:value="0.00000000000011545">
            <text:p>1.1545E-013</text:p>
          </table:table-cell>
          <table:table-cell table:style-name="ce1" office:value-type="string">
            <text:p>9.4029e-05</text:p>
          </table:table-cell>
          <table:table-cell table:style-name="ce1" office:value-type="string">
            <text:p>3.0653e-05</text:p>
          </table:table-cell>
          <table:table-cell office:value-type="float" office:value="0.0012387">
            <text:p>0.0012387</text:p>
          </table:table-cell>
          <table:table-cell table:style-name="ce1" office:value-type="string">
            <text:p>1.6031e-06</text:p>
          </table:table-cell>
          <table:table-cell table:style-name="ce1" office:value-type="string">
            <text:p>4.1039e-08</text:p>
          </table:table-cell>
          <table:table-cell table:style-name="ce1" office:value-type="string">
            <text:p>4.4867e-54</text:p>
          </table:table-cell>
          <table:table-cell table:style-name="ce1" office:value-type="string">
            <text:p>1.1545e-19</text:p>
          </table:table-cell>
          <table:table-cell table:style-name="ce1" office:value-type="string">
            <text:p>9.4028e-05</text:p>
          </table:table-cell>
          <table:table-cell table:style-name="ce1" office:value-type="string">
            <text:p>3.065e-05</text:p>
          </table:table-cell>
          <table:table-cell office:value-type="float" office:value="0.0012387">
            <text:p>0.001238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27e-36</text:p>
          </table:table-cell>
          <table:table-cell table:style-name="ce1" office:value-type="string">
            <text:p>1.1545e-19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92.859">
            <text:p>92.859</text:p>
          </table:table-cell>
          <table:table-cell table:formula="of:=[.Q187]*1000000" office:value-type="float" office:value="30.259">
            <text:p>30.259</text:p>
          </table:table-cell>
          <table:table-cell table:formula="of:=[.R187]*1000000" office:value-type="float" office:value="1240.3">
            <text:p>1240.3</text:p>
          </table:table-cell>
          <table:table-cell table:formula="of:=[.S187]*1000000" office:value-type="float" office:value="1.5685">
            <text:p>1.5685</text:p>
          </table:table-cell>
          <table:table-cell table:formula="of:=[.T187]*1000000" office:value-type="float" office:value="0.041102">
            <text:p>0.041102</text:p>
          </table:table-cell>
          <table:table-cell table:formula="of:=[.U187]*1000000" office:value-type="float" office:value="2.6342E-048">
            <text:p>2.6342E-048</text:p>
          </table:table-cell>
          <table:table-cell table:formula="of:=[.V187]*1000000" office:value-type="float" office:value="0.00000000000011248">
            <text:p>1.1248E-013</text:p>
          </table:table-cell>
          <table:table-cell table:formula="of:=[.W187]*1000000" office:value-type="float" office:value="92.858">
            <text:p>92.858</text:p>
          </table:table-cell>
          <table:table-cell table:formula="of:=[.X187]*1000000" office:value-type="float" office:value="30.256">
            <text:p>30.256</text:p>
          </table:table-cell>
          <table:table-cell table:formula="of:=[.Y187]*1000000" office:value-type="float" office:value="1240.3">
            <text:p>1240.3</text:p>
          </table:table-cell>
          <table:table-cell table:formula="of:=[.Z187]*1000000" office:value-type="float" office:value="20.368">
            <text:p>20.368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1.7141E-030">
            <text:p>1.7141E-030</text:p>
          </table:table-cell>
          <table:table-cell table:formula="of:=[.AC187]*1000000" office:value-type="float" office:value="0.00000000000011248">
            <text:p>1.1248E-013</text:p>
          </table:table-cell>
          <table:table-cell table:style-name="ce1" office:value-type="string">
            <text:p>9.2859e-05</text:p>
          </table:table-cell>
          <table:table-cell table:style-name="ce1" office:value-type="string">
            <text:p>3.0259e-05</text:p>
          </table:table-cell>
          <table:table-cell office:value-type="float" office:value="0.0012403">
            <text:p>0.0012403</text:p>
          </table:table-cell>
          <table:table-cell table:style-name="ce1" office:value-type="string">
            <text:p>1.5685e-06</text:p>
          </table:table-cell>
          <table:table-cell table:style-name="ce1" office:value-type="string">
            <text:p>4.1102e-08</text:p>
          </table:table-cell>
          <table:table-cell table:style-name="ce1" office:value-type="string">
            <text:p>2.6342e-54</text:p>
          </table:table-cell>
          <table:table-cell table:style-name="ce1" office:value-type="string">
            <text:p>1.1248e-19</text:p>
          </table:table-cell>
          <table:table-cell table:style-name="ce1" office:value-type="string">
            <text:p>9.2858e-05</text:p>
          </table:table-cell>
          <table:table-cell table:style-name="ce1" office:value-type="string">
            <text:p>3.0256e-05</text:p>
          </table:table-cell>
          <table:table-cell office:value-type="float" office:value="0.0012403">
            <text:p>0.0012403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7141e-36</text:p>
          </table:table-cell>
          <table:table-cell table:style-name="ce1" office:value-type="string">
            <text:p>1.1248e-19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91.705">
            <text:p>91.705</text:p>
          </table:table-cell>
          <table:table-cell table:formula="of:=[.Q188]*1000000" office:value-type="float" office:value="29.871">
            <text:p>29.871</text:p>
          </table:table-cell>
          <table:table-cell table:formula="of:=[.R188]*1000000" office:value-type="float" office:value="1241.9">
            <text:p>1241.9</text:p>
          </table:table-cell>
          <table:table-cell table:formula="of:=[.S188]*1000000" office:value-type="float" office:value="1.5345">
            <text:p>1.5345</text:p>
          </table:table-cell>
          <table:table-cell table:formula="of:=[.T188]*1000000" office:value-type="float" office:value="0.041164">
            <text:p>0.041164</text:p>
          </table:table-cell>
          <table:table-cell table:formula="of:=[.U188]*1000000" office:value-type="float" office:value="1.5594E-048">
            <text:p>1.5594E-048</text:p>
          </table:table-cell>
          <table:table-cell table:formula="of:=[.V188]*1000000" office:value-type="float" office:value="0.00000000000010961">
            <text:p>1.0961E-013</text:p>
          </table:table-cell>
          <table:table-cell table:formula="of:=[.W188]*1000000" office:value-type="float" office:value="91.704">
            <text:p>91.704</text:p>
          </table:table-cell>
          <table:table-cell table:formula="of:=[.X188]*1000000" office:value-type="float" office:value="29.867">
            <text:p>29.867</text:p>
          </table:table-cell>
          <table:table-cell table:formula="of:=[.Y188]*1000000" office:value-type="float" office:value="1241.9">
            <text:p>1241.9</text:p>
          </table:table-cell>
          <table:table-cell table:formula="of:=[.Z188]*1000000" office:value-type="float" office:value="20.368">
            <text:p>20.368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9.0487E-031">
            <text:p>9.0487E-031</text:p>
          </table:table-cell>
          <table:table-cell table:formula="of:=[.AC188]*1000000" office:value-type="float" office:value="0.0000000000001096">
            <text:p>1.096E-013</text:p>
          </table:table-cell>
          <table:table-cell table:style-name="ce1" office:value-type="string">
            <text:p>9.1705e-05</text:p>
          </table:table-cell>
          <table:table-cell table:style-name="ce1" office:value-type="string">
            <text:p>2.9871e-05</text:p>
          </table:table-cell>
          <table:table-cell office:value-type="float" office:value="0.0012419">
            <text:p>0.0012419</text:p>
          </table:table-cell>
          <table:table-cell table:style-name="ce1" office:value-type="string">
            <text:p>1.5345e-06</text:p>
          </table:table-cell>
          <table:table-cell table:style-name="ce1" office:value-type="string">
            <text:p>4.1164e-08</text:p>
          </table:table-cell>
          <table:table-cell table:style-name="ce1" office:value-type="string">
            <text:p>1.5594e-54</text:p>
          </table:table-cell>
          <table:table-cell table:style-name="ce1" office:value-type="string">
            <text:p>1.0961e-19</text:p>
          </table:table-cell>
          <table:table-cell table:style-name="ce1" office:value-type="string">
            <text:p>9.1704e-05</text:p>
          </table:table-cell>
          <table:table-cell table:style-name="ce1" office:value-type="string">
            <text:p>2.9867e-05</text:p>
          </table:table-cell>
          <table:table-cell office:value-type="float" office:value="0.0012419">
            <text:p>0.001241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9.0487e-37</text:p>
          </table:table-cell>
          <table:table-cell table:style-name="ce1" office:value-type="string">
            <text:p>1.096e-19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90.567">
            <text:p>90.567</text:p>
          </table:table-cell>
          <table:table-cell table:formula="of:=[.Q189]*1000000" office:value-type="float" office:value="29.487">
            <text:p>29.487</text:p>
          </table:table-cell>
          <table:table-cell table:formula="of:=[.R189]*1000000" office:value-type="float" office:value="1243.4">
            <text:p>1243.4</text:p>
          </table:table-cell>
          <table:table-cell table:formula="of:=[.S189]*1000000" office:value-type="float" office:value="1.5012">
            <text:p>1.5012</text:p>
          </table:table-cell>
          <table:table-cell table:formula="of:=[.T189]*1000000" office:value-type="float" office:value="0.041226">
            <text:p>0.041226</text:p>
          </table:table-cell>
          <table:table-cell table:formula="of:=[.U189]*1000000" office:value-type="float" office:value="9.3042E-049">
            <text:p>9.3042E-049</text:p>
          </table:table-cell>
          <table:table-cell table:formula="of:=[.V189]*1000000" office:value-type="float" office:value="0.00000000000010681">
            <text:p>1.0681E-013</text:p>
          </table:table-cell>
          <table:table-cell table:formula="of:=[.W189]*1000000" office:value-type="float" office:value="90.565">
            <text:p>90.565</text:p>
          </table:table-cell>
          <table:table-cell table:formula="of:=[.X189]*1000000" office:value-type="float" office:value="29.483">
            <text:p>29.483</text:p>
          </table:table-cell>
          <table:table-cell table:formula="of:=[.Y189]*1000000" office:value-type="float" office:value="1243.4">
            <text:p>1243.4</text:p>
          </table:table-cell>
          <table:table-cell table:formula="of:=[.Z189]*1000000" office:value-type="float" office:value="20.368">
            <text:p>20.368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4.8111E-031">
            <text:p>4.8111E-031</text:p>
          </table:table-cell>
          <table:table-cell table:formula="of:=[.AC189]*1000000" office:value-type="float" office:value="0.00000000000010681">
            <text:p>1.0681E-013</text:p>
          </table:table-cell>
          <table:table-cell table:style-name="ce1" office:value-type="string">
            <text:p>9.0567e-05</text:p>
          </table:table-cell>
          <table:table-cell table:style-name="ce1" office:value-type="string">
            <text:p>2.9487e-05</text:p>
          </table:table-cell>
          <table:table-cell office:value-type="float" office:value="0.0012434">
            <text:p>0.0012434</text:p>
          </table:table-cell>
          <table:table-cell table:style-name="ce1" office:value-type="string">
            <text:p>1.5012e-06</text:p>
          </table:table-cell>
          <table:table-cell table:style-name="ce1" office:value-type="string">
            <text:p>4.1226e-08</text:p>
          </table:table-cell>
          <table:table-cell table:style-name="ce1" office:value-type="string">
            <text:p>9.3042e-55</text:p>
          </table:table-cell>
          <table:table-cell table:style-name="ce1" office:value-type="string">
            <text:p>1.0681e-19</text:p>
          </table:table-cell>
          <table:table-cell table:style-name="ce1" office:value-type="string">
            <text:p>9.0565e-05</text:p>
          </table:table-cell>
          <table:table-cell table:style-name="ce1" office:value-type="string">
            <text:p>2.9483e-05</text:p>
          </table:table-cell>
          <table:table-cell office:value-type="float" office:value="0.0012434">
            <text:p>0.001243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8111e-37</text:p>
          </table:table-cell>
          <table:table-cell table:style-name="ce1" office:value-type="string">
            <text:p>1.0681e-19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89.444">
            <text:p>89.444</text:p>
          </table:table-cell>
          <table:table-cell table:formula="of:=[.Q190]*1000000" office:value-type="float" office:value="29.108">
            <text:p>29.108</text:p>
          </table:table-cell>
          <table:table-cell table:formula="of:=[.R190]*1000000" office:value-type="float" office:value="1245">
            <text:p>1245</text:p>
          </table:table-cell>
          <table:table-cell table:formula="of:=[.S190]*1000000" office:value-type="float" office:value="1.4685">
            <text:p>1.4685</text:p>
          </table:table-cell>
          <table:table-cell table:formula="of:=[.T190]*1000000" office:value-type="float" office:value="0.041289">
            <text:p>0.041289</text:p>
          </table:table-cell>
          <table:table-cell table:formula="of:=[.U190]*1000000" office:value-type="float" office:value="5.5938E-049">
            <text:p>5.5938E-049</text:p>
          </table:table-cell>
          <table:table-cell table:formula="of:=[.V190]*1000000" office:value-type="float" office:value="0.00000000000010411">
            <text:p>1.0411E-013</text:p>
          </table:table-cell>
          <table:table-cell table:formula="of:=[.W190]*1000000" office:value-type="float" office:value="89.443">
            <text:p>89.443</text:p>
          </table:table-cell>
          <table:table-cell table:formula="of:=[.X190]*1000000" office:value-type="float" office:value="29.104">
            <text:p>29.104</text:p>
          </table:table-cell>
          <table:table-cell table:formula="of:=[.Y190]*1000000" office:value-type="float" office:value="1244.9">
            <text:p>1244.9</text:p>
          </table:table-cell>
          <table:table-cell table:formula="of:=[.Z190]*1000000" office:value-type="float" office:value="20.368">
            <text:p>20.368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2.5761E-031">
            <text:p>2.5761E-031</text:p>
          </table:table-cell>
          <table:table-cell table:formula="of:=[.AC190]*1000000" office:value-type="float" office:value="0.00000000000010411">
            <text:p>1.0411E-013</text:p>
          </table:table-cell>
          <table:table-cell table:style-name="ce1" office:value-type="string">
            <text:p>8.9444e-05</text:p>
          </table:table-cell>
          <table:table-cell table:style-name="ce1" office:value-type="string">
            <text:p>2.9108e-05</text:p>
          </table:table-cell>
          <table:table-cell office:value-type="float" office:value="0.001245">
            <text:p>0.001245</text:p>
          </table:table-cell>
          <table:table-cell table:style-name="ce1" office:value-type="string">
            <text:p>1.4685e-06</text:p>
          </table:table-cell>
          <table:table-cell table:style-name="ce1" office:value-type="string">
            <text:p>4.1289e-08</text:p>
          </table:table-cell>
          <table:table-cell table:style-name="ce1" office:value-type="string">
            <text:p>5.5938e-55</text:p>
          </table:table-cell>
          <table:table-cell table:style-name="ce1" office:value-type="string">
            <text:p>1.0411e-19</text:p>
          </table:table-cell>
          <table:table-cell table:style-name="ce1" office:value-type="string">
            <text:p>8.9443e-05</text:p>
          </table:table-cell>
          <table:table-cell table:style-name="ce1" office:value-type="string">
            <text:p>2.9104e-05</text:p>
          </table:table-cell>
          <table:table-cell office:value-type="float" office:value="0.0012449">
            <text:p>0.001244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5761e-37</text:p>
          </table:table-cell>
          <table:table-cell table:style-name="ce1" office:value-type="string">
            <text:p>1.0411e-19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88.337">
            <text:p>88.337</text:p>
          </table:table-cell>
          <table:table-cell table:formula="of:=[.Q191]*1000000" office:value-type="float" office:value="28.734">
            <text:p>28.734</text:p>
          </table:table-cell>
          <table:table-cell table:formula="of:=[.R191]*1000000" office:value-type="float" office:value="1246.5">
            <text:p>1246.5</text:p>
          </table:table-cell>
          <table:table-cell table:formula="of:=[.S191]*1000000" office:value-type="float" office:value="1.4364">
            <text:p>1.4364</text:p>
          </table:table-cell>
          <table:table-cell table:formula="of:=[.T191]*1000000" office:value-type="float" office:value="0.041352">
            <text:p>0.041352</text:p>
          </table:table-cell>
          <table:table-cell table:formula="of:=[.U191]*1000000" office:value-type="float" office:value="3.3878E-049">
            <text:p>3.3878E-049</text:p>
          </table:table-cell>
          <table:table-cell table:formula="of:=[.V191]*1000000" office:value-type="float" office:value="0.00000000000010148">
            <text:p>1.0148E-013</text:p>
          </table:table-cell>
          <table:table-cell table:formula="of:=[.W191]*1000000" office:value-type="float" office:value="88.336">
            <text:p>88.336</text:p>
          </table:table-cell>
          <table:table-cell table:formula="of:=[.X191]*1000000" office:value-type="float" office:value="28.73">
            <text:p>28.73</text:p>
          </table:table-cell>
          <table:table-cell table:formula="of:=[.Y191]*1000000" office:value-type="float" office:value="1246.4">
            <text:p>1246.4</text:p>
          </table:table-cell>
          <table:table-cell table:formula="of:=[.Z191]*1000000" office:value-type="float" office:value="20.368">
            <text:p>20.368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1.3886E-031">
            <text:p>1.3886E-031</text:p>
          </table:table-cell>
          <table:table-cell table:formula="of:=[.AC191]*1000000" office:value-type="float" office:value="0.00000000000010148">
            <text:p>1.0148E-013</text:p>
          </table:table-cell>
          <table:table-cell table:style-name="ce1" office:value-type="string">
            <text:p>8.8337e-05</text:p>
          </table:table-cell>
          <table:table-cell table:style-name="ce1" office:value-type="string">
            <text:p>2.8734e-05</text:p>
          </table:table-cell>
          <table:table-cell office:value-type="float" office:value="0.0012465">
            <text:p>0.0012465</text:p>
          </table:table-cell>
          <table:table-cell table:style-name="ce1" office:value-type="string">
            <text:p>1.4364e-06</text:p>
          </table:table-cell>
          <table:table-cell table:style-name="ce1" office:value-type="string">
            <text:p>4.1352e-08</text:p>
          </table:table-cell>
          <table:table-cell table:style-name="ce1" office:value-type="string">
            <text:p>3.3878e-55</text:p>
          </table:table-cell>
          <table:table-cell table:style-name="ce1" office:value-type="string">
            <text:p>1.0148e-19</text:p>
          </table:table-cell>
          <table:table-cell table:style-name="ce1" office:value-type="string">
            <text:p>8.8336e-05</text:p>
          </table:table-cell>
          <table:table-cell table:style-name="ce1" office:value-type="string">
            <text:p>2.873e-05</text:p>
          </table:table-cell>
          <table:table-cell office:value-type="float" office:value="0.0012464">
            <text:p>0.001246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86e-37</text:p>
          </table:table-cell>
          <table:table-cell table:style-name="ce1" office:value-type="string">
            <text:p>1.0148e-19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87.245">
            <text:p>87.245</text:p>
          </table:table-cell>
          <table:table-cell table:formula="of:=[.Q192]*1000000" office:value-type="float" office:value="28.364">
            <text:p>28.364</text:p>
          </table:table-cell>
          <table:table-cell table:formula="of:=[.R192]*1000000" office:value-type="float" office:value="1247.9">
            <text:p>1247.9</text:p>
          </table:table-cell>
          <table:table-cell table:formula="of:=[.S192]*1000000" office:value-type="float" office:value="1.405">
            <text:p>1.405</text:p>
          </table:table-cell>
          <table:table-cell table:formula="of:=[.T192]*1000000" office:value-type="float" office:value="0.041414">
            <text:p>0.041414</text:p>
          </table:table-cell>
          <table:table-cell table:formula="of:=[.U192]*1000000" office:value-type="float" office:value="2.0664E-049">
            <text:p>2.0664E-049</text:p>
          </table:table-cell>
          <table:table-cell table:formula="of:=[.V192]*1000000" office:value-type="float" office:value="0.000000000000098941">
            <text:p>9.8941E-014</text:p>
          </table:table-cell>
          <table:table-cell table:formula="of:=[.W192]*1000000" office:value-type="float" office:value="87.244">
            <text:p>87.244</text:p>
          </table:table-cell>
          <table:table-cell table:formula="of:=[.X192]*1000000" office:value-type="float" office:value="28.361">
            <text:p>28.361</text:p>
          </table:table-cell>
          <table:table-cell table:formula="of:=[.Y192]*1000000" office:value-type="float" office:value="1247.9">
            <text:p>1247.9</text:p>
          </table:table-cell>
          <table:table-cell table:formula="of:=[.Z192]*1000000" office:value-type="float" office:value="20.368">
            <text:p>20.368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7.5372E-032">
            <text:p>7.5372E-032</text:p>
          </table:table-cell>
          <table:table-cell table:formula="of:=[.AC192]*1000000" office:value-type="float" office:value="0.00000000000009894">
            <text:p>9.894E-014</text:p>
          </table:table-cell>
          <table:table-cell table:style-name="ce1" office:value-type="string">
            <text:p>8.7245e-05</text:p>
          </table:table-cell>
          <table:table-cell table:style-name="ce1" office:value-type="string">
            <text:p>2.8364e-05</text:p>
          </table:table-cell>
          <table:table-cell office:value-type="float" office:value="0.0012479">
            <text:p>0.0012479</text:p>
          </table:table-cell>
          <table:table-cell table:style-name="ce1" office:value-type="string">
            <text:p>1.405e-06</text:p>
          </table:table-cell>
          <table:table-cell table:style-name="ce1" office:value-type="string">
            <text:p>4.1414e-08</text:p>
          </table:table-cell>
          <table:table-cell table:style-name="ce1" office:value-type="string">
            <text:p>2.0664e-55</text:p>
          </table:table-cell>
          <table:table-cell table:style-name="ce1" office:value-type="string">
            <text:p>9.8941e-20</text:p>
          </table:table-cell>
          <table:table-cell table:style-name="ce1" office:value-type="string">
            <text:p>8.7244e-05</text:p>
          </table:table-cell>
          <table:table-cell table:style-name="ce1" office:value-type="string">
            <text:p>2.8361e-05</text:p>
          </table:table-cell>
          <table:table-cell office:value-type="float" office:value="0.0012479">
            <text:p>0.0012479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5372e-38</text:p>
          </table:table-cell>
          <table:table-cell table:style-name="ce1" office:value-type="string">
            <text:p>9.894e-20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86.168">
            <text:p>86.168</text:p>
          </table:table-cell>
          <table:table-cell table:formula="of:=[.Q193]*1000000" office:value-type="float" office:value="28">
            <text:p>28</text:p>
          </table:table-cell>
          <table:table-cell table:formula="of:=[.R193]*1000000" office:value-type="float" office:value="1249.4">
            <text:p>1249.4</text:p>
          </table:table-cell>
          <table:table-cell table:formula="of:=[.S193]*1000000" office:value-type="float" office:value="1.3742">
            <text:p>1.3742</text:p>
          </table:table-cell>
          <table:table-cell table:formula="of:=[.T193]*1000000" office:value-type="float" office:value="0.041477">
            <text:p>0.041477</text:p>
          </table:table-cell>
          <table:table-cell table:formula="of:=[.U193]*1000000" office:value-type="float" office:value="1.2691E-049">
            <text:p>1.2691E-049</text:p>
          </table:table-cell>
          <table:table-cell table:formula="of:=[.V193]*1000000" office:value-type="float" office:value="0.000000000000096476">
            <text:p>9.6476E-014</text:p>
          </table:table-cell>
          <table:table-cell table:formula="of:=[.W193]*1000000" office:value-type="float" office:value="86.166">
            <text:p>86.166</text:p>
          </table:table-cell>
          <table:table-cell table:formula="of:=[.X193]*1000000" office:value-type="float" office:value="27.997">
            <text:p>27.997</text:p>
          </table:table-cell>
          <table:table-cell table:formula="of:=[.Y193]*1000000" office:value-type="float" office:value="1249.4">
            <text:p>1249.4</text:p>
          </table:table-cell>
          <table:table-cell table:formula="of:=[.Z193]*1000000" office:value-type="float" office:value="20.368">
            <text:p>20.368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4.1201E-032">
            <text:p>4.1201E-032</text:p>
          </table:table-cell>
          <table:table-cell table:formula="of:=[.AC193]*1000000" office:value-type="float" office:value="0.000000000000096475">
            <text:p>9.6475E-014</text:p>
          </table:table-cell>
          <table:table-cell table:style-name="ce1" office:value-type="string">
            <text:p>8.6168e-05</text:p>
          </table:table-cell>
          <table:table-cell table:style-name="ce1" office:value-type="string">
            <text:p>2.8e-05</text:p>
          </table:table-cell>
          <table:table-cell office:value-type="float" office:value="0.0012494">
            <text:p>0.0012494</text:p>
          </table:table-cell>
          <table:table-cell table:style-name="ce1" office:value-type="string">
            <text:p>1.3742e-06</text:p>
          </table:table-cell>
          <table:table-cell table:style-name="ce1" office:value-type="string">
            <text:p>4.1477e-08</text:p>
          </table:table-cell>
          <table:table-cell table:style-name="ce1" office:value-type="string">
            <text:p>1.2691e-55</text:p>
          </table:table-cell>
          <table:table-cell table:style-name="ce1" office:value-type="string">
            <text:p>9.6476e-20</text:p>
          </table:table-cell>
          <table:table-cell table:style-name="ce1" office:value-type="string">
            <text:p>8.6166e-05</text:p>
          </table:table-cell>
          <table:table-cell table:style-name="ce1" office:value-type="string">
            <text:p>2.7997e-05</text:p>
          </table:table-cell>
          <table:table-cell office:value-type="float" office:value="0.0012494">
            <text:p>0.001249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1201e-38</text:p>
          </table:table-cell>
          <table:table-cell table:style-name="ce1" office:value-type="string">
            <text:p>9.6475e-20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85.105">
            <text:p>85.105</text:p>
          </table:table-cell>
          <table:table-cell table:formula="of:=[.Q194]*1000000" office:value-type="float" office:value="27.64">
            <text:p>27.64</text:p>
          </table:table-cell>
          <table:table-cell table:formula="of:=[.R194]*1000000" office:value-type="float" office:value="1250.8">
            <text:p>1250.8</text:p>
          </table:table-cell>
          <table:table-cell table:formula="of:=[.S194]*1000000" office:value-type="float" office:value="1.344">
            <text:p>1.344</text:p>
          </table:table-cell>
          <table:table-cell table:formula="of:=[.T194]*1000000" office:value-type="float" office:value="0.04154">
            <text:p>0.04154</text:p>
          </table:table-cell>
          <table:table-cell table:formula="of:=[.U194]*1000000" office:value-type="float" office:value="7.8467E-050">
            <text:p>7.8467E-050</text:p>
          </table:table-cell>
          <table:table-cell table:formula="of:=[.V194]*1000000" office:value-type="float" office:value="0.000000000000094086">
            <text:p>9.4086E-014</text:p>
          </table:table-cell>
          <table:table-cell table:formula="of:=[.W194]*1000000" office:value-type="float" office:value="85.104">
            <text:p>85.104</text:p>
          </table:table-cell>
          <table:table-cell table:formula="of:=[.X194]*1000000" office:value-type="float" office:value="27.637">
            <text:p>27.637</text:p>
          </table:table-cell>
          <table:table-cell table:formula="of:=[.Y194]*1000000" office:value-type="float" office:value="1250.8">
            <text:p>1250.8</text:p>
          </table:table-cell>
          <table:table-cell table:formula="of:=[.Z194]*1000000" office:value-type="float" office:value="20.368">
            <text:p>20.368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2.2671E-032">
            <text:p>2.2671E-032</text:p>
          </table:table-cell>
          <table:table-cell table:formula="of:=[.AC194]*1000000" office:value-type="float" office:value="0.000000000000094084">
            <text:p>9.4084E-014</text:p>
          </table:table-cell>
          <table:table-cell table:style-name="ce1" office:value-type="string">
            <text:p>8.5105e-05</text:p>
          </table:table-cell>
          <table:table-cell table:style-name="ce1" office:value-type="string">
            <text:p>2.764e-05</text:p>
          </table:table-cell>
          <table:table-cell office:value-type="float" office:value="0.0012508">
            <text:p>0.0012508</text:p>
          </table:table-cell>
          <table:table-cell table:style-name="ce1" office:value-type="string">
            <text:p>1.344e-06</text:p>
          </table:table-cell>
          <table:table-cell table:style-name="ce1" office:value-type="string">
            <text:p>4.154e-08</text:p>
          </table:table-cell>
          <table:table-cell table:style-name="ce1" office:value-type="string">
            <text:p>7.8467e-56</text:p>
          </table:table-cell>
          <table:table-cell table:style-name="ce1" office:value-type="string">
            <text:p>9.4086e-20</text:p>
          </table:table-cell>
          <table:table-cell table:style-name="ce1" office:value-type="string">
            <text:p>8.5104e-05</text:p>
          </table:table-cell>
          <table:table-cell table:style-name="ce1" office:value-type="string">
            <text:p>2.7637e-05</text:p>
          </table:table-cell>
          <table:table-cell office:value-type="float" office:value="0.0012508">
            <text:p>0.0012508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71e-38</text:p>
          </table:table-cell>
          <table:table-cell table:style-name="ce1" office:value-type="string">
            <text:p>9.4084e-20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84.058">
            <text:p>84.058</text:p>
          </table:table-cell>
          <table:table-cell table:formula="of:=[.Q195]*1000000" office:value-type="float" office:value="27.285">
            <text:p>27.285</text:p>
          </table:table-cell>
          <table:table-cell table:formula="of:=[.R195]*1000000" office:value-type="float" office:value="1252.3">
            <text:p>1252.3</text:p>
          </table:table-cell>
          <table:table-cell table:formula="of:=[.S195]*1000000" office:value-type="float" office:value="1.3145">
            <text:p>1.3145</text:p>
          </table:table-cell>
          <table:table-cell table:formula="of:=[.T195]*1000000" office:value-type="float" office:value="0.041602">
            <text:p>0.041602</text:p>
          </table:table-cell>
          <table:table-cell table:formula="of:=[.U195]*1000000" office:value-type="float" office:value="4.8836E-050">
            <text:p>4.8836E-050</text:p>
          </table:table-cell>
          <table:table-cell table:formula="of:=[.V195]*1000000" office:value-type="float" office:value="0.000000000000091769">
            <text:p>9.1769E-014</text:p>
          </table:table-cell>
          <table:table-cell table:formula="of:=[.W195]*1000000" office:value-type="float" office:value="84.056">
            <text:p>84.056</text:p>
          </table:table-cell>
          <table:table-cell table:formula="of:=[.X195]*1000000" office:value-type="float" office:value="27.281">
            <text:p>27.281</text:p>
          </table:table-cell>
          <table:table-cell table:formula="of:=[.Y195]*1000000" office:value-type="float" office:value="1252.2">
            <text:p>1252.2</text:p>
          </table:table-cell>
          <table:table-cell table:formula="of:=[.Z195]*1000000" office:value-type="float" office:value="20.368">
            <text:p>20.368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1.2559E-032">
            <text:p>1.2559E-032</text:p>
          </table:table-cell>
          <table:table-cell table:formula="of:=[.AC195]*1000000" office:value-type="float" office:value="0.000000000000091767">
            <text:p>9.1767E-014</text:p>
          </table:table-cell>
          <table:table-cell table:style-name="ce1" office:value-type="string">
            <text:p>8.4058e-05</text:p>
          </table:table-cell>
          <table:table-cell table:style-name="ce1" office:value-type="string">
            <text:p>2.7285e-05</text:p>
          </table:table-cell>
          <table:table-cell office:value-type="float" office:value="0.0012523">
            <text:p>0.0012523</text:p>
          </table:table-cell>
          <table:table-cell table:style-name="ce1" office:value-type="string">
            <text:p>1.3145e-06</text:p>
          </table:table-cell>
          <table:table-cell table:style-name="ce1" office:value-type="string">
            <text:p>4.1602e-08</text:p>
          </table:table-cell>
          <table:table-cell table:style-name="ce1" office:value-type="string">
            <text:p>4.8836e-56</text:p>
          </table:table-cell>
          <table:table-cell table:style-name="ce1" office:value-type="string">
            <text:p>9.1769e-20</text:p>
          </table:table-cell>
          <table:table-cell table:style-name="ce1" office:value-type="string">
            <text:p>8.4056e-05</text:p>
          </table:table-cell>
          <table:table-cell table:style-name="ce1" office:value-type="string">
            <text:p>2.7281e-05</text:p>
          </table:table-cell>
          <table:table-cell office:value-type="float" office:value="0.0012522">
            <text:p>0.0012522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59e-38</text:p>
          </table:table-cell>
          <table:table-cell table:style-name="ce1" office:value-type="string">
            <text:p>9.1767e-20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83.024">
            <text:p>83.024</text:p>
          </table:table-cell>
          <table:table-cell table:formula="of:=[.Q196]*1000000" office:value-type="float" office:value="26.934">
            <text:p>26.934</text:p>
          </table:table-cell>
          <table:table-cell table:formula="of:=[.R196]*1000000" office:value-type="float" office:value="1253.7">
            <text:p>1253.7</text:p>
          </table:table-cell>
          <table:table-cell table:formula="of:=[.S196]*1000000" office:value-type="float" office:value="1.2854">
            <text:p>1.2854</text:p>
          </table:table-cell>
          <table:table-cell table:formula="of:=[.T196]*1000000" office:value-type="float" office:value="0.041665">
            <text:p>0.041665</text:p>
          </table:table-cell>
          <table:table-cell table:formula="of:=[.U196]*1000000" office:value-type="float" office:value="3.0589E-050">
            <text:p>3.0589E-050</text:p>
          </table:table-cell>
          <table:table-cell table:formula="of:=[.V196]*1000000" office:value-type="float" office:value="0.000000000000089522">
            <text:p>8.9522E-014</text:p>
          </table:table-cell>
          <table:table-cell table:formula="of:=[.W196]*1000000" office:value-type="float" office:value="83.023">
            <text:p>83.023</text:p>
          </table:table-cell>
          <table:table-cell table:formula="of:=[.X196]*1000000" office:value-type="float" office:value="26.931">
            <text:p>26.931</text:p>
          </table:table-cell>
          <table:table-cell table:formula="of:=[.Y196]*1000000" office:value-type="float" office:value="1253.6">
            <text:p>1253.6</text:p>
          </table:table-cell>
          <table:table-cell table:formula="of:=[.Z196]*1000000" office:value-type="float" office:value="20.368">
            <text:p>20.368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7.0013E-033">
            <text:p>7.0013E-033</text:p>
          </table:table-cell>
          <table:table-cell table:formula="of:=[.AC196]*1000000" office:value-type="float" office:value="0.000000000000089521">
            <text:p>8.9521E-014</text:p>
          </table:table-cell>
          <table:table-cell table:style-name="ce1" office:value-type="string">
            <text:p>8.3024e-05</text:p>
          </table:table-cell>
          <table:table-cell table:style-name="ce1" office:value-type="string">
            <text:p>2.6934e-05</text:p>
          </table:table-cell>
          <table:table-cell office:value-type="float" office:value="0.0012537">
            <text:p>0.0012537</text:p>
          </table:table-cell>
          <table:table-cell table:style-name="ce1" office:value-type="string">
            <text:p>1.2854e-06</text:p>
          </table:table-cell>
          <table:table-cell table:style-name="ce1" office:value-type="string">
            <text:p>4.1665e-08</text:p>
          </table:table-cell>
          <table:table-cell table:style-name="ce1" office:value-type="string">
            <text:p>3.0589e-56</text:p>
          </table:table-cell>
          <table:table-cell table:style-name="ce1" office:value-type="string">
            <text:p>8.9522e-20</text:p>
          </table:table-cell>
          <table:table-cell table:style-name="ce1" office:value-type="string">
            <text:p>8.3023e-05</text:p>
          </table:table-cell>
          <table:table-cell table:style-name="ce1" office:value-type="string">
            <text:p>2.6931e-05</text:p>
          </table:table-cell>
          <table:table-cell office:value-type="float" office:value="0.0012536">
            <text:p>0.0012536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0013e-39</text:p>
          </table:table-cell>
          <table:table-cell table:style-name="ce1" office:value-type="string">
            <text:p>8.9521e-20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82.005">
            <text:p>82.005</text:p>
          </table:table-cell>
          <table:table-cell table:formula="of:=[.Q197]*1000000" office:value-type="float" office:value="26.588">
            <text:p>26.588</text:p>
          </table:table-cell>
          <table:table-cell table:formula="of:=[.R197]*1000000" office:value-type="float" office:value="1255">
            <text:p>1255</text:p>
          </table:table-cell>
          <table:table-cell table:formula="of:=[.S197]*1000000" office:value-type="float" office:value="1.257">
            <text:p>1.257</text:p>
          </table:table-cell>
          <table:table-cell table:formula="of:=[.T197]*1000000" office:value-type="float" office:value="0.041728">
            <text:p>0.041728</text:p>
          </table:table-cell>
          <table:table-cell table:formula="of:=[.U197]*1000000" office:value-type="float" office:value="1.9281E-050">
            <text:p>1.9281E-050</text:p>
          </table:table-cell>
          <table:table-cell table:formula="of:=[.V197]*1000000" office:value-type="float" office:value="0.000000000000087344">
            <text:p>8.7344E-014</text:p>
          </table:table-cell>
          <table:table-cell table:formula="of:=[.W197]*1000000" office:value-type="float" office:value="82.003">
            <text:p>82.003</text:p>
          </table:table-cell>
          <table:table-cell table:formula="of:=[.X197]*1000000" office:value-type="float" office:value="26.585">
            <text:p>26.585</text:p>
          </table:table-cell>
          <table:table-cell table:formula="of:=[.Y197]*1000000" office:value-type="float" office:value="1255">
            <text:p>1255</text:p>
          </table:table-cell>
          <table:table-cell table:formula="of:=[.Z197]*1000000" office:value-type="float" office:value="20.368">
            <text:p>20.368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3.9291E-033">
            <text:p>3.9291E-033</text:p>
          </table:table-cell>
          <table:table-cell table:formula="of:=[.AC197]*1000000" office:value-type="float" office:value="0.000000000000087343">
            <text:p>8.7343E-014</text:p>
          </table:table-cell>
          <table:table-cell table:style-name="ce1" office:value-type="string">
            <text:p>8.2005e-05</text:p>
          </table:table-cell>
          <table:table-cell table:style-name="ce1" office:value-type="string">
            <text:p>2.6588e-05</text:p>
          </table:table-cell>
          <table:table-cell office:value-type="float" office:value="0.001255">
            <text:p>0.001255</text:p>
          </table:table-cell>
          <table:table-cell table:style-name="ce1" office:value-type="string">
            <text:p>1.257e-06</text:p>
          </table:table-cell>
          <table:table-cell table:style-name="ce1" office:value-type="string">
            <text:p>4.1728e-08</text:p>
          </table:table-cell>
          <table:table-cell table:style-name="ce1" office:value-type="string">
            <text:p>1.9281e-56</text:p>
          </table:table-cell>
          <table:table-cell table:style-name="ce1" office:value-type="string">
            <text:p>8.7344e-20</text:p>
          </table:table-cell>
          <table:table-cell table:style-name="ce1" office:value-type="string">
            <text:p>8.2003e-05</text:p>
          </table:table-cell>
          <table:table-cell table:style-name="ce1" office:value-type="string">
            <text:p>2.6585e-05</text:p>
          </table:table-cell>
          <table:table-cell office:value-type="float" office:value="0.001255">
            <text:p>0.001255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3.9291e-39</text:p>
          </table:table-cell>
          <table:table-cell table:style-name="ce1" office:value-type="string">
            <text:p>8.7343e-20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80.999">
            <text:p>80.999</text:p>
          </table:table-cell>
          <table:table-cell table:formula="of:=[.Q198]*1000000" office:value-type="float" office:value="26.246">
            <text:p>26.246</text:p>
          </table:table-cell>
          <table:table-cell table:formula="of:=[.R198]*1000000" office:value-type="float" office:value="1256.4">
            <text:p>1256.4</text:p>
          </table:table-cell>
          <table:table-cell table:formula="of:=[.S198]*1000000" office:value-type="float" office:value="1.2292">
            <text:p>1.2292</text:p>
          </table:table-cell>
          <table:table-cell table:formula="of:=[.T198]*1000000" office:value-type="float" office:value="0.041791">
            <text:p>0.041791</text:p>
          </table:table-cell>
          <table:table-cell table:formula="of:=[.U198]*1000000" office:value-type="float" office:value="1.2228E-050">
            <text:p>1.2228E-050</text:p>
          </table:table-cell>
          <table:table-cell table:formula="of:=[.V198]*1000000" office:value-type="float" office:value="0.000000000000085233">
            <text:p>8.5233E-014</text:p>
          </table:table-cell>
          <table:table-cell table:formula="of:=[.W198]*1000000" office:value-type="float" office:value="80.998">
            <text:p>80.998</text:p>
          </table:table-cell>
          <table:table-cell table:formula="of:=[.X198]*1000000" office:value-type="float" office:value="26.243">
            <text:p>26.243</text:p>
          </table:table-cell>
          <table:table-cell table:formula="of:=[.Y198]*1000000" office:value-type="float" office:value="1256.4">
            <text:p>1256.4</text:p>
          </table:table-cell>
          <table:table-cell table:formula="of:=[.Z198]*1000000" office:value-type="float" office:value="20.368">
            <text:p>20.368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2.2193E-033">
            <text:p>2.2193E-033</text:p>
          </table:table-cell>
          <table:table-cell table:formula="of:=[.AC198]*1000000" office:value-type="float" office:value="0.000000000000085232">
            <text:p>8.5232E-014</text:p>
          </table:table-cell>
          <table:table-cell table:style-name="ce1" office:value-type="string">
            <text:p>8.0999e-05</text:p>
          </table:table-cell>
          <table:table-cell table:style-name="ce1" office:value-type="string">
            <text:p>2.6246e-05</text:p>
          </table:table-cell>
          <table:table-cell office:value-type="float" office:value="0.0012564">
            <text:p>0.0012564</text:p>
          </table:table-cell>
          <table:table-cell table:style-name="ce1" office:value-type="string">
            <text:p>1.2292e-06</text:p>
          </table:table-cell>
          <table:table-cell table:style-name="ce1" office:value-type="string">
            <text:p>4.1791e-08</text:p>
          </table:table-cell>
          <table:table-cell table:style-name="ce1" office:value-type="string">
            <text:p>1.2228e-56</text:p>
          </table:table-cell>
          <table:table-cell table:style-name="ce1" office:value-type="string">
            <text:p>8.5233e-20</text:p>
          </table:table-cell>
          <table:table-cell table:style-name="ce1" office:value-type="string">
            <text:p>8.0998e-05</text:p>
          </table:table-cell>
          <table:table-cell table:style-name="ce1" office:value-type="string">
            <text:p>2.6243e-05</text:p>
          </table:table-cell>
          <table:table-cell office:value-type="float" office:value="0.0012564">
            <text:p>0.001256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193e-39</text:p>
          </table:table-cell>
          <table:table-cell table:style-name="ce1" office:value-type="string">
            <text:p>8.5232e-20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80.007">
            <text:p>80.007</text:p>
          </table:table-cell>
          <table:table-cell table:formula="of:=[.Q199]*1000000" office:value-type="float" office:value="25.909">
            <text:p>25.909</text:p>
          </table:table-cell>
          <table:table-cell table:formula="of:=[.R199]*1000000" office:value-type="float" office:value="1257.8">
            <text:p>1257.8</text:p>
          </table:table-cell>
          <table:table-cell table:formula="of:=[.S199]*1000000" office:value-type="float" office:value="1.2019">
            <text:p>1.2019</text:p>
          </table:table-cell>
          <table:table-cell table:formula="of:=[.T199]*1000000" office:value-type="float" office:value="0.041854">
            <text:p>0.041854</text:p>
          </table:table-cell>
          <table:table-cell table:formula="of:=[.U199]*1000000" office:value-type="float" office:value="7.8021E-051">
            <text:p>7.8021E-051</text:p>
          </table:table-cell>
          <table:table-cell table:formula="of:=[.V199]*1000000" office:value-type="float" office:value="0.000000000000083187">
            <text:p>8.3187E-014</text:p>
          </table:table-cell>
          <table:table-cell table:formula="of:=[.W199]*1000000" office:value-type="float" office:value="80.006">
            <text:p>80.006</text:p>
          </table:table-cell>
          <table:table-cell table:formula="of:=[.X199]*1000000" office:value-type="float" office:value="25.906">
            <text:p>25.906</text:p>
          </table:table-cell>
          <table:table-cell table:formula="of:=[.Y199]*1000000" office:value-type="float" office:value="1257.7">
            <text:p>1257.7</text:p>
          </table:table-cell>
          <table:table-cell table:formula="of:=[.Z199]*1000000" office:value-type="float" office:value="20.368">
            <text:p>20.368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1.2615E-033">
            <text:p>1.2615E-033</text:p>
          </table:table-cell>
          <table:table-cell table:formula="of:=[.AC199]*1000000" office:value-type="float" office:value="0.000000000000083186">
            <text:p>8.3186E-014</text:p>
          </table:table-cell>
          <table:table-cell table:style-name="ce1" office:value-type="string">
            <text:p>8.0007e-05</text:p>
          </table:table-cell>
          <table:table-cell table:style-name="ce1" office:value-type="string">
            <text:p>2.5909e-05</text:p>
          </table:table-cell>
          <table:table-cell office:value-type="float" office:value="0.0012578">
            <text:p>0.0012578</text:p>
          </table:table-cell>
          <table:table-cell table:style-name="ce1" office:value-type="string">
            <text:p>1.2019e-06</text:p>
          </table:table-cell>
          <table:table-cell table:style-name="ce1" office:value-type="string">
            <text:p>4.1854e-08</text:p>
          </table:table-cell>
          <table:table-cell table:style-name="ce1" office:value-type="string">
            <text:p>7.8021e-57</text:p>
          </table:table-cell>
          <table:table-cell table:style-name="ce1" office:value-type="string">
            <text:p>8.3187e-20</text:p>
          </table:table-cell>
          <table:table-cell table:style-name="ce1" office:value-type="string">
            <text:p>8.0006e-05</text:p>
          </table:table-cell>
          <table:table-cell table:style-name="ce1" office:value-type="string">
            <text:p>2.5906e-05</text:p>
          </table:table-cell>
          <table:table-cell office:value-type="float" office:value="0.0012577">
            <text:p>0.001257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615e-39</text:p>
          </table:table-cell>
          <table:table-cell table:style-name="ce1" office:value-type="string">
            <text:p>8.3186e-20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79.029">
            <text:p>79.029</text:p>
          </table:table-cell>
          <table:table-cell table:formula="of:=[.Q200]*1000000" office:value-type="float" office:value="25.576">
            <text:p>25.576</text:p>
          </table:table-cell>
          <table:table-cell table:formula="of:=[.R200]*1000000" office:value-type="float" office:value="1259.1">
            <text:p>1259.1</text:p>
          </table:table-cell>
          <table:table-cell table:formula="of:=[.S200]*1000000" office:value-type="float" office:value="1.1751">
            <text:p>1.1751</text:p>
          </table:table-cell>
          <table:table-cell table:formula="of:=[.T200]*1000000" office:value-type="float" office:value="0.041918">
            <text:p>0.041918</text:p>
          </table:table-cell>
          <table:table-cell table:formula="of:=[.U200]*1000000" office:value-type="float" office:value="5.0078E-051">
            <text:p>5.0078E-051</text:p>
          </table:table-cell>
          <table:table-cell table:formula="of:=[.V200]*1000000" office:value-type="float" office:value="0.000000000000081203">
            <text:p>8.1203E-014</text:p>
          </table:table-cell>
          <table:table-cell table:formula="of:=[.W200]*1000000" office:value-type="float" office:value="79.028">
            <text:p>79.028</text:p>
          </table:table-cell>
          <table:table-cell table:formula="of:=[.X200]*1000000" office:value-type="float" office:value="25.573">
            <text:p>25.573</text:p>
          </table:table-cell>
          <table:table-cell table:formula="of:=[.Y200]*1000000" office:value-type="float" office:value="1259.1">
            <text:p>1259.1</text:p>
          </table:table-cell>
          <table:table-cell table:formula="of:=[.Z200]*1000000" office:value-type="float" office:value="20.368">
            <text:p>20.368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7.2151E-034">
            <text:p>7.2151E-034</text:p>
          </table:table-cell>
          <table:table-cell table:formula="of:=[.AC200]*1000000" office:value-type="float" office:value="0.000000000000081202">
            <text:p>8.1202E-014</text:p>
          </table:table-cell>
          <table:table-cell table:style-name="ce1" office:value-type="string">
            <text:p>7.9029e-05</text:p>
          </table:table-cell>
          <table:table-cell table:style-name="ce1" office:value-type="string">
            <text:p>2.5576e-05</text:p>
          </table:table-cell>
          <table:table-cell office:value-type="float" office:value="0.0012591">
            <text:p>0.0012591</text:p>
          </table:table-cell>
          <table:table-cell table:style-name="ce1" office:value-type="string">
            <text:p>1.1751e-06</text:p>
          </table:table-cell>
          <table:table-cell table:style-name="ce1" office:value-type="string">
            <text:p>4.1918e-08</text:p>
          </table:table-cell>
          <table:table-cell table:style-name="ce1" office:value-type="string">
            <text:p>5.0078e-57</text:p>
          </table:table-cell>
          <table:table-cell table:style-name="ce1" office:value-type="string">
            <text:p>8.1203e-20</text:p>
          </table:table-cell>
          <table:table-cell table:style-name="ce1" office:value-type="string">
            <text:p>7.9028e-05</text:p>
          </table:table-cell>
          <table:table-cell table:style-name="ce1" office:value-type="string">
            <text:p>2.5573e-05</text:p>
          </table:table-cell>
          <table:table-cell office:value-type="float" office:value="0.0012591">
            <text:p>0.0012591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7.2151e-40</text:p>
          </table:table-cell>
          <table:table-cell table:style-name="ce1" office:value-type="string">
            <text:p>8.1202e-20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78.064">
            <text:p>78.064</text:p>
          </table:table-cell>
          <table:table-cell table:formula="of:=[.Q201]*1000000" office:value-type="float" office:value="25.247">
            <text:p>25.247</text:p>
          </table:table-cell>
          <table:table-cell table:formula="of:=[.R201]*1000000" office:value-type="float" office:value="1260.4">
            <text:p>1260.4</text:p>
          </table:table-cell>
          <table:table-cell table:formula="of:=[.S201]*1000000" office:value-type="float" office:value="1.1489">
            <text:p>1.1489</text:p>
          </table:table-cell>
          <table:table-cell table:formula="of:=[.T201]*1000000" office:value-type="float" office:value="0.041981">
            <text:p>0.041981</text:p>
          </table:table-cell>
          <table:table-cell table:formula="of:=[.U201]*1000000" office:value-type="float" office:value="3.2331E-051">
            <text:p>3.2331E-051</text:p>
          </table:table-cell>
          <table:table-cell table:formula="of:=[.V201]*1000000" office:value-type="float" office:value="0.00000000000007928">
            <text:p>7.928E-014</text:p>
          </table:table-cell>
          <table:table-cell table:formula="of:=[.W201]*1000000" office:value-type="float" office:value="78.062">
            <text:p>78.062</text:p>
          </table:table-cell>
          <table:table-cell table:formula="of:=[.X201]*1000000" office:value-type="float" office:value="25.244">
            <text:p>25.244</text:p>
          </table:table-cell>
          <table:table-cell table:formula="of:=[.Y201]*1000000" office:value-type="float" office:value="1260.4">
            <text:p>1260.4</text:p>
          </table:table-cell>
          <table:table-cell table:formula="of:=[.Z201]*1000000" office:value-type="float" office:value="20.368">
            <text:p>20.368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4.1519E-034">
            <text:p>4.1519E-034</text:p>
          </table:table-cell>
          <table:table-cell table:formula="of:=[.AC201]*1000000" office:value-type="float" office:value="0.000000000000079278">
            <text:p>7.9278E-014</text:p>
          </table:table-cell>
          <table:table-cell table:style-name="ce1" office:value-type="string">
            <text:p>7.8064e-05</text:p>
          </table:table-cell>
          <table:table-cell table:style-name="ce1" office:value-type="string">
            <text:p>2.5247e-05</text:p>
          </table:table-cell>
          <table:table-cell office:value-type="float" office:value="0.0012604">
            <text:p>0.0012604</text:p>
          </table:table-cell>
          <table:table-cell table:style-name="ce1" office:value-type="string">
            <text:p>1.1489e-06</text:p>
          </table:table-cell>
          <table:table-cell table:style-name="ce1" office:value-type="string">
            <text:p>4.1981e-08</text:p>
          </table:table-cell>
          <table:table-cell table:style-name="ce1" office:value-type="string">
            <text:p>3.2331e-57</text:p>
          </table:table-cell>
          <table:table-cell table:style-name="ce1" office:value-type="string">
            <text:p>7.928e-20</text:p>
          </table:table-cell>
          <table:table-cell table:style-name="ce1" office:value-type="string">
            <text:p>7.8062e-05</text:p>
          </table:table-cell>
          <table:table-cell table:style-name="ce1" office:value-type="string">
            <text:p>2.5244e-05</text:p>
          </table:table-cell>
          <table:table-cell office:value-type="float" office:value="0.0012604">
            <text:p>0.0012604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4.1519e-40</text:p>
          </table:table-cell>
          <table:table-cell table:style-name="ce1" office:value-type="string">
            <text:p>7.9278e-20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77.112">
            <text:p>77.112</text:p>
          </table:table-cell>
          <table:table-cell table:formula="of:=[.Q202]*1000000" office:value-type="float" office:value="24.923">
            <text:p>24.923</text:p>
          </table:table-cell>
          <table:table-cell table:formula="of:=[.R202]*1000000" office:value-type="float" office:value="1261.7">
            <text:p>1261.7</text:p>
          </table:table-cell>
          <table:table-cell table:formula="of:=[.S202]*1000000" office:value-type="float" office:value="1.1232">
            <text:p>1.1232</text:p>
          </table:table-cell>
          <table:table-cell table:formula="of:=[.T202]*1000000" office:value-type="float" office:value="0.042044">
            <text:p>0.042044</text:p>
          </table:table-cell>
          <table:table-cell table:formula="of:=[.U202]*1000000" office:value-type="float" office:value="2.0994E-051">
            <text:p>2.0994E-051</text:p>
          </table:table-cell>
          <table:table-cell table:formula="of:=[.V202]*1000000" office:value-type="float" office:value="0.000000000000077415">
            <text:p>7.7415E-014</text:p>
          </table:table-cell>
          <table:table-cell table:formula="of:=[.W202]*1000000" office:value-type="float" office:value="77.111">
            <text:p>77.111</text:p>
          </table:table-cell>
          <table:table-cell table:formula="of:=[.X202]*1000000" office:value-type="float" office:value="24.92">
            <text:p>24.92</text:p>
          </table:table-cell>
          <table:table-cell table:formula="of:=[.Y202]*1000000" office:value-type="float" office:value="1261.7">
            <text:p>1261.7</text:p>
          </table:table-cell>
          <table:table-cell table:formula="of:=[.Z202]*1000000" office:value-type="float" office:value="20.368">
            <text:p>20.368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2.4039E-034">
            <text:p>2.4039E-034</text:p>
          </table:table-cell>
          <table:table-cell table:formula="of:=[.AC202]*1000000" office:value-type="float" office:value="0.000000000000077414">
            <text:p>7.7414E-014</text:p>
          </table:table-cell>
          <table:table-cell table:style-name="ce1" office:value-type="string">
            <text:p>7.7112e-05</text:p>
          </table:table-cell>
          <table:table-cell table:style-name="ce1" office:value-type="string">
            <text:p>2.4923e-05</text:p>
          </table:table-cell>
          <table:table-cell office:value-type="float" office:value="0.0012617">
            <text:p>0.0012617</text:p>
          </table:table-cell>
          <table:table-cell table:style-name="ce1" office:value-type="string">
            <text:p>1.1232e-06</text:p>
          </table:table-cell>
          <table:table-cell table:style-name="ce1" office:value-type="string">
            <text:p>4.2044e-08</text:p>
          </table:table-cell>
          <table:table-cell table:style-name="ce1" office:value-type="string">
            <text:p>2.0994e-57</text:p>
          </table:table-cell>
          <table:table-cell table:style-name="ce1" office:value-type="string">
            <text:p>7.7415e-20</text:p>
          </table:table-cell>
          <table:table-cell table:style-name="ce1" office:value-type="string">
            <text:p>7.7111e-05</text:p>
          </table:table-cell>
          <table:table-cell table:style-name="ce1" office:value-type="string">
            <text:p>2.492e-05</text:p>
          </table:table-cell>
          <table:table-cell office:value-type="float" office:value="0.0012617">
            <text:p>0.0012617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4039e-40</text:p>
          </table:table-cell>
          <table:table-cell table:style-name="ce1" office:value-type="string">
            <text:p>7.7414e-20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10T15:01:24</dc:date>
    <dc:creator>Tie Wu</dc:creator>
    <meta:editing-duration>PT2M28S</meta:editing-duration>
    <meta:editing-cycles>8</meta:editing-cycles>
    <meta:document-statistic meta:table-count="4" meta:cell-count="116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I1:'1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I2:'10 percent'.I202" chart:label-cell-address="'10 percent'.I1:'1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I1:'1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I2:'1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4">
                <text:p>1398.4</text:p>
              </table:table-cell>
              <table:table-cell office:value-type="float" office:value="1398.4">
                <text:p>139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8.8">
                <text:p>1398.8</text:p>
              </table:table-cell>
              <table:table-cell office:value-type="float" office:value="1398.8">
                <text:p>139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9.2">
                <text:p>1399.2</text:p>
              </table:table-cell>
              <table:table-cell office:value-type="float" office:value="1399.2">
                <text:p>139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8.5">
                <text:p>1398.5</text:p>
              </table:table-cell>
              <table:table-cell office:value-type="float" office:value="1398.5">
                <text:p>139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97.3">
                <text:p>1397.3</text:p>
              </table:table-cell>
              <table:table-cell office:value-type="float" office:value="1397.3">
                <text:p>139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94.4">
                <text:p>1394.4</text:p>
              </table:table-cell>
              <table:table-cell office:value-type="float" office:value="1394.4">
                <text:p>139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88.5">
                <text:p>1388.5</text:p>
              </table:table-cell>
              <table:table-cell office:value-type="float" office:value="1388.5">
                <text:p>138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78.3">
                <text:p>1378.3</text:p>
              </table:table-cell>
              <table:table-cell office:value-type="float" office:value="1378.3">
                <text:p>137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63.7">
                <text:p>1363.7</text:p>
              </table:table-cell>
              <table:table-cell office:value-type="float" office:value="1363.7">
                <text:p>136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345.4">
                <text:p>1345.4</text:p>
              </table:table-cell>
              <table:table-cell office:value-type="float" office:value="1345.4">
                <text:p>1345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324.7">
                <text:p>1324.7</text:p>
              </table:table-cell>
              <table:table-cell office:value-type="float" office:value="1324.7">
                <text:p>1324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302.9">
                <text:p>1302.9</text:p>
              </table:table-cell>
              <table:table-cell office:value-type="float" office:value="1302.9">
                <text:p>130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281">
                <text:p>128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259.6">
                <text:p>1259.6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238.9">
                <text:p>1238.9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200.1">
                <text:p>1200.1</text:p>
              </table:table-cell>
              <table:table-cell office:value-type="float" office:value="1200.1">
                <text:p>120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182.1">
                <text:p>1182.1</text:p>
              </table:table-cell>
              <table:table-cell office:value-type="float" office:value="1182.1">
                <text:p>118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165.1">
                <text:p>1165.1</text:p>
              </table:table-cell>
              <table:table-cell office:value-type="float" office:value="1165.1">
                <text:p>116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148.8">
                <text:p>1148.8</text:p>
              </table:table-cell>
              <table:table-cell office:value-type="float" office:value="1148.8">
                <text:p>1148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133.4">
                <text:p>1133.4</text:p>
              </table:table-cell>
              <table:table-cell office:value-type="float" office:value="1133.4">
                <text:p>113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118.7">
                <text:p>1118.7</text:p>
              </table:table-cell>
              <table:table-cell office:value-type="float" office:value="1118.7">
                <text:p>1118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104.6">
                <text:p>1104.6</text:p>
              </table:table-cell>
              <table:table-cell office:value-type="float" office:value="1104.6">
                <text:p>1104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91.2">
                <text:p>1091.2</text:p>
              </table:table-cell>
              <table:table-cell office:value-type="float" office:value="1091.2">
                <text:p>109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78.3">
                <text:p>1078.3</text:p>
              </table:table-cell>
              <table:table-cell office:value-type="float" office:value="1078.3">
                <text:p>107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65.9">
                <text:p>1065.9</text:p>
              </table:table-cell>
              <table:table-cell office:value-type="float" office:value="1065.9">
                <text:p>1065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54">
                <text:p>105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42.5">
                <text:p>1042.5</text:p>
              </table:table-cell>
              <table:table-cell office:value-type="float" office:value="1042.5">
                <text:p>104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31.4">
                <text:p>1031.4</text:p>
              </table:table-cell>
              <table:table-cell office:value-type="float" office:value="1031.4">
                <text:p>103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20.7">
                <text:p>1020.7</text:p>
              </table:table-cell>
              <table:table-cell office:value-type="float" office:value="1020.7">
                <text:p>1020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10.2">
                <text:p>1010.2</text:p>
              </table:table-cell>
              <table:table-cell office:value-type="float" office:value="1010.2">
                <text:p>101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00.1">
                <text:p>1000.1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90.29">
                <text:p>990.29</text:p>
              </table:table-cell>
              <table:table-cell office:value-type="float" office:value="990.28">
                <text:p>990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80.71">
                <text:p>980.71</text:p>
              </table:table-cell>
              <table:table-cell office:value-type="float" office:value="980.71">
                <text:p>980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971.38">
                <text:p>971.38</text:p>
              </table:table-cell>
              <table:table-cell office:value-type="float" office:value="971.37">
                <text:p>97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962.26">
                <text:p>962.26</text:p>
              </table:table-cell>
              <table:table-cell office:value-type="float" office:value="962.26">
                <text:p>962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53.36">
                <text:p>953.36</text:p>
              </table:table-cell>
              <table:table-cell office:value-type="float" office:value="953.35">
                <text:p>953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944.65">
                <text:p>944.65</text:p>
              </table:table-cell>
              <table:table-cell office:value-type="float" office:value="944.64">
                <text:p>944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936.12">
                <text:p>936.12</text:p>
              </table:table-cell>
              <table:table-cell office:value-type="float" office:value="936.12">
                <text:p>936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927.76">
                <text:p>927.76</text:p>
              </table:table-cell>
              <table:table-cell office:value-type="float" office:value="927.76">
                <text:p>927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919.56">
                <text:p>919.56</text:p>
              </table:table-cell>
              <table:table-cell office:value-type="float" office:value="919.56">
                <text:p>919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911.52">
                <text:p>911.52</text:p>
              </table:table-cell>
              <table:table-cell office:value-type="float" office:value="911.51">
                <text:p>911.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903.61">
                <text:p>903.61</text:p>
              </table:table-cell>
              <table:table-cell office:value-type="float" office:value="903.61">
                <text:p>903.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895.84">
                <text:p>895.84</text:p>
              </table:table-cell>
              <table:table-cell office:value-type="float" office:value="895.84">
                <text:p>895.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888.2">
                <text:p>888.2</text:p>
              </table:table-cell>
              <table:table-cell office:value-type="float" office:value="888.19">
                <text:p>888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80.67">
                <text:p>880.67</text:p>
              </table:table-cell>
              <table:table-cell office:value-type="float" office:value="880.67">
                <text:p>880.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73.26">
                <text:p>873.26</text:p>
              </table:table-cell>
              <table:table-cell office:value-type="float" office:value="873.25">
                <text:p>873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65.96">
                <text:p>865.96</text:p>
              </table:table-cell>
              <table:table-cell office:value-type="float" office:value="865.95">
                <text:p>865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58.76">
                <text:p>858.76</text:p>
              </table:table-cell>
              <table:table-cell office:value-type="float" office:value="858.75">
                <text:p>858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51.65">
                <text:p>851.65</text:p>
              </table:table-cell>
              <table:table-cell office:value-type="float" office:value="851.65">
                <text:p>851.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44.65">
                <text:p>844.65</text:p>
              </table:table-cell>
              <table:table-cell office:value-type="float" office:value="844.64">
                <text:p>844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37.73">
                <text:p>837.73</text:p>
              </table:table-cell>
              <table:table-cell office:value-type="float" office:value="837.73">
                <text:p>837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30.9">
                <text:p>830.9</text:p>
              </table:table-cell>
              <table:table-cell office:value-type="float" office:value="830.9">
                <text:p>830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24.16">
                <text:p>824.16</text:p>
              </table:table-cell>
              <table:table-cell office:value-type="float" office:value="824.15">
                <text:p>824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17.49">
                <text:p>817.49</text:p>
              </table:table-cell>
              <table:table-cell office:value-type="float" office:value="817.49">
                <text:p>817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10.9">
                <text:p>810.9</text:p>
              </table:table-cell>
              <table:table-cell office:value-type="float" office:value="810.9">
                <text:p>81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04.39">
                <text:p>804.39</text:p>
              </table:table-cell>
              <table:table-cell office:value-type="float" office:value="804.39">
                <text:p>804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97.95">
                <text:p>797.95</text:p>
              </table:table-cell>
              <table:table-cell office:value-type="float" office:value="797.95">
                <text:p>797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91.58">
                <text:p>791.58</text:p>
              </table:table-cell>
              <table:table-cell office:value-type="float" office:value="791.58">
                <text:p>791.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85.28">
                <text:p>785.28</text:p>
              </table:table-cell>
              <table:table-cell office:value-type="float" office:value="785.28">
                <text:p>785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79.05">
                <text:p>779.05</text:p>
              </table:table-cell>
              <table:table-cell office:value-type="float" office:value="779.04">
                <text:p>779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772.88">
                <text:p>772.88</text:p>
              </table:table-cell>
              <table:table-cell office:value-type="float" office:value="772.87">
                <text:p>772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766.77">
                <text:p>766.77</text:p>
              </table:table-cell>
              <table:table-cell office:value-type="float" office:value="766.77">
                <text:p>766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760.73">
                <text:p>760.73</text:p>
              </table:table-cell>
              <table:table-cell office:value-type="float" office:value="760.73">
                <text:p>760.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754.75">
                <text:p>754.75</text:p>
              </table:table-cell>
              <table:table-cell office:value-type="float" office:value="754.74">
                <text:p>754.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748.82">
                <text:p>748.82</text:p>
              </table:table-cell>
              <table:table-cell office:value-type="float" office:value="748.82">
                <text:p>748.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42.96">
                <text:p>742.96</text:p>
              </table:table-cell>
              <table:table-cell office:value-type="float" office:value="742.96">
                <text:p>742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37.15">
                <text:p>737.15</text:p>
              </table:table-cell>
              <table:table-cell office:value-type="float" office:value="737.15">
                <text:p>737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731.4">
                <text:p>731.4</text:p>
              </table:table-cell>
              <table:table-cell office:value-type="float" office:value="731.4">
                <text:p>731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725.7">
                <text:p>725.7</text:p>
              </table:table-cell>
              <table:table-cell office:value-type="float" office:value="725.7">
                <text:p>725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720.06">
                <text:p>720.06</text:p>
              </table:table-cell>
              <table:table-cell office:value-type="float" office:value="720.06">
                <text:p>720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714.47">
                <text:p>714.47</text:p>
              </table:table-cell>
              <table:table-cell office:value-type="float" office:value="714.47">
                <text:p>714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708.94">
                <text:p>708.94</text:p>
              </table:table-cell>
              <table:table-cell office:value-type="float" office:value="708.93">
                <text:p>708.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703.45">
                <text:p>703.45</text:p>
              </table:table-cell>
              <table:table-cell office:value-type="float" office:value="703.45">
                <text:p>703.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98.02">
                <text:p>698.02</text:p>
              </table:table-cell>
              <table:table-cell office:value-type="float" office:value="698.01">
                <text:p>698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92.64">
                <text:p>692.64</text:p>
              </table:table-cell>
              <table:table-cell office:value-type="float" office:value="692.63">
                <text:p>692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87.3">
                <text:p>687.3</text:p>
              </table:table-cell>
              <table:table-cell office:value-type="float" office:value="687.3">
                <text:p>687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82.02">
                <text:p>682.02</text:p>
              </table:table-cell>
              <table:table-cell office:value-type="float" office:value="682.01">
                <text:p>682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76.78">
                <text:p>676.78</text:p>
              </table:table-cell>
              <table:table-cell office:value-type="float" office:value="676.78">
                <text:p>676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71.6">
                <text:p>671.6</text:p>
              </table:table-cell>
              <table:table-cell office:value-type="float" office:value="671.59">
                <text:p>671.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66.46">
                <text:p>666.46</text:p>
              </table:table-cell>
              <table:table-cell office:value-type="float" office:value="666.45">
                <text:p>666.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61.36">
                <text:p>661.36</text:p>
              </table:table-cell>
              <table:table-cell office:value-type="float" office:value="661.36">
                <text:p>661.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56.32">
                <text:p>656.32</text:p>
              </table:table-cell>
              <table:table-cell office:value-type="float" office:value="656.31">
                <text:p>656.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51.32">
                <text:p>651.32</text:p>
              </table:table-cell>
              <table:table-cell office:value-type="float" office:value="651.31">
                <text:p>651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46.36">
                <text:p>646.36</text:p>
              </table:table-cell>
              <table:table-cell office:value-type="float" office:value="646.36">
                <text:p>646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41.45">
                <text:p>641.45</text:p>
              </table:table-cell>
              <table:table-cell office:value-type="float" office:value="641.45">
                <text:p>641.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36.59">
                <text:p>636.59</text:p>
              </table:table-cell>
              <table:table-cell office:value-type="float" office:value="636.58">
                <text:p>636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31.76">
                <text:p>631.76</text:p>
              </table:table-cell>
              <table:table-cell office:value-type="float" office:value="631.76">
                <text:p>631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26.99">
                <text:p>626.99</text:p>
              </table:table-cell>
              <table:table-cell office:value-type="float" office:value="626.98">
                <text:p>626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22.25">
                <text:p>622.25</text:p>
              </table:table-cell>
              <table:table-cell office:value-type="float" office:value="622.25">
                <text:p>622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17.56">
                <text:p>617.56</text:p>
              </table:table-cell>
              <table:table-cell office:value-type="float" office:value="617.56">
                <text:p>617.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12.91">
                <text:p>612.91</text:p>
              </table:table-cell>
              <table:table-cell office:value-type="float" office:value="612.91">
                <text:p>612.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08.31">
                <text:p>608.31</text:p>
              </table:table-cell>
              <table:table-cell office:value-type="float" office:value="608.3">
                <text:p>608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03.74">
                <text:p>603.74</text:p>
              </table:table-cell>
              <table:table-cell office:value-type="float" office:value="603.74">
                <text:p>603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99.22">
                <text:p>599.22</text:p>
              </table:table-cell>
              <table:table-cell office:value-type="float" office:value="599.22">
                <text:p>599.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94.74">
                <text:p>594.74</text:p>
              </table:table-cell>
              <table:table-cell office:value-type="float" office:value="594.73">
                <text:p>594.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90.3">
                <text:p>590.3</text:p>
              </table:table-cell>
              <table:table-cell office:value-type="float" office:value="590.29">
                <text:p>590.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85.9">
                <text:p>585.9</text:p>
              </table:table-cell>
              <table:table-cell office:value-type="float" office:value="585.89">
                <text:p>585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81.53">
                <text:p>581.53</text:p>
              </table:table-cell>
              <table:table-cell office:value-type="float" office:value="581.53">
                <text:p>581.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77.21">
                <text:p>577.21</text:p>
              </table:table-cell>
              <table:table-cell office:value-type="float" office:value="577.21">
                <text:p>577.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72.93">
                <text:p>572.93</text:p>
              </table:table-cell>
              <table:table-cell office:value-type="float" office:value="572.93">
                <text:p>572.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568.69">
                <text:p>568.69</text:p>
              </table:table-cell>
              <table:table-cell office:value-type="float" office:value="568.68">
                <text:p>568.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564.48">
                <text:p>564.48</text:p>
              </table:table-cell>
              <table:table-cell office:value-type="float" office:value="564.48">
                <text:p>564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560.32">
                <text:p>560.32</text:p>
              </table:table-cell>
              <table:table-cell office:value-type="float" office:value="560.31">
                <text:p>560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556.19">
                <text:p>556.19</text:p>
              </table:table-cell>
              <table:table-cell office:value-type="float" office:value="556.19">
                <text:p>556.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552.1">
                <text:p>552.1</text:p>
              </table:table-cell>
              <table:table-cell office:value-type="float" office:value="552.09">
                <text:p>552.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548.04">
                <text:p>548.04</text:p>
              </table:table-cell>
              <table:table-cell office:value-type="float" office:value="548.04">
                <text:p>548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44.03">
                <text:p>544.03</text:p>
              </table:table-cell>
              <table:table-cell office:value-type="float" office:value="544.02">
                <text:p>544.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40.05">
                <text:p>540.05</text:p>
              </table:table-cell>
              <table:table-cell office:value-type="float" office:value="540.04">
                <text:p>54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36.1">
                <text:p>536.1</text:p>
              </table:table-cell>
              <table:table-cell office:value-type="float" office:value="536.1">
                <text:p>536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32.2">
                <text:p>532.2</text:p>
              </table:table-cell>
              <table:table-cell office:value-type="float" office:value="532.19">
                <text:p>532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28.32">
                <text:p>528.32</text:p>
              </table:table-cell>
              <table:table-cell office:value-type="float" office:value="528.32">
                <text:p>528.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24.49">
                <text:p>524.49</text:p>
              </table:table-cell>
              <table:table-cell office:value-type="float" office:value="524.48">
                <text:p>524.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20.69">
                <text:p>520.69</text:p>
              </table:table-cell>
              <table:table-cell office:value-type="float" office:value="520.68">
                <text:p>520.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16.92">
                <text:p>516.92</text:p>
              </table:table-cell>
              <table:table-cell office:value-type="float" office:value="516.91">
                <text:p>516.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13.19">
                <text:p>513.19</text:p>
              </table:table-cell>
              <table:table-cell office:value-type="float" office:value="513.18">
                <text:p>513.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09.49">
                <text:p>509.49</text:p>
              </table:table-cell>
              <table:table-cell office:value-type="float" office:value="509.48">
                <text:p>509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05.82">
                <text:p>505.82</text:p>
              </table:table-cell>
              <table:table-cell office:value-type="float" office:value="505.82">
                <text:p>505.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02.19">
                <text:p>502.19</text:p>
              </table:table-cell>
              <table:table-cell office:value-type="float" office:value="502.19">
                <text:p>502.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98.59">
                <text:p>498.59</text:p>
              </table:table-cell>
              <table:table-cell office:value-type="float" office:value="498.59">
                <text:p>498.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95.03">
                <text:p>495.03</text:p>
              </table:table-cell>
              <table:table-cell office:value-type="float" office:value="495.03">
                <text:p>495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91.5">
                <text:p>491.5</text:p>
              </table:table-cell>
              <table:table-cell office:value-type="float" office:value="491.49">
                <text:p>491.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88">
                <text:p>488</text:p>
              </table:table-cell>
              <table:table-cell office:value-type="float" office:value="487.99">
                <text:p>487.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84.53">
                <text:p>484.53</text:p>
              </table:table-cell>
              <table:table-cell office:value-type="float" office:value="484.53">
                <text:p>484.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81.09">
                <text:p>481.09</text:p>
              </table:table-cell>
              <table:table-cell office:value-type="float" office:value="481.09">
                <text:p>481.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77.69">
                <text:p>477.69</text:p>
              </table:table-cell>
              <table:table-cell office:value-type="float" office:value="477.69">
                <text:p>477.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74.32">
                <text:p>474.32</text:p>
              </table:table-cell>
              <table:table-cell office:value-type="float" office:value="474.31">
                <text:p>474.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70.97">
                <text:p>470.97</text:p>
              </table:table-cell>
              <table:table-cell office:value-type="float" office:value="470.97">
                <text:p>470.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67.66">
                <text:p>467.66</text:p>
              </table:table-cell>
              <table:table-cell office:value-type="float" office:value="467.66">
                <text:p>467.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64.38">
                <text:p>464.38</text:p>
              </table:table-cell>
              <table:table-cell office:value-type="float" office:value="464.38">
                <text:p>464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61.13">
                <text:p>461.13</text:p>
              </table:table-cell>
              <table:table-cell office:value-type="float" office:value="461.13">
                <text:p>461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57.91">
                <text:p>457.91</text:p>
              </table:table-cell>
              <table:table-cell office:value-type="float" office:value="457.9">
                <text:p>457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54.72">
                <text:p>454.72</text:p>
              </table:table-cell>
              <table:table-cell office:value-type="float" office:value="454.71">
                <text:p>454.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51.55">
                <text:p>451.55</text:p>
              </table:table-cell>
              <table:table-cell office:value-type="float" office:value="451.55">
                <text:p>451.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48.42">
                <text:p>448.42</text:p>
              </table:table-cell>
              <table:table-cell office:value-type="float" office:value="448.42">
                <text:p>448.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45.32">
                <text:p>445.32</text:p>
              </table:table-cell>
              <table:table-cell office:value-type="float" office:value="445.31">
                <text:p>445.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42.24">
                <text:p>442.24</text:p>
              </table:table-cell>
              <table:table-cell office:value-type="float" office:value="442.24">
                <text:p>442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39.19">
                <text:p>439.19</text:p>
              </table:table-cell>
              <table:table-cell office:value-type="float" office:value="439.19">
                <text:p>439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36.17">
                <text:p>436.17</text:p>
              </table:table-cell>
              <table:table-cell office:value-type="float" office:value="436.17">
                <text:p>436.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33.18">
                <text:p>433.18</text:p>
              </table:table-cell>
              <table:table-cell office:value-type="float" office:value="433.18">
                <text:p>433.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30.22">
                <text:p>430.22</text:p>
              </table:table-cell>
              <table:table-cell office:value-type="float" office:value="430.21">
                <text:p>430.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27.28">
                <text:p>427.28</text:p>
              </table:table-cell>
              <table:table-cell office:value-type="float" office:value="427.28">
                <text:p>427.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24.37">
                <text:p>424.37</text:p>
              </table:table-cell>
              <table:table-cell office:value-type="float" office:value="424.37">
                <text:p>424.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21.49">
                <text:p>421.49</text:p>
              </table:table-cell>
              <table:table-cell office:value-type="float" office:value="421.48">
                <text:p>421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18.63">
                <text:p>418.63</text:p>
              </table:table-cell>
              <table:table-cell office:value-type="float" office:value="418.62">
                <text:p>418.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15.8">
                <text:p>415.8</text:p>
              </table:table-cell>
              <table:table-cell office:value-type="float" office:value="415.79">
                <text:p>415.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12.99">
                <text:p>412.99</text:p>
              </table:table-cell>
              <table:table-cell office:value-type="float" office:value="412.99">
                <text:p>412.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10.21">
                <text:p>410.21</text:p>
              </table:table-cell>
              <table:table-cell office:value-type="float" office:value="410.21">
                <text:p>410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07.46">
                <text:p>407.46</text:p>
              </table:table-cell>
              <table:table-cell office:value-type="float" office:value="407.46">
                <text:p>407.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04.73">
                <text:p>404.73</text:p>
              </table:table-cell>
              <table:table-cell office:value-type="float" office:value="404.73">
                <text:p>404.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02.03">
                <text:p>402.03</text:p>
              </table:table-cell>
              <table:table-cell office:value-type="float" office:value="402.03">
                <text:p>402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99.35">
                <text:p>399.35</text:p>
              </table:table-cell>
              <table:table-cell office:value-type="float" office:value="399.35">
                <text:p>399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96.7">
                <text:p>396.7</text:p>
              </table:table-cell>
              <table:table-cell office:value-type="float" office:value="396.7">
                <text:p>396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94.07">
                <text:p>394.07</text:p>
              </table:table-cell>
              <table:table-cell office:value-type="float" office:value="394.07">
                <text:p>394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91.47">
                <text:p>391.47</text:p>
              </table:table-cell>
              <table:table-cell office:value-type="float" office:value="391.46">
                <text:p>391.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88.89">
                <text:p>388.89</text:p>
              </table:table-cell>
              <table:table-cell office:value-type="float" office:value="388.88">
                <text:p>388.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86.33">
                <text:p>386.33</text:p>
              </table:table-cell>
              <table:table-cell office:value-type="float" office:value="386.32">
                <text:p>386.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83.79">
                <text:p>383.79</text:p>
              </table:table-cell>
              <table:table-cell office:value-type="float" office:value="383.79">
                <text:p>383.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81.28">
                <text:p>381.28</text:p>
              </table:table-cell>
              <table:table-cell office:value-type="float" office:value="381.28">
                <text:p>381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78.8">
                <text:p>378.8</text:p>
              </table:table-cell>
              <table:table-cell office:value-type="float" office:value="378.79">
                <text:p>378.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76.33">
                <text:p>376.33</text:p>
              </table:table-cell>
              <table:table-cell office:value-type="float" office:value="376.33">
                <text:p>376.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73.89">
                <text:p>373.89</text:p>
              </table:table-cell>
              <table:table-cell office:value-type="float" office:value="373.89">
                <text:p>373.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71.47">
                <text:p>371.47</text:p>
              </table:table-cell>
              <table:table-cell office:value-type="float" office:value="371.47">
                <text:p>371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69.08">
                <text:p>369.08</text:p>
              </table:table-cell>
              <table:table-cell office:value-type="float" office:value="369.07">
                <text:p>369.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66.7">
                <text:p>366.7</text:p>
              </table:table-cell>
              <table:table-cell office:value-type="float" office:value="366.7">
                <text:p>366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64.35">
                <text:p>364.35</text:p>
              </table:table-cell>
              <table:table-cell office:value-type="float" office:value="364.34">
                <text:p>364.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62.02">
                <text:p>362.02</text:p>
              </table:table-cell>
              <table:table-cell office:value-type="float" office:value="362.01">
                <text:p>362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59.71">
                <text:p>359.71</text:p>
              </table:table-cell>
              <table:table-cell office:value-type="float" office:value="359.7">
                <text:p>359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57.42">
                <text:p>357.42</text:p>
              </table:table-cell>
              <table:table-cell office:value-type="float" office:value="357.42">
                <text:p>357.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55.15">
                <text:p>355.15</text:p>
              </table:table-cell>
              <table:table-cell office:value-type="float" office:value="355.15">
                <text:p>355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52.9">
                <text:p>352.9</text:p>
              </table:table-cell>
              <table:table-cell office:value-type="float" office:value="352.9">
                <text:p>352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50.68">
                <text:p>350.68</text:p>
              </table:table-cell>
              <table:table-cell office:value-type="float" office:value="350.67">
                <text:p>350.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48.47">
                <text:p>348.47</text:p>
              </table:table-cell>
              <table:table-cell office:value-type="float" office:value="348.47">
                <text:p>348.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46.29">
                <text:p>346.29</text:p>
              </table:table-cell>
              <table:table-cell office:value-type="float" office:value="346.28">
                <text:p>346.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44.12">
                <text:p>344.12</text:p>
              </table:table-cell>
              <table:table-cell office:value-type="float" office:value="344.12">
                <text:p>344.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41.98">
                <text:p>341.98</text:p>
              </table:table-cell>
              <table:table-cell office:value-type="float" office:value="341.97">
                <text:p>341.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39.85">
                <text:p>339.85</text:p>
              </table:table-cell>
              <table:table-cell office:value-type="float" office:value="339.85">
                <text:p>339.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37.75">
                <text:p>337.75</text:p>
              </table:table-cell>
              <table:table-cell office:value-type="float" office:value="337.74">
                <text:p>337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35.66">
                <text:p>335.66</text:p>
              </table:table-cell>
              <table:table-cell office:value-type="float" office:value="335.65">
                <text:p>335.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33.59">
                <text:p>333.59</text:p>
              </table:table-cell>
              <table:table-cell office:value-type="float" office:value="333.59">
                <text:p>333.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31.54">
                <text:p>331.54</text:p>
              </table:table-cell>
              <table:table-cell office:value-type="float" office:value="331.54">
                <text:p>331.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29.51">
                <text:p>329.51</text:p>
              </table:table-cell>
              <table:table-cell office:value-type="float" office:value="329.51">
                <text:p>329.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27.5">
                <text:p>327.5</text:p>
              </table:table-cell>
              <table:table-cell office:value-type="float" office:value="327.5">
                <text:p>327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25.51">
                <text:p>325.51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23.53">
                <text:p>323.53</text:p>
              </table:table-cell>
              <table:table-cell office:value-type="float" office:value="323.53">
                <text:p>323.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21.58">
                <text:p>321.58</text:p>
              </table:table-cell>
              <table:table-cell office:value-type="float" office:value="321.57">
                <text:p>321.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19.64">
                <text:p>319.64</text:p>
              </table:table-cell>
              <table:table-cell office:value-type="float" office:value="319.63">
                <text:p>319.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17.72">
                <text:p>317.72</text:p>
              </table:table-cell>
              <table:table-cell office:value-type="float" office:value="317.71">
                <text:p>317.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15.81">
                <text:p>315.81</text:p>
              </table:table-cell>
              <table:table-cell office:value-type="float" office:value="315.81">
                <text:p>315.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13.93">
                <text:p>313.93</text:p>
              </table:table-cell>
              <table:table-cell office:value-type="float" office:value="313.92">
                <text:p>313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J1:'1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89445">
                <text:p>0.0000089445</text:p>
              </table:table-cell>
              <table:table-cell office:value-type="float" office:value="0.0000089471">
                <text:p>0.0000089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3726">
                <text:p>0.00003726</text:p>
              </table:table-cell>
              <table:table-cell office:value-type="float" office:value="0.000037274">
                <text:p>0.000037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76667">
                <text:p>0.000076667</text:p>
              </table:table-cell>
              <table:table-cell office:value-type="float" office:value="0.000076695">
                <text:p>0.000076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12935">
                <text:p>0.00012935</text:p>
              </table:table-cell>
              <table:table-cell office:value-type="float" office:value="0.0001294">
                <text:p>0.000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21382">
                <text:p>0.00021382</text:p>
              </table:table-cell>
              <table:table-cell office:value-type="float" office:value="0.0002139">
                <text:p>0.0002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37589">
                <text:p>0.00037589</text:p>
              </table:table-cell>
              <table:table-cell office:value-type="float" office:value="0.00037604">
                <text:p>0.00037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73449">
                <text:p>0.00073449</text:p>
              </table:table-cell>
              <table:table-cell office:value-type="float" office:value="0.00073482">
                <text:p>0.00073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14537">
                <text:p>0.0014537</text:p>
              </table:table-cell>
              <table:table-cell office:value-type="float" office:value="0.0014545">
                <text:p>0.001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30749">
                <text:p>0.0030749</text:p>
              </table:table-cell>
              <table:table-cell office:value-type="float" office:value="0.0030765">
                <text:p>0.0030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67503">
                <text:p>0.0067503</text:p>
              </table:table-cell>
              <table:table-cell office:value-type="float" office:value="0.006754">
                <text:p>0.006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1423">
                <text:p>0.01423</text:p>
              </table:table-cell>
              <table:table-cell office:value-type="float" office:value="0.014237">
                <text:p>0.014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29175">
                <text:p>0.029175</text:p>
              </table:table-cell>
              <table:table-cell office:value-type="float" office:value="0.029189">
                <text:p>0.029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57702">
                <text:p>0.057702</text:p>
              </table:table-cell>
              <table:table-cell office:value-type="float" office:value="0.057726">
                <text:p>0.057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11198">
                <text:p>0.11198</text:p>
              </table:table-cell>
              <table:table-cell office:value-type="float" office:value="0.11202">
                <text:p>0.11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2223">
                <text:p>0.2223</text:p>
              </table:table-cell>
              <table:table-cell office:value-type="float" office:value="0.22238">
                <text:p>0.22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48297">
                <text:p>0.48297</text:p>
              </table:table-cell>
              <table:table-cell office:value-type="float" office:value="0.48317">
                <text:p>0.48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.2172">
                <text:p>1.2172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3.2542">
                <text:p>3.2542</text:p>
              </table:table-cell>
              <table:table-cell office:value-type="float" office:value="3.2558">
                <text:p>3.2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7.6584">
                <text:p>7.6584</text:p>
              </table:table-cell>
              <table:table-cell office:value-type="float" office:value="7.6613">
                <text:p>7.6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4.812">
                <text:p>14.812</text:p>
              </table:table-cell>
              <table:table-cell office:value-type="float" office:value="14.817">
                <text:p>14.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4.237">
                <text:p>24.237</text:p>
              </table:table-cell>
              <table:table-cell office:value-type="float" office:value="24.242">
                <text:p>24.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35.126">
                <text:p>35.126</text:p>
              </table:table-cell>
              <table:table-cell office:value-type="float" office:value="35.132">
                <text:p>35.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46.669">
                <text:p>46.669</text:p>
              </table:table-cell>
              <table:table-cell office:value-type="float" office:value="46.675">
                <text:p>46.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58.06">
                <text:p>58.06</text:p>
              </table:table-cell>
              <table:table-cell office:value-type="float" office:value="58.065">
                <text:p>58.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68.574">
                <text:p>68.574</text:p>
              </table:table-cell>
              <table:table-cell office:value-type="float" office:value="68.579">
                <text:p>68.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77.751">
                <text:p>77.751</text:p>
              </table:table-cell>
              <table:table-cell office:value-type="float" office:value="77.755">
                <text:p>77.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85.433">
                <text:p>85.433</text:p>
              </table:table-cell>
              <table:table-cell office:value-type="float" office:value="85.436">
                <text:p>85.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91.68">
                <text:p>91.68</text:p>
              </table:table-cell>
              <table:table-cell office:value-type="float" office:value="91.682">
                <text:p>91.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96.651">
                <text:p>96.651</text:p>
              </table:table-cell>
              <table:table-cell office:value-type="float" office:value="96.652">
                <text:p>96.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0.54">
                <text:p>100.54</text:p>
              </table:table-cell>
              <table:table-cell office:value-type="float" office:value="100.54">
                <text:p>100.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3.52">
                <text:p>103.52</text:p>
              </table:table-cell>
              <table:table-cell office:value-type="float" office:value="103.52">
                <text:p>103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5.77">
                <text:p>105.77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7.43">
                <text:p>107.43</text:p>
              </table:table-cell>
              <table:table-cell office:value-type="float" office:value="107.43">
                <text:p>107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8.62">
                <text:p>108.62</text:p>
              </table:table-cell>
              <table:table-cell office:value-type="float" office:value="108.62">
                <text:p>108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9.42">
                <text:p>109.42</text:p>
              </table:table-cell>
              <table:table-cell office:value-type="float" office:value="109.42">
                <text:p>109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9.93">
                <text:p>109.93</text:p>
              </table:table-cell>
              <table:table-cell office:value-type="float" office:value="109.93">
                <text:p>109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10.21">
                <text:p>110.21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10.29">
                <text:p>110.29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10.23">
                <text:p>110.23</text:p>
              </table:table-cell>
              <table:table-cell office:value-type="float" office:value="110.23">
                <text:p>11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10.05">
                <text:p>110.05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9.78">
                <text:p>109.78</text:p>
              </table:table-cell>
              <table:table-cell office:value-type="float" office:value="109.78">
                <text:p>109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9.44">
                <text:p>109.44</text:p>
              </table:table-cell>
              <table:table-cell office:value-type="float" office:value="109.44">
                <text:p>109.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9.05">
                <text:p>109.05</text:p>
              </table:table-cell>
              <table:table-cell office:value-type="float" office:value="109.05">
                <text:p>109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08.61">
                <text:p>108.61</text:p>
              </table:table-cell>
              <table:table-cell office:value-type="float" office:value="108.61">
                <text:p>108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08.14">
                <text:p>108.14</text:p>
              </table:table-cell>
              <table:table-cell office:value-type="float" office:value="108.14">
                <text:p>108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07.64">
                <text:p>107.64</text:p>
              </table:table-cell>
              <table:table-cell office:value-type="float" office:value="107.64">
                <text:p>107.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07.13">
                <text:p>107.13</text:p>
              </table:table-cell>
              <table:table-cell office:value-type="float" office:value="107.13">
                <text:p>107.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06.59">
                <text:p>106.59</text:p>
              </table:table-cell>
              <table:table-cell office:value-type="float" office:value="106.59">
                <text:p>106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06.05">
                <text:p>106.05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05.5">
                <text:p>105.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04.94">
                <text:p>104.94</text:p>
              </table:table-cell>
              <table:table-cell office:value-type="float" office:value="104.94">
                <text:p>104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04.37">
                <text:p>104.37</text:p>
              </table:table-cell>
              <table:table-cell office:value-type="float" office:value="104.37">
                <text:p>104.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03.8">
                <text:p>103.8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03.23">
                <text:p>103.23</text:p>
              </table:table-cell>
              <table:table-cell office:value-type="float" office:value="103.23">
                <text:p>103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02.66">
                <text:p>102.66</text:p>
              </table:table-cell>
              <table:table-cell office:value-type="float" office:value="102.66">
                <text:p>102.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02.08">
                <text:p>102.08</text:p>
              </table:table-cell>
              <table:table-cell office:value-type="float" office:value="102.08">
                <text:p>102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01.51">
                <text:p>101.51</text:p>
              </table:table-cell>
              <table:table-cell office:value-type="float" office:value="101.51">
                <text:p>10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00.93">
                <text:p>100.93</text:p>
              </table:table-cell>
              <table:table-cell office:value-type="float" office:value="100.93">
                <text:p>100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00.36">
                <text:p>100.36</text:p>
              </table:table-cell>
              <table:table-cell office:value-type="float" office:value="100.35">
                <text:p>100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99.78">
                <text:p>99.78</text:p>
              </table:table-cell>
              <table:table-cell office:value-type="float" office:value="99.779">
                <text:p>99.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99.205">
                <text:p>99.205</text:p>
              </table:table-cell>
              <table:table-cell office:value-type="float" office:value="99.203">
                <text:p>99.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8.629">
                <text:p>98.629</text:p>
              </table:table-cell>
              <table:table-cell office:value-type="float" office:value="98.627">
                <text:p>98.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8.054">
                <text:p>98.054</text:p>
              </table:table-cell>
              <table:table-cell office:value-type="float" office:value="98.052">
                <text:p>98.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7.479">
                <text:p>97.479</text:p>
              </table:table-cell>
              <table:table-cell office:value-type="float" office:value="97.477">
                <text:p>97.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6.904">
                <text:p>96.904</text:p>
              </table:table-cell>
              <table:table-cell office:value-type="float" office:value="96.903">
                <text:p>96.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6.331">
                <text:p>96.331</text:p>
              </table:table-cell>
              <table:table-cell office:value-type="float" office:value="96.329">
                <text:p>96.3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5.757">
                <text:p>95.757</text:p>
              </table:table-cell>
              <table:table-cell office:value-type="float" office:value="95.755">
                <text:p>95.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95.184">
                <text:p>95.184</text:p>
              </table:table-cell>
              <table:table-cell office:value-type="float" office:value="95.182">
                <text:p>95.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4.612">
                <text:p>94.612</text:p>
              </table:table-cell>
              <table:table-cell office:value-type="float" office:value="94.61">
                <text:p>94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4.04">
                <text:p>94.04</text:p>
              </table:table-cell>
              <table:table-cell office:value-type="float" office:value="94.038">
                <text:p>94.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3.469">
                <text:p>93.469</text:p>
              </table:table-cell>
              <table:table-cell office:value-type="float" office:value="93.467">
                <text:p>93.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2.899">
                <text:p>92.899</text:p>
              </table:table-cell>
              <table:table-cell office:value-type="float" office:value="92.897">
                <text:p>92.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92.329">
                <text:p>92.329</text:p>
              </table:table-cell>
              <table:table-cell office:value-type="float" office:value="92.327">
                <text:p>92.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91.76">
                <text:p>91.76</text:p>
              </table:table-cell>
              <table:table-cell office:value-type="float" office:value="91.758">
                <text:p>91.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91.192">
                <text:p>91.192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0.625">
                <text:p>90.625</text:p>
              </table:table-cell>
              <table:table-cell office:value-type="float" office:value="90.622">
                <text:p>90.6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0.058">
                <text:p>90.058</text:p>
              </table:table-cell>
              <table:table-cell office:value-type="float" office:value="90.055">
                <text:p>90.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9.492">
                <text:p>89.492</text:p>
              </table:table-cell>
              <table:table-cell office:value-type="float" office:value="89.49">
                <text:p>89.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8.927">
                <text:p>88.927</text:p>
              </table:table-cell>
              <table:table-cell office:value-type="float" office:value="88.925">
                <text:p>88.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8.363">
                <text:p>88.363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7.8">
                <text:p>87.8</text:p>
              </table:table-cell>
              <table:table-cell office:value-type="float" office:value="87.797">
                <text:p>87.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7.238">
                <text:p>87.238</text:p>
              </table:table-cell>
              <table:table-cell office:value-type="float" office:value="87.235">
                <text:p>87.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6.677">
                <text:p>86.677</text:p>
              </table:table-cell>
              <table:table-cell office:value-type="float" office:value="86.674">
                <text:p>86.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6.117">
                <text:p>86.117</text:p>
              </table:table-cell>
              <table:table-cell office:value-type="float" office:value="86.114">
                <text:p>86.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5.558">
                <text:p>85.558</text:p>
              </table:table-cell>
              <table:table-cell office:value-type="float" office:value="85.555">
                <text:p>85.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5">
                <text:p>85</text:p>
              </table:table-cell>
              <table:table-cell office:value-type="float" office:value="84.998">
                <text:p>84.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4.444">
                <text:p>84.444</text:p>
              </table:table-cell>
              <table:table-cell office:value-type="float" office:value="84.441">
                <text:p>84.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83.889">
                <text:p>83.889</text:p>
              </table:table-cell>
              <table:table-cell office:value-type="float" office:value="83.886">
                <text:p>83.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3.335">
                <text:p>83.335</text:p>
              </table:table-cell>
              <table:table-cell office:value-type="float" office:value="83.332">
                <text:p>83.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2.783">
                <text:p>82.783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2.232">
                <text:p>82.232</text:p>
              </table:table-cell>
              <table:table-cell office:value-type="float" office:value="82.229">
                <text:p>82.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1.683">
                <text:p>81.683</text:p>
              </table:table-cell>
              <table:table-cell office:value-type="float" office:value="81.68">
                <text:p>81.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1.135">
                <text:p>81.135</text:p>
              </table:table-cell>
              <table:table-cell office:value-type="float" office:value="81.132">
                <text:p>81.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80.589">
                <text:p>80.589</text:p>
              </table:table-cell>
              <table:table-cell office:value-type="float" office:value="80.586">
                <text:p>80.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80.045">
                <text:p>80.045</text:p>
              </table:table-cell>
              <table:table-cell office:value-type="float" office:value="80.041">
                <text:p>80.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9.502">
                <text:p>79.502</text:p>
              </table:table-cell>
              <table:table-cell office:value-type="float" office:value="79.499">
                <text:p>79.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8.961">
                <text:p>78.961</text:p>
              </table:table-cell>
              <table:table-cell office:value-type="float" office:value="78.958">
                <text:p>78.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8.422">
                <text:p>78.422</text:p>
              </table:table-cell>
              <table:table-cell office:value-type="float" office:value="78.418">
                <text:p>78.4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7.884">
                <text:p>77.884</text:p>
              </table:table-cell>
              <table:table-cell office:value-type="float" office:value="77.881">
                <text:p>77.8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7.349">
                <text:p>77.349</text:p>
              </table:table-cell>
              <table:table-cell office:value-type="float" office:value="77.345">
                <text:p>77.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6.815">
                <text:p>76.815</text:p>
              </table:table-cell>
              <table:table-cell office:value-type="float" office:value="76.812">
                <text:p>76.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6.284">
                <text:p>76.284</text:p>
              </table:table-cell>
              <table:table-cell office:value-type="float" office:value="76.28">
                <text:p>76.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5.754">
                <text:p>75.754</text:p>
              </table:table-cell>
              <table:table-cell office:value-type="float" office:value="75.751">
                <text:p>75.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5.227">
                <text:p>75.227</text:p>
              </table:table-cell>
              <table:table-cell office:value-type="float" office:value="75.223">
                <text:p>75.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4.701">
                <text:p>74.701</text:p>
              </table:table-cell>
              <table:table-cell office:value-type="float" office:value="74.698">
                <text:p>74.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4.178">
                <text:p>74.178</text:p>
              </table:table-cell>
              <table:table-cell office:value-type="float" office:value="74.174">
                <text:p>74.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3.657">
                <text:p>73.657</text:p>
              </table:table-cell>
              <table:table-cell office:value-type="float" office:value="73.653">
                <text:p>73.6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3.138">
                <text:p>73.138</text:p>
              </table:table-cell>
              <table:table-cell office:value-type="float" office:value="73.134">
                <text:p>73.1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2.621">
                <text:p>72.621</text:p>
              </table:table-cell>
              <table:table-cell office:value-type="float" office:value="72.617">
                <text:p>72.6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2.107">
                <text:p>72.107</text:p>
              </table:table-cell>
              <table:table-cell office:value-type="float" office:value="72.103">
                <text:p>72.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1.595">
                <text:p>71.595</text:p>
              </table:table-cell>
              <table:table-cell office:value-type="float" office:value="71.591">
                <text:p>71.5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1.085">
                <text:p>71.085</text:p>
              </table:table-cell>
              <table:table-cell office:value-type="float" office:value="71.081">
                <text:p>71.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0.577">
                <text:p>70.577</text:p>
              </table:table-cell>
              <table:table-cell office:value-type="float" office:value="70.573">
                <text:p>70.5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0.072">
                <text:p>70.072</text:p>
              </table:table-cell>
              <table:table-cell office:value-type="float" office:value="70.068">
                <text:p>70.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9.569">
                <text:p>69.569</text:p>
              </table:table-cell>
              <table:table-cell office:value-type="float" office:value="69.565">
                <text:p>69.5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9.069">
                <text:p>69.069</text:p>
              </table:table-cell>
              <table:table-cell office:value-type="float" office:value="69.065">
                <text:p>69.0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8.571">
                <text:p>68.571</text:p>
              </table:table-cell>
              <table:table-cell office:value-type="float" office:value="68.567">
                <text:p>68.5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8.076">
                <text:p>68.07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7.583">
                <text:p>67.583</text:p>
              </table:table-cell>
              <table:table-cell office:value-type="float" office:value="67.578">
                <text:p>67.5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7.092">
                <text:p>67.092</text:p>
              </table:table-cell>
              <table:table-cell office:value-type="float" office:value="67.088">
                <text:p>67.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6.604">
                <text:p>66.604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6.119">
                <text:p>66.119</text:p>
              </table:table-cell>
              <table:table-cell office:value-type="float" office:value="66.114">
                <text:p>66.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5.636">
                <text:p>65.636</text:p>
              </table:table-cell>
              <table:table-cell office:value-type="float" office:value="65.631">
                <text:p>65.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5.155">
                <text:p>65.155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4.677">
                <text:p>64.677</text:p>
              </table:table-cell>
              <table:table-cell office:value-type="float" office:value="64.673">
                <text:p>64.6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4.202">
                <text:p>64.202</text:p>
              </table:table-cell>
              <table:table-cell office:value-type="float" office:value="64.198">
                <text:p>64.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3.73">
                <text:p>63.73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3.26">
                <text:p>63.26</text:p>
              </table:table-cell>
              <table:table-cell office:value-type="float" office:value="63.255">
                <text:p>63.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2.792">
                <text:p>62.792</text:p>
              </table:table-cell>
              <table:table-cell office:value-type="float" office:value="62.788">
                <text:p>62.7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62.327">
                <text:p>62.327</text:p>
              </table:table-cell>
              <table:table-cell office:value-type="float" office:value="62.323">
                <text:p>62.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1.865">
                <text:p>61.865</text:p>
              </table:table-cell>
              <table:table-cell office:value-type="float" office:value="61.861">
                <text:p>61.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61.405">
                <text:p>61.405</text:p>
              </table:table-cell>
              <table:table-cell office:value-type="float" office:value="61.401">
                <text:p>61.4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60.948">
                <text:p>60.948</text:p>
              </table:table-cell>
              <table:table-cell office:value-type="float" office:value="60.944">
                <text:p>60.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60.494">
                <text:p>60.494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60.042">
                <text:p>60.042</text:p>
              </table:table-cell>
              <table:table-cell office:value-type="float" office:value="60.038">
                <text:p>60.0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9.593">
                <text:p>59.593</text:p>
              </table:table-cell>
              <table:table-cell office:value-type="float" office:value="59.589">
                <text:p>59.5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9.147">
                <text:p>59.147</text:p>
              </table:table-cell>
              <table:table-cell office:value-type="float" office:value="59.142">
                <text:p>59.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8.703">
                <text:p>58.703</text:p>
              </table:table-cell>
              <table:table-cell office:value-type="float" office:value="58.699">
                <text:p>58.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8.262">
                <text:p>58.262</text:p>
              </table:table-cell>
              <table:table-cell office:value-type="float" office:value="58.257">
                <text:p>58.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7.823">
                <text:p>57.823</text:p>
              </table:table-cell>
              <table:table-cell office:value-type="float" office:value="57.819">
                <text:p>57.8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7.387">
                <text:p>57.387</text:p>
              </table:table-cell>
              <table:table-cell office:value-type="float" office:value="57.383">
                <text:p>57.3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6.954">
                <text:p>56.954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6.523">
                <text:p>56.523</text:p>
              </table:table-cell>
              <table:table-cell office:value-type="float" office:value="56.519">
                <text:p>56.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6.095">
                <text:p>56.095</text:p>
              </table:table-cell>
              <table:table-cell office:value-type="float" office:value="56.091">
                <text:p>56.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5.67">
                <text:p>55.67</text:p>
              </table:table-cell>
              <table:table-cell office:value-type="float" office:value="55.666">
                <text:p>55.6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5.247">
                <text:p>55.247</text:p>
              </table:table-cell>
              <table:table-cell office:value-type="float" office:value="55.243">
                <text:p>55.2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4.827">
                <text:p>54.827</text:p>
              </table:table-cell>
              <table:table-cell office:value-type="float" office:value="54.823">
                <text:p>54.8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4.41">
                <text:p>54.41</text:p>
              </table:table-cell>
              <table:table-cell office:value-type="float" office:value="54.405">
                <text:p>54.4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3.995">
                <text:p>53.995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3.582">
                <text:p>53.582</text:p>
              </table:table-cell>
              <table:table-cell office:value-type="float" office:value="53.578">
                <text:p>53.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3.173">
                <text:p>53.173</text:p>
              </table:table-cell>
              <table:table-cell office:value-type="float" office:value="53.168">
                <text:p>53.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2.766">
                <text:p>52.766</text:p>
              </table:table-cell>
              <table:table-cell office:value-type="float" office:value="52.761">
                <text:p>52.7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2.361">
                <text:p>52.361</text:p>
              </table:table-cell>
              <table:table-cell office:value-type="float" office:value="52.357">
                <text:p>52.3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1.959">
                <text:p>51.959</text:p>
              </table:table-cell>
              <table:table-cell office:value-type="float" office:value="51.955">
                <text:p>51.9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1.56">
                <text:p>51.56</text:p>
              </table:table-cell>
              <table:table-cell office:value-type="float" office:value="51.555">
                <text:p>51.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1.163">
                <text:p>51.163</text:p>
              </table:table-cell>
              <table:table-cell office:value-type="float" office:value="51.159">
                <text:p>51.1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50.769">
                <text:p>50.769</text:p>
              </table:table-cell>
              <table:table-cell office:value-type="float" office:value="50.764">
                <text:p>50.7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50.377">
                <text:p>50.377</text:p>
              </table:table-cell>
              <table:table-cell office:value-type="float" office:value="50.373">
                <text:p>50.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9.988">
                <text:p>49.988</text:p>
              </table:table-cell>
              <table:table-cell office:value-type="float" office:value="49.984">
                <text:p>49.9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9.601">
                <text:p>49.601</text:p>
              </table:table-cell>
              <table:table-cell office:value-type="float" office:value="49.597">
                <text:p>49.5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9.217">
                <text:p>49.217</text:p>
              </table:table-cell>
              <table:table-cell office:value-type="float" office:value="49.213">
                <text:p>49.2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8.836">
                <text:p>48.836</text:p>
              </table:table-cell>
              <table:table-cell office:value-type="float" office:value="48.831">
                <text:p>48.8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8.457">
                <text:p>48.457</text:p>
              </table:table-cell>
              <table:table-cell office:value-type="float" office:value="48.452">
                <text:p>48.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8.08">
                <text:p>48.08</text:p>
              </table:table-cell>
              <table:table-cell office:value-type="float" office:value="48.076">
                <text:p>48.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7.706">
                <text:p>47.706</text:p>
              </table:table-cell>
              <table:table-cell office:value-type="float" office:value="47.702">
                <text:p>47.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7.335">
                <text:p>47.335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6.965">
                <text:p>46.965</text:p>
              </table:table-cell>
              <table:table-cell office:value-type="float" office:value="46.961">
                <text:p>46.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6.599">
                <text:p>46.599</text:p>
              </table:table-cell>
              <table:table-cell office:value-type="float" office:value="46.595">
                <text:p>46.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6.235">
                <text:p>46.235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5.873">
                <text:p>45.873</text:p>
              </table:table-cell>
              <table:table-cell office:value-type="float" office:value="45.869">
                <text:p>45.8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5.514">
                <text:p>45.514</text:p>
              </table:table-cell>
              <table:table-cell office:value-type="float" office:value="45.509">
                <text:p>45.5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5.157">
                <text:p>45.157</text:p>
              </table:table-cell>
              <table:table-cell office:value-type="float" office:value="45.153">
                <text:p>45.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4.802">
                <text:p>44.802</text:p>
              </table:table-cell>
              <table:table-cell office:value-type="float" office:value="44.798">
                <text:p>44.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4.45">
                <text:p>44.45</text:p>
              </table:table-cell>
              <table:table-cell office:value-type="float" office:value="44.446">
                <text:p>44.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4.101">
                <text:p>44.101</text:p>
              </table:table-cell>
              <table:table-cell office:value-type="float" office:value="44.097">
                <text:p>44.0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3.753">
                <text:p>43.753</text:p>
              </table:table-cell>
              <table:table-cell office:value-type="float" office:value="43.749">
                <text:p>43.7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3.409">
                <text:p>43.409</text:p>
              </table:table-cell>
              <table:table-cell office:value-type="float" office:value="43.405">
                <text:p>43.4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3.066">
                <text:p>43.066</text:p>
              </table:table-cell>
              <table:table-cell office:value-type="float" office:value="43.062">
                <text:p>43.0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2.726">
                <text:p>42.726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2.388">
                <text:p>42.388</text:p>
              </table:table-cell>
              <table:table-cell office:value-type="float" office:value="42.384">
                <text:p>42.3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2.053">
                <text:p>42.053</text:p>
              </table:table-cell>
              <table:table-cell office:value-type="float" office:value="42.049">
                <text:p>42.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41.72">
                <text:p>41.72</text:p>
              </table:table-cell>
              <table:table-cell office:value-type="float" office:value="41.716">
                <text:p>41.7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41.389">
                <text:p>41.389</text:p>
              </table:table-cell>
              <table:table-cell office:value-type="float" office:value="41.385">
                <text:p>41.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41.06">
                <text:p>41.06</text:p>
              </table:table-cell>
              <table:table-cell office:value-type="float" office:value="41.056">
                <text:p>41.0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40.734">
                <text:p>40.734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40.41">
                <text:p>40.41</text:p>
              </table:table-cell>
              <table:table-cell office:value-type="float" office:value="40.406">
                <text:p>40.4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40.089">
                <text:p>40.089</text:p>
              </table:table-cell>
              <table:table-cell office:value-type="float" office:value="40.085">
                <text:p>40.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9.769">
                <text:p>39.769</text:p>
              </table:table-cell>
              <table:table-cell office:value-type="float" office:value="39.765">
                <text:p>39.7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9.452">
                <text:p>39.452</text:p>
              </table:table-cell>
              <table:table-cell office:value-type="float" office:value="39.448">
                <text:p>39.4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9.137">
                <text:p>39.137</text:p>
              </table:table-cell>
              <table:table-cell office:value-type="float" office:value="39.133">
                <text:p>39.1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8.825">
                <text:p>38.825</text:p>
              </table:table-cell>
              <table:table-cell office:value-type="float" office:value="38.821">
                <text:p>38.8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8.514">
                <text:p>38.514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8.206">
                <text:p>38.206</text:p>
              </table:table-cell>
              <table:table-cell office:value-type="float" office:value="38.202">
                <text:p>38.2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7.9">
                <text:p>37.9</text:p>
              </table:table-cell>
              <table:table-cell office:value-type="float" office:value="37.896">
                <text:p>37.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7.596">
                <text:p>37.596</text:p>
              </table:table-cell>
              <table:table-cell office:value-type="float" office:value="37.593">
                <text:p>37.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7.295">
                <text:p>37.295</text:p>
              </table:table-cell>
              <table:table-cell office:value-type="float" office:value="37.291">
                <text:p>37.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6.995">
                <text:p>36.995</text:p>
              </table:table-cell>
              <table:table-cell office:value-type="float" office:value="36.992">
                <text:p>36.9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6.698">
                <text:p>36.698</text:p>
              </table:table-cell>
              <table:table-cell office:value-type="float" office:value="36.695">
                <text:p>36.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6.403">
                <text:p>36.403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6.11">
                <text:p>36.11</text:p>
              </table:table-cell>
              <table:table-cell office:value-type="float" office:value="36.107">
                <text:p>36.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K1:'10 percent'.K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057058">
                <text:p>0.00000057058</text:p>
              </table:table-cell>
              <table:table-cell office:value-type="float" office:value="0.00000057099">
                <text:p>0.00000057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050219">
                <text:p>0.0000050219</text:p>
              </table:table-cell>
              <table:table-cell office:value-type="float" office:value="0.0000050251">
                <text:p>0.0000050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1587">
                <text:p>0.00001587</text:p>
              </table:table-cell>
              <table:table-cell office:value-type="float" office:value="0.000015879">
                <text:p>0.000015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034644">
                <text:p>0.000034644</text:p>
              </table:table-cell>
              <table:table-cell office:value-type="float" office:value="0.000034661">
                <text:p>0.000034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064244">
                <text:p>0.000064244</text:p>
              </table:table-cell>
              <table:table-cell office:value-type="float" office:value="0.000064274">
                <text:p>0.000064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11411">
                <text:p>0.00011411</text:p>
              </table:table-cell>
              <table:table-cell office:value-type="float" office:value="0.00011416">
                <text:p>0.00011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021161">
                <text:p>0.00021161</text:p>
              </table:table-cell>
              <table:table-cell office:value-type="float" office:value="0.00021172">
                <text:p>0.0002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039164">
                <text:p>0.00039164</text:p>
              </table:table-cell>
              <table:table-cell office:value-type="float" office:value="0.00039186">
                <text:p>0.00039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077716">
                <text:p>0.00077716</text:p>
              </table:table-cell>
              <table:table-cell office:value-type="float" office:value="0.00077763">
                <text:p>0.00077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016294">
                <text:p>0.0016294</text:p>
              </table:table-cell>
              <table:table-cell office:value-type="float" office:value="0.0016305">
                <text:p>0.0016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033807">
                <text:p>0.0033807</text:p>
              </table:table-cell>
              <table:table-cell office:value-type="float" office:value="0.0033831">
                <text:p>0.0033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07021">
                <text:p>0.007021</text:p>
              </table:table-cell>
              <table:table-cell office:value-type="float" office:value="0.0070259">
                <text:p>0.0070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14311">
                <text:p>0.014311</text:p>
              </table:table-cell>
              <table:table-cell office:value-type="float" office:value="0.014321">
                <text:p>0.014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028484">
                <text:p>0.028484</text:p>
              </table:table-cell>
              <table:table-cell office:value-type="float" office:value="0.028501">
                <text:p>0.028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056138">
                <text:p>0.056138</text:p>
              </table:table-cell>
              <table:table-cell office:value-type="float" office:value="0.056168">
                <text:p>0.056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0.11358">
                <text:p>0.11358</text:p>
              </table:table-cell>
              <table:table-cell office:value-type="float" office:value="0.11364">
                <text:p>0.11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0.25036">
                <text:p>0.25036</text:p>
              </table:table-cell>
              <table:table-cell office:value-type="float" office:value="0.25048">
                <text:p>0.25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0.61664">
                <text:p>0.61664</text:p>
              </table:table-cell>
              <table:table-cell office:value-type="float" office:value="0.61695">
                <text:p>0.61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.5396">
                <text:p>1.5396</text:p>
              </table:table-cell>
              <table:table-cell office:value-type="float" office:value="1.5403">
                <text:p>1.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3.4669">
                <text:p>3.4669</text:p>
              </table:table-cell>
              <table:table-cell office:value-type="float" office:value="3.4682">
                <text:p>3.4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6.7985">
                <text:p>6.7985</text:p>
              </table:table-cell>
              <table:table-cell office:value-type="float" office:value="6.8006">
                <text:p>6.8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1.785">
                <text:p>11.785</text:p>
              </table:table-cell>
              <table:table-cell office:value-type="float" office:value="11.788">
                <text:p>11.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8.517">
                <text:p>18.517</text:p>
              </table:table-cell>
              <table:table-cell office:value-type="float" office:value="18.521">
                <text:p>18.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6.939">
                <text:p>26.939</text:p>
              </table:table-cell>
              <table:table-cell office:value-type="float" office:value="26.944">
                <text:p>26.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36.868">
                <text:p>36.868</text:p>
              </table:table-cell>
              <table:table-cell office:value-type="float" office:value="36.874">
                <text:p>36.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48.034">
                <text:p>48.034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60.137">
                <text:p>60.137</text:p>
              </table:table-cell>
              <table:table-cell office:value-type="float" office:value="60.144">
                <text:p>60.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72.897">
                <text:p>72.897</text:p>
              </table:table-cell>
              <table:table-cell office:value-type="float" office:value="72.904">
                <text:p>72.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86.073">
                <text:p>86.073</text:p>
              </table:table-cell>
              <table:table-cell office:value-type="float" office:value="86.08">
                <text:p>86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99.472">
                <text:p>99.472</text:p>
              </table:table-cell>
              <table:table-cell office:value-type="float" office:value="99.479">
                <text:p>99.4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12.94">
                <text:p>112.94</text:p>
              </table:table-cell>
              <table:table-cell office:value-type="float" office:value="112.95">
                <text:p>112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26.37">
                <text:p>126.37</text:p>
              </table:table-cell>
              <table:table-cell office:value-type="float" office:value="126.38">
                <text:p>126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39.67">
                <text:p>139.67</text:p>
              </table:table-cell>
              <table:table-cell office:value-type="float" office:value="139.68">
                <text:p>139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52.79">
                <text:p>152.79</text:p>
              </table:table-cell>
              <table:table-cell office:value-type="float" office:value="152.79">
                <text:p>152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65.67">
                <text:p>165.67</text:p>
              </table:table-cell>
              <table:table-cell office:value-type="float" office:value="165.68">
                <text:p>165.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78.31">
                <text:p>178.31</text:p>
              </table:table-cell>
              <table:table-cell office:value-type="float" office:value="178.32">
                <text:p>178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90.67">
                <text:p>190.67</text:p>
              </table:table-cell>
              <table:table-cell office:value-type="float" office:value="190.68">
                <text:p>190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02.76">
                <text:p>202.76</text:p>
              </table:table-cell>
              <table:table-cell office:value-type="float" office:value="202.77">
                <text:p>202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14.57">
                <text:p>214.57</text:p>
              </table:table-cell>
              <table:table-cell office:value-type="float" office:value="214.57">
                <text:p>214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26.1">
                <text:p>226.1</text:p>
              </table:table-cell>
              <table:table-cell office:value-type="float" office:value="226.1">
                <text:p>226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37.36">
                <text:p>237.36</text:p>
              </table:table-cell>
              <table:table-cell office:value-type="float" office:value="237.37">
                <text:p>237.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48.36">
                <text:p>248.36</text:p>
              </table:table-cell>
              <table:table-cell office:value-type="float" office:value="248.36">
                <text:p>248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259.1">
                <text:p>259.1</text:p>
              </table:table-cell>
              <table:table-cell office:value-type="float" office:value="259.11">
                <text:p>259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269.61">
                <text:p>269.61</text:p>
              </table:table-cell>
              <table:table-cell office:value-type="float" office:value="269.61">
                <text:p>269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279.88">
                <text:p>279.88</text:p>
              </table:table-cell>
              <table:table-cell office:value-type="float" office:value="279.89">
                <text:p>279.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289.93">
                <text:p>289.93</text:p>
              </table:table-cell>
              <table:table-cell office:value-type="float" office:value="289.94">
                <text:p>289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299.77">
                <text:p>299.77</text:p>
              </table:table-cell>
              <table:table-cell office:value-type="float" office:value="299.78">
                <text:p>299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309.41">
                <text:p>309.41</text:p>
              </table:table-cell>
              <table:table-cell office:value-type="float" office:value="309.42">
                <text:p>309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318.87">
                <text:p>318.87</text:p>
              </table:table-cell>
              <table:table-cell office:value-type="float" office:value="318.87">
                <text:p>318.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328.14">
                <text:p>328.14</text:p>
              </table:table-cell>
              <table:table-cell office:value-type="float" office:value="328.14">
                <text:p>328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337.24">
                <text:p>337.24</text:p>
              </table:table-cell>
              <table:table-cell office:value-type="float" office:value="337.25">
                <text:p>337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346.18">
                <text:p>346.18</text:p>
              </table:table-cell>
              <table:table-cell office:value-type="float" office:value="346.19">
                <text:p>346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354.97">
                <text:p>354.97</text:p>
              </table:table-cell>
              <table:table-cell office:value-type="float" office:value="354.97">
                <text:p>354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363.61">
                <text:p>363.61</text:p>
              </table:table-cell>
              <table:table-cell office:value-type="float" office:value="363.61">
                <text:p>363.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372.11">
                <text:p>372.11</text:p>
              </table:table-cell>
              <table:table-cell office:value-type="float" office:value="372.12">
                <text:p>372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380.49">
                <text:p>380.49</text:p>
              </table:table-cell>
              <table:table-cell office:value-type="float" office:value="380.49">
                <text:p>380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388.73">
                <text:p>388.73</text:p>
              </table:table-cell>
              <table:table-cell office:value-type="float" office:value="388.74">
                <text:p>388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396.86">
                <text:p>396.86</text:p>
              </table:table-cell>
              <table:table-cell office:value-type="float" office:value="396.86">
                <text:p>396.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04.87">
                <text:p>404.87</text:p>
              </table:table-cell>
              <table:table-cell office:value-type="float" office:value="404.88">
                <text:p>404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12.78">
                <text:p>412.78</text:p>
              </table:table-cell>
              <table:table-cell office:value-type="float" office:value="412.78">
                <text:p>412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20.58">
                <text:p>420.58</text:p>
              </table:table-cell>
              <table:table-cell office:value-type="float" office:value="420.58">
                <text:p>420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28.28">
                <text:p>428.28</text:p>
              </table:table-cell>
              <table:table-cell office:value-type="float" office:value="428.28">
                <text:p>428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35.88">
                <text:p>435.88</text:p>
              </table:table-cell>
              <table:table-cell office:value-type="float" office:value="435.89">
                <text:p>435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43.4">
                <text:p>443.4</text:p>
              </table:table-cell>
              <table:table-cell office:value-type="float" office:value="443.4">
                <text:p>44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50.82">
                <text:p>450.82</text:p>
              </table:table-cell>
              <table:table-cell office:value-type="float" office:value="450.82">
                <text:p>450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58.16">
                <text:p>458.16</text:p>
              </table:table-cell>
              <table:table-cell office:value-type="float" office:value="458.16">
                <text:p>458.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465.41">
                <text:p>465.41</text:p>
              </table:table-cell>
              <table:table-cell office:value-type="float" office:value="465.41">
                <text:p>465.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472.59">
                <text:p>472.59</text:p>
              </table:table-cell>
              <table:table-cell office:value-type="float" office:value="472.59">
                <text:p>472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479.68">
                <text:p>479.68</text:p>
              </table:table-cell>
              <table:table-cell office:value-type="float" office:value="479.69">
                <text:p>479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486.71">
                <text:p>486.71</text:p>
              </table:table-cell>
              <table:table-cell office:value-type="float" office:value="486.71">
                <text:p>486.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493.66">
                <text:p>493.66</text:p>
              </table:table-cell>
              <table:table-cell office:value-type="float" office:value="493.66">
                <text:p>493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500.53">
                <text:p>500.53</text:p>
              </table:table-cell>
              <table:table-cell office:value-type="float" office:value="500.53">
                <text:p>500.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507.34">
                <text:p>507.34</text:p>
              </table:table-cell>
              <table:table-cell office:value-type="float" office:value="507.34">
                <text:p>507.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514.08">
                <text:p>514.08</text:p>
              </table:table-cell>
              <table:table-cell office:value-type="float" office:value="514.08">
                <text:p>514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520.76">
                <text:p>520.76</text:p>
              </table:table-cell>
              <table:table-cell office:value-type="float" office:value="520.76">
                <text:p>520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527.37">
                <text:p>527.37</text:p>
              </table:table-cell>
              <table:table-cell office:value-type="float" office:value="527.37">
                <text:p>527.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533.91">
                <text:p>533.91</text:p>
              </table:table-cell>
              <table:table-cell office:value-type="float" office:value="533.92">
                <text:p>533.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540.4">
                <text:p>540.4</text:p>
              </table:table-cell>
              <table:table-cell office:value-type="float" office:value="540.4">
                <text:p>540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546.82">
                <text:p>546.82</text:p>
              </table:table-cell>
              <table:table-cell office:value-type="float" office:value="546.82">
                <text:p>546.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553.19">
                <text:p>553.19</text:p>
              </table:table-cell>
              <table:table-cell office:value-type="float" office:value="553.19">
                <text:p>553.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559.49">
                <text:p>559.49</text:p>
              </table:table-cell>
              <table:table-cell office:value-type="float" office:value="559.49">
                <text:p>559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565.74">
                <text:p>565.74</text:p>
              </table:table-cell>
              <table:table-cell office:value-type="float" office:value="565.74">
                <text:p>565.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571.93">
                <text:p>571.93</text:p>
              </table:table-cell>
              <table:table-cell office:value-type="float" office:value="571.93">
                <text:p>571.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578.07">
                <text:p>578.07</text:p>
              </table:table-cell>
              <table:table-cell office:value-type="float" office:value="578.07">
                <text:p>578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584.15">
                <text:p>584.15</text:p>
              </table:table-cell>
              <table:table-cell office:value-type="float" office:value="584.15">
                <text:p>584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590.17">
                <text:p>590.17</text:p>
              </table:table-cell>
              <table:table-cell office:value-type="float" office:value="590.17">
                <text:p>590.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596.15">
                <text:p>596.15</text:p>
              </table:table-cell>
              <table:table-cell office:value-type="float" office:value="596.14">
                <text:p>596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02.06">
                <text:p>602.06</text:p>
              </table:table-cell>
              <table:table-cell office:value-type="float" office:value="602.06">
                <text:p>602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07.93">
                <text:p>607.93</text:p>
              </table:table-cell>
              <table:table-cell office:value-type="float" office:value="607.93">
                <text:p>607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13.75">
                <text:p>613.75</text:p>
              </table:table-cell>
              <table:table-cell office:value-type="float" office:value="613.74">
                <text:p>613.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19.51">
                <text:p>619.51</text:p>
              </table:table-cell>
              <table:table-cell office:value-type="float" office:value="619.51">
                <text:p>619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25.22">
                <text:p>625.22</text:p>
              </table:table-cell>
              <table:table-cell office:value-type="float" office:value="625.22">
                <text:p>625.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30.89">
                <text:p>630.89</text:p>
              </table:table-cell>
              <table:table-cell office:value-type="float" office:value="630.88">
                <text:p>630.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36.5">
                <text:p>636.5</text:p>
              </table:table-cell>
              <table:table-cell office:value-type="float" office:value="636.5">
                <text:p>636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42.06">
                <text:p>642.06</text:p>
              </table:table-cell>
              <table:table-cell office:value-type="float" office:value="642.06">
                <text:p>642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47.58">
                <text:p>647.58</text:p>
              </table:table-cell>
              <table:table-cell office:value-type="float" office:value="647.58">
                <text:p>647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53.05">
                <text:p>653.05</text:p>
              </table:table-cell>
              <table:table-cell office:value-type="float" office:value="653.04">
                <text:p>653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58.47">
                <text:p>658.47</text:p>
              </table:table-cell>
              <table:table-cell office:value-type="float" office:value="658.46">
                <text:p>658.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63.84">
                <text:p>663.84</text:p>
              </table:table-cell>
              <table:table-cell office:value-type="float" office:value="663.83">
                <text:p>663.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69.16">
                <text:p>669.16</text:p>
              </table:table-cell>
              <table:table-cell office:value-type="float" office:value="669.16">
                <text:p>669.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74.44">
                <text:p>674.44</text:p>
              </table:table-cell>
              <table:table-cell office:value-type="float" office:value="674.44">
                <text:p>674.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79.68">
                <text:p>679.68</text:p>
              </table:table-cell>
              <table:table-cell office:value-type="float" office:value="679.67">
                <text:p>679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84.87">
                <text:p>684.87</text:p>
              </table:table-cell>
              <table:table-cell office:value-type="float" office:value="684.86">
                <text:p>684.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90.01">
                <text:p>690.0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95.11">
                <text:p>695.11</text:p>
              </table:table-cell>
              <table:table-cell office:value-type="float" office:value="695.1">
                <text:p>695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00.16">
                <text:p>700.16</text:p>
              </table:table-cell>
              <table:table-cell office:value-type="float" office:value="700.15">
                <text:p>700.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05.17">
                <text:p>705.17</text:p>
              </table:table-cell>
              <table:table-cell office:value-type="float" office:value="705.16">
                <text:p>705.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10.13">
                <text:p>710.13</text:p>
              </table:table-cell>
              <table:table-cell office:value-type="float" office:value="710.13">
                <text:p>710.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15.06">
                <text:p>715.06</text:p>
              </table:table-cell>
              <table:table-cell office:value-type="float" office:value="715.05">
                <text:p>715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19.94">
                <text:p>719.94</text:p>
              </table:table-cell>
              <table:table-cell office:value-type="float" office:value="719.93">
                <text:p>719.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24.77">
                <text:p>724.77</text:p>
              </table:table-cell>
              <table:table-cell office:value-type="float" office:value="724.77">
                <text:p>724.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29.57">
                <text:p>729.57</text:p>
              </table:table-cell>
              <table:table-cell office:value-type="float" office:value="729.56">
                <text:p>729.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34.32">
                <text:p>734.32</text:p>
              </table:table-cell>
              <table:table-cell office:value-type="float" office:value="734.31">
                <text:p>734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39.03">
                <text:p>739.03</text:p>
              </table:table-cell>
              <table:table-cell office:value-type="float" office:value="739.02">
                <text:p>739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43.7">
                <text:p>743.7</text:p>
              </table:table-cell>
              <table:table-cell office:value-type="float" office:value="743.69">
                <text:p>743.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48.33">
                <text:p>748.33</text:p>
              </table:table-cell>
              <table:table-cell office:value-type="float" office:value="748.32">
                <text:p>748.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52.92">
                <text:p>752.92</text:p>
              </table:table-cell>
              <table:table-cell office:value-type="float" office:value="752.91">
                <text:p>752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57.47">
                <text:p>757.47</text:p>
              </table:table-cell>
              <table:table-cell office:value-type="float" office:value="757.46">
                <text:p>757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761.98">
                <text:p>761.98</text:p>
              </table:table-cell>
              <table:table-cell office:value-type="float" office:value="761.97">
                <text:p>761.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766.44">
                <text:p>766.44</text:p>
              </table:table-cell>
              <table:table-cell office:value-type="float" office:value="766.43">
                <text:p>766.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770.87">
                <text:p>770.87</text:p>
              </table:table-cell>
              <table:table-cell office:value-type="float" office:value="770.86">
                <text:p>770.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775.26">
                <text:p>775.26</text:p>
              </table:table-cell>
              <table:table-cell office:value-type="float" office:value="775.25">
                <text:p>775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779.62">
                <text:p>779.62</text:p>
              </table:table-cell>
              <table:table-cell office:value-type="float" office:value="779.61">
                <text:p>779.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783.93">
                <text:p>783.93</text:p>
              </table:table-cell>
              <table:table-cell office:value-type="float" office:value="783.92">
                <text:p>783.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788.21">
                <text:p>788.21</text:p>
              </table:table-cell>
              <table:table-cell office:value-type="float" office:value="788.19">
                <text:p>788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792.44">
                <text:p>792.44</text:p>
              </table:table-cell>
              <table:table-cell office:value-type="float" office:value="792.43">
                <text:p>792.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796.64">
                <text:p>796.64</text:p>
              </table:table-cell>
              <table:table-cell office:value-type="float" office:value="796.63">
                <text:p>796.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800.81">
                <text:p>800.81</text:p>
              </table:table-cell>
              <table:table-cell office:value-type="float" office:value="800.8">
                <text:p>800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804.93">
                <text:p>804.93</text:p>
              </table:table-cell>
              <table:table-cell office:value-type="float" office:value="804.92">
                <text:p>804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09.02">
                <text:p>809.02</text:p>
              </table:table-cell>
              <table:table-cell office:value-type="float" office:value="809.01">
                <text:p>809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13.08">
                <text:p>813.08</text:p>
              </table:table-cell>
              <table:table-cell office:value-type="float" office:value="813.07">
                <text:p>813.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17.1">
                <text:p>817.1</text:p>
              </table:table-cell>
              <table:table-cell office:value-type="float" office:value="817.08">
                <text:p>817.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21.08">
                <text:p>821.08</text:p>
              </table:table-cell>
              <table:table-cell office:value-type="float" office:value="821.07">
                <text:p>821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25.03">
                <text:p>825.03</text:p>
              </table:table-cell>
              <table:table-cell office:value-type="float" office:value="825.01">
                <text:p>825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28.94">
                <text:p>828.94</text:p>
              </table:table-cell>
              <table:table-cell office:value-type="float" office:value="828.93">
                <text:p>828.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32.82">
                <text:p>832.82</text:p>
              </table:table-cell>
              <table:table-cell office:value-type="float" office:value="832.81">
                <text:p>832.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836.66">
                <text:p>836.66</text:p>
              </table:table-cell>
              <table:table-cell office:value-type="float" office:value="836.65">
                <text:p>836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840.47">
                <text:p>840.47</text:p>
              </table:table-cell>
              <table:table-cell office:value-type="float" office:value="840.46">
                <text:p>840.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844.25">
                <text:p>844.25</text:p>
              </table:table-cell>
              <table:table-cell office:value-type="float" office:value="844.23">
                <text:p>844.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847.99">
                <text:p>847.99</text:p>
              </table:table-cell>
              <table:table-cell office:value-type="float" office:value="847.98">
                <text:p>847.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851.7">
                <text:p>851.7</text:p>
              </table:table-cell>
              <table:table-cell office:value-type="float" office:value="851.69">
                <text:p>851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855.38">
                <text:p>855.38</text:p>
              </table:table-cell>
              <table:table-cell office:value-type="float" office:value="855.36">
                <text:p>855.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859.02">
                <text:p>859.02</text:p>
              </table:table-cell>
              <table:table-cell office:value-type="float" office:value="859.01">
                <text:p>859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862.63">
                <text:p>862.63</text:p>
              </table:table-cell>
              <table:table-cell office:value-type="float" office:value="862.62">
                <text:p>862.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866.21">
                <text:p>866.21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869.76">
                <text:p>869.76</text:p>
              </table:table-cell>
              <table:table-cell office:value-type="float" office:value="869.74">
                <text:p>869.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873.28">
                <text:p>873.28</text:p>
              </table:table-cell>
              <table:table-cell office:value-type="float" office:value="873.26">
                <text:p>873.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876.76">
                <text:p>876.76</text:p>
              </table:table-cell>
              <table:table-cell office:value-type="float" office:value="876.75">
                <text:p>876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880.22">
                <text:p>880.22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883.64">
                <text:p>883.64</text:p>
              </table:table-cell>
              <table:table-cell office:value-type="float" office:value="883.62">
                <text:p>883.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887.03">
                <text:p>887.03</text:p>
              </table:table-cell>
              <table:table-cell office:value-type="float" office:value="887.01">
                <text:p>887.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890.4">
                <text:p>890.4</text:p>
              </table:table-cell>
              <table:table-cell office:value-type="float" office:value="890.38">
                <text:p>890.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893.73">
                <text:p>893.73</text:p>
              </table:table-cell>
              <table:table-cell office:value-type="float" office:value="893.71">
                <text:p>893.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897.03">
                <text:p>897.03</text:p>
              </table:table-cell>
              <table:table-cell office:value-type="float" office:value="897.01">
                <text:p>897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900.31">
                <text:p>900.31</text:p>
              </table:table-cell>
              <table:table-cell office:value-type="float" office:value="900.29">
                <text:p>900.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903.55">
                <text:p>903.55</text:p>
              </table:table-cell>
              <table:table-cell office:value-type="float" office:value="903.53">
                <text:p>903.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906.77">
                <text:p>906.77</text:p>
              </table:table-cell>
              <table:table-cell office:value-type="float" office:value="906.75">
                <text:p>906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909.96">
                <text:p>909.96</text:p>
              </table:table-cell>
              <table:table-cell office:value-type="float" office:value="909.93">
                <text:p>909.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913.11">
                <text:p>913.11</text:p>
              </table:table-cell>
              <table:table-cell office:value-type="float" office:value="913.09">
                <text:p>913.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916.25">
                <text:p>916.25</text:p>
              </table:table-cell>
              <table:table-cell office:value-type="float" office:value="916.22">
                <text:p>916.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919.35">
                <text:p>919.35</text:p>
              </table:table-cell>
              <table:table-cell office:value-type="float" office:value="919.33">
                <text:p>919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922.42">
                <text:p>922.42</text:p>
              </table:table-cell>
              <table:table-cell office:value-type="float" office:value="922.4">
                <text:p>922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925.47">
                <text:p>925.47</text:p>
              </table:table-cell>
              <table:table-cell office:value-type="float" office:value="925.45">
                <text:p>925.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28.49">
                <text:p>928.49</text:p>
              </table:table-cell>
              <table:table-cell office:value-type="float" office:value="928.47">
                <text:p>928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31.49">
                <text:p>931.49</text:p>
              </table:table-cell>
              <table:table-cell office:value-type="float" office:value="931.46">
                <text:p>931.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34.45">
                <text:p>934.45</text:p>
              </table:table-cell>
              <table:table-cell office:value-type="float" office:value="934.43">
                <text:p>934.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37.39">
                <text:p>937.39</text:p>
              </table:table-cell>
              <table:table-cell office:value-type="float" office:value="937.37">
                <text:p>937.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40.31">
                <text:p>940.31</text:p>
              </table:table-cell>
              <table:table-cell office:value-type="float" office:value="940.29">
                <text:p>940.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43.2">
                <text:p>943.2</text:p>
              </table:table-cell>
              <table:table-cell office:value-type="float" office:value="943.17">
                <text:p>943.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46.06">
                <text:p>946.06</text:p>
              </table:table-cell>
              <table:table-cell office:value-type="float" office:value="946.04">
                <text:p>946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48.9">
                <text:p>948.9</text:p>
              </table:table-cell>
              <table:table-cell office:value-type="float" office:value="948.87">
                <text:p>948.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51.71">
                <text:p>951.71</text:p>
              </table:table-cell>
              <table:table-cell office:value-type="float" office:value="951.69">
                <text:p>951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54.5">
                <text:p>954.5</text:p>
              </table:table-cell>
              <table:table-cell office:value-type="float" office:value="954.47">
                <text:p>954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57.26">
                <text:p>957.26</text:p>
              </table:table-cell>
              <table:table-cell office:value-type="float" office:value="957.24">
                <text:p>957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60">
                <text:p>960</text:p>
              </table:table-cell>
              <table:table-cell office:value-type="float" office:value="959.97">
                <text:p>959.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62.71">
                <text:p>962.71</text:p>
              </table:table-cell>
              <table:table-cell office:value-type="float" office:value="962.69">
                <text:p>962.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65.4">
                <text:p>965.4</text:p>
              </table:table-cell>
              <table:table-cell office:value-type="float" office:value="965.38">
                <text:p>965.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68.07">
                <text:p>968.07</text:p>
              </table:table-cell>
              <table:table-cell office:value-type="float" office:value="968.04">
                <text:p>968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70.71">
                <text:p>970.71</text:p>
              </table:table-cell>
              <table:table-cell office:value-type="float" office:value="970.68">
                <text:p>970.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73.33">
                <text:p>973.33</text:p>
              </table:table-cell>
              <table:table-cell office:value-type="float" office:value="973.3">
                <text:p>973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75.92">
                <text:p>975.92</text:p>
              </table:table-cell>
              <table:table-cell office:value-type="float" office:value="975.89">
                <text:p>975.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78.49">
                <text:p>978.49</text:p>
              </table:table-cell>
              <table:table-cell office:value-type="float" office:value="978.47">
                <text:p>978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981.04">
                <text:p>981.04</text:p>
              </table:table-cell>
              <table:table-cell office:value-type="float" office:value="981.01">
                <text:p>981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983.57">
                <text:p>983.57</text:p>
              </table:table-cell>
              <table:table-cell office:value-type="float" office:value="983.54">
                <text:p>983.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986.07">
                <text:p>986.07</text:p>
              </table:table-cell>
              <table:table-cell office:value-type="float" office:value="986.04">
                <text:p>986.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988.55">
                <text:p>988.55</text:p>
              </table:table-cell>
              <table:table-cell office:value-type="float" office:value="988.52">
                <text:p>988.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991.01">
                <text:p>991.01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993.45">
                <text:p>993.45</text:p>
              </table:table-cell>
              <table:table-cell office:value-type="float" office:value="993.42">
                <text:p>993.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995.86">
                <text:p>995.86</text:p>
              </table:table-cell>
              <table:table-cell office:value-type="float" office:value="995.83">
                <text:p>995.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998.26">
                <text:p>998.26</text:p>
              </table:table-cell>
              <table:table-cell office:value-type="float" office:value="998.23">
                <text:p>998.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00.6">
                <text:p>1000.6</text:p>
              </table:table-cell>
              <table:table-cell office:value-type="float" office:value="1000.6">
                <text:p>1000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03">
                <text:p>100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05.3">
                <text:p>1005.3</text:p>
              </table:table-cell>
              <table:table-cell office:value-type="float" office:value="1005.3">
                <text:p>1005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07.6">
                <text:p>1007.6</text:p>
              </table:table-cell>
              <table:table-cell office:value-type="float" office:value="1007.6">
                <text:p>1007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09.9">
                <text:p>1009.9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12.2">
                <text:p>1012.2</text:p>
              </table:table-cell>
              <table:table-cell office:value-type="float" office:value="1012.1">
                <text:p>1012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14.4">
                <text:p>1014.4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16.7">
                <text:p>1016.7</text:p>
              </table:table-cell>
              <table:table-cell office:value-type="float" office:value="1016.6">
                <text:p>1016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18.9">
                <text:p>1018.9</text:p>
              </table:table-cell>
              <table:table-cell office:value-type="float" office:value="1018.8">
                <text:p>1018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21.1">
                <text:p>1021.1</text:p>
              </table:table-cell>
              <table:table-cell office:value-type="float" office:value="1021">
                <text:p>1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I1:'3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I2:'30 percent'.I202" chart:label-cell-address="'30 percent'.I1:'3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I1:'3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I2:'3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5.1">
                <text:p>1395.1</text:p>
              </table:table-cell>
              <table:table-cell office:value-type="float" office:value="1395.1">
                <text:p>139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5.9">
                <text:p>1395.9</text:p>
              </table:table-cell>
              <table:table-cell office:value-type="float" office:value="1395.9">
                <text:p>139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6.4">
                <text:p>1396.4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6.7">
                <text:p>1396.7</text:p>
              </table:table-cell>
              <table:table-cell office:value-type="float" office:value="1396.7">
                <text:p>139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7">
                <text:p>13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7.2">
                <text:p>1397.2</text:p>
              </table:table-cell>
              <table:table-cell office:value-type="float" office:value="1397.2">
                <text:p>139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7.3">
                <text:p>1397.3</text:p>
              </table:table-cell>
              <table:table-cell office:value-type="float" office:value="1397.3">
                <text:p>139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7.4">
                <text:p>1397.4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7.5">
                <text:p>1397.5</text:p>
              </table:table-cell>
              <table:table-cell office:value-type="float" office:value="1397.5">
                <text:p>139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7.5">
                <text:p>1397.5</text:p>
              </table:table-cell>
              <table:table-cell office:value-type="float" office:value="1397.5">
                <text:p>139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7.4">
                <text:p>1397.4</text:p>
              </table:table-cell>
              <table:table-cell office:value-type="float" office:value="1397.4">
                <text:p>139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6.7">
                <text:p>1396.7</text:p>
              </table:table-cell>
              <table:table-cell office:value-type="float" office:value="1396.7">
                <text:p>139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4.4">
                <text:p>1394.4</text:p>
              </table:table-cell>
              <table:table-cell office:value-type="float" office:value="1394.4">
                <text:p>139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87.7">
                <text:p>1387.7</text:p>
              </table:table-cell>
              <table:table-cell office:value-type="float" office:value="1387.7">
                <text:p>13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71.6">
                <text:p>1371.6</text:p>
              </table:table-cell>
              <table:table-cell office:value-type="float" office:value="1371.5">
                <text:p>137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41.8">
                <text:p>1341.8</text:p>
              </table:table-cell>
              <table:table-cell office:value-type="float" office:value="1341.8">
                <text:p>134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299.9">
                <text:p>1299.9</text:p>
              </table:table-cell>
              <table:table-cell office:value-type="float" office:value="1299.9">
                <text:p>1299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250.9">
                <text:p>1250.9</text:p>
              </table:table-cell>
              <table:table-cell office:value-type="float" office:value="1250.9">
                <text:p>125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199.3">
                <text:p>1199.3</text:p>
              </table:table-cell>
              <table:table-cell office:value-type="float" office:value="1199.3">
                <text:p>119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148.8">
                <text:p>1148.8</text:p>
              </table:table-cell>
              <table:table-cell office:value-type="float" office:value="1148.8">
                <text:p>114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101.7">
                <text:p>1101.7</text:p>
              </table:table-cell>
              <table:table-cell office:value-type="float" office:value="1101.7">
                <text:p>110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058.7">
                <text:p>1058.7</text:p>
              </table:table-cell>
              <table:table-cell office:value-type="float" office:value="1058.6">
                <text:p>1058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019.7">
                <text:p>1019.7</text:p>
              </table:table-cell>
              <table:table-cell office:value-type="float" office:value="1019.6">
                <text:p>101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984.44">
                <text:p>984.44</text:p>
              </table:table-cell>
              <table:table-cell office:value-type="float" office:value="984.43">
                <text:p>984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952.57">
                <text:p>952.57</text:p>
              </table:table-cell>
              <table:table-cell office:value-type="float" office:value="952.55">
                <text:p>952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923.61">
                <text:p>923.61</text:p>
              </table:table-cell>
              <table:table-cell office:value-type="float" office:value="923.6">
                <text:p>92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897.17">
                <text:p>897.17</text:p>
              </table:table-cell>
              <table:table-cell office:value-type="float" office:value="897.15">
                <text:p>897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872.89">
                <text:p>872.89</text:p>
              </table:table-cell>
              <table:table-cell office:value-type="float" office:value="872.88">
                <text:p>872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850.49">
                <text:p>850.49</text:p>
              </table:table-cell>
              <table:table-cell office:value-type="float" office:value="850.48">
                <text:p>850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829.72">
                <text:p>829.72</text:p>
              </table:table-cell>
              <table:table-cell office:value-type="float" office:value="829.7">
                <text:p>82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810.36">
                <text:p>810.36</text:p>
              </table:table-cell>
              <table:table-cell office:value-type="float" office:value="810.35">
                <text:p>810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792.24">
                <text:p>792.24</text:p>
              </table:table-cell>
              <table:table-cell office:value-type="float" office:value="792.23">
                <text:p>792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775.21">
                <text:p>775.21</text:p>
              </table:table-cell>
              <table:table-cell office:value-type="float" office:value="775.2">
                <text:p>775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759.15">
                <text:p>759.15</text:p>
              </table:table-cell>
              <table:table-cell office:value-type="float" office:value="759.14">
                <text:p>759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743.94">
                <text:p>743.94</text:p>
              </table:table-cell>
              <table:table-cell office:value-type="float" office:value="743.93">
                <text:p>743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729.5">
                <text:p>729.5</text:p>
              </table:table-cell>
              <table:table-cell office:value-type="float" office:value="729.49">
                <text:p>729.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715.75">
                <text:p>715.75</text:p>
              </table:table-cell>
              <table:table-cell office:value-type="float" office:value="715.74">
                <text:p>715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702.61">
                <text:p>702.61</text:p>
              </table:table-cell>
              <table:table-cell office:value-type="float" office:value="702.6">
                <text:p>70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690.02">
                <text:p>690.02</text:p>
              </table:table-cell>
              <table:table-cell office:value-type="float" office:value="690.02">
                <text:p>69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677.94">
                <text:p>677.94</text:p>
              </table:table-cell>
              <table:table-cell office:value-type="float" office:value="677.94">
                <text:p>677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66.32">
                <text:p>666.32</text:p>
              </table:table-cell>
              <table:table-cell office:value-type="float" office:value="666.31">
                <text:p>666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655.11">
                <text:p>655.11</text:p>
              </table:table-cell>
              <table:table-cell office:value-type="float" office:value="655.1">
                <text:p>655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644.28">
                <text:p>644.28</text:p>
              </table:table-cell>
              <table:table-cell office:value-type="float" office:value="644.27">
                <text:p>644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633.8">
                <text:p>633.8</text:p>
              </table:table-cell>
              <table:table-cell office:value-type="float" office:value="633.79">
                <text:p>633.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623.64">
                <text:p>623.64</text:p>
              </table:table-cell>
              <table:table-cell office:value-type="float" office:value="623.64">
                <text:p>623.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613.78">
                <text:p>613.78</text:p>
              </table:table-cell>
              <table:table-cell office:value-type="float" office:value="613.77">
                <text:p>61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604.19">
                <text:p>604.19</text:p>
              </table:table-cell>
              <table:table-cell office:value-type="float" office:value="604.19">
                <text:p>604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594.86">
                <text:p>594.86</text:p>
              </table:table-cell>
              <table:table-cell office:value-type="float" office:value="594.85">
                <text:p>594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585.76">
                <text:p>585.76</text:p>
              </table:table-cell>
              <table:table-cell office:value-type="float" office:value="585.76">
                <text:p>58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576.89">
                <text:p>576.89</text:p>
              </table:table-cell>
              <table:table-cell office:value-type="float" office:value="576.88">
                <text:p>576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568.22">
                <text:p>568.22</text:p>
              </table:table-cell>
              <table:table-cell office:value-type="float" office:value="568.22">
                <text:p>568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559.75">
                <text:p>559.75</text:p>
              </table:table-cell>
              <table:table-cell office:value-type="float" office:value="559.75">
                <text:p>559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551.47">
                <text:p>551.47</text:p>
              </table:table-cell>
              <table:table-cell office:value-type="float" office:value="551.46">
                <text:p>551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543.35">
                <text:p>543.35</text:p>
              </table:table-cell>
              <table:table-cell office:value-type="float" office:value="543.35">
                <text:p>543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535.4">
                <text:p>535.4</text:p>
              </table:table-cell>
              <table:table-cell office:value-type="float" office:value="535.4">
                <text:p>535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527.61">
                <text:p>527.61</text:p>
              </table:table-cell>
              <table:table-cell office:value-type="float" office:value="527.61">
                <text:p>527.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519.97">
                <text:p>519.97</text:p>
              </table:table-cell>
              <table:table-cell office:value-type="float" office:value="519.96">
                <text:p>519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512.47">
                <text:p>512.47</text:p>
              </table:table-cell>
              <table:table-cell office:value-type="float" office:value="512.46">
                <text:p>512.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505.1">
                <text:p>505.1</text:p>
              </table:table-cell>
              <table:table-cell office:value-type="float" office:value="505.1">
                <text:p>505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97.87">
                <text:p>497.87</text:p>
              </table:table-cell>
              <table:table-cell office:value-type="float" office:value="497.86">
                <text:p>497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90.76">
                <text:p>490.76</text:p>
              </table:table-cell>
              <table:table-cell office:value-type="float" office:value="490.76">
                <text:p>490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83.78">
                <text:p>483.78</text:p>
              </table:table-cell>
              <table:table-cell office:value-type="float" office:value="483.77">
                <text:p>483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76.91">
                <text:p>476.91</text:p>
              </table:table-cell>
              <table:table-cell office:value-type="float" office:value="476.9">
                <text:p>47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70.15">
                <text:p>470.15</text:p>
              </table:table-cell>
              <table:table-cell office:value-type="float" office:value="470.15">
                <text:p>47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63.51">
                <text:p>463.51</text:p>
              </table:table-cell>
              <table:table-cell office:value-type="float" office:value="463.5">
                <text:p>463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56.97">
                <text:p>456.97</text:p>
              </table:table-cell>
              <table:table-cell office:value-type="float" office:value="456.96">
                <text:p>456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450.53">
                <text:p>450.53</text:p>
              </table:table-cell>
              <table:table-cell office:value-type="float" office:value="450.53">
                <text:p>450.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444.2">
                <text:p>444.2</text:p>
              </table:table-cell>
              <table:table-cell office:value-type="float" office:value="444.2">
                <text:p>444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437.96">
                <text:p>437.96</text:p>
              </table:table-cell>
              <table:table-cell office:value-type="float" office:value="437.96">
                <text:p>437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431.82">
                <text:p>431.82</text:p>
              </table:table-cell>
              <table:table-cell office:value-type="float" office:value="431.82">
                <text:p>431.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425.78">
                <text:p>425.78</text:p>
              </table:table-cell>
              <table:table-cell office:value-type="float" office:value="425.78">
                <text:p>425.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419.83">
                <text:p>419.83</text:p>
              </table:table-cell>
              <table:table-cell office:value-type="float" office:value="419.82">
                <text:p>419.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413.96">
                <text:p>413.96</text:p>
              </table:table-cell>
              <table:table-cell office:value-type="float" office:value="413.96">
                <text:p>413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408.19">
                <text:p>408.19</text:p>
              </table:table-cell>
              <table:table-cell office:value-type="float" office:value="408.18">
                <text:p>408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402.5">
                <text:p>402.5</text:p>
              </table:table-cell>
              <table:table-cell office:value-type="float" office:value="402.49">
                <text:p>402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96.89">
                <text:p>396.89</text:p>
              </table:table-cell>
              <table:table-cell office:value-type="float" office:value="396.89">
                <text:p>396.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91.37">
                <text:p>391.37</text:p>
              </table:table-cell>
              <table:table-cell office:value-type="float" office:value="391.37">
                <text:p>391.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85.93">
                <text:p>385.93</text:p>
              </table:table-cell>
              <table:table-cell office:value-type="float" office:value="385.93">
                <text:p>385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80.57">
                <text:p>380.57</text:p>
              </table:table-cell>
              <table:table-cell office:value-type="float" office:value="380.57">
                <text:p>380.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75.29">
                <text:p>375.29</text:p>
              </table:table-cell>
              <table:table-cell office:value-type="float" office:value="375.29">
                <text:p>375.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70.09">
                <text:p>370.09</text:p>
              </table:table-cell>
              <table:table-cell office:value-type="float" office:value="370.08">
                <text:p>370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364.96">
                <text:p>364.96</text:p>
              </table:table-cell>
              <table:table-cell office:value-type="float" office:value="364.96">
                <text:p>364.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359.91">
                <text:p>359.91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354.93">
                <text:p>354.93</text:p>
              </table:table-cell>
              <table:table-cell office:value-type="float" office:value="354.93">
                <text:p>354.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350.02">
                <text:p>350.02</text:p>
              </table:table-cell>
              <table:table-cell office:value-type="float" office:value="350.02">
                <text:p>35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345.19">
                <text:p>345.19</text:p>
              </table:table-cell>
              <table:table-cell office:value-type="float" office:value="345.18">
                <text:p>345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340.42">
                <text:p>340.42</text:p>
              </table:table-cell>
              <table:table-cell office:value-type="float" office:value="340.42">
                <text:p>340.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335.73">
                <text:p>335.73</text:p>
              </table:table-cell>
              <table:table-cell office:value-type="float" office:value="335.73">
                <text:p>335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331.1">
                <text:p>331.1</text:p>
              </table:table-cell>
              <table:table-cell office:value-type="float" office:value="331.1">
                <text:p>331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326.54">
                <text:p>326.54</text:p>
              </table:table-cell>
              <table:table-cell office:value-type="float" office:value="326.54">
                <text:p>326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322.05">
                <text:p>322.05</text:p>
              </table:table-cell>
              <table:table-cell office:value-type="float" office:value="322.05">
                <text:p>322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317.62">
                <text:p>317.62</text:p>
              </table:table-cell>
              <table:table-cell office:value-type="float" office:value="317.62">
                <text:p>317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313.26">
                <text:p>313.26</text:p>
              </table:table-cell>
              <table:table-cell office:value-type="float" office:value="313.25">
                <text:p>313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308.95">
                <text:p>308.95</text:p>
              </table:table-cell>
              <table:table-cell office:value-type="float" office:value="308.95">
                <text:p>308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304.72">
                <text:p>304.72</text:p>
              </table:table-cell>
              <table:table-cell office:value-type="float" office:value="304.71">
                <text:p>304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300.54">
                <text:p>300.54</text:p>
              </table:table-cell>
              <table:table-cell office:value-type="float" office:value="300.54">
                <text:p>300.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96.42">
                <text:p>296.42</text:p>
              </table:table-cell>
              <table:table-cell office:value-type="float" office:value="296.42">
                <text:p>296.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92.36">
                <text:p>292.36</text:p>
              </table:table-cell>
              <table:table-cell office:value-type="float" office:value="292.36">
                <text:p>292.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88.37">
                <text:p>288.37</text:p>
              </table:table-cell>
              <table:table-cell office:value-type="float" office:value="288.36">
                <text:p>288.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84.43">
                <text:p>284.43</text:p>
              </table:table-cell>
              <table:table-cell office:value-type="float" office:value="284.42">
                <text:p>284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80.54">
                <text:p>280.54</text:p>
              </table:table-cell>
              <table:table-cell office:value-type="float" office:value="280.54">
                <text:p>280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76.71">
                <text:p>276.71</text:p>
              </table:table-cell>
              <table:table-cell office:value-type="float" office:value="276.71">
                <text:p>276.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72.94">
                <text:p>272.94</text:p>
              </table:table-cell>
              <table:table-cell office:value-type="float" office:value="272.94">
                <text:p>272.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69.23">
                <text:p>269.23</text:p>
              </table:table-cell>
              <table:table-cell office:value-type="float" office:value="269.22">
                <text:p>269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65.56">
                <text:p>265.56</text:p>
              </table:table-cell>
              <table:table-cell office:value-type="float" office:value="265.56">
                <text:p>265.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61.95">
                <text:p>261.9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58.39">
                <text:p>258.39</text:p>
              </table:table-cell>
              <table:table-cell office:value-type="float" office:value="258.39">
                <text:p>258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54.89">
                <text:p>254.89</text:p>
              </table:table-cell>
              <table:table-cell office:value-type="float" office:value="254.88">
                <text:p>254.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51.43">
                <text:p>251.43</text:p>
              </table:table-cell>
              <table:table-cell office:value-type="float" office:value="251.43">
                <text:p>251.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48.02">
                <text:p>248.02</text:p>
              </table:table-cell>
              <table:table-cell office:value-type="float" office:value="248.02">
                <text:p>248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44.67">
                <text:p>244.67</text:p>
              </table:table-cell>
              <table:table-cell office:value-type="float" office:value="244.66">
                <text:p>244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41.36">
                <text:p>241.36</text:p>
              </table:table-cell>
              <table:table-cell office:value-type="float" office:value="241.35">
                <text:p>241.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38.1">
                <text:p>238.1</text:p>
              </table:table-cell>
              <table:table-cell office:value-type="float" office:value="238.09">
                <text:p>238.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34.88">
                <text:p>234.88</text:p>
              </table:table-cell>
              <table:table-cell office:value-type="float" office:value="234.88">
                <text:p>234.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31.71">
                <text:p>231.71</text:p>
              </table:table-cell>
              <table:table-cell office:value-type="float" office:value="231.71">
                <text:p>231.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28.59">
                <text:p>228.59</text:p>
              </table:table-cell>
              <table:table-cell office:value-type="float" office:value="228.59">
                <text:p>228.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25.52">
                <text:p>225.52</text:p>
              </table:table-cell>
              <table:table-cell office:value-type="float" office:value="225.51">
                <text:p>225.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22.48">
                <text:p>222.48</text:p>
              </table:table-cell>
              <table:table-cell office:value-type="float" office:value="222.48">
                <text:p>222.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19.49">
                <text:p>219.49</text:p>
              </table:table-cell>
              <table:table-cell office:value-type="float" office:value="219.49">
                <text:p>219.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16.55">
                <text:p>216.55</text:p>
              </table:table-cell>
              <table:table-cell office:value-type="float" office:value="216.55">
                <text:p>216.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213.64">
                <text:p>213.64</text:p>
              </table:table-cell>
              <table:table-cell office:value-type="float" office:value="213.64">
                <text:p>213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210.78">
                <text:p>210.78</text:p>
              </table:table-cell>
              <table:table-cell office:value-type="float" office:value="210.78">
                <text:p>210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207.96">
                <text:p>207.96</text:p>
              </table:table-cell>
              <table:table-cell office:value-type="float" office:value="207.96">
                <text:p>207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205.18">
                <text:p>205.18</text:p>
              </table:table-cell>
              <table:table-cell office:value-type="float" office:value="205.18">
                <text:p>205.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202.44">
                <text:p>202.44</text:p>
              </table:table-cell>
              <table:table-cell office:value-type="float" office:value="202.44">
                <text:p>202.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99.74">
                <text:p>199.74</text:p>
              </table:table-cell>
              <table:table-cell office:value-type="float" office:value="199.74">
                <text:p>199.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97.08">
                <text:p>197.08</text:p>
              </table:table-cell>
              <table:table-cell office:value-type="float" office:value="197.08">
                <text:p>197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94.46">
                <text:p>194.46</text:p>
              </table:table-cell>
              <table:table-cell office:value-type="float" office:value="194.45">
                <text:p>194.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91.87">
                <text:p>191.87</text:p>
              </table:table-cell>
              <table:table-cell office:value-type="float" office:value="191.87">
                <text:p>191.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89.32">
                <text:p>189.32</text:p>
              </table:table-cell>
              <table:table-cell office:value-type="float" office:value="189.32">
                <text:p>189.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86.81">
                <text:p>186.81</text:p>
              </table:table-cell>
              <table:table-cell office:value-type="float" office:value="186.81">
                <text:p>186.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84.33">
                <text:p>184.33</text:p>
              </table:table-cell>
              <table:table-cell office:value-type="float" office:value="184.33">
                <text:p>184.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81.89">
                <text:p>181.89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79.48">
                <text:p>179.48</text:p>
              </table:table-cell>
              <table:table-cell office:value-type="float" office:value="179.48">
                <text:p>179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77.11">
                <text:p>177.11</text:p>
              </table:table-cell>
              <table:table-cell office:value-type="float" office:value="177.11">
                <text:p>177.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74.77">
                <text:p>174.77</text:p>
              </table:table-cell>
              <table:table-cell office:value-type="float" office:value="174.77">
                <text:p>174.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72.47">
                <text:p>172.47</text:p>
              </table:table-cell>
              <table:table-cell office:value-type="float" office:value="172.47">
                <text:p>172.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70.2">
                <text:p>170.2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67.96">
                <text:p>167.96</text:p>
              </table:table-cell>
              <table:table-cell office:value-type="float" office:value="167.96">
                <text:p>167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65.75">
                <text:p>165.75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63.57">
                <text:p>163.57</text:p>
              </table:table-cell>
              <table:table-cell office:value-type="float" office:value="163.57">
                <text:p>163.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61.43">
                <text:p>161.43</text:p>
              </table:table-cell>
              <table:table-cell office:value-type="float" office:value="161.43">
                <text:p>161.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59.32">
                <text:p>159.32</text:p>
              </table:table-cell>
              <table:table-cell office:value-type="float" office:value="159.31">
                <text:p>159.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57.23">
                <text:p>157.23</text:p>
              </table:table-cell>
              <table:table-cell office:value-type="float" office:value="157.23">
                <text:p>157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55.18">
                <text:p>155.18</text:p>
              </table:table-cell>
              <table:table-cell office:value-type="float" office:value="155.17">
                <text:p>155.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53.15">
                <text:p>153.15</text:p>
              </table:table-cell>
              <table:table-cell office:value-type="float" office:value="153.15">
                <text:p>153.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51.15">
                <text:p>151.15</text:p>
              </table:table-cell>
              <table:table-cell office:value-type="float" office:value="151.15">
                <text:p>151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49.18">
                <text:p>149.18</text:p>
              </table:table-cell>
              <table:table-cell office:value-type="float" office:value="149.18">
                <text:p>149.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47.24">
                <text:p>147.24</text:p>
              </table:table-cell>
              <table:table-cell office:value-type="float" office:value="147.24">
                <text:p>147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45.33">
                <text:p>145.33</text:p>
              </table:table-cell>
              <table:table-cell office:value-type="float" office:value="145.33">
                <text:p>145.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43.44">
                <text:p>143.44</text:p>
              </table:table-cell>
              <table:table-cell office:value-type="float" office:value="143.44">
                <text:p>143.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41.58">
                <text:p>141.58</text:p>
              </table:table-cell>
              <table:table-cell office:value-type="float" office:value="141.58">
                <text:p>141.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39.75">
                <text:p>139.75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37.94">
                <text:p>137.94</text:p>
              </table:table-cell>
              <table:table-cell office:value-type="float" office:value="137.94">
                <text:p>137.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36.16">
                <text:p>136.16</text:p>
              </table:table-cell>
              <table:table-cell office:value-type="float" office:value="136.16">
                <text:p>136.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34.4">
                <text:p>134.4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32.67">
                <text:p>132.67</text:p>
              </table:table-cell>
              <table:table-cell office:value-type="float" office:value="132.67">
                <text:p>132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30.96">
                <text:p>130.96</text:p>
              </table:table-cell>
              <table:table-cell office:value-type="float" office:value="130.96">
                <text:p>130.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9.28">
                <text:p>129.28</text:p>
              </table:table-cell>
              <table:table-cell office:value-type="float" office:value="129.28">
                <text:p>129.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7.62">
                <text:p>127.62</text:p>
              </table:table-cell>
              <table:table-cell office:value-type="float" office:value="127.62">
                <text:p>127.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5.98">
                <text:p>125.98</text:p>
              </table:table-cell>
              <table:table-cell office:value-type="float" office:value="125.98">
                <text:p>125.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4.37">
                <text:p>124.37</text:p>
              </table:table-cell>
              <table:table-cell office:value-type="float" office:value="124.37">
                <text:p>124.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2.78">
                <text:p>122.78</text:p>
              </table:table-cell>
              <table:table-cell office:value-type="float" office:value="122.77">
                <text:p>122.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1.21">
                <text:p>121.21</text:p>
              </table:table-cell>
              <table:table-cell office:value-type="float" office:value="121.21">
                <text:p>121.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19.66">
                <text:p>119.66</text:p>
              </table:table-cell>
              <table:table-cell office:value-type="float" office:value="119.66">
                <text:p>119.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18.13">
                <text:p>118.13</text:p>
              </table:table-cell>
              <table:table-cell office:value-type="float" office:value="118.13">
                <text:p>118.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16.63">
                <text:p>116.63</text:p>
              </table:table-cell>
              <table:table-cell office:value-type="float" office:value="116.63">
                <text:p>116.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15.15">
                <text:p>115.15</text:p>
              </table:table-cell>
              <table:table-cell office:value-type="float" office:value="115.14">
                <text:p>115.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13.68">
                <text:p>113.68</text:p>
              </table:table-cell>
              <table:table-cell office:value-type="float" office:value="113.68">
                <text:p>113.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12.24">
                <text:p>112.24</text:p>
              </table:table-cell>
              <table:table-cell office:value-type="float" office:value="112.24">
                <text:p>112.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10.82">
                <text:p>110.82</text:p>
              </table:table-cell>
              <table:table-cell office:value-type="float" office:value="110.82">
                <text:p>110.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09.42">
                <text:p>109.42</text:p>
              </table:table-cell>
              <table:table-cell office:value-type="float" office:value="109.42">
                <text:p>109.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08.03">
                <text:p>108.03</text:p>
              </table:table-cell>
              <table:table-cell office:value-type="float" office:value="108.03">
                <text:p>108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06.67">
                <text:p>106.67</text:p>
              </table:table-cell>
              <table:table-cell office:value-type="float" office:value="106.67">
                <text:p>106.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05.33">
                <text:p>105.33</text:p>
              </table:table-cell>
              <table:table-cell office:value-type="float" office:value="105.32">
                <text:p>105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02.69">
                <text:p>102.69</text:p>
              </table:table-cell>
              <table:table-cell office:value-type="float" office:value="102.69">
                <text:p>102.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01.4">
                <text:p>101.4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00.13">
                <text:p>100.13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8.876">
                <text:p>98.876</text:p>
              </table:table-cell>
              <table:table-cell office:value-type="float" office:value="98.874">
                <text:p>98.8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7.639">
                <text:p>97.639</text:p>
              </table:table-cell>
              <table:table-cell office:value-type="float" office:value="97.637">
                <text:p>97.6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6.419">
                <text:p>96.419</text:p>
              </table:table-cell>
              <table:table-cell office:value-type="float" office:value="96.417">
                <text:p>96.4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95.216">
                <text:p>95.216</text:p>
              </table:table-cell>
              <table:table-cell office:value-type="float" office:value="95.214">
                <text:p>95.2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94.029">
                <text:p>94.029</text:p>
              </table:table-cell>
              <table:table-cell office:value-type="float" office:value="94.028">
                <text:p>94.0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92.859">
                <text:p>92.859</text:p>
              </table:table-cell>
              <table:table-cell office:value-type="float" office:value="92.858">
                <text:p>92.8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91.705">
                <text:p>91.705</text:p>
              </table:table-cell>
              <table:table-cell office:value-type="float" office:value="91.704">
                <text:p>91.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90.567">
                <text:p>90.567</text:p>
              </table:table-cell>
              <table:table-cell office:value-type="float" office:value="90.565">
                <text:p>90.5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89.444">
                <text:p>89.444</text:p>
              </table:table-cell>
              <table:table-cell office:value-type="float" office:value="89.443">
                <text:p>89.4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88.337">
                <text:p>88.337</text:p>
              </table:table-cell>
              <table:table-cell office:value-type="float" office:value="88.336">
                <text:p>88.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87.245">
                <text:p>87.245</text:p>
              </table:table-cell>
              <table:table-cell office:value-type="float" office:value="87.244">
                <text:p>87.2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86.168">
                <text:p>86.168</text:p>
              </table:table-cell>
              <table:table-cell office:value-type="float" office:value="86.166">
                <text:p>86.1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85.105">
                <text:p>85.105</text:p>
              </table:table-cell>
              <table:table-cell office:value-type="float" office:value="85.104">
                <text:p>85.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84.058">
                <text:p>84.058</text:p>
              </table:table-cell>
              <table:table-cell office:value-type="float" office:value="84.056">
                <text:p>84.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83.024">
                <text:p>83.024</text:p>
              </table:table-cell>
              <table:table-cell office:value-type="float" office:value="83.023">
                <text:p>83.0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82.005">
                <text:p>82.005</text:p>
              </table:table-cell>
              <table:table-cell office:value-type="float" office:value="82.003">
                <text:p>82.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80.999">
                <text:p>80.999</text:p>
              </table:table-cell>
              <table:table-cell office:value-type="float" office:value="80.998">
                <text:p>80.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80.007">
                <text:p>80.007</text:p>
              </table:table-cell>
              <table:table-cell office:value-type="float" office:value="80.006">
                <text:p>80.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79.029">
                <text:p>79.029</text:p>
              </table:table-cell>
              <table:table-cell office:value-type="float" office:value="79.028">
                <text:p>79.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78.064">
                <text:p>78.064</text:p>
              </table:table-cell>
              <table:table-cell office:value-type="float" office:value="78.062">
                <text:p>78.0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77.112">
                <text:p>77.112</text:p>
              </table:table-cell>
              <table:table-cell office:value-type="float" office:value="77.111">
                <text:p>77.1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J1:'3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26977">
                <text:p>0.000026977</text:p>
              </table:table-cell>
              <table:table-cell office:value-type="float" office:value="0.000026985">
                <text:p>0.000026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12416">
                <text:p>0.00012416</text:p>
              </table:table-cell>
              <table:table-cell office:value-type="float" office:value="0.0001242">
                <text:p>0.000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29014">
                <text:p>0.00029014</text:p>
              </table:table-cell>
              <table:table-cell office:value-type="float" office:value="0.00029025">
                <text:p>0.0002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54207">
                <text:p>0.00054207</text:p>
              </table:table-cell>
              <table:table-cell office:value-type="float" office:value="0.00054227">
                <text:p>0.00054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97991">
                <text:p>0.00097991</text:p>
              </table:table-cell>
              <table:table-cell office:value-type="float" office:value="0.00098029">
                <text:p>0.00098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18886">
                <text:p>0.0018886</text:p>
              </table:table-cell>
              <table:table-cell office:value-type="float" office:value="0.0018894">
                <text:p>0.0018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40596">
                <text:p>0.0040596</text:p>
              </table:table-cell>
              <table:table-cell office:value-type="float" office:value="0.0040617">
                <text:p>0.0040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87167">
                <text:p>0.0087167</text:p>
              </table:table-cell>
              <table:table-cell office:value-type="float" office:value="0.0087216">
                <text:p>0.0087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1984">
                <text:p>0.01984</text:p>
              </table:table-cell>
              <table:table-cell office:value-type="float" office:value="0.019852">
                <text:p>0.019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46222">
                <text:p>0.046222</text:p>
              </table:table-cell>
              <table:table-cell office:value-type="float" office:value="0.046249">
                <text:p>0.046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10193">
                <text:p>0.10193</text:p>
              </table:table-cell>
              <table:table-cell office:value-type="float" office:value="0.10199">
                <text:p>0.10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22166">
                <text:p>0.22166</text:p>
              </table:table-cell>
              <table:table-cell office:value-type="float" office:value="0.22176">
                <text:p>0.22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49604">
                <text:p>0.49604</text:p>
              </table:table-cell>
              <table:table-cell office:value-type="float" office:value="0.49627">
                <text:p>0.49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.2423">
                <text:p>1.2423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3.7803">
                <text:p>3.7803</text:p>
              </table:table-cell>
              <table:table-cell office:value-type="float" office:value="3.7828">
                <text:p>3.7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1.974">
                <text:p>11.974</text:p>
              </table:table-cell>
              <table:table-cell office:value-type="float" office:value="11.981">
                <text:p>11.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9.602">
                <text:p>29.602</text:p>
              </table:table-cell>
              <table:table-cell office:value-type="float" office:value="29.614">
                <text:p>29.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55.483">
                <text:p>55.483</text:p>
              </table:table-cell>
              <table:table-cell office:value-type="float" office:value="55.499">
                <text:p>55.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85.623">
                <text:p>85.623</text:p>
              </table:table-cell>
              <table:table-cell office:value-type="float" office:value="85.64">
                <text:p>85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15.89">
                <text:p>115.89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42.94">
                <text:p>142.94</text:p>
              </table:table-cell>
              <table:table-cell office:value-type="float" office:value="142.96">
                <text:p>142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65.02">
                <text:p>165.02</text:p>
              </table:table-cell>
              <table:table-cell office:value-type="float" office:value="165.03">
                <text:p>165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81.86">
                <text:p>181.86</text:p>
              </table:table-cell>
              <table:table-cell office:value-type="float" office:value="181.87">
                <text:p>181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94.02">
                <text:p>194.02</text:p>
              </table:table-cell>
              <table:table-cell office:value-type="float" office:value="194.03">
                <text:p>194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02.33">
                <text:p>202.33</text:p>
              </table:table-cell>
              <table:table-cell office:value-type="float" office:value="202.33">
                <text:p>202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07.61">
                <text:p>207.61</text:p>
              </table:table-cell>
              <table:table-cell office:value-type="float" office:value="207.61">
                <text:p>207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10.59">
                <text:p>210.59</text:p>
              </table:table-cell>
              <table:table-cell office:value-type="float" office:value="210.59">
                <text:p>210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11.85">
                <text:p>211.85</text:p>
              </table:table-cell>
              <table:table-cell office:value-type="float" office:value="211.85">
                <text:p>211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11.85">
                <text:p>211.85</text:p>
              </table:table-cell>
              <table:table-cell office:value-type="float" office:value="211.85">
                <text:p>211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10.93">
                <text:p>210.93</text:p>
              </table:table-cell>
              <table:table-cell office:value-type="float" office:value="210.93">
                <text:p>210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209.35">
                <text:p>209.35</text:p>
              </table:table-cell>
              <table:table-cell office:value-type="float" office:value="209.35">
                <text:p>209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207.32">
                <text:p>207.32</text:p>
              </table:table-cell>
              <table:table-cell office:value-type="float" office:value="207.31">
                <text:p>207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204.97">
                <text:p>204.97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202.43">
                <text:p>202.43</text:p>
              </table:table-cell>
              <table:table-cell office:value-type="float" office:value="202.42">
                <text:p>202.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99.76">
                <text:p>199.76</text:p>
              </table:table-cell>
              <table:table-cell office:value-type="float" office:value="199.76">
                <text:p>199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97.03">
                <text:p>197.03</text:p>
              </table:table-cell>
              <table:table-cell office:value-type="float" office:value="197.03">
                <text:p>197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94.28">
                <text:p>194.28</text:p>
              </table:table-cell>
              <table:table-cell office:value-type="float" office:value="194.28">
                <text:p>194.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91.54">
                <text:p>191.54</text:p>
              </table:table-cell>
              <table:table-cell office:value-type="float" office:value="191.54">
                <text:p>191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88.83">
                <text:p>188.83</text:p>
              </table:table-cell>
              <table:table-cell office:value-type="float" office:value="188.83">
                <text:p>188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86.17">
                <text:p>186.17</text:p>
              </table:table-cell>
              <table:table-cell office:value-type="float" office:value="186.16">
                <text:p>186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83.56">
                <text:p>183.56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78.51">
                <text:p>178.51</text:p>
              </table:table-cell>
              <table:table-cell office:value-type="float" office:value="178.51">
                <text:p>178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76.08">
                <text:p>176.08</text:p>
              </table:table-cell>
              <table:table-cell office:value-type="float" office:value="176.08">
                <text:p>176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73.71">
                <text:p>173.71</text:p>
              </table:table-cell>
              <table:table-cell office:value-type="float" office:value="173.71">
                <text:p>173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71.41">
                <text:p>171.41</text:p>
              </table:table-cell>
              <table:table-cell office:value-type="float" office:value="171.41">
                <text:p>171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69.16">
                <text:p>169.16</text:p>
              </table:table-cell>
              <table:table-cell office:value-type="float" office:value="169.16">
                <text:p>169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66.97">
                <text:p>166.97</text:p>
              </table:table-cell>
              <table:table-cell office:value-type="float" office:value="166.96">
                <text:p>166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64.83">
                <text:p>164.83</text:p>
              </table:table-cell>
              <table:table-cell office:value-type="float" office:value="164.83">
                <text:p>164.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62.74">
                <text:p>162.74</text:p>
              </table:table-cell>
              <table:table-cell office:value-type="float" office:value="162.74">
                <text:p>162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60.7">
                <text:p>160.7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58.7">
                <text:p>158.7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56.75">
                <text:p>156.75</text:p>
              </table:table-cell>
              <table:table-cell office:value-type="float" office:value="156.74">
                <text:p>156.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54.83">
                <text:p>154.83</text:p>
              </table:table-cell>
              <table:table-cell office:value-type="float" office:value="154.83">
                <text:p>154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52.96">
                <text:p>152.96</text:p>
              </table:table-cell>
              <table:table-cell office:value-type="float" office:value="152.95">
                <text:p>152.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51.11">
                <text:p>151.11</text:p>
              </table:table-cell>
              <table:table-cell office:value-type="float" office:value="151.11">
                <text:p>151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49.3">
                <text:p>149.3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47.52">
                <text:p>147.52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45.77">
                <text:p>145.77</text:p>
              </table:table-cell>
              <table:table-cell office:value-type="float" office:value="145.77">
                <text:p>145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44.05">
                <text:p>144.05</text:p>
              </table:table-cell>
              <table:table-cell office:value-type="float" office:value="144.05">
                <text:p>144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42.36">
                <text:p>142.36</text:p>
              </table:table-cell>
              <table:table-cell office:value-type="float" office:value="142.35">
                <text:p>142.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40.68">
                <text:p>140.68</text:p>
              </table:table-cell>
              <table:table-cell office:value-type="float" office:value="140.68">
                <text:p>140.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39.04">
                <text:p>139.04</text:p>
              </table:table-cell>
              <table:table-cell office:value-type="float" office:value="139.03">
                <text:p>139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37.41">
                <text:p>137.41</text:p>
              </table:table-cell>
              <table:table-cell office:value-type="float" office:value="137.41">
                <text:p>137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35.81">
                <text:p>135.81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34.22">
                <text:p>134.22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32.66">
                <text:p>132.66</text:p>
              </table:table-cell>
              <table:table-cell office:value-type="float" office:value="132.65">
                <text:p>132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31.11">
                <text:p>131.11</text:p>
              </table:table-cell>
              <table:table-cell office:value-type="float" office:value="131.11">
                <text:p>131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29.58">
                <text:p>129.58</text:p>
              </table:table-cell>
              <table:table-cell office:value-type="float" office:value="129.58">
                <text:p>129.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28.07">
                <text:p>128.07</text:p>
              </table:table-cell>
              <table:table-cell office:value-type="float" office:value="128.07">
                <text:p>128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26.58">
                <text:p>126.58</text:p>
              </table:table-cell>
              <table:table-cell office:value-type="float" office:value="126.57">
                <text:p>126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25.1">
                <text:p>125.1</text:p>
              </table:table-cell>
              <table:table-cell office:value-type="float" office:value="125.09">
                <text:p>125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23.64">
                <text:p>123.64</text:p>
              </table:table-cell>
              <table:table-cell office:value-type="float" office:value="123.63">
                <text:p>123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22.19">
                <text:p>122.19</text:p>
              </table:table-cell>
              <table:table-cell office:value-type="float" office:value="122.19">
                <text:p>122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20.76">
                <text:p>120.76</text:p>
              </table:table-cell>
              <table:table-cell office:value-type="float" office:value="120.76">
                <text:p>120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19.34">
                <text:p>119.34</text:p>
              </table:table-cell>
              <table:table-cell office:value-type="float" office:value="119.34">
                <text:p>119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17.94">
                <text:p>117.94</text:p>
              </table:table-cell>
              <table:table-cell office:value-type="float" office:value="117.94">
                <text:p>117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16.55">
                <text:p>116.55</text:p>
              </table:table-cell>
              <table:table-cell office:value-type="float" office:value="116.55">
                <text:p>116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15.18">
                <text:p>115.18</text:p>
              </table:table-cell>
              <table:table-cell office:value-type="float" office:value="115.18">
                <text:p>115.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13.82">
                <text:p>113.82</text:p>
              </table:table-cell>
              <table:table-cell office:value-type="float" office:value="113.82">
                <text:p>113.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12.48">
                <text:p>112.48</text:p>
              </table:table-cell>
              <table:table-cell office:value-type="float" office:value="112.47">
                <text:p>112.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11.15">
                <text:p>111.15</text:p>
              </table:table-cell>
              <table:table-cell office:value-type="float" office:value="111.14">
                <text:p>111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09.83">
                <text:p>109.83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08.52">
                <text:p>108.52</text:p>
              </table:table-cell>
              <table:table-cell office:value-type="float" office:value="108.52">
                <text:p>108.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07.23">
                <text:p>107.23</text:p>
              </table:table-cell>
              <table:table-cell office:value-type="float" office:value="107.23">
                <text:p>107.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05.95">
                <text:p>105.95</text:p>
              </table:table-cell>
              <table:table-cell office:value-type="float" office:value="105.95">
                <text:p>105.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04.69">
                <text:p>104.69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03.43">
                <text:p>103.43</text:p>
              </table:table-cell>
              <table:table-cell office:value-type="float" office:value="103.43">
                <text:p>103.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02.19">
                <text:p>102.19</text:p>
              </table:table-cell>
              <table:table-cell office:value-type="float" office:value="102.19">
                <text:p>102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00.97">
                <text:p>100.97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9.753">
                <text:p>99.753</text:p>
              </table:table-cell>
              <table:table-cell office:value-type="float" office:value="99.749">
                <text:p>99.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8.551">
                <text:p>98.551</text:p>
              </table:table-cell>
              <table:table-cell office:value-type="float" office:value="98.546">
                <text:p>98.5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7.361">
                <text:p>97.361</text:p>
              </table:table-cell>
              <table:table-cell office:value-type="float" office:value="97.357">
                <text:p>97.3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6.183">
                <text:p>96.183</text:p>
              </table:table-cell>
              <table:table-cell office:value-type="float" office:value="96.179">
                <text:p>96.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95.018">
                <text:p>95.018</text:p>
              </table:table-cell>
              <table:table-cell office:value-type="float" office:value="95.014">
                <text:p>95.0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93.865">
                <text:p>93.865</text:p>
              </table:table-cell>
              <table:table-cell office:value-type="float" office:value="93.861">
                <text:p>93.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92.725">
                <text:p>92.725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91.596">
                <text:p>91.596</text:p>
              </table:table-cell>
              <table:table-cell office:value-type="float" office:value="91.591">
                <text:p>91.5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90.479">
                <text:p>90.479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89.374">
                <text:p>89.374</text:p>
              </table:table-cell>
              <table:table-cell office:value-type="float" office:value="89.37">
                <text:p>89.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88.281">
                <text:p>88.281</text:p>
              </table:table-cell>
              <table:table-cell office:value-type="float" office:value="88.277">
                <text:p>88.2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87.2">
                <text:p>87.2</text:p>
              </table:table-cell>
              <table:table-cell office:value-type="float" office:value="87.195">
                <text:p>87.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86.13">
                <text:p>86.13</text:p>
              </table:table-cell>
              <table:table-cell office:value-type="float" office:value="86.126">
                <text:p>86.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85.072">
                <text:p>85.072</text:p>
              </table:table-cell>
              <table:table-cell office:value-type="float" office:value="85.068">
                <text:p>85.0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84.026">
                <text:p>84.026</text:p>
              </table:table-cell>
              <table:table-cell office:value-type="float" office:value="84.021">
                <text:p>84.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82.991">
                <text:p>82.991</text:p>
              </table:table-cell>
              <table:table-cell office:value-type="float" office:value="82.986">
                <text:p>82.9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81.967">
                <text:p>81.967</text:p>
              </table:table-cell>
              <table:table-cell office:value-type="float" office:value="81.962">
                <text:p>81.9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80.955">
                <text:p>80.955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9.953">
                <text:p>79.953</text:p>
              </table:table-cell>
              <table:table-cell office:value-type="float" office:value="79.949">
                <text:p>79.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8.964">
                <text:p>78.964</text:p>
              </table:table-cell>
              <table:table-cell office:value-type="float" office:value="78.959">
                <text:p>78.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7.985">
                <text:p>77.985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7.017">
                <text:p>77.017</text:p>
              </table:table-cell>
              <table:table-cell office:value-type="float" office:value="77.012">
                <text:p>77.0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6.06">
                <text:p>76.06</text:p>
              </table:table-cell>
              <table:table-cell office:value-type="float" office:value="76.055">
                <text:p>76.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5.114">
                <text:p>75.114</text:p>
              </table:table-cell>
              <table:table-cell office:value-type="float" office:value="75.109">
                <text:p>75.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4.178">
                <text:p>74.178</text:p>
              </table:table-cell>
              <table:table-cell office:value-type="float" office:value="74.174">
                <text:p>74.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3.253">
                <text:p>73.253</text:p>
              </table:table-cell>
              <table:table-cell office:value-type="float" office:value="73.249">
                <text:p>73.2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2.339">
                <text:p>72.339</text:p>
              </table:table-cell>
              <table:table-cell office:value-type="float" office:value="72.335">
                <text:p>72.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1.435">
                <text:p>71.435</text:p>
              </table:table-cell>
              <table:table-cell office:value-type="float" office:value="71.431">
                <text:p>71.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70.542">
                <text:p>70.542</text:p>
              </table:table-cell>
              <table:table-cell office:value-type="float" office:value="70.537">
                <text:p>70.5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9.659">
                <text:p>69.659</text:p>
              </table:table-cell>
              <table:table-cell office:value-type="float" office:value="69.654">
                <text:p>69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8.786">
                <text:p>68.786</text:p>
              </table:table-cell>
              <table:table-cell office:value-type="float" office:value="68.782">
                <text:p>68.7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7.924">
                <text:p>67.924</text:p>
              </table:table-cell>
              <table:table-cell office:value-type="float" office:value="67.919">
                <text:p>67.9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7.071">
                <text:p>67.071</text:p>
              </table:table-cell>
              <table:table-cell office:value-type="float" office:value="67.067">
                <text:p>67.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6.229">
                <text:p>66.229</text:p>
              </table:table-cell>
              <table:table-cell office:value-type="float" office:value="66.224">
                <text:p>66.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5.396">
                <text:p>65.396</text:p>
              </table:table-cell>
              <table:table-cell office:value-type="float" office:value="65.391">
                <text:p>65.3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4.573">
                <text:p>64.573</text:p>
              </table:table-cell>
              <table:table-cell office:value-type="float" office:value="64.568">
                <text:p>64.5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3.76">
                <text:p>63.76</text:p>
              </table:table-cell>
              <table:table-cell office:value-type="float" office:value="63.755">
                <text:p>63.7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2.956">
                <text:p>62.956</text:p>
              </table:table-cell>
              <table:table-cell office:value-type="float" office:value="62.952">
                <text:p>62.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2.162">
                <text:p>62.162</text:p>
              </table:table-cell>
              <table:table-cell office:value-type="float" office:value="62.158">
                <text:p>62.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61.378">
                <text:p>61.378</text:p>
              </table:table-cell>
              <table:table-cell office:value-type="float" office:value="61.373">
                <text:p>61.3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0.602">
                <text:p>60.602</text:p>
              </table:table-cell>
              <table:table-cell office:value-type="float" office:value="60.598">
                <text:p>60.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9.836">
                <text:p>59.836</text:p>
              </table:table-cell>
              <table:table-cell office:value-type="float" office:value="59.832">
                <text:p>59.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9.079">
                <text:p>59.079</text:p>
              </table:table-cell>
              <table:table-cell office:value-type="float" office:value="59.075">
                <text:p>59.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8.332">
                <text:p>58.332</text:p>
              </table:table-cell>
              <table:table-cell office:value-type="float" office:value="58.327">
                <text:p>58.3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7.593">
                <text:p>57.593</text:p>
              </table:table-cell>
              <table:table-cell office:value-type="float" office:value="57.588">
                <text:p>57.5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6.863">
                <text:p>56.863</text:p>
              </table:table-cell>
              <table:table-cell office:value-type="float" office:value="56.859">
                <text:p>56.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6.142">
                <text:p>56.142</text:p>
              </table:table-cell>
              <table:table-cell office:value-type="float" office:value="56.138">
                <text:p>56.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5.43">
                <text:p>55.43</text:p>
              </table:table-cell>
              <table:table-cell office:value-type="float" office:value="55.425">
                <text:p>55.4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4.726">
                <text:p>54.726</text:p>
              </table:table-cell>
              <table:table-cell office:value-type="float" office:value="54.722">
                <text:p>54.7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4.031">
                <text:p>54.031</text:p>
              </table:table-cell>
              <table:table-cell office:value-type="float" office:value="54.027">
                <text:p>54.0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3.344">
                <text:p>53.344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2.666">
                <text:p>52.666</text:p>
              </table:table-cell>
              <table:table-cell office:value-type="float" office:value="52.662">
                <text:p>52.6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1.996">
                <text:p>51.996</text:p>
              </table:table-cell>
              <table:table-cell office:value-type="float" office:value="51.992">
                <text:p>51.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1.334">
                <text:p>51.334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0.681">
                <text:p>50.681</text:p>
              </table:table-cell>
              <table:table-cell office:value-type="float" office:value="50.676">
                <text:p>50.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0.035">
                <text:p>50.035</text:p>
              </table:table-cell>
              <table:table-cell office:value-type="float" office:value="50.031">
                <text:p>50.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9.397">
                <text:p>49.397</text:p>
              </table:table-cell>
              <table:table-cell office:value-type="float" office:value="49.393">
                <text:p>49.3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8.768">
                <text:p>48.768</text:p>
              </table:table-cell>
              <table:table-cell office:value-type="float" office:value="48.763">
                <text:p>48.7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8.146">
                <text:p>48.146</text:p>
              </table:table-cell>
              <table:table-cell office:value-type="float" office:value="48.141">
                <text:p>48.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7.531">
                <text:p>47.531</text:p>
              </table:table-cell>
              <table:table-cell office:value-type="float" office:value="47.527">
                <text:p>47.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6.924">
                <text:p>46.924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6.325">
                <text:p>46.325</text:p>
              </table:table-cell>
              <table:table-cell office:value-type="float" office:value="46.321">
                <text:p>46.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5.733">
                <text:p>45.733</text:p>
              </table:table-cell>
              <table:table-cell office:value-type="float" office:value="45.729">
                <text:p>45.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5.149">
                <text:p>45.149</text:p>
              </table:table-cell>
              <table:table-cell office:value-type="float" office:value="45.145">
                <text:p>45.1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4.572">
                <text:p>44.572</text:p>
              </table:table-cell>
              <table:table-cell office:value-type="float" office:value="44.568">
                <text:p>44.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4.002">
                <text:p>44.002</text:p>
              </table:table-cell>
              <table:table-cell office:value-type="float" office:value="43.998">
                <text:p>43.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3.439">
                <text:p>43.439</text:p>
              </table:table-cell>
              <table:table-cell office:value-type="float" office:value="43.435">
                <text:p>43.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2.883">
                <text:p>42.883</text:p>
              </table:table-cell>
              <table:table-cell office:value-type="float" office:value="42.879">
                <text:p>42.8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2.334">
                <text:p>42.334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1.792">
                <text:p>41.792</text:p>
              </table:table-cell>
              <table:table-cell office:value-type="float" office:value="41.788">
                <text:p>41.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1.257">
                <text:p>41.257</text:p>
              </table:table-cell>
              <table:table-cell office:value-type="float" office:value="41.253">
                <text:p>41.2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0.729">
                <text:p>40.729</text:p>
              </table:table-cell>
              <table:table-cell office:value-type="float" office:value="40.725">
                <text:p>40.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0.207">
                <text:p>40.207</text:p>
              </table:table-cell>
              <table:table-cell office:value-type="float" office:value="40.203">
                <text:p>40.2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9.692">
                <text:p>39.692</text:p>
              </table:table-cell>
              <table:table-cell office:value-type="float" office:value="39.688">
                <text:p>39.6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9.183">
                <text:p>39.183</text:p>
              </table:table-cell>
              <table:table-cell office:value-type="float" office:value="39.179">
                <text:p>39.1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8.681">
                <text:p>38.681</text:p>
              </table:table-cell>
              <table:table-cell office:value-type="float" office:value="38.677">
                <text:p>38.6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8.185">
                <text:p>38.185</text:p>
              </table:table-cell>
              <table:table-cell office:value-type="float" office:value="38.181">
                <text:p>38.1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7.695">
                <text:p>37.695</text:p>
              </table:table-cell>
              <table:table-cell office:value-type="float" office:value="37.691">
                <text:p>37.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7.211">
                <text:p>37.211</text:p>
              </table:table-cell>
              <table:table-cell office:value-type="float" office:value="37.208">
                <text:p>37.2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6.734">
                <text:p>36.734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6.263">
                <text:p>36.263</text:p>
              </table:table-cell>
              <table:table-cell office:value-type="float" office:value="36.259">
                <text:p>36.2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5.797">
                <text:p>35.797</text:p>
              </table:table-cell>
              <table:table-cell office:value-type="float" office:value="35.793">
                <text:p>35.7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5.338">
                <text:p>35.338</text:p>
              </table:table-cell>
              <table:table-cell office:value-type="float" office:value="35.334">
                <text:p>35.3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4.884">
                <text:p>34.884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4.436">
                <text:p>34.436</text:p>
              </table:table-cell>
              <table:table-cell office:value-type="float" office:value="34.432">
                <text:p>34.4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3.994">
                <text:p>33.994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3.557">
                <text:p>33.557</text:p>
              </table:table-cell>
              <table:table-cell office:value-type="float" office:value="33.554">
                <text:p>33.5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3.126">
                <text:p>33.126</text:p>
              </table:table-cell>
              <table:table-cell office:value-type="float" office:value="33.123">
                <text:p>33.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2.701">
                <text:p>32.701</text:p>
              </table:table-cell>
              <table:table-cell office:value-type="float" office:value="32.697">
                <text:p>32.6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2.281">
                <text:p>32.281</text:p>
              </table:table-cell>
              <table:table-cell office:value-type="float" office:value="32.277">
                <text:p>32.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1.866">
                <text:p>31.866</text:p>
              </table:table-cell>
              <table:table-cell office:value-type="float" office:value="31.862">
                <text:p>31.8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1.457">
                <text:p>31.457</text:p>
              </table:table-cell>
              <table:table-cell office:value-type="float" office:value="31.453">
                <text:p>31.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1.052">
                <text:p>31.052</text:p>
              </table:table-cell>
              <table:table-cell office:value-type="float" office:value="31.049">
                <text:p>31.0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0.653">
                <text:p>30.653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0.259">
                <text:p>30.259</text:p>
              </table:table-cell>
              <table:table-cell office:value-type="float" office:value="30.256">
                <text:p>30.2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9.871">
                <text:p>29.871</text:p>
              </table:table-cell>
              <table:table-cell office:value-type="float" office:value="29.867">
                <text:p>29.8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9.487">
                <text:p>29.487</text:p>
              </table:table-cell>
              <table:table-cell office:value-type="float" office:value="29.483">
                <text:p>29.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9.108">
                <text:p>29.108</text:p>
              </table:table-cell>
              <table:table-cell office:value-type="float" office:value="29.104">
                <text:p>29.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8.734">
                <text:p>28.73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8.364">
                <text:p>28.364</text:p>
              </table:table-cell>
              <table:table-cell office:value-type="float" office:value="28.361">
                <text:p>28.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8">
                <text:p>28</text:p>
              </table:table-cell>
              <table:table-cell office:value-type="float" office:value="27.997">
                <text:p>27.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7.64">
                <text:p>27.64</text:p>
              </table:table-cell>
              <table:table-cell office:value-type="float" office:value="27.637">
                <text:p>27.6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7.285">
                <text:p>27.285</text:p>
              </table:table-cell>
              <table:table-cell office:value-type="float" office:value="27.281">
                <text:p>27.2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6.934">
                <text:p>26.934</text:p>
              </table:table-cell>
              <table:table-cell office:value-type="float" office:value="26.931">
                <text:p>26.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6.588">
                <text:p>26.588</text:p>
              </table:table-cell>
              <table:table-cell office:value-type="float" office:value="26.585">
                <text:p>26.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6.246">
                <text:p>26.246</text:p>
              </table:table-cell>
              <table:table-cell office:value-type="float" office:value="26.243">
                <text:p>26.2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5.909">
                <text:p>25.909</text:p>
              </table:table-cell>
              <table:table-cell office:value-type="float" office:value="25.906">
                <text:p>25.9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5.576">
                <text:p>25.576</text:p>
              </table:table-cell>
              <table:table-cell office:value-type="float" office:value="25.573">
                <text:p>25.5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5.247">
                <text:p>25.247</text:p>
              </table:table-cell>
              <table:table-cell office:value-type="float" office:value="25.244">
                <text:p>25.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4.923">
                <text:p>24.923</text:p>
              </table:table-cell>
              <table:table-cell office:value-type="float" office:value="24.92">
                <text:p>24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K1:'30 percent'.K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17038">
                <text:p>0.0000017038</text:p>
              </table:table-cell>
              <table:table-cell office:value-type="float" office:value="0.000001705">
                <text:p>0.00000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15919">
                <text:p>0.000015919</text:p>
              </table:table-cell>
              <table:table-cell office:value-type="float" office:value="0.000015929">
                <text:p>0.000015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055101">
                <text:p>0.000055101</text:p>
              </table:table-cell>
              <table:table-cell office:value-type="float" office:value="0.000055131">
                <text:p>0.000055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13113">
                <text:p>0.00013113</text:p>
              </table:table-cell>
              <table:table-cell office:value-type="float" office:value="0.0001312">
                <text:p>0.0001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2628">
                <text:p>0.0002628</text:p>
              </table:table-cell>
              <table:table-cell office:value-type="float" office:value="0.00026293">
                <text:p>0.00026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50573">
                <text:p>0.00050573</text:p>
              </table:table-cell>
              <table:table-cell office:value-type="float" office:value="0.00050599">
                <text:p>0.00050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10278">
                <text:p>0.0010278</text:p>
              </table:table-cell>
              <table:table-cell office:value-type="float" office:value="0.0010284">
                <text:p>0.0010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20784">
                <text:p>0.0020784</text:p>
              </table:table-cell>
              <table:table-cell office:value-type="float" office:value="0.0020797">
                <text:p>0.0020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45051">
                <text:p>0.0045051</text:p>
              </table:table-cell>
              <table:table-cell office:value-type="float" office:value="0.0045082">
                <text:p>0.004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10224">
                <text:p>0.010224</text:p>
              </table:table-cell>
              <table:table-cell office:value-type="float" office:value="0.010232">
                <text:p>0.010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22553">
                <text:p>0.022553</text:p>
              </table:table-cell>
              <table:table-cell office:value-type="float" office:value="0.02257">
                <text:p>0.02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49422">
                <text:p>0.049422</text:p>
              </table:table-cell>
              <table:table-cell office:value-type="float" office:value="0.049457">
                <text:p>0.049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10838">
                <text:p>0.10838</text:p>
              </table:table-cell>
              <table:table-cell office:value-type="float" office:value="0.10845">
                <text:p>0.10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24829">
                <text:p>0.24829</text:p>
              </table:table-cell>
              <table:table-cell office:value-type="float" office:value="0.24844">
                <text:p>0.24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64397">
                <text:p>0.64397</text:p>
              </table:table-cell>
              <table:table-cell office:value-type="float" office:value="0.64438">
                <text:p>0.64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.9225">
                <text:p>1.9225</text:p>
              </table:table-cell>
              <table:table-cell office:value-type="float" office:value="1.9238">
                <text:p>1.9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5.4587">
                <text:p>5.4587</text:p>
              </table:table-cell>
              <table:table-cell office:value-type="float" office:value="5.4616">
                <text:p>5.4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2.758">
                <text:p>12.758</text:p>
              </table:table-cell>
              <table:table-cell office:value-type="float" office:value="12.763">
                <text:p>12.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24.661">
                <text:p>24.661</text:p>
              </table:table-cell>
              <table:table-cell office:value-type="float" office:value="24.669">
                <text:p>24.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41.199">
                <text:p>41.199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61.746">
                <text:p>61.746</text:p>
              </table:table-cell>
              <table:table-cell office:value-type="float" office:value="61.758">
                <text:p>61.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85.3">
                <text:p>85.3</text:p>
              </table:table-cell>
              <table:table-cell office:value-type="float" office:value="85.314">
                <text:p>85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10.81">
                <text:p>110.81</text:p>
              </table:table-cell>
              <table:table-cell office:value-type="float" office:value="110.83">
                <text:p>110.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37.38">
                <text:p>137.38</text:p>
              </table:table-cell>
              <table:table-cell office:value-type="float" office:value="137.39">
                <text:p>137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64.29">
                <text:p>164.29</text:p>
              </table:table-cell>
              <table:table-cell office:value-type="float" office:value="164.31">
                <text:p>164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91.05">
                <text:p>191.05</text:p>
              </table:table-cell>
              <table:table-cell office:value-type="float" office:value="191.06">
                <text:p>191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17.3">
                <text:p>217.3</text:p>
              </table:table-cell>
              <table:table-cell office:value-type="float" office:value="217.32">
                <text:p>217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42.83">
                <text:p>242.83</text:p>
              </table:table-cell>
              <table:table-cell office:value-type="float" office:value="242.85">
                <text:p>242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67.5">
                <text:p>267.5</text:p>
              </table:table-cell>
              <table:table-cell office:value-type="float" office:value="267.52">
                <text:p>267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91.24">
                <text:p>291.24</text:p>
              </table:table-cell>
              <table:table-cell office:value-type="float" office:value="291.26">
                <text:p>291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314.03">
                <text:p>314.03</text:p>
              </table:table-cell>
              <table:table-cell office:value-type="float" office:value="314.04">
                <text:p>314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335.86">
                <text:p>335.86</text:p>
              </table:table-cell>
              <table:table-cell office:value-type="float" office:value="335.87">
                <text:p>335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356.76">
                <text:p>356.76</text:p>
              </table:table-cell>
              <table:table-cell office:value-type="float" office:value="356.77">
                <text:p>356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376.77">
                <text:p>376.77</text:p>
              </table:table-cell>
              <table:table-cell office:value-type="float" office:value="376.78">
                <text:p>376.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395.93">
                <text:p>395.93</text:p>
              </table:table-cell>
              <table:table-cell office:value-type="float" office:value="395.94">
                <text:p>39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414.28">
                <text:p>414.28</text:p>
              </table:table-cell>
              <table:table-cell office:value-type="float" office:value="414.29">
                <text:p>414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431.88">
                <text:p>431.88</text:p>
              </table:table-cell>
              <table:table-cell office:value-type="float" office:value="431.89">
                <text:p>431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448.78">
                <text:p>448.78</text:p>
              </table:table-cell>
              <table:table-cell office:value-type="float" office:value="448.79">
                <text:p>448.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465.02">
                <text:p>465.02</text:p>
              </table:table-cell>
              <table:table-cell office:value-type="float" office:value="465.03">
                <text:p>465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480.64">
                <text:p>480.64</text:p>
              </table:table-cell>
              <table:table-cell office:value-type="float" office:value="480.65">
                <text:p>480.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495.7">
                <text:p>495.7</text:p>
              </table:table-cell>
              <table:table-cell office:value-type="float" office:value="495.71">
                <text:p>495.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510.23">
                <text:p>510.23</text:p>
              </table:table-cell>
              <table:table-cell office:value-type="float" office:value="510.24">
                <text:p>510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24.27">
                <text:p>524.27</text:p>
              </table:table-cell>
              <table:table-cell office:value-type="float" office:value="524.27">
                <text:p>524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37.85">
                <text:p>537.85</text:p>
              </table:table-cell>
              <table:table-cell office:value-type="float" office:value="537.85">
                <text:p>53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551">
                <text:p>551</text:p>
              </table:table-cell>
              <table:table-cell office:value-type="float" office:value="551.01">
                <text:p>551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563.76">
                <text:p>563.76</text:p>
              </table:table-cell>
              <table:table-cell office:value-type="float" office:value="563.77">
                <text:p>56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576.15">
                <text:p>576.15</text:p>
              </table:table-cell>
              <table:table-cell office:value-type="float" office:value="576.16">
                <text:p>576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588.2">
                <text:p>588.2</text:p>
              </table:table-cell>
              <table:table-cell office:value-type="float" office:value="588.21">
                <text:p>588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599.93">
                <text:p>599.93</text:p>
              </table:table-cell>
              <table:table-cell office:value-type="float" office:value="599.93">
                <text:p>599.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611.35">
                <text:p>611.35</text:p>
              </table:table-cell>
              <table:table-cell office:value-type="float" office:value="611.36">
                <text:p>611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622.5">
                <text:p>622.5</text:p>
              </table:table-cell>
              <table:table-cell office:value-type="float" office:value="622.51">
                <text:p>622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633.38">
                <text:p>633.38</text:p>
              </table:table-cell>
              <table:table-cell office:value-type="float" office:value="633.39">
                <text:p>633.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644.02">
                <text:p>644.02</text:p>
              </table:table-cell>
              <table:table-cell office:value-type="float" office:value="644.02">
                <text:p>644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654.42">
                <text:p>654.42</text:p>
              </table:table-cell>
              <table:table-cell office:value-type="float" office:value="654.42">
                <text:p>654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664.6">
                <text:p>664.6</text:p>
              </table:table-cell>
              <table:table-cell office:value-type="float" office:value="664.6">
                <text:p>664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674.57">
                <text:p>674.57</text:p>
              </table:table-cell>
              <table:table-cell office:value-type="float" office:value="674.57">
                <text:p>674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684.34">
                <text:p>684.34</text:p>
              </table:table-cell>
              <table:table-cell office:value-type="float" office:value="684.34">
                <text:p>684.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693.92">
                <text:p>693.92</text:p>
              </table:table-cell>
              <table:table-cell office:value-type="float" office:value="693.92">
                <text:p>693.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03.32">
                <text:p>703.32</text:p>
              </table:table-cell>
              <table:table-cell office:value-type="float" office:value="703.32">
                <text:p>703.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12.55">
                <text:p>712.55</text:p>
              </table:table-cell>
              <table:table-cell office:value-type="float" office:value="712.55">
                <text:p>712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21.62">
                <text:p>721.62</text:p>
              </table:table-cell>
              <table:table-cell office:value-type="float" office:value="721.62">
                <text:p>721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730.53">
                <text:p>730.53</text:p>
              </table:table-cell>
              <table:table-cell office:value-type="float" office:value="730.53">
                <text:p>730.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39.28">
                <text:p>739.28</text:p>
              </table:table-cell>
              <table:table-cell office:value-type="float" office:value="739.28">
                <text:p>739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47.89">
                <text:p>747.89</text:p>
              </table:table-cell>
              <table:table-cell office:value-type="float" office:value="747.89">
                <text:p>747.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756.36">
                <text:p>756.36</text:p>
              </table:table-cell>
              <table:table-cell office:value-type="float" office:value="756.36">
                <text:p>756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64.7">
                <text:p>764.7</text:p>
              </table:table-cell>
              <table:table-cell office:value-type="float" office:value="764.7">
                <text:p>764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772.9">
                <text:p>772.9</text:p>
              </table:table-cell>
              <table:table-cell office:value-type="float" office:value="772.9">
                <text:p>772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80.97">
                <text:p>780.97</text:p>
              </table:table-cell>
              <table:table-cell office:value-type="float" office:value="780.97">
                <text:p>780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88.92">
                <text:p>788.92</text:p>
              </table:table-cell>
              <table:table-cell office:value-type="float" office:value="788.92">
                <text:p>788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96.75">
                <text:p>796.75</text:p>
              </table:table-cell>
              <table:table-cell office:value-type="float" office:value="796.75">
                <text:p>796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04.46">
                <text:p>804.46</text:p>
              </table:table-cell>
              <table:table-cell office:value-type="float" office:value="804.46">
                <text:p>804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12.06">
                <text:p>812.06</text:p>
              </table:table-cell>
              <table:table-cell office:value-type="float" office:value="812.06">
                <text:p>812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19.55">
                <text:p>819.55</text:p>
              </table:table-cell>
              <table:table-cell office:value-type="float" office:value="819.55">
                <text:p>819.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26.92">
                <text:p>826.92</text:p>
              </table:table-cell>
              <table:table-cell office:value-type="float" office:value="826.92">
                <text:p>826.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34.19">
                <text:p>834.19</text:p>
              </table:table-cell>
              <table:table-cell office:value-type="float" office:value="834.19">
                <text:p>834.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41.36">
                <text:p>841.36</text:p>
              </table:table-cell>
              <table:table-cell office:value-type="float" office:value="841.36">
                <text:p>841.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48.42">
                <text:p>848.42</text:p>
              </table:table-cell>
              <table:table-cell office:value-type="float" office:value="848.42">
                <text:p>848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55.38">
                <text:p>855.38</text:p>
              </table:table-cell>
              <table:table-cell office:value-type="float" office:value="855.38">
                <text:p>855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62.25">
                <text:p>862.25</text:p>
              </table:table-cell>
              <table:table-cell office:value-type="float" office:value="862.25">
                <text:p>862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69.01">
                <text:p>869.01</text:p>
              </table:table-cell>
              <table:table-cell office:value-type="float" office:value="869.01">
                <text:p>869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75.69">
                <text:p>875.69</text:p>
              </table:table-cell>
              <table:table-cell office:value-type="float" office:value="875.68">
                <text:p>875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82.27">
                <text:p>882.27</text:p>
              </table:table-cell>
              <table:table-cell office:value-type="float" office:value="882.26">
                <text:p>882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88.75">
                <text:p>888.75</text:p>
              </table:table-cell>
              <table:table-cell office:value-type="float" office:value="888.75">
                <text:p>888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95.15">
                <text:p>895.15</text:p>
              </table:table-cell>
              <table:table-cell office:value-type="float" office:value="895.15">
                <text:p>895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01.46">
                <text:p>901.46</text:p>
              </table:table-cell>
              <table:table-cell office:value-type="float" office:value="901.45">
                <text:p>901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07.68">
                <text:p>907.68</text:p>
              </table:table-cell>
              <table:table-cell office:value-type="float" office:value="907.67">
                <text:p>907.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13.81">
                <text:p>913.81</text:p>
              </table:table-cell>
              <table:table-cell office:value-type="float" office:value="913.81">
                <text:p>913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19.86">
                <text:p>919.86</text:p>
              </table:table-cell>
              <table:table-cell office:value-type="float" office:value="919.86">
                <text:p>919.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25.82">
                <text:p>925.82</text:p>
              </table:table-cell>
              <table:table-cell office:value-type="float" office:value="925.82">
                <text:p>925.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31.71">
                <text:p>931.71</text:p>
              </table:table-cell>
              <table:table-cell office:value-type="float" office:value="931.7">
                <text:p>931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37.51">
                <text:p>937.51</text:p>
              </table:table-cell>
              <table:table-cell office:value-type="float" office:value="937.51">
                <text:p>937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43.23">
                <text:p>943.23</text:p>
              </table:table-cell>
              <table:table-cell office:value-type="float" office:value="943.23">
                <text:p>943.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48.87">
                <text:p>948.87</text:p>
              </table:table-cell>
              <table:table-cell office:value-type="float" office:value="948.87">
                <text:p>948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54.44">
                <text:p>954.44</text:p>
              </table:table-cell>
              <table:table-cell office:value-type="float" office:value="954.44">
                <text:p>954.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959.93">
                <text:p>959.93</text:p>
              </table:table-cell>
              <table:table-cell office:value-type="float" office:value="959.92">
                <text:p>959.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965.34">
                <text:p>965.34</text:p>
              </table:table-cell>
              <table:table-cell office:value-type="float" office:value="965.34">
                <text:p>965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970.68">
                <text:p>970.68</text:p>
              </table:table-cell>
              <table:table-cell office:value-type="float" office:value="970.68">
                <text:p>970.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975.95">
                <text:p>975.95</text:p>
              </table:table-cell>
              <table:table-cell office:value-type="float" office:value="975.94">
                <text:p>97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981.14">
                <text:p>981.14</text:p>
              </table:table-cell>
              <table:table-cell office:value-type="float" office:value="981.13">
                <text:p>981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986.26">
                <text:p>986.26</text:p>
              </table:table-cell>
              <table:table-cell office:value-type="float" office:value="986.25">
                <text:p>98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991.31">
                <text:p>991.31</text:p>
              </table:table-cell>
              <table:table-cell office:value-type="float" office:value="991.31">
                <text:p>991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996.29">
                <text:p>996.29</text:p>
              </table:table-cell>
              <table:table-cell office:value-type="float" office:value="996.29">
                <text:p>996.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01.2">
                <text:p>1001.2</text:p>
              </table:table-cell>
              <table:table-cell office:value-type="float" office:value="1001.2">
                <text:p>1001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006.1">
                <text:p>1006.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010.8">
                <text:p>1010.8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015.5">
                <text:p>1015.5</text:p>
              </table:table-cell>
              <table:table-cell office:value-type="float" office:value="1015.5">
                <text:p>1015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020.2">
                <text:p>1020.2</text:p>
              </table:table-cell>
              <table:table-cell office:value-type="float" office:value="1020.2">
                <text:p>1020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024.8">
                <text:p>1024.8</text:p>
              </table:table-cell>
              <table:table-cell office:value-type="float" office:value="1024.8">
                <text:p>1024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29.3">
                <text:p>1029.3</text:p>
              </table:table-cell>
              <table:table-cell office:value-type="float" office:value="1029.3">
                <text:p>1029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033.8">
                <text:p>1033.8</text:p>
              </table:table-cell>
              <table:table-cell office:value-type="float" office:value="1033.7">
                <text:p>1033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038.2">
                <text:p>1038.2</text:p>
              </table:table-cell>
              <table:table-cell office:value-type="float" office:value="1038.1">
                <text:p>1038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042.5">
                <text:p>1042.5</text:p>
              </table:table-cell>
              <table:table-cell office:value-type="float" office:value="1042.5">
                <text:p>1042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046.8">
                <text:p>1046.8</text:p>
              </table:table-cell>
              <table:table-cell office:value-type="float" office:value="1046.8">
                <text:p>1046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055.1">
                <text:p>1055.1</text:p>
              </table:table-cell>
              <table:table-cell office:value-type="float" office:value="1055.1">
                <text:p>10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059.2">
                <text:p>1059.2</text:p>
              </table:table-cell>
              <table:table-cell office:value-type="float" office:value="1059.2">
                <text:p>105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063.3">
                <text:p>1063.3</text:p>
              </table:table-cell>
              <table:table-cell office:value-type="float" office:value="1063.3">
                <text:p>1063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067.3">
                <text:p>1067.3</text:p>
              </table:table-cell>
              <table:table-cell office:value-type="float" office:value="1067.3">
                <text:p>1067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071.2">
                <text:p>1071.2</text:p>
              </table:table-cell>
              <table:table-cell office:value-type="float" office:value="1071.2">
                <text:p>1071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075.1">
                <text:p>1075.1</text:p>
              </table:table-cell>
              <table:table-cell office:value-type="float" office:value="1075.1">
                <text:p>1075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078.9">
                <text:p>1078.9</text:p>
              </table:table-cell>
              <table:table-cell office:value-type="float" office:value="1078.9">
                <text:p>1078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082.7">
                <text:p>1082.7</text:p>
              </table:table-cell>
              <table:table-cell office:value-type="float" office:value="1082.7">
                <text:p>1082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086.4">
                <text:p>1086.4</text:p>
              </table:table-cell>
              <table:table-cell office:value-type="float" office:value="1086.4">
                <text:p>1086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090.1">
                <text:p>1090.1</text:p>
              </table:table-cell>
              <table:table-cell office:value-type="float" office:value="1090.1">
                <text:p>1090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093.7">
                <text:p>1093.7</text:p>
              </table:table-cell>
              <table:table-cell office:value-type="float" office:value="1093.7">
                <text:p>1093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097.3">
                <text:p>1097.3</text:p>
              </table:table-cell>
              <table:table-cell office:value-type="float" office:value="1097.3">
                <text:p>109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100.8">
                <text:p>1100.8</text:p>
              </table:table-cell>
              <table:table-cell office:value-type="float" office:value="1100.8">
                <text:p>1100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104.3">
                <text:p>1104.3</text:p>
              </table:table-cell>
              <table:table-cell office:value-type="float" office:value="1104.3">
                <text:p>1104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107.7">
                <text:p>1107.7</text:p>
              </table:table-cell>
              <table:table-cell office:value-type="float" office:value="1107.7">
                <text:p>1107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11.1">
                <text:p>1111.1</text:p>
              </table:table-cell>
              <table:table-cell office:value-type="float" office:value="1111.1">
                <text:p>1111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14.4">
                <text:p>1114.4</text:p>
              </table:table-cell>
              <table:table-cell office:value-type="float" office:value="1114.4">
                <text:p>1114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17.7">
                <text:p>1117.7</text:p>
              </table:table-cell>
              <table:table-cell office:value-type="float" office:value="1117.7">
                <text:p>1117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20.9">
                <text:p>1120.9</text:p>
              </table:table-cell>
              <table:table-cell office:value-type="float" office:value="1120.9">
                <text:p>112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24.1">
                <text:p>1124.1</text:p>
              </table:table-cell>
              <table:table-cell office:value-type="float" office:value="1124.1">
                <text:p>1124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27.3">
                <text:p>1127.3</text:p>
              </table:table-cell>
              <table:table-cell office:value-type="float" office:value="1127.3">
                <text:p>112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30.4">
                <text:p>1130.4</text:p>
              </table:table-cell>
              <table:table-cell office:value-type="float" office:value="1130.4">
                <text:p>1130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33.5">
                <text:p>1133.5</text:p>
              </table:table-cell>
              <table:table-cell office:value-type="float" office:value="1133.4">
                <text:p>1133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36.5">
                <text:p>1136.5</text:p>
              </table:table-cell>
              <table:table-cell office:value-type="float" office:value="1136.5">
                <text:p>113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39.5">
                <text:p>1139.5</text:p>
              </table:table-cell>
              <table:table-cell office:value-type="float" office:value="1139.4">
                <text:p>1139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42.4">
                <text:p>1142.4</text:p>
              </table:table-cell>
              <table:table-cell office:value-type="float" office:value="1142.4">
                <text:p>1142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45.3">
                <text:p>1145.3</text:p>
              </table:table-cell>
              <table:table-cell office:value-type="float" office:value="1145.3">
                <text:p>1145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48.2">
                <text:p>1148.2</text:p>
              </table:table-cell>
              <table:table-cell office:value-type="float" office:value="1148.1">
                <text:p>1148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51">
                <text:p>115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53.8">
                <text:p>1153.8</text:p>
              </table:table-cell>
              <table:table-cell office:value-type="float" office:value="1153.7">
                <text:p>1153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156.5">
                <text:p>1156.5</text:p>
              </table:table-cell>
              <table:table-cell office:value-type="float" office:value="1156.5">
                <text:p>115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159.2">
                <text:p>1159.2</text:p>
              </table:table-cell>
              <table:table-cell office:value-type="float" office:value="1159.2">
                <text:p>1159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161.9">
                <text:p>1161.9</text:p>
              </table:table-cell>
              <table:table-cell office:value-type="float" office:value="1161.9">
                <text:p>1161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164.5">
                <text:p>1164.5</text:p>
              </table:table-cell>
              <table:table-cell office:value-type="float" office:value="1164.5">
                <text:p>116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167.1">
                <text:p>1167.1</text:p>
              </table:table-cell>
              <table:table-cell office:value-type="float" office:value="1167.1">
                <text:p>1167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169.7">
                <text:p>1169.7</text:p>
              </table:table-cell>
              <table:table-cell office:value-type="float" office:value="1169.7">
                <text:p>1169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172.2">
                <text:p>1172.2</text:p>
              </table:table-cell>
              <table:table-cell office:value-type="float" office:value="1172.2">
                <text:p>1172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174.7">
                <text:p>1174.7</text:p>
              </table:table-cell>
              <table:table-cell office:value-type="float" office:value="1174.7">
                <text:p>1174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177.1">
                <text:p>1177.1</text:p>
              </table:table-cell>
              <table:table-cell office:value-type="float" office:value="1177.1">
                <text:p>1177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179.6">
                <text:p>1179.6</text:p>
              </table:table-cell>
              <table:table-cell office:value-type="float" office:value="1179.5">
                <text:p>1179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182">
                <text:p>1182</text:p>
              </table:table-cell>
              <table:table-cell office:value-type="float" office:value="1181.9">
                <text:p>1181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184.3">
                <text:p>1184.3</text:p>
              </table:table-cell>
              <table:table-cell office:value-type="float" office:value="1184.3">
                <text:p>1184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186.6">
                <text:p>1186.6</text:p>
              </table:table-cell>
              <table:table-cell office:value-type="float" office:value="1186.6">
                <text:p>1186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188.9">
                <text:p>1188.9</text:p>
              </table:table-cell>
              <table:table-cell office:value-type="float" office:value="1188.9">
                <text:p>1188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191.2">
                <text:p>1191.2</text:p>
              </table:table-cell>
              <table:table-cell office:value-type="float" office:value="1191.2">
                <text:p>1191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193.4">
                <text:p>1193.4</text:p>
              </table:table-cell>
              <table:table-cell office:value-type="float" office:value="1193.4">
                <text:p>1193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195.6">
                <text:p>1195.6</text:p>
              </table:table-cell>
              <table:table-cell office:value-type="float" office:value="1195.6">
                <text:p>1195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197.8">
                <text:p>1197.8</text:p>
              </table:table-cell>
              <table:table-cell office:value-type="float" office:value="1197.8">
                <text:p>119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199.9">
                <text:p>1199.9</text:p>
              </table:table-cell>
              <table:table-cell office:value-type="float" office:value="1199.9">
                <text:p>1199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02.1">
                <text:p>1202.1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04.1">
                <text:p>1204.1</text:p>
              </table:table-cell>
              <table:table-cell office:value-type="float" office:value="1204.1">
                <text:p>1204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06.2">
                <text:p>1206.2</text:p>
              </table:table-cell>
              <table:table-cell office:value-type="float" office:value="1206.2">
                <text:p>1206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08.2">
                <text:p>1208.2</text:p>
              </table:table-cell>
              <table:table-cell office:value-type="float" office:value="1208.2">
                <text:p>1208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10.2">
                <text:p>1210.2</text:p>
              </table:table-cell>
              <table:table-cell office:value-type="float" office:value="1210.2">
                <text:p>1210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12.2">
                <text:p>1212.2</text:p>
              </table:table-cell>
              <table:table-cell office:value-type="float" office:value="1212.2">
                <text:p>1212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14.1">
                <text:p>1214.1</text:p>
              </table:table-cell>
              <table:table-cell office:value-type="float" office:value="1214.1">
                <text:p>1214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16">
                <text:p>121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17.9">
                <text:p>1217.9</text:p>
              </table:table-cell>
              <table:table-cell office:value-type="float" office:value="1217.9">
                <text:p>1217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19.8">
                <text:p>1219.8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21.6">
                <text:p>1221.6</text:p>
              </table:table-cell>
              <table:table-cell office:value-type="float" office:value="1221.6">
                <text:p>1221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23.5">
                <text:p>1223.5</text:p>
              </table:table-cell>
              <table:table-cell office:value-type="float" office:value="1223.4">
                <text:p>1223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25.3">
                <text:p>1225.3</text:p>
              </table:table-cell>
              <table:table-cell office:value-type="float" office:value="1225.2">
                <text:p>1225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27">
                <text:p>122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28.8">
                <text:p>1228.8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30.5">
                <text:p>1230.5</text:p>
              </table:table-cell>
              <table:table-cell office:value-type="float" office:value="1230.5">
                <text:p>123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32.2">
                <text:p>1232.2</text:p>
              </table:table-cell>
              <table:table-cell office:value-type="float" office:value="1232.2">
                <text:p>1232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33.9">
                <text:p>1233.9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35.5">
                <text:p>1235.5</text:p>
              </table:table-cell>
              <table:table-cell office:value-type="float" office:value="1235.5">
                <text:p>1235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37.1">
                <text:p>1237.1</text:p>
              </table:table-cell>
              <table:table-cell office:value-type="float" office:value="1237.1">
                <text:p>1237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38.7">
                <text:p>1238.7</text:p>
              </table:table-cell>
              <table:table-cell office:value-type="float" office:value="1238.7">
                <text:p>123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40.3">
                <text:p>1240.3</text:p>
              </table:table-cell>
              <table:table-cell office:value-type="float" office:value="1240.3">
                <text:p>1240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41.9">
                <text:p>1241.9</text:p>
              </table:table-cell>
              <table:table-cell office:value-type="float" office:value="1241.9">
                <text:p>1241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43.4">
                <text:p>1243.4</text:p>
              </table:table-cell>
              <table:table-cell office:value-type="float" office:value="1243.4">
                <text:p>1243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45">
                <text:p>1245</text:p>
              </table:table-cell>
              <table:table-cell office:value-type="float" office:value="1244.9">
                <text:p>1244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46.5">
                <text:p>1246.5</text:p>
              </table:table-cell>
              <table:table-cell office:value-type="float" office:value="1246.4">
                <text:p>1246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47.9">
                <text:p>1247.9</text:p>
              </table:table-cell>
              <table:table-cell office:value-type="float" office:value="1247.9">
                <text:p>1247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49.4">
                <text:p>1249.4</text:p>
              </table:table-cell>
              <table:table-cell office:value-type="float" office:value="1249.4">
                <text:p>124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50.8">
                <text:p>1250.8</text:p>
              </table:table-cell>
              <table:table-cell office:value-type="float" office:value="1250.8">
                <text:p>1250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52.3">
                <text:p>1252.3</text:p>
              </table:table-cell>
              <table:table-cell office:value-type="float" office:value="1252.2">
                <text:p>1252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53.7">
                <text:p>1253.7</text:p>
              </table:table-cell>
              <table:table-cell office:value-type="float" office:value="1253.6">
                <text:p>1253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55">
                <text:p>125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56.4">
                <text:p>1256.4</text:p>
              </table:table-cell>
              <table:table-cell office:value-type="float" office:value="1256.4">
                <text:p>1256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57.8">
                <text:p>1257.8</text:p>
              </table:table-cell>
              <table:table-cell office:value-type="float" office:value="1257.7">
                <text:p>1257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59.1">
                <text:p>1259.1</text:p>
              </table:table-cell>
              <table:table-cell office:value-type="float" office:value="1259.1">
                <text:p>1259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60.4">
                <text:p>1260.4</text:p>
              </table:table-cell>
              <table:table-cell office:value-type="float" office:value="1260.4">
                <text:p>1260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61.7">
                <text:p>1261.7</text:p>
              </table:table-cell>
              <table:table-cell office:value-type="float" office:value="1261.7">
                <text:p>1261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